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Citizens of foreign countries, especially children, should leave the temporarily occupied territories of Ukraine - Irina Vereshchuk</text:span>
</text:h>
      <text:p text:style-name="P4">
Author: ['АРМІЯINFORM']</text:p>
      <text:p text:style-name="P4">
Time: 2023-06-16T10:00:00-04:00</text:p>
      <text:p text:style-name="P4">
Description: Bastardly, In -Earth powers, especially DITI, May, I abandon Timchasovo Okubovanni Teritor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vereshhuk-3.jpg" text:style-name="Internet_20_link" text:visited-style-name="Visited_20_Internet_20_Link">
vereshhuk-3.jpg</text:a>
']</text:p>
      <text:p text:style-name="P4">
Tags: ['ІРИНА ВЕРЕЩУК', 'МІНРЕІНТЕГРАЦІЇ']</text:p>
      <text:p text:style-name="P4">
Category: News</text:p>
      <!--METADATA-->
      <text:p text:style-name="P4">
<draw:frame draw:style-name="fr1" draw:name="Image2" text:anchor-type="as-char" svg:width="6.9236in" svg:height="4.615733in" draw:z-index="0">
<draw:image xlink:href="../Images/AРМІЯINFORM/2023-06-16T10-00-00-04-00/vereshhuk-3.jpg" xlink:type="simple" xlink:show="embed" xlink:actuate="onLoad" draw:mime-type="image/jpeg"/>
</draw:frame>
Vice Prime Minister-Minister for Reintegration</text:p>
      <text:p text:style-name="P4">
Citizens of foreign countries, especially children, should leave the temporarily occupied territories of Ukraine. With this call, the Vice-Prime Minister- Minister of Railway Reintegration of Temporarily Occupied Territories of Ukraine Irina Vereshchuk appealed to the governments of foreign states on one of the Ukrainian TV channels.</text:p>
      <text:p text:style-name="P4">
This is stated in <text:a xlink:type="simple" xlink:href="https://www.kmu.gov.ua/news/iryna-vereshchuk-hromadiany-inozemnykh-derzhav-osoblyvo-dity-maiut-pokynuty-tymchasovo-okupovani-terytorii-ukrainy" text:style-name="Internet_20_link" text:visited-style-name="Visited_20_Internet_20_Link">
message</text:a>
Government got.</text:p>
      <text:p text:style-name="P4">
According to her, Russians want to use foreigners, especially children, as a living during a Ukrainian offensive. This applies to all temporarily occupied territories, including Crimea.</text:p>
      <text:p text:style-name="P4">
“We have serious grounds for such an appeal. This is especially true of tubular who, because of Russian propaganda, do not have complete information about what is happening. Our army has started offensive. Therefore, please make sure that foreign citizens in temporarily occupied territories, especially in Ukrainian Crimea, have: neither adults nor children. Because the invaders will use them as a live shield or sacred casualties, ”the Vice Prime Minister summarized.</text:p>
      <text:p text:style-name="P4">
News Source: <text:a xlink:type="simple" xlink:href="https://armyinform.com.ua/2023/06/16/gromadyany-inozemnyh-derzhav-osoblyvo-dity-mayut-pokynuty-tymchasovo-okupovani-terytoriyi-ukrayiny-iryna-vereshhuk/" text:style-name="Internet_20_link" text:visited-style-name="Visited_20_Internet_20_Link">
https://armyinform.com.ua/2023/06/16/gromadyany-inozemnyh-derzhav-osoblyvo-dity-mayut-pokynuty-tymchasovo-okupovani-terytoriyi-ukrayiny-iryna-vereshhuk/</text:a>
</text:p>
      <!--NEWS-->
      <text:h text:style-name="P10" text:outline-level="1">
<text:span text:style-name="T4">
The SBU warns of the preparation of a number of new IPSO by Russian special services</text:span>
</text:h>
      <text:p text:style-name="P4">
Author: ['АРМІЯINFORM']</text:p>
      <text:p text:style-name="P4">
Time: 2023-06-16T12:00:00-04:00</text:p>
      <text:p text:style-name="P4">
Description: STOSOLEMENTED OF THE FORMENTION OF THE INSTRUCTION TO NAKENASY of the Ukrainian special services of the Russian Federation Gotyuta Nov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ІЙНА', 'ВОРОЖА ІПСО', 'ВТОРГНЕННЯ РФ', 'СЛУЖБА БЕЗПЕКИ УКРАЇНИ']</text:p>
      <text:p text:style-name="P4">
Category: News</text:p>
      <!--METADATA-->
      <text:p text:style-name="P4">
<draw:frame draw:style-name="fr1" draw:name="Image3" text:anchor-type="as-char" svg:width="6.9236in" svg:height="4.367194in" draw:z-index="0">
<draw:image xlink:href="../Images/AРМІЯINFORM/2023-06-16T12-00-00-04-00/a8879da467f5ef3186c59aa101cecbce_id76321_1300x820_141_650x410.jpg" xlink:type="simple" xlink:show="embed" xlink:actuate="onLoad" draw:mime-type="image/jpeg"/>
</draw:frame>
Illustrative photo</text:p>
      <text:p text:style-name="P4">
Concerning representatives of the Defense and Security Forces of Ukraine, the special services of the Russian Federation prepare provocations. Such data of the SBU revealed during counterintelligence.</text:p>
      <text:p text:style-name="P4">
About this <text:a xlink:type="simple" xlink:href="https://t.me/SBUkr/8654" text:style-name="Internet_20_link" text:visited-style-name="Visited_20_Internet_20_Link">
it is referred</text:a>
In the report of the Ukrainian special service.</text:p>
      <text:p text:style-name="P4">
In particular, according to operational data, employees of the 5 FSB Service of the Russian Federation plan a series, which should include misinformation about the alleged Russian citizenship of Ukrainian statesmen, the leadership of the forces of defense and safety and their Germans, as well as other officials.</text:p>
      <text:p text:style-name="P4">
The "plausibility" and the evidence base of fakes, among other things, should provide:</text:p>
      <ul>
        <li>
entry of the FSB in the State Registers of the Russian Federation of records that allegedly must confirm the version of hostile special services; * forgery of documents of Ukrainian statesmen and representatives of defense forces.</li>
      </ul>
      <text:p text:style-name="P4">
According to operational data, the start of the implementation of a hostile IPSO in the Ukrainian information field is scheduled for the near future.</text:p>
      <text:p text:style-name="P4">
Without success in the battlefield, the enemy seeks by any methods of undermining the psychological and emotional state of Ukrainian soldiers on the forefront and destabilizing the confidence in the country.</text:p>
      <text:p text:style-name="P4">
We urge representatives of the Ukrainian media to be critical of such "sensational" information. The SBU systematically monitors all such manipulations, exposes and delays the Kremlin agents, who deliberately help the enemy from the inside. We work together for the victory of Ukraine!</text:p>
      <text:p text:style-name="P4">
News Source: <text:a xlink:type="simple" xlink:href="https://armyinform.com.ua/2023/06/16/sbu-poperedzhaye-pro-pidgotovku-nyzky-novyh-ipso-rosijskymy-speczsluzhbamy/" text:style-name="Internet_20_link" text:visited-style-name="Visited_20_Internet_20_Link">
https://armyinform.com.ua/2023/06/16/sbu-poperedzhaye-pro-pidgotovku-nyzky-novyh-ipso-rosijskymy-speczsluzhbamy/</text:a>
</text:p>
      <!--NEWS-->
      <text:h text:style-name="P10" text:outline-level="1">
<text:span text:style-name="T4">
Aviation of Defense Forces of Ukraine during the day has inflicted 13 beats on the enemy</text:span>
</text:h>
      <text:p text:style-name="P4">
Author: ['АРМІЯINFORM']</text:p>
      <text:p text:style-name="P4">
Time: 2023-06-16T14:00:00-04:00</text:p>
      <text:p text:style-name="P4">
Description: About the work of the General Headquarters of the Zbroin Forces of Ukraine. Takozh at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4" text:anchor-type="as-char" svg:width="6.9236in" svg:height="4.658699in" draw:z-index="0">
<draw:image xlink:href="../Images/AРМІЯINFORM/2023-06-16T14-00-00-04-00/avicziya_udar-e1680493056934.jpg" xlink:type="simple" xlink:show="embed" xlink:actuate="onLoad" draw:mime-type="image/jpeg"/>
</draw:frame>
Illustrative Photo <text:span text:style-name="T4">
 🔥 Situation on Russian invasion </text:span>
</text:p>
      <text:p text:style-name="P4">
This is stated in <text:a xlink:type="simple" xlink:href="https://www.facebook.com/GeneralStaff.ua/posts/pfbid0dPywGa4GNEVU4faKyy664STksZCcNbnqSooW5FYSejZEHfcaKNk1sn45gg9QbzEUl" text:style-name="Internet_20_link" text:visited-style-name="Visited_20_Internet_20_Link">
message</text:a>
General Staff of the Armed Forces of Ukraine.</text:p>
      <text:p text:style-name="P4">
The report also states that 20 Iranian shock blades type "Shahd-131/136" were destroyed during the day. In addition, our defenders destroyed the Blyoperative Tactical level "Orlan-10" and 3 more reconnaissance drones.</text:p>
      <text:p text:style-name="P4">
The General Staff of the Armed Forces of Ukraine states that information on the loss of the enemy is constantly consistent.</text:p>
      <text:p text:style-name="P4">
News Source: <text:a xlink:type="simple" xlink:href="https://armyinform.com.ua/2023/06/16/aviacziya-syl-oborony-ukrayiny-protyagom-doby-zavdala-13-udariv-po-vorogu/" text:style-name="Internet_20_link" text:visited-style-name="Visited_20_Internet_20_Link">
https://armyinform.com.ua/2023/06/16/aviacziya-syl-oborony-ukrayiny-protyagom-doby-zavdala-13-udariv-po-vorogu/</text:a>
</text:p>
      <!--NEWS-->
      <text:h text:style-name="P10" text:outline-level="1">
<text:span text:style-name="T4">
Our art struck four areas of focus of personnel and enemy military equipment</text:span>
</text:h>
      <text:p text:style-name="P4">
Author: ['АРМІЯINFORM']</text:p>
      <text:p text:style-name="P4">
Time: 2023-06-16T16:00:00-04:00</text:p>
      <text:p text:style-name="P4">
Description: Yak the General Headquarters of the Zbroyni forces of Ukraine, PIDRODRODILE OF RAKTERS WICH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5" text:anchor-type="as-char" svg:width="6.9236in" svg:height="2.993015in" draw:z-index="0">
<draw:image xlink:href="../Images/AРМІЯINFORM/2023-06-16T16-00-00-04-00/arta.jpg" xlink:type="simple" xlink:show="embed" xlink:actuate="onLoad" draw:mime-type="image/jpeg"/>
</draw:frame>
<text:span text:style-name="T4">
 🔥 Situation on Russian invasion </text:span>
</text:p>
      <text:p text:style-name="P4">
As <text:a xlink:type="simple" xlink:href="https://www.facebook.com/GeneralStaff.ua/posts/pfbid0dPywGa4GNEVU4faKyy664STksZCcNbnqSooW5FYSejZEHfcaKNk1sn45gg9QbzEUl" text:style-name="Internet_20_link" text:visited-style-name="Visited_20_Internet_20_Link">
reports</text:a>
The General Staff of the Armed Forces of Ukraine, missile forces and artillery units of the last day were affected by 2 management points, anti-aircraft missile complex, 4 areas of concentration of personnel and military technician, 3 ammunition and 7 artillery units at fire.</text:p>
      <text:p text:style-name="P4">
News Source: <text:a xlink:type="simple" xlink:href="https://armyinform.com.ua/2023/06/16/nasha-arta-urazyla-chotyry-rajony-zoseredzhennya-osobovogo-skladu-ta-vijskovoyi-tehniky-protyvnyka/" text:style-name="Internet_20_link" text:visited-style-name="Visited_20_Internet_20_Link">
https://armyinform.com.ua/2023/06/16/nasha-arta-urazyla-chotyry-rajony-zoseredzhennya-osobovogo-skladu-ta-vijskovoyi-tehniky-protyvnyka/</text:a>
</text:p>
      <!--NEWS-->
      <text:h text:style-name="P10" text:outline-level="1">
<text:span text:style-name="T4">
In three days 320 dead - intercepting GUR</text:span>
</text:h>
      <text:p text:style-name="P4">
Author: ['АРМІЯINFORM']</text:p>
      <text:p text:style-name="P4">
Time: 2023-06-16T18:00:00-04:00</text:p>
      <text:p text:style-name="P4">
Description: https://youtu.be/nzvm8rzk2eu?t=55 Golovna managed by the Rosvіki defense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ГОЛОВНЕ УПРАВЛІННЯ РОЗВІДКИ МО УКРАЇНИ', 'ГУР ПЕРЕХОПЛЕННЯ']</text:p>
      <text:p text:style-name="P4">
Category: News</text:p>
      <!--METADATA-->
      <text:p text:style-name="P4">
Main Directorate of Intelligence of the Ministry of Defense of Ukraine <text:a xlink:type="simple" xlink:href="https://gur.gov.ua/content/esly-koroche-chyo-to-pomozhesh-pokhoronysh-prosto-za-try-dnia-320-chelovek.html" text:style-name="Internet_20_link" text:visited-style-name="Visited_20_Internet_20_Link">
Publicated</text:a>
A new interception of the conversation in which the Russian occupier tells his acquaintance about the loss of the environment of his unit.</text:p>
      <text:p text:style-name="P4">
"I am under the estuary, it was so long, we are" harades "and watered", "the Russian complained.</text:p>
      <text:p text:style-name="P4">
He also added that in this case, he will need to be buried. His interlocutor understood where he had such a negative mood.</text:p>
      <text:p text:style-name="P4">
“You see, here in three days 320 people(Killed - ed.). Ну а там може і більше,я не знаю, кажу приблизно. У мене бронежилет, як решето», — додав окупант.</text:p>
      <text:p text:style-name="P4">
News Source: <text:a xlink:type="simple" xlink:href="https://armyinform.com.ua/2023/06/16/za-try-dni-320-zagyblyh-perehoplennya-gur/" text:style-name="Internet_20_link" text:visited-style-name="Visited_20_Internet_20_Link">
https://armyinform.com.ua/2023/06/16/za-try-dni-320-zagyblyh-perehoplennya-gur/</text:a>
</text:p>
      <!--NEWS-->
      <text:h text:style-name="P10" text:outline-level="1">
<text:span text:style-name="T4">
Ukrainian defenders at night destroyed two "shahas" over Mykolaiv region</text:span>
</text:h>
      <text:p text:style-name="P4">
Author: ['АРМІЯINFORM']</text:p>
      <text:p text:style-name="P4">
Time: 2023-06-16T20:00:00-04:00</text:p>
      <text:p text:style-name="P4">
Description: Unoch 16 Chervnya Obapovitryan defense of the SSUs of the ZSU ZSU, two Iranian shock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shah.jpg" text:style-name="Internet_20_link" text:visited-style-name="Visited_20_Internet_20_Link">
shah.jpg</text:a>
']</text:p>
      <text:p text:style-name="P4">
Tags: ['SHAHED-136/131', 'БПЛА', 'БПЛА ZALA', 'КОМАНДУВАННЯ ПОВІТРЯНИХ СИЛ ЗСУ', 'ЛАНЦЕТ', 'МИКОЛАЇВЩИНА', 'ОРЛАН-10', 'ОРЛАН-30']</text:p>
      <text:p text:style-name="P4">
Category: News</text:p>
      <!--METADATA-->
      <text:p text:style-name="P4">
<draw:frame draw:style-name="fr1" draw:name="Image6" text:anchor-type="as-char" svg:width="6.9236in" svg:height="3.89773in" draw:z-index="0">
<draw:image xlink:href="../Images/AРМІЯINFORM/2023-06-16T20-00-00-04-00/shah.jpg" xlink:type="simple" xlink:show="embed" xlink:actuate="onLoad" draw:mime-type="image/jpeg"/>
</draw:frame>
Illustrative photo</text:p>
      <text:p text:style-name="P4">
On the night of June 16, the Air Force Air Force Defense of the Armed Forces destroyed the Two-Rannian shock UAVS Shahd-136/131 in the southern direction-in the Nikolaev region.</text:p>
      <text:p text:style-name="P4">
About it <text:a xlink:type="simple" xlink:href="https://t.me/kpszsu/2570" text:style-name="Internet_20_link" text:visited-style-name="Visited_20_Internet_20_Link">
reports</text:a>
Air Force of the Armed Forces.</text:p>
      <text:p text:style-name="P4">
Also last day, the defenders of the sky have destroyed the enemy shock UAV "Lancet", "Orlan-10", "Orlan-30", "Zala" and one UAV of not installed type.</text:p>
      <text:p text:style-name="P4">
The Air Force Aviation for the last day of June 15 was carried out up to ten group aviaries on the positions of the Russian occupation troops.</text:p>
      <text:p text:style-name="P4">
News Source: <text:a xlink:type="simple" xlink:href="https://armyinform.com.ua/2023/06/16/ukrayinski-zahysnyky-unochi-znyshhyly-dva-shahedy-nad-mykolayivshhynoyu/" text:style-name="Internet_20_link" text:visited-style-name="Visited_20_Internet_20_Link">
https://armyinform.com.ua/2023/06/16/ukrayinski-zahysnyky-unochi-znyshhyly-dva-shahedy-nad-mykolayivshhynoyu/</text:a>
</text:p>
      <!--NEWS-->
      <text:h text:style-name="P10" text:outline-level="1">
<text:span text:style-name="T4">
Whether the OVT manufacturer is real in 45 days to get from the Ministry of Defense tolerance</text:span>
</text:h>
      <text:p text:style-name="P4">
Author: ['Євген Проворний']</text:p>
      <text:p text:style-name="P4">
Time: 2023-06-16T22:00:00-04:00</text:p>
      <text:p text:style-name="P4">
Description: Armyinform is a rospovіdati about the accelerator of the ilnovatysky outlet, Yaki Maє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53.jpg" text:style-name="Internet_20_link" text:visited-style-name="Visited_20_Internet_20_Link">
1-53.jpg</text:a>
']</text:p>
      <text:p text:style-name="P4">
Tags: ['ВТОРГНЕННЯ РФ', 'ОВТ', 'ОЗБРОЄННЯ']</text:p>
      <text:p text:style-name="P4">
Category: News</text:p>
      <!--METADATA-->
      <text:p text:style-name="P4">
<draw:frame draw:style-name="fr1" draw:name="Image7" text:anchor-type="as-char" svg:width="6.9236in" svg:height="4.615733in" draw:z-index="0">
<draw:image xlink:href="../Images/AРМІЯINFORM/2023-06-16T22-00-00-04-00/1-53.jpg" xlink:type="simple" xlink:show="embed" xlink:actuate="onLoad" draw:mime-type="image/jpeg"/>
</draw:frame>
<text:span text:style-name="T5">
 Armyinform continues _ <text:a xlink:type="simple" xlink:href="https://armyinform.com.ua/2023/06/11/gavrylov-rozpoviv-shho-take-akselerator-minoborony/" text:style-name="Internet_20_link" text:visited-style-name="Visited_20_Internet_20_Link">
_ tell _</text:a>
_PO</text:span>
 <text:span text:style-name="T5">
Axeller</text:span>
 _ innovative development_ <text:span text:style-name="T5">
, which aims to accelerate processes in the Ministry of Defense system, in particular regarding the implementation of new technological solutions. In one of our publications we _ <text:a xlink:type="simple" xlink:href="https://armyinform.com.ua/2023/06/09/45-dniv-zamist-2-rokiv-vidteper-novitni-tehnologiyi-zaprovadzhuvatymut-u-zsu-znachno-shvydshe/" text:style-name="Internet_20_link" text:visited-style-name="Visited_20_Internet_20_Link">
_ reported_</text:a>
</text:span>
, there are two dozen enterprises that have already passed all stages - from the submission of prohibition to operation - for one and a half months!It is about such terms that the accelerator team declares. That is, if an enterprise has a "mature" development in sphere arms and military equipment and wants the development to be used by VSKskh, now the whole process will take not years, but only 45 days.</text:p>
      <text:p text:style-name="P4">
The correspondent has decided to talk to one of these twenty businesses and to check whether it is really possible in such a short time. Agreed to talk Zarmiyainform representative of the manufacturer who already supplies to the troops shock Uak__phoenix 03 Heavy Ucav._</text:p>
      <text:h text:style-name="P12" text:outline-level="3">
<text:span text:style-name="T4">
<text:span text:style-name="T4">
 “Actual work began in the last days of October. In December we got the cocks from the customer ”</text:span>
</text:span>
</text:h>
      <ul>
        <li>
We began to produce the prototype of our UAV in March last year. The final was completed in the summer of 2022. At the same time, our development was presented to the landfilling of the Ministry of Defense under the auspices of the Drone Army. They have shown how our drone can manage light armored equipment and air goals. And in October, the representatives of the Ministry of Defense were coming to the meeting. They voiced the needs of drones for our army. From that moment on our company has been accompanied by the representative of the Department of Military and Technical Policy, the development of weapons of the Tavi Taurian equipment of the Ministry of Defense,-said the representative of the manufacturer Anatoly.</li>
      </ul>
      <text:p text:style-name="P4">
Subsequently, his company transferred to the TTH Dron Defense Ministry.He confirms that the accelerator declared 45 days to pass the enterprise(company)The whole procedure for admission to development is quite real:</text:p>
      <ul>
        <li>
From my experience, I will say that most of the time can take from the manufacturer who starts cooperation with the Ministry of Defense, the preparation of the package of necessary toxicity.</li>
      </ul>
      <text:h text:style-name="P12" text:outline-level="3">
<text:span text:style-name="T4">
<text:span text:style-name="T4">
 Upon start of cooperation with Mow Country Number of Specialists on the Business Tri Fault </text:span>
</text:span>
</text:h>
      <text:p text:style-name="P4">
Anatoly recalls that before the decision on cooperation with the Defense Ministry, his company has already produced several hundred of such drones.</text:p>
      <ul>
        <li>
Some units have long passed our drones for the use of the VSI. Therefore, our team and our drone were, as they say, "mature." After applying to the Ministry of Defense, we were painted specialty representative offices after applying to the Ministry of Defense: what they should follow throughout the process. There were some 20 stages. We have voiced the questions about them, which we were clear at the beginning, and experts explained all of us, gave samples of documents that were to be filled, - the manufacturer said.</li>
      </ul>
      <text:p text:style-name="P4">
He notes that at the time of signing the contract with the DSSZZI, his company had 10 employees:</text:p>
      <ul>
        <li>
At the time of signing the contract with the Defense Ministry - twice as much. And now the harbinger has increased three times ... Thanks to the well -established cooperation with the Ukrainian Ukraine managed to download production as much as possible. This made it possible to reduce the value of each drone by 30 %. Because we organized the optimal logistics route from the component supplier due to the planned volume of our purchases. It is a significant saving of funds for the state.</li>
      </ul>
      <text:p text:style-name="P4">
Anatoly specifies that his company now has a private investor.</text:p>
      <ul>
        <li>
This, of course, facilitates the issue of purchasing components to drones. By the way, Ivinvestor was brought to us by the end consumer - those military who were given more than our drones, - says the company representative.</li>
      </ul>
      <text:p text:style-name="P4">
He notes that the production of drones began to take care of a large -scale invasion.</text:p>
      <ul>
        <li>
We already had an understanding of this case - earlier our colleagues and I had a relationship with the prisoners through work in film production.</li>
      </ul>
      <text:p text:style-name="P4">
Anatoly adds that their design is a drone Kamikadze. Allen's request of our military enterprise additionally made the UAVSKACHANISM of the discharge of ammunition.<text:span text:style-name="T5">
Photo author</text:span>
</text:p>
      <text:p text:style-name="P4">
News Source: <text:a xlink:type="simple" xlink:href="https://armyinform.com.ua/2023/06/16/chy-realno-vyrobnyku-ovt-za-45-dniv-otrymaty-vid-minoborony-dopusk-do-ekspluatacziyi/" text:style-name="Internet_20_link" text:visited-style-name="Visited_20_Internet_20_Link">
https://armyinform.com.ua/2023/06/16/chy-realno-vyrobnyku-ovt-za-45-dniv-otrymaty-vid-minoborony-dopusk-do-ekspluatacziyi/</text:a>
</text:p>
      <!--NEWS-->
      <text:h text:style-name="P10" text:outline-level="1">
<text:span text:style-name="T4">
A meeting with the unification of families of fighters of territorial defense of Kiev took place at the coordination headquarters</text:span>
</text:h>
      <text:p text:style-name="P4">
Author: ['АРМІЯINFORM']</text:p>
      <text:p text:style-name="P4">
Time: 2023-06-16T2:00:00-04:00</text:p>
      <text:p text:style-name="P4">
Description: On the Pliziykhi VIDPOVILILY, the commandants of the command of the Teritorial forces of the Teritoriality force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Tags: ['STOPRUSSIA', 'АГРЕСІЯ РФ', 'ВТОРГНЕННЯ РФ', 'КООРДИНАЦІЙНИЙ ШТАБ З ПИТАНЬ ПОВОДЖЕННЯ З ВІЙСЬКОВОПОЛОНЕНИМИ', 'ТЕРИТОРІАЛЬНА ОБОРОНА ЗС УКРАЇНИ']</text:p>
      <text:p text:style-name="P4">
Category: News</text:p>
      <!--METADATA-->
      <text:p text:style-name="P4">
<draw:frame draw:style-name="fr1" draw:name="Image8" text:anchor-type="as-char" svg:width="6.9236in" svg:height="4.312067in" draw:z-index="0">
<draw:image xlink:href="../Images/AРМІЯINFORM/2023-06-16T2-00-00-04-00/z1678801384a237i.jpg" xlink:type="simple" xlink:show="embed" xlink:actuate="onLoad" draw:mime-type="image/jpeg"/>
</draw:frame>
Representatives of the headquarters and the command of the Silterritorial Defense of the Armed Forces of Ukraine answered the questions.</text:p>
      <text:p text:style-name="P4">
About this the coordination headquarters on the management of prisoners of war <text:a xlink:type="simple" xlink:href="https://t.me/Koord_shtab/1244" text:style-name="Internet_20_link" text:visited-style-name="Visited_20_Internet_20_Link">
reports</text:a>
In his official Telegram channel.</text:p>
      <text:p text:style-name="P4">
The staff representative recalled that the military unit conducts a service after the fighter disappears on the battlefield and determines the accounting category - for example, missing missing. Some also announces the territorial central complex and social support, and he in turn reports the family. But bywoman can announce the headquarters when they find any of the missing data.</text:p>
      <text:p text:style-name="P4">
<draw:frame draw:style-name="fr1" draw:name="Image9" text:anchor-type="as-char" svg:width="6.9236in" svg:height="4.615733in" draw:z-index="0">
<draw:image xlink:href="../Images/AРМІЯINFORM/2023-06-16T2-00-00-04-00/photo_5790762280890249377_w.jpg" xlink:type="simple" xlink:show="embed" xlink:actuate="onLoad" draw:mime-type="image/jpeg"/>
</draw:frame>
"If the situation allows, then the servicemen take away the bodies of the dead," said the representative of the TRO Command. "But it is important here to protect others and not increase the number of losses."</text:p>
      <text:p text:style-name="P4">
Troy representative also stressed that the accounting category "missing" in addition to confirmation through ICRCs may change in several circumstances: DNA coincidence with the sample of the deceased, the court's recognition of death, the return from the captivity from the shelter, if the fighter was hiding in the so -called gray area or name .</text:p>
      <text:p text:style-name="P4">
News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NEWS-->
      <text:h text:style-name="P10" text:outline-level="1">
<text:span text:style-name="T4">
Igor Klimenko discussed with the US Ambassador Extraordinary and Plenipotentiary in Ukraine Bridget Bridk Consequences</text:span>
</text:h>
      <text:p text:style-name="P4">
Author: ['АРМІЯINFORM']</text:p>
      <text:p text:style-name="P4">
Time: 2023-06-16T4:00:00-04:00</text:p>
      <text:p text:style-name="P4">
Description: About the ceremony of the headquarters of the likvіdatsії Naslidkiv Pіdriva Kakhovo Ges. Very ...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mceu-70417217231686831148652.jpg" text:style-name="Internet_20_link" text:visited-style-name="Visited_20_Internet_20_Link">
mceu-70417217231686831148652.jpg</text:a>
']</text:p>
      <text:p text:style-name="P4">
Tags: ['STOPRUSSIA', 'АГРЕСІЯ РФ', 'ВІЙНА', 'ІГОР КЛИМЕНКО', 'СВІТ ПІДТРИМУЄ УКРАЇНУ', 'США']</text:p>
      <text:p text:style-name="P4">
Category: News</text:p>
      <!--METADATA-->
      <text:p text:style-name="P4">
<draw:frame draw:style-name="fr1" draw:name="Image10" text:anchor-type="as-char" svg:width="6.9236in" svg:height="4.615733in" draw:z-index="0">
<draw:image xlink:href="../Images/AРМІЯINFORM/2023-06-16T4-00-00-04-00/mceu-70417217231686831148652.jpg" xlink:type="simple" xlink:show="embed" xlink:actuate="onLoad" draw:mime-type="image/jpeg"/>
</draw:frame>
About it <text:a xlink:type="simple" xlink:href="https://t.me/shtab_kakhovska_hes/796" text:style-name="Internet_20_link" text:visited-style-name="Visited_20_Internet_20_Link">
reports</text:a>
Headquarters for the elimination of consequences of Kakhovskaya hydroelectric power station.</text:p>
      <text:p text:style-name="P4">
The head of the department said that there are currently problems of leakage of oil from the machine stall of the Kakhovka hydroelectric power station, which is moving in the direction of the Black Sea. Extra equipment, reagents and specialists are required for elimination of consequences.</text:p>
      <text:p text:style-name="P4">
In addition, only in Dnipropetrovsk, about 167 thousand people remained at the wars. The first task in this direction is to drill additional wells from the water from the Dnieper.</text:p>
      <text:p text:style-name="P4">
In turn, the US Ambassador to Ukraine stated that it was very indignant in another terrorism act of Russia - the undermining of the Kakhovka hydroelectric power station. She emphasized that Washington would make every effort so that Ukraine can promptly pay these consequences.</text:p>
      <text:p text:style-name="P4">
News Source: <text:a xlink:type="simple" xlink:href="https://armyinform.com.ua/2023/06/16/igor-klymenko-obgovoryv-z-nadzvychajnym-i-povnovazhnym-poslom-ssha-v-ukrayini-bridzhyt-brink-naslidky-pidryvu-okupantamy-kahovskoyi-ges/" text:style-name="Internet_20_link" text:visited-style-name="Visited_20_Internet_20_Link">
https://armyinform.com.ua/2023/06/16/igor-klymenko-obgovoryv-z-nadzvychajnym-i-povnovazhnym-poslom-ssha-v-ukrayini-bridzhyt-brink-naslidky-pidryvu-okupantamy-kahovskoyi-ges/</text:a>
</text:p>
      <!--NEWS-->
      <text:h text:style-name="P10" text:outline-level="1">
<text:span text:style-name="T4">
Russian hackers are trying to discredit government response team on computer emergencies Cert-Ua</text:span>
</text:h>
      <text:p text:style-name="P4">
Author: ['АРМІЯINFORM']</text:p>
      <text:p text:style-name="P4">
Time: 2023-06-16T51:00:00-04:00</text:p>
      <text:p text:style-name="P4">
Description: Rosіyskі Kіbertherinism, I have been powerful by the structures of the Country-Agresor, to go through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site000324.png" text:style-name="Internet_20_link" text:visited-style-name="Visited_20_Internet_20_Link">
site000324.png</text:a>
']</text:p>
      <text:p text:style-name="P4">
Tags: ["ДЕРЖАВНА СЛУЖБА СПЕЦІАЛЬНОГО ЗВ'ЯЗКУ ТА ЗАХИСТУ ІНФОРМАЦІЇ УКРАЇНИ", 'КІБЕРБЕЗПЕКА']</text:p>
      <text:p text:style-name="P4">
Category: News</text:p>
      <!--METADATA-->
      <text:p text:style-name="P4">
<draw:frame draw:style-name="fr1" draw:name="Image11" text:anchor-type="as-char" svg:width="6.9236in" svg:height="5.204239in" draw:z-index="0">
<draw:image xlink:href="../Images/AРМІЯINFORM/2023-06-16T51-00-00-04-00/site000324.png" xlink:type="simple" xlink:show="embed" xlink:actuate="onLoad" draw:mime-type="image/png"/>
</draw:frame>
Russian cyber-terrorists, related to the power of the aggressor country, continue to use cyberattacks, including the components of hybrids, combining them with information and psychological operations.</text:p>
      <text:p text:style-name="P4">
This is stated in <text:a xlink:type="simple" xlink:href="https://cip.gov.ua/ua/news/rosiiski-khakeri-namagayutsya-diskredituvati-uryadovu-komandu-reaguvannya-na-komp-yuterni-nadzvichaini-podiyi-cert-ua" text:style-name="Internet_20_link" text:visited-style-name="Visited_20_Internet_20_Link">
message</text:a>
State Service of Special Communication and Protection of Information of Ukraine.</text:p>
      <text:p text:style-name="P4">
In particular, the attackers spread a false fictional statement allegedly on behalf of the Board of the National Public TV and Radio Company of Ukraine. It was allegedly about the lack of any help <text:a xlink:type="simple" xlink:href="https://cert.gov.ua/" text:style-name="Internet_20_link" text:visited-style-name="Visited_20_Internet_20_Link">
CERT-UA</text:a>
In protecting the information resources of the public tank, the team specialists to eliminate the consequences and investigate the probable cyberincident, which occurred on June 14 in the information and communication systems of the public.</text:p>
      <text:p text:style-name="P4">
We inform you that the threat is now localized. Specialists <text:a xlink:type="simple" xlink:href="https://cert.gov.ua/" text:style-name="Internet_20_link" text:visited-style-name="Visited_20_Internet_20_Link">
CERT-UA</text:a>
were attached to the incident. The details of the examination of the incident will be published later.</text:p>
      <text:p text:style-name="P4">
This is no longer the first attempt to discredit <text:a xlink:type="simple" xlink:href="https://cert.gov.ua/" text:style-name="Internet_20_link" text:visited-style-name="Visited_20_Internet_20_Link">
CERT-UA</text:a>
, made according to a single Kremlin scenario. Earlier, an account of the breakdown of the information and communication system of one shifting, from a compromised account of a journalist of one reporting media, attackers published a fake comment from headmaster, where they also disseminated unreliable information about the alphabetical. The information was distributed in one of the telegrams, which is associated with the Sandworm group.</text:p>
      <text:p text:style-name="P4">
News Source: <text:a xlink:type="simple" xlink:href="https://armyinform.com.ua/2023/06/16/rosijski-hakery-namagayutsya-dyskredytuvaty-uryadovu-komandu-reaguvannya-na-kompyuterni-nadzvychajni-podiyi-cert-ua/" text:style-name="Internet_20_link" text:visited-style-name="Visited_20_Internet_20_Link">
https://armyinform.com.ua/2023/06/16/rosijski-hakery-namagayutsya-dyskredytuvaty-uryadovu-komandu-reaguvannya-na-kompyuterni-nadzvychajni-podiyi-cert-ua/</text:a>
</text:p>
      <!--NEWS-->
      <text:h text:style-name="P10" text:outline-level="1">
<text:span text:style-name="T4">
The suspicion of the so -called "media" from Kherson region was reported, which promoted the integration of the region into the Russian Federation</text:span>
</text:h>
      <text:p text:style-name="P4">
Author: ['АРМІЯINFORM']</text:p>
      <text:p text:style-name="P4">
Time: 2023-06-16T53:00:00-04:00</text:p>
      <text:p text:style-name="P4">
Description: Behind Daniye, PID hour of Timchi paydates Kherson Pіdozryvana enter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135-prokuratura.jpg" text:style-name="Internet_20_link" text:visited-style-name="Visited_20_Internet_20_Link">
1-135-prokuratura.jpg</text:a>
']</text:p>
      <text:p text:style-name="P4">
Tags: ['STOPRUSSIA', 'АГРЕСІЯ РФ', 'ВІЙНА', 'КОЛАБОРАЦІЙНА ДІЯЛЬНІСТЬ', 'ОФІС ГЕНЕРАЛЬНОГО ПРОКУРОРА УКРАЇНИ']</text:p>
      <text:p text:style-name="P4">
Category: News</text:p>
      <!--METADATA-->
      <text:p text:style-name="P4">
<draw:frame draw:style-name="fr1" draw:name="Image12" text:anchor-type="as-char" svg:width="6.9236in" svg:height="3.762973in" draw:z-index="0">
<draw:image xlink:href="../Images/AРМІЯINFORM/2023-06-16T53-00-00-04-00/1-135-prokuratura.jpg" xlink:type="simple" xlink:show="embed" xlink:actuate="onLoad" draw:mime-type="image/jpeg"/>
</draw:frame>
According to the investigation, during the temporary occupation of Kherson, the suspected Ventivilado Media School on the basis of the Tavriya TV and Radio Company created by the occupying authorities. In order to promote the Russian world, the girl interviewed the attachments of the aggressor state.</text:p>
      <text:p text:style-name="P4">
About it <text:a xlink:type="simple" xlink:href="https://www.gp.gov.ua/ua/posts/povidomleno-pro-pidozru-tak-zvanii-mediinici-z-xersonshhini-yaka-propaguvala-integraciyu-regionu-do-rf" text:style-name="Internet_20_link" text:visited-style-name="Visited_20_Internet_20_Link">
reports</text:a>
Office of the Prosecutor General of Ukraine.</text:p>
      <text:p text:style-name="P4">
In addition, after receiving a certificate from the Union of Journalists of Russia, an interview with the media of the occupier country, in which publicly supported the integration of the Russian Federation.</text:p>
      <text:p text:style-name="P4">
The pre -trial investigation is carried out by investigators of the Kherson district administration of the State Emergency Service in the Kherson region.</text:p>
      <text:p text:style-name="P4">
Note: According to Art. 62 of the Constitution of Ukraine, a person is considered to be uninvited in committing a crime and cannot be criminally punished until his guilt is proved legally and established by an indictment of the court.</text:p>
      <text:p text:style-name="P4">
News Source: <text:a xlink:type="simple" xlink:href="https://armyinform.com.ua/2023/06/16/povidomleno-pro-pidozru-tak-zvanij-medijnyczi-z-hersonshhyny-yaka-propaguvala-integracziyu-regionu-do-rf/" text:style-name="Internet_20_link" text:visited-style-name="Visited_20_Internet_20_Link">
https://armyinform.com.ua/2023/06/16/povidomleno-pro-pidozru-tak-zvanij-medijnyczi-z-hersonshhyny-yaka-propaguvala-integracziyu-regionu-do-rf/</text:a>
</text:p>
      <!--NEWS-->
      <text:h text:style-name="P10" text:outline-level="1">
<text:span text:style-name="T4">
In Dnipro, the first veteran development center was opened in Ukraine</text:span>
</text:h>
      <text:p text:style-name="P4">
Author: ['АРМІЯINFORM']</text:p>
      <text:p text:style-name="P4">
Time: 2023-06-16T55:00:00-04:00</text:p>
      <text:p text:style-name="P4">
Description: At the MISTI DNIPRO VIDKRITHENT A Veteransky Rospit Center for Basi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3202c3f-4e8c-4254-bd78-1f92e25cf170.jpg" text:style-name="Internet_20_link" text:visited-style-name="Visited_20_Internet_20_Link">
b3202c3f-4e8c-4254-bd78-1f92e25cf170.jpg</text:a>
', '<text:a xlink:type="simple" xlink:href="https://armyinform.com.ua/wp-content/uploads/2023/06/aa91e319-747c-45b5-b69d-b85ec155d6e1.jpg" text:style-name="Internet_20_link" text:visited-style-name="Visited_20_Internet_20_Link">
aa91e319-747c-45b5-b69d-b85ec155d6e1.jpg</text:a>
', '<text:a xlink:type="simple" xlink:href="https://armyinform.com.ua/wp-content/uploads/2023/06/3892cc4a-4888-4e45-ab65-de520e9dd807.jpg" text:style-name="Internet_20_link" text:visited-style-name="Visited_20_Internet_20_Link">
3892cc4a-4888-4e45-ab65-de520e9dd807.jpg</text:a>
']</text:p>
      <text:p text:style-name="P4">
Tags: ['ДНІПРО', 'МІНВЕТЕРАНІВ', 'ЦЕНТР ВЕТЕРАНСЬКОГО РОЗВИТКУ']</text:p>
      <text:p text:style-name="P4">
Category: News</text:p>
      <!--METADATA-->
      <text:p text:style-name="P4">
<draw:frame draw:style-name="fr1" draw:name="Image13" text:anchor-type="as-char" svg:width="6.9236in" svg:height="4.609964in" draw:z-index="0">
<draw:image xlink:href="../Images/AРМІЯINFORM/2023-06-16T55-00-00-04-00/b3202c3f-4e8c-4254-bd78-1f92e25cf170.jpg" xlink:type="simple" xlink:show="embed" xlink:actuate="onLoad" draw:mime-type="image/jpeg"/>
</draw:frame>
In the city of Dnipro, the first veteran development center in Ukraine was opened at the Basun University of Customs and Finance(UrSF). Він забезпечуватиме створеннясприятливих умов для реінтеграції ветеранів та членів їхніх сімей у суспільнежиття за допомогою розвитку професійних навичок, перекваліфікації, сприяннязайнятості ветеранів та підготовки майбутніх помічників ветеранів.</text:p>
      <text:p text:style-name="P4">
Про це йдеться у <text:a xlink:type="simple" xlink:href="https://mva.gov.ua/ua/news/u-dnipri-yuliya-laputina-vidkrila-pershij-v-ukrayini-centr-veteranskogo-rozvitku" text:style-name="Internet_20_link" text:visited-style-name="Visited_20_Internet_20_Link">
повідомленні</text:a>
Ministry of Affairs of Veterans of Ukraine.</text:p>
      <text:p text:style-name="P4">
The creation of a veteran development center is a project of Ministry of Veterans to implement the plan of events for 2023–2024 on the implementation of the National Strategy for the Construction of Barrier -Dear Space for the Period up to 2030, which is realized by the first lady of Ukraine Elena Zelenskaya.</text:p>
      <text:p text:style-name="P4">
The opening ceremony in the Dnieper was attended by Minister of Veterans of Ukraine Yulia Laputina, head of Dnipropetrovsk Ova Ova Sergei Lisak, Embssonic Republic of Germany in Ukraine Anka Felguzen, the leadership of the UMSF's Tyaster.</text:p>
      <text:p text:style-name="P4">
<draw:frame draw:style-name="fr1" draw:name="Image14" text:anchor-type="as-char" svg:width="6.9236in" svg:height="4.609964in" draw:z-index="0">
<draw:image xlink:href="../Images/AРМІЯINFORM/2023-06-16T55-00-00-04-00/aa91e319-747c-45b5-b69d-b85ec155d6e1.jpg" xlink:type="simple" xlink:show="embed" xlink:actuate="onLoad" draw:mime-type="image/jpeg"/>
</draw:frame>
“Ukrainian defenders and defenders are the color of our nation. And while they are protecting Ukraine on the front, we must do our best to reintegrate them in civil life in communities after victory. And proper education is one of the important tools of success for them, - Yulia Laputina emphasized. —Some for this we open the first center of veterans development at the Basilic University in the Dnieper, which will become a platform for civil education veterans of their families. "</text:p>
      <text:p text:style-name="P4">
In addition to educational programs for veterans and veterans, the center will also undergo specialized training of future veteran assistants - those who will meet the warriors after victory, and on the principle of "equal - equal" will contribute to the return of protectives and defenders to civilian life, said the head of the mine.</text:p>
      <text:p text:style-name="P4">
<draw:frame draw:style-name="fr1" draw:name="Image15" text:anchor-type="as-char" svg:width="6.9236in" svg:height="4.609964in" draw:z-index="0">
<draw:image xlink:href="../Images/AРМІЯINFORM/2023-06-16T55-00-00-04-00/3892cc4a-4888-4e45-ab65-de520e9dd807.jpg" xlink:type="simple" xlink:show="embed" xlink:actuate="onLoad" draw:mime-type="image/jpeg"/>
</draw:frame>
“Together with the Ministry of Education and Science, we have developed a training module for veterans. By the end of the month, we will start recruiting veterans, and in July there will already be their training, ”the minister said.“I am glad to participate in the opening ceremony of the center, I am proud that we have made our own in the implementation of this project. Germany is the closest partner in the struggle of Ukraine against the aggression of the Russian Federation. We need to strengthen this cooperation. This is just the beginning. Ambassador Anka Anka Felguzen stated the central project of our cooperation.</text:p>
      <text:p text:style-name="P4">
“Veterans are people without whom victory is impossible. And our task is that the characters who return from the front will quickly and comfortably reintegrate into a peaceful life, ”said the head of Dnipropetrovsk Ova Sergei Lisak.</text:p>
      <text:p text:style-name="P4">
After the presentation, Yulia Laputina visited the audience of the veteran development center, where she had the opportunity to communicate with veterans and members of the families of the dead(the dead)Defenders and defenders. Future participants in educational programs for veterans shared their own impressions of the project. Together with the Minister, the Central Veteran Development was visited by the Deputy Head of the Dnipropetrovsk OVA Irinagritsai, representatives of the Ministry of Education and Science, the International Organization for Migration, as well as regional horons.</text:p>
      <text:p text:style-name="P4">
Yulia Laputina also participated in the opening of the memorial plaque to the dead Andriy Nikolaychuk - Major, teacher of the Department of Military Training</text:p>
      <text:p text:style-name="P4">
Reference. The Center for Veterans Development in the city of Dnipro was established with the support of the Dnipropetrovsk OVA, the University of Customs and Finance, Government, the International Organization for Migration and the MHP -Public Charitable Foundation.</text:p>
      <text:p text:style-name="P4">
The main purpose of the Center for Veterans Development is the professional integration of Taraintegration of persons who are dismissed or dismissed from military service from the numerae of war, persons who have special services to the Motherland, members of such persons, members of families of victims(the dead)war veterans, family members(the dead)Defenders and defenders of Ukraine(Next - veterans)to the pre -trial life.</text:p>
      <text:p text:style-name="P4">
News Source: <text:a xlink:type="simple" xlink:href="https://armyinform.com.ua/2023/06/16/u-dnipri-vidkryto-pershyj-v-ukrayini-czentr-veteranskogo-rozvytku/" text:style-name="Internet_20_link" text:visited-style-name="Visited_20_Internet_20_Link">
https://armyinform.com.ua/2023/06/16/u-dnipri-vidkryto-pershyj-v-ukrayini-czentr-veteranskogo-rozvytku/</text:a>
</text:p>
      <!--NEWS-->
      <text:h text:style-name="P10" text:outline-level="1">
<text:span text:style-name="T4">
Over the past day, more than 30 combat clashes took place in Donetsk and Luhansk regions</text:span>
</text:h>
      <text:p text:style-name="P4">
Author: ['АРМІЯINFORM']</text:p>
      <text:p text:style-name="P4">
Time: 2023-06-16T57:00:00-04:00</text:p>
      <text:p text:style-name="P4">
Description: About the General Headquarters of the ZS Ukrainian. - The opponent of the I was the same ... war with Ukraine 2022, the war with Ukraine is the latest news today, the news war with Ukraine 2022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zitknennya-1.jpg" text:style-name="Internet_20_link" text:visited-style-name="Visited_20_Internet_20_Link">
zitknennya-1.jpg</text:a>
']</text:p>
      <text:p text:style-name="P4">
Tags: ['STOPRUSSIA', 'АГРЕСІЯ РФ', 'ВТОРГНЕННЯ РФ', 'ГШ ЗСУ']</text:p>
      <text:p text:style-name="P4">
Category: News</text:p>
      <!--METADATA-->
      <text:p text:style-name="P4">
<draw:frame draw:style-name="fr1" draw:name="Image16" text:anchor-type="as-char" svg:width="6.9236in" svg:height="4.621503in" draw:z-index="0">
<draw:image xlink:href="../Images/AРМІЯINFORM/2023-06-16T57-00-00-04-00/zitknennya-1.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dPywGa4GNEVU4faKyy664STksZCcNbnqSooW5FYSejZEHfcaKNk1sn45gg9QbzEUl" text:style-name="Internet_20_link" text:visited-style-name="Visited_20_Internet_20_Link">
reports</text:a>
The General Staff of the Armed Forces of Ukraine.</text:p>
      <ul>
        <li>
The enemy continues to focus the main efforts on Liman, Bakhmut, Avdiiv and Mariinsky directions - over 30 fighting collisions took place during the last day, - the message reads.</li>
      </ul>
      <text:p text:style-name="P4">
It is noted that in the Lyman direction during the day the enemy of the vibrant offensive actions in the areas of Stelmachivka in Luhansk region and recesses, cheerful and Razdolivka in Donetsk region.</text:p>
      <text:p text:style-name="P4">
In the Bakhmut direction during the day, the enemy also conducted unsuccessful successive actions in the area of Orikhovo-Vasilivka.</text:p>
      <text:p text:style-name="P4">
At the same time, in the Marinsk direction, our defenders repelled all the attacks opposed the districts of Marinka, Krasnogorivka and Novomikhailivka.</text:p>
      <text:p text:style-name="P4">
News Source: <text:a xlink:type="simple" xlink:href="https://armyinform.com.ua/2023/06/16/za-mynulu-dobu-vidbulos-ponad-30-bojovyh-zitknen-v-doneczkij-ta-luganskij-oblastyah/" text:style-name="Internet_20_link" text:visited-style-name="Visited_20_Internet_20_Link">
https://armyinform.com.ua/2023/06/16/za-mynulu-dobu-vidbulos-ponad-30-bojovyh-zitknen-v-doneczkij-ta-luganskij-oblastyah/</text:a>
</text:p>
      <!--NEWS-->
      <text:h text:style-name="P10" text:outline-level="1">
<text:span text:style-name="T4">
Enemy Loss per day: nearly 600 occupiers have been eliminated, 10 tanks and 19 artisystems have been destroyed</text:span>
</text:h>
      <text:p text:style-name="P4">
Author: ['АРМІЯINFORM']</text:p>
      <text:p text:style-name="P4">
Time: 2023-06-16T59:00:00-04:00</text:p>
      <text:p text:style-name="P4">
Description: Zagalni Boyov, Find the enemy on 02/24/22 to 06/16/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aac0b7e4-606e-45ed-a253-8c84e1af1727-scaled.jpg" text:style-name="Internet_20_link" text:visited-style-name="Visited_20_Internet_20_Link">
aac0b7e4-606e-45ed-a253-8c84e1af1727-scaled.jpg</text:a>
']</text:p>
      <text:p text:style-name="P4">
Tags: ['АГРЕСІЯ РФ', 'ВТОРГНЕННЯ РФ', 'ВТРАТИ ВОРОГА', 'ГШ ЗСУ']</text:p>
      <text:p text:style-name="P4">
Category: News</text:p>
      <!--METADATA-->
      <text:p text:style-name="P4">
<draw:frame draw:style-name="fr1" draw:name="Image17" text:anchor-type="as-char" svg:width="6.9236in" svg:height="6.981297in" draw:z-index="0">
<draw:image xlink:href="../Images/AРМІЯINFORM/2023-06-16T59-00-00-04-00/aac0b7e4-606e-45ed-a253-8c84e1af1727-scaled.jpg" xlink:type="simple" xlink:show="embed" xlink:actuate="onLoad" draw:mime-type="image/jpeg"/>
</draw:frame>
The total combat loss of the enemy from 24.02.22 to 16.06.23 will be orientated:</text:p>
      <text:p text:style-name="P4">
<text:span text:style-name="T4">
<text:span text:style-name="T5">
 Personnel - </text:span>
* 218500(+590)persons eliminated</text:span>
<text:span text:style-name="T5">
 tanks - </text:span>
<text:span text:style-name="T5">
 3965(+10)</text:span>
<text:span text:style-name="T4">
 combat armored vehicles - </text:span>
 7683(+16)<text:span text:style-name="T4">
<text:span text:style-name="T5">
 Artillery Systems - </text:span>
<text:span text:style-name="T5">
 3812(+19)</text:span>
 </text:span>
 RSZV - <text:span text:style-name="T4">
 606(+2)</text:span>
<text:span text:style-name="T5">
 air defense - </text:span>
<text:span text:style-name="T5">
 364(0)</text:span>
<text:span text:style-name="T4">
 aircraft - </text:span>
 314(0)<text:span text:style-name="T4">
<text:span text:style-name="T5">
 helicopters - </text:span>
* 301(0)</text:span>
<text:span text:style-name="T5">
 UAV Operative Tactical Level-</text:span>
<text:span text:style-name="T5">
 3357(+24)</text:span>
<text:span text:style-name="T4">
 Winged missiles - </text:span>
 1199(0)<text:span text:style-name="T4">
<text:span text:style-name="T5">
 ships / boats - </text:span>
* 18(0)</text:span>
<text:span text:style-name="T5">
 Automobile equipment and tanks - </text:span>
<text:span text:style-name="T5">
 6519(+13)</text:span>
<text:span text:style-name="T4">
 SPECIAL TECHANGE - </text:span>
 519(0)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6.06.23.</text:p>
      <text:p text:style-name="P4">
News Source: <text:a xlink:type="simple" xlink:href="https://armyinform.com.ua/2023/06/16/vtraty-voroga-za-dobu-majzhe-600-okupantiv-likvidovano-znyshheno-10-tankiv-i-19-artsystem/" text:style-name="Internet_20_link" text:visited-style-name="Visited_20_Internet_20_Link">
https://armyinform.com.ua/2023/06/16/vtraty-voroga-za-dobu-majzhe-600-okupantiv-likvidovano-znyshheno-10-tankiv-i-19-artsystem/</text:a>
</text:p>
      <!--NEWS-->
      <text:h text:style-name="P10" text:outline-level="1">
<text:span text:style-name="T4">
Two collaborators from Kherson region were detained, one of whom wanted to "hide" in the ranks of the National Guard</text:span>
</text:h>
      <text:p text:style-name="P4">
Author: ['АРМІЯINFORM']</text:p>
      <text:p text:style-name="P4">
Time: 2023-06-16T6:00:00-04:00</text:p>
      <text:p text:style-name="P4">
Description: The Service of the Bezpeques is National Politziya Social of the Brushe Kolaborandiv, Yaki were navigated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 '<text:a xlink:type="simple" xlink:href="https://armyinform.com.ua/wp-content/uploads/2023/06/photo_5213476735952211401_y-150x150.jpg" text:style-name="Internet_20_link" text:visited-style-name="Visited_20_Internet_20_Link">
photo_5213476735952211401_y-150x150.jpg</text:a>
', '<text:a xlink:type="simple" xlink:href="https://armyinform.com.ua/wp-content/uploads/2023/06/photo_5213476735952211400_y-150x150.jpg" text:style-name="Internet_20_link" text:visited-style-name="Visited_20_Internet_20_Link">
photo_5213476735952211400_y-150x150.jpg</text:a>
', '<text:a xlink:type="simple" xlink:href="https://armyinform.com.ua/wp-content/uploads/2023/06/photo_5213476735952211404_y-150x150.jpg" text:style-name="Internet_20_link" text:visited-style-name="Visited_20_Internet_20_Link">
photo_5213476735952211404_y-150x150.jpg</text:a>
', '<text:a xlink:type="simple" xlink:href="https://armyinform.com.ua/wp-content/uploads/2023/06/photo_5213476735952211403_y-150x150.jpg" text:style-name="Internet_20_link" text:visited-style-name="Visited_20_Internet_20_Link">
photo_5213476735952211403_y-150x150.jpg</text:a>
', '<text:a xlink:type="simple" xlink:href="https://armyinform.com.ua/wp-content/uploads/2023/06/photo_5213476735952211402_y-150x150.jpg" text:style-name="Internet_20_link" text:visited-style-name="Visited_20_Internet_20_Link">
photo_5213476735952211402_y-150x150.jpg</text:a>
']</text:p>
      <text:p text:style-name="P4">
Tags: ['STOPRUSSIA', 'КОЛАБОРАЦІЙНА ДІЯЛЬНІСТЬ', 'СЛУЖБА БЕЗПЕКИ УКРАЇНИ']</text:p>
      <text:p text:style-name="P4">
Category: News</text:p>
      <!--METADATA-->
      <text:p text:style-name="P4">
<draw:frame draw:style-name="fr1" draw:name="Image18" text:anchor-type="as-char" svg:width="6.9236in" svg:height="3.555362in" draw:z-index="0">
<draw:image xlink:href="../Images/AРМІЯINFORM/2023-06-16T6-00-00-04-00/232191481_149444590648295_3523033550936501027_n.jpg" xlink:type="simple" xlink:show="embed" xlink:actuate="onLoad" draw:mime-type="image/jpeg"/>
</draw:frame>
Illustrative photo</text:p>
      <text:p text:style-name="P4">
The Security Service and the National Police detained two more collaborators who have been able to avoid justice after cooperation with the enemy in Kherson region.</text:p>
      <text:p text:style-name="P4">
This is stated in <text:a xlink:type="simple" xlink:href="https://t.me/SBUkr/8661" text:style-name="Internet_20_link" text:visited-style-name="Visited_20_Internet_20_Link">
message</text:a>
Ukrainian Special Service.</text:p>
      <text:p text:style-name="P4">
To "hide" from the SBU, one of the persons involved even mobilized to the Lawning Guard. However, the staff of the Ukrainian special service in timely spoiled malefactors, established their location and detained.</text:p>
      <text:p text:style-name="P4">
According to the investigation, the collaborators turned out to be two former workers in Kherson. During the occupation of the city, they voluntarily work to work for the prison aggressor.</text:p>
      <text:p text:style-name="P4">
<text:a xlink:type="simple" xlink:href="https://armyinform.com.ua/wp-content/uploads/2023/06/photo_5213476735952211401_y.jpg" text:style-name="Internet_20_link" text:visited-style-name="Visited_20_Internet_20_Link">
!(Images/AРМІЯINFORM/2023-06-16T6-00-00-04-00/photo_5213476735952211401_y-150x150.jpg)</text:a>
</text:p>
      <text:p text:style-name="P4">
<text:a xlink:type="simple" xlink:href="https://armyinform.com.ua/wp-content/uploads/2023/06/photo_5213476735952211400_y.jpg" text:style-name="Internet_20_link" text:visited-style-name="Visited_20_Internet_20_Link">
<draw:frame draw:style-name="fr1" draw:name="Image19" text:anchor-type="as-char" svg:width="6.9236in" svg:height="6.9236in" draw:z-index="0">
<draw:image xlink:href="../Images/AРМІЯINFORM/2023-06-16T6-00-00-04-00/photo_5213476735952211400_y-150x150.jpg" xlink:type="simple" xlink:show="embed" xlink:actuate="onLoad" draw:mime-type="image/jpeg"/>
</draw:frame>
</text:a>
</text:p>
      <text:p text:style-name="P4">
<text:a xlink:type="simple" xlink:href="https://armyinform.com.ua/wp-content/uploads/2023/06/photo_5213476735952211404_y.jpg" text:style-name="Internet_20_link" text:visited-style-name="Visited_20_Internet_20_Link">
<draw:frame draw:style-name="fr1" draw:name="Image20" text:anchor-type="as-char" svg:width="6.9236in" svg:height="6.9236in" draw:z-index="0">
<draw:image xlink:href="../Images/AРМІЯINFORM/2023-06-16T6-00-00-04-00/photo_5213476735952211404_y-150x150.jpg" xlink:type="simple" xlink:show="embed" xlink:actuate="onLoad" draw:mime-type="image/jpeg"/>
</draw:frame>
</text:a>
</text:p>
      <text:p text:style-name="P4">
<text:a xlink:type="simple" xlink:href="https://armyinform.com.ua/wp-content/uploads/2023/06/photo_5213476735952211403_y.jpg" text:style-name="Internet_20_link" text:visited-style-name="Visited_20_Internet_20_Link">
<draw:frame draw:style-name="fr1" draw:name="Image21" text:anchor-type="as-char" svg:width="6.9236in" svg:height="6.9236in" draw:z-index="0">
<draw:image xlink:href="../Images/AРМІЯINFORM/2023-06-16T6-00-00-04-00/photo_5213476735952211403_y-150x150.jpg" xlink:type="simple" xlink:show="embed" xlink:actuate="onLoad" draw:mime-type="image/jpeg"/>
</draw:frame>
</text:a>
</text:p>
      <text:p text:style-name="P4">
<text:a xlink:type="simple" xlink:href="https://armyinform.com.ua/wp-content/uploads/2023/06/photo_5213476735952211402_y.jpg" text:style-name="Internet_20_link" text:visited-style-name="Visited_20_Internet_20_Link">
<draw:frame draw:style-name="fr1" draw:name="Image22" text:anchor-type="as-char" svg:width="6.9236in" svg:height="6.9236in" draw:z-index="0">
<draw:image xlink:href="../Images/AРМІЯINFORM/2023-06-16T6-00-00-04-00/photo_5213476735952211402_y-150x150.jpg" xlink:type="simple" xlink:show="embed" xlink:actuate="onLoad" draw:mime-type="image/jpeg"/>
</draw:frame>
</text:a>
They were appointed "junior inspectors" captured at that time by the Northern Colony No. 90. In this institution, the racists kept the stolen local residents massively, especially the participants in the resistance movement in the region.</text:p>
      <text:p text:style-name="P4">
The task of both collaborators was to protect the prison cameras where the victims were kept. During the release of Kherson, the attackers went to the neighboring pile, where they tried to hide from justice.</text:p>
      <text:p text:style-name="P4">
Subsequently, one of the persons moved to his parents to the city of Yuzhnoukrainsk, Naikolaiv region and from there he mobilized to one of the military units of the National Guard of Ukraine.</text:p>
      <text:p text:style-name="P4">
During the searches at the places of residence of the detainees, the "certificate" of the occupying body of the Russian Federation and financial "information" about receiving the "salary" of Urosian rubles were revealed.</text:p>
      <text:p text:style-name="P4">
News Source: <text:a xlink:type="simple" xlink:href="https://armyinform.com.ua/2023/06/16/zatrymano-dvoh-kolaborantiv-z-hersonshhyny-odyn-z-yakyh-hotiv-shovatysya-u-lavah-naczgvardiyi/" text:style-name="Internet_20_link" text:visited-style-name="Visited_20_Internet_20_Link">
https://armyinform.com.ua/2023/06/16/zatrymano-dvoh-kolaborantiv-z-hersonshhyny-odyn-z-yakyh-hotiv-shovatysya-u-lavah-naczgvardiyi/</text:a>
</text:p>
      <!--NEWS-->
      <text:h text:style-name="P10" text:outline-level="1">
<text:span text:style-name="T4">
For over 15 months of large -scale aggression, Russia has damaged or destroyed 1554 medical facilities</text:span>
</text:h>
      <text:p text:style-name="P4">
Author: ['АРМІЯINFORM']</text:p>
      <text:p text:style-name="P4">
Time: 2023-06-16T8:00:00-04:00</text:p>
      <text:p text:style-name="P4">
Description: In the same place of the widespread Army Army Army,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422634062650129123_y.jpg" text:style-name="Internet_20_link" text:visited-style-name="Visited_20_Internet_20_Link">
photo_5422634062650129123_y.jpg</text:a>
']</text:p>
      <text:p text:style-name="P4">
Tags: ['STOPRUSSIA', 'АГРЕСІЯ РФ', 'ВІЙНА', 'ВТОРГНЕННЯ РФ', 'НАСЛІДКИ ВОРОЖИХ ОБСТРІЛІВ']</text:p>
      <text:p text:style-name="P4">
Category: News</text:p>
      <!--METADATA-->
      <text:p text:style-name="P4">
<draw:frame draw:style-name="fr1" draw:name="Image23" text:anchor-type="as-char" svg:width="6.9236in" svg:height="3.894525in" draw:z-index="0">
<draw:image xlink:href="../Images/AРМІЯINFORM/2023-06-16T8-00-00-04-00/photo_5422634062650129123_y.jpg" xlink:type="simple" xlink:show="embed" xlink:actuate="onLoad" draw:mime-type="image/jpeg"/>
</draw:frame>
Illustrative photo</text:p>
      <text:p text:style-name="P4">
For more than a year of large -scale aggression, the Russian army has continued to aim Ukrainian infrastructure, cause missile shelling and beat funeral cities and civilians. Thus, since February 24 last year, the territory of Ukraine has already damaged 1370 facilities of medical facilities, 184 objects have been destroyed completely, <text:a xlink:type="simple" xlink:href="https://www.kmu.gov.ua/news/za-ponad-15-misiatsiv-povnomasshtabnoi-viiny-rosiia-poshkodyla-abo-zruinuvala-1-554-obiekty-medzakladiv" text:style-name="Internet_20_link" text:visited-style-name="Visited_20_Internet_20_Link">
reports</text:a>
Government portal.</text:p>
      <text:p text:style-name="P4">
Medical infrastructure of Kharkiv, Kherson, Donetsk, Mykolaiv and Kyiv region suffered the greatest losses. However, despite constant bombing, Ukraine continues to restore medical institutions.</text:p>
      <text:p text:style-name="P4">
In particular, as of June 2023, the 301 facility of medical institutions has already been completely restored and 332 other objects were partially restored.</text:p>
      <text:p text:style-name="P4">
Contrary to daily shelling and challenges faced by the medical system of Ukraine, the Ministry of Health together with partners and will be given to restore the Ukrainian medical infrastructure from war.</text:p>
      <text:p text:style-name="P4">
News Source: <text:a xlink:type="simple" xlink:href="https://armyinform.com.ua/2023/06/16/za-ponad-15-misyacziv-shyrokomasshtabnoyi-agresiyi-rosiya-poshkodyla-abo-zrujnuvala-1554-medzaklady/" text:style-name="Internet_20_link" text:visited-style-name="Visited_20_Internet_20_Link">
https://armyinform.com.ua/2023/06/16/za-ponad-15-misyacziv-shyrokomasshtabnoyi-agresiyi-rosiya-poshkodyla-abo-zrujnuvala-1554-medzaklady/</text:a>
</text:p>
      <!--NEWS-->
      <text:h text:style-name="P10" text:outline-level="1">
<text:span text:style-name="T4">
In the west of France, they felt a strong impulse after the earthquake</text:span>
</text:h>
      <text:p text:style-name="P4">
Authors: Ukrinform (Person)</text:p>
      <text:p text:style-name="P4">
Publisher: Укринформ (Organization)</text:p>
      <text:p text:style-name="P4">
Published Time: 2023-06-17T-12:16:00+03:00</text:p>
      <text:p text:style-name="P4">
Modified Time: 2023-06-17T16:16:00+03:00</text:p>
      <text:p text:style-name="P4">
Description: In the morning of Saturday, in the west of France, residents felt a strong underground jolt (aftershock) after the earthquake that occurred in the area before the evening. - Ukrinform.</text:p>
      <text:p text:style-name="P4">
Images: ['<text:a xlink:type="simple" xlink:href="https://static.ukrinform.com/photos/2023_02/thumb_files/630_360_1675857416-430.jpg" text:style-name="Internet_20_link" text:visited-style-name="Visited_20_Internet_20_Link">
630_360_16758...</text:a>
']</text:p>
      <text:p text:style-name="P4">
Tags: ['Франція', 'Стихія', 'Землетрус']</text:p>
      <text:p text:style-name="P4">
Type: Article</text:p>
      <!--METADATA-->
      <text:p text:style-name="P4">
<draw:frame draw:style-name="fr1" draw:name="Image24" text:anchor-type="as-char" svg:width="6.9236in" svg:height="3.949857in" draw:z-index="0">
<draw:image xlink:href="../Images/yкринформ/2023-06-17T-12-16-00-03-00/630_360_1675857416-430.jpg" xlink:type="simple" xlink:show="embed" xlink:actuate="onLoad" draw:mime-type="image/jpeg"/>
</draw:frame>
In the morning, the inhabitants of France felt a strong underground impetus(Aftershk)After the earthquake that occurred in the area the day before.</text:p>
      <text:p text:style-name="P4">
About it reports <text:a xlink:type="simple" xlink:href="https://www.connexionfrance.com/article/French-news/Strong-aftershock-in-western-France-after-magnitude-5-earthquake" text:style-name="Internet_20_link" text:visited-style-name="Visited_20_Internet_20_Link">
The Connexion</text:a>
, reports Ukrinform.</text:p>
      <text:p text:style-name="P4">
The Africshok was reported to be a magnitude 5, and he was the most tangible de-sevre at about 4:30.</text:p>
      <text:p text:style-name="P4">
Magnitude earthquakes more than five in <text:a xlink:type="simple" xlink:href="https://www.ukrinform.ua/tag-francia" text:style-name="Internet_20_link" text:visited-style-name="Visited_20_Internet_20_Link">
France</text:a>
Rarely, the latter was recorded in the Southeastern Droma in 2019.</text:p>
      <text:p text:style-name="P4">
As <text:a xlink:type="simple" xlink:href="https://www.ukrinform.ua/rubric-world/3724070-u-francii-vperse-za-cotiri-roki-stavsa-potuznij-zemletrus.html" text:style-name="Internet_20_link" text:visited-style-name="Visited_20_Internet_20_Link">
reported</text:a>
, on the evening of June 16, a large part of the France, as well as in the capital of Paris, an earthquake occurred. It reached 5.3 points on the Richter scale. As a result of the earthquake, the victim.</text:p>
      <text:p text:style-name="P4">
<text:span text:style-name="T4">
 Read also: </text:span>
 <text:a xlink:type="simple" xlink:href="https://www.ukrinform.ua/rubric-world/3723121-na-filippinah-stavsa-potuznij-zemletrus.html" text:style-name="Internet_20_link" text:visited-style-name="Visited_20_Internet_20_Link">
in the Philippines there is a powerful <text:span text:style-name="T4">
 earthquake </text:span>
</text:a>
It is also reported to damage the buildings in the area to the southwest of the Department of the De-Sevre.</text:p>
      <text:p text:style-name="P4">
News Source: <text:a xlink:type="simple" xlink:href="https://www.ukrinform.ua/rubric-world/3724207-na-zahodi-francii-vidculi-silnij-postovh-pisla-zemletrusu.html" text:style-name="Internet_20_link" text:visited-style-name="Visited_20_Internet_20_Link">
https://www.ukrinform.ua/rubric-world/3724207-na-zahodi-francii-vidculi-silnij-postovh-pisla-zemletrusu.html</text:a>
</text:p>
      <!--NEWS-->
      <text:h text:style-name="P10" text:outline-level="1">
<text:span text:style-name="T4">
Sudakov became Shakhtar's best player according to fans</text:span>
</text:h>
      <text:p text:style-name="P4">
Authors: Ukrinform (Person)</text:p>
      <text:p text:style-name="P4">
Publisher: Укринформ (Organization)</text:p>
      <text:p text:style-name="P4">
Published Time: 2023-06-17T-13:12:19+03:00</text:p>
      <text:p text:style-name="P4">
Modified Time: 2023-06-17T16:12:19+03:00</text:p>
      <text:p text:style-name="P4">
Description: Shakhtar midfielder Georgy Sudakov was recognized as the best player of the club in the 2022/23 season. - Ukrinform.</text:p>
      <text:p text:style-name="P4">
Images: ['<text:a xlink:type="simple" xlink:href="https://static.ukrinform.com/photos/2023_06/thumb_files/630_360_1687007480-988.jpeg" text:style-name="Internet_20_link" text:visited-style-name="Visited_20_Internet_20_Link">
630_360_16870...</text:a>
']</text:p>
      <text:p text:style-name="P4">
Tags: ['Футбол', 'Шахтар']</text:p>
      <text:p text:style-name="P4">
Type: Article</text:p>
      <!--METADATA-->
      <text:p text:style-name="P4">
<draw:frame draw:style-name="fr1" draw:name="Image25" text:anchor-type="as-char" svg:width="6.9236in" svg:height="3.956343in" draw:z-index="0">
<draw:image xlink:href="../Images/yкринформ/2023-06-17T-13-12-19-03-00/630_360_1687007480-988.jpeg" xlink:type="simple" xlink:show="embed" xlink:actuate="onLoad" draw:mime-type="image/jpeg"/>
</draw:frame>
Shakhtar midfielder Georgy Sudakov was recognized as the best player of the club universal 2022/23.</text:p>
      <text:p text:style-name="P4">
This was reported <text:a xlink:type="simple" xlink:href="https://shakhtar.com/uk-ua/news/2023/june/17_news/17_sudakov/" text:style-name="Internet_20_link" text:visited-style-name="Visited_20_Internet_20_Link">
press service</text:a>
Shakhtar, Ukrinform reports.</text:p>
      <text:p text:style-name="P4">
Most fans voted for this - 6 533.</text:p>
      <text:p text:style-name="P4">
Sudakov was ahead of Anatoly Trubin(6 301), Taras Stepanenko(3 108)Taratema Bondarenko(1 639). Загалом у голосуванні взяв участь 17 581респондент.</text:p>
      <text:p text:style-name="P4">
В минулому сезоні Георгій відзначився 5 голами та 10 результативнимипередачами у 39 матчах.</text:p>
      <text:p text:style-name="P4">
<text:span text:style-name="T4">
Читайте також:</text:span>
 <text:a xlink:type="simple" xlink:href="https://www.ukrinform.ua/rubric-sports/3724148-cigankov-devatij-gravec-akij-zabiv-za-zbirnu-ukraini-10-i-bilse-maciv.html" text:style-name="Internet_20_link" text:visited-style-name="Visited_20_Internet_20_Link">
 Циганков - дев'ятий гравець, який забив за збірну України10 і більше м'ячів </text:a>
Shakhtar reported in the UPL 2022/2023.</text:p>
      <text:p text:style-name="P4">
Photo: shakhtar.com</text:p>
      <text:p text:style-name="P4">
News Source: <text:a xlink:type="simple" xlink:href="https://www.ukrinform.ua/rubric-sports/3724206-sudakov-stav-najkrasim-gravcem-sahtara-za-versieu-fanativ.html" text:style-name="Internet_20_link" text:visited-style-name="Visited_20_Internet_20_Link">
https://www.ukrinform.ua/rubric-sports/3724206-sudakov-stav-najkrasim-gravcem-sahtara-za-versieu-fanativ.html</text:a>
</text:p>
      <!--NEWS-->
      <text:h text:style-name="P10" text:outline-level="1">
<text:span text:style-name="T4">
The former Google CEO bought the confiscated yacht of the Russian billionaire</text:span>
</text:h>
      <text:p text:style-name="P4">
Authors: Ukrinform (Person)</text:p>
      <text:p text:style-name="P4">
Publisher: Укринформ (Organization)</text:p>
      <text:p text:style-name="P4">
Published Time: 2023-06-17T-16:03:00+03:00</text:p>
      <text:p text:style-name="P4">
Modified Time: 2023-06-17T14:03:00+03:00</text:p>
      <text:p text:style-name="P4">
Description: The former Google CEO, Google Eric Schmidt, has purchased Alfa Alfa and Barbud, confiscated by the Alfa Nero Super Drill. - Ukrinform.</text:p>
      <text:p text:style-name="P4">
Images: ['<text:a xlink:type="simple" xlink:href="https://static.ukrinform.com/photos/2023_06/thumb_files/630_360_1686999292-110.png" text:style-name="Internet_20_link" text:visited-style-name="Visited_20_Internet_20_Link">
630_360_16869...</text:a>
']</text:p>
      <text:p text:style-name="P4">
Tags: ['Антиросійські санкції', 'Google', 'Олігархи', 'Яхта']</text:p>
      <text:p text:style-name="P4">
Type: Article</text:p>
      <!--METADATA-->
      <text:p text:style-name="P4">
<draw:frame draw:style-name="fr1" draw:name="Image26" text:anchor-type="as-char" svg:width="6.9236in" svg:height="3.956343in" draw:z-index="0">
<draw:image xlink:href="../Images/yкринформ/2023-06-17T-16-03-00-03-00/630_360_1686999292-110.png" xlink:type="simple" xlink:show="embed" xlink:actuate="onLoad" draw:mime-type="image/png"/>
</draw:frame>
The former Google General Eric Schmidt has purchased Alfanero, confiscated by Antigua and Barbud, at the Alfanero Super Drill.</text:p>
      <text:p text:style-name="P4">
As Ukrinform reports, it reports <text:a xlink:type="simple" xlink:href="https://www.golosameriki.com/a/former-ceo-of-google/7140899.html" text:style-name="Internet_20_link" text:visited-style-name="Visited_20_Internet_20_Link">
Voice of America</text:a>
.</text:p>
      <text:p text:style-name="P4">
Schmidt she got for $ 67.6 million.</text:p>
      <text:p text:style-name="P4">
According to the US Ministry of Finance, the ship belonged to the Russian billionaire Alexander, who came under international <text:a xlink:type="simple" xlink:href="https://www.ukrinform.ua/tag-antirosijski-sankcii" text:style-name="Internet_20_link" text:visited-style-name="Visited_20_Internet_20_Link">
sanctions</text:a>
. He denied it.</text:p>
      <text:p text:style-name="P4">
The United States authorities claimed that Guriev bought a yacht in 2014 for $ 120 million. He said he was just renting it.</text:p>
      <text:p text:style-name="P4">
The 81-meter yacht is located in Antigua and Barbuda since February 2022, when Rosia was a full-scale invasion of Ukraine. In March 2023, the state -owned state stated that it would sell it if its owner was not found.</text:p>
      <text:p text:style-name="P4">
At the end of August 2022, the Axiom Super Dmitry Dmitry Pumpyansky, which was subjected to sanctions, was sold at Gibraltar. The ship was estimated at $ 75 million. Buyer Name was not named.</text:p>
      <text:p text:style-name="P4">
63-year-old Andriy Guriev is a former CEO of Fosagro Chemical Holding. Before the sanctions, his fortbes were estimated at $ 6 million before imposing sanctions. After entering the sanctions lists, he was forced to collect the position of head of the company and transfer it to the family.</text:p>
      <text:p text:style-name="P4">
<text:span text:style-name="T4">
 Read also: </text:span>
 <text:a xlink:type="simple" xlink:href="https://www.ukrinform.ua/rubric-world/3687269-u-es-vkazuut-na-skladnist-konfiskacii-rosijskih-aktiviv.html" text:style-name="Internet_20_link" text:visited-style-name="Visited_20_Internet_20_Link">
in the EU indicate the complexity of confiscation of Russian assets</text:a>
68-year-old Eric Schmidt was Google Director General in 2001-2011, wedged in the Board of Apple Directors and large IT companies, as well as to the Trustees of the Russian Skolkovo Foundation. In 2023, Forbes estimated his wealth at 16.2 billion dollars.</text:p>
      <text:p text:style-name="P4">
As reported <text:a xlink:type="simple" xlink:href="https://www.ukrinform.ua/rubric-polytics/3723502-peredaca-konfiskovanih-aktiviv-rf-ukraini-zelenskij-podakuvav-senatoram-ssa.html" text:style-name="Internet_20_link" text:visited-style-name="Visited_20_Internet_20_Link">
Ukrinform</text:a>
.</text:p>
      <text:p text:style-name="P4">
<text:span text:style-name="T5">
Foto: voa</text:span>
</text:p>
      <text:p text:style-name="P4">
News Source: <text:a xlink:type="simple" xlink:href="https://www.ukrinform.ua/rubric-world/3724168-kolisnij-gendirektor-google-kupiv-konfiskovanu-ahtu-rosijskogo-milardera.html" text:style-name="Internet_20_link" text:visited-style-name="Visited_20_Internet_20_Link">
https://www.ukrinform.ua/rubric-world/3724168-kolisnij-gendirektor-google-kupiv-konfiskovanu-ahtu-rosijskogo-milardera.html</text:a>
</text:p>
      <!--NEWS-->
      <text:h text:style-name="P10" text:outline-level="1">
<text:span text:style-name="T4">
The Ukrainian Song Festival takes place in Lviv</text:span>
</text:h>
      <text:p text:style-name="P4">
Authors: Ukrinform (Person)</text:p>
      <text:p text:style-name="P4">
Publisher: Укринформ (Organization)</text:p>
      <text:p text:style-name="P4">
Published Time: 2023-06-17T-1:10:00+03:00</text:p>
      <text:p text:style-name="P4">
Modified Time: 2023-06-17T20:10:00+03:00</text:p>
      <text:p text:style-name="P4">
Description: The National Festival "Ukrainian Song" is held in Lviv with the participation of young and already famous musicians. - Ukrinform.</text:p>
      <text:p text:style-name="P4">
Images: ['<text:a xlink:type="simple" xlink:href="https://static.ukrinform.com/photos/2023_06/thumb_files/630_360_1687021825-848.jpeg" text:style-name="Internet_20_link" text:visited-style-name="Visited_20_Internet_20_Link">
630_360_16870...</text:a>
']</text:p>
      <text:p text:style-name="P4">
Tags: ['Фестиваль', 'Концерт', 'Львів', 'Музика', 'Пісня']</text:p>
      <text:p text:style-name="P4">
Type: Article</text:p>
      <!--METADATA-->
      <text:p text:style-name="P4">
<draw:frame draw:style-name="fr1" draw:name="Image29" text:anchor-type="as-char" svg:width="6.9236in" svg:height="3.956343in" draw:z-index="0">
<draw:image xlink:href="../Images/yкринформ/2023-06-17T-1-10-00-03-00/630_360_1687021825-848.jpeg" xlink:type="simple" xlink:show="embed" xlink:actuate="onLoad" draw:mime-type="image/jpeg"/>
</draw:frame>
The National Festival "Ukrainian Song" with the participation of young and already known musicians is in Lviv.</text:p>
      <text:p text:style-name="P4">
This was reported by Ukrinform correspondent.</text:p>
      <text:p text:style-name="P4">
The highlighter will be the TVORCHI band, which this year represented Ukraine with a non -producing.</text:p>
      <text:p text:style-name="P4">
The concert will also be attended by NK, KAZKA, Jerry Heil, Zlata Ognevich, Sowa, Tayanna, Anna Butkevich, Marietta, Alekseev, Arsen Mirzoyan.</text:p>
      <text:p text:style-name="P4">
The presenters of the evening - singer Olya Tsybulska and the constant commentator of Eurovision Timur Miroshnichenko.</text:p>
      <text:p text:style-name="P4">
<text:span text:style-name="T4">
 Read also: </text:span>
 <text:a xlink:type="simple" xlink:href="https://www.ukrinform.ua/rubric-culture/3723462-pianist-grinuk-dav-blagodijnij-koncert-u-tokio-j-zaklikav-pidtrimuvati-ukrainu.html" text:style-name="Internet_20_link" text:visited-style-name="Visited_20_Internet_20_Link">
pianist Hryniuk gave a charity <text:span text:style-name="T4">
 concert </text:span>
 in Tokyo and shouted to support Ukraine</text:a>
Last year <text:a xlink:type="simple" xlink:href="https://www.ukrinform.ua/tag-festival" text:style-name="Internet_20_link" text:visited-style-name="Visited_20_Internet_20_Link">
festival</text:a>
"Ukrainian Song" was held in Polish Gdansk, but this year the organizers decided to hold a music event in Lviv, on the territory of Festrepublic.</text:p>
      <text:p text:style-name="P4">
<text:span text:style-name="T5">
Foto: Concert Agency</text:span>
</text:p>
      <text:p text:style-name="P4">
News Source: <text:a xlink:type="simple" xlink:href="https://www.ukrinform.ua/rubric-culture/3724282-festival-ukrainska-pisna-prohodit-u-lvovi.html" text:style-name="Internet_20_link" text:visited-style-name="Visited_20_Internet_20_Link">
https://www.ukrinform.ua/rubric-culture/3724282-festival-ukrainska-pisna-prohodit-u-lvovi.html</text:a>
</text:p>
      <!--NEWS-->
      <text:h text:style-name="P10" text:outline-level="1">
<text:span text:style-name="T4">
In Kyiv region Cherry entered a tree - the driver was killed, four children were injured</text:span>
</text:h>
      <text:p text:style-name="P4">
Authors: Ukrinform (Person)</text:p>
      <text:p text:style-name="P4">
Publisher: Укринформ (Organization)</text:p>
      <text:p text:style-name="P4">
Published Time: 2023-06-17T-3:58:00+03:00</text:p>
      <text:p text:style-name="P4">
Modified Time: 2023-06-17T19:58:00+03:00</text:p>
      <text:p text:style-name="P4">
Description: A woman was killed in the Brovarsky district of Kyiv region as a result of a road accident, four children were injured and hospitalized. - Ukrinform.</text:p>
      <text:p text:style-name="P4">
Images: ['<text:a xlink:type="simple" xlink:href="https://static.ukrinform.com/photos/2023_06/thumb_files/630_360_1687021058-380.jpg" text:style-name="Internet_20_link" text:visited-style-name="Visited_20_Internet_20_Link">
630_360_16870...</text:a>
']</text:p>
      <text:p text:style-name="P4">
Tags: ['Діти', 'ДТП', 'Загибель', 'Київщина']</text:p>
      <text:p text:style-name="P4">
Type: Article</text:p>
      <!--METADATA-->
      <text:p text:style-name="P4">
<draw:frame draw:style-name="fr1" draw:name="Image30" text:anchor-type="as-char" svg:width="6.9236in" svg:height="3.956343in" draw:z-index="0">
<draw:image xlink:href="../Images/yкринформ/2023-06-17T-3-58-00-03-00/630_360_1687021058-380.jpg" xlink:type="simple" xlink:show="embed" xlink:actuate="onLoad" draw:mime-type="image/jpeg"/>
</draw:frame>
As a result of a road accident, a woman was injured and had been injured and were abused as a result of a road accident as a result of a road accident.</text:p>
      <text:p text:style-name="P4">
According to Ukrinform, Andriyenbitov, the head of the Kiev region, announced this in <text:a xlink:type="simple" xlink:href="https://t.me/andrii_nebytov/1436" text:style-name="Internet_20_link" text:visited-style-name="Visited_20_Internet_20_Link">
telegram</text:a>
.</text:p>
      <text:p text:style-name="P4">
"Today, near the village of Veselynivka, 34-year-old Cherry driver left Narozbichchya and collided with a tree. The consequences of the tragic-a woman <text:a xlink:type="simple" xlink:href="https://www.ukrinform.ua/tag-zagibel" text:style-name="Internet_20_link" text:visited-style-name="Visited_20_Internet_20_Link">
died</text:a>
, four passengers aged 5, 11, 14 and 15 years old were hospitalized at the medical institution, "he said.</text:p>
      <text:p text:style-name="P4">
<text:span text:style-name="T4">
 Read also: </text:span>
 <text:a xlink:type="simple" xlink:href="https://www.ukrinform.ua/rubric-regions/3721730-na-prikarpatti-stalasa-dtp-patero-zaginublih.html" text:style-name="Internet_20_link" text:visited-style-name="Visited_20_Internet_20_Link">
in the Carpathian region there was <text:span text:style-name="T4">
 accident </text:span>
, five dead</text:a>
As reported <text:a xlink:type="simple" xlink:href="https://www.ukrinform.ua/rubric-regions/3723833-na-lvivsini-zitknulisa-pat-avtomobiliv-e-zertvi.html" text:style-name="Internet_20_link" text:visited-style-name="Visited_20_Internet_20_Link">
Ukrinform</text:a>
, On June 16, five cars were on the Kiev - Chop highway near the village of Lviv region. The accident is victims.</text:p>
      <text:p text:style-name="P4">
News Source: <text:a xlink:type="simple" xlink:href="https://www.ukrinform.ua/rubric-regions/3724278-na-kiivsini-cherry-vihala-u-derevo-vodijka-zaginula-cetvero-ditej-travmovani.html" text:style-name="Internet_20_link" text:visited-style-name="Visited_20_Internet_20_Link">
https://www.ukrinform.ua/rubric-regions/3724278-na-kiivsini-cherry-vihala-u-derevo-vodijka-zaginula-cetvero-ditej-travmovani.html</text:a>
</text:p>
      <!--NEWS-->
      <text:h text:style-name="P10" text:outline-level="1">
<text:span text:style-name="T4">
A balloon broke out in Switzerland - seven passengers were injured</text:span>
</text:h>
      <text:p text:style-name="P4">
Authors: Ukrinform (Person)</text:p>
      <text:p text:style-name="P4">
Publisher: Укринформ (Organization)</text:p>
      <text:p text:style-name="P4">
Published Time: 2023-06-17T-4:51:00+03:00</text:p>
      <text:p text:style-name="P4">
Modified Time: 2023-06-17T19:51:00+03:00</text:p>
      <text:p text:style-name="P4">
Description: Seven people were taken to the hospital after the balloon crashed and broke out in Switzerland. - Ukrinform.</text:p>
      <text:p text:style-name="P4">
Images: ['<text:a xlink:type="simple" xlink:href="https://static.ukrinform.com/photos/2023_06/thumb_files/630_360_1687020685-149.jpg" text:style-name="Internet_20_link" text:visited-style-name="Visited_20_Internet_20_Link">
630_360_16870...</text:a>
']</text:p>
      <text:p text:style-name="P4">
Tags: ['Аварія', 'Швейцарія', 'Повітряна куля']</text:p>
      <text:p text:style-name="P4">
Type: Article</text:p>
      <!--METADATA-->
      <text:p text:style-name="P4">
<draw:frame draw:style-name="fr1" draw:name="Image31" text:anchor-type="as-char" svg:width="6.9236in" svg:height="3.956343in" draw:z-index="0">
<draw:image xlink:href="../Images/yкринформ/2023-06-17T-4-51-00-03-00/630_360_1687020685-149.jpg" xlink:type="simple" xlink:show="embed" xlink:actuate="onLoad" draw:mime-type="image/jpeg"/>
</draw:frame>
The seven people were taken to the hospital after the balloon crashed in Switzerland.</text:p>
      <text:p text:style-name="P4">
As Ukrinform reports, it reports <text:a xlink:type="simple" xlink:href="https://www.mirror.co.uk/news/world-news/hot-air-balloon-bursts-flames-30257864" text:style-name="Internet_20_link" text:visited-style-name="Visited_20_Internet_20_Link">
Mirror</text:a>
.</text:p>
      <text:p text:style-name="P4">
The incident occurred in the Mattenboen area in Hunenberg.</text:p>
      <text:p text:style-name="P4">
It is reported that the balloon <text:a xlink:type="simple" xlink:href="https://www.ukrinform.ua/tag-pozeza" text:style-name="Internet_20_link" text:visited-style-name="Visited_20_Internet_20_Link">
caught up</text:a>
Shortly after take -off and fell to the ground on Saturday in the morning.</text:p>
      <text:p text:style-name="P4">
According to police, four women and three men aged 28 to 64 years were in the police.</text:p>
      <text:p text:style-name="P4">
All seven passengers were taken to the hospital, with two women and one -man were seriously injured, and the other four people were injured.</text:p>
      <text:p text:style-name="P4">
<text:span text:style-name="T4">
 Read also: </text:span>
 <text:a xlink:type="simple" xlink:href="https://www.ukrinform.ua/rubric-world/3595652-u-kappadokii-nevdalo-prizemlilas-povitrana-kula-zaginuli-dvoe-turistiv.html" text:style-name="Internet_20_link" text:visited-style-name="Visited_20_Internet_20_Link">
in <text:span text:style-name="T4">
 Cappadocia </text:span>
 <text:span text:style-name="T4">
 Failed </text:span>
 <text:span text:style-name="T4">
 </text:span>
 landed <text:span text:style-name="T4">
<text:span text:style-name="T5">
* Air </text:span>
* </text:span>
 <text:span text:style-name="T4">
 ball </text:span>
 - <text:span text:style-name="T4">
 killed </text:span>
 <text:span text:style-name="T4">
 </text:span>
 two <text:span text:style-name="T4">
 </text:span>
 <text:span text:style-name="T4">
 tourists </text:span>
 </text:a>
As it was reported, a balloon was engaged in Mexico, as a result of the incident alive two people.</text:p>
      <text:p text:style-name="P4">
<text:span text:style-name="T5">
Foto: kapo zg</text:span>
</text:p>
      <text:p text:style-name="P4">
News Source: <text:a xlink:type="simple" xlink:href="https://www.ukrinform.ua/rubric-world/3724275-u-svejcarii-spalahnula-povitrana-kula-postrazdali-semero-pasaziriv.html" text:style-name="Internet_20_link" text:visited-style-name="Visited_20_Internet_20_Link">
https://www.ukrinform.ua/rubric-world/3724275-u-svejcarii-spalahnula-povitrana-kula-postrazdali-semero-pasaziriv.html</text:a>
</text:p>
      <!--NEWS-->
      <text:h text:style-name="P10" text:outline-level="1">
<text:span text:style-name="T4">
Kirilenko: part of the shelling of Donetsk region is the result of traitors' work</text:span>
</text:h>
      <text:p text:style-name="P4">
Authors: Ukrinform (Person)</text:p>
      <text:p text:style-name="P4">
Publisher: Укринформ (Organization)</text:p>
      <text:p text:style-name="P4">
Published Time: 2023-06-17T-5:49:13+03:00</text:p>
      <text:p text:style-name="P4">
Modified Time: 2023-06-17T19:49:13+03:00</text:p>
      <text:p text:style-name="P4">
Description: In the Donetsk region, collaborators are constantly revealed, and some shelling occurring in the territory of the region is the result of the work of traitors. - Ukrinform.</text:p>
      <text:p text:style-name="P4">
Images: ['<text:a xlink:type="simple" xlink:href="https://static.ukrinform.com/photos/2023_06/thumb_files/630_360_1687000179-632.jpg" text:style-name="Internet_20_link" text:visited-style-name="Visited_20_Internet_20_Link">
630_360_16870...</text:a>
']</text:p>
      <text:p text:style-name="P4">
Tags: ['Донеччина', 'Кириленко', 'Обстріл', 'Держзрада', 'Колаборант', 'Війна з Росією']</text:p>
      <text:p text:style-name="P4">
Type: Article</text:p>
      <!--METADATA-->
      <text:p text:style-name="P4">
<draw:frame draw:style-name="fr1" draw:name="Image33" text:anchor-type="as-char" svg:width="6.9236in" svg:height="3.956343in" draw:z-index="0">
<draw:image xlink:href="../Images/yкринформ/2023-06-17T-5-49-13-03-00/630_360_1687000179-632.jpg" xlink:type="simple" xlink:show="embed" xlink:actuate="onLoad" draw:mime-type="image/jpeg"/>
</draw:frame>
Collaborators are constantly revealed, and some of the shelling that is giving in the territory of the region is the result of the work of the traitors.</text:p>
      <text:p text:style-name="P4">
Pavel Kirilenko, the head of the Donetsk Regional Military Administration, in <text:a xlink:type="simple" xlink:href="https://www.ukrinform.ua/rubric-regions/3724163-pavlo-kirilenko-kerivnik-doneckoi-oblasnoi-vijskovoi-administracii.html" text:style-name="Internet_20_link" text:visited-style-name="Visited_20_Internet_20_Link">
interview Ukrinform</text:a>
.</text:p>
      <text:p text:style-name="P4">
“We have to look the truth in the eye and say it. Collaborators are found constantly. The number of such people is in criminal proceedings, it can only announce investigators. Collaborators are and continue to act, and some of those <text:a xlink:type="simple" xlink:href="https://www.ukrinform.ua/tag-obstril" text:style-name="Internet_20_link" text:visited-style-name="Visited_20_Internet_20_Link">
shelling</text:a>
, which occur to the gerrium of the Donetsk region, the hit on the facilities of infrastructure, it is a poor megabolt of special services of Russia, and the result of the work of traitors, ” - said.</text:p>
      <text:p text:style-name="P4">
He added that, unfortunately, the enemy in one way or another still has in the region "their eyes of Ivukh", which Ukrainian law enforcement officers try to quickly identify. "This is a robotarel, it is carried out on a monthly basis, depending on the number of shelling, their character," the head of the Ova stated.</text:p>
      <text:p text:style-name="P4">
<text:span text:style-name="T4">
 Read also: </text:span>
 <text:a xlink:type="simple" xlink:href="https://www.ukrinform.ua/rubric-regions/3724138-policia-pokazala-obstrilani-naseleni-punkti-doneccini.html" text:style-name="Internet_20_link" text:visited-style-name="Visited_20_Internet_20_Link">
police showed fired settlements <text:span text:style-name="T4">
 Donetsk region </text:span>
</text:a>
Concerning collaborators in the authorities, he said, in the structural bodies of the state administration, such manifestations and facts were established.</text:p>
      <text:p text:style-name="P4">
"But there are temporarily occupied territories of the Mariupol district - the Mangush Takalchytska Territorial Communities, where the heads were mainly from the Uzhezubroned Party of PPZ, or their associates, who were collaborative and betrayed by our country," Kirilenko reminded. According to him, the traitors were informed in absentia of suspicion, the pre -trial investigation is ongoing.</text:p>
      <text:p text:style-name="P4">
<text:span text:style-name="T4">
 Read also: </text:span>
 <text:a xlink:type="simple" xlink:href="https://www.ukrinform.ua/rubric-economy/3722325-pidtverdzeni-zbitki-agrariiv-doneccini-vid-vtorgnenna-rf-sagaut-3-milardi-ova.html" text:style-name="Internet_20_link" text:visited-style-name="Visited_20_Internet_20_Link">
confirmed losses of agrarians <text:span text:style-name="T4">
 Donetsk region </text:span>
 from the invasion ofrf reach ₴ 3 billion - ova</text:a>
</text:p>
      <text:p text:style-name="P4">
It was reported that the Donetsk region is under constant gunshot troops, daily the enemy kills and injures civilians and destroys infrastructure objects of the region.</text:p>
      <text:p text:style-name="P4">
News Source: <text:a xlink:type="simple" xlink:href="https://www.ukrinform.ua/rubric-ato/3724274-kirilenko-castina-obstriliv-doneccini-rezultat-roboti-zradnikiv.html" text:style-name="Internet_20_link" text:visited-style-name="Visited_20_Internet_20_Link">
https://www.ukrinform.ua/rubric-ato/3724274-kirilenko-castina-obstriliv-doneccini-rezultat-roboti-zradnikiv.html</text:a>
</text:p>
      <!--NEWS-->
      <text:h text:style-name="P10" text:outline-level="1">
<text:span text:style-name="T4">
The invaders fired at two districts of Dnipropetrovsk region</text:span>
</text:h>
      <text:p text:style-name="P4">
Authors: Ukrinform (Person)</text:p>
      <text:p text:style-name="P4">
Publisher: Укринформ (Organization)</text:p>
      <text:p text:style-name="P4">
Published Time: 2023-06-17T-6:45:00+03:00</text:p>
      <text:p text:style-name="P4">
Modified Time: 2023-06-17T19:45:00+03:00</text:p>
      <text:p text:style-name="P4">
Description: The Russian army fired at the Sinelnikov and Nikopol districts of Dnipropetrovsk region in the afternoon.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Дніпропетровщина', 'Обстріл', 'Війна з Росією']</text:p>
      <text:p text:style-name="P4">
Type: Article</text:p>
      <!--METADATA-->
      <text:p text:style-name="P4">
<draw:frame draw:style-name="fr1" draw:name="Image34" text:anchor-type="as-char" svg:width="6.9236in" svg:height="3.956343in" draw:z-index="0">
<draw:image xlink:href="../Images/yкринформ/2023-06-17T-6-45-00-03-00/630_360_1667124180-530.jpg" xlink:type="simple" xlink:show="embed" xlink:actuate="onLoad" draw:mime-type="image/jpeg"/>
</draw:frame>
The Russian army fired at the Sinelnikov and Nikopol district in the afternoon.</text:p>
      <text:p text:style-name="P4">
About it in <text:a xlink:type="simple" xlink:href="https://t.me/mykola_lukashuk/5133" text:style-name="Internet_20_link" text:visited-style-name="Visited_20_Internet_20_Link">
telegram</text:a>
Mykola Lukashuk, the Chief Properepetrovsk Regional Council, reported, Ukrinform reports.</text:p>
      <text:p text:style-name="P4">
"Today the enemy has made two attacks on the communities of the region. In the morning the Bishortyilers <text:a xlink:type="simple" xlink:href="https://www.ukrinform.ua/tag-obstril" text:style-name="Internet_20_link" text:visited-style-name="Visited_20_Internet_20_Link">
shelling</text:a>
Sinelnikov district. They hit the territory of the Greater Mikhail community. The second attack was directed in the Nikopol district, the Mirovsky community, " -goes in the post.</text:p>
      <text:p text:style-name="P4">
According to Lukashuk, no casualties were recorded as a result of shelling.</text:p>
      <text:p text:style-name="P4">
<text:span text:style-name="T4">
 Read also: </text:span>
 <text:a xlink:type="simple" xlink:href="https://www.ukrinform.ua/rubric-ato/3724220-vorog-skinuv-bombi-na-selise-kozacke-u-hersonskij-oblasti.html" text:style-name="Internet_20_link" text:visited-style-name="Visited_20_Internet_20_Link">
the enemy dropped the bombs into the village of Cossack in the Kherson region</text:a>
As reported <text:a xlink:type="simple" xlink:href="https://www.ukrinform.ua/rubric-regions/3724050-vnoci-vorog-atakuvav-nikopol-poskodzeni-budinki-ta-linia-elektroperedaci.html" text:style-name="Internet_20_link" text:visited-style-name="Visited_20_Internet_20_Link">
Ukrinform</text:a>
, at night, the Russian army fired at the artillery of the Nikopoldpropetrovsk region.</text:p>
      <text:p text:style-name="P4">
News Source: <text:a xlink:type="simple" xlink:href="https://www.ukrinform.ua/rubric-ato/3724273-zagarbniki-obstrilali-dva-rajoni-dnipropetrovsini.html" text:style-name="Internet_20_link" text:visited-style-name="Visited_20_Internet_20_Link">
https://www.ukrinform.ua/rubric-ato/3724273-zagarbniki-obstrilali-dva-rajoni-dnipropetrovsini.html</text:a>
</text:p>
      <!--NEWS-->
      <text:h text:style-name="P10" text:outline-level="1">
<text:span text:style-name="T4">
In the west of Berlin, a new pastoral of the UGCC was opened</text:span>
</text:h>
      <text:p text:style-name="P4">
Authors: Ukrinform (Person)</text:p>
      <text:p text:style-name="P4">
Publisher: Укринформ (Organization)</text:p>
      <text:p text:style-name="P4">
Published Time: 2023-06-17T-7:42:00+03:00</text:p>
      <text:p text:style-name="P4">
Modified Time: 2023-06-17T19:42:00+03:00</text:p>
      <text:p text:style-name="P4">
Description: In the church of the Annunciation, the church of the former pink sisters monastery in the western district of Berlin Westand, local Catholics will now serve the Divine Liturgy at 9:00 at 9:00. - Ukrinform.</text:p>
      <text:p text:style-name="P4">
Images: ['<text:a xlink:type="simple" xlink:href="https://static.ukrinform.com/photos/2023_06/thumb_files/630_360_1687020089-571.jpeg" text:style-name="Internet_20_link" text:visited-style-name="Visited_20_Internet_20_Link">
630_360_16870...</text:a>
']</text:p>
      <text:p text:style-name="P4">
Tags: ['Берлін', 'Церква', 'Діаспора', 'Німеччина', 'УГКЦ']</text:p>
      <text:p text:style-name="P4">
Type: Article</text:p>
      <!--METADATA-->
      <text:p text:style-name="P4">
<draw:frame draw:style-name="fr1" draw:name="Image35" text:anchor-type="as-char" svg:width="6.9236in" svg:height="3.956343in" draw:z-index="0">
<draw:image xlink:href="../Images/yкринформ/2023-06-17T-7-42-00-03-00/630_360_1687020089-571.jpeg" xlink:type="simple" xlink:show="embed" xlink:actuate="onLoad" draw:mime-type="image/jpeg"/>
</draw:frame>
At the church of the former pink sisters monastery in the western district, the local Catholics will now serve as a dreamed liturgy every Sunday.</text:p>
      <text:p text:style-name="P4">
According to Ukrinform, about it on <text:a xlink:type="simple" xlink:href="https://ukrainische-kirche.eu/news/vidkryttya-novogo-ukraynskogo-greko-katolytskogo-dushpastyrstva-u-zahidnomu-berlini-380/" text:style-name="Internet_20_link" text:visited-style-name="Visited_20_Internet_20_Link">
Facebook</text:a>
The Apostolic Exarchate of the Ukrainian Greek Catholic Church in Germany and Scandinavia.</text:p>
      <text:p text:style-name="P4">
In the Apostolic Exarchate, it was said that until recently this Catholic monk of the sisters of the Saint the Holy Spirit was active in Berlin, but in January 2022, the nuns were forced to lock and leave their otimation after 86 years of 2022. Advoration of the Holy Eucharist in this temple.</text:p>
      <text:p text:style-name="P4">
The premises of the monastery after its closure were handed over to the Vatican of a successful lease to a private school, which will be carried out in the third generation of von Shele(Schele school).</text:p>
      <text:p text:style-name="P4">
Нові власники після 24 лютого 2022 року прийняли під свою опіку і дали дах надголовою понад 60-тьом нашим жінкам з дітьми, котрі втекли від війни в Україніі ще дотепер мешкають у приміщенні монастиря. Двері приватної школи, котраневдовзі прийме нових учнів є відчиненими також і для багатьох українськихдітей.</text:p>
      <text:p text:style-name="P4">
“New tenants want to preserve the sacred character of the temple as a place of prayer, the giving of the Holy Mysteries and the presence of God. At their invitation and with the permission power, regular everyday services of the God -Ukrainian language in the Byzantine rite will take place here, ”the message reads.</text:p>
      <text:p text:style-name="P4">
The Apostolic Exarchate invites everyone to a joint Sunday prayer in this place and ask the Holy Spirit to help everyone find the path of the temple, to meet Christ here and to unite with Him.</text:p>
      <text:p text:style-name="P4">
Temple address: Bayernallee 31, 14052 Berlin.</text:p>
      <text:p text:style-name="P4">
As reported by Ukrinform, in Hungary <text:a xlink:type="simple" xlink:href="https://www.ukrinform.ua/rubric-diaspora/3714421-v-ugorsini-stvorili-novu-gromadu-ukrainskoi-grekokatolickoi-cerkvi.html" text:style-name="Internet_20_link" text:visited-style-name="Visited_20_Internet_20_Link">
created</text:a>
New community of the Ukrainian Greek Catholic Church.</text:p>
      <text:p text:style-name="P4">
<text:span text:style-name="T5">
Foto: Apostolic Exarchate of the Ukrainian Greek Catholic Church in Germany of Scandinavia / Facebook</text:span>
</text:p>
      <text:p text:style-name="P4">
News Source: <text:a xlink:type="simple" xlink:href="https://www.ukrinform.ua/rubric-diaspora/3724272-na-zahodi-berlina-vidkrili-nove-duspastirstvo-ugkc.html" text:style-name="Internet_20_link" text:visited-style-name="Visited_20_Internet_20_Link">
https://www.ukrinform.ua/rubric-diaspora/3724272-na-zahodi-berlina-vidkrili-nove-duspastirstvo-ugkc.html</text:a>
</text:p>
      <!--NEWS-->
      <text:h text:style-name="P10" text:outline-level="1">
<text:span text:style-name="T4">
In Kherson the Dnieper level fell below meter</text:span>
</text:h>
      <text:p text:style-name="P4">
Authors: Ukrinform (Person)</text:p>
      <text:p text:style-name="P4">
Publisher: Укринформ (Organization)</text:p>
      <text:p text:style-name="P4">
Published Time: 2023-06-17T-8:40:00+03:00</text:p>
      <text:p text:style-name="P4">
Modified Time: 2023-06-17T19:40:00+03:00</text:p>
      <text:p text:style-name="P4">
Description: The water level in the Dnieper River in the post of Kherson post as of June 17 reaches 0.94 meters. - Ukrinform.</text:p>
      <text:p text:style-name="P4">
Images: ['<text:a xlink:type="simple" xlink:href="https://static.ukrinform.com/photos/2023_06/thumb_files/630_360_1686579448-436.jpg" text:style-name="Internet_20_link" text:visited-style-name="Visited_20_Internet_20_Link">
630_360_16865...</text:a>
']</text:p>
      <text:p text:style-name="P4">
Tags: ['Дніпро', 'Херсон', 'Вода', 'Каховська ГЕС']</text:p>
      <text:p text:style-name="P4">
Type: Article</text:p>
      <!--METADATA-->
      <text:p text:style-name="P4">
<draw:frame draw:style-name="fr1" draw:name="Image39" text:anchor-type="as-char" svg:width="6.9236in" svg:height="3.956343in" draw:z-index="0">
<draw:image xlink:href="../Images/yкринформ/2023-06-17T-8-40-00-03-00/630_360_1686579448-436.jpg" xlink:type="simple" xlink:show="embed" xlink:actuate="onLoad" draw:mime-type="image/jpeg"/>
</draw:frame>
The level in the Dnieper River in the creation of the Kherson post as of June 17 is 0,94 meters.</text:p>
      <text:p text:style-name="P4">
According to Ukrinform, the State Emergency Service was reported in <text:a xlink:type="simple" xlink:href="https://t.me/dsns_telegram/17813" text:style-name="Internet_20_link" text:visited-style-name="Visited_20_Internet_20_Link">
telegram</text:a>
.</text:p>
      <text:p text:style-name="P4">
"On the Dnieper River, a gradual decrease in the level [water] is observed in the post of Kherson post.(https://www.ukrinform.ua/tag-voda)and is at the level of 0.94 m "," is in the message.</text:p>
      <text:p text:style-name="P4">
According to the SES, as of this time, 1 thousand 274 houses in six settlements remain under the Kherson region on the right bank of the Kherson region. Timely captured by the Russians of the Left Bank of the region is flooded 17 inhabited punks.</text:p>
      <text:p text:style-name="P4">
It is reported that more than 24 thousand tons of water from 82 buildings and cellars have been pumped. Since the beginning of the work, more than 107 thousand tons of water with 413 buildings and cellars have been pumped, 68 motor pumps are involved.</text:p>
      <text:p text:style-name="P4">
Citizens in total were delivered 401 tons of water and more than 36 thousand 597 kilograms of food and essential.</text:p>
      <text:p text:style-name="P4">
<text:span text:style-name="T4">
 Read also: </text:span>
 <text:a xlink:type="simple" xlink:href="https://www.ukrinform.ua/rubric-regions/3723809-naslidki-pidrivu-kahovskoi-grebli-golova-zaporizkoi-ova-rozpoviv-pro-riven-vodi-v-oblasti.html" text:style-name="Internet_20_link" text:visited-style-name="Visited_20_Internet_20_Link">
the consequences of Kakhovskaya dams: the head of Zaporizhzhia told about <text:span text:style-name="T4">
 level </text:span>
 <text:span text:style-name="T4">
 </text:span>
 water ** in the region</text:a>
As reported <text:a xlink:type="simple" xlink:href="https://www.ukrinform.ua/rubric-other_news/3718791-pidriv-rosianami-kahovskoi-ges-vsi-novini.html" text:style-name="Internet_20_link" text:visited-style-name="Visited_20_Internet_20_Link">
Ukrinform</text:a>
, at night, on June 6, the Russian army blown up the Dam of the Kakhovka Hydroelectric Power Plant, causing scale. A number of settlements of Kherson region were underwater. Also, the territory of the Mykolaiv region was injured from the flood.</text:p>
      <text:p text:style-name="P4">
The Kakhovka hydroelectric power station itself almost completely underwater before dinner on June 6. The station is not subject to renewal.</text:p>
      <text:p text:style-name="P4">
News Source: <text:a xlink:type="simple" xlink:href="https://www.ukrinform.ua/rubric-regions/3724271-u-hersoni-riven-dnipra-sagnuv-nizce-za-metr.html" text:style-name="Internet_20_link" text:visited-style-name="Visited_20_Internet_20_Link">
https://www.ukrinform.ua/rubric-regions/3724271-u-hersoni-riven-dnipra-sagnuv-nizce-za-metr.html</text:a>
</text:p>
      <!--NEWS-->
      <text:h text:style-name="P10" text:outline-level="1">
<text:span text:style-name="T4">
European Games: History of Ukrainian Basketball Teams 3x3</text:span>
</text:h>
      <text:p text:style-name="P4">
Authors: Ukrinform (Person)</text:p>
      <text:p text:style-name="P4">
Publisher: Укринформ (Organization)</text:p>
      <text:p text:style-name="P4">
Published Time: 2023-06-17T09:57:52+03:00</text:p>
      <text:p text:style-name="P4">
Modified Time: 2023-06-17T09:57:52+03:00</text:p>
      <text:p text:style-name="P4">
Description: Next week, European games-2023 will start in Krakow. - Ukrinform.</text:p>
      <text:p text:style-name="P4">
Images: ['<text:a xlink:type="simple" xlink:href="https://static.ukrinform.com/photos/2023_06/thumb_files/630_360_1686984394-322.jpg" text:style-name="Internet_20_link" text:visited-style-name="Visited_20_Internet_20_Link">
630_360_16869...</text:a>
']</text:p>
      <text:p text:style-name="P4">
Tags: ['Баскетбол', 'Спорт', 'Збірна України', 'Європейські ігри']</text:p>
      <text:p text:style-name="P4">
Type: Article</text:p>
      <!--METADATA-->
      <text:p text:style-name="P4">
<draw:frame draw:style-name="fr1" draw:name="Image40" text:anchor-type="as-char" svg:width="6.9236in" svg:height="3.956343in" draw:z-index="0">
<draw:image xlink:href="../Images/yкринформ/2023-06-17T09-57-52-03-00/630_360_1686984394-322.jpg" xlink:type="simple" xlink:show="embed" xlink:actuate="onLoad" draw:mime-type="image/jpeg"/>
</draw:frame>
The Venan week in Krakow starts European Games-2023.</text:p>
      <text:p text:style-name="P4">
These will be the third European games in history, for the third time on them <text:a xlink:type="simple" xlink:href="https://fbu.ua/news/vropeysk-gri-2023-storya-vistupv-ukranskih-zbrnih" text:style-name="Internet_20_link" text:visited-style-name="Visited_20_Internet_20_Link">
will be represented by Basketball 3x3</text:a>
And for the third time in the competition will play the women's national team of Ukraine. Our men qualified only for European games-2019, reports.</text:p>
      <text:p text:style-name="P4">
Recall the previous performances of Ukrainian national teams in basketball of 3x3 Navara Games.</text:p>
      <text:p text:style-name="P4">
At the first tournament in Baku -2015, the girls became one of the triumph tracks - Victoria Pasyuk, Crystina Matsko returned home with awards home.(Filevich), Olga Maznichenko and Anna Zarytska(Steering).</text:p>
      <text:p text:style-name="P4">
Українки впевнено виграли всі матчі групового етапу, почергово обігравши Чехію(15:11), Turkey(19:11)and Belgium(17:12). Відповідно до формату, до плей-офф потрапляли всі збірні, і шлях до медалей починався з 1/8 фіналу. Тамукраїнки обіграли Словаччину - 16:8, у чвертьфіналі був непростий матч зГрецією - 21:19, а у півфіналі нашим дівчатам вдалось перемогти Словенію -21:16. В фінальному матчі українки поступили збірній Росії - 17:22, завоювавши«срібло».</text:p>
      <text:p text:style-name="P4">
За чотири роки на Європейських іграх в Мінську-2019 виступили обидві нашізбірні, але жодній з них не вдалось подолати груповий етап.</text:p>
      <text:p text:style-name="P4">
Жіноча комнада, яка виступила у складі Вікторії Кондусь (Balaban), Veronicikosmach, Anna Rollova and Tatiana Yurkevichus, began the victory competition(14:8), but here were the defeat of Spain(15:17)and Estonia(17:20).</text:p>
      <text:p text:style-name="P4">
Чоловіча збірна, за яку зіграли Дмитро Липовцев, Євген Балабан, АндрійКожемякін та Олексій Щепкін, теж стартувала з перемоги, здолавши Францію(18:14). Далі була перемога над Італією (21:16)And the defeat of Russia(14:21). Упідсумку три збірні мали рівну кількість перемог, але за рівницею набранихочок українці стали третіми в групі.</text:p>
      <text:p text:style-name="P4">
На Європейських іграх-2023 у Кракові українські баскетболістки потрапила догрупи С, де також зіграють збірні Литви, Польщі та Естонії.</text:p>
      <text:p text:style-name="P4">
<text:span text:style-name="T4">
Читайте також:</text:span>
 <text:a xlink:type="simple" xlink:href="https://www.ukrinform.ua/rubric-sports/3716877-262-sportsmeni-predstavlatimut-ukrainu-na-iii-evropejskih-igrah.html" text:style-name="Internet_20_link" text:visited-style-name="Visited_20_Internet_20_Link">
 262 спортсмени представлятимуть Україну на IIIЄвропейських іграх </text:a>
The two best teams from the group reach the quarterfinals, and then the Won the Won the Won the Won of European Games.</text:p>
      <text:p text:style-name="P4">
The performance at the competition will bring the scores to the Inlidewide Rating Guard, which affects the Olympic qualification.</text:p>
      <text:p text:style-name="P4">
News Source: <text:a xlink:type="simple" xlink:href="https://www.ukrinform.ua/rubric-sports/3724083-evropejski-igri-istoria-vistupiv-ukrainskih-zbirnih-z-basketbolu-3h3.html" text:style-name="Internet_20_link" text:visited-style-name="Visited_20_Internet_20_Link">
https://www.ukrinform.ua/rubric-sports/3724083-evropejski-igri-istoria-vistupiv-ukrainskih-zbirnih-z-basketbolu-3h3.html</text:a>
</text:p>
      <!--NEWS-->
      <text:h text:style-name="P10" text:outline-level="1">
<text:span text:style-name="T4">
Air Force in Telegram does not detail where the rockets of the Russian Federation fly, only indicate the direction - Ignati</text:span>
</text:h>
      <text:p text:style-name="P4">
Authors: Ukrinform (Person)</text:p>
      <text:p text:style-name="P4">
Publisher: Укринформ (Organization)</text:p>
      <text:p text:style-name="P4">
Published Time: 2023-06-17T0:22:00+03:00</text:p>
      <text:p text:style-name="P4">
Modified Time: 2023-06-17T20:22:00+03:00</text:p>
      <text:p text:style-name="P4">
Description: The Air Force telegram provides information from where Russian missiles flew, how many air defense of Ukraine destroyed them, but without details-where exactly the missiles fly: only the direction is called. - Ukrinform.</text:p>
      <text:p text:style-name="P4">
Images: ['<text:a xlink:type="simple" xlink:href="https://static.ukrinform.com/photos/2023_04/thumb_files/630_360_1681053650-211.jpg" text:style-name="Internet_20_link" text:visited-style-name="Visited_20_Internet_20_Link">
630_360_16810...</text:a>
']</text:p>
      <text:p text:style-name="P4">
Tags: ['Повітряні сили ЗСУ', 'Війна з Росією', 'Повітряна тривога', 'ППО', 'Ігнат']</text:p>
      <text:p text:style-name="P4">
Type: Article</text:p>
      <!--METADATA-->
      <text:p text:style-name="P4">
<draw:frame draw:style-name="fr1" draw:name="Image41" text:anchor-type="as-char" svg:width="6.9236in" svg:height="3.956343in" draw:z-index="0">
<draw:image xlink:href="../Images/yкринформ/2023-06-17T0-22-00-03-00/630_360_1681053650-211.jpg" xlink:type="simple" xlink:show="embed" xlink:actuate="onLoad" draw:mime-type="image/jpeg"/>
</draw:frame>
The Air Force telegram provides information from where Russian missiles flew, how many air defense of Ukraine destroyed them, but without details-where exactly the missiles fly: only the direction is called.</text:p>
      <text:p text:style-name="P4">
This was reported in a comment <text:a xlink:type="simple" xlink:href="https://ukr.radio/news.html" text:style-name="Internet_20_link" text:visited-style-name="Visited_20_Internet_20_Link">
Ukrainian Radio</text:a>
The spokesman of the Air Force Command Yuri Ignat, Ukrinform reports.</text:p>
      <text:p text:style-name="P4">
According to him, the Air Force Telegram-Channel will inform the population of the main rocket attacks: "It is clear that all <text:a xlink:type="simple" xlink:href="https://www.ukrinform.ua/tag-povitrana-trivoga" text:style-name="Internet_20_link" text:visited-style-name="Visited_20_Internet_20_Link">
air anxiety</text:a>
It is hardly advisable to give, because we have an application "Air Anxiety", there are state institutions that are officially reported. We publish our official speeches there, the result of booe work per night. Yesterday(June 16 - Ed.)For example, 6 "daggers", 6 winged "Caliber" rockets, drones were destroyed. And we publish information - where we flew, how much we destroyed, which air brigade did.</text:p>
      <text:p text:style-name="P4">
However, where the missiles fly, he said, in the air forces will not - will only indicate the direction. "There will be notifications that TU-95 flew, for example, that they are moving to the Caspian area and there will be there They report to the population that there are likely launches. The air forces will do it from a proven source, and a verified telegram canal with a blue tick will be reported. A present link is not anonymous channels, in media representatives in particular, but an official source, "-said a spokesman for air forces Armed Forces. He urged to not use the anonymous TG channels in finding information about air attacks.</text:p>
      <text:p text:style-name="P4">
<text:span text:style-name="T4">
 Read also: </text:span>
 <text:a xlink:type="simple" xlink:href="https://www.ukrinform.ua/rubric-ato/3724006-reznikov-sprognozuvav-koli-ukraina-zmoze-postaviti-na-ozbroenna-f16.html" text:style-name="Internet_20_link" text:visited-style-name="Visited_20_Internet_20_Link">
Reznikov predicted when Ukraine will be able to put the F-16 innovation</text:a>
He added that there will be information about the launches, the entry of missiles into the territory of Ukraine, and where they are heading, and the heads of the regions will be able to strengthen this information somewhere: "They will be able to inform that the air defense will work in the region, so" we ask everyone to go into shelter. "According to him, ordinary users of social networks are forbidden to publish a video of the air defense photos - this is one aspect. "The other is the direction of movement of rockets in real time, as well as to identify them with our system and non -detection - it is a key thing that is uncomfortable to speak." Ignati gave examples of unacceptable messages. "They came in and disappeared from radars, appeared in another area" - this information can be the most. "About the ban on showing fragments and the operation of air defense, apparently everyone knows. Fixing with mobile phones, devices, how our pppogeroically worked when several points of the city are removed from the same rocket, allows to model on the map lines that cross from the location. launch. It can give the enemy a clear picture from where the air defense launch was from. There are other sources that the enemy uses, "Ignat summed up.</text:p>
      <text:p text:style-name="P4">
<text:span text:style-name="T4">
 Read also: </text:span>
 <text:a xlink:type="simple" xlink:href="https://www.ukrinform.ua/rubric-ato/3723768-rosia-moze-popovnuvati-kilkist-kalibriv-gumenuk.html" text:style-name="Internet_20_link" text:visited-style-name="Visited_20_Internet_20_Link">
Russia can replenish the number of "calibers" - Humeniuk</text:a>
The air forces of the Armed Forces were reported on its official telegram channel <text:a xlink:type="simple" xlink:href="https://www.ukrinform.ua/rubric-ato/3723680-povitrani-sili-povidomlatimut-pro-zagrozi-v-rezimi-onlajn-u-telegrami.html" text:style-name="Internet_20_link" text:visited-style-name="Visited_20_Internet_20_Link">
began to inform the population</text:a>
About the threats of rocket strokes and attacks Droam-Kamikadze <text:a xlink:type="simple" xlink:href="https://www.ukrinform.ua/rubric-ato/3723680-povitrani-sili-povidomlatimut-pro-zagrozi-v-rezimi-onlajn-u-telegrami.html" text:style-name="Internet_20_link" text:visited-style-name="Visited_20_Internet_20_Link">
</text:a>
type shahd. Currently, the channel197.7 thousand subscribers.</text:p>
      <text:p text:style-name="P4">
News Source: <text:a xlink:type="simple" xlink:href="https://www.ukrinform.ua/rubric-ato/3724280-povitrani-sili-u-telegrami-ne-detalizuut-kudi-letat-raketi-rf-lise-vkazuut-napram-ignat.html" text:style-name="Internet_20_link" text:visited-style-name="Visited_20_Internet_20_Link">
https://www.ukrinform.ua/rubric-ato/3724280-povitrani-sili-u-telegrami-ne-detalizuut-kudi-letat-raketi-rf-lise-vkazuut-napram-ignat.html</text:a>
</text:p>
      <!--NEWS-->
      <text:h text:style-name="P10" text:outline-level="1">
<text:span text:style-name="T4">
US government debt first exceeded $ 32 trillion</text:span>
</text:h>
      <text:p text:style-name="P4">
Authors: Ukrinform (Person)</text:p>
      <text:p text:style-name="P4">
Publisher: Укринформ (Organization)</text:p>
      <text:p text:style-name="P4">
Published Time: 2023-06-17T10:07:33+03:00</text:p>
      <text:p text:style-name="P4">
Modified Time: 2023-06-17T10:07:33+03:00</text:p>
      <text:p text:style-name="P4">
Description: On Friday, June 16, the US Federal State Debt first exceeded the 32 trillions of US dollars. - Ukrinform.</text:p>
      <text:p text:style-name="P4">
Images: ['<text:a xlink:type="simple" xlink:href="https://static.ukrinform.com/photos/2021_11/thumb_files/630_360_1638095829-464.jpg" text:style-name="Internet_20_link" text:visited-style-name="Visited_20_Internet_20_Link">
630_360_16380...</text:a>
']</text:p>
      <text:p text:style-name="P4">
Tags: ['Економіка', 'США', 'Держборг', 'Долар']</text:p>
      <text:p text:style-name="P4">
Type: Article</text:p>
      <!--METADATA-->
      <text:p text:style-name="P4">
<draw:frame draw:style-name="fr1" draw:name="Image42" text:anchor-type="as-char" svg:width="6.9236in" svg:height="3.956343in" draw:z-index="0">
<draw:image xlink:href="../Images/yкринформ/2023-06-17T10-07-33-03-00/630_360_1638095829-464.jpg" xlink:type="simple" xlink:show="embed" xlink:actuate="onLoad" draw:mime-type="image/jpeg"/>
</draw:frame>
On June 16, the Federal State Debt of the United States exceeded 32 trillions of US dollars for the first time.</text:p>
      <text:p text:style-name="P4">
According to Ukrinform, it reports <text:a xlink:type="simple" xlink:href="http://www.nytimes.com/2023/06/16/business/economy/federal-debt-32-trillion.html" text:style-name="Internet_20_link" text:visited-style-name="Visited_20_Internet_20_Link">
The New York Times</text:a>
With reference to the US Ministry of Finance.</text:p>
      <text:p text:style-name="P4">
It is noted that an exceeding of the $ 32 trillion has occurred earlier than the pre-Pandemic forecasts, which reflects the trillion dollars of emergency expenses to overcome the effects of the Covid-1919 with slow economic growth of the country.</text:p>
      <text:p text:style-name="P4">
Republicans and Democrats have expressed concern for public debt, but no parties have expressed a desire to fight its greatest factors, such as social and health expenditures.</text:p>
      <text:p text:style-name="P4">
"Since we exceed $ 32 trillions, and the end is not visible, it is time for the fundamental reasons for our debt, which is the mandatory increase in costs and lack of sufficient income for their financing," said Michael A. Peterson, executive director of Peter G. Peterson, executive director which is the shortage of state debt deficit.</text:p>
      <text:p text:style-name="P4">
The Peterson Foundation has expressed concern for forecasts that show that for 30 years, the United States will increase public debt by 127 trillion dollars, and interest payments will be almost 40% of all -federal income by 2053.</text:p>
      <text:p text:style-name="P4">
<text:span text:style-name="T4">
 Read also: </text:span>
 <text:a xlink:type="simple" xlink:href="https://www.ukrinform.ua/rubric-polytics/3716311-dvopartijna-ugoda-sodo-skorocenna-vitrat-u-ssa-ne-vpline-na-pidtrimku-ukraini-bilij-dim.html" text:style-name="Internet_20_link" text:visited-style-name="Visited_20_Internet_20_Link">
two -party agreement to reduce expenditures in the United States is not influenced by Ukraine's support - White House</text:a>
As reported by Ukrinform, on June 3, the head of the White House Joe <text:a xlink:type="simple" xlink:href="https://www.ukrinform.ua/tag-bajden" text:style-name="Internet_20_link" text:visited-style-name="Visited_20_Internet_20_Link">
Biden</text:a>
He has approved a law approved by an American Congress, which increases the limits of public debt and allows for Ukraine to avoid default.</text:p>
      <text:p text:style-name="P4">
News Source: <text:a xlink:type="simple" xlink:href="https://www.ukrinform.ua/rubric-world/3724089-derzavnij-borg-ssa-vperse-perevisiv-32-triljoni.html" text:style-name="Internet_20_link" text:visited-style-name="Visited_20_Internet_20_Link">
https://www.ukrinform.ua/rubric-world/3724089-derzavnij-borg-ssa-vperse-perevisiv-32-triljoni.html</text:a>
</text:p>
      <!--NEWS-->
      <text:h text:style-name="P10" text:outline-level="1">
<text:span text:style-name="T4">
Ukraine is working on a clear vision of implementation of the conclusions of the Venice Commission</text:span>
</text:h>
      <text:p text:style-name="P4">
Authors: Ukrinform (Person)</text:p>
      <text:p text:style-name="P4">
Publisher: Укринформ (Organization)</text:p>
      <text:p text:style-name="P4">
Published Time: 2023-06-17T10:12:32+03:00</text:p>
      <text:p text:style-name="P4">
Modified Time: 2023-06-17T10:12:32+03:00</text:p>
      <text:p text:style-name="P4">
Description: For Ukraine, the conclusions and recommendations of the Venice Commission on the Laws on the Deoligarchization and National Members and the Law on the procedure for the selection of judges of the Constitutional Court were not unexpected. - Ukrinform.</text:p>
      <text:p text:style-name="P4">
Images: ['<text:a xlink:type="simple" xlink:href="https://static.ukrinform.com/photos/2023_04/thumb_files/630_360_1681984991-651.jpg" text:style-name="Internet_20_link" text:visited-style-name="Visited_20_Internet_20_Link">
630_360_16819...</text:a>
']</text:p>
      <text:p text:style-name="P4">
Tags: ['Закон', 'Конституційний Суд', 'Венеційська комісія', 'Нацменшини', 'Олігархи']</text:p>
      <text:p text:style-name="P4">
Type: Article</text:p>
      <!--METADATA-->
      <text:p text:style-name="P4">
<draw:frame draw:style-name="fr1" draw:name="Image43" text:anchor-type="as-char" svg:width="6.9236in" svg:height="3.956343in" draw:z-index="0">
<draw:image xlink:href="../Images/yкринформ/2023-06-17T10-12-32-03-00/630_360_1681984991-651.jpg" xlink:type="simple" xlink:show="embed" xlink:actuate="onLoad" draw:mime-type="image/jpeg"/>
</draw:frame>
For Ukraine, the conclusions and recommendations of the Venice Commission on the laws of prodeoligarchchization and national minorities and a bill on the procedure for the selection of the Constitutional Court were not unexpected.</text:p>
      <text:p text:style-name="P4">
The Ukrainian side is already working on developing a clear vision of further years to implement them. Olga Stephanyshyn said this in a comment to Ukrinform in a comment to Ukrinform.</text:p>
      <text:p text:style-name="P4">
“We continue to work on the implementation of seven recommendations of the European Commission, this is necessary to move to the next level of the EU accession process - the discrepancy of negotiations. The Venice Commission on June 10-13 published three-stage by two laws(About deoligarchization and national minorities - ed.)and one bill(On the procedure for selecting Judges of the CCU - ed.). The texts of the conclusions of the planning are not unexpected for us, and we are already working on making a vision of further steps for their implementation, ”said <text:a xlink:type="simple" xlink:href="https://www.ukrinform.ua/tag-stefanisina" text:style-name="Internet_20_link" text:visited-style-name="Visited_20_Internet_20_Link">
Stefanyshyn</text:a>
.</text:p>
      <text:p text:style-name="P4">
At the same time, she paid attention to several points. In particular, commenting on the conclusion of the law No. 9322 on the improvement of the procedure for the selection of the Constitutional Court, Stephanishin noted that the Venice Commission supported the proposed approach.</text:p>
      <text:p text:style-name="P4">
<text:span text:style-name="T4">
 Read also: </text:span>
 <text:a xlink:type="simple" xlink:href="https://www.ukrinform.ua/rubric-society/3722934-ekspert-vidkladenna-implementacii-zakonu-pro-osvitu-ce-pidgotovka-do-vilnuskogo-samitu.html" text:style-name="Internet_20_link" text:visited-style-name="Visited_20_Internet_20_Link">
expert: posting of the implementation of the Law on Education "is preparation for the Vilnius Summit</text:a>
"On the same day when the conclusion was published, the bill was voted in the first reading, he is currently preparing for the second, taking into account the positions expressed by the Venation Commission," the government informed.</text:p>
      <text:p text:style-name="P4">
She also noted that there were resistant consultations on the so -called anti -oligarchic law. “In its conclusion, the Venice Commission is recommended to reproduce the implementation of the law. After the war, we will carry out its comprehensive assessment and return to this issue. Meanwhile, the Venice Commission of Zavaklado implementation of systematic steps that were discussed earlier, and we have confirmed the readiness of this, ”Viceremierka said.</text:p>
      <text:p text:style-name="P4">
Stephanyshina also reminded that the Venice Commission congratulated the adoption of the Law on National Minorities(community)»And noted the cooperation of the Ukrainian side in preparing the conclusion to it.“We are grateful for this dialogue. At the same time, the arguments of the Ukrainian side were not fully heard. We emphasized the importance of taking into account the context, that is, the Fact of the full -scale war of Russia against Ukraine. Unfortunately, in the conclusion there is a lack of understanding of the sensitivity of a number of questions and features of the Ukrainian case, ”she stated.</text:p>
      <text:p text:style-name="P4">
In this context, Viceremierk noted that although the subject of consideration was a state law passed in December last December, the Venice Commission included a recommendation in the text on other laws.</text:p>
      <text:p text:style-name="P4">
"We are currently working out a conclusion and preparing a vision of further steps. At the same time, I want to point out that a lot of systematic work on the state target program is ongoing to protect the rights and capabilities of national minorities(communities). Частина рекомендацій Венеційки буде врахована у Програмі,концепція якої вже затверджена урядом», - поінформувала Стефанішина.</text:p>
      <text:p text:style-name="P4">
Вона також нагадала, що при розробці цих документів було проведено десяткиконсультацій з представниками національних меншин (communities)and involved experts of the Council of Europe, the European Commission.</text:p>
      <text:p text:style-name="P4">
<text:span text:style-name="T4">
 Read also: </text:span>
 <text:a xlink:type="simple" xlink:href="https://www.ukrinform.ua/rubric-polytics/3722340-pidhid-u-zakoni-pro-deoligarhizaciu-mae-karalnij-harakter-visnovok-venecijskoi-komisii.html" text:style-name="Internet_20_link" text:visited-style-name="Visited_20_Internet_20_Link">
approach in the Law on Deoligarchization has a punitive character - a conclusion <text:span text:style-name="T4">
 Venice </text:span>
 commission</text:a>
As reported by Ukrinform, <text:a xlink:type="simple" xlink:href="https://www.ukrinform.ua/rubric-polytics/3722213-venecijska-komisia-opriludnila-rekomendacii-sodo-ukrainskogo-zakonu-pro-nacmensini.html" text:style-name="Internet_20_link" text:visited-style-name="Visited_20_Internet_20_Link">
the Venice Commission on June 13 has published</text:a>
CONCLUSIONS ARE THE LAW "On National Minorities(community)"In which Ukraine recommended to review some of the provisions of this European Integration Law, as well as the Law of Ukraine" On Prevention of Threats of National Security, associated with excessive influence(oligarchs)»With a recommendation <text:a xlink:type="simple" xlink:href="https://www.ukrinform.ua/rubric-polytics/3720619-venecijska-komisia-rekomendue-ukraini-pocekati-z-implementacieu-zakonu-pro-oligarhiv-do-kinca-vijni.html" text:style-name="Internet_20_link" text:visited-style-name="Visited_20_Internet_20_Link">
delay its implementation</text:a>
because of the war.</text:p>
      <text:p text:style-name="P4">
News Source: <text:a xlink:type="simple" xlink:href="https://www.ukrinform.ua/rubric-polytics/3724091-ukraina-pracue-nad-citkim-bacennam-implementacii-visnovkiv-venecijskoi-komisii.html" text:style-name="Internet_20_link" text:visited-style-name="Visited_20_Internet_20_Link">
https://www.ukrinform.ua/rubric-polytics/3724091-ukraina-pracue-nad-citkim-bacennam-implementacii-visnovkiv-venecijskoi-komisii.html</text:a>
</text:p>
      <!--NEWS-->
      <text:h text:style-name="P10" text:outline-level="1">
<text:span text:style-name="T4">
During the day, the Russians attacked nine regions of Ukraine - erection of ova</text:span>
</text:h>
      <text:p text:style-name="P4">
Authors: Ukrinform (Person)</text:p>
      <text:p text:style-name="P4">
Publisher: Укринформ (Organization)</text:p>
      <text:p text:style-name="P4">
Published Time: 2023-06-17T10:12:57+03:00</text:p>
      <text:p text:style-name="P4">
Modified Time: 2023-06-17T10:12:57+03:00</text:p>
      <text:p text:style-name="P4">
Description: Russian invaders per day have attacking nine regions of Ukraine, there are killed and injured people. - Ukrinform.</text:p>
      <text:p text:style-name="P4">
Images: ['<text:a xlink:type="simple" xlink:href="https://static.ukrinform.com/photos/2023_06/thumb_files/630_360_1686924665-924.jpg" text:style-name="Internet_20_link" text:visited-style-name="Visited_20_Internet_20_Link">
630_360_16869...</text:a>
']</text:p>
      <text:p text:style-name="P4">
Tags: ['Обстріл', 'Війна з Росією', 'Регіони']</text:p>
      <text:p text:style-name="P4">
Type: Article</text:p>
      <!--METADATA-->
      <text:p text:style-name="P4">
<draw:frame draw:style-name="fr1" draw:name="Image44" text:anchor-type="as-char" svg:width="6.9236in" svg:height="3.956343in" draw:z-index="0">
<draw:image xlink:href="../Images/yкринформ/2023-06-17T10-12-57-03-00/630_360_1686924665-924.jpg" xlink:type="simple" xlink:show="embed" xlink:actuate="onLoad" draw:mime-type="image/jpeg"/>
</draw:frame>
The Russian -headed people have been attacking nine regions of Ukraine, and people have been killed.</text:p>
      <text:p text:style-name="P4">
According to Ukrinform, this is reported in the consolidated information of the regional military administrations about the situation in the regions of Ukraine as of 9:00 Saturday, June 17.</text:p>
      <text:p text:style-name="P4">
Yesterday, the Kiev region attacked the enemy by various types of missiles and drones. It was without hits.</text:p>
      <text:p text:style-name="P4">
As a result of the fall of the debris in one of the settlements, six people were injured, among them one child. Everyone was provided with medical care.</text:p>
      <text:p text:style-name="P4">
More than 30 private homes and outbuildings were damaged. Three private buildings are destroyed.</text:p>
      <text:p text:style-name="P4">
Also, the fall of the fragments occurred forest and herbal litter. All ignition is localized. Damage information is updated.</text:p>
      <text:p text:style-name="P4">
<text:span text:style-name="T4">
 Read also: </text:span>
 <text:a xlink:type="simple" xlink:href="https://www.ukrinform.ua/rubric-ato/3723948-zelenskij-poasniv-comu-rosia-bila-raketami-po-kievu-v-den-priizdu-delegacii-z-afriki.html" text:style-name="Internet_20_link" text:visited-style-name="Visited_20_Internet_20_Link">
Zelensky explained why Russia beat rockets in Kiev during the day of the delegation from Africa</text:a>
In the Chernihiv region eight shelling was recorded per day: mortars, artillery, from uncontrollable aviation missiles. All-in the Novgorod-Siverskyi district. In the village of Semenovsk community, a fire had occurred through a mortar fire, four outbuildings were burned, and a residential building was damaged. Without victims.</text:p>
      <text:p text:style-name="P4">
In the Sumy region at night and in the morning 10 mortars and artillery shots were recorded(40 explosions)and firing of small arms(10 machine gun queues)border territories. The shelling was suffered by Khotinsk, Belopilsk, Yunakovskaya, Shaliginsk, Esmanskaya, Seredi-Budsk, Znob-Novgorod. According to preliminary data - without consequences.</text:p>
      <text:p text:style-name="P4">
Yesterday during the day the Russians carried out 22 border shelling. 117 blades were recorded. The shelling was suffered by Mykolaiv, Khotinskaya, Krasnopil, Belopilsk, Yunakovskaya, Shaliginsk, Druzhbivska, Esmanskaya, Secondary-Budsk, Znob-Novgorod, Glukhiv, Novoslobidskaya, Velikopisarivska.</text:p>
      <text:p text:style-name="P4">
In the Zaporizhzhia region last day, the enemy struck 99 beats of 20 inhabited donations. Three times attacked Gulyaipole from UAV, made 16 strokes from the RSSV of ren, Olgiv, charming and 78 Artobhtlings on Orikhov, Guliaypol, Novoandriivka, Malinovtsi, Stepnogorsk, Kamyansk and other Zinifrotrot villages. He destroyed 15 more civil infrastructure.Yesterday, the aggressor terrorized Nikopol. He covered the city with heavy artillery. Due to the city, 17 private homes and 16 business structures are damaged in the city. Three gas pipelines and power lines are beaten.</text:p>
      <text:p text:style-name="P4">
An 81-year-old man died from injuries. The woman was 78 years old. She has a wound. Hospitalized in a state of moderate.</text:p>
      <text:p text:style-name="P4">
<text:span text:style-name="T4">
 Read also: </text:span>
 <text:a xlink:type="simple" xlink:href="https://www.ukrinform.ua/rubric-ato/3722500-derzdep-pro-udar-po-krivomu-rogu-ce-se-odne-svidcenna-kampanii-rf-zi-znisenna-ukrainciv.html" text:style-name="Internet_20_link" text:visited-style-name="Visited_20_Internet_20_Link">
State Department on Kryvyi Rih: This is another evidence of the Russian Federation campaign for the destruction of Ukrainians</text:a>
In <text:a xlink:type="simple" xlink:href="https://www.ukrinform.ua/tag-harkivsina" text:style-name="Internet_20_link" text:visited-style-name="Visited_20_Internet_20_Link">
Kharkiv region</text:a>
The enemy struck the punched outlet of the Budarka during the day during the day. He made mortar and artillery shelters of permanent points, Red Star, Deep, Lipka, Zelene, Ternova, Ogirtseve, Vovchansk, Vovchansky Farms, Bochkovo and Lowka.</text:p>
      <text:p text:style-name="P4">
In the Kupyansk direction of artillery and mortar shelling, enemy, Kamyanka, Krasne first, Figolivka, Novomlinsk, two -year -old, Western, such acid.</text:p>
      <text:p text:style-name="P4">
Last night during a hostile shelling of the village. Kozacha Lopan of Kharkiv district, a private home and outbuildings were damaged. Without the victims.</text:p>
      <text:p text:style-name="P4">
In the village of two -year -old Kupyansk district, the shelling was injured and a man was injured.</text:p>
      <text:p text:style-name="P4">
In the Luhansk region yesterday the Russians opened fire along the entire line of Front. Novoselovskoye, Stelmakhivka, Nevskoye and Bigorivka came under artillery and mortar strikes. During the day, the enemy made 113 tubes, releasing 526 shells.</text:p>
      <text:p text:style-name="P4">
In the Donetsk region, yesterday the Russians fired at 9 settlements, including: Konstantinovka, Krasnogorivka, Kurakhovo, Avdiivka, Veliko Novosilka village, town York York, Ocheretyne village, Bogoyavlenko village, Toretsk.</text:p>
      <text:p text:style-name="P4">
<text:span text:style-name="T4">
 Read also: </text:span>
 <text:a xlink:type="simple" xlink:href="https://www.ukrinform.ua/rubric-ato/3723644-pid-bahmutom-trivae-nastup-na-okremih-napramkah-dla-vitisnenna-rosian-sirskij.html" text:style-name="Internet_20_link" text:visited-style-name="Visited_20_Internet_20_Link">
under <text:span text:style-name="T4">
 Bakhmut </text:span>
 Ohm ohm continues on separate directions for the identification of Russians - Syrsky</text:a>
Four dwellings, outbuildings, two shops, school were damaged. One person was killed.</text:p>
      <text:p text:style-name="P4">
In the Nikolaev area yesterday, the enemy struck artillery blows on the Portozon of the city of Ochakiv community. There are no victims.</text:p>
      <text:p text:style-name="P4">
Also in the evening hostile shelling was recorded on the water area of the Ochakov community. It was without victims.In just a day as a result of Russian aggression, two people were killed, 25 - dusted.</text:p>
      <text:p text:style-name="P4">
Yesterday, the Russian army was covered by Kherson with massive fire, - they died in the Tavriy Microdi district, a ship district and a central part of the city. Through the shelling of the medical facility, kindergartens, supermarket, dwellings, cars, lines.</text:p>
      <text:p text:style-name="P4">
As a result of Russian terrorist strikes, 23 people, average three children, were injured.</text:p>
      <text:p text:style-name="P4">
The Russian army also covered with fire from the jet and barrel artillery. Terrorists were beat on residential buildings. Due to the hit in one zosel, the couple was killed. The woman was killed on the spot, the man was trying to rescue doctors, but he died from the injuries to the hospital.</text:p>
      <text:p text:style-name="P4">
Also, they also felt in the Whitezer. A 37-year-old woman was injured there. In a state of moderateness, she was hospitalized.</text:p>
      <text:p text:style-name="P4">
A 49-year-old man was injured in the village of Shlyakhovo in the Beryslav district. He has severe injuries, doctors struggle.</text:p>
      <text:p text:style-name="P4">
<text:span text:style-name="T4">
 Read also: </text:span>
 <text:a xlink:type="simple" xlink:href="https://www.ukrinform.ua/rubric-ato/3724078-na-hersonsini-zalisautsa-pidtoplenimi-28-naselenih-punktiv-z-nih-17-na-zahoplenij-teritorii.html" text:style-name="Internet_20_link" text:visited-style-name="Visited_20_Internet_20_Link">
on <text:span text:style-name="T4">
 Kherson </text:span>
 Dozhni remain flooded 28 inhabited donations, 17 of them in the captured territory</text:a>
As reported by Ukrinform, in the Kherson region as a result of the blasting of the Russian army of Kakhovskaya hydroelectric power station <text:a xlink:type="simple" xlink:href="https://www.ukrinform.ua/rubric-ato/3724078-na-hersonsini-zalisautsa-pidtoplenimi-28-naselenih-punktiv-z-nih-17-na-zahoplenij-teritorii.html" text:style-name="Internet_20_link" text:visited-style-name="Visited_20_Internet_20_Link">
remain flooded</text:a>
28 Posted points, 17 of them in a temporarily captured territory.</text:p>
      <text:p text:style-name="P4">
News Source: <text:a xlink:type="simple" xlink:href="https://www.ukrinform.ua/rubric-regions/3724092-za-dobu-rosiani-atakuvali-devat-regioniv-ukraini-zvedenna-ova.html" text:style-name="Internet_20_link" text:visited-style-name="Visited_20_Internet_20_Link">
https://www.ukrinform.ua/rubric-regions/3724092-za-dobu-rosiani-atakuvali-devat-regioniv-ukraini-zvedenna-ova.html</text:a>
</text:p>
      <!--NEWS-->
      <text:h text:style-name="P10" text:outline-level="1">
<text:span text:style-name="T4">
Winger of the national team of Ukraine Mikhail Mudryk: Never doubt me</text:span>
</text:h>
      <text:p text:style-name="P4">
Authors: Ukrinform (Person)</text:p>
      <text:p text:style-name="P4">
Publisher: Укринформ (Organization)</text:p>
      <text:p text:style-name="P4">
Published Time: 2023-06-17T10:13:42+03:00</text:p>
      <text:p text:style-name="P4">
Modified Time: 2023-06-17T10:13:42+03:00</text:p>
      <text:p text:style-name="P4">
Description: Winger of the national football team Mikhail Mudryk commented on the victory over Northern Macedonia (3: 2) and Euro-2023 qualifications. - Ukrinform.</text:p>
      <text:p text:style-name="P4">
Images: ['<text:a xlink:type="simple" xlink:href="https://static.ukrinform.com/photos/2023_06/thumb_files/630_360_1686985341-991.jpeg" text:style-name="Internet_20_link" text:visited-style-name="Visited_20_Internet_20_Link">
630_360_16869...</text:a>
']</text:p>
      <text:p text:style-name="P4">
Tags: ['Європа', 'Футбол', 'Збірна України', 'Північна Македонія']</text:p>
      <text:p text:style-name="P4">
Type: Article</text:p>
      <!--METADATA-->
      <text:p text:style-name="P4">
<draw:frame draw:style-name="fr1" draw:name="Image45" text:anchor-type="as-char" svg:width="6.9236in" svg:height="3.956343in" draw:z-index="0">
<draw:image xlink:href="../Images/yкринформ/2023-06-17T10-13-42-03-00/630_360_1686985341-991.jpeg" xlink:type="simple" xlink:show="embed" xlink:actuate="onLoad" draw:mime-type="image/jpeg"/>
</draw:frame>
Winger -border Ukraine in football Mikhail Mudryk commented on the victory over Northern Maxedonia(3:2)and qualifications of Euro-2023.</text:p>
      <text:p text:style-name="P4">
The London's "Chelsea" player <text:a xlink:type="simple" xlink:href="http://https://www.youtube.com/watch" text:style-name="Internet_20_link" text:visited-style-name="Visited_20_Internet_20_Link">
asked</text:a>
There is never a doubt of Ukrainian sympathizer -likeball, Ukrinform reports.</text:p>
      <text:p text:style-name="P4">
“I can't say that we have not come out for this game. Perhaps a little fatigue was signs. But then, when they realized that "either the gentleman or the missing", they began to get the stocks that everyone had. 0: 2 is not a sentence yet. They were fighting. I want to say, "Never doubt me." We have such moments with hemp and for Shakhtar. Very glad he scored, found himself in the right place at the right time. About the second assist: I saw Vanata and Vitya Tsygankov. It was necessary to choose. He saw that the vanat was not ready, and Vitya was just running out of the defenders. He gave him into the zone, ”Mudryk said.</text:p>
      <text:p text:style-name="P4">
<text:span text:style-name="T4">
 Read also: </text:span>
 <text:a xlink:type="simple" xlink:href="https://www.ukrinform.ua/rubric-sports/3724069-rebrov-u-drugomu-tajmi-mi-pokazali-insij-riven-gri-i-zdobuli-vazlivi-ocki.html" text:style-name="Internet_20_link" text:visited-style-name="Visited_20_Internet_20_Link">
<text:span text:style-name="T4">
 Rebrov </text:span>
: In the second half we showed a different level of the game I got important points</text:a>
As it was reported, in the first match of qualification to Euro-2024 the national team of Ukraine became England(0:2).</text:p>
      <text:p text:style-name="P4">
У наступному поєдинку відбору українці 19 червня зіграють з командою Мальти.</text:p>
      <text:p text:style-name="P4">
Фото: uaf.ua.</text:p>
      <text:p text:style-name="P4">
News Source: <text:a xlink:type="simple" xlink:href="https://www.ukrinform.ua/rubric-sports/3724093-vinger-zbirnoi-ukraini-mihajlo-mudrik-nikoli-ne-sumnivajtesa-u-meni.html" text:style-name="Internet_20_link" text:visited-style-name="Visited_20_Internet_20_Link">
https://www.ukrinform.ua/rubric-sports/3724093-vinger-zbirnoi-ukraini-mihajlo-mudrik-nikoli-ne-sumnivajtesa-u-meni.html</text:a>
</text:p>
      <!--NEWS-->
      <text:h text:style-name="P10" text:outline-level="1">
<text:span text:style-name="T4">
In Uganda militants related to IDIL attacked school: 25 dead</text:span>
</text:h>
      <text:p text:style-name="P4">
Authors: Ukrinform (Person)</text:p>
      <text:p text:style-name="P4">
Publisher: Укринформ (Organization)</text:p>
      <text:p text:style-name="P4">
Published Time: 2023-06-17T10:22:00+03:00</text:p>
      <text:p text:style-name="P4">
Modified Time: 2023-06-17T10:22:00+03:00</text:p>
      <text:p text:style-name="P4">
Description: At least 25 people have been killed at a school in the event of Uganda fighters related to the Islamic State terrorist group (IDIL). - Ukrinform.</text:p>
      <text:p text:style-name="P4">
Images: ['<text:a xlink:type="simple" xlink:href="https://static.ukrinform.com/photos/2023_06/thumb_files/630_360_1686986514-672.jpg" text:style-name="Internet_20_link" text:visited-style-name="Visited_20_Internet_20_Link">
630_360_16869...</text:a>
']</text:p>
      <text:p text:style-name="P4">
Tags: ['Африка', 'Бойовики', 'ІДІЛ', 'Напад', 'Школа', 'Уганда']</text:p>
      <text:p text:style-name="P4">
Type: Article</text:p>
      <!--METADATA-->
      <text:p text:style-name="P4">
<draw:frame draw:style-name="fr1" draw:name="Image46" text:anchor-type="as-char" svg:width="6.9236in" svg:height="3.956343in" draw:z-index="0">
<draw:image xlink:href="../Images/yкринформ/2023-06-17T10-22-00-03-00/630_360_1686986514-672.jpg" xlink:type="simple" xlink:show="embed" xlink:actuate="onLoad" draw:mime-type="image/jpeg"/>
</draw:frame>
At least25 people were killed in a school at the west of Uganda fighters related to the terroristmic group "Islamic State"(Idol).</text:p>
      <text:p text:style-name="P4">
Як передає Укрінформ, про це повідомляє <text:a xlink:type="simple" xlink:href="https://www.bbc.co.uk/news/world-africa-65937484" text:style-name="Internet_20_link" text:visited-style-name="Visited_20_Internet_20_Link">
 BBC</text:a>
.</text:p>
      <text:p text:style-name="P4">
Ще вісім осіб залишаються у критичному стані в лікарні після нападу на середнюшколу Лубіріра в Мпондве.</text:p>
      <text:p text:style-name="P4">
У поліції заявили, що атаку в п'ятницю здійснили Союзні демократичні сили –угандійська група, яка базується в Демократичній Республіці Конго (Drx)and subordinate <text:a xlink:type="simple" xlink:href="https://www.ukrinform.ua/tag-idil" text:style-name="Internet_20_link" text:visited-style-name="Visited_20_Internet_20_Link">
"Islamic State"</text:a>
.</text:p>
      <text:p text:style-name="P4">
Правоохоронці додали, що солдати переслідують бойовиків, які втекли доНаціонального парку Вірунга в ДРК.</text:p>
      <text:p text:style-name="P4">
<text:span text:style-name="T4">
Читайте також:</text:span>
 <text:a xlink:type="simple" xlink:href="https://www.ukrinform.ua/rubric-world/3721014-bojoviki-vcinili-napad-na-restoran-u-stolici-somali-devatero-zagiblih.html" text:style-name="Internet_20_link" text:visited-style-name="Visited_20_Internet_20_Link">
 Бойовики вчинили напад на ресторан у столиці Сомалі,дев'ятеро загиблих </text:a>
As reported by Ukrinform <text:a xlink:type="simple" xlink:href="https://www.ukrinform.ua/rubric-world/3721836-u-dr-kongo-v-rezultati-napadu-bojovikiv-na-tabir-pereselenciv-zaginuli-ponad-40-ludej.html" text:style-name="Internet_20_link" text:visited-style-name="Visited_20_Internet_20_Link">
more than 40 civilians</text:a>
He died as a result of the attack of the militias on the camp for displaced persons in the Itur's Province of the Democratic Republic of the Congo on Monday, June 12.</text:p>
      <text:p text:style-name="P4">
<text:span text:style-name="T5">
Foto from Telugustp.com</text:span>
</text:p>
      <text:p text:style-name="P4">
News Source: <text:a xlink:type="simple" xlink:href="https://www.ukrinform.ua/rubric-world/3724094-v-ugandi-bojoviki-povazani-z-idil-napali-na-skolu-25-zagiblih.html" text:style-name="Internet_20_link" text:visited-style-name="Visited_20_Internet_20_Link">
https://www.ukrinform.ua/rubric-world/3724094-v-ugandi-bojoviki-povazani-z-idil-napali-na-skolu-25-zagiblih.html</text:a>
</text:p>
      <!--NEWS-->
      <text:h text:style-name="P10" text:outline-level="1">
<text:span text:style-name="T4">
Air Force warn of the threat of use of ballistic weapons in three areas</text:span>
</text:h>
      <text:p text:style-name="P4">
Authors: Ukrinform (Person)</text:p>
      <text:p text:style-name="P4">
Publisher: Укринформ (Organization)</text:p>
      <text:p text:style-name="P4">
Published Time: 2023-06-17T10:29:00+03:00</text:p>
      <text:p text:style-name="P4">
Modified Time: 2023-06-17T10:29:00+03:00</text:p>
      <text:p text:style-name="P4">
Description: The air forces warn of the threat of use by Russian invaders of ballistic weapons in Dnipropetrovsk, Zaporizhia, Donetsk region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Повітряний експрес', 'Війна з Росією', 'Повітряна тривога', 'Балістичне озброєння']</text:p>
      <text:p text:style-name="P4">
Type: Article</text:p>
      <!--METADATA-->
      <text:p text:style-name="P4">
<draw:frame draw:style-name="fr1" draw:name="Image47" text:anchor-type="as-char" svg:width="6.9236in" svg:height="3.948443in" draw:z-index="0">
<draw:image xlink:href="../Images/yкринформ/2023-06-17T10-29-00-03-00/630_360_1538997483-946.jpg" xlink:type="simple" xlink:show="embed" xlink:actuate="onLoad" draw:mime-type="image/jpeg"/>
</draw:frame>
Airborn warning of the threat of use by Russian invaders of fairy -tale weapons in Dnipropetrovsk, Zaporizhzhya, Donetsk regions.</text:p>
      <text:p text:style-name="P4">
According to Ukrinform, the air forces of the Armed Forces of Ukraine are reported in <text:a xlink:type="simple" xlink:href="https://t.me/kpszsu/2585" text:style-name="Internet_20_link" text:visited-style-name="Visited_20_Internet_20_Link">
telegram</text:a>
.</text:p>
      <text:p text:style-name="P4">
"The threat of use of ballistic weapons in Dnipropetrovsk, Zaporizhia, Donetsk regions," the message reads.</text:p>
      <text:p text:style-name="P4">
<text:span text:style-name="T4">
 Read also: </text:span>
 <text:a xlink:type="simple" xlink:href="https://www.ukrinform.ua/rubric-ato/3723680-povitrani-sili-povidomlatimut-pro-zagrozi-v-rezimi-onlajn-u-telegrami.html" text:style-name="Internet_20_link" text:visited-style-name="Visited_20_Internet_20_Link">
<text:span text:style-name="T4">
 Air </text:span>
 <text:span text:style-name="T4">
 </text:span>
 Forces ** will notify the threats of the online in the telegram</text:a>
As it was reported, in Dnipropetrovsk, Zaporizhia, <text:a xlink:type="simple" xlink:href="https://www.ukrinform.ua/tag-doneccina" text:style-name="Internet_20_link" text:visited-style-name="Visited_20_Internet_20_Link">
Donetsk regions</text:a>
Air anxiety is announced.</text:p>
      <text:p text:style-name="P4">
News Source: <text:a xlink:type="simple" xlink:href="https://www.ukrinform.ua/rubric-ato/3724101-povitrani-sili-poperedzaut-pro-zagrozu-zastosuvanna-balisticnogo-ozbroenna-u-troh-oblastah.html" text:style-name="Internet_20_link" text:visited-style-name="Visited_20_Internet_20_Link">
https://www.ukrinform.ua/rubric-ato/3724101-povitrani-sili-poperedzaut-pro-zagrozu-zastosuvanna-balisticnogo-ozbroenna-u-troh-oblastah.html</text:a>
</text:p>
      <!--NEWS-->
      <text:h text:style-name="P10" text:outline-level="1">
<text:span text:style-name="T4">
The Ukrainian Fitness national team will not act on the World Cup because of the admission of</text:span>
</text:h>
      <text:p text:style-name="P4">
Authors: Ukrinform (Person)</text:p>
      <text:p text:style-name="P4">
Publisher: Укринформ (Organization)</text:p>
      <text:p text:style-name="P4">
Published Time: 2023-06-17T10:30:00+03:00</text:p>
      <text:p text:style-name="P4">
Modified Time: 2023-06-17T10:30:00+03:00</text:p>
      <text:p text:style-name="P4">
Description: From 16 to 19 June 2023, the Championship of Children's Fitness will be held in Chachak (Serbia), where Ukrainians had to participate. - Ukrinform.</text:p>
      <text:p text:style-name="P4">
Images: ['<text:a xlink:type="simple" xlink:href="https://static.ukrinform.com/photos/2023_06/thumb_files/630_360_1686986841-371.jpg" text:style-name="Internet_20_link" text:visited-style-name="Visited_20_Internet_20_Link">
630_360_16869...</text:a>
']</text:p>
      <text:p text:style-name="P4">
Tags: ['Діти', 'Сербія', 'Спорт', 'Збірна України']</text:p>
      <text:p text:style-name="P4">
Type: Article</text:p>
      <!--METADATA-->
      <text:p text:style-name="P4">
<draw:frame draw:style-name="fr1" draw:name="Image48" text:anchor-type="as-char" svg:width="6.9236in" svg:height="3.956343in" draw:z-index="0">
<draw:image xlink:href="../Images/yкринформ/2023-06-17T10-30-00-03-00/630_360_1686986841-371.jpg" xlink:type="simple" xlink:show="embed" xlink:actuate="onLoad" draw:mime-type="image/jpeg"/>
</draw:frame>
From 16 to 19 June 2023 in Chachak(Serbia)The World Fitness Championship will be held, in which Ukrainians were to participate.</text:p>
      <text:p text:style-name="P4">
Arriving in Serbia, members of the Ukrainian delegation learned that the Fitness and Bodybuilding Federation and the Organizing Committee of the competition allowed the Russian team in the competitions. The national team of Ukraine <text:a xlink:type="simple" xlink:href="https://www.facebook.com/minmolodsport/" text:style-name="Internet_20_link" text:visited-style-name="Visited_20_Internet_20_Link">
approved</text:a>
The unwavering solution is a boycott of competition, Ukrinform reports.</text:p>
      <text:p text:style-name="P4">
<text:span text:style-name="T4">
 Read also: </text:span>
 [European Games: History(https://www.ukrinform.ua/rubric-sports/3724083-evropejski-igri-istoria-vistupiv-ukrainskih-zbirnih-z-basketbolu-3h3.html)“We learned that a Russian team was admitted to the competition. We are proving to admit Russia to the World Cup. In Ukraine, now the war on which people are killed, children are killed and at the same time international federation of fitness and bodybuilding accepts in wide embrace of athletes from Russia. We have a desire to never allow athletes from Russia in the future. Participation where there will be no Russian athletes, ”said the head coach of the national team from children's and youth fitness, Honored Coach of the country from bodybuilding</text:p>
      <text:p text:style-name="P4">
Photo: facebook.com/minmolodsport.</text:p>
      <text:p text:style-name="P4">
News Source: <text:a xlink:type="simple" xlink:href="https://www.ukrinform.ua/rubric-sports/3724099-zbirna-ukraini-z-ditacogo-fitnesu-ne-vistupatime-na-cs-cerez-dopusk-rosii.html" text:style-name="Internet_20_link" text:visited-style-name="Visited_20_Internet_20_Link">
https://www.ukrinform.ua/rubric-sports/3724099-zbirna-ukraini-z-ditacogo-fitnesu-ne-vistupatime-na-cs-cerez-dopusk-rosii.html</text:a>
</text:p>
      <!--NEWS-->
      <text:h text:style-name="P10" text:outline-level="1">
<text:span text:style-name="T4">
35 buildings remain flooded in Mykolaiv region</text:span>
</text:h>
      <text:p text:style-name="P4">
Authors: Ukrinform (Person)</text:p>
      <text:p text:style-name="P4">
Publisher: Укринформ (Organization)</text:p>
      <text:p text:style-name="P4">
Published Time: 2023-06-17T10:30:34+03:00</text:p>
      <text:p text:style-name="P4">
Modified Time: 2023-06-17T10:30:34+03:00</text:p>
      <text:p text:style-name="P4">
Description: In the Nikolaev area, as a result of the blasting of the Russian troops, the Kakhovka hydroelectric power plants remain flooded by 35 buildings. - Ukrinform.</text:p>
      <text:p text:style-name="P4">
Images: ['<text:a xlink:type="simple" xlink:href="https://static.ukrinform.com/photos/2023_06/thumb_files/630_360_1686986980-949.jpg" text:style-name="Internet_20_link" text:visited-style-name="Visited_20_Internet_20_Link">
630_360_16869...</text:a>
']</text:p>
      <text:p text:style-name="P4">
Tags: ['Миколаївщина', 'Каховська ГЕС', 'Підтоплення']</text:p>
      <text:p text:style-name="P4">
Type: Article</text:p>
      <!--METADATA-->
      <text:p text:style-name="P4">
<draw:frame draw:style-name="fr1" draw:name="Image49" text:anchor-type="as-char" svg:width="6.9236in" svg:height="3.956343in" draw:z-index="0">
<draw:image xlink:href="../Images/yкринформ/2023-06-17T10-30-34-03-00/630_360_1686986980-949.jpg" xlink:type="simple" xlink:show="embed" xlink:actuate="onLoad" draw:mime-type="image/jpeg"/>
</draw:frame>
As a result of the blasting of the Russian troops of the Damkovsky Hydroelectric Power States, 35 buildings remain submitted by Russian troops.</text:p>
      <text:p text:style-name="P4">
According to Ukrinform, the State Emergency Service reports in <text:a xlink:type="simple" xlink:href="https://t.me/dsns_telegram/17774" text:style-name="Internet_20_link" text:visited-style-name="Visited_20_Internet_20_Link">
telegram</text:a>
.</text:p>
      <text:p text:style-name="P4">
"As of 08:00 on June 17, there are 35 buildings, as well as horses, wells, basements in the territories of private households in <text:a xlink:type="simple" xlink:href="https://www.ukrinform.ua/tag-mikolaivsina" text:style-name="Internet_20_link" text:visited-style-name="Visited_20_Internet_20_Link">
Bashtansky district</text:a>
", - said in the message.</text:p>
      <text:p text:style-name="P4">
Operational headquarters are operating in Snihurivka to eliminate the consequences. Working areas were created: in the villages of Afanasiyivka, Novovasilovka and Pavlovka.</text:p>
      <text:p text:style-name="P4">
<text:span text:style-name="T4">
 Read also: </text:span>
 <text:a xlink:type="simple" xlink:href="https://www.ukrinform.ua/rubric-other_news/3723932-veresuk-postrazdali-vid-pidtoplen-ziteli-hersonsini-i-mikolaivsini-otrimaut-razovu-viplatu.html" text:style-name="Internet_20_link" text:visited-style-name="Visited_20_Internet_20_Link">
Vereshchuk: Victims of Kherson region and <text:span text:style-name="T4">
 Mykolaiv region </text:span>
 will receive one -time payment</text:a>
In total, since the beginning of the work from the village of Afanasiyivka, rescuers have been rescued by 154 people, of whom 7 children and from the village. Novovasylivka 8 people.</text:p>
      <text:p text:style-name="P4">
On June 16, water pumping was carried out in 9 settlements: Grechanivka village, p. Novosofiyivka, village. Mikhailivka, village. Afanasivka, village. Yuriivka, Novovasylivka village, village. Galaganivka, village. Elizabeth, village. Merry corner.</text:p>
      <text:p text:style-name="P4">
In addition, 38 people and 11 pieces of equipment were attracted from the State Emergency Service.</text:p>
      <text:p text:style-name="P4">
<text:span text:style-name="T4">
 Read also: </text:span>
 <text:a xlink:type="simple" xlink:href="https://www.ukrinform.ua/rubric-regions/3723824-pisla-pidrivu-kahovskoi-ges-z-mikolaivsini-evakuuvali-do-tisaci-ludej.html" text:style-name="Internet_20_link" text:visited-style-name="Visited_20_Internet_20_Link">
after the undermining of the Kakhovka hydroelectric power station from Mykolaiv region evacuated doctors</text:a>
357 cubic meters of water with 21 homeownership(cellars - 13, wells - 11, yards - 1). Надано допомогу 80 особам.</text:p>
      <text:p text:style-name="P4">
Загалом вже відкачано 1780 куб м з 109 домоволодінь.</text:p>
      <text:p text:style-name="P4">
Як повідомляв Укрінформ, у Херсонській області внаслідок підриву російськоюармією Каховської ГЕС <text:a xlink:type="simple" xlink:href="https://www.ukrinform.ua/rubric-ato/3724078-na-hersonsini-zalisautsa-pidtoplenimi-28-naselenih-punktiv-z-nih-17-na-zahoplenij-teritorii.html" text:style-name="Internet_20_link" text:visited-style-name="Visited_20_Internet_20_Link">
 залишаються підтопленими</text:a>
28 settlements, 17 of them in a temporarily captured territory.  Photo: SES, telegram_</text:p>
      <text:p text:style-name="P4">
News Source: <text:a xlink:type="simple" xlink:href="https://www.ukrinform.ua/rubric-regions/3724100-na-mikolaivsini-zalisautsa-pidtoplenimi-35-budivel.html" text:style-name="Internet_20_link" text:visited-style-name="Visited_20_Internet_20_Link">
https://www.ukrinform.ua/rubric-regions/3724100-na-mikolaivsini-zalisautsa-pidtoplenimi-35-budivel.html</text:a>
</text:p>
      <!--NEWS-->
      <text:h text:style-name="P10" text:outline-level="1">
<text:span text:style-name="T4">
In Chernihiv will be shown cinemas "Cities and their heroes"</text:span>
</text:h>
      <text:p text:style-name="P4">
Authors: Ukrinform (Person)</text:p>
      <text:p text:style-name="P4">
Publisher: Укринформ (Organization)</text:p>
      <text:p text:style-name="P4">
Published Time: 2023-06-17T10:37:00+03:00</text:p>
      <text:p text:style-name="P4">
Modified Time: 2023-06-17T10:37:00+03:00</text:p>
      <text:p text:style-name="P4">
Description: In Chernihiv on Saturday, the premiere of a movie almanac of six documentaries "Cities and their Heroes" will be held. For each city, his hero was chosen. - Ukrinform.</text:p>
      <text:p text:style-name="P4">
Images: ['<text:a xlink:type="simple" xlink:href="https://static.ukrinform.com/photos/2023_06/thumb_files/630_360_1686980252-913.jpg" text:style-name="Internet_20_link" text:visited-style-name="Visited_20_Internet_20_Link">
630_360_16869...</text:a>
']</text:p>
      <text:p text:style-name="P4">
Tags: ['Кіно', 'Волонтери', 'Чернігів', 'Фотовиставка', 'Війна з Росією']</text:p>
      <text:p text:style-name="P4">
Type: Article</text:p>
      <!--METADATA-->
      <text:p text:style-name="P4">
<draw:frame draw:style-name="fr1" draw:name="Image50" text:anchor-type="as-char" svg:width="6.9236in" svg:height="3.956343in" draw:z-index="0">
<draw:image xlink:href="../Images/yкринформ/2023-06-17T10-37-00-03-00/630_360_1686980252-913.jpg" xlink:type="simple" xlink:show="embed" xlink:actuate="onLoad" draw:mime-type="image/jpeg"/>
</draw:frame>
On Saturday, the premiere of a movie almanac of six documentary films "Cities and their Heroes" will be held. For each city, his hero was chosen.</text:p>
      <text:p text:style-name="P4">
This was reported on the project page on <text:a xlink:type="simple" xlink:href="https://www.facebook.com/events/277300481356003" text:style-name="Internet_20_link" text:visited-style-name="Visited_20_Internet_20_Link">
Facebook</text:a>
, reports Ukrinform.</text:p>
      <text:p text:style-name="P4">
“The purpose of the project“ City and their Heroes ”is to show the whole truth about the heroine of the Ukrainian people and the transformation of an ordinary person into a true hero. The towns of Ukrainian cities - Kharkiv, Nikolaev, Chernihiv, Okhtyrka, Bashtanka Taivanko - was chosen by his hero for the documentary <text:a xlink:type="simple" xlink:href="https://www.ukrinform.ua/tag-kino" text:style-name="Internet_20_link" text:visited-style-name="Visited_20_Internet_20_Link">
film</text:a>
About the city. Each film reveals its own page of volunteering, efficiency and love for its own country from Ukrainians, ” -goes in a message.</text:p>
      <text:p text:style-name="P4">
Documents have already been shown in Bashtanka, Okhtyrka, Ivanko, Kharkiv Tamikolaev. Then the project will be shown in Kiev and Lviv.</text:p>
      <text:p text:style-name="P4">
<text:span text:style-name="T4">
 Read also: </text:span>
 <text:a xlink:type="simple" xlink:href="https://www.ukrinform.ua/rubric-culture/3722556-film-20-dniv-u-mariupoli-vzav-nagorodi-na-docudays-ua.html" text:style-name="Internet_20_link" text:visited-style-name="Visited_20_Internet_20_Link">
<text:span text:style-name="T4">
 movie </text:span>
 "20 <text:span text:style-name="T4">
 days </text:span>
 U <text:span text:style-name="T4">
 Mariupol </text:span>
" <text:span text:style-name="T4">
 took </text:span>
 awards <text:span text:style-name="T4">
 on </text:span>
 docudays ** ua</text:a>
Within the framework of the presentation of documentaries about six Ukrainian cities, a photo exhibition, which is valid from June 10 to June 17 on the Heroes Alley in Chernihiv. It is exhibited by photographs made in six Ukrainian cities that were affected by the Russian invasion.</text:p>
      <text:p text:style-name="P4">
In Chernihiv, the photo exhibition heroes were volunteer Olena Kotenko, copywriter Orlov, SES employee Maxim Zhilko, musician and volunteer Igor Khonin, Head of Traumatology Department of Chernihiv City Hospital №2 Bogdanii, owner of the architectural and military medical department, Armatur, ARTUURA, ARARTURA, ARARTURA, ARARTURA, ARARTURA, ARARTURA, ARARTUCU, ARARTUCU, ARARTUCO, ARTURUCU, ARTURUCU, ARTURUCO, ARTURUCU, ARTURUCU, ARTURUCO ARTUROC.</text:p>
      <text:p text:style-name="P4">
*!(https://www.ukrinform.ua/rubric-regions/3715569-u-harkivskomu-metro-vidkrilasa-fotovistavka-u-ramkah-proektu-mista-ta-ihni-geroi.html)The project is implemented with the assistance of USAID Economic Support for Ukraine.</text:p>
      <text:p text:style-name="P4">
As <text:a xlink:type="simple" xlink:href="https://www.ukrinform.ua/rubric-regions/3715569-u-harkivskomu-metro-vidkrilasa-fotovistavka-u-ramkah-proektu-mista-ta-ihni-geroi.html" text:style-name="Internet_20_link" text:visited-style-name="Visited_20_Internet_20_Link">
reported</text:a>
Ukrinform, at the end of May, an exhibition of photographs was opened in the crossing of the Kharkiv Subway of the Constitution and History Museum as part of the project "City and their Heroes".</text:p>
      <text:p text:style-name="P4">
News Source: <text:a xlink:type="simple" xlink:href="https://www.ukrinform.ua/rubric-culture/3724060-u-cernigovi-pokazut-kinoalmanah-mista-ta-ihni-geroi.html" text:style-name="Internet_20_link" text:visited-style-name="Visited_20_Internet_20_Link">
https://www.ukrinform.ua/rubric-culture/3724060-u-cernigovi-pokazut-kinoalmanah-mista-ta-ihni-geroi.html</text:a>
</text:p>
      <!--NEWS-->
      <text:h text:style-name="P10" text:outline-level="1">
<text:span text:style-name="T4">
In the Black Sea are two Russian rocket launchers with 16 "caliber"</text:span>
</text:h>
      <text:p text:style-name="P4">
Authors: Ukrinform (Person)</text:p>
      <text:p text:style-name="P4">
Publisher: Укринформ (Organization)</text:p>
      <text:p text:style-name="P4">
Published Time: 2023-06-17T10:44:00+03:00</text:p>
      <text:p text:style-name="P4">
Modified Time: 2023-06-17T10:44:00+03:00</text:p>
      <text:p text:style-name="P4">
Description: Russia is holding five ships in the Black Sea, including two carbive carbon carriers with a total volley of 16 missiles. - Ukrinform.</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Корабель', 'Війна з Росією']</text:p>
      <text:p text:style-name="P4">
Type: Article</text:p>
      <!--METADATA-->
      <text:p text:style-name="P4">
<draw:frame draw:style-name="fr1" draw:name="Image51" text:anchor-type="as-char" svg:width="6.9236in" svg:height="3.956343in" draw:z-index="0">
<draw:image xlink:href="../Images/yкринформ/2023-06-17T10-44-00-03-00/630_360_1668767285-756.jpg" xlink:type="simple" xlink:show="embed" xlink:actuate="onLoad" draw:mime-type="image/jpeg"/>
</draw:frame>
It will hold five ships in the Black Sea in the Black Sea, including the two -rockets of the Caliber Winged rockets with a total volley of 16 missiles.</text:p>
      <text:p text:style-name="P4">
According to Ukrinform, about it on <text:a xlink:type="simple" xlink:href="http://www.facebook.com/navy.mil.gov.ua/posts/pfbid028uxfYpvRKtqyyQ4BeegQbUUYk7FfXSEmTkgddwdZWFNqfaTXtrXwbYMEiHfEnYffl" text:style-name="Internet_20_link" text:visited-style-name="Visited_20_Internet_20_Link">
Facebook</text:a>
The Naval Forces of the Armed Forces of Ukraine are reported.</text:p>
      <text:p text:style-name="P4">
"In the Black Sea, there are 5 enemy ships in combat duty, medium -sized 2 carriers of winged missiles" Caliber ", total volley 16 <text:a xlink:type="simple" xlink:href="https://www.ukrinform.ua/tag-raketa" text:style-name="Internet_20_link" text:visited-style-name="Visited_20_Internet_20_Link">
missiles</text:a>
", - the message reads.</text:p>
      <text:p text:style-name="P4">
There is one enemy ship in the Sea. In the Mediterranean, there are eight enemy ships, including carbon rockets, a total volley of 16 missiles.</text:p>
      <text:p text:style-name="P4">
<text:span text:style-name="T4">
 Read also: </text:span>
 [air defense forces have anti -ship rocket -35 - ** Ignati(https://www.ukrinform.ua/rubric-ato/3723335-sili-ppo-maut-zasobi-dla-zbitta-protikorabelnih-raket-h35-ignat.html)As reported by Ukrinform, air forces <text:a xlink:type="simple" xlink:href="https://www.ukrinform.ua/rubric-ato/3724101-povitrani-sili-poperedzaut-pro-zagrozu-zastosuvanna-balisticnogo-ozbroenna-u-troh-oblastah.html" text:style-name="Internet_20_link" text:visited-style-name="Visited_20_Internet_20_Link">
warn</text:a>
On the threat of Russian invaders of ballistic weapons of Udnipropetrovsk, Zaporizhia, Donetsk regions.</text:p>
      <text:p text:style-name="P4">
News Source: <text:a xlink:type="simple" xlink:href="https://www.ukrinform.ua/rubric-ato/3724102-u-cornomu-mori-perebuvaut-dva-rosijski-raketonosii-z-16-kalibrami.html" text:style-name="Internet_20_link" text:visited-style-name="Visited_20_Internet_20_Link">
https://www.ukrinform.ua/rubric-ato/3724102-u-cornomu-mori-perebuvaut-dva-rosijski-raketonosii-z-16-kalibrami.html</text:a>
</text:p>
      <!--NEWS-->
      <text:h text:style-name="P10" text:outline-level="1">
<text:span text:style-name="T4">
The Ukrainian premiere of the movie "I, Nina" took place in Chernivtsi</text:span>
</text:h>
      <text:p text:style-name="P4">
Authors: Ukrinform (Person)</text:p>
      <text:p text:style-name="P4">
Publisher: Укринформ (Organization)</text:p>
      <text:p text:style-name="P4">
Published Time: 2023-06-17T10:51:00+03:00</text:p>
      <text:p text:style-name="P4">
Modified Time: 2023-06-17T10:51:00+03:00</text:p>
      <text:p text:style-name="P4">
Description: In Chernivtsi, the Ukrainian premiere of the movie "I, Nina" directed Marisa Nikityuk. This show officially opened the Film Festival "Mykolaychuk Open". - Ukrinform.</text:p>
      <text:p text:style-name="P4">
Images: ['<text:a xlink:type="simple" xlink:href="https://static.ukrinform.com/photos/2023_06/thumb_files/630_360_1686988164-933.jpg" text:style-name="Internet_20_link" text:visited-style-name="Visited_20_Internet_20_Link">
630_360_16869...</text:a>
', '<text:a xlink:type="simple" xlink:href="https://static.ukrinform.com/photos/2023_06/1686988165-228.jpg" text:style-name="Internet_20_link" text:visited-style-name="Visited_20_Internet_20_Link">
1686988165-22...</text:a>
']</text:p>
      <text:p text:style-name="P4">
Tags: ['Іван Миколайчук', 'Кіно', 'Чернівці', 'Кінофестиваль']</text:p>
      <text:p text:style-name="P4">
Type: Article</text:p>
      <!--METADATA-->
      <text:p text:style-name="P4">
<draw:frame draw:style-name="fr1" draw:name="Image53" text:anchor-type="as-char" svg:width="6.9236in" svg:height="3.956343in" draw:z-index="0">
<draw:image xlink:href="../Images/yкринформ/2023-06-17T10-51-00-03-00/630_360_1686988164-933.jpg" xlink:type="simple" xlink:show="embed" xlink:actuate="onLoad" draw:mime-type="image/jpeg"/>
</draw:frame>
The Ukrainian premiere of the movie "I, Nina" by director Marisinikituk took place. This show officially opened the Film Festival "Mykolaychuk Open".</text:p>
      <text:p text:style-name="P4">
This was reported by Ukrinform correspondent.</text:p>
      <text:p text:style-name="P4">
<draw:frame draw:style-name="fr1" draw:name="Image54" text:anchor-type="as-char" svg:width="6.9236in" svg:height="3.89773in" draw:z-index="0">
<draw:image xlink:href="../Images/yкринформ/2023-06-17T10-51-00-03-00/1686988165-228.jpg" xlink:type="simple" xlink:show="embed" xlink:actuate="onLoad" draw:mime-type="image/jpeg"/>
</draw:frame>
The film tells about the life of a well -known TV star, who is ill with cancer inhibits this deadly ailment. The cinema is filmed based on the personal history of the famous TV presenter Janina Sokolova.</text:p>
      <text:p text:style-name="P4">
<draw:frame draw:style-name="fr1" draw:name="Image55" text:anchor-type="as-char" svg:width="6.9236in" svg:height="3.89773in" draw:z-index="0">
<draw:image xlink:href="../Images/yкринформ/2023-06-17T10-51-00-03-00/1686988165-228.jpg" xlink:type="simple" xlink:show="embed" xlink:actuate="onLoad" draw:mime-type="image/jpeg"/>
</draw:frame>
For the first time to introduce his film to Chernivtsi in Chernivtsi, his creators - directed by Maria Nikityuk, producerkiyanin Sokolova and Yulia Sinkevich and the perpetrators of the main roles Ksenia Khizhniak, Alexei Trititenko, Max Panchenko and Lilia Nesterenko came to the Ukrainian audience.</text:p>
      <text:p text:style-name="P4">
<text:span text:style-name="T4">
 Read also: </text:span>
 <text:a xlink:type="simple" xlink:href="https://www.ukrinform.ua/rubric-culture/3722347-mavka-zibrala-v-ukrainskomu-prokati-vze-ponad-150-miljoniv.html" text:style-name="Internet_20_link" text:visited-style-name="Visited_20_Internet_20_Link">
"<text:span text:style-name="T4">
 Mavka </text:span>
" has collected more than ₴ 150 million in the Ukrainian box office</text:a>
“We are insanely glad that this moment has come in the life of our movie. This is a very correct history of the time we live in. This is the story of struggle, power, will, love, despair and eventually victory over yourself. They were put into this story that it is worth living, whatever happens, every day as a good time, to believe and love and be sure that good will win, ”Sokolova said before the film shows.</text:p>
      <text:p text:style-name="P4">
The director of the film Maria Nikityuk confessed that now, during the war, the story showed a little different content for her than it was at the beginning of the weapon.</text:p>
      <text:p text:style-name="P4">
“We were already in the final stage, only visual effects remained, when it was February 24. For a long time, I did not think that we would make this film and show it. There was such a period of unknown and sensation as an artist. After all, cinema does not stop balls and violence. But later it was realized that art was needed. It is also a front, maybe even the last line of defense, which goes after the rear. Because even if we all die, it will be filmed or written poetry. That is why I am very glad that we will still present our film to Ukrainian viewers today, ”-said.</text:p>
      <text:p text:style-name="P4">
<text:span text:style-name="T4">
 Read also: </text:span>
 <text:a xlink:type="simple" xlink:href="https://www.ukrinform.ua/rubric-culture/3723936-za-motivami-multfilmu-mavka-lisova-pisna-planuut-znati-serial.html" text:style-name="Internet_20_link" text:visited-style-name="Visited_20_Internet_20_Link">
based on the cartoon "<text:span text:style-name="T4">
 Mavka </text:span>
. Forest Song »plan to take off the series</text:a>
</text:p>
      <text:p text:style-name="P4">
As it was reported, in Chernivtsi from June 15 to June 20, the Festival of the Cinema "Mykolaychuk Open" is held. On it [show eight Ukrainian prame]](https://www.ukrinform.ua/rubric-culture/3718673-na-kinofestivali-mikolajcuk-open-u-cernivcah-pokazut-visim-ukrainskih-premer.html) .</text:p>
      <text:p text:style-name="P4">
News Source: <text:a xlink:type="simple" xlink:href="https://www.ukrinform.ua/rubric-culture/3724105-u-cernivcah-vidbulasa-ukrainska-premera-filmu-a-nina.html" text:style-name="Internet_20_link" text:visited-style-name="Visited_20_Internet_20_Link">
https://www.ukrinform.ua/rubric-culture/3724105-u-cernivcah-vidbulasa-ukrainska-premera-filmu-a-nina.html</text:a>
</text:p>
      <!--NEWS-->
      <text:h text:style-name="P10" text:outline-level="1">
<text:span text:style-name="T4">
The Foreign Ministry was predicted when the UN International Court of Ukraine will make a decision in the case of Ukraine against the Russian Federation</text:span>
</text:h>
      <text:p text:style-name="P4">
Authors: Ukrinform (Person)</text:p>
      <text:p text:style-name="P4">
Publisher: Укринформ (Organization)</text:p>
      <text:p text:style-name="P4">
Published Time: 2023-06-17T10:52:00+03:00</text:p>
      <text:p text:style-name="P4">
Modified Time: 2023-06-17T21:52:00+03:00</text:p>
      <text:p text:style-name="P4">
Description: The decision of the UN International Court of Justice may be the first in a number of resolutions that will recognize Russia's violations of international law, and can go approximately half a year or a little more. - Ukrinform.</text:p>
      <text:p text:style-name="P4">
Images: ['<text:a xlink:type="simple" xlink:href="https://static.ukrinform.com/photos/2023_06/thumb_files/630_360_1686771638-454.jpg" text:style-name="Internet_20_link" text:visited-style-name="Visited_20_Internet_20_Link">
630_360_16867...</text:a>
']</text:p>
      <text:p text:style-name="P4">
Tags: ['МЗС', 'Україна', 'Міжнародний суд ООН', 'Росія', 'Україна проти Росії']</text:p>
      <text:p text:style-name="P4">
Type: Article</text:p>
      <!--METADATA-->
      <text:p text:style-name="P4">
<draw:frame draw:style-name="fr1" draw:name="Image56" text:anchor-type="as-char" svg:width="6.9236in" svg:height="3.956343in" draw:z-index="0">
<draw:image xlink:href="../Images/yкринформ/2023-06-17T10-52-00-03-00/630_360_1686771638-454.jpg" xlink:type="simple" xlink:show="embed" xlink:actuate="onLoad" draw:mime-type="image/jpeg"/>
</draw:frame>
The UN International Court of Ukraine may be the first in a number of resolutions that will recognize Russia's violations of international law, and can take more than a year or a year more.</text:p>
      <text:p text:style-name="P4">
According to Ukrinform, the ambassador from special orders of ministries of the ministries of Ukraine Anton Korinevich reported, reports <text:a xlink:type="simple" xlink:href="https://ukr.radio/news.html" text:style-name="Internet_20_link" text:visited-style-name="Visited_20_Internet_20_Link">
Ukrainian radio.</text:a>
"This is the first case" Ukraine against Russia "in international judicial institutions, which is essentially", noted to Ukrainian radio Ambassador on special jobs of Ukraine, agent of Ukraine in the UN Court Anton Korinevich, commenting on the completion of public hearings in the International Court of Ukraine , -goes in the message.</text:p>
      <text:p text:style-name="P4">
<text:span text:style-name="T4">
 Read also: </text:span>
 <text:span text:style-name="T4">
 <text:a xlink:type="simple" xlink:href="https://www.ukrinform.ua/rubric-polytics/3723008-rosia-u-gaazi-zaklikala-miznarodnij-sud-oon-vidhiliti-vimogi-ukraini.html" text:style-name="Internet_20_link" text:visited-style-name="Visited_20_Internet_20_Link">
Russia in the Hague called the UN International Court of Deviations of Ukraine</text:a>
</text:span>
</text:p>
      <text:p text:style-name="P4">
According to Korinevich, the decision of the International Court of Justice of the United Nations can be the first surviving of a number of resolutions that will recognize Russia's violation of international law. The UN International Court is accused of the Russian Federation for violation of two conventions - for proof of terrorism financing and the elimination of all forms of racial existence. Traditionally, from the date of completion of oral hearings, essentially to the day the decision is approximately half a year or a little more.</text:p>
      <text:p text:style-name="P4">
"I think we can count somewhere in such a time," Korinevich said.</text:p>
      <text:p text:style-name="P4">
<text:span text:style-name="T4">
 Read also: </text:span>
 <text:span text:style-name="T4">
 <text:a xlink:type="simple" xlink:href="https://www.ukrinform.ua/rubric-polytics/3722018-ukraina-ocikue-so-risenna-miznarodnogo-sudu-oon-viavit-porusenna-rf-dvoh-konvencij-korinevic.html" text:style-name="Internet_20_link" text:visited-style-name="Visited_20_Internet_20_Link">
Ukraine expects the decision of the International Court of Court of Ukraine will violate the violation of the Russian Federation of two conventions</text:a>
</text:span>
</text:p>
      <text:p text:style-name="P4">
As reported by Ukrinform, in June, the UN International Court of Justice conducted publicity in the case of Russia's violation of conventions on combating terrorism and prohibiting all forms of racial discrimination. Dwarbs of the parties took place: on June 6 and 12, the legal team of Ukraine, on June 8, on June 14 - Russia.</text:p>
      <text:p text:style-name="P4">
On January 16, 2017, Ukraine filed a lawsuit against the International Court of Justice against Russia's violation of the Convention on the Prohibition of Financing Terrorism and the Convention of Racial Discrimination.<text:span text:style-name="T4">
 Read also: </text:span>
 <text:span text:style-name="T4">
 [Case of Ukraine v.(https://www.ukrinform.ua/rubric-polytics/3722866-sprava-ukraina-proti-rosii-u-miznarodnomu-sudi-oon-cetvertij-den-publicnih-sluhan.html)</text:span>
</text:p>
      <text:p text:style-name="P4">
The accusations put forward by Russia include: providing weapons and other assistance from the non -assistance; the crashing of the Malaysian Airlines by ReismH-17; shelling of residential areas of Mariupol and Kramatorsk; destruction of a busy passenger bus near Volnovakha; explosion during peacekeepers in Kharkiv; discrimination against Ukrainian and Crimean Tatar communities; prohibition of the activities of the Majlis of the Crimean Tatar people; waves of disappearance, murder, unauthorized searches, detentions; Restrictions on teaching Ukrainian Ican Tatar languages.</text:p>
      <text:p text:style-name="P4">
News Source: <text:a xlink:type="simple" xlink:href="https://www.ukrinform.ua/rubric-polytics/3724300-v-mzs-sprognozuvali-koli-miznarodnij-sud-oon-uhvalit-risenna-u-spravi-ukraina-proti-rf.html" text:style-name="Internet_20_link" text:visited-style-name="Visited_20_Internet_20_Link">
https://www.ukrinform.ua/rubric-polytics/3724300-v-mzs-sprognozuvali-koli-miznarodnij-sud-oon-uhvalit-risenna-u-spravi-ukraina-proti-rf.html</text:a>
</text:p>
      <!--NEWS-->
      <text:h text:style-name="P10" text:outline-level="1">
<text:span text:style-name="T4">
Selected water samples in Kherson region show exceeding by two indicators</text:span>
</text:h>
      <text:p text:style-name="P4">
Authors: Ukrinform (Person)</text:p>
      <text:p text:style-name="P4">
Publisher: Укринформ (Organization)</text:p>
      <text:p text:style-name="P4">
Published Time: 2023-06-17T10:57:16+03:00</text:p>
      <text:p text:style-name="P4">
Modified Time: 2023-06-17T10:57:16+03:00</text:p>
      <text:p text:style-name="P4">
Description: Selected water samples in Kherson region show exceeding by two indicators, as in the previous days. - Ukrinform.</text:p>
      <text:p text:style-name="P4">
Images: ['<text:a xlink:type="simple" xlink:href="https://static.ukrinform.com/photos/2023_06/thumb_files/630_360_1686682032-707.jpg" text:style-name="Internet_20_link" text:visited-style-name="Visited_20_Internet_20_Link">
630_360_16866...</text:a>
']</text:p>
      <text:p text:style-name="P4">
Tags: ['Херсонщина', 'Вода', 'Каховська ГЕС', 'Екоцид']</text:p>
      <text:p text:style-name="P4">
Type: Article</text:p>
      <!--METADATA-->
      <text:p text:style-name="P4">
<draw:frame draw:style-name="fr1" draw:name="Image57" text:anchor-type="as-char" svg:width="6.9236in" svg:height="3.956343in" draw:z-index="0">
<draw:image xlink:href="../Images/yкринформ/2023-06-17T10-57-16-03-00/630_360_1686682032-707.jpg" xlink:type="simple" xlink:show="embed" xlink:actuate="onLoad" draw:mime-type="image/jpeg"/>
</draw:frame>
The selected water tests in Kherson region show exceeding by two indicators, as well as the following days.</text:p>
      <text:p text:style-name="P4">
About it in <text:a xlink:type="simple" xlink:href="http://t.me/khersonskaODA/7042" text:style-name="Internet_20_link" text:visited-style-name="Visited_20_Internet_20_Link">
telegram</text:a>
The Kherson regional military administration reported, Ukrinform reports.</text:p>
      <text:p text:style-name="P4">
“We control the water condition daily. The samples selected on June 16 shows an advance on two indicators, as in the previous days, ”the testimony reads.</text:p>
      <text:p text:style-name="P4">
It is noted that in the Dnieper in the area of the Antonov railway bridge, outside the Herson, water has 1.44 times more suspended substances, and in 1.9 - iron tsing, dissolved oxygen - normal.</text:p>
      <text:p text:style-name="P4">
<text:span text:style-name="T4">
 Read also: </text:span>
 <text:a xlink:type="simple" xlink:href="https://www.ukrinform.ua/rubric-society/3723358-pik-zahvoruvanosti-na-gostri-kiskovi-infekcii-ocikuetsa-u-lipniserpni-moz.html" text:style-name="Internet_20_link" text:visited-style-name="Visited_20_Internet_20_Link">
peak incidence of acute intestinal infections expected in July-August-MOH</text:a>
Water research in Ingulka was conducted near Darivka. The results showed the excess of suspended substances by 1.28 times, the total iron is more than 2 times, no anaphoproducts in Ingulka were detected. Dissolved oxygen is 3.10 mg/dm3, with a norm at least 4.00 mg/dm3.</text:p>
      <text:p text:style-name="P4">
Ova recalled that research is conducted by specialists of the State Environmental Inspectorate of the Southern District.</text:p>
      <text:p text:style-name="P4">
It stressed that numerous videos about the state of water in [Kherson region] began to spread on the network(https://www.ukrinform.ua/tag-hersonsina), but use only reliable sources of information. "Check for someone" experts "and whether there are similar statements in the resources mentioned," the administration said.</text:p>
      <text:p text:style-name="P4">
<text:span text:style-name="T4">
 Read also: </text:span>
 <text:a xlink:type="simple" xlink:href="https://www.ukrinform.ua/rubric-society/3723140-kipatinna-i-znezarazenna-tabletkami-ne-pozbavlae-vodi-himicnogo-zabrudnenna-moz.html" text:style-name="Internet_20_link" text:visited-style-name="Visited_20_Internet_20_Link">
boiling and disinfected with pills does not deprive the water -free pollution - the Ministry of Health</text:a>
As reported by Ukrinform, the troops of the Russian Federation on the night of June 6 undermined the dam of Kakhovskaya HEP. The station is not recoverable. In Kherson region, rescue robots are evacuated by the population from flooding places.</text:p>
      <text:p text:style-name="P4">
News Source: <text:a xlink:type="simple" xlink:href="https://www.ukrinform.ua/rubric-regions/3724107-vidibrani-probi-vodi-na-hersonsini-pokazuut-perevisenna-za-dvoma-pokaznikami.html" text:style-name="Internet_20_link" text:visited-style-name="Visited_20_Internet_20_Link">
https://www.ukrinform.ua/rubric-regions/3724107-vidibrani-probi-vodi-na-hersonsini-pokazuut-perevisenna-za-dvoma-pokaznikami.html</text:a>
</text:p>
      <!--NEWS-->
      <text:h text:style-name="P10" text:outline-level="1">
<text:span text:style-name="T4">
In Russia, the director who opposed the war was declared</text:span>
</text:h>
      <text:p text:style-name="P4">
Authors: Ukrinform (Person)</text:p>
      <text:p text:style-name="P4">
Publisher: Укринформ (Organization)</text:p>
      <text:p text:style-name="P4">
Published Time: 2023-06-17T11:04:00+03:00</text:p>
      <text:p text:style-name="P4">
Modified Time: 2023-06-17T11:04:00+03:00</text:p>
      <text:p text:style-name="P4">
Description: The Ministry of Justice of the Russian Federation has entered the register of foreign agents of director Vitaliy Mansky, the opposition policy of Leo Schlosberg and economist Sergei Alexashenko. - Ukrinform.</text:p>
      <text:p text:style-name="P4">
Images: ['<text:a xlink:type="simple" xlink:href="https://static.ukrinform.com/photos/2016_07/thumb_files/630_360_1467733130-2503.jpg" text:style-name="Internet_20_link" text:visited-style-name="Visited_20_Internet_20_Link">
630_360_14677...</text:a>
']</text:p>
      <text:p text:style-name="P4">
Tags: ['Україна', 'Агресія РФ', 'Росія', 'Режисер', 'Іноагент']</text:p>
      <text:p text:style-name="P4">
Type: Article</text:p>
      <!--METADATA-->
      <text:p text:style-name="P4">
<draw:frame draw:style-name="fr1" draw:name="Image58" text:anchor-type="as-char" svg:width="6.9236in" svg:height="3.956343in" draw:z-index="0">
<draw:image xlink:href="../Images/yкринформ/2023-06-17T11-04-00-03-00/630_360_1467733130-2503.jpg" xlink:type="simple" xlink:show="embed" xlink:actuate="onLoad" draw:mime-type="image/jpeg"/>
</draw:frame>
The Ministry of Justice of the Russian Federation has entered the register of foreign agents of director Vitaliyansky, the opposition policy of Leo Schlosberg and economist Sergiyalexashenko.</text:p>
      <text:p text:style-name="P4">
As Ukrinform reports, it reports <text:a xlink:type="simple" xlink:href="https://www.interfax.ru/russia/906847" text:style-name="Internet_20_link" text:visited-style-name="Visited_20_Internet_20_Link">
Interfax</text:a>
.</text:p>
      <text:p text:style-name="P4">
According to the department, Mansky opposed the war in Ukraine, stated supporting the authorities of Ukraine, spoke negatively about the citizens of the Russian Federation, identified with Nazi Germany. He now lives outside <text:a xlink:type="simple" xlink:href="https://www.ukrinform.ua/tag-rosia" text:style-name="Internet_20_link" text:visited-style-name="Visited_20_Internet_20_Link">
Russia</text:a>
.</text:p>
      <text:p text:style-name="P4">
Also in the Russian Federation was recognized as "inagents" by the opposition policy of Leo Schlosberg, economist Sergei Alexashenko, journalist "Sever.Realia" Yulia Paramonov Tapskovsk journalist Svetlana Prokopiev.</text:p>
      <text:p text:style-name="P4">
Currently, in <text:a xlink:type="simple" xlink:href="https://minjust.gov.ru/uploaded/files/reestr-inostrannyih-agentov-16-06-2023.pdf" text:style-name="Internet_20_link" text:visited-style-name="Visited_20_Internet_20_Link">
register of "Inagents"</text:a>
The Ministry of Justice of the Russian Federation - 621 natural and legal person.</text:p>
      <text:p text:style-name="P4">
*!(https://www.ukrinform.ua/rubric-world/3699115-u-rosii-viznali-inoagentom-golovu-bellingcat-hristo-grozeva.html)Vitaliy Mansky-a well-known documentary director, opposition public activity, organizer of the largest in Russia of the annual International Festival of Cinema "Artdokfest"(In the spring of last year, it was stated that the pursuit he would no longer pass in the Russian Federation).</text:p>
      <text:p text:style-name="P4">
Як повідомлялося, у 2023 році Манський разом з українським документалістом,волонтером-госпіталь’єром Євгеном Титаренком представив документальну стрічку"Східний фронт" про російську-українську війну. Картина була в конкурснійпрограмі Берлінале-2023, її прем’єра відбулася в річницю початку великої війни– 24 лютого.</text:p>
      <text:p text:style-name="P4">
News Source: <text:a xlink:type="simple" xlink:href="https://www.ukrinform.ua/rubric-world/3724109-u-rosii-ogolosili-inoagentom-rezisera-akij-vistupav-proti-vijni.html" text:style-name="Internet_20_link" text:visited-style-name="Visited_20_Internet_20_Link">
https://www.ukrinform.ua/rubric-world/3724109-u-rosii-ogolosili-inoagentom-rezisera-akij-vistupav-proti-vijni.html</text:a>
</text:p>
      <!--NEWS-->
      <text:h text:style-name="P10" text:outline-level="1">
<text:span text:style-name="T4">
Shevchenko: Ukraine won a well -deserved victory after incredible play</text:span>
</text:h>
      <text:p text:style-name="P4">
Authors: Ukrinform (Person)</text:p>
      <text:p text:style-name="P4">
Publisher: Укринформ (Organization)</text:p>
      <text:p text:style-name="P4">
Published Time: 2023-06-17T11:11:30+03:00</text:p>
      <text:p text:style-name="P4">
Modified Time: 2023-06-17T11:11:30+03:00</text:p>
      <text:p text:style-name="P4">
Description: The exaster of the national football team Andriy Shevchenko of the current head coach Sergei Rebrov with his debut victory in the national team. - Ukrinform.</text:p>
      <text:p text:style-name="P4">
Images: ['<text:a xlink:type="simple" xlink:href="https://static.ukrinform.com/photos/2023_06/thumb_files/630_360_1686989356-338.jpg" text:style-name="Internet_20_link" text:visited-style-name="Visited_20_Internet_20_Link">
630_360_16869...</text:a>
']</text:p>
      <text:p text:style-name="P4">
Tags: ['Європа', 'Футбол', 'Ребров', 'Андрій Шевченко', 'Збірна України']</text:p>
      <text:p text:style-name="P4">
Type: Article</text:p>
      <!--METADATA-->
      <text:p text:style-name="P4">
<draw:frame draw:style-name="fr1" draw:name="Image59" text:anchor-type="as-char" svg:width="6.9236in" svg:height="3.956343in" draw:z-index="0">
<draw:image xlink:href="../Images/yкринформ/2023-06-17T11-11-30-03-00/630_360_1686989356-338.jpg" xlink:type="simple" xlink:show="embed" xlink:actuate="onLoad" draw:mime-type="image/jpeg"/>
</draw:frame>
The exaster of the national football national team Andriy Shevchenko of the current chief trender Sergei Rebrov with his debut victory in the national team.</text:p>
      <text:p text:style-name="P4">
On the [Instagram] page(https://www.instagram.com/andriyshevchenko)Shevchenko wished the players of the national team of Ukraine further success, reports Ukrinform.</text:p>
      <text:p text:style-name="P4">
“The great game and character of our national team tonight. Honored victory after incredible play in the second half. I congratulate our coach Sergirererev on his excellent debut and the first of the future victories!” - Writing Golden Ball-2004.</text:p>
      <text:p text:style-name="P4">
<text:span text:style-name="T4">
 Read also: </text:span>
 <text:a xlink:type="simple" xlink:href="https://www.ukrinform.ua/rubric-sports/3724093-vinger-zbirnoi-ukraini-mihajlo-mudrik-nikoli-ne-sumnivajtesa-u-meni.html" text:style-name="Internet_20_link" text:visited-style-name="Visited_20_Internet_20_Link">
Wnger of the national team of Ukraine Mikhail Mudryk: Never Understand in me</text:a>
As reported by Ukrinform, the Rebrov team beat Northern Macedonia at the exit(3:2).</text:p>
      <text:p text:style-name="P4">
Раніше у першому матчі кваліфікації до Євро-2024 збірна України поступиласяАнглії (0:2).</text:p>
      <text:p text:style-name="P4">
У наступному поєдинку відбору українці 19 червня зіграють з командою Мальти.</text:p>
      <text:p text:style-name="P4">
Фото: Getty Images.</text:p>
      <text:p text:style-name="P4">
News Source: <text:a xlink:type="simple" xlink:href="https://www.ukrinform.ua/rubric-sports/3724112-sevcenko-ukraina-zdobula-zasluzenu-peremogu-pisla-nejmovirnogo-vidigrasu.html" text:style-name="Internet_20_link" text:visited-style-name="Visited_20_Internet_20_Link">
https://www.ukrinform.ua/rubric-sports/3724112-sevcenko-ukraina-zdobula-zasluzenu-peremogu-pisla-nejmovirnogo-vidigrasu.html</text:a>
</text:p>
      <!--NEWS-->
      <text:h text:style-name="P10" text:outline-level="1">
<text:span text:style-name="T4">
Michael Jordan sold the Charlotte Gornetss Stock Package</text:span>
</text:h>
      <text:p text:style-name="P4">
Authors: Ukrinform (Person)</text:p>
      <text:p text:style-name="P4">
Publisher: Укринформ (Organization)</text:p>
      <text:p text:style-name="P4">
Published Time: 2023-06-17T11:13:00+03:00</text:p>
      <text:p text:style-name="P4">
Modified Time: 2023-06-17T11:13:00+03:00</text:p>
      <text:p text:style-name="P4">
Description: The NBA exvenir and the owner of Charlotte Gornets Michael Jordan agreed on the sale of a controlling stake in the American Basketball Club, which he purchased in 2010. - Ukrinform.</text:p>
      <text:p text:style-name="P4">
Images: ['<text:a xlink:type="simple" xlink:href="https://static.ukrinform.com/photos/2022_02/thumb_files/630_360_1645025574-121.jpg" text:style-name="Internet_20_link" text:visited-style-name="Visited_20_Internet_20_Link">
630_360_16450...</text:a>
']</text:p>
      <text:p text:style-name="P4">
Tags: ['Баскетбол', 'НБА', 'Акції', 'Майкл Джордан']</text:p>
      <text:p text:style-name="P4">
Type: Article</text:p>
      <!--METADATA-->
      <text:p text:style-name="P4">
<draw:frame draw:style-name="fr1" draw:name="Image60" text:anchor-type="as-char" svg:width="6.9236in" svg:height="3.956343in" draw:z-index="0">
<draw:image xlink:href="../Images/yкринформ/2023-06-17T11-13-00-03-00/630_360_1645025574-121.jpg" xlink:type="simple" xlink:show="embed" xlink:actuate="onLoad" draw:mime-type="image/jpeg"/>
</draw:frame>
Exirclable and owner of Charlotte Gornetss Michael Jordan agreed on the sale of a controlled stock of shares of the American Basketball Club, which he gave in 2010.</text:p>
      <text:p text:style-name="P4">
As Ukrinform reports, it reports <text:a xlink:type="simple" xlink:href="https://www.nba.com/news/michael-jordan-selling-ownership-stake-hornets" text:style-name="Internet_20_link" text:visited-style-name="Visited_20_Internet_20_Link">
nba.com</text:a>
.</text:p>
      <text:p text:style-name="P4">
The sale price has not been announced, but the ESPN channel with reference to sources reports that the franchise is estimated at $ 3 billion.</text:p>
      <text:p text:style-name="P4">
The club stated that Jordan sells a majority package of a group, headed by a railway Plotkin and Rica Snalle.</text:p>
      <text:p text:style-name="P4">
Plotkin has been a Gornetz minority shareholder since 2019. Snalle has been the Atlanta Goks minority owner since 2015 and now sells its share in this team.</text:p>
      <text:p text:style-name="P4">
<text:span text:style-name="T4">
 Read also: </text:span>
 <text:a xlink:type="simple" xlink:href="https://www.ukrinform.ua/rubric-sports/3722158-denver-peremig-maami-i-vperse-stav-cempionom-nba.html" text:style-name="Internet_20_link" text:visited-style-name="Visited_20_Internet_20_Link">
Denver "won" Miami "and first became the champion <text:span text:style-name="T4">
 NBA </text:span>
</text:a>
Nowadays it is unclear how long the sales process will continue, which still has to approve the NBA. Jordan plans to save a minority package of Hornetce shares with a policy of Carolina, a club he bought in 2010 for about $ 275 million.</text:p>
      <text:p text:style-name="P4">
As reported by Ukrinform, <text:a xlink:type="simple" xlink:href="https://www.ukrinform.ua/tag-ssa" text:style-name="Internet_20_link" text:visited-style-name="Visited_20_Internet_20_Link">
NBA</text:a>
Removed the Memphis player(https://www.ukrinform.ua/rubric-sports/3723908-basketbolista-dza-marenta-diskvalifikuvali-na-25-matciv.html)At the beginning of the 2023/2024 season.</text:p>
      <text:p text:style-name="P4">
News Source: <text:a xlink:type="simple" xlink:href="https://www.ukrinform.ua/rubric-sports/3724113-majkl-dzordan-prodav-kontrolnij-paket-akcij-sarlott-gornets.html" text:style-name="Internet_20_link" text:visited-style-name="Visited_20_Internet_20_Link">
https://www.ukrinform.ua/rubric-sports/3724113-majkl-dzordan-prodav-kontrolnij-paket-akcij-sarlott-gornets.html</text:a>
</text:p>
      <!--NEWS-->
      <text:h text:style-name="P10" text:outline-level="1">
<text:span text:style-name="T4">
Newly built bridges that were underwater for ten days were stored in the Nikolaev area</text:span>
</text:h>
      <text:p text:style-name="P4">
Authors: Ukrinform (Person)</text:p>
      <text:p text:style-name="P4">
Publisher: Укринформ (Organization)</text:p>
      <text:p text:style-name="P4">
Published Time: 2023-06-17T11:15:32+03:00</text:p>
      <text:p text:style-name="P4">
Modified Time: 2023-06-17T11:15:32+03:00</text:p>
      <text:p text:style-name="P4">
Description: In Mykolaiv region, the newly built Vasylivsky and Novovasilivsky bridges, which were underwater for almost 10 days, stood, and they have already been opened. - Ukrinform.</text:p>
      <text:p text:style-name="P4">
Images: ['<text:a xlink:type="simple" xlink:href="https://static.ukrinform.com/photos/2023_06/thumb_files/630_360_1686989602-268.jpg" text:style-name="Internet_20_link" text:visited-style-name="Visited_20_Internet_20_Link">
630_360_16869...</text:a>
']</text:p>
      <text:p text:style-name="P4">
Tags: ['Миколаївщина', 'Теракт', 'Міст', 'Каховська ГЕС', 'Війна з Росією', 'Підтоплення']</text:p>
      <text:p text:style-name="P4">
Type: Article</text:p>
      <!--METADATA-->
      <text:p text:style-name="P4">
<draw:frame draw:style-name="fr1" draw:name="Image61" text:anchor-type="as-char" svg:width="6.9236in" svg:height="3.956343in" draw:z-index="0">
<draw:image xlink:href="../Images/yкринформ/2023-06-17T11-15-32-03-00/630_360_1686989602-268.jpg" xlink:type="simple" xlink:show="embed" xlink:actuate="onLoad" draw:mime-type="image/jpeg"/>
</draw:frame>
Vasylivsky and Novovasilovsky bridges, which were underwater, stood, and they have already opened them.</text:p>
      <text:p text:style-name="P4">
On this in <text:a xlink:type="simple" xlink:href="http://t.me/mykolaivskaODA/5373" text:style-name="Internet_20_link" text:visited-style-name="Visited_20_Internet_20_Link">
telegram</text:a>
Vitaly Kim reported by the heads of the Mykolaiv Regional Military Administration, reports.</text:p>
      <text:p text:style-name="P4">
“Friends, newly built Vasylivsky and Novovasylivsky bridges stood. Today, on June 17, they surveyed the bridge transitions near the villages of Vasylivka Tanovovasilivka, which was almost 10 days under <text:a xlink:type="simple" xlink:href="https://www.ukrinform.ua/tag-voda" text:style-name="Internet_20_link" text:visited-style-name="Visited_20_Internet_20_Link">
water</text:a>
. There are good news - the bridges have stood and the passage on them has already been opened, ”the head of the region wrote.</text:p>
      <text:p text:style-name="P4">
He thanked "the boys from the 36th route-restorative Konotop Regiment will make good quality work."</text:p>
      <text:p text:style-name="P4">
<text:span text:style-name="T4">
 Read also: </text:span>
 <text:a xlink:type="simple" xlink:href="https://www.ukrinform.ua/rubric-regions/3724100-na-mikolaivsini-zalisautsa-pidtoplenimi-35-budivel.html" text:style-name="Internet_20_link" text:visited-style-name="Visited_20_Internet_20_Link">
on <text:span text:style-name="T4">
 Nicholas </text:span>
 Evshchyna remain flooded 35 buildings</text:a>
As <text:a xlink:type="simple" xlink:href="https://www.ukrinform.ua/rubric-other_news/3723441-pidriv-rosianami-kahovskoi-ges-usi-novini.html" text:style-name="Internet_20_link" text:visited-style-name="Visited_20_Internet_20_Link">
reported</text:a>
, on the night of June 6, the Russian army blew up the dam of Kakhovka hydroelectric power plants. The flooding was also affected by the Mykolaiv region.</text:p>
      <text:p text:style-name="P4">
News Source: <text:a xlink:type="simple" xlink:href="https://www.ukrinform.ua/rubric-regions/3724114-na-mikolaivsini-vistoali-novozbudovani-mosti-aki-desat-dniv-buli-pid-vodou.html" text:style-name="Internet_20_link" text:visited-style-name="Visited_20_Internet_20_Link">
https://www.ukrinform.ua/rubric-regions/3724114-na-mikolaivsini-vistoali-novozbudovani-mosti-aki-desat-dniv-buli-pid-vodou.html</text:a>
</text:p>
      <!--NEWS-->
      <text:h text:style-name="P10" text:outline-level="1">
<text:span text:style-name="T4">
G7 Foreign Ministers can meet after Blinken's visit to China - media</text:span>
</text:h>
      <text:p text:style-name="P4">
Authors: Ukrinform (Person)</text:p>
      <text:p text:style-name="P4">
Publisher: Укринформ (Organization)</text:p>
      <text:p text:style-name="P4">
Published Time: 2023-06-17T11:19:00+03:00</text:p>
      <text:p text:style-name="P4">
Modified Time: 2023-06-17T11:19:00+03:00</text:p>
      <text:p text:style-name="P4">
Description: Foreign Ministers of the Seven Group (G7) may discuss China's policy issues next week after a visit to the PRC Secretary of State of the United States Anthony Blinken. - Ukrinform.</text:p>
      <text:p text:style-name="P4">
Images: ['<text:a xlink:type="simple" xlink:href="https://static.ukrinform.com/photos/2022_12/thumb_files/630_360_1670868347-184.jpg" text:style-name="Internet_20_link" text:visited-style-name="Visited_20_Internet_20_Link">
630_360_16708...</text:a>
']</text:p>
      <text:p text:style-name="P4">
Tags: ['Китай', 'Велика сімка', 'Блінкен']</text:p>
      <text:p text:style-name="P4">
Type: Article</text:p>
      <!--METADATA-->
      <text:p text:style-name="P4">
<draw:frame draw:style-name="fr1" draw:name="Image62" text:anchor-type="as-char" svg:width="6.9236in" svg:height="3.956343in" draw:z-index="0">
<draw:image xlink:href="../Images/yкринформ/2023-06-17T11-19-00-03-00/630_360_1670868347-184.jpg" xlink:type="simple" xlink:show="embed" xlink:actuate="onLoad" draw:mime-type="image/jpeg"/>
</draw:frame>
Ministry of Cordial Affairs of the Seven Group(G7)They can discuss China's policies next week after a visit to the PRC Secretary of State of the United States Anthony Blinken.</text:p>
      <text:p text:style-name="P4">
About it with reference to interlocutors in the government of Japan, which this year the chairman G7, reports <text:a xlink:type="simple" xlink:href="https://www3.nhk.or.jp/nhkworld/en/news/20230617_01/" text:style-name="Internet_20_link" text:visited-style-name="Visited_20_Internet_20_Link">
NHK</text:a>
, reports Ukrinform.</text:p>
      <text:p text:style-name="P4">
As it is noted, the negotiations will take place in the fields of the International Conference IUKRAINE RECOvery Conference in London, which will be held on Wednesday and Thursday and will discuss the ways of assistance to Ukraine in rebuilding after the Russian invasion.</text:p>
      <text:p text:style-name="P4">
In a communique published at the May Summit <text:a xlink:type="simple" xlink:href="https://www.ukrinform.ua/tag-velika-simka" text:style-name="Internet_20_link" text:visited-style-name="Visited_20_Internet_20_Link">
G7</text:a>
In Hiroshima, the leaders of the group "Grumpy" stated that they strongly opposed any unilateral try to change the status quo with force or coercion in the East Chinese and South Chinese seas.</text:p>
      <text:p text:style-name="P4">
Communique also states that G7 countries are ready to build constructive tastable relations with China to overcome global challenges.</text:p>
      <text:p text:style-name="P4">
<text:span text:style-name="T4">
 Read also: </text:span>
 <text:a xlink:type="simple" xlink:href="https://www.ukrinform.ua/rubric-polytics/3720855-g7-viznacila-tri-prioriteti-dla-ukraini-u-sferi-sudovoi-ta-antikorupcijnoi-reform.html" text:style-name="Internet_20_link" text:visited-style-name="Visited_20_Internet_20_Link">
G7 has identified three priorities for Ukraine in the field of judicial anti -corruption reforms</text:a>
Japan's Foreign Minister Japan Yoshimas Hayashi is expected to confirm the G7 Ciposia in London.</text:p>
      <text:p text:style-name="P4">
As reported by Ukrinform, the State Secretary of the United States Anthony Blinken is responsible for agreements between Beijing and Washington <text:a xlink:type="simple" xlink:href="https://www.ukrinform.ua/rubric-world/3722865-blinken-u-nedilu-planue-vidvidati-kitaj.html" text:style-name="Internet_20_link" text:visited-style-name="Visited_20_Internet_20_Link">
visits China 18-19</text:a>
 .</text:p>
      <text:p text:style-name="P4">
News Source: <text:a xlink:type="simple" xlink:href="https://www.ukrinform.ua/rubric-world/3724116-ministri-zakordonnih-sprav-g7-mozut-zustritisa-pisla-vizitu-blinkena-do-kitau-zmi.html" text:style-name="Internet_20_link" text:visited-style-name="Visited_20_Internet_20_Link">
https://www.ukrinform.ua/rubric-world/3724116-ministri-zakordonnih-sprav-g7-mozut-zustritisa-pisla-vizitu-blinkena-do-kitau-zmi.html</text:a>
</text:p>
      <!--NEWS-->
      <text:h text:style-name="P10" text:outline-level="1">
<text:span text:style-name="T4">
Media: The head of the ruling party of the DPRK gathered to discuss a defensive strategy</text:span>
</text:h>
      <text:p text:style-name="P4">
Authors: Ukrinform (Person)</text:p>
      <text:p text:style-name="P4">
Publisher: Укринформ (Organization)</text:p>
      <text:p text:style-name="P4">
Published Time: 2023-06-17T11:32:00+03:00</text:p>
      <text:p text:style-name="P4">
Modified Time: 2023-06-17T11:32:00+03:00</text:p>
      <text:p text:style-name="P4">
Description: The North Korean, the Labor Party convened an extended plenum of its Central Committee, the highest governing body, to discuss the country's defense strategy in response to significant changes in the international situation. - Ukrinform.</text:p>
      <text:p text:style-name="P4">
Images: ['<text:a xlink:type="simple" xlink:href="https://static.ukrinform.com/photos/2015_12/thumb_files/630_360_1449641804-2775-severnaya-koreya.jpg" text:style-name="Internet_20_link" text:visited-style-name="Visited_20_Internet_20_Link">
630_360_14496...</text:a>
']</text:p>
      <text:p text:style-name="P4">
Tags: ['Армія', 'КНДР', 'Оборона']</text:p>
      <text:p text:style-name="P4">
Type: Article</text:p>
      <!--METADATA-->
      <text:p text:style-name="P4">
<draw:frame draw:style-name="fr1" draw:name="Image63" text:anchor-type="as-char" svg:width="6.9236in" svg:height="3.956343in" draw:z-index="0">
<draw:image xlink:href="../Images/yкринформ/2023-06-17T11-32-00-03-00/630_360_1449641804-2775-severnaya-koreya.jpg" xlink:type="simple" xlink:show="embed" xlink:actuate="onLoad" draw:mime-type="image/jpeg"/>
</draw:frame>
The North Korean, the Labor Party convened an extended Plenum of its Central Committee, the highest governing body, for the development of the country's defense strategy in response to a significant change in the international situation.</text:p>
      <text:p text:style-name="P4">
This is reported with reference to the North Korean news agency KCNA <text:a xlink:type="simple" xlink:href="https://en.yna.co.kr/view/AEN20230617000352325" text:style-name="Internet_20_link" text:visited-style-name="Visited_20_Internet_20_Link">
Yonhap</text:a>
, reports Ukrinform.</text:p>
      <text:p text:style-name="P4">
According to the message, the meeting of the Central Committee of the Korea Labor Party(TPK)The 8-node is chaired by the leader of the country and the Secretary-General of the Party, Kim Jong-in.</text:p>
      <text:p text:style-name="P4">
Within a few days, party leaders will discuss the "issues of state diplomatic and defense strategy to cope with the changed international office", as well as consider the economic projects initiated in the first half of this year.</text:p>
      <text:p text:style-name="P4">
The Central Committee of the Government Party, which includes all the highest heads of the DPRK, occurs at the moment when <text:a xlink:type="simple" xlink:href="https://www.ukrinform.ua/tag-kndr" text:style-name="Internet_20_link" text:visited-style-name="Visited_20_Internet_20_Link">
North Korea</text:a>
It seeks to strengthen the links with Russia as against the background of exacerbation of the Chinese-American rivalry and the war of Russian opposite Ukraine.</text:p>
      <text:p text:style-name="P4">
Pyongyang also faced a significant intensification of security in the field of seasoned Korea, the United States and Japan, which decided to strengthen the DPRK and, in particular, by the end of the year to create a single exchanged system for North Korean rocket launchers in real time.</text:p>
      <text:p text:style-name="P4">
<text:span text:style-name="T4">
 Read also: </text:span>
 <text:a xlink:type="simple" xlink:href="https://www.ukrinform.ua/rubric-world/3723444-stati-zaprovadili-sankcii-proti-cinovnikiv-kndr-za-rozrobku-balisticnih-raket.html" text:style-name="Internet_20_link" text:visited-style-name="Visited_20_Internet_20_Link">
States imposed sanctions against officials <text:span text:style-name="T4">
 DPRK </text:span>
 Improvement of ballistic missiles</text:a>
In recent weeks, Pyongyang continued to pump tensions by launching two-babist missiles on Thursday, and before that, on May 31, an attempt to launch a space rocket with a military satellite.</text:p>
      <text:p text:style-name="P4">
As reported by Ukrinform, the United States, against the background of increased threats by KNDR, will continue <text:a xlink:type="simple" xlink:href="https://www.ukrinform.ua/rubric-world/3716930-stati-posiluvatimut-oboronu-aponii-na-tli-zrostanna-zagroz-iz-boku-kndr.html" text:style-name="Internet_20_link" text:visited-style-name="Visited_20_Internet_20_Link">
increased defense capability</text:a>
Japan, including obtaining the opportunity to strike targets in the enemy.</text:p>
      <text:p text:style-name="P4">
News Source: <text:a xlink:type="simple" xlink:href="https://www.ukrinform.ua/rubric-world/3724119-zmi-ocilniki-pravlacoi-partii-kndr-zibralisa-dla-obgovorenna-oboronnoi-strategii.html" text:style-name="Internet_20_link" text:visited-style-name="Visited_20_Internet_20_Link">
https://www.ukrinform.ua/rubric-world/3724119-zmi-ocilniki-pravlacoi-partii-kndr-zibralisa-dla-obgovorenna-oboronnoi-strategii.html</text:a>
</text:p>
      <!--NEWS-->
      <text:h text:style-name="P10" text:outline-level="1">
<text:span text:style-name="T4">
Zelensky thanked the partners who took new steps in support of Ukraine this week</text:span>
</text:h>
      <text:p text:style-name="P4">
Authors: Ukrinform (Person)</text:p>
      <text:p text:style-name="P4">
Publisher: Укринформ (Organization)</text:p>
      <text:p text:style-name="P4">
Published Time: 2023-06-17T11:57:00+03:00</text:p>
      <text:p text:style-name="P4">
Modified Time: 2023-06-17T21:57:00+03:00</text:p>
      <text:p text:style-name="P4">
Description: President of Ukraine Volodymyr Zelensky expressed gratitude to partners who really help and who have taken new steps in support of our country this week. - Ukrinform.</text:p>
      <text:p text:style-name="P4">
Images: ['<text:a xlink:type="simple" xlink:href="https://static.ukrinform.com/photos/2022_09/thumb_files/630_360_1663930852-539.jpeg" text:style-name="Internet_20_link" text:visited-style-name="Visited_20_Internet_20_Link">
630_360_16639...</text:a>
']</text:p>
      <text:p text:style-name="P4">
Tags: ['Україна', 'допомога', 'Зеленський', 'Війна з Росією']</text:p>
      <text:p text:style-name="P4">
Type: Article</text:p>
      <!--METADATA-->
      <text:p text:style-name="P4">
<draw:frame draw:style-name="fr1" draw:name="Image64" text:anchor-type="as-char" svg:width="6.9236in" svg:height="3.956343in" draw:z-index="0">
<draw:image xlink:href="../Images/yкринформ/2023-06-17T11-57-00-03-00/630_360_1663930852-539.jpeg" xlink:type="simple" xlink:show="embed" xlink:actuate="onLoad" draw:mime-type="image/jpeg"/>
</draw:frame>
President of Ukraine Volodymyr Zelensky expressed gratitude to the partners who realize and who took new steps in support of our country this week.</text:p>
      <text:p text:style-name="P4">
According to Ukrinform, he reported it in his <text:a xlink:type="simple" xlink:href="https://t.me/V_Zelenskiy_official/6616" text:style-name="Internet_20_link" text:visited-style-name="Visited_20_Internet_20_Link">
video message</text:a>
.</text:p>
      <text:p text:style-name="P4">
"We want to thank today. Thank all our partners who realize and who have taken new steps in support of our country, our people in this week. Thank you - the United States, the Netherlands, Germany, Italy, Denmark, Norway, Sweden, the United Kingdom, Canada, Canada, Canada Poland, Luxembourg. Thank you to all the participating "Ramstin" - the next meeting took place this week. Thankme unchanged constructiveness, "Zelensky said.</text:p>
      <text:p text:style-name="P4">
<text:span text:style-name="T5">
Viso: <text:a xlink:type="simple" xlink:href="https://t.me/V_Zelenskiy_official/6616" text:style-name="Internet_20_link" text:visited-style-name="Visited_20_Internet_20_Link">
op</text:a>
</text:span>
</text:p>
      <text:p text:style-name="P4">
The President expressed gratitude to all those who train our warriors, who teaching the heroes of his experience and who study from Ukrainians. “Studies <text:a xlink:type="simple" xlink:href="https://www.ukrinform.ua/tag-ukraina" text:style-name="Internet_20_link" text:visited-style-name="Visited_20_Internet_20_Link">
Ukrainian</text:a>
The stability, courage, the unbreakable desire to choose life for your country and Ukrainian children. It will be necessary - we will choose!We will win, "Zelensky emphasized.</text:p>
      <text:p text:style-name="P4">
*!(https://www.ukrinform.ua/rubric-vidbudova/3724258-proon-razom-iz-partnerami-nakopicue-1-milard-na-vidnovlenna-ukraini-smigal.html)It was reported that on Friday Ukraine was visited by the President of the Allied Islands Azali Asumani, President of the South African Republicyril Ramafos, President of the Republic of Senegal Maci Sall, President of the Republican Republica of Khakachilem, Prime Minister public Congo Floran of the Republic of Uganda Rukhakan Rugunda.</text:p>
      <text:p text:style-name="P4">
News Source: <text:a xlink:type="simple" xlink:href="https://www.ukrinform.ua/rubric-polytics/3724301-zelenskij-podakuvav-partneram-aki-za-cej-tizden-zrobili-novi-kroki-u-pidtrimci-ukraini.html" text:style-name="Internet_20_link" text:visited-style-name="Visited_20_Internet_20_Link">
https://www.ukrinform.ua/rubric-polytics/3724301-zelenskij-podakuvav-partneram-aki-za-cej-tizden-zrobili-novi-kroki-u-pidtrimci-ukraini.html</text:a>
</text:p>
      <!--NEWS-->
      <text:h text:style-name="P10" text:outline-level="1">
<text:span text:style-name="T4">
Defender of the national team of Ukraine: this goal for me is happiness</text:span>
</text:h>
      <text:p text:style-name="P4">
Authors: Ukrinform (Person)</text:p>
      <text:p text:style-name="P4">
Publisher: Укринформ (Organization)</text:p>
      <text:p text:style-name="P4">
Published Time: 2023-06-17T11:58:24+03:00</text:p>
      <text:p text:style-name="P4">
Modified Time: 2023-06-17T11:58:24+03:00</text:p>
      <text:p text:style-name="P4">
Description: The 20-year-old defender of the National Football National Team Ilya Zabarvakoman has been issuing the victory of the team over Northern Macedonia (3: 2) in the selection of Euro-2024. - Ukrinform.</text:p>
      <text:p text:style-name="P4">
Images: ['<text:a xlink:type="simple" xlink:href="https://static.ukrinform.com/photos/2023_06/thumb_files/630_360_1686992203-506.jpeg" text:style-name="Internet_20_link" text:visited-style-name="Visited_20_Internet_20_Link">
630_360_16869...</text:a>
']</text:p>
      <text:p text:style-name="P4">
Tags: ['Європа', 'Футбол', 'Збірна України', 'Ілля Забарний']</text:p>
      <text:p text:style-name="P4">
Type: Article</text:p>
      <!--METADATA-->
      <text:p text:style-name="P4">
<draw:frame draw:style-name="fr1" draw:name="Image65" text:anchor-type="as-char" svg:width="6.9236in" svg:height="3.956343in" draw:z-index="0">
<draw:image xlink:href="../Images/yкринформ/2023-06-17T11-58-24-03-00/630_360_1686992203-506.jpeg" xlink:type="simple" xlink:show="embed" xlink:actuate="onLoad" draw:mime-type="image/jpeg"/>
</draw:frame>
20-year-old protection of the National Football National Team Ilya Zabari comantized the team of team over Northern Macedonia(3:2)in the selection of Euro 2024.</text:p>
      <text:p text:style-name="P4">
The player <text:a xlink:type="simple" xlink:href="https://suspilne.media/509433-cej-gol-dla-mene-sasta-illa-zabarnij-prokomentuvav-svij-debutnij-gol-za-ukrainu-ta-volovu-peremogu/" text:style-name="Internet_20_link" text:visited-style-name="Visited_20_Internet_20_Link">
noted</text:a>
that his first goal for the national team was true happiness, reports Ukrinform.</text:p>
      <text:p text:style-name="P4">
“This goal for me is, of course, happiness. I scored the first ball for the national collection. This is a very important goal personally to me and for the country. I thank the family for the support for the support, and we continue to do everything for the benefit of Ukraine. After the first time, I believed that you could change everything. It's football, everything can happen here. They moved after a break with a completely different mood. They made an analysis of their mistakes, began to play better. They came out and won. I think everyone felt that the second time would be different. Everyone realized that we could not lose and give them points, ”the defender said.</text:p>
      <text:p text:style-name="P4">
As reported by Ukrinform, earlier in the first match of qualification to Euro-2024 of Ukraine gave way to England(0:2).</text:p>
      <text:p text:style-name="P4">
<text:span text:style-name="T4">
Читайте також:</text:span>
 <text:a xlink:type="simple" xlink:href="https://www.ukrinform.ua/rubric-sports/3724112-sevcenko-ukraina-zdobula-zasluzenu-peremogu-pisla-nejmovirnogo-vidigrasu.html" text:style-name="Internet_20_link" text:visited-style-name="Visited_20_Internet_20_Link">
 Шевченко: Україна здобула заслужену перемогу післянеймовірного відіграшу </text:a>
In the next selection match, the Ukrainians will play with the Malta team on June 19.</text:p>
      <text:p text:style-name="P4">
Photo: Getty Images.</text:p>
      <text:p text:style-name="P4">
News Source: <text:a xlink:type="simple" xlink:href="https://www.ukrinform.ua/rubric-sports/3724125-zahisnik-zbirnoi-ukraini-zabarnij-cej-gol-dla-mene-sasta.html" text:style-name="Internet_20_link" text:visited-style-name="Visited_20_Internet_20_Link">
https://www.ukrinform.ua/rubric-sports/3724125-zahisnik-zbirnoi-ukraini-zabarnij-cej-gol-dla-mene-sasta.html</text:a>
</text:p>
      <!--NEWS-->
      <text:h text:style-name="P10" text:outline-level="1">
<text:span text:style-name="T4">
In Russia, the number of killed by Mr. Sidro's poisoning has increased to 36</text:span>
</text:h>
      <text:p text:style-name="P4">
Authors: Ukrinform (Person)</text:p>
      <text:p text:style-name="P4">
Publisher: Укринформ (Organization)</text:p>
      <text:p text:style-name="P4">
Published Time: 2023-06-17T12:11:00+03:00</text:p>
      <text:p text:style-name="P4">
Modified Time: 2023-06-17T12:11:00+03:00</text:p>
      <text:p text:style-name="P4">
Description: The total number of people who were poisoned by a surrogate cider in Russia increased to 106, with 36 of them died, including one child. - Ukrinform.</text:p>
      <text:p text:style-name="P4">
Images: ['<text:a xlink:type="simple" xlink:href="https://static.ukrinform.com/photos/2023_06/thumb_files/630_360_1686993307-300.jpg" text:style-name="Internet_20_link" text:visited-style-name="Visited_20_Internet_20_Link">
630_360_16869...</text:a>
']</text:p>
      <text:p text:style-name="P4">
Tags: ['Алкоголь', 'Отруєння', 'Росія']</text:p>
      <text:p text:style-name="P4">
Type: Article</text:p>
      <!--METADATA-->
      <text:p text:style-name="P4">
<draw:frame draw:style-name="fr1" draw:name="Image66" text:anchor-type="as-char" svg:width="6.9236in" svg:height="3.956343in" draw:z-index="0">
<draw:image xlink:href="../Images/yкринформ/2023-06-17T12-11-00-03-00/630_360_1686993307-300.jpg" xlink:type="simple" xlink:show="embed" xlink:actuate="onLoad" draw:mime-type="image/jpeg"/>
</draw:frame>
The total significance of people who were poisoned by a surrogate cider in Russia increased to 106, in this 36 of them died, including one child.</text:p>
      <text:p text:style-name="P4">
This is reported by Ukrinform with reference to <text:a xlink:type="simple" xlink:href="https://t.me/tass_agency/196759" text:style-name="Internet_20_link" text:visited-style-name="Visited_20_Internet_20_Link">
telegram-channel</text:a>
 <text:a xlink:type="simple" xlink:href="https://t.me/tass_agency/196759" text:style-name="Internet_20_link" text:visited-style-name="Visited_20_Internet_20_Link">
 </text:a>
TASS.</text:p>
      <text:p text:style-name="P4">
"106 people were injured, including 5 children. 36 people were killed, including 1 child," the Minister of Health [Russia] said(https://www.ukrinform.ua/tag-rosia)Mikhail Murashko in the Kularahchiechpetersburg International Economic Forum.</text:p>
      <text:p text:style-name="P4">
As it was reported, the first cases of Mr. Sidr beverage poisoning in several regions of Russia became known in early June. Subsequently, the cases of poisoning were discovered by Ulyanovskaya, Samarskaya, Nizhny Novgorodskaya, Penza and Kurgan region, Chuvashia and Udmurtia. The drink found impurities of methanol thaetylbutrata.</text:p>
      <text:p text:style-name="P4">
<text:span text:style-name="T4">
 Read also: </text:span>
 <text:a xlink:type="simple" xlink:href="https://www.ukrinform.ua/rubric-world/3718379-v-afganistani-gospitalizuvali-60-skolarok-pisla-otruenna.html" text:style-name="Internet_20_link" text:visited-style-name="Visited_20_Internet_20_Link">
in Afghanistan hospitalized 60 schoolgirls after <text:span text:style-name="T4">
 poisoning </text:span>
</text:a>
Later it became known that the drink was made from a liquid containing alcohol stolen from a police officer in Samara. In the framework of the criminal case, the entrepreneur who was engaged in the production of Mr. Sidr drink was arrested, and two residents of Samara and the police sergeant were detained, who organized the theft from the warehouse.</text:p>
      <text:p text:style-name="P4">
News Source: <text:a xlink:type="simple" xlink:href="https://www.ukrinform.ua/rubric-world/3724129-u-rosii-kilkist-zagiblih-vid-otruenna-misterom-sidrom-zrosla-do-36.html" text:style-name="Internet_20_link" text:visited-style-name="Visited_20_Internet_20_Link">
https://www.ukrinform.ua/rubric-world/3724129-u-rosii-kilkist-zagiblih-vid-otruenna-misterom-sidrom-zrosla-do-36.html</text:a>
</text:p>
      <!--NEWS-->
      <text:h text:style-name="P10" text:outline-level="1">
<text:span text:style-name="T4">
Known the following rival of Ukrainian boxer Postola</text:span>
</text:h>
      <text:p text:style-name="P4">
Authors: Ukrinform (Person)</text:p>
      <text:p text:style-name="P4">
Publisher: Укринформ (Organization)</text:p>
      <text:p text:style-name="P4">
Published Time: 2023-06-17T12:13:42+03:00</text:p>
      <text:p text:style-name="P4">
Modified Time: 2023-06-17T12:13:42+03:00</text:p>
      <text:p text:style-name="P4">
Description: The exchmpion of the world -wealth World Wide Victor Postol will return to the ring in July. - Ukrinform.</text:p>
      <text:p text:style-name="P4">
Images: ['<text:a xlink:type="simple" xlink:href="https://static.ukrinform.com/photos/2023_06/thumb_files/630_360_1686992597-420.jpg" text:style-name="Internet_20_link" text:visited-style-name="Visited_20_Internet_20_Link">
630_360_16869...</text:a>
']</text:p>
      <text:p text:style-name="P4">
Tags: ['Бокс', 'Спорт', 'США', 'Україна', 'Домініканська Республіка']</text:p>
      <text:p text:style-name="P4">
Type: Article</text:p>
      <!--METADATA-->
      <text:p text:style-name="P4">
<draw:frame draw:style-name="fr1" draw:name="Image67" text:anchor-type="as-char" svg:width="6.9236in" svg:height="3.956343in" draw:z-index="0">
<draw:image xlink:href="../Images/yкринформ/2023-06-17T12-13-42-03-00/630_360_1686992597-420.jpg" xlink:type="simple" xlink:show="embed" xlink:actuate="onLoad" draw:mime-type="image/jpeg"/>
</draw:frame>
The semi -medium weight boxing exchmpion Victor Postol will return to the ring in July.</text:p>
      <text:p text:style-name="P4">
About it reports <text:a xlink:type="simple" xlink:href="https://nyfights.com/worldwide/nonito-donaire-fights-july-15/" text:style-name="Internet_20_link" text:visited-style-name="Visited_20_Internet_20_Link">
NY FIGHTS</text:a>
, reports Ukrinform.</text:p>
      <text:p text:style-name="P4">
On July 15, 39-year-old Ukrainian boxer will meet 27-year-old Dominicanelvis Rodriguez.</text:p>
      <text:p text:style-name="P4">
The battle will be held in the undercardcard of American Frank Martin and Representative Artem Harutyunyan during Showtime in Las Vegas(USA).</text:p>
      <text:p text:style-name="P4">
<text:span text:style-name="T4">
Читайте також:</text:span>
 <text:a xlink:type="simple" xlink:href="https://www.ukrinform.ua/rubric-sports/3722403-gvozdik-dubua-rozminocnij-bij-dla-usika.html" text:style-name="Internet_20_link" text:visited-style-name="Visited_20_Internet_20_Link">
 Гвоздик: Дюбуа – розминочний бій для <text:span text:style-name="T4">
Усик</text:span>
 а</text:a>
As reported, in February 2022, Postol lost to American boxer of Antoine Russell.</text:p>
      <text:p text:style-name="P4">
Photo: Getty Images.</text:p>
      <text:p text:style-name="P4">
News Source: <text:a xlink:type="simple" xlink:href="https://www.ukrinform.ua/rubric-sports/3724128-vidomij-nastupnij-supernik-ukrainskogo-boksera-postola.html" text:style-name="Internet_20_link" text:visited-style-name="Visited_20_Internet_20_Link">
https://www.ukrinform.ua/rubric-sports/3724128-vidomij-nastupnij-supernik-ukrainskogo-boksera-postola.html</text:a>
</text:p>
      <!--NEWS-->
      <text:h text:style-name="P10" text:outline-level="1">
<text:span text:style-name="T4">
All Ukrainian sites should have a starting page in the state language - Kremin</text:span>
</text:h>
      <text:p text:style-name="P4">
Authors: Ukrinform (Person)</text:p>
      <text:p text:style-name="P4">
Publisher: Укринформ (Organization)</text:p>
      <text:p text:style-name="P4">
Published Time: 2023-06-17T12:19:00+03:00</text:p>
      <text:p text:style-name="P4">
Modified Time: 2023-06-17T12:19:00+03:00</text:p>
      <text:p text:style-name="P4">
Description: All Ukrainian websites should have a starting page in Ukrainian. - Ukrinform.</text:p>
      <text:p text:style-name="P4">
Images: ['<text:a xlink:type="simple" xlink:href="https://static.ukrinform.com/photos/2023_05/thumb_files/630_360_1683205687-749.jpg" text:style-name="Internet_20_link" text:visited-style-name="Visited_20_Internet_20_Link">
630_360_16832...</text:a>
']</text:p>
      <text:p text:style-name="P4">
Tags: ['Українська мова', 'Сайт', 'Кремінь', 'Єдині новини']</text:p>
      <text:p text:style-name="P4">
Type: Article</text:p>
      <!--METADATA-->
      <text:p text:style-name="P4">
<draw:frame draw:style-name="fr1" draw:name="Image68" text:anchor-type="as-char" svg:width="6.9236in" svg:height="3.956343in" draw:z-index="0">
<draw:image xlink:href="../Images/yкринформ/2023-06-17T12-19-00-03-00/630_360_1683205687-749.jpg" xlink:type="simple" xlink:show="embed" xlink:actuate="onLoad" draw:mime-type="image/jpeg"/>
</draw:frame>
All Ukrainian websites should have a starting page in Ukrainian.</text:p>
      <text:p text:style-name="P4">
The Commissioner for the Protection of the State Language Taras Kremin in the Eviritelvahorphone "The One News" told this, Ukrinform reports.</text:p>
      <text:p text:style-name="P4">
"Everything that is in the territory of Ukraine in different spheres and is concerned with a citizen of Ukraine must be provided <text:a xlink:type="simple" xlink:href="https://www.ukrinform.ua/tag-ukrainska-mova" text:style-name="Internet_20_link" text:visited-style-name="Visited_20_Internet_20_Link">
in Ukrainian</text:a>
. It is the activity of the state authorities, local self -government, education, service, the Internet - everything should be in Ukrainian. When you go to the Internet, a toastartage page of all Ukrainian sites should be Ukrainian. Khtsy has no, it is a violation of language legislation, and it is necessary to signal the nation of our Secretariat. We will take appropriate response measures, "Kremin said.</text:p>
      <text:p text:style-name="P4">
He noted that since the beginning of the year, 1650 requests for non -compliance with language legislation were received to the Secretariat of the Commissioner for Protection of the State Language, and one third of them concerns the absence of a starting page by Ukrainian language in user interfaces. "These are online stores, websites of individual media. All them work and bring them to the rules of the law. We have a response of sanctions in the form of warnings or penalties. It is absolutely effective," Kremin explains.</text:p>
      <text:p text:style-name="P4">
He recalled that the relevant norm was operating since July 16, 2022, and the actual river, as the Secretariat of the State Language Commissioner, controls this process, applying the provisions of the Code of Administrative Offenses.</text:p>
      <text:p text:style-name="P4">
*!(https://www.ukrinform.ua/rubric-regions/3708034-kremin-zaklikav-usunuti-porusenna-movnogo-zakonu-pri-rozmisenni-zovnisnoi-reklami.html)As reported <text:a xlink:type="simple" xlink:href="https://www.ukrinform.ua/rubric-society/3530377-nabuli-cinnosti-novi-normi-zakonu-pro-derzavnu-movu.html" text:style-name="Internet_20_link" text:visited-style-name="Visited_20_Internet_20_Link">
Ukrinform</text:a>
, On 16, 2022, new norms of language law came into force, which increased the precision of the Ukrainian language in the public space and strengthened its status as a state. These rules regulate the use of the state language in the Internet and the language of computer programs installed on goods.</text:p>
      <text:p text:style-name="P4">
On April 25, 2019, the Verkhovna Rada adopted the Law "On Securing the Functioning of the Ukrainian Language as a State". His articles are introduced in stages, which is half a year. The vast majority of its norms came into force on 16 July 2019.</text:p>
      <text:p text:style-name="P4">
News Source: <text:a xlink:type="simple" xlink:href="https://www.ukrinform.ua/rubric-society/3724131-usi-ukrainski-sajti-povinni-mati-startovu-storinku-derzavnou-movou-kremin.html" text:style-name="Internet_20_link" text:visited-style-name="Visited_20_Internet_20_Link">
https://www.ukrinform.ua/rubric-society/3724131-usi-ukrainski-sajti-povinni-mati-startovu-storinku-derzavnou-movou-kremin.html</text:a>
</text:p>
      <!--NEWS-->
      <text:h text:style-name="P10" text:outline-level="1">
<text:span text:style-name="T4">
Xi Jinping assured the Taiwans that China respects them and will take care of them</text:span>
</text:h>
      <text:p text:style-name="P4">
Authors: Ukrinform (Person)</text:p>
      <text:p text:style-name="P4">
Publisher: Укринформ (Organization)</text:p>
      <text:p text:style-name="P4">
Published Time: 2023-06-17T12:25:00+03:00</text:p>
      <text:p text:style-name="P4">
Modified Time: 2023-06-17T12:25:00+03:00</text:p>
      <text:p text:style-name="P4">
Description: China Si Jinping in a welcoming letter to the participants of the 15th Taiwanese Strait Forum said China respects Taiwan's compatriots and care about them, providing economic and other preferences. - Ukrinform.</text:p>
      <text:p text:style-name="P4">
Images: ['<text:a xlink:type="simple" xlink:href="https://static.ukrinform.com/photos/2019_06/thumb_files/630_360_1560777672-565.jpg" text:style-name="Internet_20_link" text:visited-style-name="Visited_20_Internet_20_Link">
630_360_15607...</text:a>
']</text:p>
      <text:p text:style-name="P4">
Tags: ['Китай', 'Сі Цзіньпін', 'Тайвань']</text:p>
      <text:p text:style-name="P4">
Type: Article</text:p>
      <!--METADATA-->
      <text:p text:style-name="P4">
<draw:frame draw:style-name="fr1" draw:name="Image69" text:anchor-type="as-char" svg:width="6.9236in" svg:height="3.956343in" draw:z-index="0">
<draw:image xlink:href="../Images/yкринформ/2023-06-17T12-25-00-03-00/630_360_1560777672-565.jpg" xlink:type="simple" xlink:show="embed" xlink:actuate="onLoad" draw:mime-type="image/jpeg"/>
</draw:frame>
In a welcoming letter to the participants of the 15th forum of the Taiwanese Strait, China, China, respects Taiwan's compatriots and will take care of them, providing economic and other preferences.</text:p>
      <text:p text:style-name="P4">
About it reports <text:a xlink:type="simple" xlink:href="https://english.news.cn/20230617/d98b6c62cc5b4d0fb8af5d3c6381245e/c.html" text:style-name="Internet_20_link" text:visited-style-name="Visited_20_Internet_20_Link">
xinhua</text:a>
, Ukrinform correspondent reports.</text:p>
      <text:p text:style-name="P4">
"We will continue to respect Taiwan's compatriots, take care of them to give them advantages, promote economic and cultural exchanges of tamping between the sides of the strait, as well as promote the integrated development of various fields," - said in a letter.</text:p>
      <text:p text:style-name="P4">
Leader <text:a xlink:type="simple" xlink:href="https://www.ukrinform.ua/tag-kitaj" text:style-name="Internet_20_link" text:visited-style-name="Visited_20_Internet_20_Link">
China</text:a>
He called the forum an important platform for promoting exchanges and cooperation of people on both sides of the Taiwanese protocoma and urged them to work together to "protect the common interests of the Chinese nation, to promote the peaceful development of relations between the shores of the Strait of the Strait of the State Reunification."</text:p>
      <text:p text:style-name="P4">
Since 2009, the Taiwanese Strait Forum has been held annually under the Taiwan Directorate for the Chinese Government in the city of Symen Southeastern Province Fujiang, which will be adjacent to Taiwan through the Strait.</text:p>
      <text:p text:style-name="P4">
This year's forum, which has been invited by more than 5,000 participants only from Taiwan, in particular, young people and representatives of political parties, entrepreneurs and religious, jointly organized by 84 institutions on both sides of the strait.</text:p>
      <text:p text:style-name="P4">
<text:span text:style-name="T4">
 Read also: </text:span>
 <text:a xlink:type="simple" xlink:href="https://www.ukrinform.ua/rubric-technology/3723844-bill-gejts-zustrivsa-z-si-czinpinom-zmi.html" text:style-name="Internet_20_link" text:visited-style-name="Visited_20_Internet_20_Link">
Bill Gates met with si <text:span text:style-name="T4">
 Jinping </text:span>
 OM - media</text:a>
In total, there will be 51 events during the event, focusing on assistance and economic exchange and communication between the average residents of continental China and Taiwan.</text:p>
      <text:p text:style-name="P4">
As reported <text:a xlink:type="simple" xlink:href="https://www.ukrinform.ua/rubric-world/3711769-vijna-ce-ne-variant-prezidentka-tajvanu-prokomentuvala-napruzenist-u-vidnosinah-z-kitaem.html" text:style-name="Internet_20_link" text:visited-style-name="Visited_20_Internet_20_Link">
Ukrinform</text:a>
, Taiwan Tai President has invited to maintain the status quo of peace and stability in the Taiwanese Strait of High tension in relations with China.</text:p>
      <text:p text:style-name="P4">
News Source: <text:a xlink:type="simple" xlink:href="https://www.ukrinform.ua/rubric-world/3724132-si-czinpin-zapevniv-tajvanciv-so-kitaj-ih-povazae-i-bude-pro-nih-pikluvatisa.html" text:style-name="Internet_20_link" text:visited-style-name="Visited_20_Internet_20_Link">
https://www.ukrinform.ua/rubric-world/3724132-si-czinpin-zapevniv-tajvanciv-so-kitaj-ih-povazae-i-bude-pro-nih-pikluvatisa.html</text:a>
</text:p>
      <!--NEWS-->
      <text:h text:style-name="P10" text:outline-level="1">
<text:span text:style-name="T4">
Women's Eurobasket-2023: Results of the Second round matches</text:span>
</text:h>
      <text:p text:style-name="P4">
Authors: Ukrinform (Person)</text:p>
      <text:p text:style-name="P4">
Publisher: Укринформ (Organization)</text:p>
      <text:p text:style-name="P4">
Published Time: 2023-06-17T12:25:45+03:00</text:p>
      <text:p text:style-name="P4">
Modified Time: 2023-06-17T12:25:45+03:00</text:p>
      <text:p text:style-name="P4">
Description: In Israel and Slovenia, the final part of the European Basketball Women's Championship continues. - Ukrinform.</text:p>
      <text:p text:style-name="P4">
Images: ['<text:a xlink:type="simple" xlink:href="https://static.ukrinform.com/photos/2023_06/thumb_files/630_360_1686993446-159.jpg" text:style-name="Internet_20_link" text:visited-style-name="Visited_20_Internet_20_Link">
630_360_16869...</text:a>
']</text:p>
      <text:p text:style-name="P4">
Tags: ['Баскетбол', 'Європа', 'Ізраїль', 'Словенія', 'Жінки']</text:p>
      <text:p text:style-name="P4">
Type: Article</text:p>
      <!--METADATA-->
      <text:p text:style-name="P4">
<draw:frame draw:style-name="fr1" draw:name="Image70" text:anchor-type="as-char" svg:width="6.9236in" svg:height="3.956343in" draw:z-index="0">
<draw:image xlink:href="../Images/yкринформ/2023-06-17T12-25-45-03-00/630_360_1686993446-159.jpg" xlink:type="simple" xlink:show="embed" xlink:actuate="onLoad" draw:mime-type="image/jpeg"/>
</draw:frame>
In Israelite Slovenia continues the final part of the women's championship of Europe.</text:p>
      <text:p text:style-name="P4">
There were matches of the second round of the group round, Ukrinform reports.</text:p>
      <text:p text:style-name="P4">
Results of duels:</text:p>
      <text:p text:style-name="P4">
Group a</text:p>
      <text:p text:style-name="P4">
Greece - Latvia - 73:65(13:17, 19:17, 24:13, 17:18)Spain - Montenegro - 78:57(19:14, 23:15, 10:22, 26:6)Group B</text:p>
      <text:p text:style-name="P4">
Czech Republic - Belgium - 41:84(11:20, 15:19, 7:25, 8:20)Israel - Italy - 68:88(18:30, 13:17, 14:20, 23:21).</text:p>
      <text:p text:style-name="P4">
<text:span text:style-name="T4">
Читайте також:</text:span>
 <text:a xlink:type="simple" xlink:href="https://www.ukrinform.ua/rubric-sports/3724083-evropejski-igri-istoria-vistupiv-ukrainskih-zbirnih-z-basketbolu-3h3.html" text:style-name="Internet_20_link" text:visited-style-name="Visited_20_Internet_20_Link">
 Європейські ігри: історія виступів українських збірних з<text:span text:style-name="T4">
баскетбол</text:span>
 у 3х3 </text:a>
As it was reported, the women's national team of Ukraine failed to enter the Eurobasket-2023. Our team after the victory over Lithuania became the second in group B and claimed to the final part "According to the ranking of second places". In the fights, the teams of the first three group of Ukrainian were scored 6 points with a difference in matches-15.</text:p>
      <text:p text:style-name="P4">
Photo: fbu.ua.</text:p>
      <text:p text:style-name="P4">
News Source: <text:a xlink:type="simple" xlink:href="https://www.ukrinform.ua/rubric-sports/3724134-zinocij-evrobasket2023-rezultati-matciv-drugogo-turu.html" text:style-name="Internet_20_link" text:visited-style-name="Visited_20_Internet_20_Link">
https://www.ukrinform.ua/rubric-sports/3724134-zinocij-evrobasket2023-rezultati-matciv-drugogo-turu.html</text:a>
</text:p>
      <!--NEWS-->
      <text:h text:style-name="P10" text:outline-level="1">
<text:span text:style-name="T4">
The police showed the fired settlements of Donetsk region</text:span>
</text:h>
      <text:p text:style-name="P4">
Authors: Ukrinform (Person)</text:p>
      <text:p text:style-name="P4">
Publisher: Укринформ (Organization)</text:p>
      <text:p text:style-name="P4">
Published Time: 2023-06-17T12:33:00+03:00</text:p>
      <text:p text:style-name="P4">
Modified Time: 2023-06-17T12:33:00+03:00</text:p>
      <text:p text:style-name="P4">
Description: Last day, Russian invaders fired at eight settlements of Donetsk region, taking 11 beats. - Ukrinform.</text:p>
      <text:p text:style-name="P4">
Images: ['<text:a xlink:type="simple" xlink:href="https://static.ukrinform.com/photos/2023_06/thumb_files/630_360_1686994300-455.jpg" text:style-name="Internet_20_link" text:visited-style-name="Visited_20_Internet_20_Link">
630_360_16869...</text:a>
']</text:p>
      <text:p text:style-name="P4">
Tags: ['Донеччина', 'Обстріл', 'Поліція', 'Війна з Росією']</text:p>
      <text:p text:style-name="P4">
Type: Article</text:p>
      <!--METADATA-->
      <text:p text:style-name="P4">
<draw:frame draw:style-name="fr1" draw:name="Image71" text:anchor-type="as-char" svg:width="6.9236in" svg:height="3.956343in" draw:z-index="0">
<draw:image xlink:href="../Images/yкринформ/2023-06-17T12-33-00-03-00/630_360_1686994300-455.jpg" xlink:type="simple" xlink:show="embed" xlink:actuate="onLoad" draw:mime-type="image/jpeg"/>
</draw:frame>
Last nuts Russian invaders fired at eight settlements of Donetsk region, taking 11 beats.</text:p>
      <text:p text:style-name="P4">
This was reported <text:a xlink:type="simple" xlink:href="https://dn.npu.gov.ua/news/voroh-zavdav-po-donechchyni-11-udariv-politsiia-zibrala-dokazy-voiennoi-ahresii-rosii" text:style-name="Internet_20_link" text:visited-style-name="Visited_20_Internet_20_Link">
regional police</text:a>
, reports Ukrinform.</text:p>
      <text:p text:style-name="P4">
“The enemy has caused Donetsk 11 <text:a xlink:type="simple" xlink:href="https://www.ukrinform.ua/tag-obstril" text:style-name="Internet_20_link" text:visited-style-name="Visited_20_Internet_20_Link">
blows</text:a>
-Police gathered evidence of Russia's military aggression ... The army of the Russian Federation kissed in 8 notes: the cities of Avdiivka, Konstantinovka, Krasnogorivka, Kurakhove, Novosilka Smith, New York, Ocheretine, the village of Bogoyavlenka, ”the statements said.</text:p>
      <text:p text:style-name="P4">
It is noted that the occupation troops were beaten by rockets, artillery, RSSV "Grad". Dodulus day(from 00:00 on June 16 to 00:00 on June 17)Information about the victims of civilians was not received, the rescuer was injured.  In particular, in three rockets, Russia hit Avdiivka. In addition, today, the Russian troops from the Grads fired at Toretsk. Damaged tacked house, school, shops. There is no information about victims and wounded. Police worked on the spot.</text:p>
      <text:p text:style-name="P4">
The police and the SBU opened criminal proceedings under Art. 438(violation of the laws and customs of war)Criminal Code of Ukraine.</text:p>
      <text:p text:style-name="P4">
Law enforcement officers added that 211 people were evacuated from Donetsk region on June 16.</text:p>
      <text:p text:style-name="P4">
<text:span text:style-name="T4">
 Read also: </text:span>
 <text:a xlink:type="simple" xlink:href="https://www.ukrinform.ua/rubric-regions/3724059-vorog-minuloi-dobi-75-raziv-obstrilav-hersonsinu-dvi-ludini-zaginuli-25-distali-poranenna.html" text:style-name="Internet_20_link" text:visited-style-name="Visited_20_Internet_20_Link">
enemy last day 75 times <text:span text:style-name="T4">
 shelling </text:span>
 Ya showed Kherson region -two people were killed, 25 were injured</text:a>
It was reported that the Donetsk region is under constant gunshot troops, daily the enemy kills and injures civilians and destroys infrastructure objects of the region.</text:p>
      <text:p text:style-name="P4">
<text:span text:style-name="T5">
Foto: dn.npu.gov.ua</text:span>
</text:p>
      <text:p text:style-name="P4">
News Source: <text:a xlink:type="simple" xlink:href="https://www.ukrinform.ua/rubric-regions/3724138-policia-pokazala-obstrilani-naseleni-punkti-doneccini.html" text:style-name="Internet_20_link" text:visited-style-name="Visited_20_Internet_20_Link">
https://www.ukrinform.ua/rubric-regions/3724138-policia-pokazala-obstrilani-naseleni-punkti-doneccini.html</text:a>
</text:p>
      <!--NEWS-->
      <text:h text:style-name="P10" text:outline-level="1">
<text:span text:style-name="T4">
In India, more than 30 people were killed because of the heat</text:span>
</text:h>
      <text:p text:style-name="P4">
Authors: Ukrinform (Person)</text:p>
      <text:p text:style-name="P4">
Publisher: Укринформ (Organization)</text:p>
      <text:p text:style-name="P4">
Published Time: 2023-06-17T12:36:00+03:00</text:p>
      <text:p text:style-name="P4">
Modified Time: 2023-06-17T12:36:00+03:00</text:p>
      <text:p text:style-name="P4">
Description: At least 34 have died in the last two days in Uttar Pradesh in northern India from the heavy heat. - Ukrinform.</text:p>
      <text:p text:style-name="P4">
Images: ['<text:a xlink:type="simple" xlink:href="https://static.ukrinform.com/photos/2023_06/thumb_files/630_360_1686994563-358.jpg" text:style-name="Internet_20_link" text:visited-style-name="Visited_20_Internet_20_Link">
630_360_16869...</text:a>
']</text:p>
      <text:p text:style-name="P4">
Tags: ['Індія', 'Спека']</text:p>
      <text:p text:style-name="P4">
Type: Article</text:p>
      <!--METADATA-->
      <text:p text:style-name="P4">
<draw:frame draw:style-name="fr1" draw:name="Image76" text:anchor-type="as-char" svg:width="6.9236in" svg:height="3.956343in" draw:z-index="0">
<draw:image xlink:href="../Images/yкринформ/2023-06-17T12-36-00-03-00/630_360_1686994563-358.jpg" xlink:type="simple" xlink:show="embed" xlink:actuate="onLoad" draw:mime-type="image/jpeg"/>
</draw:frame>
At least 34 people have died in the last two days in Uttar Pradesh in northern India.</text:p>
      <text:p text:style-name="P4">
As Ukrinform reports, it reports <text:a xlink:type="simple" xlink:href="https://apnews.com/article/india-uttar-pradesh-heat-wave-deaths-7b70b37eaccd84b6c918a6f52b8390e4" text:style-name="Internet_20_link" text:visited-style-name="Visited_20_Internet_20_Link">
AP</text:a>
.</text:p>
      <text:p text:style-name="P4">
Everyone was killed for over 60 and they had comorbidities that could have been burning because of severe heat.</text:p>
      <text:p text:style-name="P4">
Deaths occurred in the Balley area, about 300 kilometers half-day east of Lakkhnau, the capital of Uttar Pradesh.</text:p>
      <text:p text:style-name="P4">
Meanwhile, the data of the Meteorological Department <text:a xlink:type="simple" xlink:href="https://www.ukrinform.ua/tag-india" text:style-name="Internet_20_link" text:visited-style-name="Visited_20_Internet_20_Link">
India</text:a>
It is shown that the ball has a maximal temperature of 42.2 degrees Celsius on Friday, which is 4.7 ° C.</text:p>
      <text:p text:style-name="P4">
The Yogi Adityanath head assured the public that the authorities were taking all necessary measures to ensure uninterrupted power supply. He also urged citizens to cooperate with the government and use electricity.</text:p>
      <text:p text:style-name="P4">
<text:span text:style-name="T4">
 Read also: </text:span>
 [<text:span text:style-name="T4">
 India </text:span>
 and Pakistan evacuated more(https://www.ukrinform.ua/rubric-world/3723547-india-ta-pakistan-evakuuvali-ponad-170-tisac-ludej-pered-nablizennam-ciklonu-bipardzoj.html)In April, the heat caused the death of 13 people during the Government West of the Mumbai's U -Finance capital and forced some states to close all the schools.</text:p>
      <text:p text:style-name="P4">
As reported by Ukrinform, at the beginning of last week, most of China was out of extreme weather. In the west and in the center of the country there were a specta, and the south and east covered strong thunderstorms with heavy winds, spilling and hail.</text:p>
      <text:p text:style-name="P4">
<text:span text:style-name="T5">
Foto: Getty Images</text:span>
</text:p>
      <text:p text:style-name="P4">
News Source: <text:a xlink:type="simple" xlink:href="https://www.ukrinform.ua/rubric-world/3724139-v-indii-cerez-silnu-speku-zaginuli-ponad-30-ludej.html" text:style-name="Internet_20_link" text:visited-style-name="Visited_20_Internet_20_Link">
https://www.ukrinform.ua/rubric-world/3724139-v-indii-cerez-silnu-speku-zaginuli-ponad-30-ludej.html</text:a>
</text:p>
      <!--NEWS-->
      <text:h text:style-name="P10" text:outline-level="1">
<text:span text:style-name="T4">
Flood flooded the houses of the second largest city of Greece</text:span>
</text:h>
      <text:p text:style-name="P4">
Authors: Ukrinform (Person)</text:p>
      <text:p text:style-name="P4">
Publisher: Укринформ (Organization)</text:p>
      <text:p text:style-name="P4">
Published Time: 2023-06-17T12:37:00+03:00</text:p>
      <text:p text:style-name="P4">
Modified Time: 2023-06-17T12:37:00+03:00</text:p>
      <text:p text:style-name="P4">
Description: In the second largest saloniki city, in the north of the country, on Saturday, June 17, a strong flood flooded the houses. - Ukrinform.</text:p>
      <text:p text:style-name="P4">
Images: ['<text:a xlink:type="simple" xlink:href="https://static.ukrinform.com/photos/2023_06/thumb_files/630_360_1686994572-546.jpg" text:style-name="Internet_20_link" text:visited-style-name="Visited_20_Internet_20_Link">
630_360_16869...</text:a>
']</text:p>
      <text:p text:style-name="P4">
Tags: ['Дощ', 'Греція', 'Повінь', 'Затоплення']</text:p>
      <text:p text:style-name="P4">
Type: Article</text:p>
      <!--METADATA-->
      <text:p text:style-name="P4">
<draw:frame draw:style-name="fr1" draw:name="Image77" text:anchor-type="as-char" svg:width="6.9236in" svg:height="3.956343in" draw:z-index="0">
<draw:image xlink:href="../Images/yкринформ/2023-06-17T12-37-00-03-00/630_360_1686994572-546.jpg" xlink:type="simple" xlink:show="embed" xlink:actuate="onLoad" draw:mime-type="image/jpeg"/>
</draw:frame>
In the second size of the Greek city of Thessaloniki, in the north of the country, on Saturday, June 17, a strong flood flooded the houses.</text:p>
      <text:p text:style-name="P4">
As Ukrinform reports, it reports <text:a xlink:type="simple" xlink:href="https://www.ekathimerini.com/news/1213456/thessaloniki-hit-by-flooding/" text:style-name="Internet_20_link" text:visited-style-name="Visited_20_Internet_20_Link">
ekathimerini</text:a>
.</text:p>
      <text:p text:style-name="P4">
As it is noted, in the morning on Saturday rescue services in thessaloniki received 300 days for help after <text:a xlink:type="simple" xlink:href="https://www.ukrinform.ua/tag-povin" text:style-name="Internet_20_link" text:visited-style-name="Visited_20_Internet_20_Link">
flood</text:a>
in the city.</text:p>
      <text:p text:style-name="P4">
The river in the policy area left the shores, flooding many houses. Some tunnels were also flooded, and one car had to bend a safe place.</text:p>
      <text:p text:style-name="P4">
The National Meteorological Service of Greece has warned that rains and thunderstorms are expected in most regions, including the islands, on Saturday, especially at noon and evening.</text:p>
      <text:p text:style-name="P4">
<text:span text:style-name="T4">
 Read also: </text:span>
 <text:a xlink:type="simple" xlink:href="https://www.ukrinform.ua/rubric-world/3721395-potuzni-zlivi-spricinili-zatoplenna-v-ankari.html" text:style-name="Internet_20_link" text:visited-style-name="Visited_20_Internet_20_Link">
powerful showers caused flooding in Ankara</text:a>
As reported <text:a xlink:type="simple" xlink:href="https://www.ukrinform.ua/rubric-world/3718324-na-gaiti-povin-zabrala-zitta-15-ludej-se-visim-znikli-bezvisti.html" text:style-name="Internet_20_link" text:visited-style-name="Visited_20_Internet_20_Link">
Ukrinform</text:a>
, at least 15 people were killed, eight more are considered missing after heavy rains that caused floods and several shifts on Haiti.</text:p>
      <text:p text:style-name="P4">
<text:span text:style-name="T5">
Foto: www.ekathimerini.com</text:span>
</text:p>
      <text:p text:style-name="P4">
News Source: <text:a xlink:type="simple" xlink:href="https://www.ukrinform.ua/rubric-world/3724140-povin-zatopila-budinki-drugogo-za-rozmirom-mista-grecii.html" text:style-name="Internet_20_link" text:visited-style-name="Visited_20_Internet_20_Link">
https://www.ukrinform.ua/rubric-world/3724140-povin-zatopila-budinki-drugogo-za-rozmirom-mista-grecii.html</text:a>
</text:p>
      <!--NEWS-->
      <text:h text:style-name="P10" text:outline-level="1">
<text:span text:style-name="T4">
Armed Forces have success in promotion in the Tavriysk direction - Tarnavsky</text:span>
</text:h>
      <text:p text:style-name="P4">
Authors: Ukrinform (Person)</text:p>
      <text:p text:style-name="P4">
Publisher: Укринформ (Organization)</text:p>
      <text:p text:style-name="P4">
Published Time: 2023-06-17T12:51:00+03:00</text:p>
      <text:p text:style-name="P4">
Modified Time: 2023-06-17T12:51:00+03:00</text:p>
      <text:p text:style-name="P4">
Description: The Armed Forces of Ukraine are successful in promotion in the Tavriysk direction - Ukrinform.</text:p>
      <text:p text:style-name="P4">
Images: ['<text:a xlink:type="simple" xlink:href="https://static.ukrinform.com/photos/2023_06/thumb_files/630_360_1686973159-865.jpg" text:style-name="Internet_20_link" text:visited-style-name="Visited_20_Internet_20_Link">
630_360_16869...</text:a>
']</text:p>
      <text:p text:style-name="P4">
Tags: ['ЗСУ', 'Війна з Росією', '#stoprussia', 'Контрнаступ']</text:p>
      <text:p text:style-name="P4">
Type: Article</text:p>
      <!--METADATA-->
      <text:p text:style-name="P4">
<draw:frame draw:style-name="fr1" draw:name="Image78" text:anchor-type="as-char" svg:width="6.9236in" svg:height="3.956343in" draw:z-index="0">
<draw:image xlink:href="../Images/yкринформ/2023-06-17T12-51-00-03-00/630_360_1686973159-865.jpg" xlink:type="simple" xlink:show="embed" xlink:actuate="onLoad" draw:mime-type="image/jpeg"/>
</draw:frame>
Arms of Ukraine have success in promotion in the Tavriya direction</text:p>
      <text:p text:style-name="P4">
According to Ukrinform, the commander of the operational-strategic group "Tavriya" General Alexander Tarnavsky reported in <text:a xlink:type="simple" xlink:href="https://t.me/otarnavskiy/123" text:style-name="Internet_20_link" text:visited-style-name="Visited_20_Internet_20_Link">
telegram</text:a>
.</text:p>
      <text:p text:style-name="P4">
“Tavriya direction. Active work <text:a xlink:type="simple" xlink:href="https://www.ukrinform.ua/tag-zsu" text:style-name="Internet_20_link" text:visited-style-name="Visited_20_Internet_20_Link">
Defense Forces</text:a>
continues. There are success and promotion of our strength, ”the message reads.</text:p>
      <text:p text:style-name="P4">
Tarnavsky noted that the units of missile troops and artillery had been completed in 1794 fire tasks.</text:p>
      <text:p text:style-name="P4">
"Over the last day, the loss of the enemy killed and wounded amounted to more than five mouths," the commander said.</text:p>
      <text:p text:style-name="P4">
88 enemy military equipment was destroyed and damaged. In particular, KA-52, 11 tanks, 20 units of BMP, 2 APCs, three howitzers 2A65 "MSTU-S", howitzer 2A65 "MSTA-B", UAV "Zala", UAV "ShahED-136", UAV "Orlan-10" , BM-21 "Grad", "Resident", four AKACAC, CAR "Carnation", system of the "Sunpaths".</text:p>
      <text:p text:style-name="P4">
<text:span text:style-name="T4">
 Read also: </text:span>
 <text:a xlink:type="simple" xlink:href="https://www.ukrinform.ua/rubric-ato/3724072-rosia-zbilsila-kilkist-gelikopteriv-na-pivdni-na-tli-kontrnastupu-zsu-britanska-rozvidka.html" text:style-name="Internet_20_link" text:visited-style-name="Visited_20_Internet_20_Link">
Russia has increased the number of helicopters in the south on the background <text:span text:style-name="T4">
 counter -offensive </text:span>
 in the Armed Forces - British intelligence</text:a>
Five enemy ammunition storage was also destroyed.</text:p>
      <text:p text:style-name="P4">
As reported by Ukrinform, Deputy Minister of Defense <text:a xlink:type="simple" xlink:href="https://www.ukrinform.ua/rubric-ato/3724080-ukraina-perehoplue-iniciativu-na-poli-bou-ale-potribna-zbroa-dalnistu-do-200-km-minoboroni.html" text:style-name="Internet_20_link" text:visited-style-name="Visited_20_Internet_20_Link">
Vladimir Gavrilovin</text:a>
that Ukraine is taking the initiative on the battlefield, but for increasing it is necessary for a range of up to 200 km.</text:p>
      <text:p text:style-name="P4">
<text:span text:style-name="T5">
Foto: General Staff</text:span>
</text:p>
      <text:p text:style-name="P4">
News Source: <text:a xlink:type="simple" xlink:href="https://www.ukrinform.ua/rubric-ato/3724144-zsu-maut-uspihi-u-prosuvanni-na-tavrijskomu-napramku-tarnavskij.html" text:style-name="Internet_20_link" text:visited-style-name="Visited_20_Internet_20_Link">
https://www.ukrinform.ua/rubric-ato/3724144-zsu-maut-uspihi-u-prosuvanni-na-tavrijskomu-napramku-tarnavskij.html</text:a>
</text:p>
      <!--NEWS-->
      <text:h text:style-name="P10" text:outline-level="1">
<text:span text:style-name="T4">
Opened a bridge across the Irpin River - Direct connection between Kiev and Fastov recovered</text:span>
</text:h>
      <text:p text:style-name="P4">
Authors: Ukrinform (Person)</text:p>
      <text:p text:style-name="P4">
Publisher: Укринформ (Organization)</text:p>
      <text:p text:style-name="P4">
Published Time: 2023-06-17T12:54:00+03:00</text:p>
      <text:p text:style-name="P4">
Modified Time: 2023-06-17T12:54:00+03:00</text:p>
      <text:p text:style-name="P4">
Description: In the Kiev region, a movement of the bridge across the Irpin River is opened, which restores direct connection between Kiev and Fastov. - Ukrinform.</text:p>
      <text:p text:style-name="P4">
Images: ['<text:a xlink:type="simple" xlink:href="https://static.ukrinform.com/photos/2023_03/thumb_files/630_360_1678897393-922.jpg" text:style-name="Internet_20_link" text:visited-style-name="Visited_20_Internet_20_Link">
630_360_16788...</text:a>
']</text:p>
      <text:p text:style-name="P4">
Tags: ['Ірпінь', 'Міст', 'Фастів', 'Відбудова']</text:p>
      <text:p text:style-name="P4">
Type: Article</text:p>
      <!--METADATA-->
      <text:p text:style-name="P4">
<draw:frame draw:style-name="fr1" draw:name="Image79" text:anchor-type="as-char" svg:width="6.9236in" svg:height="3.956343in" draw:z-index="0">
<draw:image xlink:href="../Images/yкринформ/2023-06-17T12-54-00-03-00/630_360_1678897393-922.jpg" xlink:type="simple" xlink:show="embed" xlink:actuate="onLoad" draw:mime-type="image/jpeg"/>
</draw:frame>
The UKIiv region opened a motion of the bridge across the Irpin River, thanks to a direct connection between Kiev and Fastov.</text:p>
      <text:p text:style-name="P4">
As reports <text:a xlink:type="simple" xlink:href="https://www.facebook.com/watch/" text:style-name="Internet_20_link" text:visited-style-name="Visited_20_Internet_20_Link">
Ukrinform</text:a>
The Ministry of Community Development, Territories and Infrastructure of Ukraine reports on Facebook.</text:p>
      <text:p text:style-name="P4">
"Open movement <text:a xlink:type="simple" xlink:href="https://www.ukrinform.ua/tag-mist" text:style-name="Internet_20_link" text:visited-style-name="Visited_20_Internet_20_Link">
Bridge</text:a>
Through the Irpinna River, the road of Kiev - Fastiv - Bila Tserkva - Tarashcha - Zvenigorod. It is a possible way to restore the direct connection between Fastov and Kiev, " - the testimony reads.</text:p>
      <text:p text:style-name="P4">
It is noted that the object had to be built from scratch. Since in March2022, a 50-meter cities were destroyed during the fighting in the Kyiv region.</text:p>
      <text:p text:style-name="P4">
"The destroyed structures were dismantled, new ones were erected instead. Two lamps were opened, new sidewalks were laid and a fence was installed," the Ministry said.</text:p>
      <text:p text:style-name="P4">
The Ministry of Development, together with the State Agency for the Restoration and Development of Ukraine Infrastructure, has already rebuilt the third cities in the Kyiv region. In total, 24 bridges were destroyed in the Kiev region. Leaves their repair, temporary crossings and detours are arranged.</text:p>
      <text:p text:style-name="P4">
<text:span text:style-name="T4">
 Read also: </text:span>
 <text:a xlink:type="simple" xlink:href="https://www.ukrinform.ua/rubric-vidbudova/3721381-na-cernigivsini-vidkrili-ruh-vidremontovanim-mostom.html" text:style-name="Internet_20_link" text:visited-style-name="Visited_20_Internet_20_Link">
in Chernihiv region opened the motion repaired <text:span text:style-name="T4">
 bridge </text:span>
 m</text:a>
"The reconstruction of the destroyed infrastructure returns a normal life to the community. The construction of another 25 bridges in different regions of Ukraine is now being held," the development stressed.</text:p>
      <text:p text:style-name="P4">
As reported <text:a xlink:type="simple" xlink:href="https://www.ukrinform.ua/rubric-regions/3724114-na-mikolaivsini-vistoali-novozbudovani-mosti-aki-desat-dniv-buli-pid-vodou.html" text:style-name="Internet_20_link" text:visited-style-name="Visited_20_Internet_20_Link">
Ukrinform</text:a>
, in the Nikolaev area, the newly built Vasylivsky Tanovovasil Bridges, which were underwater for almost 10 days, have already been expelled.</text:p>
      <text:p text:style-name="P4">
News Source: <text:a xlink:type="simple" xlink:href="https://www.ukrinform.ua/rubric-vidbudova/3724146-vidkrili-mist-cerez-ricku-irpin-prame-spolucenna-miz-kievom-ta-fastovom-vidnovlene.html" text:style-name="Internet_20_link" text:visited-style-name="Visited_20_Internet_20_Link">
https://www.ukrinform.ua/rubric-vidbudova/3724146-vidkrili-mist-cerez-ricku-irpin-prame-spolucenna-miz-kievom-ta-fastovom-vidnovlene.html</text:a>
</text:p>
      <!--NEWS-->
      <text:h text:style-name="P10" text:outline-level="1">
<text:span text:style-name="T4">
Tsigankov is a ninth player who scored 10 or more balls for the Ukrainian national team</text:span>
</text:h>
      <text:p text:style-name="P4">
Authors: Ukrinform (Person)</text:p>
      <text:p text:style-name="P4">
Publisher: Укринформ (Organization)</text:p>
      <text:p text:style-name="P4">
Published Time: 2023-06-17T12:58:40+03:00</text:p>
      <text:p text:style-name="P4">
Modified Time: 2023-06-17T12:58:40+03:00</text:p>
      <text:p text:style-name="P4">
Description: The winning goal of the Ukrainian Football national team Viktor Tsygankov in the Euro-2024 qualification match with Northern Macedonia (3: 2) became the 10th player for the national team. - Ukrinform.</text:p>
      <text:p text:style-name="P4">
Images: ['<text:a xlink:type="simple" xlink:href="https://static.ukrinform.com/photos/2023_06/thumb_files/630_360_1686995750-402.jpg" text:style-name="Internet_20_link" text:visited-style-name="Visited_20_Internet_20_Link">
630_360_16869...</text:a>
']</text:p>
      <text:p text:style-name="P4">
Tags: ['Футбол', 'Андрій Шевченко', 'Збірна України', 'Циганков']</text:p>
      <text:p text:style-name="P4">
Type: Article</text:p>
      <!--METADATA-->
      <text:p text:style-name="P4">
<draw:frame draw:style-name="fr1" draw:name="Image80" text:anchor-type="as-char" svg:width="6.9236in" svg:height="3.956343in" draw:z-index="0">
<draw:image xlink:href="../Images/yкринформ/2023-06-17T12-58-40-03-00/630_360_1686995750-402.jpg" xlink:type="simple" xlink:show="embed" xlink:actuate="onLoad" draw:mime-type="image/jpeg"/>
</draw:frame>
Victory Guard of the Ukrainian Football team Viktor Tsigankov in the match qualification 20124 with Northern Macedonia(3:2)He became the 10th player for the national team.</text:p>
      <text:p text:style-name="P4">
In the ranking of the best scorers of the national team of Ukraine, Victor now occupies 9-time, Ukrinform reports.</text:p>
      <text:p text:style-name="P4">
<text:span text:style-name="T4">
 Read also: </text:span>
 <text:a xlink:type="simple" xlink:href="https://www.ukrinform.ua/rubric-sports/3724125-zahisnik-zbirnoi-ukraini-zabarnij-cej-gol-dla-mene-sasta.html" text:style-name="Internet_20_link" text:visited-style-name="Visited_20_Internet_20_Link">
Defender of the national team of Ukraine ZABARY: This goal is for me -happy</text:a>
Top 10 bombers of the national team of Ukraine:</text:p>
      <text:p text:style-name="P4">
1 . Andriy Shevchenko - 48 goals(He played 111 matches)2 . Andriy Yarmolenko - 45(114)3 . Eugene Konoplyanka - 21(87)4 . Sergey Rebrov - 15(75)5 . Roman Yaremchuk - 13(43)6 . Oleg Gusev - 13(98)7 . Sergey Nazarenko - 12(56)8 . Eugene Seleznyov - 11(58)9 . Victor Tsigankov - 10(46)10-11. Andriy Vorobey - 9(68)Andriy Gusin - 9(71).</text:p>
      <text:p text:style-name="P4">
Фото: uaf.ua.</text:p>
      <text:p text:style-name="P4">
News Source: <text:a xlink:type="simple" xlink:href="https://www.ukrinform.ua/rubric-sports/3724148-cigankov-devatij-gravec-akij-zabiv-za-zbirnu-ukraini-10-i-bilse-maciv.html" text:style-name="Internet_20_link" text:visited-style-name="Visited_20_Internet_20_Link">
https://www.ukrinform.ua/rubric-sports/3724148-cigankov-devatij-gravec-akij-zabiv-za-zbirnu-ukraini-10-i-bilse-maciv.html</text:a>
</text:p>
      <!--NEWS-->
      <text:h text:style-name="P10" text:outline-level="1">
<text:span text:style-name="T4">
The exact number of those killed in the deocal territories will be called after full demining - Kirilenko</text:span>
</text:h>
      <text:p text:style-name="P4">
Authors: Ukrinform (Person)</text:p>
      <text:p text:style-name="P4">
Publisher: Укринформ (Organization)</text:p>
      <text:p text:style-name="P4">
Published Time: 2023-06-17T13:08:00+03:00</text:p>
      <text:p text:style-name="P4">
Modified Time: 2023-06-17T22:08:00+03:00</text:p>
      <text:p text:style-name="P4">
Description: In the Donetsk region, the final figure of the dead during the Russian occupation can be named after the entire dear territory was deminated. - Ukrinform.</text:p>
      <text:p text:style-name="P4">
Images: ['<text:a xlink:type="simple" xlink:href="https://static.ukrinform.com/photos/2023_06/thumb_files/630_360_1685971957-245.jpg" text:style-name="Internet_20_link" text:visited-style-name="Visited_20_Internet_20_Link">
630_360_16859...</text:a>
']</text:p>
      <text:p text:style-name="P4">
Tags: ['Донеччина', 'Кириленко', 'Розмінування', 'Загибель', 'Війна з Росією']</text:p>
      <text:p text:style-name="P4">
Type: Article</text:p>
      <!--METADATA-->
      <text:p text:style-name="P4">
<draw:frame draw:style-name="fr1" draw:name="Image81" text:anchor-type="as-char" svg:width="6.9236in" svg:height="3.956343in" draw:z-index="0">
<draw:image xlink:href="../Images/yкринформ/2023-06-17T13-08-00-03-00/630_360_1685971957-245.jpg" xlink:type="simple" xlink:show="embed" xlink:actuate="onLoad" draw:mime-type="image/jpeg"/>
</draw:frame>
The final figure of the victims during the Russian occupation can be weed after the demining of the entire deocal territory.</text:p>
      <text:p text:style-name="P4">
Pavel Kirilenko, the head of the Donetsk Regional Military Administration, in <text:a xlink:type="simple" xlink:href="https://www.ukrinform.ua/rubric-regions/3724163-pavlo-kirilenko-kerivnik-doneckoi-oblasnoi-vijskovoi-administracii.html" text:style-name="Internet_20_link" text:visited-style-name="Visited_20_Internet_20_Link">
interview Ukrinform. </text:a>
Speaking of the estuary deocal in 2022, he said that there were no separate burials of civilian or military - "torn the trenches of the notch cemetery, in some areas, they got bodies or fragments of bodies and civilians and civilians."</text:p>
      <text:p text:style-name="P4">
“At the time of exhumation, more than 136 bodies of the dead in the Lyman communities were published and identified, but this figure is growing. I believe that the final digit will be able to call the investigator after the mine process has passed and the entire community territory will be verified. Because the demining process of the Donetsk region was not yet comprehensive, ”Kirilenko explained, and he said that the name was named(136)Includes both civilian and military.</text:p>
      <text:p text:style-name="P4">
<text:span text:style-name="T4">
 Read also: </text:span>
 <text:span text:style-name="T4">
 <text:a xlink:type="simple" xlink:href="https://www.ukrinform.ua/rubric-ato/3724274-kirilenko-castina-obstriliv-doneccini-rezultat-roboti-zradnikiv.html" text:style-name="Internet_20_link" text:visited-style-name="Visited_20_Internet_20_Link">
Kirilenko: part of the shelling of Donetsk region - the result of traitors</text:a>
</text:span>
</text:p>
      <text:p text:style-name="P4">
He stated that they are currently exchanging in the region as they are those areas that are infrastructure that are being renewed or additional defense lines are being built.</text:p>
      <text:p text:style-name="P4">
“This process is ongoing. It is not completed because point burials are detected periodically. But the mass burials that were found, there was a process of exhumation- all bodies were transferred to the morgues and to expert institutions for gaining. The figures in this regard are the authority of investigators that make a pre -trial investigation, but it is extremely important because it is some of the sedimentary evidence of the atrocities committed by the military. "</text:p>
      <text:p text:style-name="P4">
<text:span text:style-name="T4">
 Read also: </text:span>
 <text:span text:style-name="T4">
 <text:a xlink:type="simple" xlink:href="https://www.ukrinform.ua/rubric-regions/3724186-tocnu-kilkist-zagiblih-pid-cas-okupacii-nazovut-pisla-rozminuvanna-teritorij-kirilenko.html" text:style-name="Internet_20_link" text:visited-style-name="Visited_20_Internet_20_Link">
the exact quantity of the dead during the occupation is found after the demining of the territories - Kirilenko</text:a>
</text:span>
</text:p>
      <text:p text:style-name="P4">
As reported by Ukrinform, in October 2022, Limansk and Svyatogorsk communities were already deducted in the territory of Donetsk region.</text:p>
      <text:p text:style-name="P4">
And at the beginning of June 2023, the Ukrainian army liberated the village of Blessed, Storozhevo, Neskachny and Makarivka from the Russian invasions.</text:p>
      <text:p text:style-name="P4">
News Source: <text:a xlink:type="simple" xlink:href="https://www.ukrinform.ua/rubric-ato/3724303-tocnu-kilkist-zagiblih-na-deokupovanih-teritoriah-nazvut-pisla-povnogo-rozminuvanna-kirilenko.html" text:style-name="Internet_20_link" text:visited-style-name="Visited_20_Internet_20_Link">
https://www.ukrinform.ua/rubric-ato/3724303-tocnu-kilkist-zagiblih-na-deokupovanih-teritoriah-nazvut-pisla-povnogo-rozminuvanna-kirilenko.html</text:a>
</text:p>
      <!--NEWS-->
      <text:h text:style-name="P10" text:outline-level="1">
<text:span text:style-name="T4">
In Kherson region a man exploded during field work</text:span>
</text:h>
      <text:p text:style-name="P4">
Authors: Ukrinform (Person)</text:p>
      <text:p text:style-name="P4">
Publisher: Укринформ (Organization)</text:p>
      <text:p text:style-name="P4">
Published Time: 2023-06-17T13:16:50+03:00</text:p>
      <text:p text:style-name="P4">
Modified Time: 2023-06-17T13:16:50+03:00</text:p>
      <text:p text:style-name="P4">
Description: In the Kherson region, during the field work on the Russian mini, a peaceful resident was blown, the wounded was taken to the hospital. - Ukrinform.</text:p>
      <text:p text:style-name="P4">
Images: ['<text:a xlink:type="simple" xlink:href="https://static.ukrinform.com/photos/2023_01/thumb_files/630_360_1673620106-978.jpeg" text:style-name="Internet_20_link" text:visited-style-name="Visited_20_Internet_20_Link">
630_360_16736...</text:a>
']</text:p>
      <text:p text:style-name="P4">
Tags: ['Херсонщина', 'Міна', 'Війна з Росією']</text:p>
      <text:p text:style-name="P4">
Type: Article</text:p>
      <!--METADATA-->
      <text:p text:style-name="P4">
<draw:frame draw:style-name="fr1" draw:name="Image82" text:anchor-type="as-char" svg:width="6.9236in" svg:height="3.956343in" draw:z-index="0">
<draw:image xlink:href="../Images/yкринформ/2023-06-17T13-16-50-03-00/630_360_1673620106-978.jpeg" xlink:type="simple" xlink:show="embed" xlink:actuate="onLoad" draw:mime-type="image/jpeg"/>
</draw:frame>
Nakherson region during the performance of field work on the Russian mini, a resident of a resident, the wounded was taken to the hospital.</text:p>
      <text:p text:style-name="P4">
About it in <text:a xlink:type="simple" xlink:href="http://t.me/khersonskaODA/7044" text:style-name="Internet_20_link" text:visited-style-name="Visited_20_Internet_20_Link">
telegram</text:a>
The Kherson regional military administration reported, Ukrinform reports.</text:p>
      <text:p text:style-name="P4">
“A peaceful resident was in the village of Borozenskoe during the field of field work. Due to the detonation of explosives, a 36-year-old man received 20% of the body-face, arms and legs. The wounded was taken to care in Kryvyi Rih. His condition is satisfactory, ”the message reads.</text:p>
      <text:p text:style-name="P4">
Ova again reminded that Minna Danger in <text:a xlink:type="simple" xlink:href="https://www.ukrinform.ua/tag-hersonsina" text:style-name="Internet_20_link" text:visited-style-name="Visited_20_Internet_20_Link">
Kherson region</text:a>
It remains extremely high, and they were tied to the population with a request not to visit areas that have not yet examined the sappers.</text:p>
      <text:p text:style-name="P4">
“The largest explosives are in forest strips, fields, on the coasts of reservoirs and roadsides. Don't risk life and health!” - emphasized in the regional administration.</text:p>
      <text:p text:style-name="P4">
<text:span text:style-name="T4">
 Read also: </text:span>
 <text:a xlink:type="simple" xlink:href="https://www.ukrinform.ua/rubric-regions/3722938-u-seli-na-harkivsini-colovik-pidirvavsa-na-pelustci.html" text:style-name="Internet_20_link" text:visited-style-name="Visited_20_Internet_20_Link">
in the village in Kharkiv region man <text:span text:style-name="T4">
 exploded </text:span>
 on the "petal"</text:a>
It was reported that the Kherson region is currently under the constant units of Russian troops, every day the enemy kills and injures civilians and destroys the infrastructure objects of the region.</text:p>
      <text:p text:style-name="P4">
News Source: <text:a xlink:type="simple" xlink:href="https://www.ukrinform.ua/rubric-regions/3724150-na-hersonsini-pid-cas-polovih-robit-pidirvavsa-colovik.html" text:style-name="Internet_20_link" text:visited-style-name="Visited_20_Internet_20_Link">
https://www.ukrinform.ua/rubric-regions/3724150-na-hersonsini-pid-cas-polovih-robit-pidirvavsa-colovik.html</text:a>
</text:p>
      <!--NEWS-->
      <text:h text:style-name="P10" text:outline-level="1">
<text:span text:style-name="T4">
Young athletes of Kiev won 11 medals in Germany's competitions</text:span>
</text:h>
      <text:p text:style-name="P4">
Authors: Ukrinform (Person)</text:p>
      <text:p text:style-name="P4">
Publisher: Укринформ (Organization)</text:p>
      <text:p text:style-name="P4">
Published Time: 2023-06-17T13:27:39+03:00</text:p>
      <text:p text:style-name="P4">
Modified Time: 2023-06-17T13:27:39+03:00</text:p>
      <text:p text:style-name="P4">
Description: In the German city of Leipzig, the 29th International Lepsiad International Athletics Tournament was held. - Ukrinform.</text:p>
      <text:p text:style-name="P4">
Images: ['<text:a xlink:type="simple" xlink:href="https://static.ukrinform.com/photos/2023_06/thumb_files/630_360_1686997508-644.jpg" text:style-name="Internet_20_link" text:visited-style-name="Visited_20_Internet_20_Link">
630_360_16869...</text:a>
']</text:p>
      <text:p text:style-name="P4">
Tags: ['Легка атлетика', 'Німеччина', 'Молодь', 'Київ']</text:p>
      <text:p text:style-name="P4">
Type: Article</text:p>
      <!--METADATA-->
      <text:p text:style-name="P4">
<draw:frame draw:style-name="fr1" draw:name="Image83" text:anchor-type="as-char" svg:width="6.9236in" svg:height="3.956343in" draw:z-index="0">
<draw:image xlink:href="../Images/yкринформ/2023-06-17T13-27-39-03-00/630_360_1686997508-644.jpg" xlink:type="simple" xlink:show="embed" xlink:actuate="onLoad" draw:mime-type="image/jpeg"/>
</draw:frame>
The 29th International Lepsiada International Athletics Tournament was held to the U Germanic City of Leipzig.</text:p>
      <text:p text:style-name="P4">
The Kiev national team <text:a xlink:type="simple" xlink:href="https://www.facebook.com/UkrainianAthletics" text:style-name="Internet_20_link" text:visited-style-name="Visited_20_Internet_20_Link">
brought home</text:a>
11 awards, Ukrinform reports.</text:p>
      <text:p text:style-name="P4">
In the asset of our young athletes 6 gold, 4 silver and 1 bronze medal.</text:p>
      <text:p text:style-name="P4">
<text:span text:style-name="T4">
 Read also: </text:span>
 <text:a xlink:type="simple" xlink:href="https://www.ukrinform.ua/rubric-sports/3717337-ukrainka-natalia-krol-vigrala-800metrivku-na-turniri-u-grecii.html" text:style-name="Internet_20_link" text:visited-style-name="Visited_20_Internet_20_Link">
Ukrainka Natalia Krol won 800 meters at the Ugretation Tournament</text:a>
"Gold" in the Ukrainian team was won by Vladislav Reanov(Jumping), Michael Bublik Michael(Running at 800 m), Arina Sushchenko Arina(Running at 800 m). Ernest Gumenko(Pushing the nucleus)Vitalina Lyman(Jumping in height)Tavira Sine(run at 75 m).</text:p>
      <text:p text:style-name="P4">
Фото: facebook.com/UkrainianAthletics.</text:p>
      <text:p text:style-name="P4">
News Source: <text:a xlink:type="simple" xlink:href="https://www.ukrinform.ua/rubric-sports/3724153-uni-legkoatleti-kieva-zdobuli-11-medalej-na-zmagannah-u-nimeccini.html" text:style-name="Internet_20_link" text:visited-style-name="Visited_20_Internet_20_Link">
https://www.ukrinform.ua/rubric-sports/3724153-uni-legkoatleti-kieva-zdobuli-11-medalej-na-zmagannah-u-nimeccini.html</text:a>
</text:p>
      <!--NEWS-->
      <text:h text:style-name="P10" text:outline-level="1">
<text:span text:style-name="T4">
There was an explosion in Pavlograd at the mine, three miners were injured</text:span>
</text:h>
      <text:p text:style-name="P4">
Authors: Ukrinform (Person)</text:p>
      <text:p text:style-name="P4">
Publisher: Укринформ (Organization)</text:p>
      <text:p text:style-name="P4">
Published Time: 2023-06-17T13:29:00+03:00</text:p>
      <text:p text:style-name="P4">
Modified Time: 2023-06-17T13:29:00+03:00</text:p>
      <text:p text:style-name="P4">
Description: An explosion occurred in the Dnipropetrovsk region in the Dnipropetrovsk region in the city of Pavlograd. - Ukrinform.</text:p>
      <text:p text:style-name="P4">
Images: ['<text:a xlink:type="simple" xlink:href="https://static.ukrinform.com/photos/2023_04/thumb_files/630_360_1681205400-577.jpg" text:style-name="Internet_20_link" text:visited-style-name="Visited_20_Internet_20_Link">
630_360_16812...</text:a>
']</text:p>
      <text:p text:style-name="P4">
Tags: ['Шахта', 'Вибух', 'Павлоград', 'Шахтарі']</text:p>
      <text:p text:style-name="P4">
Type: Article</text:p>
      <!--METADATA-->
      <text:p text:style-name="P4">
<draw:frame draw:style-name="fr1" draw:name="Image84" text:anchor-type="as-char" svg:width="6.9236in" svg:height="3.956343in" draw:z-index="0">
<draw:image xlink:href="../Images/yкринформ/2023-06-17T13-29-00-03-00/630_360_1681205400-577.jpg" xlink:type="simple" xlink:show="embed" xlink:actuate="onLoad" draw:mime-type="image/jpeg"/>
</draw:frame>
At night, the contents of Pavlograd in the Dnipropetrovsk region at the coal mine there was an explosion.</text:p>
      <text:p text:style-name="P4">
About it in <text:a xlink:type="simple" xlink:href="http://m.facebook.com/story.php" text:style-name="Internet_20_link" text:visited-style-name="Visited_20_Internet_20_Link">
Facebook</text:a>
The Ministry of Energy of Ukraine reports, Ukrinform reports.</text:p>
      <text:p text:style-name="P4">
"At night on coal <text:a xlink:type="simple" xlink:href="https://www.ukrinform.ua/tag-sahta" text:style-name="Internet_20_link" text:visited-style-name="Visited_20_Internet_20_Link">
mine</text:a>
The Upavlograd, with almost 200 workers, methane explosion, "the posts.</text:p>
      <text:p text:style-name="P4">
Three workers are injured, they were delivered to <text:a xlink:type="simple" xlink:href="https://www.ukrinform.ua/tag-bolnica" text:style-name="Internet_20_link" text:visited-style-name="Visited_20_Internet_20_Link">
hospital</text:a>
.</text:p>
      <text:p text:style-name="P4">
<text:span text:style-name="T4">
 Read also: </text:span>
 <text:a xlink:type="simple" xlink:href="https://www.ukrinform.ua/rubric-regions/3635868-u-krivomu-rozi-na-poverhnu-pidnali-vsih-sahtariv-aki-buli-zablokovani-pid-zemleu.html" text:style-name="Internet_20_link" text:visited-style-name="Visited_20_Internet_20_Link">
in Kryvyi Rih to the surface raised all the <text:span text:style-name="T4">
 miners </text:span>
 that were blocked underground</text:a>
It is specified that other miners were brought to the surface. The reasons for the extraordinary transit are.</text:p>
      <text:p text:style-name="P4">
_ Photo illustrative_</text:p>
      <text:p text:style-name="P4">
News Source: <text:a xlink:type="simple" xlink:href="https://www.ukrinform.ua/rubric-regions/3724154-u-pavlogradi-na-sahti-stavsa-vibuh-postrazdali-troe-sahtariv.html" text:style-name="Internet_20_link" text:visited-style-name="Visited_20_Internet_20_Link">
https://www.ukrinform.ua/rubric-regions/3724154-u-pavlogradi-na-sahti-stavsa-vibuh-postrazdali-troe-sahtariv.html</text:a>
</text:p>
      <!--NEWS-->
      <text:h text:style-name="P10" text:outline-level="1">
<text:span text:style-name="T4">
In France, the Apricots of Donbass's poetry is read by Katrin Denev</text:span>
</text:h>
      <text:p text:style-name="P4">
Authors: Ukrinform (Person)</text:p>
      <text:p text:style-name="P4">
Publisher: Укринформ (Organization)</text:p>
      <text:p text:style-name="P4">
Published Time: 2023-06-17T13:29:25+03:00</text:p>
      <text:p text:style-name="P4">
Modified Time: 2023-06-17T13:29:25+03:00</text:p>
      <text:p text:style-name="P4">
Description: In France, the audiobook of the poetry of the Ukrainian writer Lyubov Yakimchuk "Apricots of Donbass" will be released, it is read by French actress Katrin Denev. - Ukrinform.</text:p>
      <text:p text:style-name="P4">
Images: ['<text:a xlink:type="simple" xlink:href="https://static.ukrinform.com/photos/2019_06/thumb_files/630_360_1560166115-640.jpg" text:style-name="Internet_20_link" text:visited-style-name="Visited_20_Internet_20_Link">
630_360_15601...</text:a>
']</text:p>
      <text:p text:style-name="P4">
Tags: ['Актриса', 'Франція', 'Книги', 'Україна', 'Денев', 'Аудіокнига', 'Поезія']</text:p>
      <text:p text:style-name="P4">
Type: Article</text:p>
      <!--METADATA-->
      <text:p text:style-name="P4">
<draw:frame draw:style-name="fr1" draw:name="Image85" text:anchor-type="as-char" svg:width="6.9236in" svg:height="3.956343in" draw:z-index="0">
<draw:image xlink:href="../Images/yкринформ/2023-06-17T13-29-25-03-00/630_360_1560166115-640.jpg" xlink:type="simple" xlink:show="embed" xlink:actuate="onLoad" draw:mime-type="image/jpeg"/>
</draw:frame>
In France, the audiobook of the poetry of Ukrainian writer Lyub Yakimchuk, Abricosidonbass, is read by French actress Catherine Denev.</text:p>
      <text:p text:style-name="P4">
According to Ukrinform, Yakimchuk reports on <text:a xlink:type="simple" xlink:href="https://www.facebook.com/iakymchuk/posts/pfbid02EQ68DxpopwJaWp2cq2hVrguWLE4wLLB1HdHqcpw27tfKf7vEZiGdyZ7k1mJXvWKCl" text:style-name="Internet_20_link" text:visited-style-name="Visited_20_Internet_20_Link">
Facebook</text:a>
.</text:p>
      <text:p text:style-name="P4">
<text:a xlink:type="simple" xlink:href="https://www.ukrinform.ua/tag-kniga" text:style-name="Internet_20_link" text:visited-style-name="Visited_20_Internet_20_Link">
Book</text:a>
will publish the French publishing house Editions des femmes, which previously published a paper version. She is read by actress Katrin Denev, but in addition, it will sound in the Ukrainian voice of Lyubov Yakimchuk in the Ukrainian voice.</text:p>
      <text:p text:style-name="P4">
“I dreamed of Katrin as a voice of the book, and did not say anything in publishing, leaving negotiations, and she did not tell me, with whom, to undone, if she didn't work. But it happened!Apparently, you have heard that a poem by Lesya Ukrainka read from the stage of the Cannes Festival, so it was a beginning, ”Yakimchuk wrote.</text:p>
      <text:p text:style-name="P4">
<text:span text:style-name="T4">
 Read also: </text:span>
 <text:a xlink:type="simple" xlink:href="https://www.ukrinform.ua/rubric-culture/3721830-v-ukraini-vidali-anglijskou-movou-knigumandrivku-neskoreni.html" text:style-name="Internet_20_link" text:visited-style-name="Visited_20_Internet_20_Link">
in Ukraine published in English "<text:span text:style-name="T4">
 book </text:span>
-journey. Unconquered ”</text:a>
She also added that the French publisher and other publishers where the writer's wrote abroads are very active politically - the Ukrainian rallies from the full -scale invasion are published every Saturday. They will be added to drones, electric generators and the elimination of the consequences of the blasting of the Kakhovsky dam.</text:p>
      <text:p text:style-name="P4">
"This publishing house was published by Ellen Six, Simon de Beauvoir and multi -beautiful authors, and it is an honor to be with them in one catalog," - emphasized.</text:p>
      <text:p text:style-name="P4">
French translated by Irina Dmitrychin and Agatha Bonin.</text:p>
      <text:p text:style-name="P4">
<text:span text:style-name="T4">
 Read also: </text:span>
 <text:a xlink:type="simple" xlink:href="https://www.ukrinform.ua/rubric-culture/3718626-z-prodaziv-vidanna-privid-kieva-manga-ponad-13-miljona-pererahuvali-na-dopomogu-zsu.html" text:style-name="Internet_20_link" text:visited-style-name="Visited_20_Internet_20_Link">
from sales of the edition "The Ghost of Kiev. Manga »More than 1.3 million was transferred to the Armed Forces</text:a>
As reported by Ukrinform, the French film actor <text:a xlink:type="simple" xlink:href="https://www.ukrinform.ua/rubric-culture/3710183-katrin-denev-na-vidkritti-kannskogo-kinofestivalu-zacitala-virs-lesi-ukrainki.html" text:style-name="Internet_20_link" text:visited-style-name="Visited_20_Internet_20_Link">
Katrin Denev read</text:a>
Lesya Ukrainka's poem "Hope" during the opening ceremony of the 76th International Cannes Film Festival.</text:p>
      <text:p text:style-name="P4">
News Source: <text:a xlink:type="simple" xlink:href="https://www.ukrinform.ua/rubric-culture/3724155-u-francii-audioknizku-poezii-abrikosi-donbasu-nacitae-katrin-denev.html" text:style-name="Internet_20_link" text:visited-style-name="Visited_20_Internet_20_Link">
https://www.ukrinform.ua/rubric-culture/3724155-u-francii-audioknizku-poezii-abrikosi-donbasu-nacitae-katrin-denev.html</text:a>
</text:p>
      <!--NEWS-->
      <text:h text:style-name="P10" text:outline-level="1">
<text:span text:style-name="T4">
The Russians fired the border of Chernihiv and Sumy region - 17 explosions</text:span>
</text:h>
      <text:p text:style-name="P4">
Authors: Ukrinform (Person)</text:p>
      <text:p text:style-name="P4">
Publisher: Укринформ (Organization)</text:p>
      <text:p text:style-name="P4">
Published Time: 2023-06-17T13:39:00+03:00</text:p>
      <text:p text:style-name="P4">
Modified Time: 2023-06-17T13:39:00+03:00</text:p>
      <text:p text:style-name="P4">
Description: Russian troops at night and in the morning fired the border settlements of Chernihiv and Sumy region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Чернігівщина', 'Війна з Росією']</text:p>
      <text:p text:style-name="P4">
Type: Article</text:p>
      <!--METADATA-->
      <text:p text:style-name="P4">
<draw:frame draw:style-name="fr1" draw:name="Image87" text:anchor-type="as-char" svg:width="6.9236in" svg:height="3.956343in" draw:z-index="0">
<draw:image xlink:href="../Images/yкринформ/2023-06-17T13-39-00-03-00/630_360_1669987737-966.jpg" xlink:type="simple" xlink:show="embed" xlink:actuate="onLoad" draw:mime-type="image/jpeg"/>
</draw:frame>
Ruskivska at night and in the morning they fired at the border settlements of Patichttic and Sumy regions.</text:p>
      <text:p text:style-name="P4">
According to Ukrinform, the North Operational Command reports in <text:a xlink:type="simple" xlink:href="https://t.me/ok_pivnich1/3281" text:style-name="Internet_20_link" text:visited-style-name="Visited_20_Internet_20_Link">
telegram</text:a>
.</text:p>
      <text:p text:style-name="P4">
In particular, in the Chernihiv region, about 04:50 recorded seven <text:a xlink:type="simple" xlink:href="https://www.ukrinform.ua/tag-vibuh" text:style-name="Internet_20_link" text:visited-style-name="Visited_20_Internet_20_Link">
explosions</text:a>
In the area of Yangulivka settlement, it is likely that an unmanaged aviation missile released from a screw.</text:p>
      <text:p text:style-name="P4">
In addition, in the Sumy region from 00:00 to 00:40, seven explosions were recorded in the Undological Point of ZNOB-Trubchevske, probably, with a mortar of 120mm caliber.</text:p>
      <text:p text:style-name="P4">
From 07:15 to 07:30 three explosions were recorded in the area of Bachivsk, previously from the artillery.</text:p>
      <text:p text:style-name="P4">
<text:span text:style-name="T4">
 Read also: </text:span>
 <text:a xlink:type="simple" xlink:href="https://www.ukrinform.ua/rubric-ato/3724142-na-harkivsini-voroza-raketa-vlucila-v-avto-zaginuli-cetvero-civilnih.html" text:style-name="Internet_20_link" text:visited-style-name="Visited_20_Internet_20_Link">
in Kharkiv region, the enemy rocket hit the car - killed civilians</text:a>
There was no information about losses among the local population or damage to civilian infrastructure.</text:p>
      <text:p text:style-name="P4">
As reported <text:a xlink:type="simple" xlink:href="https://www.ukrinform.ua/rubric-regions/3724092-za-dobu-rosiani-atakuvali-devat-regioniv-ukraini-zvedenna-ova.html" text:style-name="Internet_20_link" text:visited-style-name="Visited_20_Internet_20_Link">
Ukrinform</text:a>
, Russian invaders per day have attacking nine regions of Ukraine, there are killed and injured people.</text:p>
      <text:p text:style-name="P4">
News Source: <text:a xlink:type="simple" xlink:href="https://www.ukrinform.ua/rubric-ato/3724157-rosiani-obstrilali-prikordonna-cernigivsini-i-sumsini-17-vibuhiv.html" text:style-name="Internet_20_link" text:visited-style-name="Visited_20_Internet_20_Link">
https://www.ukrinform.ua/rubric-ato/3724157-rosiani-obstrilali-prikordonna-cernigivsini-i-sumsini-17-vibuhiv.html</text:a>
</text:p>
      <!--NEWS-->
      <text:h text:style-name="P10" text:outline-level="1">
<text:span text:style-name="T4">
There can be tens of millions: Tkachenko about the losses of cultural heritage from the blasting of Kakhovka hydroelectric power plants</text:span>
</text:h>
      <text:p text:style-name="P4">
Authors: Ukrinform (Person)</text:p>
      <text:p text:style-name="P4">
Publisher: Укринформ (Organization)</text:p>
      <text:p text:style-name="P4">
Published Time: 2023-06-17T13:56:00+03:00</text:p>
      <text:p text:style-name="P4">
Modified Time: 2023-06-17T13:56:00+03:00</text:p>
      <text:p text:style-name="P4">
Description: Due to cultural heritage due to the blasting of Russian military Kakhovskaya hydroelectric power station, tens of millions of hryvnias can reach. - Ukrinform.</text:p>
      <text:p text:style-name="P4">
Images: ['<text:a xlink:type="simple" xlink:href="https://static.ukrinform.com/photos/2023_06/thumb_files/630_360_1686037966-227.jpg" text:style-name="Internet_20_link" text:visited-style-name="Visited_20_Internet_20_Link">
630_360_16860...</text:a>
']</text:p>
      <text:p text:style-name="P4">
Tags: ['Херсонщина', 'Культурна спадщина', "Пам'ятка", 'Теракт', 'Ткаченко', 'Каховська ГЕС', 'МКІП ', 'Єдині новини']</text:p>
      <text:p text:style-name="P4">
Type: Article</text:p>
      <!--METADATA-->
      <text:p text:style-name="P4">
<draw:frame draw:style-name="fr1" draw:name="Image88" text:anchor-type="as-char" svg:width="6.9236in" svg:height="3.956343in" draw:z-index="0">
<draw:image xlink:href="../Images/yкринформ/2023-06-17T13-56-00-03-00/630_360_1686037966-227.jpg" xlink:type="simple" xlink:show="embed" xlink:actuate="onLoad" draw:mime-type="image/jpeg"/>
</draw:frame>
The loss of the cultural heritage as a result of the exclusion of Russian military Kakhovskaya Hese will reach tens of millions of hryvnias.</text:p>
      <text:p text:style-name="P4">
About it in <text:a xlink:type="simple" xlink:href="https://www.youtube.com/watch" text:style-name="Internet_20_link" text:visited-style-name="Visited_20_Internet_20_Link">
ether</text:a>
The Unified News Telelorphone was informed by the Minister of Culture and Information Policy Oleksandrkachenko, Ukrinform reports.</text:p>
      <text:p text:style-name="P4">
“I think that the losses of cultural heritage as a result of the blasting of the Russian Kakhovsky hydroelectric power station are tens of millions of hryvnias. I do not know exactly, we can only guess the information that is available to us. It is not about money, it is about the terrorist act of Russians, which caused harm not to culture, but also to people, ecology. We will have to correct this situation, ” - said <text:a xlink:type="simple" xlink:href="https://www.ukrinform.ua/tag-tkacenko" text:style-name="Internet_20_link" text:visited-style-name="Visited_20_Internet_20_Link">
Tkachenko</text:a>
.</text:p>
      <text:p text:style-name="P4">
<text:span text:style-name="T4">
 Read also: </text:span>
 <text:a xlink:type="simple" xlink:href="https://www.ukrinform.ua/rubric-regions/3723003-na-hersonsini-cerez-pidriv-kahovskoi-ges-z-kurganiv-vimivautsa-istoricni-artefakti.html" text:style-name="Internet_20_link" text:visited-style-name="Visited_20_Internet_20_Link">
in Kherson region through the blast of Kakhovka hydroelectric power station with <text:span text:style-name="T4">
 mound </text:span>
 historical artifacts</text:a>
He noted that much of the submerged cultural objects are located at natively occupied territory. These include art schools, centrical services, clubs, libraries and even two museums.</text:p>
      <text:p text:style-name="P4">
According to him, in the territory controlled by Ukraine, several establishments have been undermined.</text:p>
      <text:p text:style-name="P4">
<text:span text:style-name="T4">
 Read also: </text:span>
 [police set more(https://www.ukrinform.ua/rubric-regions/3723961-policia-vistavila-ponad-80-spostereznih-postiv-u-regionah-aki-postrazdali-cerez-pidriv-kahovskoi-ges.html)"Among those objects that are extremely important as objects of cultural heritage, the artist of the artist Polina Rayko, Oleshkivska Sich, the fortress Tyagin -a place dedicated to the marking of the 500th anniversary of the first mention of the Cossacks," the minister proclaimed.</text:p>
      <text:p text:style-name="P4">
As reported by Ukrinform, as a result of the exploration of the Russians of the Dams of the Kakhovka hydroelectric power station in the Ucherson and Mykolaiv regions <text:a xlink:type="simple" xlink:href="https://www.ukrinform.ua/rubric-culture/3723879-tkacenko-cerez-pidriv-kahovskoi-ges-u-zoni-riziku-147-zakladiv-kulturi-ta-misteckoi-osviti.html" text:style-name="Internet_20_link" text:visited-style-name="Visited_20_Internet_20_Link">
in the risk zone</text:a>
There were 147 cultural and art education institutions.</text:p>
      <text:p text:style-name="P4">
News Source: <text:a xlink:type="simple" xlink:href="https://www.ukrinform.ua/rubric-culture/3724164-mozut-buti-desatki-miljoniv-tkacenko-pro-zbitki-kulturnoi-spadsini-vid-pidrivu-kahovskoi-ges.html" text:style-name="Internet_20_link" text:visited-style-name="Visited_20_Internet_20_Link">
https://www.ukrinform.ua/rubric-culture/3724164-mozut-buti-desatki-miljoniv-tkacenko-pro-zbitki-kulturnoi-spadsini-vid-pidrivu-kahovskoi-ges.html</text:a>
</text:p>
      <!--NEWS-->
      <text:h text:style-name="P10" text:outline-level="1">
<text:span text:style-name="T4">
Ukrainians won three "gold" at the track and field memorial in Estonia</text:span>
</text:h>
      <text:p text:style-name="P4">
Authors: Ukrinform (Person)</text:p>
      <text:p text:style-name="P4">
Publisher: Укринформ (Organization)</text:p>
      <text:p text:style-name="P4">
Published Time: 2023-06-17T13:58:44+03:00</text:p>
      <text:p text:style-name="P4">
Modified Time: 2023-06-17T13:58:44+03:00</text:p>
      <text:p text:style-name="P4">
Description: Four medals have won Ukrainian athletes at the Hayno Lippa Memorial in Estonia. - Ukrinform.</text:p>
      <text:p text:style-name="P4">
Images: ['<text:a xlink:type="simple" xlink:href="https://static.ukrinform.com/photos/2023_06/thumb_files/630_360_1686998491-921.jpg" text:style-name="Internet_20_link" text:visited-style-name="Visited_20_Internet_20_Link">
630_360_16869...</text:a>
']</text:p>
      <text:p text:style-name="P4">
Tags: ['Естонія', 'Легка атлетика', 'Спорт', 'Збірна України']</text:p>
      <text:p text:style-name="P4">
Type: Article</text:p>
      <!--METADATA-->
      <text:p text:style-name="P4">
<draw:frame draw:style-name="fr1" draw:name="Image89" text:anchor-type="as-char" svg:width="6.9236in" svg:height="3.956343in" draw:z-index="0">
<draw:image xlink:href="../Images/yкринформ/2023-06-17T13-58-44-03-00/630_360_1686998491-921.jpg" xlink:type="simple" xlink:show="embed" xlink:actuate="onLoad" draw:mime-type="image/jpeg"/>
</draw:frame>
The Ukrainian athletes at the Hayno Lippa Memorial in Estonia have gained four noimal athletes.</text:p>
      <text:p text:style-name="P4">
In the asset of Ukrainian women <text:a xlink:type="simple" xlink:href="https://www.facebook.com/UkrainianAthletics" text:style-name="Internet_20_link" text:visited-style-name="Visited_20_Internet_20_Link">
three "gold"</text:a>
and 1 "silver", reports Ukrinform.</text:p>
      <text:p text:style-name="P4">
Golden awards won Iirin Klimets(hammer throwing; The result is 69.35 m), Natalia Kroel(running at 800 m; 2 minutes 01.68 seconds)to the kula of the Olga(triple stream; 13.78 m).</text:p>
      <text:p text:style-name="P4">
Ольга Корсун була другою у секторі для стрибків у довжину (6.09 m).</text:p>
      <text:p text:style-name="P4">
<text:span text:style-name="T4">
Читайте також:</text:span>
 <text:a xlink:type="simple" xlink:href="https://www.ukrinform.ua/rubric-sports/3723480-behromancuk-zdobula-bronzu-na-etapi-diamantovoi-ligi-v-oslo.html" text:style-name="Internet_20_link" text:visited-style-name="Visited_20_Internet_20_Link">
 <text:span text:style-name="T4">
Бех</text:span>
 - <text:span text:style-name="T4">
Романчук</text:span>
 здобула «бронзу» на етапі«Діамантової ліги» в Осло </text:a>
Nazar Stepanov also took part in the competition. Our junior showed the result14.02 seconds in 110 m running with barriers and took fourth place.</text:p>
      <text:p text:style-name="P4">
In the photo: Irina Klimets/uaf.org.ua.</text:p>
      <text:p text:style-name="P4">
News Source: <text:a xlink:type="simple" xlink:href="https://www.ukrinform.ua/rubric-sports/3724165-ukrainki-vigrali-tri-zolota-na-legkoatleticnomu-memoriali-v-estonii.html" text:style-name="Internet_20_link" text:visited-style-name="Visited_20_Internet_20_Link">
https://www.ukrinform.ua/rubric-sports/3724165-ukrainki-vigrali-tri-zolota-na-legkoatleticnomu-memoriali-v-estonii.html</text:a>
</text:p>
      <!--NEWS-->
      <text:h text:style-name="P10" text:outline-level="1">
<text:span text:style-name="T4">
SBU special forces showed how people from the captured left shore of Kherson region were evacuated</text:span>
</text:h>
      <text:p text:style-name="P4">
Authors: Ukrinform (Person)</text:p>
      <text:p text:style-name="P4">
Publisher: Укринформ (Organization)</text:p>
      <text:p text:style-name="P4">
Published Time: 2023-06-17T14:03:00+03:00</text:p>
      <text:p text:style-name="P4">
Modified Time: 2023-06-17T14:03:00+03:00</text:p>
      <text:p text:style-name="P4">
Description: Special forces of the CSO "A" of the Security Service of Ukraine showed how evacuated and rescued people in the temporarily occupied and flooded territories of the Kherson region. - Ukrinform.</text:p>
      <text:p text:style-name="P4">
Images: ['<text:a xlink:type="simple" xlink:href="https://static.ukrinform.com/photos/2018_01/thumb_files/630_360_1516183389-5454.jpg" text:style-name="Internet_20_link" text:visited-style-name="Visited_20_Internet_20_Link">
630_360_15161...</text:a>
']</text:p>
      <text:p text:style-name="P4">
Tags: ['Евакуація', 'Херсонщина', 'СБУ', 'Теракт', 'Каховська ГЕС']</text:p>
      <text:p text:style-name="P4">
Type: Article</text:p>
      <!--METADATA-->
      <text:p text:style-name="P4">
<draw:frame draw:style-name="fr1" draw:name="Image90" text:anchor-type="as-char" svg:width="6.9236in" svg:height="3.956343in" draw:z-index="0">
<draw:image xlink:href="../Images/yкринформ/2023-06-17T14-03-00-03-00/630_360_1516183389-5454.jpg" xlink:type="simple" xlink:show="embed" xlink:actuate="onLoad" draw:mime-type="image/jpeg"/>
</draw:frame>
Special forces of the CSO "A" of the Security Service of Ukraine showed how evacuated people were in the temporarily occupied and flooded territories of the Kherson region.</text:p>
      <text:p text:style-name="P4">
According to Ukrinform, the corresponding video of the SBU was published in <text:a xlink:type="simple" xlink:href="http://t.me/SBUkr/8676" text:style-name="Internet_20_link" text:visited-style-name="Visited_20_Internet_20_Link">
telegram</text:a>
.</text:p>
      <text:p text:style-name="P4">
Source: Security Service of Ukraine</text:p>
      <text:p text:style-name="P4">
“Our warriors did not leave in trouble those who suffered from the Russian terrorist attack by the Nakakhovsky Hydroelectric Power Plant. And from the first days of the tragedy, employees of the Center for Special Operations "A" together with colleagues from the Armed Forces, <text:a xlink:type="simple" xlink:href="https://www.ukrinform.ua/tag-dsns" text:style-name="Internet_20_link" text:visited-style-name="Visited_20_Internet_20_Link">
SESP</text:a>
, SCOs with the most security and defense forces exported people who were trapped from left to the Dnieper bank. Separately - they delivered food and medicine with the help of drones, ”the message reads.</text:p>
      <text:p text:style-name="P4">
The invaders fired at one of the groups of special forces who evacuated civilians. But their position, equipped with the roof of an apartment building, was immediately destroyed by an artillery.</text:p>
      <text:p text:style-name="P4">
<text:span text:style-name="T4">
 Read also: </text:span>
 <text:a xlink:type="simple" xlink:href="https://www.ukrinform.ua/rubric-regions/3721841-poraneni-akih-evakuuvali-z-livoberezza-hersonsini-u-serednomu-ta-vazkomu-stani-ova.html" text:style-name="Internet_20_link" text:visited-style-name="Visited_20_Internet_20_Link">
Evacuation boat shelling in Kherson region: In the ovarplies about the condition of the wounded</text:a>
As reported by Ukrinform, in the Bakhmut area of special operations of armed forces of Ukraine in cooperation with HIMARS <text:a xlink:type="simple" xlink:href="https://www.ukrinform.ua/rubric-ato/3723415-u-rajoni-bahmuta-za-dopomogou-himars-znisili-dva-vorozih-kompleksi.html" text:style-name="Internet_20_link" text:visited-style-name="Visited_20_Internet_20_Link">
destroyed</text:a>
The enemy complex "Zoo-1" and the station of electronic fabric "Borysoglebsk-2".</text:p>
      <text:p text:style-name="P4">
News Source: <text:a xlink:type="simple" xlink:href="https://www.ukrinform.ua/rubric-regions/3724166-specpriznacenci-sbu-pokazali-ak-evakuuvali-ludej-iz-zahoplenogo-livogo-berega-hersonsini.html" text:style-name="Internet_20_link" text:visited-style-name="Visited_20_Internet_20_Link">
https://www.ukrinform.ua/rubric-regions/3724166-specpriznacenci-sbu-pokazali-ak-evakuuvali-ludej-iz-zahoplenogo-livogo-berega-hersonsini.html</text:a>
</text:p>
      <!--NEWS-->
      <text:h text:style-name="P10" text:outline-level="1">
<text:span text:style-name="T4">
The Russians fired Konstantinovka, wounded woman and nine -year -old child</text:span>
</text:h>
      <text:p text:style-name="P4">
Authors: Ukrinform (Person)</text:p>
      <text:p text:style-name="P4">
Publisher: Укринформ (Organization)</text:p>
      <text:p text:style-name="P4">
Published Time: 2023-06-17T14:06:00+03:00</text:p>
      <text:p text:style-name="P4">
Modified Time: 2023-06-17T14:06:00+03:00</text:p>
      <text:p text:style-name="P4">
Description: A nine -year -old child and a woman were injured in Konstantinovka of Donetsk region as a result of Russian shelling of barrel artillery. - Ukrinform.</text:p>
      <text:p text:style-name="P4">
Images: ['<text:a xlink:type="simple" xlink:href="https://static.ukrinform.com/photos/2023_06/thumb_files/630_360_1687000421-769.jpg" text:style-name="Internet_20_link" text:visited-style-name="Visited_20_Internet_20_Link">
630_360_16870...</text:a>
']</text:p>
      <text:p text:style-name="P4">
Tags: ['Донеччина', 'Обстріл', 'Російські військові', 'Офіс генпрокурора', 'Війна з Росією']</text:p>
      <text:p text:style-name="P4">
Type: Article</text:p>
      <!--METADATA-->
      <text:p text:style-name="P4">
<draw:frame draw:style-name="fr1" draw:name="Image91" text:anchor-type="as-char" svg:width="6.9236in" svg:height="3.956343in" draw:z-index="0">
<draw:image xlink:href="../Images/yкринформ/2023-06-17T14-06-00-03-00/630_360_1687000421-769.jpg" xlink:type="simple" xlink:show="embed" xlink:actuate="onLoad" draw:mime-type="image/jpeg"/>
</draw:frame>
Usostantynivtsi of Donetsk region, as a result of Russian shelling of barrel artillery, a nine -year -old child and a woman were injured.</text:p>
      <text:p text:style-name="P4">
According to Ukrinform, the Office of the Prosecutor General reports in <text:a xlink:type="simple" xlink:href="https://t.me/pgo_gov_ua/13484" text:style-name="Internet_20_link" text:visited-style-name="Visited_20_Internet_20_Link">
telegram</text:a>
.</text:p>
      <text:p text:style-name="P4">
Under the procedural leadership of the Donetsk Regional Prosecutor's Office, a subsequent investigation into the violation of the laws and customs of war.(Part 1 of Article 438 of the Criminal Code of Ukraine).</text:p>
      <text:p text:style-name="P4">
За даними слідства, 17 червня, близько 10:20, війська Російської Федераціїздійснили чергову атаку на місто Костянтинівку.</text:p>
      <text:p text:style-name="P4">
<text:span text:style-name="T4">
Читайте також:</text:span>
 <text:a xlink:type="simple" xlink:href="https://www.ukrinform.ua/rubric-ato/3724157-rosiani-obstrilali-prikordonna-cernigivsini-i-sumsini-17-vibuhiv.html" text:style-name="Internet_20_link" text:visited-style-name="Visited_20_Internet_20_Link">
 Росіяни <text:span text:style-name="T4">
обстріл</text:span>
 яли прикордоння Чернігівщини іСумщини - 17 вибухів </text:a>
"As a result of the hit of shells in the private sector, 9 -year -old injuries were injured. It was diagnosed with closed chest and abdominal injuries, an open shoulder fracture, torn leg wounds and multiple body gingival," - it is a testament.</text:p>
      <text:p text:style-name="P4">
Also, a woman 57 years of age has got to the hospital with a shrapnel wound. Currently, the victims are regarded as stable.</text:p>
      <text:p text:style-name="P4">
As a result of <text:a xlink:type="simple" xlink:href="https://www.ukrinform.ua/tag-obstril" text:style-name="Internet_20_link" text:visited-style-name="Visited_20_Internet_20_Link">
shelling</text:a>
The city has 11 residential buildings, as well as a garage, a car, a gas pipeline and a power grid.</text:p>
      <text:p text:style-name="P4">
<text:span text:style-name="T4">
 Read also: </text:span>
 [in Kherson region during the field work a man was blown]](https://www.ukrinform.ua/rubric-regions/3724150-na-hersonsini-pid-cas-polovih-robit-pidirvavsa-colovik.html)According to preliminary data, the settlement was fired at the artillery.</text:p>
      <text:p text:style-name="P4">
It was reported that the Donetsk region is under constant gunshot troops, every day the enemy kills and injures civilians and destroys infrastructure objects of the region.</text:p>
      <text:p text:style-name="P4">
<text:span text:style-name="T5">
Foto: Prosecutor General's Office, Facebook</text:span>
</text:p>
      <text:p text:style-name="P4">
News Source: <text:a xlink:type="simple" xlink:href="https://www.ukrinform.ua/rubric-ato/3724170-rosiani-obstrilali-kostantinivku-poraneni-zinka-j-devatiricna-ditina.html" text:style-name="Internet_20_link" text:visited-style-name="Visited_20_Internet_20_Link">
https://www.ukrinform.ua/rubric-ato/3724170-rosiani-obstrilali-kostantinivku-poraneni-zinka-j-devatiricna-ditina.html</text:a>
</text:p>
      <!--NEWS-->
      <text:h text:style-name="P10" text:outline-level="1">
<text:span text:style-name="T4">
In Kharkiv, a hostile rocket hit the car - two volunteers were killed</text:span>
</text:h>
      <text:p text:style-name="P4">
Authors: Ukrinform (Person)</text:p>
      <text:p text:style-name="P4">
Publisher: Укринформ (Organization)</text:p>
      <text:p text:style-name="P4">
Published Time: 2023-06-17T14:07:00+03:00</text:p>
      <text:p text:style-name="P4">
Modified Time: 2023-06-17T14:07:00+03:00</text:p>
      <text:p text:style-name="P4">
Description: In Kharkiv region, according to the data, two civilian volunteers - residents of Zolochiv township were killed in a car. - Ukrinform.</text:p>
      <text:p text:style-name="P4">
Images: ['<text:a xlink:type="simple" xlink:href="https://static.ukrinform.com/photos/2023_06/thumb_files/630_360_1686994970-425.jpg" text:style-name="Internet_20_link" text:visited-style-name="Visited_20_Internet_20_Link">
630_360_16869...</text:a>
']</text:p>
      <text:p text:style-name="P4">
Tags: ['Автомобіль', 'Ракета', 'Загибель', 'Харківщина']</text:p>
      <text:p text:style-name="P4">
Type: Article</text:p>
      <!--METADATA-->
      <text:p text:style-name="P4">
<draw:frame draw:style-name="fr1" draw:name="Image92" text:anchor-type="as-char" svg:width="6.9236in" svg:height="3.956343in" draw:z-index="0">
<draw:image xlink:href="../Images/yкринформ/2023-06-17T14-07-00-03-00/630_360_1686994970-425.jpg" xlink:type="simple" xlink:show="embed" xlink:actuate="onLoad" draw:mime-type="image/jpeg"/>
</draw:frame>
According to the specified data, the Nakarkivshchyna, as a result of the involvement of the Russian rocket, two civilian volunteers - residents of Zolochiv township.</text:p>
      <text:p text:style-name="P4">
About it in <text:a xlink:type="simple" xlink:href="https://t.me/synegubov/6455" text:style-name="Internet_20_link" text:visited-style-name="Visited_20_Internet_20_Link">
telegram</text:a>
Oleg Synigubov reported to the Head of Kharkiv Regional Military Administration, reports.</text:p>
      <text:p text:style-name="P4">
“According to the specified data, as a result of the direct hit of the occupiers from the PTKR" Cornet "<text:a xlink:type="simple" xlink:href="https://www.ukrinform.ua/tag-zagibel" text:style-name="Internet_20_link" text:visited-style-name="Visited_20_Internet_20_Link">
killed</text:a>
2 residents of Zolochiv town. The 52-year-old man and a 53-year-old woman who were browniers, ”the head of the region wrote.</text:p>
      <text:p text:style-name="P4">
Earlier he <text:a xlink:type="simple" xlink:href="https://t.me/synegubov/6453" text:style-name="Internet_20_link" text:visited-style-name="Visited_20_Internet_20_Link">
reported</text:a>
that in the village of Guyevkozachok in Kharkiv region, the anti -tank managed rocket of Russians hit a civilian car, as a result, four people were killed.</text:p>
      <text:p text:style-name="P4">
<text:span text:style-name="T4">
 Read also: </text:span>
 [police showed <text:span text:style-name="T4">
 shelling </text:span>
 Yani settlements(https://www.ukrinform.ua/rubric-regions/3724138-policia-pokazala-obstrilani-naseleni-punkti-doneccini.html)It was reported that the Kharkiv region is currently under the constant units of Russian troops, every day the enemy kills and injures civilians destroy the infrastructure objects of the region.</text:p>
      <text:p text:style-name="P4">
<text:span text:style-name="T5">
Foto: Oleg Synigubov / Telegram</text:span>
</text:p>
      <text:p text:style-name="P4">
News Source: <text:a xlink:type="simple" xlink:href="https://www.ukrinform.ua/rubric-ato/3724142-na-harkivsini-voroza-raketa-vlucila-v-avto-zaginuli-cetvero-civilnih.html" text:style-name="Internet_20_link" text:visited-style-name="Visited_20_Internet_20_Link">
https://www.ukrinform.ua/rubric-ato/3724142-na-harkivsini-voroza-raketa-vlucila-v-avto-zaginuli-cetvero-civilnih.html</text:a>
</text:p>
      <!--NEWS-->
      <text:h text:style-name="P10" text:outline-level="1">
<text:span text:style-name="T4">
Russians fired at Sumy Region for a day more than 20 times - damaged TV tower</text:span>
</text:h>
      <text:p text:style-name="P4">
Authors: Ukrinform (Person)</text:p>
      <text:p text:style-name="P4">
Publisher: Укринформ (Organization)</text:p>
      <text:p text:style-name="P4">
Published Time: 2023-06-17T14:09:00+03:00</text:p>
      <text:p text:style-name="P4">
Modified Time: 2023-06-17T22:09:00+03:00</text:p>
      <text:p text:style-name="P4">
Description: During the day, the Russian army fired at the border territories of Sumy region during the day, damaging, in particular, the TV to the TV to the TV to the television tower, the elevator and the transmission line.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Телевежа', 'Війна з Росією']</text:p>
      <text:p text:style-name="P4">
Type: Article</text:p>
      <!--METADATA-->
      <text:p text:style-name="P4">
<draw:frame draw:style-name="fr1" draw:name="Image94" text:anchor-type="as-char" svg:width="6.9236in" svg:height="3.956343in" draw:z-index="0">
<draw:image xlink:href="../Images/yкринформ/2023-06-17T14-09-00-03-00/630_360_1669987737-966.jpg" xlink:type="simple" xlink:show="embed" xlink:actuate="onLoad" draw:mime-type="image/jpeg"/>
</draw:frame>
The Russian army fired at the border territories of the Sumy region during the day, damaging, in particular, the TV to the TV to the TV to the TV to the television tower, the elevator and the transmission line.</text:p>
      <text:p text:style-name="P4">
According to Ukrinform, the Sumy Regional Military Administration reported in <text:a xlink:type="simple" xlink:href="https://t.me/Sumy_news_ODA/17062" text:style-name="Internet_20_link" text:visited-style-name="Visited_20_Internet_20_Link">
telegram</text:a>
.</text:p>
      <text:p text:style-name="P4">
Yes, 119 explosions were recorded in the border region a day. 19 of them were entered in the Essman community: three - from the barrel artillery, 16 - changes.</text:p>
      <text:p text:style-name="P4">
The Belopolsky community was also attacked by the invaders with the use of imminometry artillery - seven and 17 explosions took place, respectively. The TV tower was damaged as a result of the enemy diarrhea.</text:p>
      <text:p text:style-name="P4">
From artillery and mortars Russians <text:a xlink:type="simple" xlink:href="https://www.ukrinform.ua/tag-obstril" text:style-name="Internet_20_link" text:visited-style-name="Visited_20_Internet_20_Link">
fired</text:a>
And the Miropil community, causing seven and six explosions. The artillery fire damaged private homeownership, two shops, lines, the premises of the village council and Pasik.</text:p>
      <text:p text:style-name="P4">
Six mines dropped the invaders at the Velikopysariv community.</text:p>
      <text:p text:style-name="P4">
Mortar strikes from the Russian troops were also suffered by Druzhbivskaya, Khotinskaya, Seredi-Budsk and Krasnopil communities. In the last hostile fire, elevator and equipment are damaged.</text:p>
      <text:p text:style-name="P4">
In the Friendship Community, four explosions occurred as a result of Russian shelling, two in Khotinsk, and five in the middle-and-Budsk, and ten in Krasnopil.</text:p>
      <text:p text:style-name="P4">
<text:span text:style-name="T4">
 Read also: </text:span>
 <text:a xlink:type="simple" xlink:href="https://www.ukrinform.ua/rubric-ato/3724273-zagarbniki-obstrilali-dva-rajoni-dnipropetrovsini.html" text:style-name="Internet_20_link" text:visited-style-name="Visited_20_Internet_20_Link">
invaders <text:span text:style-name="T4">
 shelling </text:span>
 fir two districts of Dnipropetrovsk region</text:a>
Znob-Novgorod community attacked the invaders from mortars and easel granateratomatomes(Ths)Causing ten and twenty explosions respectively.</text:p>
      <text:p text:style-name="P4">
The enemy fired at the Shalyginsky community from artillery, damaging administrative buildings. Ten explosions were recorded.</text:p>
      <text:p text:style-name="P4">
As reported by Ukrinform, on June 16, 13 -border communities of Sumy region were struck by Russian troops. In the Schaligyn hostile fire, a private house, power line, civilian cars were damaged.</text:p>
      <text:p text:style-name="P4">
News Source: <text:a xlink:type="simple" xlink:href="https://www.ukrinform.ua/rubric-ato/3724302-rosiani-za-den-obstrilali-prikordonna-sumsini-ponad-20-raziv-poskodzena-televeza.html" text:style-name="Internet_20_link" text:visited-style-name="Visited_20_Internet_20_Link">
https://www.ukrinform.ua/rubric-ato/3724302-rosiani-za-den-obstrilali-prikordonna-sumsini-ponad-20-raziv-poskodzena-televeza.html</text:a>
</text:p>
      <!--NEWS-->
      <text:h text:style-name="P10" text:outline-level="1">
<text:span text:style-name="T4">
Iranian oil exports reached the highest in five years - media</text:span>
</text:h>
      <text:p text:style-name="P4">
Authors: Ukrinform (Person)</text:p>
      <text:p text:style-name="P4">
Publisher: Укринформ (Organization)</text:p>
      <text:p text:style-name="P4">
Published Time: 2023-06-17T14:27:57+03:00</text:p>
      <text:p text:style-name="P4">
Modified Time: 2023-06-17T14:27:57+03:00</text:p>
      <text:p text:style-name="P4">
Description: Iran has exported the most raw oil in the last almost five years, strengthening its return to the geopolitical arena. - Ukrinform.</text:p>
      <text:p text:style-name="P4">
Images: ['<text:a xlink:type="simple" xlink:href="https://static.ukrinform.com/photos/2019_08/thumb_files/630_360_1567260994-694.jpg" text:style-name="Internet_20_link" text:visited-style-name="Visited_20_Internet_20_Link">
630_360_15672...</text:a>
']</text:p>
      <text:p text:style-name="P4">
Tags: ['Експорт', 'Іран', 'нафта']</text:p>
      <text:p text:style-name="P4">
Type: Article</text:p>
      <!--METADATA-->
      <text:p text:style-name="P4">
<draw:frame draw:style-name="fr1" draw:name="Image95" text:anchor-type="as-char" svg:width="6.9236in" svg:height="3.956343in" draw:z-index="0">
<draw:image xlink:href="../Images/yкринформ/2023-06-17T14-27-57-03-00/630_360_1567260994-694.jpg" xlink:type="simple" xlink:show="embed" xlink:actuate="onLoad" draw:mime-type="image/jpeg"/>
</draw:frame>
Iranexes the most raw oil in the last almost five years, strengthening its return to the geopolitical arena.</text:p>
      <text:p text:style-name="P4">
As Ukrinform reports, it reports <text:a xlink:type="simple" xlink:href="http://www.bloomberg.com/news/articles/2023-06-16/iranian-oil-is-quietly-flooding-into-the-global-market-again" text:style-name="Internet_20_link" text:visited-style-name="Visited_20_Internet_20_Link">
Bloomberg</text:a>
.</text:p>
      <text:p text:style-name="P4">
According to a number of analysts, including the international energy agency, the export of Iranian oil has grown to the highest level from the moment of recovery <text:a xlink:type="simple" xlink:href="https://www.ukrinform.ua/tag-sankcii" text:style-name="Internet_20_link" text:visited-style-name="Visited_20_Internet_20_Link">
sanctions</text:a>
US five years ago.</text:p>
      <text:p text:style-name="P4">
Yes, its production has reached 2.9 million barrels a day, which has been the highest indicator since the end of 2018.</text:p>
      <text:p text:style-name="P4">
The vast majority of it is sold to China, as the largest importer in the world buys Barrel at reduced prices from the Islamic Republic.</text:p>
      <text:p text:style-name="P4">
<text:span text:style-name="T4">
 Read also: </text:span>
 <text:a xlink:type="simple" xlink:href="https://www.ukrinform.ua/rubric-economy/3721539-pakistan-otrimav-persij-vantaz-rosijskoi-nafti-ale-nevidomo-ak-za-nei-rozrahovuvatimetsa.html" text:style-name="Internet_20_link" text:visited-style-name="Visited_20_Internet_20_Link">
Pakistan received the first cargo of Russian <text:span text:style-name="T4">
 oil </text:span>
, Alenene know how it will be calculated</text:a>
Restoration of sales of oil Iran is the most deprived sign that a country that still experiences financial difficulties after years of isolation is returning, and it is necessary to establish links with regional rivals, strengthening the relations with the leading state of Asia - China, and even launched previous diplomatic relations.</text:p>
      <text:p text:style-name="P4">
However, it should be noted that additional oil from Tehran is undermined by the oil market against the backdrop of slow economic growth in the world, cheaply trade cargoes and the efforts of Iran's partners in the OPEC Alliance+ setting minimum prices for oil.</text:p>
      <text:p text:style-name="P4">
<text:span text:style-name="T4">
 Read also: </text:span>
 <text:a xlink:type="simple" xlink:href="https://www.ukrinform.ua/rubric-economy/3717138-kitaj-ta-india-u-travni-otrimali-rekordni-obsagi-rosijskoi-nafti.html" text:style-name="Internet_20_link" text:visited-style-name="Visited_20_Internet_20_Link">
China and India in May received record volume oil</text:a>
As reported by Ukrinform, the Chinese oil company CNOOC, which has the exclusive right to reconnaissance and development of oil and gas fields in the naval hallfi of the country, has started operating a high -tech "floating processing plant" with a digital twin function.</text:p>
      <text:p text:style-name="P4">
News Source: <text:a xlink:type="simple" xlink:href="https://www.ukrinform.ua/rubric-world/3724174-eksport-iranskoi-nafti-dosag-najvisogo-za-pat-rokiv-pokaznika-zmi.html" text:style-name="Internet_20_link" text:visited-style-name="Visited_20_Internet_20_Link">
https://www.ukrinform.ua/rubric-world/3724174-eksport-iranskoi-nafti-dosag-najvisogo-za-pat-rokiv-pokaznika-zmi.html</text:a>
</text:p>
      <!--NEWS-->
      <text:h text:style-name="P10" text:outline-level="1">
<text:span text:style-name="T4">
The number of deaths due to an attack on school in Uganda increased to 41, 38 of them children</text:span>
</text:h>
      <text:p text:style-name="P4">
Authors: Ukrinform (Person)</text:p>
      <text:p text:style-name="P4">
Publisher: Укринформ (Organization)</text:p>
      <text:p text:style-name="P4">
Published Time: 2023-06-17T14:29:00+03:00</text:p>
      <text:p text:style-name="P4">
Modified Time: 2023-06-17T14:29:00+03:00</text:p>
      <text:p text:style-name="P4">
Description: The death toll as a result of the attack of fighters related to the Islamic State has increased to 41 people in Uganda high school. - Ukrinform.</text:p>
      <text:p text:style-name="P4">
Images: ['<text:a xlink:type="simple" xlink:href="https://static.ukrinform.com/photos/2023_06/thumb_files/630_360_1687001171-831.jpg" text:style-name="Internet_20_link" text:visited-style-name="Visited_20_Internet_20_Link">
630_360_16870...</text:a>
']</text:p>
      <text:p text:style-name="P4">
Tags: ['Африка', 'Бойовики', 'Діти', 'ІДІЛ', 'Напад', 'Школа', 'Уганда']</text:p>
      <text:p text:style-name="P4">
Type: Article</text:p>
      <!--METADATA-->
      <text:p text:style-name="P4">
<draw:frame draw:style-name="fr1" draw:name="Image96" text:anchor-type="as-char" svg:width="6.9236in" svg:height="3.956343in" draw:z-index="0">
<draw:image xlink:href="../Images/yкринформ/2023-06-17T14-29-00-03-00/630_360_1687001171-831.jpg" xlink:type="simple" xlink:show="embed" xlink:actuate="onLoad" draw:mime-type="image/jpeg"/>
</draw:frame>
The number of people as a result of the attack of fighters related to the "Islamic State" has increased up to 41 people in Uganda.</text:p>
      <text:p text:style-name="P4">
As Ukrinform reports, it reports <text:a xlink:type="simple" xlink:href="https://apnews.com/article/uganda-rebel-attack-students-killed-adf-799f6208d15b1b87e1c441b9d1b19b37" text:style-name="Internet_20_link" text:visited-style-name="Visited_20_Internet_20_Link">
AP</text:a>
.</text:p>
      <text:p text:style-name="P4">
According to Selest Mapoze, the mayor of Mpondve, there were 38 students among the victims, one security guard and two members of the local community who were killed near the school.</text:p>
      <text:p text:style-name="P4">
He added that an unknown number of people had been stolen by militants who had a border out to the Congo after a raid on Friday night.</text:p>
      <text:p text:style-name="P4">
The mayor of the city also noted that the militants set fire to the hostel during their <text:a xlink:type="simple" xlink:href="https://www.ukrinform.ua/tag-napad" text:style-name="Internet_20_link" text:visited-style-name="Visited_20_Internet_20_Link">
attack</text:a>
, and used cold firearms for murder.</text:p>
      <text:p text:style-name="P4">
<text:span text:style-name="T4">
 Read also: </text:span>
 <text:a xlink:type="simple" xlink:href="https://www.ukrinform.ua/rubric-world/3720820-vibuh-boepripasu-v-somali-zabrav-zitta-25-ditej.html" text:style-name="Internet_20_link" text:visited-style-name="Visited_20_Internet_20_Link">
A municipal explosion in <text:span text:style-name="T4">
 Somalia </text:span>
 took away the life of 25 children</text:a>
The school itself is located in the Ugandan district of Kasse, about 2 kilometers from the border from the Congo.</text:p>
      <text:p text:style-name="P4">
In their statement, the Uganda military confirmed that they "persecute the enemy to rescue stolen people in the Congo."</text:p>
      <text:p text:style-name="P4">
Earlier it was reported <text:a xlink:type="simple" xlink:href="https://www.ukrinform.ua/rubric-world/3724094-v-ugandi-bojoviki-povazani-z-idil-napali-na-skolu-25-zagiblih.html" text:style-name="Internet_20_link" text:visited-style-name="Visited_20_Internet_20_Link">
about 25 dead</text:a>
.</text:p>
      <text:p text:style-name="P4">
<text:span text:style-name="T5">
Foto from Etvbharat.com</text:span>
</text:p>
      <text:p text:style-name="P4">
News Source: <text:a xlink:type="simple" xlink:href="https://www.ukrinform.ua/rubric-world/3724175-kilkist-zagiblih-cerez-napad-na-skolu-v-ugandi-zrosla-do-41-z-nih-38-diti.html" text:style-name="Internet_20_link" text:visited-style-name="Visited_20_Internet_20_Link">
https://www.ukrinform.ua/rubric-world/3724175-kilkist-zagiblih-cerez-napad-na-skolu-v-ugandi-zrosla-do-41-z-nih-38-dit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17T14:30:00+03:00</text:p>
      <text:p text:style-name="P4">
Modified Time: 2023-06-17T14:30: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7" text:anchor-type="as-char" svg:width="6.9236in" svg:height="3.956343in" draw:z-index="0">
<draw:image xlink:href="../Images/yкринформ/2023-06-17T14-30-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98" text:anchor-type="as-char" svg:width="6.9236in" svg:height="6.9236in" draw:z-index="0">
<draw:image xlink:href="../Images/yкринформ/2023-06-17T14-30-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99" text:anchor-type="as-char" svg:width="6.9236in" svg:height="6.9236in" draw:z-index="0">
<draw:image xlink:href="../Images/yкринформ/2023-06-17T14-30-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00" text:anchor-type="as-char" svg:width="6.9236in" svg:height="6.9236in" draw:z-index="0">
<draw:image xlink:href="../Images/yкринформ/2023-06-17T14-30-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01" text:anchor-type="as-char" svg:width="6.9236in" svg:height="6.9236in" draw:z-index="0">
<draw:image xlink:href="../Images/yкринформ/2023-06-17T14-30-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Coach of the players of the girls national team of Ukraine: in the selection of the euro we have a flat group</text:span>
</text:h>
      <text:p text:style-name="P4">
Authors: Ukrinform (Person)</text:p>
      <text:p text:style-name="P4">
Publisher: Укринформ (Organization)</text:p>
      <text:p text:style-name="P4">
Published Time: 2023-06-17T14:31:00+03:00</text:p>
      <text:p text:style-name="P4">
Modified Time: 2023-06-17T14:31:00+03:00</text:p>
      <text:p text:style-name="P4">
Description: In Switzerland, the first round of selection of football Euro-2024 among the girls national teams (WU17) took place. According to him, the rivals of Ukrainian football players in the League A became the teams of Germany, Romania and Austria. - Ukrinform.</text:p>
      <text:p text:style-name="P4">
Images: ['<text:a xlink:type="simple" xlink:href="https://static.ukrinform.com/photos/2023_06/thumb_files/630_360_1686999788-410.jpg" text:style-name="Internet_20_link" text:visited-style-name="Visited_20_Internet_20_Link">
630_360_16869...</text:a>
']</text:p>
      <text:p text:style-name="P4">
Tags: ['Європа', 'Футбол', 'Збірна України', 'Молодь', 'Жінки']</text:p>
      <text:p text:style-name="P4">
Type: Article</text:p>
      <!--METADATA-->
      <text:p text:style-name="P4">
<draw:frame draw:style-name="fr1" draw:name="Image102" text:anchor-type="as-char" svg:width="6.9236in" svg:height="3.956343in" draw:z-index="0">
<draw:image xlink:href="../Images/yкринформ/2023-06-17T14-31-00-03-00/630_360_1686999788-410.jpg" xlink:type="simple" xlink:show="embed" xlink:actuate="onLoad" draw:mime-type="image/jpeg"/>
</draw:frame>
In Switzerland, the first round of selection of football Euro-2024 among the girls' national teams took place(WU17). За його підсумками суперницями українськихфутболісток у Лізі А стали команди Німеччини, Румунії та Австрії.</text:p>
      <text:p text:style-name="P4">
Головний тренер українських футболісток Сергій Сапронов <text:a xlink:type="simple" xlink:href="http://https://uaf.ua/article/48537" text:style-name="Internet_20_link" text:visited-style-name="Visited_20_Internet_20_Link">
 вважає</text:a>
that the composition of the group is quite equal, reports Ukrinform.</text:p>
      <text:p text:style-name="P4">
"We got to a rather equal group," the mentor said. Since Germany will be hosted by the tournament, it is the housewife that can be considered with favorite. Of course, we will try to give battle not only to the Germans, but to the very participants. By the way, at the end of April, we took the mountain above the Romanians of the UEFA development. By June 21, the organizers should be determined by the Calendar and in which cities the duels will pass. It can be said that in the starting round we will play with the Germans. It may be possible to hold a number of preparation immediately before the tournament begins.</text:p>
      <text:p text:style-name="P4">
<text:span text:style-name="T4">
 Read also: </text:span>
 [WU17 and WU19 players of national team(https://www.ukrinform.ua/rubric-sports/3723797-futbolistki-zbirnih-ukraini-wu17-ta-wu19-otrimali-supernic-u-vidbori-evro.html)Draw the first round of Euro-2024 selection(WU17)League A</text:p>
      <text:p text:style-name="P4">
Group 1: Spain, Portugal, Czech Republic, Bosnia and Herzegovina</text:p>
      <text:p text:style-name="P4">
Group 2: Poland, Ireland, Norway, Iceland</text:p>
      <text:p text:style-name="P4">
Group 3: France, Slovenia, Italy, Scotland</text:p>
      <text:p text:style-name="P4">
Group 4: Germany, Romania, Austria, Ukraine</text:p>
      <text:p text:style-name="P4">
Group 5: Switzerland, Netherlands, Finland, Bulgaria</text:p>
      <text:p text:style-name="P4">
Group 6: England, Belgium, Hungary, Northern Ireland</text:p>
      <text:p text:style-name="P4">
Group 7: Sweden, Denmark, Belarus, Greece</text:p>
      <text:p text:style-name="P4">
League in</text:p>
      <text:p text:style-name="P4">
Group 1: Kosovo, Northern Macedonia, Georgia, Armenia</text:p>
      <text:p text:style-name="P4">
Group 2: Serbia, Israel, Andorra, Latvia</text:p>
      <text:p text:style-name="P4">
Group 3: Croatia, Luxembourg, Azerbaijan, Malta</text:p>
      <text:p text:style-name="P4">
Group 4: Wales, Faroe Islands, Kazakhstan, Albania</text:p>
      <text:p text:style-name="P4">
Group 5: Slovakia, Montenegro, Lithuania</text:p>
      <text:p text:style-name="P4">
Group 6: Estonia, Turkey, Moldova.</text:p>
      <text:p text:style-name="P4">
The matches will take place between August 1 and November 20, 2023.</text:p>
      <text:p text:style-name="P4">
Photo: uaf.ua.</text:p>
      <text:p text:style-name="P4">
News Source: <text:a xlink:type="simple" xlink:href="https://www.ukrinform.ua/rubric-sports/3724176-trener-futbolistok-divocoi-zbirnoi-ukraini-u-vidbori-evro-maemo-rivnu-grupu.html" text:style-name="Internet_20_link" text:visited-style-name="Visited_20_Internet_20_Link">
https://www.ukrinform.ua/rubric-sports/3724176-trener-futbolistok-divocoi-zbirnoi-ukraini-u-vidbori-evro-maemo-rivnu-grupu.html</text:a>
</text:p>
      <!--NEWS-->
      <text:h text:style-name="P10" text:outline-level="1">
<text:span text:style-name="T4">
In the Kyiv region, the reconstruction of the seventh apartment building was launched at the price of United24</text:span>
</text:h>
      <text:p text:style-name="P4">
Authors: Ukrinform (Person)</text:p>
      <text:p text:style-name="P4">
Publisher: Укринформ (Organization)</text:p>
      <text:p text:style-name="P4">
Published Time: 2023-06-17T14:47:00+03:00</text:p>
      <text:p text:style-name="P4">
Modified Time: 2023-06-17T14:47:00+03:00</text:p>
      <text:p text:style-name="P4">
Description: In the Kyiv region, the seven of eighteen apartment buildings have already been launched, which will be rebuilt with the UNITED24 Foundation. - Ukrinform.</text:p>
      <text:p text:style-name="P4">
Images: ['<text:a xlink:type="simple" xlink:href="https://static.ukrinform.com/photos/2023_06/thumb_files/630_360_1687002354-7183.jpeg" text:style-name="Internet_20_link" text:visited-style-name="Visited_20_Internet_20_Link">
630_360_16870...</text:a>
']</text:p>
      <text:p text:style-name="P4">
Tags: ['Ірпінь', 'Житло', 'Київщина', 'Відбудова', 'United24']</text:p>
      <text:p text:style-name="P4">
Type: Article</text:p>
      <!--METADATA-->
      <text:p text:style-name="P4">
<draw:frame draw:style-name="fr1" draw:name="Image103" text:anchor-type="as-char" svg:width="6.9236in" svg:height="3.956343in" draw:z-index="0">
<draw:image xlink:href="../Images/yкринформ/2023-06-17T14-47-00-03-00/630_360_1687002354-7183.jpeg" xlink:type="simple" xlink:show="embed" xlink:actuate="onLoad" draw:mime-type="image/jpeg"/>
</draw:frame>
The Nakivshchyna has already launched the reconstruction of the seventh of the eighteen multi -apartment buildings, which will be rebuilt with the UNITED24 Foundation.</text:p>
      <text:p text:style-name="P4">
This was reported by Ukrinform correspondent.</text:p>
      <text:p text:style-name="P4">
</text:p>
      <text:p text:style-name="P4">
<text:a xlink:type="simple" xlink:href="https://static.ukrinform.com/photos/2023_06/1687002352-2824.jpeg" text:style-name="Internet_20_link" text:visited-style-name="Visited_20_Internet_20_Link">
 </text:a>
 <text:a xlink:type="simple" xlink:href="https://static.ukrinform.com/photos/2023_06/1687002352-5164.jpeg" text:style-name="Internet_20_link" text:visited-style-name="Visited_20_Internet_20_Link">
</text:a>
 <text:a xlink:type="simple" xlink:href="https://static.ukrinform.com/photos/2023_06/1687002352-3372.jpeg" text:style-name="Internet_20_link" text:visited-style-name="Visited_20_Internet_20_Link">
</text:a>
 <text:a xlink:type="simple" xlink:href="https://static.ukrinform.com/photos/2023_06/1687002353-1448.jpeg" text:style-name="Internet_20_link" text:visited-style-name="Visited_20_Internet_20_Link">
</text:a>
 <text:a xlink:type="simple" xlink:href="https://static.ukrinform.com/photos/2023_06/1687002352-6378.jpeg" text:style-name="Internet_20_link" text:visited-style-name="Visited_20_Internet_20_Link">
</text:a>
 <text:a xlink:type="simple" xlink:href="https://static.ukrinform.com/photos/2023_06/1687002353-8599.jpeg" text:style-name="Internet_20_link" text:visited-style-name="Visited_20_Internet_20_Link">
</text:a>
 <text:a xlink:type="simple" xlink:href="https://static.ukrinform.com/photos/2023_06/1687002353-3038.jpeg" text:style-name="Internet_20_link" text:visited-style-name="Visited_20_Internet_20_Link">
</text:a>
 <text:a xlink:type="simple" xlink:href="https://static.ukrinform.com/photos/2023_06/1687002354-9416.jpeg" text:style-name="Internet_20_link" text:visited-style-name="Visited_20_Internet_20_Link">
</text:a>
 <text:a xlink:type="simple" xlink:href="https://static.ukrinform.com/photos/2023_06/1687002354-7183.jpeg" text:style-name="Internet_20_link" text:visited-style-name="Visited_20_Internet_20_Link">
<draw:frame draw:style-name="fr1" draw:name="Image113" text:anchor-type="as-char" svg:width="6.9236in" svg:height="3.956343in" draw:z-index="0">
<draw:image xlink:href="../Images/yкринформ/2023-06-17T14-47-00-03-00/630_360_1687002354-7183.jpeg" xlink:type="simple" xlink:show="embed" xlink:actuate="onLoad" draw:mime-type="image/jpeg"/>
</draw:frame>
</text:a>
 <text:a xlink:type="simple" xlink:href="https://static.ukrinform.com/photos/2023_06/1687002354-9841.jpeg" text:style-name="Internet_20_link" text:visited-style-name="Visited_20_Internet_20_Link">
</text:a>
 <text:a xlink:type="simple" xlink:href="https://static.ukrinform.com/photos/2023_06/1687002354-4112.jpeg" text:style-name="Internet_20_link" text:visited-style-name="Visited_20_Internet_20_Link">
</text:a>
In Irpen, the construction site was opened with <text:a xlink:type="simple" xlink:href="https://www.ukrinform.ua/tag-vidbudova" text:style-name="Internet_20_link" text:visited-style-name="Visited_20_Internet_20_Link">
reconstruction</text:a>
Multi -storey residential building Kyivska Street. The building is one of the 18, which is restored at the expense, collected by the United platform.</text:p>
      <text:p text:style-name="P4">
“We have the seventh house out of 18. This house will be restored by the end of the year. We see our first results are ready to move on, ” - said Kova's head Ruslan Kravchenko."I very much hope that the pace we currently have will allow us to understand that by the beginning of the cold people will have a roof over their heads," - said Nataliakozlovskaya Minister of Community Development, Territories and Infrastructure.</text:p>
      <text:p text:style-name="P4">
<text:span text:style-name="T4">
 Read also: </text:span>
 <text:a xlink:type="simple" xlink:href="https://www.ukrinform.ua/rubric-regions/3723984-gromadi-otrimaut-majze-448-milarda-subvencii-na-vidnovlenna-ta-rozvitok-infrastrukturi.html" text:style-name="Internet_20_link" text:visited-style-name="Visited_20_Internet_20_Link">
communities will receive nearly ₴ 4.48 billion subventions for the deduction and development of infrastructure</text:a>
As it was reported, 24 321 private and multi -storey building in 46 communities were arranged in the region during the Russian aggression.</text:p>
      <text:p text:style-name="P4">
United24 is a fundraising platform, a global initiative of the Presidential Development of Zelensky to support Ukraine. It is designed to cooperate with compassionate funds, partners, donors and public persons in the whole world. The platform allows one click to make a charitable contribution to support Ukraine from anywhere in the world.</text:p>
      <text:p text:style-name="P4">
News Source: <text:a xlink:type="simple" xlink:href="https://www.ukrinform.ua/rubric-vidbudova/3724179-na-kiivsini-zapustili-vidbudovu-somogo-bagatokvartirnogo-budinku-kostom-united24.html" text:style-name="Internet_20_link" text:visited-style-name="Visited_20_Internet_20_Link">
https://www.ukrinform.ua/rubric-vidbudova/3724179-na-kiivsini-zapustili-vidbudovu-somogo-bagatokvartirnogo-budinku-kostom-united24.html</text:a>
</text:p>
      <!--NEWS-->
      <text:h text:style-name="P10" text:outline-level="1">
<text:span text:style-name="T4">
In Britain, thousands of people came to the parade before the king's birthday</text:span>
</text:h>
      <text:p text:style-name="P4">
Authors: Ukrinform (Person)</text:p>
      <text:p text:style-name="P4">
Publisher: Укринформ (Organization)</text:p>
      <text:p text:style-name="P4">
Published Time: 2023-06-17T15:11:00+03:00</text:p>
      <text:p text:style-name="P4">
Modified Time: 2023-06-17T15:11:00+03:00</text:p>
      <text:p text:style-name="P4">
Description: In London today is a parade to the "summer" birthday of King Charles III. - Ukrinform.</text:p>
      <text:p text:style-name="P4">
Images: ['<text:a xlink:type="simple" xlink:href="https://static.ukrinform.com/photos/2023_06/thumb_files/630_360_1687003862-9644.jpeg" text:style-name="Internet_20_link" text:visited-style-name="Visited_20_Internet_20_Link">
630_360_16870...</text:a>
']</text:p>
      <text:p text:style-name="P4">
Tags: ['Британія', 'Король', 'День народження', 'Чарльз ІІІ']</text:p>
      <text:p text:style-name="P4">
Type: Article</text:p>
      <!--METADATA-->
      <text:p text:style-name="P4">
<draw:frame draw:style-name="fr1" draw:name="Image116" text:anchor-type="as-char" svg:width="6.9236in" svg:height="3.956343in" draw:z-index="0">
<draw:image xlink:href="../Images/yкринформ/2023-06-17T15-11-00-03-00/630_360_1687003862-9644.jpeg" xlink:type="simple" xlink:show="embed" xlink:actuate="onLoad" draw:mime-type="image/jpeg"/>
</draw:frame>
Undononi today is a parade to the "summer" birthday of Kolyarlz III.</text:p>
      <text:p text:style-name="P4">
As Ukrinform reports, it reports <text:a xlink:type="simple" xlink:href="http://www.bbc.com/news/live/uk-65902514" text:style-name="Internet_20_link" text:visited-style-name="Visited_20_Internet_20_Link">
BBC</text:a>
 .</text:p>
      <text:p text:style-name="P4">
</text:p>
      <text:p text:style-name="P4">
<text:a xlink:type="simple" xlink:href="https://static.ukrinform.com/photos/2023_06/1687003862-7822.jpeg" text:style-name="Internet_20_link" text:visited-style-name="Visited_20_Internet_20_Link">
 </text:a>
 <text:a xlink:type="simple" xlink:href="https://static.ukrinform.com/photos/2023_06/1687003862-5051.jpeg" text:style-name="Internet_20_link" text:visited-style-name="Visited_20_Internet_20_Link">
</text:a>
 <text:a xlink:type="simple" xlink:href="https://static.ukrinform.com/photos/2023_06/1687003862-9644.jpeg" text:style-name="Internet_20_link" text:visited-style-name="Visited_20_Internet_20_Link">
<draw:frame draw:style-name="fr1" draw:name="Image120" text:anchor-type="as-char" svg:width="6.9236in" svg:height="3.956343in" draw:z-index="0">
<draw:image xlink:href="../Images/yкринформ/2023-06-17T15-11-00-03-00/630_360_1687003862-9644.jpeg" xlink:type="simple" xlink:show="embed" xlink:actuate="onLoad" draw:mime-type="image/jpeg"/>
</draw:frame>
</text:a>
 <text:a xlink:type="simple" xlink:href="https://static.ukrinform.com/photos/2023_06/1687003862-2753.jpeg" text:style-name="Internet_20_link" text:visited-style-name="Visited_20_Internet_20_Link">
</text:a>
 <text:a xlink:type="simple" xlink:href="https://static.ukrinform.com/photos/2023_06/1687003862-5953.jpeg" text:style-name="Internet_20_link" text:visited-style-name="Visited_20_Internet_20_Link">
</text:a>
 <text:a xlink:type="simple" xlink:href="https://static.ukrinform.com/photos/2023_06/1687003862-3958.jpeg" text:style-name="Internet_20_link" text:visited-style-name="Visited_20_Internet_20_Link">
</text:a>
 <text:a xlink:type="simple" xlink:href="https://static.ukrinform.com/photos/2023_06/1687003863-7589.jpeg" text:style-name="Internet_20_link" text:visited-style-name="Visited_20_Internet_20_Link">
</text:a>
 <text:a xlink:type="simple" xlink:href="https://static.ukrinform.com/photos/2023_06/1687003863-7449.jpeg" text:style-name="Internet_20_link" text:visited-style-name="Visited_20_Internet_20_Link">
</text:a>
 <text:a xlink:type="simple" xlink:href="https://static.ukrinform.com/photos/2023_06/1687003863-4597.jpeg" text:style-name="Internet_20_link" text:visited-style-name="Visited_20_Internet_20_Link">
</text:a>
 <text:a xlink:type="simple" xlink:href="https://static.ukrinform.com/photos/2023_06/1687003863-1274.jpeg" text:style-name="Internet_20_link" text:visited-style-name="Visited_20_Internet_20_Link">
</text:a>
 <text:a xlink:type="simple" xlink:href="https://static.ukrinform.com/photos/2023_06/1687003863-4688.jpeg" text:style-name="Internet_20_link" text:visited-style-name="Visited_20_Internet_20_Link">
</text:a>
In the United Kingdom, there is a tradition of celebrating the monarch's birthday twice: the urgent date and summer, when the weather is most favorable for spectacular masses. The real birthday of Charles III will be in November.</text:p>
      <text:p text:style-name="P4">
As it is noted, the course went from the Buckingham Palace for about 10 hours and moved to the Horse Guards Square, where the main ceremony of the Dorky Birthday should take place.Charles III rides on horseback, and this is the first such appearance of the ruling monarch <text:a xlink:type="simple" xlink:href="https://www.ukrinform.ua/tag-britania" text:style-name="Internet_20_link" text:visited-style-name="Visited_20_Internet_20_Link">
UK</text:a>
In the procession since 1986.</text:p>
      <text:p text:style-name="P4">
Together with Charles III, Prince Velsky William, Princessan, Count Edinburgh, Prince Edward, participate in the procession. In the horse chariot are Korolevakamilla and Princess Velskaya.</text:p>
      <text:p text:style-name="P4">
*!(https://www.ukrinform.ua/rubric-world/3720045-vizit-korola-carlza-iii-do-pariza-planuetsa-na-veresen-zmi.html)As it was reported, on May 6 <text:a xlink:type="simple" xlink:href="https://www.ukrinform.ua/rubric-world/3705656-u-britanii-koronuvali-carlza-iii.html" text:style-name="Internet_20_link" text:visited-style-name="Visited_20_Internet_20_Link">
in Westminster Abbey there was a coronation Charles III. </text:a>
President <text:a xlink:type="simple" xlink:href="https://www.ukrinform.ua/rubric-polytics/3705744-zelenskij-privitav-carlza-iii-z-koronacieu.html" text:style-name="Internet_20_link" text:visited-style-name="Visited_20_Internet_20_Link">
Volodymyr Zelenskyy congratulated King Charles III</text:a>
With the coronation and wished for many years of successful administration.</text:p>
      <text:p text:style-name="P4">
News Source: <text:a xlink:type="simple" xlink:href="https://www.ukrinform.ua/rubric-world/3724185-u-britanii-tisaci-ludej-prijsli-na-parad-do-dna-narodzenna-korola.html" text:style-name="Internet_20_link" text:visited-style-name="Visited_20_Internet_20_Link">
https://www.ukrinform.ua/rubric-world/3724185-u-britanii-tisaci-ludej-prijsli-na-parad-do-dna-narodzenna-korola.html</text:a>
</text:p>
      <!--NEWS-->
      <text:h text:style-name="P10" text:outline-level="1">
<text:span text:style-name="T4">
Air Force, Artillery and NATO Entrance Support: President told about this week</text:span>
</text:h>
      <text:p text:style-name="P4">
Authors: Ukrinform (Person)</text:p>
      <text:p text:style-name="P4">
Publisher: Укринформ (Organization)</text:p>
      <text:p text:style-name="P4">
Published Time: 2023-06-17T15:14:00+03:00</text:p>
      <text:p text:style-name="P4">
Modified Time: 2023-06-17T22:14:00+03:00</text:p>
      <text:p text:style-name="P4">
Description: Volodymyr Zelensky spoke about new steps in support of Ukraine by foreign partners. - Ukrinform.</text:p>
      <text:p text:style-name="P4">
Images: ['<text:a xlink:type="simple" xlink:href="https://static.ukrinform.com/photos/2023_06/thumb_files/630_360_1687029405-919.jpeg" text:style-name="Internet_20_link" text:visited-style-name="Visited_20_Internet_20_Link">
630_360_16870...</text:a>
']</text:p>
      <text:p text:style-name="P4">
Tags: ['Звернення', 'Зеленський', 'Війна з Росією']</text:p>
      <text:p text:style-name="P4">
Type: Article</text:p>
      <!--METADATA-->
      <text:p text:style-name="P4">
<draw:frame draw:style-name="fr1" draw:name="Image129" text:anchor-type="as-char" svg:width="6.9236in" svg:height="3.956343in" draw:z-index="0">
<draw:image xlink:href="../Images/yкринформ/2023-06-17T15-14-00-03-00/630_360_1687029405-919.jpeg" xlink:type="simple" xlink:show="embed" xlink:actuate="onLoad" draw:mime-type="image/jpeg"/>
</draw:frame>
Volodymyrzelensky spoke about new steps in support of Ukraine by foreign partners.</text:p>
      <text:p text:style-name="P4">
The head of the Ukrainian state said this in his <text:a xlink:type="simple" xlink:href="https://www.youtube.com/watch" text:style-name="Internet_20_link" text:visited-style-name="Visited_20_Internet_20_Link">
appeal</text:a>
At the end of the 479th day of the war, Ukrinform reports.</text:p>
      <text:p text:style-name="P4">
<text:span text:style-name="T4">
 _ I wish health, dear Ukrainians!_ </text:span>
</text:p>
      <text:p text:style-name="P4">
I want to thank today. To thank all our partners who realize and who have taken new steps in support of our country, our people.</text:p>
      <text:p text:style-name="P4">
<text:span text:style-name="T4">
 The United States </text:span>
 - I want to thank you for the next significant assistance package. Air defense, artillery and shells for Himars, anti -tank weapons, armored vehicles, and other tools for the protection of freedom. Thank you!</text:p>
      <text:p text:style-name="P4">
<text:span text:style-name="T4">
 The Netherlands </text:span>
 - Thank you for the new defense package that will strengthen our aerial board.</text:p>
      <text:p text:style-name="P4">
Co -work - both the Netherlands, America, Denmark, and the United Kingdom - for the procurement of air defense missiles. This is what will save thousands of our people.</text:p>
      <text:p text:style-name="P4">
*!Thank you to give us missiles for Petriots!</text:p>
      <text:p text:style-name="P4">
<text:span text:style-name="T4">
 Italy </text:span>
 - Thank you for the implementation of our defense arrangements!</text:p>
      <text:p text:style-name="P4">
Thank you, <text:span text:style-name="T4">
 Denmark </text:span>
, for your willingness to work promptly so that our coalition fighters have actually closer to the end of this war with our victory. Thank you again!</text:p>
      <text:p text:style-name="P4">
<text:span text:style-name="T4">
 Denmark and Norway </text:span>
 - I want to thank you for your joint work of strengthening our artillery. Russia has brought such a war to Europe, the cradle of artillery depends on whether freedom is moving forward. Thank you for the passenger soldiers!</text:p>
      <text:p text:style-name="P4">
<text:span text:style-name="T4">
 Sweden </text:span>
 is a twelfth packet of defense aid and a real willingness to develop the preparation of our pilots on modern fighters. Thank you!</text:p>
      <text:p text:style-name="P4">
<text:span text:style-name="T4">
 Great Britain </text:span>
 - Thank you for the constant leadership in expanding our defensiveness and for each we have given a long -range rocket - they all work in a percentage. This week there is a decision on additional support. Thank you again!</text:p>
      <text:p text:style-name="P4">
*<text:span text:style-name="T5">
 Canada </text:span>
!Artillery, air defense ...</text:p>
      <text:p text:style-name="P4">
Thank you <text:span text:style-name="T4">
 to all participating countries Ramstin </text:span>
-the next meeting took place. Thank you for your constant constructiveness!<text:span text:style-name="T4">
 Poland </text:span>
 - Thank you for the resolution to support Ukraine's membership of Ukraine. Proper signals at the right time - when we prepare a meaningful filling for the summit in Vilnius.</text:p>
      <text:p text:style-name="P4">
<text:span text:style-name="T4">
 Luxembourg </text:span>
-I want to thank you for the decision of the Parliament, which is recognized by the historical truth, the truth about the Holodomor-the genocide of the Ukrainian people. Luxembourg became the 26th state that officially recognized the Holodomor with genocide. We work ideally - for global recognition of the truth.</text:p>
      <text:p text:style-name="P4">
And, of course, a great gratitude to all those who train our warriors ... who are teaching the heroes of their experience and who learns from Ukrainians. Studies to Ukrainian stability, courage, an unbreakable desire to choose life for their country and Ukrainian children. It will definitely be - we will choose!Let's win.</text:p>
      <text:p text:style-name="P4">
Tavriya has fallen - by the way, I want to thank you for the movement forward, warriors!Well done!All our warriors in the east, strong warriors - I thank you for the sustainability and accuracy!</text:p>
      <text:p text:style-name="P4">
<text:span text:style-name="T4">
<text:span text:style-name="T5">
Glory to Ukraine!</text:span>
 </text:span>
</text:p>
      <text:p text:style-name="P4">
News Source: <text:a xlink:type="simple" xlink:href="https://www.ukrinform.ua/rubric-ato/3724306-ppo-artileria-ta-pidtrimka-vstupu-v-nato-prezident-rozpoviv-pro-cej-tizden.html" text:style-name="Internet_20_link" text:visited-style-name="Visited_20_Internet_20_Link">
https://www.ukrinform.ua/rubric-ato/3724306-ppo-artileria-ta-pidtrimka-vstupu-v-nato-prezident-rozpoviv-pro-cej-tizden.html</text:a>
</text:p>
      <!--NEWS-->
      <text:h text:style-name="P10" text:outline-level="1">
<text:span text:style-name="T4">
The exact number of dead during the occupation will be marked after the territories of Kirilenko are demining</text:span>
</text:h>
      <text:p text:style-name="P4">
Authors: Ukrinform (Person)</text:p>
      <text:p text:style-name="P4">
Publisher: Укринформ (Organization)</text:p>
      <text:p text:style-name="P4">
Published Time: 2023-06-17T15:17:08+03:00</text:p>
      <text:p text:style-name="P4">
Modified Time: 2023-06-17T15:17:08+03:00</text:p>
      <text:p text:style-name="P4">
Description: In the Donetsk region, the final figure of the dead during the Russian occupation can be named after the entire dear territory was deminated. - Ukrinform.</text:p>
      <text:p text:style-name="P4">
Images: ['<text:a xlink:type="simple" xlink:href="https://static.ukrinform.com/photos/2023_06/thumb_files/630_360_1687000176-830.jpg" text:style-name="Internet_20_link" text:visited-style-name="Visited_20_Internet_20_Link">
630_360_16870...</text:a>
']</text:p>
      <text:p text:style-name="P4">
Tags: ['Донеччина', 'Кириленко', 'Розмінування', 'Воєнні злочини', 'Війна з Росією']</text:p>
      <text:p text:style-name="P4">
Type: Article</text:p>
      <!--METADATA-->
      <text:p text:style-name="P4">
<draw:frame draw:style-name="fr1" draw:name="Image130" text:anchor-type="as-char" svg:width="6.9236in" svg:height="3.956343in" draw:z-index="0">
<draw:image xlink:href="../Images/yкринформ/2023-06-17T15-17-08-03-00/630_360_1687000176-830.jpg" xlink:type="simple" xlink:show="embed" xlink:actuate="onLoad" draw:mime-type="image/jpeg"/>
</draw:frame>
The final figure of the victims during the Russian occupation can be weed after the demining of the entire deocal territory.</text:p>
      <text:p text:style-name="P4">
Pavel Kirilenko, the head of the Donetsk Regional Military Administration, in <text:a xlink:type="simple" xlink:href="https://www.ukrinform.ua/rubric-regions/3724163-pavlo-kirilenko-kerivnik-doneckoi-oblasnoi-vijskovoi-administracii.html" text:style-name="Internet_20_link" text:visited-style-name="Visited_20_Internet_20_Link">
interview Ukrinform</text:a>
.</text:p>
      <text:p text:style-name="P4">
Speaking of the estuary deocal in 2022, he said that there were no separate burials of civilian or military - "torn the trenches of the notch cemetery, in some areas, they got bodies or fragments of bodies and civilians and civilians."</text:p>
      <text:p text:style-name="P4">
“At the time of exhumation, more than 136 bodies of the dead in the Lyman communities were published and identified, but this figure is growing. I believe that the final digit will be able to call the investigator after the mine process has passed and the entire community territory will be verified. Because the demining process in <text:a xlink:type="simple" xlink:href="https://www.ukrinform.ua/tag-doneccina" text:style-name="Internet_20_link" text:visited-style-name="Visited_20_Internet_20_Link">
Donetsk region</text:a>
Not yet suitable, ”Kirilenko explained, and emphasized that the figure was named(136)Includes both civilian and military.</text:p>
      <text:p text:style-name="P4">
<text:span text:style-name="T4">
 Read also: </text:span>
 <text:a xlink:type="simple" xlink:href="https://www.ukrinform.ua/rubric-society/3723971-u-minoboroni-skoreguvali-plan-zahodiv-iz-rozminuvanna-silskogospodarskih-zemel.html" text:style-name="Internet_20_link" text:visited-style-name="Visited_20_Internet_20_Link">
The Ministry of Defense has adjusted the plan of measures for <text:span text:style-name="T4">
 demining </text:span>
 agricultural land</text:a>
He stated that they are currently exchanging in the region as they are those areas that are infrastructure that are being renewed or additional defense lines are being built.</text:p>
      <text:p text:style-name="P4">
“This process is ongoing. It is not completed because point burials are detected periodically. But the mass burials that were found, there was a process of exhumation- all bodies were transferred to the morgues and to expert institutions for gaining. The figures in this regard are the authority of investigators that make a pre -trial investigation, but it is extremely important because it is some of the sedimentary evidence of the atrocities committed by the military. "</text:p>
      <text:p text:style-name="P4">
<text:span text:style-name="T4">
 Read also: </text:span>
 <text:a xlink:type="simple" xlink:href="https://www.ukrinform.ua/rubric-ato/3723938-na-zahoplenih-teritoriah-rosiani-oblastovuut-novi-kativni.html" text:style-name="Internet_20_link" text:visited-style-name="Visited_20_Internet_20_Link">
in the captured territories Russians equip Novicativa</text:a>
As reported by Ukrinform, in October 2022, Limansk and Svyatogorsk communities were already deducted in the territory of Donetsk region.</text:p>
      <text:p text:style-name="P4">
News Source: <text:a xlink:type="simple" xlink:href="https://www.ukrinform.ua/rubric-regions/3724186-tocnu-kilkist-zagiblih-pid-cas-okupacii-nazovut-pisla-rozminuvanna-teritorij-kirilenko.html" text:style-name="Internet_20_link" text:visited-style-name="Visited_20_Internet_20_Link">
https://www.ukrinform.ua/rubric-regions/3724186-tocnu-kilkist-zagiblih-pid-cas-okupacii-nazovut-pisla-rozminuvanna-teritorij-kirilenko.html</text:a>
</text:p>
      <!--NEWS-->
      <text:h text:style-name="P10" text:outline-level="1">
<text:span text:style-name="T4">
In Kharkiv, 6% of shelters do not meet the standards - mayor</text:span>
</text:h>
      <text:p text:style-name="P4">
Authors: Ukrinform (Person)</text:p>
      <text:p text:style-name="P4">
Publisher: Укринформ (Organization)</text:p>
      <text:p text:style-name="P4">
Published Time: 2023-06-17T15:25:47+03:00</text:p>
      <text:p text:style-name="P4">
Modified Time: 2023-06-17T15:25:47+03:00</text:p>
      <text:p text:style-name="P4">
Description: In Kharkiv, after the shelter check, it was found that 6% of them do not meet the standards. - Ukrinform.</text:p>
      <text:p text:style-name="P4">
Images: ['<text:a xlink:type="simple" xlink:href="https://static.ukrinform.com/photos/2023_06/thumb_files/630_360_1687004657-922.jpg" text:style-name="Internet_20_link" text:visited-style-name="Visited_20_Internet_20_Link">
630_360_16870...</text:a>
']</text:p>
      <text:p text:style-name="P4">
Tags: ['Харків', 'Укриття', 'Війна з Росією']</text:p>
      <text:p text:style-name="P4">
Type: Article</text:p>
      <!--METADATA-->
      <text:p text:style-name="P4">
<draw:frame draw:style-name="fr1" draw:name="Image131" text:anchor-type="as-char" svg:width="6.9236in" svg:height="3.956343in" draw:z-index="0">
<draw:image xlink:href="../Images/yкринформ/2023-06-17T15-25-47-03-00/630_360_1687004657-922.jpg" xlink:type="simple" xlink:show="embed" xlink:actuate="onLoad" draw:mime-type="image/jpeg"/>
</draw:frame>
In Kharkiv, the shelter checks it is established that 6% of them do not meet the standards.</text:p>
      <text:p text:style-name="P4">
This was reported on the national telephone by the mayor of Igorhorerekhov, Ukrinform reports with reference to <text:a xlink:type="simple" xlink:href="https://t.me/citykharkivua/33433" text:style-name="Internet_20_link" text:visited-style-name="Visited_20_Internet_20_Link">
press service of the City Council</text:a>
.</text:p>
      <text:p text:style-name="P4">
“Representatives of the city authorities, the State Service of Ukraine for National Police of Emergency Situations have completed the shelter check in <text:a xlink:type="simple" xlink:href="https://www.ukrinform.ua/tag-harkiv" text:style-name="Internet_20_link" text:visited-style-name="Visited_20_Internet_20_Link">
Kharkiv</text:a>
… Now 6% of shelters do not correspond to the norms, and they will be tedued, ”the message reads.</text:p>
      <text:p text:style-name="P4">
According to Terekhov, all shelters and bomb shelters were checked in Kharkiv.</text:p>
      <text:p text:style-name="P4">
*!(https://www.ukrinform.ua/rubric-society/3723171-socmerezi-pro-skandalni-zakupivli-dla-ukrittiv-barabani-bez-gorniv-grosi-na-viter.html)“There have been some drawbacks, and work is now being done to bring the existence in line with the norms. In addition, we pay considerable attention to schools in schools, because we want to introduce combined training from September 1. On session of the city council we allocated 47 million UAH to put all the shelters in schools, ”Terekhov said.</text:p>
      <text:p text:style-name="P4">
<text:span text:style-name="T4">
 Read also: </text:span>
 <text:a xlink:type="simple" xlink:href="https://www.ukrinform.ua/rubric-kyiv/3722272-u-kievi-za-35-dniv-viznacatsa-z-kilkistu-modulnih-nazemnih-ukrittiv-klicko.html" text:style-name="Internet_20_link" text:visited-style-name="Visited_20_Internet_20_Link">
in Kiev in 3-5 days will be determined with the number of modular-name <text:span text:style-name="T4">
 shelters </text:span>
 - Klitschko</text:a>
As reported by Ukrinform, after the death of three people in Kiev, who could not be able to get into shelter during the shelling, President Volodymyr Zelenskyy instructed the full audit of all protective structures throughout the country.</text:p>
      <text:p text:style-name="P4">
News Source: <text:a xlink:type="simple" xlink:href="https://www.ukrinform.ua/rubric-regions/3724187-u-harkovi-6-ukrittiv-ne-vidpovidaut-normam-mer.html" text:style-name="Internet_20_link" text:visited-style-name="Visited_20_Internet_20_Link">
https://www.ukrinform.ua/rubric-regions/3724187-u-harkovi-6-ukrittiv-ne-vidpovidaut-normam-mer.html</text:a>
</text:p>
      <!--NEWS-->
      <text:h text:style-name="P10" text:outline-level="1">
<text:span text:style-name="T4">
In Melitopol, drunk Russian military opened fire on the FSB and occupation police</text:span>
</text:h>
      <text:p text:style-name="P4">
Authors: Ukrinform (Person)</text:p>
      <text:p text:style-name="P4">
Publisher: Укринформ (Organization)</text:p>
      <text:p text:style-name="P4">
Published Time: 2023-06-17T15:26:00+03:00</text:p>
      <text:p text:style-name="P4">
Modified Time: 2023-06-17T15:26:00+03:00</text:p>
      <text:p text:style-name="P4">
Description: In Melitopol, drunken Russian military opened fire on FSBs and occupation police who came to quench them. - Ukrinform.</text:p>
      <text:p text:style-name="P4">
Images: ['<text:a xlink:type="simple" xlink:href="https://static.ukrinform.com/photos/2022_10/thumb_files/630_360_1665967065-544.jpg" text:style-name="Internet_20_link" text:visited-style-name="Visited_20_Internet_20_Link">
630_360_16659...</text:a>
']</text:p>
      <text:p text:style-name="P4">
Tags: ['Алкоголь', 'ФСБ РФ', 'Мелітополь', 'Стрілянина', 'Російські військові', 'Запоріжжя', 'Війна з Росією', 'Єдині новини']</text:p>
      <text:p text:style-name="P4">
Type: Article</text:p>
      <!--METADATA-->
      <text:p text:style-name="P4">
<draw:frame draw:style-name="fr1" draw:name="Image132" text:anchor-type="as-char" svg:width="6.9236in" svg:height="3.945353in" draw:z-index="0">
<draw:image xlink:href="../Images/yкринформ/2023-06-17T15-26-00-03-00/630_360_1665967065-544.jpg" xlink:type="simple" xlink:show="embed" xlink:actuate="onLoad" draw:mime-type="image/jpeg"/>
</draw:frame>
Umelitopoli drunken Russian soldiers opened fire on the FSBShnikovna police officers who came to quench them.</text:p>
      <text:p text:style-name="P4">
Ivan Fedorov, the head of Melitopol, told Ukrinform on the national televis "One News" "One News".</text:p>
      <text:p text:style-name="P4">
"The enemy transforms our city not only into its logistics center of the occupied south, but also into a criminal capital. Now they are arranged with each other.(https://www.ukrinform.ua/tag-rosijski-vijskovi)On the submission began the transfer. They were shot not with each other, but with the FSB and the police, which made them seemed to be quenching. A week ago, it was the same shot, and they shot one of the Dagestans themselves, "Fedorov said.</text:p>
      <text:p text:style-name="P4">
In addition, he said, explosions are heard in the occupied territory. For example, a car exploded in Berdyansk yesterday. According to the local information, it belongs to one of the traitors, which Fedorov noted, "came to the occupied territory and performed some specific functions." In addition, there were four -pointed explosions in Tokmak yesterday, where there is a cluster of enemy equipment.</text:p>
      <text:p text:style-name="P4">
<text:span text:style-name="T4">
 Read also: </text:span>
 <text:a xlink:type="simple" xlink:href="https://www.ukrinform.ua/rubric-ato/3720650-rosiani-pered-pidrivom-kahovskoi-ges-aktivno-maroderili-na-hersonsini-centr-nacsprotivu.html" text:style-name="Internet_20_link" text:visited-style-name="Visited_20_Internet_20_Link">
Russians before the undermining of the Kakhovskaya hydroelectric power station is actively maradrylin Kherson region - the center of the National Patriot</text:a>
"Near our city, a train came down from the rail, which exported the stolen iron Rudus mine in the Vasyliv district," Fedorov added.</text:p>
      <text:p text:style-name="P4">
The enemy also began the increased preparation for the fake elections.</text:p>
      <text:p text:style-name="P4">
"This fake, propaganda, as well as their pseudo -referendum, but they really have the primaries from the selection of candidates," the mayor added.</text:p>
      <text:p text:style-name="P4">
In the city, the invaders have blocked all intersections, stopping absolutely all cars of the impression to check Russian passports.</text:p>
      <text:p text:style-name="P4">
*!(https://www.ukrinform.ua/rubric-ato/3723318-fsb-rekomendue-administraciam-kolonij-pripiniti-nabir-do-pvk-vagner-genstab.html)The enemy telegrams state that the invaders plan to conduct elections on September 10.</text:p>
      <text:p text:style-name="P4">
As reported by Ukrinform, Russian invaders do not allow civilian inhabitants to not exalt from the temporarily occupied territories of Zaporizhzhya region.</text:p>
      <text:p text:style-name="P4">
<text:span text:style-name="T5">
Foto: Getty Images</text:span>
</text:p>
      <text:p text:style-name="P4">
News Source: <text:a xlink:type="simple" xlink:href="https://www.ukrinform.ua/rubric-regions/3724188-u-melitopoli-pani-vijskovi-rf-vidkrili-vogon-po-fsb-ta-okupacijnij-policii.html" text:style-name="Internet_20_link" text:visited-style-name="Visited_20_Internet_20_Link">
https://www.ukrinform.ua/rubric-regions/3724188-u-melitopoli-pani-vijskovi-rf-vidkrili-vogon-po-fsb-ta-okupacijnij-policii.html</text:a>
</text:p>
      <!--NEWS-->
      <text:h text:style-name="P10" text:outline-level="1">
<text:span text:style-name="T4">
In the Dnieper within Zaporizhzhia did not record changes in the chemical composition of water</text:span>
</text:h>
      <text:p text:style-name="P4">
Authors: Ukrinform (Person)</text:p>
      <text:p text:style-name="P4">
Publisher: Укринформ (Organization)</text:p>
      <text:p text:style-name="P4">
Published Time: 2023-06-17T15:48:00+03:00</text:p>
      <text:p text:style-name="P4">
Modified Time: 2023-06-17T15:48:00+03:00</text:p>
      <text:p text:style-name="P4">
Description: In the Dnieper River, no changes in the chemical composition of water were recorded within Zaporizhzhya, instead, the maximum permissible concentrations of pollutants were exceeded outside Kherson. - Ukrinform.</text:p>
      <text:p text:style-name="P4">
Images: ['<text:a xlink:type="simple" xlink:href="https://static.ukrinform.com/photos/2019_08/thumb_files/630_360_1566482385-591.jpg" text:style-name="Internet_20_link" text:visited-style-name="Visited_20_Internet_20_Link">
630_360_15664...</text:a>
']</text:p>
      <text:p text:style-name="P4">
Tags: ['Дніпро', 'Ріка', 'Теракт', 'Вода', 'Каховська ГЕС', 'Запоріжжя']</text:p>
      <text:p text:style-name="P4">
Type: Article</text:p>
      <!--METADATA-->
      <text:p text:style-name="P4">
<draw:frame draw:style-name="fr1" draw:name="Image133" text:anchor-type="as-char" svg:width="6.9236in" svg:height="3.956343in" draw:z-index="0">
<draw:image xlink:href="../Images/yкринформ/2023-06-17T15-48-00-03-00/630_360_1566482385-591.jpg" xlink:type="simple" xlink:show="embed" xlink:actuate="onLoad" draw:mime-type="image/jpeg"/>
</draw:frame>
In Rycidnipro within Zaporizhzhia, no changes in the chemical composition of water were recorded, instead, the borders of Kherson revealed exceeding the maximum permissible concentrations.</text:p>
      <text:p text:style-name="P4">
About it reports <text:a xlink:type="simple" xlink:href="https://mepr.gov.ua/sluzhby-mindovkillya-prodovzhuyut-zdijsnyuvaty-monitoryng-yakosti-vody-u-zoni-nadzvychajnoyi-sytuatsiyi-cherez-pidryv-kahovskoyi-ges/" text:style-name="Internet_20_link" text:visited-style-name="Visited_20_Internet_20_Link">
press service</text:a>
Mindovquil, reports Ukrinform.</text:p>
      <text:p text:style-name="P4">
As it is noted, experts of the State Environmental Inspectorate, the State Tamotic Laboratory Agency daily examine water for 10-15 chemical and physico-chemical base indicators: chlorides, mineralization, color, rigidity, alkalinity; petroleum products, dissolved oxygen, etc.</text:p>
      <text:p text:style-name="P4">
"In the Dnieper River within the city of Zaporozhye, no changes in chemical composition have been recorded <text:a xlink:type="simple" xlink:href="https://www.ukrinform.ua/tag-voda" text:style-name="Internet_20_link" text:visited-style-name="Visited_20_Internet_20_Link">
water</text:a>
, but outside the city of Kherson, there is an excess of the maximum permissible concentrations of pollutants, in particular 1.6 times of suspended substances and 1.8 times of total iron. No oil production was exceeded. Dissolved oxygen is 5.8 mg/dm3, a brief at least 4.00 mg/dm3 ", - the message reads.</text:p>
      <text:p text:style-name="P4">
<text:span text:style-name="T4">
 Read also: </text:span>
 <text:a xlink:type="simple" xlink:href="https://www.ukrinform.ua/rubric-regions/3723704-v-odesi-viavili-holeropodibnij-vibrion-u-morskij-vodi.html" text:style-name="Internet_20_link" text:visited-style-name="Visited_20_Internet_20_Link">
in Odessa found <text:span text:style-name="T4">
 cholero </text:span>
 a similar vibrion in the sea water</text:a>
According to the results of laboratory tests in the water of the Ingulets River, the increase of maximum permissible concentrations of pollutants, in particular in 1,2 times of nitrites, 1.5 times chlorides and suspended substances and 1.8 times of iron azagal. In addition, there is a decrease in dissolved oxygen.</text:p>
      <text:p text:style-name="P4">
In the Dnieper-Buzian estuary, the chemical composition of water within the normal limits not recorded.</text:p>
      <text:p text:style-name="P4">
In the Black Sea continue to record a temporary decrease in salinity of water.</text:p>
      <text:p text:style-name="P4">
<text:span text:style-name="T4">
 Read also: </text:span>
 <text:a xlink:type="simple" xlink:href="https://www.ukrinform.ua/rubric-regions/3721715-ziteliv-hersonsini-prosat-ne-pribirati-samostijno-zagiblu-hudobu-z-akvatorii-ricki.html" text:style-name="Internet_20_link" text:visited-style-name="Visited_20_Internet_20_Link">
residents of Kherson region are asked not to clean self -stove cattle from the waters of the river</text:a>
As it was reported, on the night of June 6, the Russian army <text:a xlink:type="simple" xlink:href="https://www.ukrinform.ua/rubric-ato/3718751-rosijski-zagarbniki-pidirvali-kahovsku-ges-ok-pivden.html" text:style-name="Internet_20_link" text:visited-style-name="Visited_20_Internet_20_Link">
blown up the Dam of the Kakhovka hydroelectric power station</text:a>
.</text:p>
      <text:p text:style-name="P4">
The estimated amount of losses to the environment already exceeds UAH 55 billion.</text:p>
      <text:p text:style-name="P4">
<text:span text:style-name="T5">
Foto: wikipedia</text:span>
</text:p>
      <text:p text:style-name="P4">
News Source: <text:a xlink:type="simple" xlink:href="https://www.ukrinform.ua/rubric-regions/3724197-u-dnipri-v-mezah-zaporizza-ne-zafiksuvali-zmin-himicnogo-skladu-vodi.html" text:style-name="Internet_20_link" text:visited-style-name="Visited_20_Internet_20_Link">
https://www.ukrinform.ua/rubric-regions/3724197-u-dnipri-v-mezah-zaporizza-ne-zafiksuvali-zmin-himicnogo-skladu-vodi.html</text:a>
</text:p>
      <!--NEWS-->
      <text:h text:style-name="P10" text:outline-level="1">
<text:span text:style-name="T4">
Al Pacino at 83 the fourth time became a father</text:span>
</text:h>
      <text:p text:style-name="P4">
Authors: Ukrinform (Person)</text:p>
      <text:p text:style-name="P4">
Publisher: Укринформ (Organization)</text:p>
      <text:p text:style-name="P4">
Published Time: 2023-06-17T15:49:00+03:00</text:p>
      <text:p text:style-name="P4">
Modified Time: 2023-06-17T15:49:00+03:00</text:p>
      <text:p text:style-name="P4">
Description: The world -renowned American actor Al Pacino at the age of 83 became a father - his partner Nur Alfalla gave birth to a son. - Ukrinform.</text:p>
      <text:p text:style-name="P4">
Images: ['<text:a xlink:type="simple" xlink:href="https://static.ukrinform.com/photos/2023_06/thumb_files/630_360_1687005925-938.jpg" text:style-name="Internet_20_link" text:visited-style-name="Visited_20_Internet_20_Link">
630_360_16870...</text:a>
']</text:p>
      <text:p text:style-name="P4">
Tags: ['Діти', 'Голлівуд', 'США', 'Актор']</text:p>
      <text:p text:style-name="P4">
Type: Article</text:p>
      <!--METADATA-->
      <text:p text:style-name="P4">
<draw:frame draw:style-name="fr1" draw:name="Image134" text:anchor-type="as-char" svg:width="6.9236in" svg:height="3.956343in" draw:z-index="0">
<draw:image xlink:href="../Images/yкринформ/2023-06-17T15-49-00-03-00/630_360_1687005925-938.jpg" xlink:type="simple" xlink:show="embed" xlink:actuate="onLoad" draw:mime-type="image/jpeg"/>
</draw:frame>
The world -famous American actor Al Pacino at the age of 83 became a father - his partner Nur Alfalla gave birth to a son.</text:p>
      <text:p text:style-name="P4">
About it reports <text:a xlink:type="simple" xlink:href="https://www.bbc.co.uk/news/entertainment-arts-65925640" text:style-name="Internet_20_link" text:visited-style-name="Visited_20_Internet_20_Link">
BBC</text:a>
, reports Ukrinform.</text:p>
      <text:p text:style-name="P4">
<text:span text:style-name="T5">
Foto with sitetonline.com</text:span>
</text:p>
      <text:p text:style-name="P4">
A newborn boy was called a novel.</text:p>
      <text:p text:style-name="P4">
As it is noted, for the 29-year-old NUR it is the first child.</text:p>
      <text:p text:style-name="P4">
83-year-old Pacino has three more children-22-year-old twins Anton and Olivia Beverly D'Andgelo and 33-year-old daughter Julie Marie, who gave birth to acting trainer Jen Terant.</text:p>
      <text:p text:style-name="P4">
Al Pacino was repeatedly nominated for an Oscar and received this rewarding a reward for the best male role in the movie "The smell of a woman".</text:p>
      <text:p text:style-name="P4">
<text:span text:style-name="T4">
 Read also: </text:span>
 [the legendary Marvel Comic book illustrator John Romita died]](https://www.ukrinform.ua/rubric-culture/3722903-pomer-legendarnij-ilustrator-komiksiv-marvel-dzon-romita.html)His partner Nur Alfalla works in the film industry, she produced such <text:a xlink:type="simple" xlink:href="https://www.ukrinform.ua/tag-kino" text:style-name="Internet_20_link" text:visited-style-name="Visited_20_Internet_20_Link">
films</text:a>
as Billy Knight, where Pacino, "Little Death", "Nostra Brose", did the main birth.</text:p>
      <text:p text:style-name="P4">
<text:span text:style-name="T5">
Foto: Amy Sussman/Getty Images</text:span>
</text:p>
      <text:p text:style-name="P4">
News Source: <text:a xlink:type="simple" xlink:href="https://www.ukrinform.ua/rubric-culture/3724193-al-pacino-u-83-roki-vcetverte-stav-batkom.html" text:style-name="Internet_20_link" text:visited-style-name="Visited_20_Internet_20_Link">
https://www.ukrinform.ua/rubric-culture/3724193-al-pacino-u-83-roki-vcetverte-stav-batkom.html</text:a>
</text:p>
      <!--NEWS-->
      <text:h text:style-name="P10" text:outline-level="1">
<text:span text:style-name="T4">
Kherson beat a volunteer who transported people from flooded territories for free</text:span>
</text:h>
      <text:p text:style-name="P4">
Authors: Ukrinform (Person)</text:p>
      <text:p text:style-name="P4">
Publisher: Укринформ (Organization)</text:p>
      <text:p text:style-name="P4">
Published Time: 2023-06-17T15:59:47+03:00</text:p>
      <text:p text:style-name="P4">
Modified Time: 2023-06-17T15:59:47+03:00</text:p>
      <text:p text:style-name="P4">
Description: In Kherson, two carriers beat the famous volunteer who transported people from flooded territories for free. The attackers have already been installed by law enforcement. - Ukrinform.</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 'Волонтери', 'Побиття', 'Підтоплення']</text:p>
      <text:p text:style-name="P4">
Type: Article</text:p>
      <!--METADATA-->
      <text:p text:style-name="P4">
<draw:frame draw:style-name="fr1" draw:name="Image136" text:anchor-type="as-char" svg:width="6.9236in" svg:height="3.956343in" draw:z-index="0">
<draw:image xlink:href="../Images/yкринформ/2023-06-17T15-59-47-03-00/630_360_1686846700-7346.jpeg" xlink:type="simple" xlink:show="embed" xlink:actuate="onLoad" draw:mime-type="image/jpeg"/>
</draw:frame>
Uhersoni two carriers beat the famous volunteer who has transformed people from flooded territories for free. Persons of the attackers are already established by law enforcement officers.</text:p>
      <text:p text:style-name="P4">
About it in <text:a xlink:type="simple" xlink:href="http://t.me/olexandrprokudin/684" text:style-name="Internet_20_link" text:visited-style-name="Visited_20_Internet_20_Link">
telegram</text:a>
Oleksandr Proudin told the heads of the Church, Ukrinform reports.</text:p>
      <text:p text:style-name="P4">
"Yesterday they beat the famous volunteer who transported people for free from the dangerous terminals of the Kherson region. They were beaten, together, until he fell and continued to his feet. The attackers were already installed," Proudin said.</text:p>
      <text:p text:style-name="P4">
He noted that the violators were men who earn bass transport, using the grief that met people during the Russian aggression.</text:p>
      <text:p text:style-name="P4">
According to the head of the regional military administration, law enforcement agencies are currently working with the attackers. Criminal proceedings registered with a part of Article 296 of Article 296(Hooliganism).</text:p>
      <text:p text:style-name="P4">
Голова ОВА звернувся до мешканців <text:a xlink:type="simple" xlink:href="https://www.ukrinform.ua/tag-hersonsina" text:style-name="Internet_20_link" text:visited-style-name="Visited_20_Internet_20_Link">
 Херсонщини </text:a>
In order not to pay money to those who make money on their trouble, because the evacuation is free of charge.</text:p>
      <text:p text:style-name="P4">
<text:span text:style-name="T4">
 Read also: </text:span>
 <text:a xlink:type="simple" xlink:href="https://www.ukrinform.ua/rubric-kyiv/3721757-u-kievi-pid-cas-zjomki-suzetu-pobili-zurnalista-al-jazeera-arabia.html" text:style-name="Internet_20_link" text:visited-style-name="Visited_20_Internet_20_Link">
in Kiev while shooting the plot <text:span text:style-name="T4">
 beat </text:span>
 journalist Aljazeera Arabia</text:a>
As reported by Ukrinform, the troops of the Russian Federation on the night of June 6 undermined the dam of Kakhovskaya HEP. The station is not recoverable. In Kherson region, rescue robots are evacuated by the population from flooding places.</text:p>
      <text:p text:style-name="P4">
News Source: <text:a xlink:type="simple" xlink:href="https://www.ukrinform.ua/rubric-regions/3724198-u-hersoni-pobili-volontera-akij-bezkostovno-perevoziv-ludej-iz-pidtoplenih-teritorij.html" text:style-name="Internet_20_link" text:visited-style-name="Visited_20_Internet_20_Link">
https://www.ukrinform.ua/rubric-regions/3724198-u-hersoni-pobili-volontera-akij-bezkostovno-perevoziv-ludej-iz-pidtoplenih-teritorij.html</text:a>
</text:p>
      <!--NEWS-->
      <text:h text:style-name="P10" text:outline-level="1">
<text:span text:style-name="T4">
The Russians are preparing for provocations at the Crimean Titan chemical plant - guerrillas</text:span>
</text:h>
      <text:p text:style-name="P4">
Authors: Ukrinform (Person)</text:p>
      <text:p text:style-name="P4">
Publisher: Укринформ (Organization)</text:p>
      <text:p text:style-name="P4">
Published Time: 2023-06-17T16:08:13+03:00</text:p>
      <text:p text:style-name="P4">
Modified Time: 2023-06-17T16:08:13+03:00</text:p>
      <text:p text:style-name="P4">
Description: The Russians can do another man -made disaster by provocations at the Crimean Titan chemical plant on a temporarily occupied peninsula. - Ukrinform.</text:p>
      <text:p text:style-name="P4">
Images: ['<text:a xlink:type="simple" xlink:href="https://static.ukrinform.com/photos/2018_09/thumb_files/630_360_1535789803-8466.jpg" text:style-name="Internet_20_link" text:visited-style-name="Visited_20_Internet_20_Link">
630_360_15357...</text:a>
']</text:p>
      <text:p text:style-name="P4">
Tags: ['Крим', 'Провокація', 'Росія', 'Війна з Росією']</text:p>
      <text:p text:style-name="P4">
Type: Article</text:p>
      <!--METADATA-->
      <text:p text:style-name="P4">
<draw:frame draw:style-name="fr1" draw:name="Image137" text:anchor-type="as-char" svg:width="6.9236in" svg:height="3.956343in" draw:z-index="0">
<draw:image xlink:href="../Images/yкринформ/2023-06-17T16-08-13-03-00/630_360_1535789803-8466.jpg" xlink:type="simple" xlink:show="embed" xlink:actuate="onLoad" draw:mime-type="image/jpeg"/>
</draw:frame>
They can do the next man -made disaster, provoking provocations of the Krimean Titan on the temporarily occupied peninsula.</text:p>
      <text:p text:style-name="P4">
This was reported in <text:a xlink:type="simple" xlink:href="https://t.me/atesh_ua/1020" text:style-name="Internet_20_link" text:visited-style-name="Visited_20_Internet_20_Link">
telegram</text:a>
The military guerrilla movement "Atesh", reports Ukrinform.</text:p>
      <text:p text:style-name="P4">
"Putin ordered the Khimposkit troops to enter the territory of the Kherson region. Officially, this is done to eliminate the consequences of the" breakthrough "of Kakhovskaya Hes.</text:p>
      <text:p text:style-name="P4">
It is noted that the real goal of placing chemical troops there may be a linite to provocations at the Crimean Titan plant. <text:a xlink:type="simple" xlink:href="https://www.ukrinform.ua/tag-rosia" text:style-name="Internet_20_link" text:visited-style-name="Visited_20_Internet_20_Link">
Russia</text:a>
It can do another man -made production crash for defense of the Crimean peninsula.</text:p>
      <text:p text:style-name="P4">
"You do not want to believe it, but you need to prepare for the worst scenario. After the Kakhovka tragedy, there is no doubt that they can go from nid," the message said.</text:p>
      <text:p text:style-name="P4">
<text:span text:style-name="T4">
 Read also: </text:span>
 <text:a xlink:type="simple" xlink:href="https://www.ukrinform.ua/rubric-crimea/3723383-na-krimskomu-titani-200-tonn-amiaku-ekspert-rozpoviv-pro-naslidki-u-razi-vibuhu.html" text:style-name="Internet_20_link" text:visited-style-name="Visited_20_Internet_20_Link">
on the Crimean Titan - 200 tons of ammonia: experts about the consequences in the event of an explosion</text:a>
As it was reported, the presidential representation in the ARC stated that the processing of the production at the Crimean Titan plant in Armenian in the temporarily occupied Krym was violated to a critical level. The Ministry of Defense of Ukraine stated that the Russian engineering units are changing the Crimean Titan shops.</text:p>
      <text:p text:style-name="P4">
News Source: <text:a xlink:type="simple" xlink:href="https://www.ukrinform.ua/rubric-crimea/3724203-rosiani-gotuutsa-do-provokacij-na-himzavodi-krimskij-titan-partizani.html" text:style-name="Internet_20_link" text:visited-style-name="Visited_20_Internet_20_Link">
https://www.ukrinform.ua/rubric-crimea/3724203-rosiani-gotuutsa-do-provokacij-na-himzavodi-krimskij-titan-partizani.html</text:a>
</text:p>
      <!--NEWS-->
      <text:h text:style-name="P10" text:outline-level="1">
<text:span text:style-name="T4">
Berlin accepts World Special Olympic Games</text:span>
</text:h>
      <text:p text:style-name="P4">
Authors: Ukrinform (Person)</text:p>
      <text:p text:style-name="P4">
Publisher: Укринформ (Organization)</text:p>
      <text:p text:style-name="P4">
Published Time: 2023-06-17T16:11:00+03:00</text:p>
      <text:p text:style-name="P4">
Modified Time: 2023-06-17T16:11:00+03:00</text:p>
      <text:p text:style-name="P4">
Description: The first competitions of the World Games of the Special Olympiad are held in Berlin, the official opening ceremony will take place on Saturday evening with the participation of state leadership. - Ukrinform.</text:p>
      <text:p text:style-name="P4">
Images: ['<text:a xlink:type="simple" xlink:href="https://static.ukrinform.com/photos/2023_06/thumb_files/630_360_1687008081-671.jpg" text:style-name="Internet_20_link" text:visited-style-name="Visited_20_Internet_20_Link">
630_360_16870...</text:a>
', '<text:a xlink:type="simple" xlink:href="https://static.ukrinform.com/photos/2023_06/1687008082-126.jpg" text:style-name="Internet_20_link" text:visited-style-name="Visited_20_Internet_20_Link">
1687008082-12...</text:a>
', '<text:a xlink:type="simple" xlink:href="https://static.ukrinform.com/photos/2023_06/1687008081-423.jpg" text:style-name="Internet_20_link" text:visited-style-name="Visited_20_Internet_20_Link">
1687008081-42...</text:a>
']</text:p>
      <text:p text:style-name="P4">
Tags: ['Берлін', 'Спорт', 'Олімпійські ігри', 'Інклюзивні програми']</text:p>
      <text:p text:style-name="P4">
Type: Article</text:p>
      <!--METADATA-->
      <text:p text:style-name="P4">
<draw:frame draw:style-name="fr1" draw:name="Image138" text:anchor-type="as-char" svg:width="6.9236in" svg:height="3.956343in" draw:z-index="0">
<draw:image xlink:href="../Images/yкринформ/2023-06-17T16-11-00-03-00/630_360_1687008081-671.jpg" xlink:type="simple" xlink:show="embed" xlink:actuate="onLoad" draw:mime-type="image/jpeg"/>
</draw:frame>
Berlin's first competitions of the World Games of the Special Olympiad, the official opening of the opening will take place on the evening on Saturday with the participation of the leadership.</text:p>
      <text:p text:style-name="P4">
This was reported by Ukrinform correspondent.</text:p>
      <text:p text:style-name="P4">
Awards in 26 sports will be won by nearly 7 thousand athletes with flaws.</text:p>
      <text:p text:style-name="P4">
<draw:frame draw:style-name="fr1" draw:name="Image139" text:anchor-type="as-char" svg:width="6.9236in" svg:height="5.198195in" draw:z-index="0">
<draw:image xlink:href="../Images/yкринформ/2023-06-17T16-11-00-03-00/1687008082-126.jpg" xlink:type="simple" xlink:show="embed" xlink:actuate="onLoad" draw:mime-type="image/jpeg"/>
</draw:frame>
Ukraine will be represented by participants from seven regions, who will perform in 7-mies of sports.</text:p>
      <text:p text:style-name="P4">
<draw:frame draw:style-name="fr1" draw:name="Image140" text:anchor-type="as-char" svg:width="6.9236in" svg:height="5.198195in" draw:z-index="0">
<draw:image xlink:href="../Images/yкринформ/2023-06-17T16-11-00-03-00/1687008081-423.jpg" xlink:type="simple" xlink:show="embed" xlink:actuate="onLoad" draw:mime-type="image/jpeg"/>
</draw:frame>
In <text:a xlink:type="simple" xlink:href="https://www.ukrinform.ua/tag-berlin" text:style-name="Internet_20_link" text:visited-style-name="Visited_20_Internet_20_Link">
Berlin</text:a>
20 thousand volunteers also arrived.</text:p>
      <text:p text:style-name="P4">
In total, about 190 delegations arrived.</text:p>
      <text:p text:style-name="P4">
The special olympiad will be held from 17 to 25 June.</text:p>
      <text:p text:style-name="P4">
<text:span text:style-name="T4">
 Read also: </text:span>
 [more than 40,000 Ukrainian athletes left abroad)(https://www.ukrinform.ua/rubric-sports/3723278-bilse-40-tisac-ukrainskih-sportsmeniv-viihali-za-kordon-gutcajt.html)World Olympiad World Games are the largest inclusive sports event in the world. Special Olympic Games are held every four years. The Special Olympic Movement originated at the initiative of UNIS Kennedy Schrever, US Sister John Kennedy. In 1957, she headed the Joseph Kennedy Foundation, which aims to identify the causes of mental retardation and improve society with citizens with limited intellectual possibleities.</text:p>
      <text:p text:style-name="P4">
Germany for the first time takes a similar sports event.</text:p>
      <text:p text:style-name="P4">
<text:span text:style-name="T5">
Foto Olga Tanasiychuk</text:span>
</text:p>
      <text:p text:style-name="P4">
News Source: <text:a xlink:type="simple" xlink:href="https://www.ukrinform.ua/rubric-sports/3724205-berlin-prijmae-vsesvitni-specialni-olimpijski-igri.html" text:style-name="Internet_20_link" text:visited-style-name="Visited_20_Internet_20_Link">
https://www.ukrinform.ua/rubric-sports/3724205-berlin-prijmae-vsesvitni-specialni-olimpijski-igri.html</text:a>
</text:p>
      <!--NEWS-->
      <text:h text:style-name="P10" text:outline-level="1">
<text:span text:style-name="T4">
Sudakov became Shakhtar's best player according to fans</text:span>
</text:h>
      <text:p text:style-name="P4">
Authors: Ukrinform (Person)</text:p>
      <text:p text:style-name="P4">
Publisher: Укринформ (Organization)</text:p>
      <text:p text:style-name="P4">
Published Time: 2023-06-17T16:12:19+03:00</text:p>
      <text:p text:style-name="P4">
Modified Time: 2023-06-17T16:12:19+03:00</text:p>
      <text:p text:style-name="P4">
Description: Shakhtar midfielder Georgy Sudakov was recognized as the best player of the club in the 2022/23 season. - Ukrinform.</text:p>
      <text:p text:style-name="P4">
Images: ['<text:a xlink:type="simple" xlink:href="https://static.ukrinform.com/photos/2023_06/thumb_files/630_360_1687007480-988.jpeg" text:style-name="Internet_20_link" text:visited-style-name="Visited_20_Internet_20_Link">
630_360_16870...</text:a>
']</text:p>
      <text:p text:style-name="P4">
Tags: ['Футбол', 'Шахтар']</text:p>
      <text:p text:style-name="P4">
Type: Article</text:p>
      <!--METADATA-->
      <text:p text:style-name="P4">
<draw:frame draw:style-name="fr1" draw:name="Image141" text:anchor-type="as-char" svg:width="6.9236in" svg:height="3.956343in" draw:z-index="0">
<draw:image xlink:href="../Images/yкринформ/2023-06-17T16-12-19-03-00/630_360_1687007480-988.jpeg" xlink:type="simple" xlink:show="embed" xlink:actuate="onLoad" draw:mime-type="image/jpeg"/>
</draw:frame>
Shakhtar midfielder Georgy Sudakov was recognized as the best player of the club universal 2022/23.</text:p>
      <text:p text:style-name="P4">
This was reported <text:a xlink:type="simple" xlink:href="https://shakhtar.com/uk-ua/news/2023/june/17_news/17_sudakov/" text:style-name="Internet_20_link" text:visited-style-name="Visited_20_Internet_20_Link">
press service</text:a>
Shakhtar, Ukrinform reports.</text:p>
      <text:p text:style-name="P4">
Most fans voted for this - 6 533.</text:p>
      <text:p text:style-name="P4">
Sudakov was ahead of Anatoly Trubin(6 301), Taras Stepanenko(3 108)Taratema Bondarenko(1 639). Загалом у голосуванні взяв участь 17 581респондент.</text:p>
      <text:p text:style-name="P4">
В минулому сезоні Георгій відзначився 5 голами та 10 результативнимипередачами у 39 матчах.</text:p>
      <text:p text:style-name="P4">
<text:span text:style-name="T4">
Читайте також:</text:span>
 <text:a xlink:type="simple" xlink:href="https://www.ukrinform.ua/rubric-sports/3724148-cigankov-devatij-gravec-akij-zabiv-za-zbirnu-ukraini-10-i-bilse-maciv.html" text:style-name="Internet_20_link" text:visited-style-name="Visited_20_Internet_20_Link">
 Циганков - дев'ятий гравець, який забив за збірну України10 і більше м'ячів </text:a>
Shakhtar reported in the UPL 2022/2023.</text:p>
      <text:p text:style-name="P4">
Photo: shakhtar.com</text:p>
      <text:p text:style-name="P4">
News Source: <text:a xlink:type="simple" xlink:href="https://www.ukrinform.ua/rubric-sports/3724206-sudakov-stav-najkrasim-gravcem-sahtara-za-versieu-fanativ.html" text:style-name="Internet_20_link" text:visited-style-name="Visited_20_Internet_20_Link">
https://www.ukrinform.ua/rubric-sports/3724206-sudakov-stav-najkrasim-gravcem-sahtara-za-versieu-fanativ.html</text:a>
</text:p>
      <!--NEWS-->
      <text:h text:style-name="P10" text:outline-level="1">
<text:span text:style-name="T4">
In the west of France, they felt a strong impulse after the earthquake</text:span>
</text:h>
      <text:p text:style-name="P4">
Authors: Ukrinform (Person)</text:p>
      <text:p text:style-name="P4">
Publisher: Укринформ (Organization)</text:p>
      <text:p text:style-name="P4">
Published Time: 2023-06-17T16:16:00+03:00</text:p>
      <text:p text:style-name="P4">
Modified Time: 2023-06-17T16:16:00+03:00</text:p>
      <text:p text:style-name="P4">
Description: In the morning of Saturday, in the west of France, residents felt a strong underground jolt (aftershock) after the earthquake that occurred in the area before the evening. - Ukrinform.</text:p>
      <text:p text:style-name="P4">
Images: ['<text:a xlink:type="simple" xlink:href="https://static.ukrinform.com/photos/2023_02/thumb_files/630_360_1675857416-430.jpg" text:style-name="Internet_20_link" text:visited-style-name="Visited_20_Internet_20_Link">
630_360_16758...</text:a>
']</text:p>
      <text:p text:style-name="P4">
Tags: ['Франція', 'Стихія', 'Землетрус']</text:p>
      <text:p text:style-name="P4">
Type: Article</text:p>
      <!--METADATA-->
      <text:p text:style-name="P4">
<draw:frame draw:style-name="fr1" draw:name="Image142" text:anchor-type="as-char" svg:width="6.9236in" svg:height="3.949857in" draw:z-index="0">
<draw:image xlink:href="../Images/yкринформ/2023-06-17T16-16-00-03-00/630_360_1675857416-430.jpg" xlink:type="simple" xlink:show="embed" xlink:actuate="onLoad" draw:mime-type="image/jpeg"/>
</draw:frame>
In the morning, the inhabitants of France felt a strong underground impetus(Aftershk)After the earthquake that occurred in the area the day before.</text:p>
      <text:p text:style-name="P4">
About it reports <text:a xlink:type="simple" xlink:href="https://www.connexionfrance.com/article/French-news/Strong-aftershock-in-western-France-after-magnitude-5-earthquake" text:style-name="Internet_20_link" text:visited-style-name="Visited_20_Internet_20_Link">
The Connexion</text:a>
, reports Ukrinform.</text:p>
      <text:p text:style-name="P4">
The Africshok was reported to be a magnitude 5, and he was the most tangible de-sevre at about 4:30.</text:p>
      <text:p text:style-name="P4">
Magnitude earthquakes more than five in <text:a xlink:type="simple" xlink:href="https://www.ukrinform.ua/tag-francia" text:style-name="Internet_20_link" text:visited-style-name="Visited_20_Internet_20_Link">
France</text:a>
Rarely, the latter was recorded in the Southeastern Droma in 2019.</text:p>
      <text:p text:style-name="P4">
As <text:a xlink:type="simple" xlink:href="https://www.ukrinform.ua/rubric-world/3724070-u-francii-vperse-za-cotiri-roki-stavsa-potuznij-zemletrus.html" text:style-name="Internet_20_link" text:visited-style-name="Visited_20_Internet_20_Link">
reported</text:a>
, on the evening of June 16, a large part of the France, as well as in the capital of Paris, an earthquake occurred. It reached 5.3 points on the Richter scale. As a result of the earthquake, the victim.</text:p>
      <text:p text:style-name="P4">
<text:span text:style-name="T4">
 Read also: </text:span>
 <text:a xlink:type="simple" xlink:href="https://www.ukrinform.ua/rubric-world/3723121-na-filippinah-stavsa-potuznij-zemletrus.html" text:style-name="Internet_20_link" text:visited-style-name="Visited_20_Internet_20_Link">
in the Philippines there is a powerful <text:span text:style-name="T4">
 earthquake </text:span>
</text:a>
It is also reported to damage the buildings in the area to the southwest of the Department of the De-Sevre.</text:p>
      <text:p text:style-name="P4">
News Source: <text:a xlink:type="simple" xlink:href="https://www.ukrinform.ua/rubric-world/3724207-na-zahodi-francii-vidculi-silnij-postovh-pisla-zemletrusu.html" text:style-name="Internet_20_link" text:visited-style-name="Visited_20_Internet_20_Link">
https://www.ukrinform.ua/rubric-world/3724207-na-zahodi-francii-vidculi-silnij-postovh-pisla-zemletrusu.html</text:a>
</text:p>
      <!--NEWS-->
      <text:h text:style-name="P10" text:outline-level="1">
<text:span text:style-name="T4">
Fedorov discussed with Google Director General Collaboration in Military Technology</text:span>
</text:h>
      <text:p text:style-name="P4">
Authors: Ukrinform (Person)</text:p>
      <text:p text:style-name="P4">
Publisher: Укринформ (Organization)</text:p>
      <text:p text:style-name="P4">
Published Time: 2023-06-17T16:26:00+03:00</text:p>
      <text:p text:style-name="P4">
Modified Time: 2023-06-17T16:26:00+03:00</text:p>
      <text:p text:style-name="P4">
Description: Viceremier-Minister of Innovation, Development of Education, Science and Technology-Minister of Digital Transformation Mikhail Fedorov discussed with the former General Director of Google, billionaire Eric Schmidt cooperation in the direction of military technology. - Ukrinform.</text:p>
      <text:p text:style-name="P4">
Images: ['<text:a xlink:type="simple" xlink:href="https://static.ukrinform.com/photos/2023_06/thumb_files/630_360_1687008304-725.jpg" text:style-name="Internet_20_link" text:visited-style-name="Visited_20_Internet_20_Link">
630_360_16870...</text:a>
']</text:p>
      <text:p text:style-name="P4">
Tags: ['Армія', 'Google', 'Технології', 'Мінцифри', 'Михайло Федоров']</text:p>
      <text:p text:style-name="P4">
Type: Article</text:p>
      <!--METADATA-->
      <text:p text:style-name="P4">
<draw:frame draw:style-name="fr1" draw:name="Image143" text:anchor-type="as-char" svg:width="6.9236in" svg:height="3.956343in" draw:z-index="0">
<draw:image xlink:href="../Images/yкринформ/2023-06-17T16-26-00-03-00/630_360_1687008304-725.jpg" xlink:type="simple" xlink:show="embed" xlink:actuate="onLoad" draw:mime-type="image/jpeg"/>
</draw:frame>
Viceremier-Minister of Innovation, Development of Education, Science and Technology-Digital Transformation Minister Mikhail Fedorov discussed with the former Google General Director, billionaire Eric Schmidt cooperation with military technology.</text:p>
      <text:p text:style-name="P4">
According to Ukrinform, Fedorov reported on <text:a xlink:type="simple" xlink:href="https://www.facebook.com/mykhailofedorov.com.ua/posts/pfbid025Y9UBSgWm8DWQg61NjoE5a8ZcxNqEn6oYo5jZV6MAV9K1bXd7Bsj7rAnGgVvJY1Kl" text:style-name="Internet_20_link" text:visited-style-name="Visited_20_Internet_20_Link">
Facebook</text:a>
.</text:p>
      <text:p text:style-name="P4">
"Візіонер, мільярдер, колишній генеральний директор Google та великий другУкраїни. Ерік уже давно фінансово та технологічно допомагає нашій країні. Підчас зустрічі обговорили нові етапи співпраці. Зокрема, у надважливому напрямівоєнних <text:a xlink:type="simple" xlink:href="https://www.ukrinform.ua/tag-tehnologii" text:style-name="Internet_20_link" text:visited-style-name="Visited_20_Internet_20_Link">
 технологій </text:a>
",-said Vice Vice-Minister.</text:p>
      <text:p text:style-name="P4">
Fedorov added that he could not open the details, but there is a lot of work ahead.</text:p>
      <text:p text:style-name="P4">
"I thank Eric for an inspired conversation. We continue to unite the best people of Ukraine," he said.</text:p>
      <text:p text:style-name="P4">
<text:span text:style-name="T4">
 Read also: </text:span>
 [in Ukraine the second stage of the Drone Army Project has started]](https://www.ukrinform.ua/rubric-technology/3723359-v-ukraini-startuvav-drugij-etap-proektu-armia-droniv.html)Eric Schmidt was reportedly held by Google CEO in 2001–2011, also part of the Apple Directors and large IT companies, and cooperated with the US Department of Defense on Innovation. The Schmidtaz family was funded by charity in the fields of sustainable development of and natural resources.</text:p>
      <text:p text:style-name="P4">
According to Forbes, Schmidt's wealth in 2023 reached $ 16.2 billion.</text:p>
      <text:p text:style-name="P4">
<text:span text:style-name="T5">
Foto: Mikhail Fedorov, Facebook</text:span>
</text:p>
      <text:p text:style-name="P4">
News Source: <text:a xlink:type="simple" xlink:href="https://www.ukrinform.ua/rubric-technology/3724209-fedorov-obgovoriv-z-eksdirektorom-google-spivpracu-u-galuzi-voennih-tehnologij.html" text:style-name="Internet_20_link" text:visited-style-name="Visited_20_Internet_20_Link">
https://www.ukrinform.ua/rubric-technology/3724209-fedorov-obgovoriv-z-eksdirektorom-google-spivpracu-u-galuzi-voennih-tehnologij.html</text:a>
</text:p>
      <!--NEWS-->
      <text:h text:style-name="P10" text:outline-level="1">
<text:span text:style-name="T4">
Tottenham bought Kulushevsky from Juventus</text:span>
</text:h>
      <text:p text:style-name="P4">
Authors: Ukrinform (Person)</text:p>
      <text:p text:style-name="P4">
Publisher: Укринформ (Organization)</text:p>
      <text:p text:style-name="P4">
Published Time: 2023-06-17T16:29:21+03:00</text:p>
      <text:p text:style-name="P4">
Modified Time: 2023-06-17T22:29:21+03:00</text:p>
      <text:p text:style-name="P4">
Description: Tottenham officially announced a full -fledged ransom of Winger, a Juventus, Juventus. - Ukrinform.</text:p>
      <text:p text:style-name="P4">
Images: ['<text:a xlink:type="simple" xlink:href="https://static.ukrinform.com/photos/2023_06/thumb_files/630_360_1687030085-228.jpg" text:style-name="Internet_20_link" text:visited-style-name="Visited_20_Internet_20_Link">
630_360_16870...</text:a>
']</text:p>
      <text:p text:style-name="P4">
Tags: ['Футбол', 'Тоттенхем']</text:p>
      <text:p text:style-name="P4">
Type: Article</text:p>
      <!--METADATA-->
      <text:p text:style-name="P4">
<draw:frame draw:style-name="fr1" draw:name="Image144" text:anchor-type="as-char" svg:width="6.9236in" svg:height="3.956343in" draw:z-index="0">
<draw:image xlink:href="../Images/yкринформ/2023-06-17T16-29-21-03-00/630_360_1687030085-228.jpg" xlink:type="simple" xlink:show="embed" xlink:actuate="onLoad" draw:mime-type="image/jpeg"/>
</draw:frame>
Tottenham officially announced the full ransom of Winger Deiakulushevsky in Juventus.</text:p>
      <text:p text:style-name="P4">
This was reported <text:a xlink:type="simple" xlink:href="https://www.tottenhamhotspur.com/news/2023/june/permanent-deal-for-dejan/" text:style-name="Internet_20_link" text:visited-style-name="Visited_20_Internet_20_Link">
press service</text:a>
"Spurs", reports Ukrinform.</text:p>
      <text:p text:style-name="P4">
The Swede signed a contract by 2028. The club transfer amount is not called, but Fabrizio Romano's insider reported that it was 30 million euros.</text:p>
      <text:p text:style-name="P4">
The 23-year-old football player acted for Tottenham for a year and a half on lease rights. He spent 57 matches, scoring 7 goals.</text:p>
      <text:p text:style-name="P4">
<text:span text:style-name="T4">
 Read also: </text:span>
 <text:a xlink:type="simple" xlink:href="https://www.ukrinform.ua/rubric-sports/3723999-dinamo-rozrobilo-specialnu-formu-dla-ea-sports.html" text:style-name="Internet_20_link" text:visited-style-name="Visited_20_Internet_20_Link">
Dynamo developed a special form for EA Sports</text:a>
It was reported that Tottenham finished at the eighth step in the APL.</text:p>
      <text:p text:style-name="P4">
Photo: Getty Images</text:p>
      <text:p text:style-name="P4">
News Source: <text:a xlink:type="simple" xlink:href="https://www.ukrinform.ua/rubric-sports/3724307-tottengem-vikupiv-kulusevskogo-z-uventusa.html" text:style-name="Internet_20_link" text:visited-style-name="Visited_20_Internet_20_Link">
https://www.ukrinform.ua/rubric-sports/3724307-tottengem-vikupiv-kulusevskogo-z-uventusa.html</text:a>
</text:p>
      <!--NEWS-->
      <text:h text:style-name="P10" text:outline-level="1">
<text:span text:style-name="T4">
Thousands of Canadian rifles will arrive in Ukraine in the coming days - the Ministry of Defense</text:span>
</text:h>
      <text:p text:style-name="P4">
Authors: Ukrinform (Person)</text:p>
      <text:p text:style-name="P4">
Publisher: Укринформ (Organization)</text:p>
      <text:p text:style-name="P4">
Published Time: 2023-06-17T16:31:00+03:00</text:p>
      <text:p text:style-name="P4">
Modified Time: 2023-06-17T16:31:00+03:00</text:p>
      <text:p text:style-name="P4">
Description: Canada will complete the delivery of thousands of rifles and a million rounds to Ukraine in the coming days, which was announced in April. - Ukrinform.</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Україна', 'Зброя', 'Війна з Росією']</text:p>
      <text:p text:style-name="P4">
Type: Article</text:p>
      <!--METADATA-->
      <text:p text:style-name="P4">
<draw:frame draw:style-name="fr1" draw:name="Image145" text:anchor-type="as-char" svg:width="6.9236in" svg:height="3.956343in" draw:z-index="0">
<draw:image xlink:href="../Images/yкринформ/2023-06-17T16-31-00-03-00/630_360_1686403906-351.jpg" xlink:type="simple" xlink:show="embed" xlink:actuate="onLoad" draw:mime-type="image/jpeg"/>
</draw:frame>
Canada's delivery will complete the delivery of thousands of Tamilionov of ammunition to Ukraine in the coming days, which was announced in April.</text:p>
      <text:p text:style-name="P4">
According to the Ukrinform correspondent, the Ministry of Debtsonad was announced.</text:p>
      <text:p text:style-name="P4">
“In the coming days to Ukraine will be delivered earlier <text:a xlink:type="simple" xlink:href="https://www.ukrinform.ua/tag-kanada" text:style-name="Internet_20_link" text:visited-style-name="Visited_20_Internet_20_Link">
Canadian</text:a>
Assistance, namely 6750 -hem -duty rifles, 1.1 million rounds of 7.62 mm caliber, 250 thousand aircraft of 5.56 mm and 70 thousand sniper rounds, ” - said in a widespread message.</text:p>
      <text:p text:style-name="P4">
It is noted that Canada "will continue to cooperate with allies and partners to provide Ukraine with the military assistance that it needs for self -defense."</text:p>
      <text:p text:style-name="P4">
<text:span text:style-name="T4">
 Read also: </text:span>
 <text:a xlink:type="simple" xlink:href="https://www.ukrinform.ua/rubric-ato/3722547-udar-rf-po-krivomu-rogu-nagadue-pro-potrebu-pidtrimki-ukraini-trudo.html" text:style-name="Internet_20_link" text:visited-style-name="Visited_20_Internet_20_Link">
RF strike on Kryvyi Rih reminds of the need for support of Ukraine - <text:span text:style-name="T4">
 Trude </text:span>
</text:a>
It was reported that in total, 21 thousand units of small arms and 2.4 million ammunition have been available to the new Canadian military assistance package. Canadian Prime Minister Justin Trudeau announced it during the visit of Donis Shmigal last month.</text:p>
      <text:p text:style-name="P4">
<text:span text:style-name="T5">
Foto: op</text:span>
</text:p>
      <text:p text:style-name="P4">
News Source: <text:a xlink:type="simple" xlink:href="https://www.ukrinform.ua/rubric-ato/3724212-do-ukraini-najblizcimi-dnami-pribudut-tisaci-kanadskih-gvintivok-minoboroni.html" text:style-name="Internet_20_link" text:visited-style-name="Visited_20_Internet_20_Link">
https://www.ukrinform.ua/rubric-ato/3724212-do-ukraini-najblizcimi-dnami-pribudut-tisaci-kanadskih-gvintivok-minoboroni.html</text:a>
</text:p>
      <!--NEWS-->
      <text:h text:style-name="P10" text:outline-level="1">
<text:span text:style-name="T4">
In Dnipropetrovsk, flexible tanks for the areas left without water were purchased</text:span>
</text:h>
      <text:p text:style-name="P4">
Authors: Ukrinform (Person)</text:p>
      <text:p text:style-name="P4">
Publisher: Укринформ (Organization)</text:p>
      <text:p text:style-name="P4">
Published Time: 2023-06-17T16:39:00+03:00</text:p>
      <text:p text:style-name="P4">
Modified Time: 2023-06-17T16:39:00+03:00</text:p>
      <text:p text:style-name="P4">
Description: 7.4 million hryvnias were allocated from the budget of Dnipropetrovsk region for the purchase of flexible drinking water tanks for areas left without water due to the blasting of the Kakhovka hydroelectric power station. - Ukrinform.</text:p>
      <text:p text:style-name="P4">
Images: ['<text:a xlink:type="simple" xlink:href="https://static.ukrinform.com/photos/2023_06/thumb_files/630_360_1687009077-870.jpg" text:style-name="Internet_20_link" text:visited-style-name="Visited_20_Internet_20_Link">
630_360_16870...</text:a>
']</text:p>
      <text:p text:style-name="P4">
Tags: ['Дніпропетровщина', 'Вода', 'Каховська ГЕС']</text:p>
      <text:p text:style-name="P4">
Type: Article</text:p>
      <!--METADATA-->
      <text:p text:style-name="P4">
<draw:frame draw:style-name="fr1" draw:name="Image146" text:anchor-type="as-char" svg:width="6.9236in" svg:height="3.956343in" draw:z-index="0">
<draw:image xlink:href="../Images/yкринформ/2023-06-17T16-39-00-03-00/630_360_1687009077-870.jpg" xlink:type="simple" xlink:show="embed" xlink:actuate="onLoad" draw:mime-type="image/jpeg"/>
</draw:frame>
7.4 million hryvnias have been allocated from the budget -propetropetrovsk region for the purchase of flexible traces for drinking water for areas that were left without water supply as a result of the undermining of the Kakhovka hydroelectric power station.</text:p>
      <text:p text:style-name="P4">
About it in <text:a xlink:type="simple" xlink:href="https://t.me/dnipropetrovskaODA/5399" text:style-name="Internet_20_link" text:visited-style-name="Visited_20_Internet_20_Link">
telegram</text:a>
The reporter of Dnipropetrovsk Ova Sergey Lisak, reports Ukrinform.</text:p>
      <text:p text:style-name="P4">
"They purchased flexible drinking water containers at the expense of the regional budget. Each is 24.4 million UAH," Lisak said.</text:p>
      <text:p text:style-name="P4">
According to him, the assistance was sent to the areas left without <text:a xlink:type="simple" xlink:href="https://www.ukrinform.ua/tag-voda" text:style-name="Internet_20_link" text:visited-style-name="Visited_20_Internet_20_Link">
water supply</text:a>
as a result of the Kakhovskaya hydroelectric power plants. In particular, 180 tanks received Nikopol region, another 20 - communities of Kryvyi Rih district.</text:p>
      <text:p text:style-name="P4">
Drinking water stocks will be stored in containers.</text:p>
      <text:p text:style-name="P4">
<text:span text:style-name="T4">
 Read also: </text:span>
 <text:a xlink:type="simple" xlink:href="https://www.ukrinform.ua/rubric-regions/3723417-hersonvodokanal-otrimav-modulnu-ustanovku-ocisenna-vodi.html" text:style-name="Internet_20_link" text:visited-style-name="Visited_20_Internet_20_Link">
<text:span text:style-name="T4">
 Khersonvodokanal </text:span>
 received a modular cleaning unit</text:a>
As <text:a xlink:type="simple" xlink:href="https://www.ukrinform.ua/rubric-other_news/3723441-pidriv-rosianami-kahovskoi-ges-usi-novini.html" text:style-name="Internet_20_link" text:visited-style-name="Visited_20_Internet_20_Link">
reported</text:a>
, on the night of June 6, the Russian military blew the dam of Kakhovka hydroelectric power station.</text:p>
      <text:p text:style-name="P4">
Without water supply remained communities in Nikopol and Kryvyi Rih district in Dnipropetrovsk region</text:p>
      <text:p text:style-name="P4">
<text:span text:style-name="T5">
Foto: Sergey Lisak / Telegram</text:span>
</text:p>
      <text:p text:style-name="P4">
News Source: <text:a xlink:type="simple" xlink:href="https://www.ukrinform.ua/rubric-regions/3724215-na-dnipropetrovsini-pridbali-gnucki-rezervuari-dla-rajoniv-so-zalisilis-bez-vodi.html" text:style-name="Internet_20_link" text:visited-style-name="Visited_20_Internet_20_Link">
https://www.ukrinform.ua/rubric-regions/3724215-na-dnipropetrovsini-pridbali-gnucki-rezervuari-dla-rajoniv-so-zalisilis-bez-vodi.html</text:a>
</text:p>
      <!--NEWS-->
      <text:h text:style-name="P10" text:outline-level="1">
<text:span text:style-name="T4">
In Donetsk, the authorities will promote the activities of the PCU - the chief of the Ova</text:span>
</text:h>
      <text:p text:style-name="P4">
Authors: Ukrinform (Person)</text:p>
      <text:p text:style-name="P4">
Publisher: Укринформ (Organization)</text:p>
      <text:p text:style-name="P4">
Published Time: 2023-06-17T16:39:03+03:00</text:p>
      <text:p text:style-name="P4">
Modified Time: 2023-06-17T16:39:03+03:00</text:p>
      <text:p text:style-name="P4">
Description: In Donetsk, the authorities will promote the activities of the Orthodox Church of Ukraine in the territory of the region. Svyatogorsk Lavra has not legally passed to the PCU, but the process is ongoing. - Ukrinform.</text:p>
      <text:p text:style-name="P4">
Images: ['<text:a xlink:type="simple" xlink:href="https://static.ukrinform.com/photos/2018_11/thumb_files/630_360_1541429356-985.jpg" text:style-name="Internet_20_link" text:visited-style-name="Visited_20_Internet_20_Link">
630_360_15414...</text:a>
']</text:p>
      <text:p text:style-name="P4">
Tags: ['Донеччина', 'Кириленко', 'Релігія', 'Православна церква України']</text:p>
      <text:p text:style-name="P4">
Type: Article</text:p>
      <!--METADATA-->
      <text:p text:style-name="P4">
<draw:frame draw:style-name="fr1" draw:name="Image147" text:anchor-type="as-char" svg:width="6.9236in" svg:height="3.956343in" draw:z-index="0">
<draw:image xlink:href="../Images/yкринформ/2023-06-17T16-39-03-03-00/630_360_1541429356-985.jpg" xlink:type="simple" xlink:show="embed" xlink:actuate="onLoad" draw:mime-type="image/jpeg"/>
</draw:frame>
The authorities will promote the activities of the Orthodox Church of Ukraine of the Ukrainian Storeerium. Svyatogorsk Lavra has not legally passed to the PCU, but the process continues.</text:p>
      <text:p text:style-name="P4">
Pavel Kirilenko, the head of the Donetsk Regional Military Administration, in <text:a xlink:type="simple" xlink:href="http://www.ukrinform.ua/rubric-regions/3724163-pavlo-kirilenko-kerivnik-doneckoi-oblasnoi-vijskovoi-administracii.html" text:style-name="Internet_20_link" text:visited-style-name="Visited_20_Internet_20_Link">
interview Ukrinform</text:a>
.</text:p>
      <text:p text:style-name="P4">
"We will promote the deployment of the Orthodox Church of Ukraine in the territory of the region, to allocate land, to restore the possibilities of conducting services," - said the head of the region.</text:p>
      <text:p text:style-name="P4">
He emphasized that the inhabitants of Donetsk region should understand that the Patriarchate is carrying with him.</text:p>
      <text:p text:style-name="P4">
"We need to understand the evil of the Moscow Patriarchate with its holy servants, who are not exactly in the full sense of this Slavic servants, through which a person can come with his hardships, problems and turn to God," Kirilenko said.</text:p>
      <text:p text:style-name="P4">
He explained that there are many examples now where there were clear facts of confirmation of the liberation of the clergymen of the Moscow Patriarchate from the Special Service of the Russian Federation.</text:p>
      <text:p text:style-name="P4">
The head of the Ova recalled that before the Easter, Metropolitan Donetsk, the Orthodox Church of Ukraine, Father Sergei came and conducted all over the territory of the region, especially in the communities, worship, even on the front line. He also gave the Easter Care and Humanitarian Aid, and the locally the regional authorities contributed to this as much as possible.</text:p>
      <text:p text:style-name="P4">
According to Kirilenko, Svyatogorsk Lavra, which is located in the territory of Donetsk region, has not legally passed to the PCU, but it is a difficult process that is held.</text:p>
      <text:p text:style-name="P4">
“Legally(Svyatogorsk Lavra - Ed.)has not gone yet(Before the PC - ed.). Є зюридичної точки зору різниця в оформленні документів і права власності уСвятогірській лаврі. Якщо порівнювати, наприклад, з Києво-Печерською лаврою,то за моєю інформацією, добровільно переходити священнослужителі СвятогірськоїЛаври не збираються. Усі необхідні документи до Мінкульту і правоохороннихорганів ми надали», - сказав Кириленко.</text:p>
      <text:p text:style-name="P4">
<text:span text:style-name="T4">
Читайте також:</text:span>
 <text:a xlink:type="simple" xlink:href="https://www.ukrinform.ua/rubric-regions/3639836-na-doneccini-pocali-restavruvati-svatogirsku-lavru-aku-poskodili-vijska-rf.html" text:style-name="Internet_20_link" text:visited-style-name="Visited_20_Internet_20_Link">
 На Донеччині почали реставрувати Святогірську лавру, якупошкодили війська рф </text:a>
He noted that the transfer of property complexes, which passed when Donetsk was headed by Yanukovych, was a legally complex process.As it was reported, in March 2022, the Verkhovna Rada was submitted to the project of Ukraine No. 7204 “On the ban on the Moscow Patriarchate in the territory of Ukraine”, which the People's Deputies were then rejected.</text:p>
      <text:p text:style-name="P4">
The Government in January introduced to the Verkhovna Rada <text:a xlink:type="simple" xlink:href="http://w1.c1.rada.gov.ua/pls/zweb2/webproc4_1" text:style-name="Internet_20_link" text:visited-style-name="Visited_20_Internet_20_Link">
Bill No. 8371</text:a>
On the prohibition in Ukraine religious organizations governed in Russia.</text:p>
      <text:p text:style-name="P4">
This bill makes it impossible for the activities of religious organizations in Ukraine whose governing center is outside Ukraine in a state that carries out armedaggression.</text:p>
      <text:p text:style-name="P4">
<text:span text:style-name="T4">
 Read also: </text:span>
 <text:a xlink:type="simple" xlink:href="https://www.ukrinform.ua/rubric-ato/3722895-u-zvilnenomu-blagodatnomu-vorog-zrujnuvav-80-budinkiv-kirilenko.html" text:style-name="Internet_20_link" text:visited-style-name="Visited_20_Internet_20_Link">
in the liberated fertile enemy destroyed 80% of houses - <text:span text:style-name="T4">
 Kirilenko </text:span>
</text:a>
The UOC -MP was convinced that they did not have the legal ties of the Church of the Island Church. But in <text:a xlink:type="simple" xlink:href="http://dess.gov.ua/vysnovok-relihiieznavchoi-ekspertyzy-statutu-pro-upravlinnia-ukrainskoi-pravoslavnoi-tserkvy/" text:style-name="Internet_20_link" text:visited-style-name="Visited_20_Internet_20_Link">
State Evening Affairs</text:a>
In February, it was explained that the UOC MP is not independent in the management of the Orthodox Orthodox Church. Orthodox canon law does not operate such an concept as "independent and independent in its management."</text:p>
      <text:p text:style-name="P4">
News Source: <text:a xlink:type="simple" xlink:href="https://www.ukrinform.ua/rubric-regions/3724214-na-doneccini-vlada-spriatime-dialnosti-pcu-nacalnik-ova.html" text:style-name="Internet_20_link" text:visited-style-name="Visited_20_Internet_20_Link">
https://www.ukrinform.ua/rubric-regions/3724214-na-doneccini-vlada-spriatime-dialnosti-pcu-nacalnik-ova.html</text:a>
</text:p>
      <!--NEWS-->
      <text:h text:style-name="P10" text:outline-level="1">
<text:span text:style-name="T4">
Three victims were evacuated from mine in Pavlograd</text:span>
</text:h>
      <text:p text:style-name="P4">
Authors: Ukrinform (Person)</text:p>
      <text:p text:style-name="P4">
Publisher: Укринформ (Organization)</text:p>
      <text:p text:style-name="P4">
Published Time: 2023-06-17T16:49:00+03:00</text:p>
      <text:p text:style-name="P4">
Modified Time: 2023-06-17T16:49:00+03:00</text:p>
      <text:p text:style-name="P4">
Description: The situation at the jubilee mine, which in Pavlograd of Dnipropetrovsk region, was stabilized. - Ukrinform.</text:p>
      <text:p text:style-name="P4">
Images: ['<text:a xlink:type="simple" xlink:href="https://static.ukrinform.com/photos/2018_09/thumb_files/630_360_1537104671-7025.jpg" text:style-name="Internet_20_link" text:visited-style-name="Visited_20_Internet_20_Link">
630_360_15371...</text:a>
']</text:p>
      <text:p text:style-name="P4">
Tags: ['Евакуація', 'Шахта', 'Павлоград', 'Шахтарі']</text:p>
      <text:p text:style-name="P4">
Type: Article</text:p>
      <!--METADATA-->
      <text:p text:style-name="P4">
<draw:frame draw:style-name="fr1" draw:name="Image148" text:anchor-type="as-char" svg:width="6.9236in" svg:height="3.956343in" draw:z-index="0">
<draw:image xlink:href="../Images/yкринформ/2023-06-17T16-49-00-03-00/630_360_1537104671-7025.jpg" xlink:type="simple" xlink:show="embed" xlink:actuate="onLoad" draw:mime-type="image/jpeg"/>
</draw:frame>
The situational jubilee mine, which in Pavlograd of Dnipropetrovsk region, was stabilized.</text:p>
      <text:p text:style-name="P4">
According to Ukrinform, DTEK reports on <text:a xlink:type="simple" xlink:href="https://www.facebook.com/DTEKcompany/posts/pfbid02kT5nf1g4HT7xaKXUqNvsDXDqYSaAL4jnaQ4PSz7p7jCEGNHh8qktgX91BmMQ9XkYl" text:style-name="Internet_20_link" text:visited-style-name="Visited_20_Internet_20_Link">
Facebook</text:a>
.</text:p>
      <text:p text:style-name="P4">
"Офіційно: ситуація на шахті Ювілейна стабілізована. Під час спалаху метано-повітряної суміші на шахті Ювілейна, що стався вночі 17 червня, постраждали 3гірники. Вони, разом з іншими <text:a xlink:type="simple" xlink:href="https://www.ukrinform.ua/tag-sahtari" text:style-name="Internet_20_link" text:visited-style-name="Visited_20_Internet_20_Link">
 шахтарями </text:a>
At that time, they were promptly evacuated by the tidying, ”the message said.</text:p>
      <text:p text:style-name="P4">
It is noted that all three victims at the mine were provided with the necessary medical assistance. There is no threat to their life. The enterprise continues to eliminate maiden. The work of the mine will recover after the end of emergency work of tangent degassing of mining.</text:p>
      <text:p text:style-name="P4">
*!(https://www.ukrinform.ua/rubric-world/3699204-u-kolumbii-vnaslidok-vibuhu-na-sahti-zaginuli-semero-girnikiv.html)As reported <text:a xlink:type="simple" xlink:href="https://www.ukrinform.ua/rubric-regions/3724154-u-pavlogradi-na-sahti-stavsa-vibuh-postrazdali-troe-sahtariv.html" text:style-name="Internet_20_link" text:visited-style-name="Visited_20_Internet_20_Link">
Ukrinform</text:a>
, at night in the city of Pavlograd in the Dnipropetrovsk region an explosion occurred.</text:p>
      <text:p text:style-name="P4">
News Source: <text:a xlink:type="simple" xlink:href="https://www.ukrinform.ua/rubric-regions/3724218-troh-postrazdalih-girnikiv-evakuuvali-z-sahti-u-pavlogradi.html" text:style-name="Internet_20_link" text:visited-style-name="Visited_20_Internet_20_Link">
https://www.ukrinform.ua/rubric-regions/3724218-troh-postrazdalih-girnikiv-evakuuvali-z-sahti-u-pavlogradi.html</text:a>
</text:p>
      <!--NEWS-->
      <text:h text:style-name="P10" text:outline-level="1">
<text:span text:style-name="T4">
Part of the machine -building enterprises Kramatorsk Relocked, in particular to the EU - Kirilenko</text:span>
</text:h>
      <text:p text:style-name="P4">
Authors: Ukrinform (Person)</text:p>
      <text:p text:style-name="P4">
Publisher: Укринформ (Organization)</text:p>
      <text:p text:style-name="P4">
Published Time: 2023-06-17T16:50:33+03:00</text:p>
      <text:p text:style-name="P4">
Modified Time: 2023-06-17T16:50:33+03:00</text:p>
      <text:p text:style-name="P4">
Description: Some of the machine -building enterprises from Kramatorsk have been successfully relocated, including to the EU countries. - Ukrinform.</text:p>
      <text:p text:style-name="P4">
Images: ['<text:a xlink:type="simple" xlink:href="https://static.ukrinform.com/photos/2023_06/thumb_files/630_360_1687000177-584.jpg" text:style-name="Internet_20_link" text:visited-style-name="Visited_20_Internet_20_Link">
630_360_16870...</text:a>
']</text:p>
      <text:p text:style-name="P4">
Tags: ['Кириленко', 'Краматорськ', 'Релокація підприємств']</text:p>
      <text:p text:style-name="P4">
Type: Article</text:p>
      <!--METADATA-->
      <text:p text:style-name="P4">
<draw:frame draw:style-name="fr1" draw:name="Image149" text:anchor-type="as-char" svg:width="6.9236in" svg:height="3.956343in" draw:z-index="0">
<draw:image xlink:href="../Images/yкринформ/2023-06-17T16-50-33-03-00/630_360_1687000177-584.jpg" xlink:type="simple" xlink:show="embed" xlink:actuate="onLoad" draw:mime-type="image/jpeg"/>
</draw:frame>
The parts of the plant -building enterprises from Kramatorsk have been successfully relocated, including the EU pre -Ukraine.</text:p>
      <text:p text:style-name="P4">
The head of the Donetsk Regional Military Administration Pavel Kirilenko reported in <text:a xlink:type="simple" xlink:href="https://www.ukrinform.ua/rubric-regions/3724163-pavlo-kirilenko-kerivnik-doneckoi-oblasnoi-vijskovoi-administracii.html" text:style-name="Internet_20_link" text:visited-style-name="Visited_20_Internet_20_Link">
interview Ukrinform</text:a>
.</text:p>
      <text:p text:style-name="P4">
"If we talk about large machine -building enterprises in Kramatorsk, they are stopped, some of them are successfully relocated, including the EU countries," the official said.</text:p>
      <text:p text:style-name="P4">
*!(https://www.ukrinform.ua/rubric-regions/3706919-cerkasina-mae-znacnij-potencial-dla-relokovanogo-biznesu.html)He did not specify which enterprises were relocated to the country <text:a xlink:type="simple" xlink:href="https://www.ukrinform.ua/tag-evrosouz" text:style-name="Internet_20_link" text:visited-style-name="Visited_20_Internet_20_Link">
EU</text:a>
, but he noted, they changed the profile work.</text:p>
      <text:p text:style-name="P4">
“These are machine -building enterprises that have changed the profile of their work somewhat. I am being, you understand what I'm talking about. For safety, they moved to the West of our state, and then - even to the countries of the European Union, ”Kirilenko said.</text:p>
      <text:p text:style-name="P4">
<text:span text:style-name="T4">
 Read also: </text:span>
 <text:a xlink:type="simple" xlink:href="https://www.ukrinform.ua/rubric-regions/3709448-relokovanij-biznes-vid-gadzetiv-i-bronikiv-do-kavuniv-i-sirnih-snekiv.html" text:style-name="Internet_20_link" text:visited-style-name="Visited_20_Internet_20_Link">
Relolated Business: from gadgets and Broniki - to watermelon cheese snacks</text:a>
As it was reported, more than 250 enterprises have moved and started operating in Lviv region from different regions of Ukraine.</text:p>
      <text:p text:style-name="P4">
News Source: <text:a xlink:type="simple" xlink:href="https://www.ukrinform.ua/rubric-economy/3724219-castina-masinobudivnih-pidpriemstv-kramatorska-relokovana-zokrema-do-es-kirilenko.html" text:style-name="Internet_20_link" text:visited-style-name="Visited_20_Internet_20_Link">
https://www.ukrinform.ua/rubric-economy/3724219-castina-masinobudivnih-pidpriemstv-kramatorska-relokovana-zokrema-do-es-kirilenko.html</text:a>
</text:p>
      <!--NEWS-->
      <text:h text:style-name="P10" text:outline-level="1">
<text:span text:style-name="T4">
The enemy dropped the bombs into the village of Cossack in the Kherson region</text:span>
</text:h>
      <text:p text:style-name="P4">
Authors: Ukrinform (Person)</text:p>
      <text:p text:style-name="P4">
Publisher: Укринформ (Organization)</text:p>
      <text:p text:style-name="P4">
Published Time: 2023-06-17T16:54:40+03:00</text:p>
      <text:p text:style-name="P4">
Modified Time: 2023-06-17T16:54:40+03:00</text:p>
      <text:p text:style-name="P4">
Description: The Russian aviation dropped two managed aircraft to the village of Kozatsk Kherson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Бомба', 'Війна з Росією']</text:p>
      <text:p text:style-name="P4">
Type: Article</text:p>
      <!--METADATA-->
      <text:p text:style-name="P4">
<draw:frame draw:style-name="fr1" draw:name="Image150" text:anchor-type="as-char" svg:width="6.9236in" svg:height="3.948443in" draw:z-index="0">
<draw:image xlink:href="../Images/yкринформ/2023-06-17T16-54-40-03-00/630_360_1538997483-946.jpg" xlink:type="simple" xlink:show="embed" xlink:actuate="onLoad" draw:mime-type="image/jpeg"/>
</draw:frame>
Russian aviation dropped two managed aircraft to the village of Cossack Kherson region.</text:p>
      <text:p text:style-name="P4">
About it in <text:a xlink:type="simple" xlink:href="http://t.me/khersonskaODA/7055" text:style-name="Internet_20_link" text:visited-style-name="Visited_20_Internet_20_Link">
telegram</text:a>
Kherson reports, Ukrinform reports.</text:p>
      <text:p text:style-name="P4">
"The Russian aviation attacked the Cossack.</text:p>
      <text:p text:style-name="P4">
The effects of blows are found out.</text:p>
      <text:p text:style-name="P4">
<text:span text:style-name="T4">
 Read also: </text:span>
 <text:a xlink:type="simple" xlink:href="https://www.ukrinform.ua/rubric-ato/3724170-rosiani-obstrilali-kostantinivku-poraneni-zinka-j-devatiricna-ditina.html" text:style-name="Internet_20_link" text:visited-style-name="Visited_20_Internet_20_Link">
Russians <text:span text:style-name="T4">
 shelling </text:span>
 Yala Konstantinovka, wounded woman goes to a veil -year -old child</text:a>
As reported by Ukrinform, last day on <text:a xlink:type="simple" xlink:href="https://www.ukrinform.ua/tag-hersonsina" text:style-name="Internet_20_link" text:visited-style-name="Visited_20_Internet_20_Link">
Kherson region</text:a>
The enemy released 314 shells, and two people were killed, 25 were injured.</text:p>
      <text:p text:style-name="P4">
News Source: <text:a xlink:type="simple" xlink:href="https://www.ukrinform.ua/rubric-ato/3724220-vorog-skinuv-bombi-na-selise-kozacke-u-hersonskij-oblasti.html" text:style-name="Internet_20_link" text:visited-style-name="Visited_20_Internet_20_Link">
https://www.ukrinform.ua/rubric-ato/3724220-vorog-skinuv-bombi-na-selise-kozacke-u-hersonskij-oblasti.html</text:a>
</text:p>
      <!--NEWS-->
      <text:h text:style-name="P10" text:outline-level="1">
<text:span text:style-name="T4">
On Kakhovskaya Hydrogenation could undermine underwater passage - NYT investigation</text:span>
</text:h>
      <text:p text:style-name="P4">
Authors: Ukrinform (Person)</text:p>
      <text:p text:style-name="P4">
Publisher: Укринформ (Organization)</text:p>
      <text:p text:style-name="P4">
Published Time: 2023-06-17T16:59:00+03:00</text:p>
      <text:p text:style-name="P4">
Modified Time: 2023-06-17T16:59:00+03:00</text:p>
      <text:p text:style-name="P4">
Description: The destruction of the Kakhovka hydroelectric power station could most likely cause the underwater passage to the machine hall. - Ukrinform.</text:p>
      <text:p text:style-name="P4">
Images: ['<text:a xlink:type="simple" xlink:href="https://static.ukrinform.com/photos/2023_06/thumb_files/630_360_1686071198-382.jpeg" text:style-name="Internet_20_link" text:visited-style-name="Visited_20_Internet_20_Link">
630_360_16860...</text:a>
']</text:p>
      <text:p text:style-name="P4">
Tags: ['Вибух', 'Каховська ГЕС', 'Війна з Росією']</text:p>
      <text:p text:style-name="P4">
Type: Article</text:p>
      <!--METADATA-->
      <text:p text:style-name="P4">
<draw:frame draw:style-name="fr1" draw:name="Image151" text:anchor-type="as-char" svg:width="6.9236in" svg:height="3.956343in" draw:z-index="0">
<draw:image xlink:href="../Images/yкринформ/2023-06-17T16-59-00-03-00/630_360_1686071198-382.jpeg" xlink:type="simple" xlink:show="embed" xlink:actuate="onLoad" draw:mime-type="image/jpeg"/>
</draw:frame>
The destruction of the Kakhovka hydroelectric power station could most likely cause the underwater to pass to the machine hall.</text:p>
      <text:p text:style-name="P4">
About it reports <text:a xlink:type="simple" xlink:href="https://www.nytimes.com/interactive/2023/06/16/world/europe/ukraine-kakhovka-dam-collapse.html" text:style-name="Internet_20_link" text:visited-style-name="Visited_20_Internet_20_Link">
The New York Times</text:a>
, which has conducted the inquiry, reports Ukrinform.</text:p>
      <text:p text:style-name="P4">
In particular, the publication refers to engineers from Ukraine and the United States, which means that the design of the dam was "Achilles' heel". And since the dam was built in Soviet times, all the engineering drawings were in Moscow and knew where the most vulnerable part of the structure was.</text:p>
      <text:p text:style-name="P4">
According to two American engineers, given the satellite and seismic about <text:a xlink:type="simple" xlink:href="https://www.ukrinform.ua/tag-vibuh" text:style-name="Internet_20_link" text:visited-style-name="Visited_20_Internet_20_Link">
explosions</text:a>
In the area, the most likely reason for the destruction of the dam was the blasting of explosives laid in the Ucoridor for maintenance or tunnel, which passes through the concrete heartconstruction.</text:p>
      <text:p text:style-name="P4">
<text:span text:style-name="T5">
!- </text:span>
<text:span text:style-name="T5">
 Cyslits </text:span>
*](https://www.ukrinform.ua/rubric-polytics/3723742-ukraina-poterpae-vid-bezprecedentnih-aktiv-derzavnogo-terorizmu-z-boku-rf-kislica.html)"If your goal is to destroy the dam, you need a powerful explosion. The passage is an ideal place to accommodate this explosive charge," said the Geotechnikl West Engineer from Wiss, Janney, Elstner.</text:p>
      <text:p text:style-name="P4">
As <text:a xlink:type="simple" xlink:href="https://www.ukrinform.ua/rubric-other_news/3723441-pidriv-rosianami-kahovskoi-ges-usi-novini.html" text:style-name="Internet_20_link" text:visited-style-name="Visited_20_Internet_20_Link">
reported</text:a>
, on the night of June 6, the Russian army blew up Kakhovskaya hydroelectric power plants. The station is destroyed.</text:p>
      <text:p text:style-name="P4">
<text:span text:style-name="T5">
Foto: Planet Labs</text:span>
</text:p>
      <text:p text:style-name="P4">
News Source: <text:a xlink:type="simple" xlink:href="https://www.ukrinform.ua/rubric-ato/3724222-na-kahovskij-ges-mogli-pidirvati-pidvodnij-prohid-rozsliduvanna-nyt.html" text:style-name="Internet_20_link" text:visited-style-name="Visited_20_Internet_20_Link">
https://www.ukrinform.ua/rubric-ato/3724222-na-kahovskij-ges-mogli-pidirvati-pidvodnij-prohid-rozsliduvanna-nyt.html</text:a>
</text:p>
      <!--NEWS-->
      <text:h text:style-name="P10" text:outline-level="1">
<text:span text:style-name="T4">
In the Air Force reports the Russian drone in the north</text:span>
</text:h>
      <text:p text:style-name="P4">
Authors: Ukrinform (Person)</text:p>
      <text:p text:style-name="P4">
Publisher: Укринформ (Organization)</text:p>
      <text:p text:style-name="P4">
Published Time: 2023-06-17T17:02:00+03:00</text:p>
      <text:p text:style-name="P4">
Modified Time: 2023-06-17T17:02:00+03:00</text:p>
      <text:p text:style-name="P4">
Description: The air forces of the Armed Forces of Ukraine warn of the movement in the north of a hostile drone of an unspecified typ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Безпілотник', 'Повітряні сили ЗСУ', 'Війна з Росією']</text:p>
      <text:p text:style-name="P4">
Type: Article</text:p>
      <!--METADATA-->
      <text:p text:style-name="P4">
<draw:frame draw:style-name="fr1" draw:name="Image152" text:anchor-type="as-char" svg:width="6.9236in" svg:height="3.948443in" draw:z-index="0">
<draw:image xlink:href="../Images/yкринформ/2023-06-17T17-02-00-03-00/630_360_1538997483-946.jpg" xlink:type="simple" xlink:show="embed" xlink:actuate="onLoad" draw:mime-type="image/jpeg"/>
</draw:frame>
The Air Forces of Ukraine warn the Movement in the north of the enemy -universe of an unknown type.</text:p>
      <text:p text:style-name="P4">
According to Ukrinform, the Air Force of the Armed Forces reported in <text:a xlink:type="simple" xlink:href="https://t.me/kpszsu/2587" text:style-name="Internet_20_link" text:visited-style-name="Visited_20_Internet_20_Link">
telegram</text:a>
.</text:p>
      <text:p text:style-name="P4">
"Attention!Movement [UAV] has been recorded in the north(https://www.ukrinform.ua/tag-bezpilotnik)unspecified type, " - the message reads.</text:p>
      <text:p text:style-name="P4">
<text:span text:style-name="T4">
 Read also: </text:span>
 <text:a xlink:type="simple" xlink:href="https://www.ukrinform.ua/rubric-crimea/3723082-zagarbniki-u-krimu-povidomili-pro-ataku-bezpilotnikiv.html" text:style-name="Internet_20_link" text:visited-style-name="Visited_20_Internet_20_Link">
invaders in Crimea reported attack <text:span text:style-name="T4">
 drone </text:span>
 s</text:a>
As evidenced by <text:a xlink:type="simple" xlink:href="https://alerts.in.ua/" text:style-name="Internet_20_link" text:visited-style-name="Visited_20_Internet_20_Link">
map of alarm of Ukraine</text:a>
, as of 17: 0817 June in Kyiv and Chernihiv regions, air alarm was announced.</text:p>
      <text:p text:style-name="P4">
News Source: <text:a xlink:type="simple" xlink:href="https://www.ukrinform.ua/rubric-ato/3724230-u-povitranih-silah-povidomlaut-pro-rosijskij-bezpilotnik-na-pivnoci.html" text:style-name="Internet_20_link" text:visited-style-name="Visited_20_Internet_20_Link">
https://www.ukrinform.ua/rubric-ato/3724230-u-povitranih-silah-povidomlaut-pro-rosijskij-bezpilotnik-na-pivnoci.html</text:a>
</text:p>
      <!--NEWS-->
      <text:h text:style-name="P10" text:outline-level="1">
<text:span text:style-name="T4">
The EU has condemned Russia's intention to hold elections in the temporarily occupied territory of Ukraine</text:span>
</text:h>
      <text:p text:style-name="P4">
Authors: Ukrinform (Person)</text:p>
      <text:p text:style-name="P4">
Publisher: Укринформ (Organization)</text:p>
      <text:p text:style-name="P4">
Published Time: 2023-06-17T17:04:00+03:00</text:p>
      <text:p text:style-name="P4">
Modified Time: 2023-06-17T17:04:00+03:00</text:p>
      <text:p text:style-name="P4">
Description: The European Union strongly condemns Russia's intention to hold an election in September in the temporarily occupied territory of Ukraine and emphasizes that all persons involved in this person, including the political leadership of the Russian Federation, will be responsible. - Ukrinform.</text:p>
      <text:p text:style-name="P4">
Images: ['<text:a xlink:type="simple" xlink:href="https://static.ukrinform.com/photos/2020_04/thumb_files/630_360_1588174487-194.jpg" text:style-name="Internet_20_link" text:visited-style-name="Visited_20_Internet_20_Link">
630_360_15881...</text:a>
']</text:p>
      <text:p text:style-name="P4">
Tags: ['Євросоюз', 'Окупація', 'Вибори', 'Війна з Росією']</text:p>
      <text:p text:style-name="P4">
Type: Article</text:p>
      <!--METADATA-->
      <text:p text:style-name="P4">
<draw:frame draw:style-name="fr1" draw:name="Image153" text:anchor-type="as-char" svg:width="6.9236in" svg:height="3.956343in" draw:z-index="0">
<draw:image xlink:href="../Images/yкринформ/2023-06-17T17-04-00-03-00/630_360_1588174487-194.jpg" xlink:type="simple" xlink:show="embed" xlink:actuate="onLoad" draw:mime-type="image/jpeg"/>
</draw:frame>
The European Union strongly condemns Russia's intention to hold the election in September by the occupied territory of Ukraine and emphasizes that all those involved in this person, including the political leadership of the Russian Federation, will be responsible.</text:p>
      <text:p text:style-name="P4">
This is stated in <text:a xlink:type="simple" xlink:href="https://www.eeas.europa.eu/eeas/russia-statement-spokesperson-intentions-hold-%E2%80%9Celections%E2%80%9D-occupied-territories-ukraine_en" text:style-name="Internet_20_link" text:visited-style-name="Visited_20_Internet_20_Link">
EU spokesman's statement</text:a>
, reports Ukrinform.</text:p>
      <text:p text:style-name="P4">
“This week, the Central Election Commission of Russia has decided to hold“ <text:a xlink:type="simple" xlink:href="https://www.ukrinform.ua/tag-vibori" text:style-name="Internet_20_link" text:visited-style-name="Visited_20_Internet_20_Link">
elections</text:a>
»In September, in the territories of Ukraine, which are under the occupation of Russia. This is another attempt by Russia in the efforts of legitimacy of its unlawful military control and deliberate annexation(parts of the territory)Donetsk, Lugansk, Zaporizhzhya and Kherson regions of Ukraine, as well as the Autonomous Republic of Crimea and the city of Sevastopol. This seriously regulates the UN Charter, independence, sovereignty for territorial integrity of Ukraine, ”the statement reads.</text:p>
      <text:p text:style-name="P4">
At the same time, it is emphasized that Russia has no legal grounds for such in Ukraine.</text:p>
      <text:p text:style-name="P4">
"Russia, its political leadership and all those involved in the organization of such such elections will be responsible for the consequences of their unlawful acts," the EU spokesman said.</text:p>
      <text:p text:style-name="P4">
<text:span text:style-name="T4">
 Read also: </text:span>
 <text:a xlink:type="simple" xlink:href="https://www.ukrinform.ua/rubric-ato/3715627-putin-uzakoniv-vibori-ta-deportaciu-na-okupovanij-teritorii-ukraini.html" text:style-name="Internet_20_link" text:visited-style-name="Visited_20_Internet_20_Link">
Putin has legalized "elections" and deportation at the occupied territory of Ukraine</text:a>
He once again reminded that the EU is adamant in support of Ukraine and demands from the Russian Russian, completely and without any conditions to withdraw its troops from all over the territory of Ukraine within its internationally recognized borders.</text:p>
      <text:p text:style-name="P4">
Earlier <text:a xlink:type="simple" xlink:href="https://life.ru/p/1586791" text:style-name="Internet_20_link" text:visited-style-name="Visited_20_Internet_20_Link">
Russian media</text:a>
It was reported that the Central School Commission of the Russian Federation "After consultations on the Ministry of Defense and the FSB" decided to make elections in the temporarily occupied territories on September 10, 2023.</text:p>
      <text:p text:style-name="P4">
News Source: <text:a xlink:type="simple" xlink:href="https://www.ukrinform.ua/rubric-polytics/3724226-es-zasudiv-namir-rosii-provesti-vibori-na-timcasovo-okupovanij-teritorii-ukraini.html" text:style-name="Internet_20_link" text:visited-style-name="Visited_20_Internet_20_Link">
https://www.ukrinform.ua/rubric-polytics/3724226-es-zasudiv-namir-rosii-provesti-vibori-na-timcasovo-okupovanij-teritorii-ukraini.html</text:a>
</text:p>
      <!--NEWS-->
      <text:h text:style-name="P10" text:outline-level="1">
<text:span text:style-name="T4">
In Sumy, a law enforcement officer was inclined to sexual relations of a minor - he was detained</text:span>
</text:h>
      <text:p text:style-name="P4">
Authors: Ukrinform (Person)</text:p>
      <text:p text:style-name="P4">
Publisher: Укринформ (Organization)</text:p>
      <text:p text:style-name="P4">
Published Time: 2023-06-17T17:09:58+03:00</text:p>
      <text:p text:style-name="P4">
Modified Time: 2023-06-17T17:09:58+03:00</text:p>
      <text:p text:style-name="P4">
Description: The State Bureau of Investigation was detained by a law enforcement officer, who, while traveling to the city of Sumy, bowed a 15-year-old girl to sexual intercourse. - Ukrinform.</text:p>
      <text:p text:style-name="P4">
Images: ['<text:a xlink:type="simple" xlink:href="https://static.ukrinform.com/photos/2018_03/thumb_files/630_360_1520771339-1398.jpg" text:style-name="Internet_20_link" text:visited-style-name="Visited_20_Internet_20_Link">
630_360_15207...</text:a>
']</text:p>
      <text:p text:style-name="P4">
Tags: ['Суми', 'Держбюро розслідувань', 'Затримання']</text:p>
      <text:p text:style-name="P4">
Type: Article</text:p>
      <!--METADATA-->
      <text:p text:style-name="P4">
<draw:frame draw:style-name="fr1" draw:name="Image154" text:anchor-type="as-char" svg:width="6.9236in" svg:height="3.954441in" draw:z-index="0">
<draw:image xlink:href="../Images/yкринформ/2023-06-17T17-09-58-03-00/630_360_1520771339-1398.jpg" xlink:type="simple" xlink:show="embed" xlink:actuate="onLoad" draw:mime-type="image/jpeg"/>
</draw:frame>
The State Bureau of Investigation was detained by a law enforcement officer, who, while traveling to the city, sniffed a 15-year-old girl to sexual intercourse.</text:p>
      <text:p text:style-name="P4">
According to Ukrinform, the DBR reported in <text:a xlink:type="simple" xlink:href="http://t.me/DBRgovua/3534" text:style-name="Internet_20_link" text:visited-style-name="Visited_20_Internet_20_Link">
telegram</text:a>
.</text:p>
      <text:p text:style-name="P4">
The detainee is declared suspicion of sexual intercourse with a minor(Part 1 of Art. 155 of the Criminal Code of Ukraine). Йому загрожує п'ять роківпозбавлення волі.</text:p>
      <text:p text:style-name="P4">
У межах досудового розслідування зʼясовуються всі обставини інциденту.</text:p>
      <text:p text:style-name="P4">
За попередніми даними, дівчина познайомилася з фігурантом у мережі Інтернет.На побачення в середмісті Сум чоловік привів друга. Надалі вони втрьох пішлипрогулятися в одній із лісосмуг, де згодом і відбувся статевий контакт.</text:p>
      <text:p text:style-name="P4">
Встановлено, що чоловіки є співробітниками одного з правоохоронних органів <text:a xlink:type="simple" xlink:href="https://www.ukrinform.ua/tag-poltava" text:style-name="Internet_20_link" text:visited-style-name="Visited_20_Internet_20_Link">
Полтави </text:a>
. They came to the sums of deciding at a higher education institution.</text:p>
      <text:p text:style-name="P4">
The involvement of involvement in the crime of another law enforcement officer continues.</text:p>
      <text:p text:style-name="P4">
<text:span text:style-name="T4">
 Read also: </text:span>
 <text:a xlink:type="simple" xlink:href="https://www.ukrinform.ua/rubric-regions/3692571-u-dnipri-zatrimali-svasenika-upc-mp-akij-rozbesuvav-ridnih-donok.html" text:style-name="Internet_20_link" text:visited-style-name="Visited_20_Internet_20_Link">
in the Dnieper detained the priest of the UOC -MP, who <text:span text:style-name="T4">
 corrupted </text:span>
 native daughters</text:a>
As reported by Ukrinform, a local resident was detained in Kiev, who <text:a xlink:type="simple" xlink:href="https://www.ukrinform.ua/rubric-kyiv/3718489-u-kievi-zatrimali-colovika-akij-rozbesuvav-pidlitkiv.html" text:style-name="Internet_20_link" text:visited-style-name="Visited_20_Internet_20_Link">
corrupted two 15-year-old boys</text:a>
. The man was repeatedly related to the victim and appointed a meeting in his own apartment, after which he committed lecherous actions over the children.</text:p>
      <text:p text:style-name="P4">
News Source: <text:a xlink:type="simple" xlink:href="https://www.ukrinform.ua/rubric-regions/3724229-u-sumah-pravoohoronec-shiliv-do-statevih-stosunkiv-nepovnolitnu-jogo-zatrimali.html" text:style-name="Internet_20_link" text:visited-style-name="Visited_20_Internet_20_Link">
https://www.ukrinform.ua/rubric-regions/3724229-u-sumah-pravoohoronec-shiliv-do-statevih-stosunkiv-nepovnolitnu-jogo-zatrimali.html</text:a>
</text:p>
      <!--NEWS-->
      <text:h text:style-name="P10" text:outline-level="1">
<text:span text:style-name="T4">
The air defense is working in the Kyiv region</text:span>
</text:h>
      <text:p text:style-name="P4">
Authors: Ukrinform (Person)</text:p>
      <text:p text:style-name="P4">
Publisher: Укринформ (Organization)</text:p>
      <text:p text:style-name="P4">
Published Time: 2023-06-17T17:14:00+03:00</text:p>
      <text:p text:style-name="P4">
Modified Time: 2023-06-17T17:14:00+03:00</text:p>
      <text:p text:style-name="P4">
Description: UAVs were recorded in the airspace. The air defense forces work for targets. - Ukrinform.</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Київщина', 'Війна з Росією', 'ППО']</text:p>
      <text:p text:style-name="P4">
Type: Article</text:p>
      <!--METADATA-->
      <text:p text:style-name="P4">
<draw:frame draw:style-name="fr1" draw:name="Image155" text:anchor-type="as-char" svg:width="6.9236in" svg:height="3.956343in" draw:z-index="0">
<draw:image xlink:href="../Images/yкринформ/2023-06-17T17-14-00-03-00/630_360_1683716278-8536.jpeg" xlink:type="simple" xlink:show="embed" xlink:actuate="onLoad" draw:mime-type="image/jpeg"/>
</draw:frame>
UAVs were recorded in the air. The air defense forces work for targets.</text:p>
      <text:p text:style-name="P4">
About it reports the Kyiv Regional Military Administration in <text:a xlink:type="simple" xlink:href="https://t.me/kyivoda/10215" text:style-name="Internet_20_link" text:visited-style-name="Visited_20_Internet_20_Link">
telegram</text:a>
.</text:p>
      <text:p text:style-name="P4">
"Be in shelters and other safe places during the airline signal," Ova calls.</text:p>
      <text:p text:style-name="P4">
They are also asked to adhere to information silence - not to fix or set out the network work.</text:p>
      <text:p text:style-name="P4">
<text:span text:style-name="T4">
 Read also: </text:span>
 <text:a xlink:type="simple" xlink:href="https://www.ukrinform.ua/rubric-ato/3723688-na-kiivsini-vnaslidok-raketnogo-udaru-poskodzeni-budinki-e-postrazdali.html" text:style-name="Internet_20_link" text:visited-style-name="Visited_20_Internet_20_Link">
in the Kyiv region as a result of rocket stroke damaged homes, there are victims</text:a>
As <text:a xlink:type="simple" xlink:href="https://www.ukrinform.ua/rubric-ato/3724230-u-povitranih-silah-povidomlaut-pro-rosijskij-bezpilotnik-na-pivnoci.html" text:style-name="Internet_20_link" text:visited-style-name="Visited_20_Internet_20_Link">
reported</text:a>
, the Air Force of the Armed Forces of Ukraine warned the movement in the north of hostile <text:a xlink:type="simple" xlink:href="https://www.ukrinform.ua/tag-bezpilotnik" text:style-name="Internet_20_link" text:visited-style-name="Visited_20_Internet_20_Link">
drone</text:a>
an unknown type.</text:p>
      <text:p text:style-name="P4">
News Source: <text:a xlink:type="simple" xlink:href="https://www.ukrinform.ua/rubric-ato/3724232-na-kiivsini-pracue-ppo.html" text:style-name="Internet_20_link" text:visited-style-name="Visited_20_Internet_20_Link">
https://www.ukrinform.ua/rubric-ato/3724232-na-kiivsini-pracue-ppo.html</text:a>
</text:p>
      <!--NEWS-->
      <text:h text:style-name="P10" text:outline-level="1">
<text:span text:style-name="T4">
In the Crimea and in the Kherson region, the invaders are hospitalized with suspicion of cholera - guerrillas</text:span>
</text:h>
      <text:p text:style-name="P4">
Authors: Ukrinform (Person)</text:p>
      <text:p text:style-name="P4">
Publisher: Укринформ (Organization)</text:p>
      <text:p text:style-name="P4">
Published Time: 2023-06-17T17:20:17+03:00</text:p>
      <text:p text:style-name="P4">
Modified Time: 2023-06-17T17:20:17+03:00</text:p>
      <text:p text:style-name="P4">
Description: In the temporarily occupied Crimea and the Kherson region, after the blasting of the Kakhovka hydroelectric power station, the Russian military is massively sent to hospitals with suspected cholera. - Ukrinform.</text:p>
      <text:p text:style-name="P4">
Images: ['<text:a xlink:type="simple" xlink:href="https://static.ukrinform.com/photos/2020_10/thumb_files/630_360_1603365565-629.jpg" text:style-name="Internet_20_link" text:visited-style-name="Visited_20_Internet_20_Link">
630_360_16033...</text:a>
']</text:p>
      <text:p text:style-name="P4">
Tags: ['Херсонщина', 'Холера', 'Крим', 'Російські військові', 'Війна з Росією']</text:p>
      <text:p text:style-name="P4">
Type: Article</text:p>
      <!--METADATA-->
      <text:p text:style-name="P4">
<draw:frame draw:style-name="fr1" draw:name="Image156" text:anchor-type="as-char" svg:width="6.9236in" svg:height="3.956343in" draw:z-index="0">
<draw:image xlink:href="../Images/yкринформ/2023-06-17T17-20-17-03-00/630_360_1603365565-629.jpg" xlink:type="simple" xlink:show="embed" xlink:actuate="onLoad" draw:mime-type="image/jpeg"/>
</draw:frame>
Stonostically occupied Crimea and Kherson region, after the blast of Kakhovskaya, the Russian military is massively sent to hospitals with suspected cholera.</text:p>
      <text:p text:style-name="P4">
About it reports the guerrilla movement "Athesh" in <text:a xlink:type="simple" xlink:href="http://t.me/atesh_ua/1028" text:style-name="Internet_20_link" text:visited-style-name="Visited_20_Internet_20_Link">
telegram</text:a>
, reports Ukrinform.</text:p>
      <text:p text:style-name="P4">
"Our informants from the military hospitals of Kherson and Crimea report that many of the Russian Armed Forces are suspected of cholera. Targeted units from the Kherson direction, located along the North Criminal Canal, lose their combat capability and take out to the rear for treatment,"</text:p>
      <text:p text:style-name="P4">
According to the guerrillas, several Russian soldiers have already died.</text:p>
      <text:p text:style-name="P4">
Aths believes that this is most likely due to the use of water -sources from open sources, because they have problems with transportation or water purification.</text:p>
      <text:p text:style-name="P4">
"Of course, undermining the Kakhovsky dam caused tremendous harm to nature, revealing many diseases that we will still hear about," the guerrillas say.</text:p>
      <text:p text:style-name="P4">
<text:span text:style-name="T4">
 Read also: </text:span>
 <text:a xlink:type="simple" xlink:href="https://www.ukrinform.ua/rubric-crimea/3724203-rosiani-gotuutsa-do-provokacij-na-himzavodi-krimskij-titan-partizani.html" text:style-name="Internet_20_link" text:visited-style-name="Visited_20_Internet_20_Link">
Russians are preparing for provocations at the Crimean Titan chemical plant - <text:span text:style-name="T4">
 guerrillas </text:span>
</text:a>
As <text:a xlink:type="simple" xlink:href="https://www.ukrinform.ua/rubric-other_news/3723441-pidriv-rosianami-kahovskoi-ges-usi-novini.html" text:style-name="Internet_20_link" text:visited-style-name="Visited_20_Internet_20_Link">
reported</text:a>
, on the night of June 6, the Russian military blew the dam of Kakhovka hydroelectric power station.</text:p>
      <text:p text:style-name="P4">
The contaminated Dnieper waters reached the Black Sea the next day after the explosion.</text:p>
      <text:p text:style-name="P4">
In Odessa, a cholera vibrio of the Nagrion of the Hiberg group was found in the water samples taken near the port. Salmonella and intestinal infection were also shown in the Black Sea in the Black Sea.</text:p>
      <text:p text:style-name="P4">
The epidemiological situation in <text:a xlink:type="simple" xlink:href="https://www.ukrinform.ua/tag-hersonsina" text:style-name="Internet_20_link" text:visited-style-name="Visited_20_Internet_20_Link">
Kherson region</text:a>
After the Russians blast the Kakhovka hydroelectric power station and the flooding of inhabited donations is stable, no infectious diseases were detected.</text:p>
      <text:p text:style-name="P4">
News Source: <text:a xlink:type="simple" xlink:href="https://www.ukrinform.ua/rubric-crimea/3724234-u-krimu-i-na-hersonsini-zagarbnikiv-gospitalizuut-z-pidozrou-na-holeru-partizani.html" text:style-name="Internet_20_link" text:visited-style-name="Visited_20_Internet_20_Link">
https://www.ukrinform.ua/rubric-crimea/3724234-u-krimu-i-na-hersonsini-zagarbnikiv-gospitalizuut-z-pidozrou-na-holeru-partizani.html</text:a>
</text:p>
      <!--NEWS-->
      <text:h text:style-name="P10" text:outline-level="1">
<text:span text:style-name="T4">
In Kherson region as a result of shelling one person died and three wounded</text:span>
</text:h>
      <text:p text:style-name="P4">
Authors: Ukrinform (Person)</text:p>
      <text:p text:style-name="P4">
Publisher: Укринформ (Organization)</text:p>
      <text:p text:style-name="P4">
Published Time: 2023-06-17T17:27:00+03:00</text:p>
      <text:p text:style-name="P4">
Modified Time: 2023-06-17T17:27:00+03:00</text:p>
      <text:p text:style-name="P4">
Description: As a result of the shelling of the Cossack Kherson region, one person was killed and three were injured, among the victims there is a 17-year-old boy. - Ukrinform.</text:p>
      <text:p text:style-name="P4">
Images: ['<text:a xlink:type="simple" xlink:href="https://static.ukrinform.com/photos/2020_09/thumb_files/630_360_1600090998-358.jpg" text:style-name="Internet_20_link" text:visited-style-name="Visited_20_Internet_20_Link">
630_360_16000...</text:a>
']</text:p>
      <text:p text:style-name="P4">
Tags: ['Херсонщина', 'Обстріл', 'Поранені', 'Війна з Росією']</text:p>
      <text:p text:style-name="P4">
Type: Article</text:p>
      <!--METADATA-->
      <text:p text:style-name="P4">
<draw:frame draw:style-name="fr1" draw:name="Image157" text:anchor-type="as-char" svg:width="6.9236in" svg:height="3.956343in" draw:z-index="0">
<draw:image xlink:href="../Images/yкринформ/2023-06-17T17-27-00-03-00/630_360_1600090998-358.jpg" xlink:type="simple" xlink:show="embed" xlink:actuate="onLoad" draw:mime-type="image/jpeg"/>
</draw:frame>
In the afternoon of the Cossack Kherson region, one person was killed and three died of gardening, among the victims there is a 17-year-old guy.</text:p>
      <text:p text:style-name="P4">
About it in <text:a xlink:type="simple" xlink:href="http://t.me/khersonskaODA/7056" text:style-name="Internet_20_link" text:visited-style-name="Visited_20_Internet_20_Link">
telegram</text:a>
Kherson reports, Ukrinform reports.</text:p>
      <text:p text:style-name="P4">
"One peaceful resident was killed because of the shelling of Cossacks. A 35-year-old woman, an 88-year-old man and a 17-year-old guy were also injured," he goes in a message.</text:p>
      <text:p text:style-name="P4">
The administration noted that the victims were hospitalized, they were provided with necessary medical care.</text:p>
      <text:p text:style-name="P4">
<text:span text:style-name="T4">
 Read also: </text:span>
 <text:a xlink:type="simple" xlink:href="https://www.ukrinform.ua/rubric-ato/3724170-rosiani-obstrilali-kostantinivku-poraneni-zinka-j-devatiricna-ditina.html" text:style-name="Internet_20_link" text:visited-style-name="Visited_20_Internet_20_Link">
Russians <text:span text:style-name="T4">
 shelling </text:span>
 Yala Konstantinovka, wounded woman goes to a veil -year -old child</text:a>
As <text:a xlink:type="simple" xlink:href="https://www.ukrinform.ua/rubric-ato/3724220-vorog-skinuv-bombi-na-selise-kozacke-u-hersonskij-oblasti.html" text:style-name="Internet_20_link" text:visited-style-name="Visited_20_Internet_20_Link">
reported</text:a>
, Russian aircraft reset managed aircraft to the village of Kozatsk Kherson region.</text:p>
      <text:p text:style-name="P4">
News Source: <text:a xlink:type="simple" xlink:href="https://www.ukrinform.ua/rubric-ato/3724236-na-hersonsini-vnaslidok-obstrilu-troe-poranenih.html" text:style-name="Internet_20_link" text:visited-style-name="Visited_20_Internet_20_Link">
https://www.ukrinform.ua/rubric-ato/3724236-na-hersonsini-vnaslidok-obstrilu-troe-poranenih.html</text:a>
</text:p>
      <!--NEWS-->
      <text:h text:style-name="P10" text:outline-level="1">
<text:span text:style-name="T4">
Denmark is ready to transfer F -16 fighters to Ukraine - Minister of Defense</text:span>
</text:h>
      <text:p text:style-name="P4">
Authors: Ukrinform (Person)</text:p>
      <text:p text:style-name="P4">
Publisher: Укринформ (Organization)</text:p>
      <text:p text:style-name="P4">
Published Time: 2023-06-17T17:29:00+03:00</text:p>
      <text:p text:style-name="P4">
Modified Time: 2023-06-17T17:29:00+03:00</text:p>
      <text:p text:style-name="P4">
Description: Denmark is ready to transfer the F-16 fighter jets to Ukraine, but subject to the approval of this step by the United States, which produce these planes. - Ukrinform.</text:p>
      <text:p text:style-name="P4">
Images: ['<text:a xlink:type="simple" xlink:href="https://static.ukrinform.com/photos/2022_06/thumb_files/630_360_1656599428-149.jpg" text:style-name="Internet_20_link" text:visited-style-name="Visited_20_Internet_20_Link">
630_360_16565...</text:a>
']</text:p>
      <text:p text:style-name="P4">
Tags: ['Данія', 'Повітряні сили ЗСУ', 'Винищувач', 'Війна з Росією', '#stoprussia', 'F-16']</text:p>
      <text:p text:style-name="P4">
Type: Article</text:p>
      <!--METADATA-->
      <text:p text:style-name="P4">
<draw:frame draw:style-name="fr1" draw:name="Image158" text:anchor-type="as-char" svg:width="6.9236in" svg:height="3.956343in" draw:z-index="0">
<draw:image xlink:href="../Images/yкринформ/2023-06-17T17-29-00-03-00/630_360_1656599428-149.jpg" xlink:type="simple" xlink:show="embed" xlink:actuate="onLoad" draw:mime-type="image/jpeg"/>
</draw:frame>
The Danish Government to transfer the F-16 fighters to Ukraine, but subject to the approval of this crocus, which produce these planes.</text:p>
      <text:p text:style-name="P4">
As Ukrinform reports, it reports <text:a xlink:type="simple" xlink:href="https://www.radio4.dk/nyheder/danmark-klar-til-at-donere-kampfly-til-ukraine-siger-fungerende-forsvarsminister/" text:style-name="Internet_20_link" text:visited-style-name="Visited_20_Internet_20_Link">
Radio 4</text:a>
.</text:p>
      <text:p text:style-name="P4">
Today, the Acting Defense Minister of Denmark, Troels Lund, has been dating that Denmark would support the transfer of fighter jets to Ukraine. But this will only happen to the conditions of approval from the United States, which produce F16 aircraft.</text:p>
      <text:p text:style-name="P4">
"I want to say that I cannot imagine that we do not support this. Ukraine is needed. More than ever, if they want to overcome external aggression. The F-16 Danish combat aircraft is also centered," Lund Poolsen said in his probestroels.</text:p>
      <text:p text:style-name="P4">
<text:span text:style-name="T4">
 Read also: </text:span>
 <text:a xlink:type="simple" xlink:href="https://www.ukrinform.ua/rubric-ato/3723887-ramstajn13-ce-prodovzenna-ramstajnu12-souzniki-koriguut-dopomogu-zsu.html" text:style-name="Internet_20_link" text:visited-style-name="Visited_20_Internet_20_Link">
"Ramstein-13" is a continuation of "Ramstin-12": Allies will be assisted by the Armed Forces</text:a>
Two days ago, this government official said quite another, namely that on the Danish side, it was decided to grant Danish fighters.</text:p>
      <text:p text:style-name="P4">
"The Government has not yet made any decision on <text:a xlink:type="simple" xlink:href="https://www.ukrinform.ua/tag-vinisuvac" text:style-name="Internet_20_link" text:visited-style-name="Visited_20_Internet_20_Link">
fighters</text:a>
F-16,-then said Troels Lundpoulsen.</text:p>
      <text:p text:style-name="P4">
Ukrainian pilots will come to Denmark in the near future, where they will be trained to keep F-16 aircraft and serve them.</text:p>
      <text:p text:style-name="P4">
The training will be held on the basis of Scriststrup in Jutland, which Mettefredericksen visited in May.</text:p>
      <text:p text:style-name="P4">
Denmark and the Netherlands are the leaders of cooperation in the preparation of Ukrainian pilots. In Denmark there are 43 F-16 battle planes, of which 30 are an active part of the Navy. However, the F-16 Danish aircraft are now replaced by more modern F-35 aircraft.</text:p>
      <text:p text:style-name="P4">
*!(https://www.ukrinform.ua/rubric-ato/3723522-dania-pogodilas-navcati-ukrainskih-pilotiv-f16-na-svoij-aviabazi.html)It was reported that Denmark is ready to teach Ukrainian pilots on fighter Fighting-16, giving access to its air base.</text:p>
      <text:p text:style-name="P4">
Denmark with the US, Britain and the Netherlands <text:a xlink:type="simple" xlink:href="https://www.ukrinform.ua/rubric-ato/3723391-ssa-britania-dania-ta-niderlandi-nadadut-ukraini-sotni-raket-dla-ppo.html" text:style-name="Internet_20_link" text:visited-style-name="Visited_20_Internet_20_Link">
has announced the transfer of hundreds of missiles for air defense for aircraft</text:a>
Tavlas systems that will help protect Ukraine's infrastructure and maintain tidying actions.</text:p>
      <text:p text:style-name="P4">
News Source: <text:a xlink:type="simple" xlink:href="https://www.ukrinform.ua/rubric-ato/3724238-dania-gotova-peredati-vinisuvaci-f16-ukraini-ministr-oboroni.html" text:style-name="Internet_20_link" text:visited-style-name="Visited_20_Internet_20_Link">
https://www.ukrinform.ua/rubric-ato/3724238-dania-gotova-peredati-vinisuvaci-f16-ukraini-ministr-oboroni.html</text:a>
</text:p>
      <!--NEWS-->
      <text:h text:style-name="P10" text:outline-level="1">
<text:span text:style-name="T4">
In Ukraine on Sunday, heat is forecast to +30 °, in some places - thunderstorms</text:span>
</text:h>
      <text:p text:style-name="P4">
Authors: Ukrinform (Person)</text:p>
      <text:p text:style-name="P4">
Publisher: Укринформ (Organization)</text:p>
      <text:p text:style-name="P4">
Published Time: 2023-06-17T17:34:00+03:00</text:p>
      <text:p text:style-name="P4">
Modified Time: 2023-06-17T22:34:00+03:00</text:p>
      <text:p text:style-name="P4">
Description: On Sunday, June 18, in the western part of Ukraine it will be cloudy with clearings: rains, in the Carpathian region there are significant places, sometimes thunderstorms; wind mainly northwest, 7-12 m/s; The temperature at night is 10-15 °, in the afternoon 16-21 °. - Ukrinform.</text:p>
      <text:p text:style-name="P4">
Images: ['<text:a xlink:type="simple" xlink:href="https://static.ukrinform.com/photos/2018_07/thumb_files/630_360_1531400686-5129.jpg" text:style-name="Internet_20_link" text:visited-style-name="Visited_20_Internet_20_Link">
630_360_15314...</text:a>
']</text:p>
      <text:p text:style-name="P4">
Tags: ['Гроза', 'Погода', 'Спека', 'Прогноз', 'Літо']</text:p>
      <text:p text:style-name="P4">
Type: Article</text:p>
      <!--METADATA-->
      <text:p text:style-name="P4">
<draw:frame draw:style-name="fr1" draw:name="Image159" text:anchor-type="as-char" svg:width="6.9236in" svg:height="3.956343in" draw:z-index="0">
<draw:image xlink:href="../Images/yкринформ/2023-06-17T17-34-00-03-00/630_360_1531400686-5129.jpg" xlink:type="simple" xlink:show="embed" xlink:actuate="onLoad" draw:mime-type="image/jpeg"/>
</draw:frame>
Undilya, June 18, in the western part of Ukraine will be cloudy with clearings: rains, in the Carpathian region there are significant places, sometimes thunderstorms; the wind is predominant-west, 7-12 m/s; The temperature at night is 10-15 °, in the afternoon 16-21 °.</text:p>
      <text:p text:style-name="P4">
As reported by Ukrinform at the Ukrainian Hydrometeorological Center, in the rest of the country of Ukraine is a variable cloudiness, without precipitation, only in the southern part in the daytime a short -term rain, thunderstorm; East wind, northeast, 7-12 m/s; temperature at night 15-20 °, on the coast of the seas-up to 23 °, in the afternoon 25-30 °.</text:p>
      <text:p text:style-name="P4">
In the capital region on June 18, changing cloudiness, without precipitation. East wind, 7-12 m/s. The temperature in Kiev at night is 17-19 °, in the afternoon 28-30 °; on the area at night15-20 °, in the afternoon 25-30 °.</text:p>
      <text:p text:style-name="P4">
On June 19-20, forecasters predict changing cloudiness. On the Right Bank and in places, in the afternoon of June 20, in Ukraine, except the Eastern and South-East, short-term <text:a xlink:type="simple" xlink:href="https://www.ukrinform.ua/tag-dos" text:style-name="Internet_20_link" text:visited-style-name="Visited_20_Internet_20_Link">
rain</text:a>
, thunderstorms. Wind of variable directions, 3-8 m/s. Temperature at night 14-19 °, the seashore-up to 21 °(In the eastern and western regions 11-16 °); Day25-30 °, in the western, June 20 and in the northern regions-21-26 °.</text:p>
      <text:p text:style-name="P4">
In Kiev and in the region on June 19 without precipitation; June 20 is short -term rain, thunderstorm. Wind of variable directions, 3-8 m/s. Temperature in Kiev: at night 17-19 °; in the afternoon June 19 27-29 °, June 20 24-26 °. In the region: at night 14-19 °; In the afternoon June 19, 25-30 °, June 20, 21-26 °.</text:p>
      <text:p text:style-name="P4">
<text:span text:style-name="T4">
 Read also: </text:span>
 <text:a xlink:type="simple" xlink:href="https://www.ukrinform.ua/rubric-world/3724139-v-indii-cerez-silnu-speku-zaginuli-ponad-30-ludej.html" text:style-name="Internet_20_link" text:visited-style-name="Visited_20_Internet_20_Link">
in India due to severe <text:span text:style-name="T4">
 heat </text:span>
 killed over 30 people</text:a>
According to forecasters, June 21 in Ukraine - moderate rains, thunderstorms in places(Small and northern regions small rains). 22 червня усхідних, вдень і в північних областях та в Карпатському регіоні – невеликийкороткочасний дощ, гроза; на решті території без опадів. Температура вночі12-18°, на півдні до 20°; вдень 20-26°, на Закарпатті та Одещині – до 28°, усхідних, 21 червня і в північно-східних областях 15-21°.</text:p>
      <text:p text:style-name="P4">
У столичному регіоні 21-22 червня невеликий короткочасний дощ, місцями гроза(On the night of June 22 without precipitation). Температура по Києву вночі 14-16°, вдень 23-25°;по області вночі 12-17°, вдень 21-26°.</text:p>
      <text:p text:style-name="P4">
News Source: <text:a xlink:type="simple" xlink:href="https://www.ukrinform.ua/rubric-regions/3724189-v-ukraini-u-nedilu-prognozuut-speku-do-30-podekudi-grozi.html" text:style-name="Internet_20_link" text:visited-style-name="Visited_20_Internet_20_Link">
https://www.ukrinform.ua/rubric-regions/3724189-v-ukraini-u-nedilu-prognozuut-speku-do-30-podekudi-grozi.html</text:a>
</text:p>
      <!--NEWS-->
      <text:h text:style-name="P10" text:outline-level="1">
<text:span text:style-name="T4">
"PSG" spent negotiations with article - media</text:span>
</text:h>
      <text:p text:style-name="P4">
Authors: Ukrinform (Person)</text:p>
      <text:p text:style-name="P4">
Publisher: Укринформ (Organization)</text:p>
      <text:p text:style-name="P4">
Published Time: 2023-06-17T17:39:19+03:00</text:p>
      <text:p text:style-name="P4">
Modified Time: 2023-06-17T17:39:19+03:00</text:p>
      <text:p text:style-name="P4">
Description: PSG PSG Football Council Luis Kampush was negotiating with Arsenal's head coach Michell Arthe. - Ukrinform.</text:p>
      <text:p text:style-name="P4">
Images: ['<text:a xlink:type="simple" xlink:href="https://static.ukrinform.com/photos/2023_06/thumb_files/630_360_1687012666-520.jpg" text:style-name="Internet_20_link" text:visited-style-name="Visited_20_Internet_20_Link">
630_360_16870...</text:a>
']</text:p>
      <text:p text:style-name="P4">
Tags: ['Футбол']</text:p>
      <text:p text:style-name="P4">
Type: Article</text:p>
      <!--METADATA-->
      <text:p text:style-name="P4">
<draw:frame draw:style-name="fr1" draw:name="Image160" text:anchor-type="as-char" svg:width="6.9236in" svg:height="3.956343in" draw:z-index="0">
<draw:image xlink:href="../Images/yкринформ/2023-06-17T17-39-19-03-00/630_360_1687012666-520.jpg" xlink:type="simple" xlink:show="embed" xlink:actuate="onLoad" draw:mime-type="image/jpeg"/>
</draw:frame>
The PSG football advisor Luis Kampush was negotiating with the head coach of Arsenal Michell Artet.</text:p>
      <text:p text:style-name="P4">
This was reported <text:a xlink:type="simple" xlink:href="https://rmcsport.bfmtv.com/football/transferts/en-direct-mercato-toutes-les-infos-et-rumeurs-du-15-juin-2023-en-live_LN-202306150127.html" text:style-name="Internet_20_link" text:visited-style-name="Visited_20_Internet_20_Link">
RMC Sport</text:a>
, reports Ukrinform.</text:p>
      <text:p text:style-name="P4">
It is noted that the chances of a possible arrival of the 41-year-old Spaniard are almost zero, as Artet is fully concentrated on the current club and is satisfied with his prosek.</text:p>
      <text:p text:style-name="P4">
The other trainer, which Parisians have recently contacted, are Sergeoconseysau from the Port.</text:p>
      <text:p text:style-name="P4">
<text:span text:style-name="T4">
 Read also: </text:span>
 <text:a xlink:type="simple" xlink:href="https://www.ukrinform.ua/rubric-sports/3723999-dinamo-rozrobilo-specialnu-formu-dla-ea-sports.html" text:style-name="Internet_20_link" text:visited-style-name="Visited_20_Internet_20_Link">
Dynamo developed a special form for EA Sports</text:a>
As it was reported, PSG released Christophe Galtaier after the season.</text:p>
      <text:p text:style-name="P4">
Photo: Getty Images</text:p>
      <text:p text:style-name="P4">
News Source: <text:a xlink:type="simple" xlink:href="https://www.ukrinform.ua/rubric-sports/3724241-psz-proviv-peremovini-z-artetou-zmi.html" text:style-name="Internet_20_link" text:visited-style-name="Visited_20_Internet_20_Link">
https://www.ukrinform.ua/rubric-sports/3724241-psz-proviv-peremovini-z-artetou-zmi.html</text:a>
</text:p>
      <!--NEWS-->
      <text:h text:style-name="P10" text:outline-level="1">
<text:span text:style-name="T4">
In the Kherson region in the tractor driver ran into a Russian mine</text:span>
</text:h>
      <text:p text:style-name="P4">
Authors: Ukrinform (Person)</text:p>
      <text:p text:style-name="P4">
Publisher: Укринформ (Organization)</text:p>
      <text:p text:style-name="P4">
Published Time: 2023-06-17T17:46:27+03:00</text:p>
      <text:p text:style-name="P4">
Modified Time: 2023-06-17T17:46:27+03:00</text:p>
      <text:p text:style-name="P4">
Description: Another peaceful resident came near the village of Borozenske in the Kherson region. - Ukrinform.</text:p>
      <text:p text:style-name="P4">
Images: ['<text:a xlink:type="simple" xlink:href="https://static.ukrinform.com/photos/2023_05/thumb_files/630_360_1684510265-373.jpeg" text:style-name="Internet_20_link" text:visited-style-name="Visited_20_Internet_20_Link">
630_360_16845...</text:a>
']</text:p>
      <text:p text:style-name="P4">
Tags: ['Херсонщина', 'Міна', 'Російські військові', 'Трактор']</text:p>
      <text:p text:style-name="P4">
Type: Article</text:p>
      <!--METADATA-->
      <text:p text:style-name="P4">
<draw:frame draw:style-name="fr1" draw:name="Image161" text:anchor-type="as-char" svg:width="6.9236in" svg:height="3.946452in" draw:z-index="0">
<draw:image xlink:href="../Images/yкринформ/2023-06-17T17-46-27-03-00/630_360_1684510265-373.jpeg" xlink:type="simple" xlink:show="embed" xlink:actuate="onLoad" draw:mime-type="image/jpeg"/>
</draw:frame>
Near the village of Borozenskoe in the Kherson region, a still -induced resident came into the Russian explosive.</text:p>
      <text:p text:style-name="P4">
About it in <text:a xlink:type="simple" xlink:href="https://t.me/khersonskaODA/7057" text:style-name="Internet_20_link" text:visited-style-name="Visited_20_Internet_20_Link">
telegram</text:a>
The Kherson Regional Military Administration reported, Ukrinform reports.</text:p>
      <text:p text:style-name="P4">
"During the field work, the tractor driver ran into <text:a xlink:type="simple" xlink:href="https://www.ukrinform.ua/tag-mina" text:style-name="Internet_20_link" text:visited-style-name="Visited_20_Internet_20_Link">
mine,</text:a>
left by the Russian army. Miracle he was not surprised, only the tractor was damaged, "the message said.</text:p>
      <text:p text:style-name="P4">
Earlier it was reported that in Kherson region <text:a xlink:type="simple" xlink:href="https://www.ukrinform.ua/rubric-regions/3724150-na-hersonsini-pid-cas-polovih-robit-pidirvavsa-colovik.html" text:style-name="Internet_20_link" text:visited-style-name="Visited_20_Internet_20_Link">
in the village of Borozenske</text:a>
During the field work, a Naproian mini exploded. Due to the detonation of explosives, the 36-year-old man received 20% of the body. The wounded was taken to the burn ward with a cover corner, his condition is satisfactory.</text:p>
      <text:p text:style-name="P4">
<text:span text:style-name="T4">
 Read also: </text:span>
 <text:a xlink:type="simple" xlink:href="https://www.ukrinform.ua/rubric-regions/3722938-u-seli-na-harkivsini-colovik-pidirvavsa-na-pelustci.html" text:style-name="Internet_20_link" text:visited-style-name="Visited_20_Internet_20_Link">
in the village in Kharkiv region man <text:span text:style-name="T4">
 exploded </text:span>
 on the "petal"</text:a>
In Ova, the Patient urged the population not to visit areas that have not yet been surveyed.</text:p>
      <text:p text:style-name="P4">
The Kherson region is currently under constant shelling of the Russian Wauvsk, daily the enemy kills and injures civilians and destroys infrastructure objects of the region.</text:p>
      <text:p text:style-name="P4">
News Source: <text:a xlink:type="simple" xlink:href="https://www.ukrinform.ua/rubric-regions/3724242-na-hersonsini-u-poli-traktorist-naihav-na-rosijsku-minu.html" text:style-name="Internet_20_link" text:visited-style-name="Visited_20_Internet_20_Link">
https://www.ukrinform.ua/rubric-regions/3724242-na-hersonsini-u-poli-traktorist-naihav-na-rosijsku-minu.html</text:a>
</text:p>
      <!--NEWS-->
      <text:h text:style-name="P10" text:outline-level="1">
<text:span text:style-name="T4">
The Great Meadows and Kamianskaya Sich are turning into a desert - Mindovquil</text:span>
</text:h>
      <text:p text:style-name="P4">
Authors: Ukrinform (Person)</text:p>
      <text:p text:style-name="P4">
Publisher: Укринформ (Organization)</text:p>
      <text:p text:style-name="P4">
Published Time: 2023-06-17T17:49:00+03:00</text:p>
      <text:p text:style-name="P4">
Modified Time: 2023-06-17T17:49:00+03:00</text:p>
      <text:p text:style-name="P4">
Description: As a result of the blasting of the Kakhovskaya hydroelectric power station, the National Parks of the Great Meadow and Kamianskaya Sich are gradually becoming a desert. - Ukrinform.</text:p>
      <text:p text:style-name="P4">
Images: ['<text:a xlink:type="simple" xlink:href="https://static.ukrinform.com/photos/2023_06/thumb_files/630_360_1687013151-400.jpg" text:style-name="Internet_20_link" text:visited-style-name="Visited_20_Internet_20_Link">
630_360_16870...</text:a>
']</text:p>
      <text:p text:style-name="P4">
Tags: ['Пустеля', 'Теракт', 'Нацпарк', 'Каховська ГЕС', 'Запоріжжя', 'Екоцид']</text:p>
      <text:p text:style-name="P4">
Type: Article</text:p>
      <!--METADATA-->
      <text:p text:style-name="P4">
<draw:frame draw:style-name="fr1" draw:name="Image162" text:anchor-type="as-char" svg:width="6.9236in" svg:height="3.956343in" draw:z-index="0">
<draw:image xlink:href="../Images/yкринформ/2023-06-17T17-49-00-03-00/630_360_1687013151-400.jpg" xlink:type="simple" xlink:show="embed" xlink:actuate="onLoad" draw:mime-type="image/jpeg"/>
</draw:frame>
As a result of the healing of the Kakhovka hydroelectric power station, the National Parks of the Great Meadow and Kamianskaya Sich are gradually becoming a desert.</text:p>
      <text:p text:style-name="P4">
This was emphasized by the Minister of Environmental Protection and Natural Resources Ruslan in <text:a xlink:type="simple" xlink:href="https://www.facebook.com/ruslan.strelets/posts/pfbid0xeDhnWUvusageLPqQoDpXnVo86PX9TqtPrPdLPmuZ4f1aak8SLo6xhAnw8pnZodDl" text:style-name="Internet_20_link" text:visited-style-name="Visited_20_Internet_20_Link">
Facebook</text:a>
, reports Ukrinform.</text:p>
      <text:p text:style-name="P4">
</text:p>
      <text:p text:style-name="P4">
</text:p>
      <text:p text:style-name="P4">
"Due to the terrorist act of Russia on the Kakhovka hydroelectric power station, national parks such as" Great Lug "and" Kamianskaya Sich "are gradually becoming a desert. More than UAH 15 billion, Kamianskaya Sich, for the Velika Lug National Park - over UAH 73 billion, ”the minister said.</text:p>
      <text:p text:style-name="P4">
According to him, it is expected that the area of sushi in these parks will increase almost twice: in the "Great Meadow" - by more than 7 thousand hectares, "Kamiansky Sich" - by 5.5 thousand hectares.</text:p>
      <text:p text:style-name="P4">
Sagittarius stressed that the world has no right to forgive this environmental terror of Ukraine-aggressor. After all, armed aggression of the Russians creates global challenges for future generations.</text:p>
      <text:p text:style-name="P4">
<text:span text:style-name="T4">
 Read also: </text:span>
 <text:a xlink:type="simple" xlink:href="https://www.ukrinform.ua/rubric-regions/3722867-ribaliti-ta-kupatisa-u-mori-poblizu-odesi-protagom-roku-e-nebezpecnim-ekspert.html" text:style-name="Internet_20_link" text:visited-style-name="Visited_20_Internet_20_Link">
fishing and swimming in the sea near Odessa during the year by the Extreme - Expert</text:a>
"Recently flowering territories and fertile soils can turn into a desert. It will lead to a rise in temperatures and deepen the climatic crisis. Increase drought and extreme weather phenomena. The world should understand that such actions of the Ukrainian-terrorist is being destroyed not only by Ukraine. The whole continents. After all, our supply depends on the lives of people in the Middle East and Asia. It is about 400 million people, "the minister said.</text:p>
      <text:p text:style-name="P4">
He emphasized that the restoration of the affected territories to their natural standing, the reproduction of the fauna and flora will take decades. Specialists are already working on the development of such programs and events.On June 17, World Day is celebrated on June 17.</text:p>
      <text:p text:style-name="P4">
<text:span text:style-name="T4">
 Read also: </text:span>
 <text:a xlink:type="simple" xlink:href="https://www.ukrinform.ua/rubric-polytics/3723830-zatopleni-zemli-ta-spaleni-lisi-ak-rosiani-vouut-proti-dovkilla-v-ukraini.html" text:style-name="Internet_20_link" text:visited-style-name="Visited_20_Internet_20_Link">
How Russians fight against <text:span text:style-name="T4">
 around </text:span>
 las in Ukraine</text:a>
As it was reported, on the night of June 6, the Russian military blew up the Greblyukhov hydroelectric power station, causing the flooding of part of the Kherson and Mykolaiv region and critical grinding of the Kakhovka reservoir.</text:p>
      <text:p text:style-name="P4">
News Source: <text:a xlink:type="simple" xlink:href="https://www.ukrinform.ua/rubric-regions/3724243-nacparki-velikij-lug-i-kamanska-sic-peretvoruutsa-na-pustelu-mindovkilla.html" text:style-name="Internet_20_link" text:visited-style-name="Visited_20_Internet_20_Link">
https://www.ukrinform.ua/rubric-regions/3724243-nacparki-velikij-lug-i-kamanska-sic-peretvoruutsa-na-pustelu-mindovkilla.html</text:a>
</text:p>
      <!--NEWS-->
      <text:h text:style-name="P10" text:outline-level="1">
<text:span text:style-name="T4">
At the Kremenchug Meat Factory - AMMAC ACCRESS, two workers were poisoned</text:span>
</text:h>
      <text:p text:style-name="P4">
Authors: Ukrinform (Person)</text:p>
      <text:p text:style-name="P4">
Publisher: Укринформ (Organization)</text:p>
      <text:p text:style-name="P4">
Published Time: 2023-06-17T18:01:00+03:00</text:p>
      <text:p text:style-name="P4">
Modified Time: 2023-06-17T18:01:00+03:00</text:p>
      <text:p text:style-name="P4">
Description: In the Poltava region at the enterprise "Kremenchug meat processing" there was an accident with the release of ammonia. As a result, two workers got to a hospital with poisoning of ammonia vapor. - Ukrinform.</text:p>
      <text:p text:style-name="P4">
Images: ['<text:a xlink:type="simple" xlink:href="https://static.ukrinform.com/photos/2018_09/thumb_files/630_360_1537517687-8803.jpg" text:style-name="Internet_20_link" text:visited-style-name="Visited_20_Internet_20_Link">
630_360_15375...</text:a>
']</text:p>
      <text:p text:style-name="P4">
Tags: ['Аварія', 'Полтавщина', 'Аміак']</text:p>
      <text:p text:style-name="P4">
Type: Article</text:p>
      <!--METADATA-->
      <text:p text:style-name="P4">
<draw:frame draw:style-name="fr1" draw:name="Image166" text:anchor-type="as-char" svg:width="6.9236in" svg:height="3.956343in" draw:z-index="0">
<draw:image xlink:href="../Images/yкринформ/2023-06-17T18-01-00-03-00/630_360_1537517687-8803.jpg" xlink:type="simple" xlink:show="embed" xlink:actuate="onLoad" draw:mime-type="image/jpeg"/>
</draw:frame>
In the Upoltawa region at the enterprise "Kremenchug meat processing" there was a avaria with the release of ammonia. As a result, two employees were poisoning with ammonia vapor.</text:p>
      <text:p text:style-name="P4">
About it in <text:a xlink:type="simple" xlink:href="http://www.facebook.com/kremenchuk.official/posts/pfbid02zNURjLRsissxny976LhNQtPCFdMiJVVyZpbRfm6KSAXTHoxbdej5rrb5cWKc18Kql" text:style-name="Internet_20_link" text:visited-style-name="Visited_20_Internet_20_Link">
Facebook</text:a>
The Kremenchug City Council reports, Ukrinform reports.</text:p>
      <text:p text:style-name="P4">
"Today, June 17, in the morning there was an accident with the emission of ammonia at the enterprise" Kremenchug meat processing process ". As a result of the accident, two workers were injured, who were taken to <text:a xlink:type="simple" xlink:href="https://www.ukrinform.ua/tag-bolnica" text:style-name="Internet_20_link" text:visited-style-name="Visited_20_Internet_20_Link">
hospital</text:a>
with a diagnosis - poisoning of ammonia vapor, a state of moderate severity, " - goes in the message.</text:p>
      <text:p text:style-name="P4">
They noted that the emergency brigade of the enterprise successfully stopped the leakage of Ammonia localized the accident.</text:p>
      <text:p text:style-name="P4">
Representatives of various services took the air samples around the accident, no ammonia was found in the air. Chemically dangerous substance has not fallen beyond the borders of the enterprise, so there is no threat to life and health of the population.</text:p>
      <text:p text:style-name="P4">
*!(https://www.ukrinform.ua/rubric-regions/3724154-u-pavlogradi-na-sahti-stavsa-vibuh-postrazdali-troe-sahtariv.html)As reported by Ukrinform, in the Ministry of Health <text:a xlink:type="simple" xlink:href="https://www.ukrinform.ua/rubric-society/3723140-kipatinna-i-znezarazenna-tabletkami-ne-pozbavlae-vodi-himicnogo-zabrudnenna-moz.html" text:style-name="Internet_20_link" text:visited-style-name="Visited_20_Internet_20_Link">
emphasize</text:a>
that boiling water and disinfection with special means does not deprive it of chemical consumption.</text:p>
      <text:p text:style-name="P4">
News Source: <text:a xlink:type="simple" xlink:href="https://www.ukrinform.ua/rubric-regions/3724247-na-kremencuckomu-masokombinati-stalasa-avaria-iz-vikidom-amiaku-dvoe-pracivnikiv-u-likarni.html" text:style-name="Internet_20_link" text:visited-style-name="Visited_20_Internet_20_Link">
https://www.ukrinform.ua/rubric-regions/3724247-na-kremencuckomu-masokombinati-stalasa-avaria-iz-vikidom-amiaku-dvoe-pracivnikiv-u-likarni.html</text:a>
</text:p>
      <!--NEWS-->
      <text:h text:style-name="P10" text:outline-level="1">
<text:span text:style-name="T4">
The Government is preparing a law on securing English as an international communication language</text:span>
</text:h>
      <text:p text:style-name="P4">
Authors: Ukrinform (Person)</text:p>
      <text:p text:style-name="P4">
Publisher: Укринформ (Organization)</text:p>
      <text:p text:style-name="P4">
Published Time: 2023-06-17T18:06:00+03:00</text:p>
      <text:p text:style-name="P4">
Modified Time: 2023-06-17T18:06:00+03:00</text:p>
      <text:p text:style-name="P4">
Description: The government is preparing a law that will consolidate English as the language of international communication, and also make solutions that will make English more accessible to everyone. - Ukrinform.</text:p>
      <text:p text:style-name="P4">
Images: ['<text:a xlink:type="simple" xlink:href="https://static.ukrinform.com/photos/2023_06/thumb_files/630_360_1687014352-917.jpg" text:style-name="Internet_20_link" text:visited-style-name="Visited_20_Internet_20_Link">
630_360_16870...</text:a>
']</text:p>
      <text:p text:style-name="P4">
Tags: ['Ткаченко', 'Уряд', 'Законопроєкт', 'Англійська мова', 'Шмигаль']</text:p>
      <text:p text:style-name="P4">
Type: Article</text:p>
      <!--METADATA-->
      <text:p text:style-name="P4">
<draw:frame draw:style-name="fr1" draw:name="Image167" text:anchor-type="as-char" svg:width="6.9236in" svg:height="3.956343in" draw:z-index="0">
<draw:image xlink:href="../Images/yкринформ/2023-06-17T18-06-00-03-00/630_360_1687014352-917.jpg" xlink:type="simple" xlink:show="embed" xlink:actuate="onLoad" draw:mime-type="image/jpeg"/>
</draw:frame>
The government will prepare a law on the law, which will consolidate English as the language of international association, and also make solutions that will make the study of English more accessible to everyone.</text:p>
      <text:p text:style-name="P4">
As Ukrinform reports, about it in <text:a xlink:type="simple" xlink:href="https://t.me/Denys_Smyhal/5417" text:style-name="Internet_20_link" text:visited-style-name="Visited_20_Internet_20_Link">
telegram</text:a>
Prime Minister Denis Shmigal reports.</text:p>
      <text:p text:style-name="P4">
"Ukraine is open to the world. In parallel with the integration of Ukraine in the EU, we can intensify working with the international community. At the same time, the need for people's confession is increasing. Its study should become more accessible to Ukrainian," the message reads.</text:p>
      <text:p text:style-name="P4">
<text:a xlink:type="simple" xlink:href="https://www.ukrinform.ua/tag-smigal" text:style-name="Internet_20_link" text:visited-style-name="Visited_20_Internet_20_Link">
Shmigal</text:a>
He noted that he held a meeting with the participation of the Ministry of Defense and the Ministry of Culture.</text:p>
      <text:p text:style-name="P4">
"We are preparing a law that will, in particular, consolidate English as an international communication.</text:p>
      <text:p text:style-name="P4">
<text:span text:style-name="T4">
 Read also: </text:span>
 <text:a xlink:type="simple" xlink:href="https://www.ukrinform.ua/rubric-diaspora/3723615-na-konferencii-v-rizi-opriludnili-iniciativu-z-pidvisenna-statusu-ukrainskoi-movi-v-es.html" text:style-name="Internet_20_link" text:visited-style-name="Visited_20_Internet_20_Link">
at a conference in Riga published an initiative to increase the status of Ukrainian in the EU</text:a>
He added that after the victory, a large -scale project of restoration of Ukraine will begin. "We expect a number of foreign companies and investors who will develop their business here and create jobs. The English mowed has wide access to knowledge, labor market, information and cultural products, higher wages. These benefits should also be obtained by Ukrainians as a regional leader." , - said Schmigal ..</text:p>
      <text:p text:style-name="P4">
According to Ukrinform, almost 90% of Ukrainians consider English a mandatory study.</text:p>
      <text:p text:style-name="P4">
<text:span text:style-name="T5">
Foto: Denis Shmigal, telegram</text:span>
</text:p>
      <text:p text:style-name="P4">
News Source: <text:a xlink:type="simple" xlink:href="https://www.ukrinform.ua/rubric-society/3724248-urad-gotue-zakonoproekt-pro-zakriplenna-anglijskoi-ak-movi-miznarodnogo-spilkuvanna.html" text:style-name="Internet_20_link" text:visited-style-name="Visited_20_Internet_20_Link">
https://www.ukrinform.ua/rubric-society/3724248-urad-gotue-zakonoproekt-pro-zakriplenna-anglijskoi-ak-movi-miznarodnogo-spilkuvanna.html</text:a>
</text:p>
      <!--NEWS-->
      <text:h text:style-name="P10" text:outline-level="1">
<text:span text:style-name="T4">
In the US, the Hague's performance was rental of Putin's court</text:span>
</text:h>
      <text:p text:style-name="P4">
Authors: Ukrinform (Person)</text:p>
      <text:p text:style-name="P4">
Publisher: Укринформ (Organization)</text:p>
      <text:p text:style-name="P4">
Published Time: 2023-06-17T18:07:00+03:00</text:p>
      <text:p text:style-name="P4">
Modified Time: 2023-06-17T18:07:00+03:00</text:p>
      <text:p text:style-name="P4">
Description: In June, the United States began rental "The Gaaga/The Hague" by Ukrainian director Sasha Denisova. The Court of the Court of Putin and his supporters was staged in Boston by Arlekin Players Theater, headed by a native of Ukraine Igor Golyak. - Ukrinform.</text:p>
      <text:p text:style-name="P4">
Images: ['<text:a xlink:type="simple" xlink:href="https://static.ukrinform.com/photos/2023_06/thumb_files/630_360_1687013917-7038.jpeg" text:style-name="Internet_20_link" text:visited-style-name="Visited_20_Internet_20_Link">
630_360_16870...</text:a>
']</text:p>
      <text:p text:style-name="P4">
Tags: ['Гаага', 'Путін', 'США', 'Суд', 'Театр', 'Україна', 'Агресія РФ', 'Вистава']</text:p>
      <text:p text:style-name="P4">
Type: Article</text:p>
      <!--METADATA-->
      <text:p text:style-name="P4">
<draw:frame draw:style-name="fr1" draw:name="Image168" text:anchor-type="as-char" svg:width="6.9236in" svg:height="3.956343in" draw:z-index="0">
<draw:image xlink:href="../Images/yкринформ/2023-06-17T18-07-00-03-00/630_360_1687013917-7038.jpeg" xlink:type="simple" xlink:show="embed" xlink:actuate="onLoad" draw:mime-type="image/jpeg"/>
</draw:frame>
In Juneu, the United States began rental of "The Gaaga/The Hague" by Ukrainian Denisova. The performance of the trial of Putin and his supporters was made by the Pozton Arlekin Players Theater, who is headed by a native of Ukraine Igorgolyak.</text:p>
      <text:p text:style-name="P4">
As directed by director Sasha Denisova in a comment to Ukrinform, a virtual version of the performance on the stage of the theater is made on the stage of the theater.</text:p>
      <text:p text:style-name="P4">
</text:p>
      <text:p text:style-name="P4">
<text:a xlink:type="simple" xlink:href="https://static.ukrinform.com/photos/2023_06/1687013917-6659.jpeg" text:style-name="Internet_20_link" text:visited-style-name="Visited_20_Internet_20_Link">
 </text:a>
 <text:a xlink:type="simple" xlink:href="https://static.ukrinform.com/photos/2023_06/1687013917-4844.jpeg" text:style-name="Internet_20_link" text:visited-style-name="Visited_20_Internet_20_Link">
</text:a>
 <text:a xlink:type="simple" xlink:href="https://static.ukrinform.com/photos/2023_06/1687013917-9685.jpeg" text:style-name="Internet_20_link" text:visited-style-name="Visited_20_Internet_20_Link">
</text:a>
 <text:a xlink:type="simple" xlink:href="https://static.ukrinform.com/photos/2023_06/1687013917-2450.jpeg" text:style-name="Internet_20_link" text:visited-style-name="Visited_20_Internet_20_Link">
</text:a>
 <text:a xlink:type="simple" xlink:href="https://static.ukrinform.com/photos/2023_06/1687013917-9931.jpeg" text:style-name="Internet_20_link" text:visited-style-name="Visited_20_Internet_20_Link">
</text:a>
 <text:a xlink:type="simple" xlink:href="https://static.ukrinform.com/photos/2023_06/1687013917-7038.jpeg" text:style-name="Internet_20_link" text:visited-style-name="Visited_20_Internet_20_Link">
<draw:frame draw:style-name="fr1" draw:name="Image175" text:anchor-type="as-char" svg:width="6.9236in" svg:height="3.956343in" draw:z-index="0">
<draw:image xlink:href="../Images/yкринформ/2023-06-17T18-07-00-03-00/630_360_1687013917-7038.jpeg" xlink:type="simple" xlink:show="embed" xlink:actuate="onLoad" draw:mime-type="image/jpeg"/>
</draw:frame>
</text:a>
 <text:a xlink:type="simple" xlink:href="https://static.ukrinform.com/photos/2023_06/1687013918-4766.jpeg" text:style-name="Internet_20_link" text:visited-style-name="Visited_20_Internet_20_Link">
</text:a>
 <text:a xlink:type="simple" xlink:href="https://static.ukrinform.com/photos/2023_06/1687013918-4486.jpeg" text:style-name="Internet_20_link" text:visited-style-name="Visited_20_Internet_20_Link">
</text:a>
 <text:a xlink:type="simple" xlink:href="https://static.ukrinform.com/photos/2023_06/1687013918-3147.jpeg" text:style-name="Internet_20_link" text:visited-style-name="Visited_20_Internet_20_Link">
</text:a>
 <text:a xlink:type="simple" xlink:href="https://static.ukrinform.com/photos/2023_06/1687013918-6767.jpeg" text:style-name="Internet_20_link" text:visited-style-name="Visited_20_Internet_20_Link">
</text:a>
According to her, 18 American actors from New York, Boston and Los Angeles are involved in the play. Duration <text:a xlink:type="simple" xlink:href="https://www.ukrinform.ua/tag-vistava" text:style-name="Internet_20_link" text:visited-style-name="Visited_20_Internet_20_Link">
performance</text:a>
- 2 hours 30 minutes.According to her, it is important for her, as a Ukrainian woman, to speak of war, to make her closest Europeans and Americans so that they feel our pain as their own.</text:p>
      <text:p text:style-name="P4">
<text:span text:style-name="T4">
 Read also: </text:span>
 <text:a xlink:type="simple" xlink:href="https://www.ukrinform.ua/rubric-diaspora/3723292-u-dublini-vidbudetsa-vistava-teatru-imeni-lesi-ukrainki.html" text:style-name="Internet_20_link" text:visited-style-name="Visited_20_Internet_20_Link">
in Dublin there will be a performance <text:span text:style-name="T4">
 theater </text:span>
 in the name of Lesiranka</text:a>
"There is a theater for this - if at least one person will cry, start reading about the war in Ukraine with other eyes. American newspapers write: we have a play about war in Ukraine, our theaters are sleep Performance Americans say what we can help - we answer: weapons, support. Do not be indifferent, "the director said.</text:p>
      <text:p text:style-name="P4">
According to Denisova, the main character, a Ukrainian girl whose war was pursued, and this Fedorenko plays brilliantly.(A 17-year-old Ukrainian, from her aspiring she is in America, until her parents in Kiev, graduated from school, college, herself!).</text:p>
      <text:p text:style-name="P4">
"Це вистава про відплату, яка невідворотна, вона принижує і висміює тих, хтосьогодні ще в Кремлі і бомбардує Україну, але розплата близько. "Гаага" не загорами", – зазначила режисерка.</text:p>
      <text:p text:style-name="P4">
За її словами, одночасно з виставою на сцені в центрі Гарварду йде віртуальнаверсія вистави. У віртуальній виставі американський глядач може обиратикамери, з яких знято виставу, читати досьє на кремлівських злочинців,відповідати на запитання, брати участь як судді. Раніше Прем'єра "Гааги"відбулася в Польщі, в найстарішому театрі Польщі – "Театрі польському" вПознані, на великій сцені, 24 лютого 2023 року, в річницю війни. Вистава йде врепертуарі постійно.</text:p>
      <text:p text:style-name="P4">
<text:span text:style-name="T4">
Читайте також:</text:span>
 <text:a xlink:type="simple" xlink:href="https://www.ukrinform.ua/rubric-culture/3721981-mariupolskij-teatr-pokazav-vistavu-na-festivali-u-rumunii.html" text:style-name="Internet_20_link" text:visited-style-name="Visited_20_Internet_20_Link">
 Маріупольський <text:span text:style-name="T4">
театр</text:span>
 показав виставу на фестивалі уРумунії </text:a>
In September in Bulgaria at the National Theater of Sofia will take place the premiere of the scene, director - Galin Stoev, artistic director of the National Theater of Utuluz(France). Плануються також гастролі польської вистави у Франції.</text:p>
      <text:p text:style-name="P4">
П'єса перекладена польською, англійською, французькою і болгарською мовами.</text:p>
      <text:p text:style-name="P4">
But the court begins, and the criminals begin to donate nerves. To whom is the stroke in the bombardment of Ukraine, in mass massacre, deportation of children, torture and death of Ukrainians? At interrogations, they begin to betray the Single. The Chairman of the Federation Council Matvienko from longing. The leader of PVC "Wagner" Prigogine is a prison house, not the first time here. The prosecutor and the lawyer will deal with a gang of crazy.</text:p>
      <text:p text:style-name="P4">
<text:span text:style-name="T4">
 Read also: </text:span>
 <text:a xlink:type="simple" xlink:href="https://www.ukrinform.ua/rubric-culture/3714618-u-frankivskomu-dramteatri-polska-reziserka-postavila-antirosijsku-dramu-dzadi.html" text:style-name="Internet_20_link" text:visited-style-name="Visited_20_Internet_20_Link">
in Frankivsk Drama Theater, the Polish director was staged by the antitusian drama "Dzaja"</text:a>
In parallel, there are evidence of a terrible war, Russian soldiers who have created confidence, Ukrainians who have lost their loved ones. What the sentence will be - the viewer is decided by the Ukrainian girl who tells this story. The comedy, where yesterday's ownership become funny and pathetic, is intertwined with the tragedy of Ufantasmagoria.</text:p>
      <text:p text:style-name="P4">
News Source: <text:a xlink:type="simple" xlink:href="https://www.ukrinform.ua/rubric-culture/3724249-u-ssa-rozpocavsa-prokat-vistavi-gaaga-pro-sud-nad-putinim.html" text:style-name="Internet_20_link" text:visited-style-name="Visited_20_Internet_20_Link">
https://www.ukrinform.ua/rubric-culture/3724249-u-ssa-rozpocavsa-prokat-vistavi-gaaga-pro-sud-nad-putinim.html</text:a>
</text:p>
      <!--NEWS-->
      <text:h text:style-name="P10" text:outline-level="1">
<text:span text:style-name="T4">
NATO festival is held in Vilnius</text:span>
</text:h>
      <text:p text:style-name="P4">
Authors: Ukrinform (Person)</text:p>
      <text:p text:style-name="P4">
Publisher: Укринформ (Organization)</text:p>
      <text:p text:style-name="P4">
Published Time: 2023-06-17T18:13:00+03:00</text:p>
      <text:p text:style-name="P4">
Modified Time: 2023-06-17T18:13:00+03:00</text:p>
      <text:p text:style-name="P4">
Description: In Vilnius there is a festival "Strong, because the only ones!", Dedicated to the unity of NATO and the public. - Ukrinform.</text:p>
      <text:p text:style-name="P4">
Images: ['<text:a xlink:type="simple" xlink:href="https://static.ukrinform.com/photos/2023_06/thumb_files/630_360_1687014696-5897.jpeg" text:style-name="Internet_20_link" text:visited-style-name="Visited_20_Internet_20_Link">
630_360_16870...</text:a>
']</text:p>
      <text:p text:style-name="P4">
Tags: ['Фестиваль', 'Литва', 'НАТО', 'Саміт', 'Військова техніка']</text:p>
      <text:p text:style-name="P4">
Type: Article</text:p>
      <!--METADATA-->
      <text:p text:style-name="P4">
<draw:frame draw:style-name="fr1" draw:name="Image180" text:anchor-type="as-char" svg:width="6.9236in" svg:height="3.956343in" draw:z-index="0">
<draw:image xlink:href="../Images/yкринформ/2023-06-17T18-13-00-03-00/630_360_1687014696-5897.jpeg" xlink:type="simple" xlink:show="embed" xlink:actuate="onLoad" draw:mime-type="image/jpeg"/>
</draw:frame>
The festival "Strong, because the only ones!", Dedicated to the unity of NATO, is held.</text:p>
      <text:p text:style-name="P4">
About it reports <text:a xlink:type="simple" xlink:href="https://www.lrt.lt/ru/novosti/17/2015528/v-vil-niuse-u-belogo-mosta-prokhodit-natovskii-festival-sil-ny-potomu-chto-ediny" text:style-name="Internet_20_link" text:visited-style-name="Visited_20_Internet_20_Link">
LRT</text:a>
, reports Ukrinform.</text:p>
      <text:p text:style-name="P4">
</text:p>
      <text:p text:style-name="P4">
<text:a xlink:type="simple" xlink:href="https://static.ukrinform.com/photos/2023_06/1687014696-9350.jpeg" text:style-name="Internet_20_link" text:visited-style-name="Visited_20_Internet_20_Link">
 </text:a>
 <text:a xlink:type="simple" xlink:href="https://static.ukrinform.com/photos/2023_06/1687014696-8722.jpeg" text:style-name="Internet_20_link" text:visited-style-name="Visited_20_Internet_20_Link">
</text:a>
 <text:a xlink:type="simple" xlink:href="https://static.ukrinform.com/photos/2023_06/1687014696-7910.jpeg" text:style-name="Internet_20_link" text:visited-style-name="Visited_20_Internet_20_Link">
</text:a>
 <text:a xlink:type="simple" xlink:href="https://static.ukrinform.com/photos/2023_06/1687014696-5897.jpeg" text:style-name="Internet_20_link" text:visited-style-name="Visited_20_Internet_20_Link">
<draw:frame draw:style-name="fr1" draw:name="Image185" text:anchor-type="as-char" svg:width="6.9236in" svg:height="3.956343in" draw:z-index="0">
<draw:image xlink:href="../Images/yкринформ/2023-06-17T18-13-00-03-00/630_360_1687014696-5897.jpeg" xlink:type="simple" xlink:show="embed" xlink:actuate="onLoad" draw:mime-type="image/jpeg"/>
</draw:frame>
</text:a>
 <text:a xlink:type="simple" xlink:href="https://static.ukrinform.com/photos/2023_06/1687014696-6262.jpeg" text:style-name="Internet_20_link" text:visited-style-name="Visited_20_Internet_20_Link">
</text:a>
 <text:a xlink:type="simple" xlink:href="https://static.ukrinform.com/photos/2023_06/1687014696-3433.jpeg" text:style-name="Internet_20_link" text:visited-style-name="Visited_20_Internet_20_Link">
</text:a>
 <text:a xlink:type="simple" xlink:href="https://static.ukrinform.com/photos/2023_06/1687014697-1116.jpeg" text:style-name="Internet_20_link" text:visited-style-name="Visited_20_Internet_20_Link">
</text:a>
 <text:a xlink:type="simple" xlink:href="https://static.ukrinform.com/photos/2023_06/1687014697-1167.jpeg" text:style-name="Internet_20_link" text:visited-style-name="Visited_20_Internet_20_Link">
</text:a>
The Ministry of National Defense states that the festival is aimed at representing the public forces of allies stationed in Lithuania, their modern equipment of weapons, as well as to discuss the importance <text:a xlink:type="simple" xlink:href="https://www.ukrinform.ua/tag-nato" text:style-name="Internet_20_link" text:visited-style-name="Visited_20_Internet_20_Link">
NATO</text:a>
For the country and the region, the principle of general defense.</text:p>
      <text:p text:style-name="P4">
Today, near the White Bridge in the capital of Lithuania, military servicemen of NATO countries were lined up in the country. Residents of the city are to see the military equipment of the American battalion - the Abrams Tank Bradley.</text:p>
      <text:p text:style-name="P4">
NATO combat servicemen show tanksleopard 2, Marder infantry fighting machine, Patria conveyor and Fennec reconnaissance.</text:p>
      <text:p text:style-name="P4">
The Lithuanian Army represents the Vilkas infantry fighting machine, a self -propelled howle of PZH2000, an armored JLTV all -terrain vehicle, NASAMS air defense system and other military equipment.<text:span text:style-name="T4">
 Read also: </text:span>
 <text:a xlink:type="simple" xlink:href="https://www.ukrinform.ua/rubric-world/3724025-vibori-genseka-nato-mozut-poednati-z-obrannam-kerivnictva-evrosouzu-politico.html" text:style-name="Internet_20_link" text:visited-style-name="Visited_20_Internet_20_Link">
NATO Secretary -General Elections can be combined with the EU's electricity election - Politico</text:a>
Vilnius residents are invited to play NATO in basketball, Volleyball Table Tennis, and check their hand at a simulator from the Speaker.</text:p>
      <text:p text:style-name="P4">
Throughout the event, a concert will take place on the big stage.</text:p>
      <text:p text:style-name="P4">
As reported by Ukrinform, the NATO summit will take place on July 11-12 in Vilnius.</text:p>
      <text:p text:style-name="P4">
News Source: <text:a xlink:type="simple" xlink:href="https://www.ukrinform.ua/rubric-world/3724251-u-vilnusi-prohodit-festival-nato.html" text:style-name="Internet_20_link" text:visited-style-name="Visited_20_Internet_20_Link">
https://www.ukrinform.ua/rubric-world/3724251-u-vilnusi-prohodit-festival-nato.html</text:a>
</text:p>
      <!--NEWS-->
      <text:h text:style-name="P10" text:outline-level="1">
<text:span text:style-name="T4">
Africa leaders arrived in the Russian Federation for negotiations</text:span>
</text:h>
      <text:p text:style-name="P4">
Authors: Ukrinform (Person)</text:p>
      <text:p text:style-name="P4">
Publisher: Укринформ (Organization)</text:p>
      <text:p text:style-name="P4">
Published Time: 2023-06-17T18:19:00+03:00</text:p>
      <text:p text:style-name="P4">
Modified Time: 2023-06-17T18:19:00+03:00</text:p>
      <text:p text:style-name="P4">
Description: The delegation of Africa leaders arrived in the Russian Federation to negotiate with Russian dictator Vladimir Putin to settle the war between Ukraine and the Russian Federation. - Ukrinform.</text:p>
      <text:p text:style-name="P4">
Images: ['<text:a xlink:type="simple" xlink:href="https://static.ukrinform.com/photos/2017_10/thumb_files/630_360_1509017318-6479.jpg" text:style-name="Internet_20_link" text:visited-style-name="Visited_20_Internet_20_Link">
630_360_15090...</text:a>
']</text:p>
      <text:p text:style-name="P4">
Tags: ['Африка', 'Переговори', 'Війна з Росією']</text:p>
      <text:p text:style-name="P4">
Type: Article</text:p>
      <!--METADATA-->
      <text:p text:style-name="P4">
<draw:frame draw:style-name="fr1" draw:name="Image190" text:anchor-type="as-char" svg:width="6.9236in" svg:height="3.956343in" draw:z-index="0">
<draw:image xlink:href="../Images/yкринформ/2023-06-17T18-19-00-03-00/630_360_1509017318-6479.jpg" xlink:type="simple" xlink:show="embed" xlink:actuate="onLoad" draw:mime-type="image/jpeg"/>
</draw:frame>
The delegation of the leaders of Africa has arrived in the Russian Federation to negotiate with Russian dictator Vladimir Putin to settle the war between Ukraine and the Russian Federation.</text:p>
      <text:p text:style-name="P4">
As Ukrinform reports, it reports <text:a xlink:type="simple" xlink:href="http://www.thepresidency.gov.za/press-statements/president-ramaphosa-arrives-st-petersburg-second-leg-african-peace-initiative-mission" text:style-name="Internet_20_link" text:visited-style-name="Visited_20_Internet_20_Link">
press service</text:a>
President.</text:p>
      <text:p text:style-name="P4">
The meeting will be held in St. Petersburg.</text:p>
      <text:p text:style-name="P4">
"President Siril Ramafos today, June 17, 2023, arrived in St. Petersburg in the Russian Federation to continue the African peacekeeping on the Ukrainian-Russian conflict," the statement reads.</text:p>
      <text:p text:style-name="P4">
<text:span text:style-name="T4">
 Read also: </text:span>
 <text:a xlink:type="simple" xlink:href="https://www.ukrinform.ua/rubric-polytics/3723970-blinken-nazvav-zahlivou-ironieu-obstril-kieva-pid-cas-vizitu-afrikanskih-lideriv.html" text:style-name="Internet_20_link" text:visited-style-name="Visited_20_Internet_20_Link">
Blinken called "horrible irony" shelling of Kiev during the vise of African leaders</text:a>
It is noted that the arrival of President of South Africa to Russia was held after "constructive reversals" with President of Ukraine Volodymyr Zelensky on June 16, 2023.</text:p>
      <text:p text:style-name="P4">
This day, President Syril Ramafos, together with the heads of Zambia states, Komorial Islands and Senegal and Heads of Congo-Brazzavil Government, Egypt, Jughand will meet with <text:a xlink:type="simple" xlink:href="https://www.ukrinform.ua/tag-putin" text:style-name="Internet_20_link" text:visited-style-name="Visited_20_Internet_20_Link">
Putin</text:a>
"To find paths to peace in a 16-month conflict between Ukraine and Russia, which has brought to devastating economic consequences, death of people and global non -estestibility."</text:p>
      <text:p text:style-name="P4">
As it is noted, Ramafos will return to South Africa on June 18.</text:p>
      <text:p text:style-name="P4">
<text:span text:style-name="T4">
 Read also: </text:span>
 <text:a xlink:type="simple" xlink:href="https://www.ukrinform.ua/rubric-polytics/3723991-afrikanski-lideri-vvazaut-mozlivim-dialog-z-ukrainou-ta-rf-sodo-ditej-vazniv-i-eksportu-zerna.html" text:style-name="Internet_20_link" text:visited-style-name="Visited_20_Internet_20_Link">
African leaders consider it possible to dialogue with Ukraine Tarf on children, prisoners and grain exports</text:a>
As reported by Ukrinform, the President of the South African Republic of Sirilramafos presented in Kiev a plan of African countries to achieve peace to be for the foreseeing points that members of the African delegation intend to publish the side of the Russian Federation.</text:p>
      <text:p text:style-name="P4">
News Source: <text:a xlink:type="simple" xlink:href="https://www.ukrinform.ua/rubric-world/3724252-lideri-krain-afriki-pribuli-do-rf-dla-peregovoriv.html" text:style-name="Internet_20_link" text:visited-style-name="Visited_20_Internet_20_Link">
https://www.ukrinform.ua/rubric-world/3724252-lideri-krain-afriki-pribuli-do-rf-dla-peregovoriv.html</text:a>
</text:p>
      <!--NEWS-->
      <text:h text:style-name="P10" text:outline-level="1">
<text:span text:style-name="T4">
In the Kryvyi Rih district without water two communities, two more - partially</text:span>
</text:h>
      <text:p text:style-name="P4">
Authors: Ukrinform (Person)</text:p>
      <text:p text:style-name="P4">
Publisher: Укринформ (Organization)</text:p>
      <text:p text:style-name="P4">
Published Time: 2023-06-17T18:33:17+03:00</text:p>
      <text:p text:style-name="P4">
Modified Time: 2023-06-17T18:33:17+03:00</text:p>
      <text:p text:style-name="P4">
Description: In the Kryvyi Rih district of Dnipropetrovsk region without centralized water supply, two communities remained as a result of the Kakhovka hydroelectric power station,, two more - there is no partially. - Ukrinform.</text:p>
      <text:p text:style-name="P4">
Images: ['<text:a xlink:type="simple" xlink:href="https://static.ukrinform.com/photos/2020_01/thumb_files/630_360_1578047998-433.jpg" text:style-name="Internet_20_link" text:visited-style-name="Visited_20_Internet_20_Link">
630_360_15780...</text:a>
']</text:p>
      <text:p text:style-name="P4">
Tags: ['Дніпропетровщина', 'Кривий Ріг', 'Теракт', 'Вода', 'Каховська ГЕС']</text:p>
      <text:p text:style-name="P4">
Type: Article</text:p>
      <!--METADATA-->
      <text:p text:style-name="P4">
<draw:frame draw:style-name="fr1" draw:name="Image191" text:anchor-type="as-char" svg:width="6.9236in" svg:height="3.956343in" draw:z-index="0">
<draw:image xlink:href="../Images/yкринформ/2023-06-17T18-33-17-03-00/630_360_1578047998-433.jpg" xlink:type="simple" xlink:show="embed" xlink:actuate="onLoad" draw:mime-type="image/jpeg"/>
</draw:frame>
The Urivoye district of Dnipropetrovsk region without centralized water supply due to the blasting of the Kakhovka hydroelectric power station remained two communities, the two is not partially absent.</text:p>
      <text:p text:style-name="P4">
About it in <text:a xlink:type="simple" xlink:href="https://t.me/evgendoberman/1245" text:style-name="Internet_20_link" text:visited-style-name="Visited_20_Internet_20_Link">
telegram</text:a>
Informs the head of the Kryvyi Rih District Military Administration Yevgeny Sitnichenko, reports Ukrinform.</text:p>
      <text:p text:style-name="P4">
"In our area, without centralized water supply, Hrushevskaya, Vakul communities are completely and partially Apostolic and Zelenodolsk. Other groups are provided with centralized water supply to date, Aleus is one and each of us should save the most [water] <text:a xlink:type="simple" xlink:href="https://www.ukrinform.ua/tag-voda" text:style-name="Internet_20_link" text:visited-style-name="Visited_20_Internet_20_Link">
water</text:a>
And to be grateful for the help, which will be used to Kryvyi Rih district, " - the message reads.</text:p>
      <text:p text:style-name="P4">
The chief of Kryvyi RVA added that yesterday in the Kryvyi Rih district of the Dnipropetrovsk Regional Military Administration, a large cargo was handed over by landscapes for water storage.</text:p>
      <text:p text:style-name="P4">
<text:span text:style-name="T4">
 Read also: </text:span>
 <text:a xlink:type="simple" xlink:href="https://www.ukrinform.ua/rubric-regions/3724215-na-dnipropetrovsini-pridbali-gnucki-rezervuari-dla-rajoniv-so-zalisilis-bez-vodi.html" text:style-name="Internet_20_link" text:visited-style-name="Visited_20_Internet_20_Link">
in Dnipropetrovsk region purchased flexible reservoirs for the districts left without water</text:a>
Also yesterday, thanks to cooperation with the Mukachevo District Military Administration, Kryvorizhzhya received humanitarian aid in the form of 22 tonnes of water, which was sent by Transcarpathian volunteers. This water will be administered to our defenders and defenders.</text:p>
      <text:p text:style-name="P4">
Sitnichenko noted that water resumption works are already underway, tanked people not to shoot, not photograph or publish the processes related to critical infrastructure.</text:p>
      <text:p text:style-name="P4">
<text:span text:style-name="T4">
 Read also: </text:span>
 <text:a xlink:type="simple" xlink:href="https://www.ukrinform.ua/rubric-regions/3724061-hersonskim-ratuvalnikam-peredali-cotiri-vsudihodi-bogun2.html" text:style-name="Internet_20_link" text:visited-style-name="Visited_20_Internet_20_Link">
Kherson rescuers have been handed over by four Draps of Bohun-2</text:a>
As reported by Ukrinform, due to the undergraded Russian occupiers of the Kakhovka hydroelectric power station of the Unikopol and Kryvyi Rih districts, which were powered mainly from the Kakhovsky farm, without water can remain <text:a xlink:type="simple" xlink:href="https://www.ukrinform.ua/rubric-regions/3722855-ponad-miljon-ziteliv-dnipropetrovsini-mozut-zalisitisa-bez-vodi.html" text:style-name="Internet_20_link" text:visited-style-name="Visited_20_Internet_20_Link">
more than one million people</text:a>
 <text:a xlink:type="simple" xlink:href="https://www.ukrinform.ua/rubric-regions/3722855-ponad-miljon-ziteliv-dnipropetrovsini-mozut-zalisitisa-bez-vodi.html" text:style-name="Internet_20_link" text:visited-style-name="Visited_20_Internet_20_Link">
 .</text:a>
</text:p>
      <text:p text:style-name="P4">
News Source: <text:a xlink:type="simple" xlink:href="https://www.ukrinform.ua/rubric-regions/3724256-u-krivorizkomu-rajoni-bez-vodi-dvi-gromadi-se-dvi-castkovo.html" text:style-name="Internet_20_link" text:visited-style-name="Visited_20_Internet_20_Link">
https://www.ukrinform.ua/rubric-regions/3724256-u-krivorizkomu-rajoni-bez-vodi-dvi-gromadi-se-dvi-castkovo.html</text:a>
</text:p>
      <!--NEWS-->
      <text:h text:style-name="P10" text:outline-level="1">
<text:span text:style-name="T4">
UNDP together with partners accumulates $ 1 billion to restore Ukraine - Shmigal</text:span>
</text:h>
      <text:p text:style-name="P4">
Authors: Ukrinform (Person)</text:p>
      <text:p text:style-name="P4">
Publisher: Укринформ (Organization)</text:p>
      <text:p text:style-name="P4">
Published Time: 2023-06-17T18:47:00+03:00</text:p>
      <text:p text:style-name="P4">
Modified Time: 2023-06-17T18:47:00+03:00</text:p>
      <text:p text:style-name="P4">
Description: The United Nations Development Program together with partners accumulates one billion dollars to restore Ukraine. - Ukrinform.</text:p>
      <text:p text:style-name="P4">
Images: ['<text:a xlink:type="simple" xlink:href="https://static.ukrinform.com/photos/2023_06/thumb_files/630_360_1687016522-177.jpg" text:style-name="Internet_20_link" text:visited-style-name="Visited_20_Internet_20_Link">
630_360_16870...</text:a>
']</text:p>
      <text:p text:style-name="P4">
Tags: ['ПРООН', 'Гроші', 'Шмигаль', 'Відбудова']</text:p>
      <text:p text:style-name="P4">
Type: Article</text:p>
      <!--METADATA-->
      <text:p text:style-name="P4">
<draw:frame draw:style-name="fr1" draw:name="Image192" text:anchor-type="as-char" svg:width="6.9236in" svg:height="3.956343in" draw:z-index="0">
<draw:image xlink:href="../Images/yкринформ/2023-06-17T18-47-00-03-00/630_360_1687016522-177.jpg" xlink:type="simple" xlink:show="embed" xlink:actuate="onLoad" draw:mime-type="image/jpeg"/>
</draw:frame>
The United Nations program is accumulating one billion dollars together with partners.</text:p>
      <text:p text:style-name="P4">
The Prime Minister of Ukraine Denis Shmigal reported this on <text:a xlink:type="simple" xlink:href="https://www.facebook.com/dshmyhal/posts/pfbid02pjKPmgBnUCb9SKwHMzpnp6RxUCm4czZjozXKQxeqBxEHgMAG8HASrbcBYkJJMsg6l" text:style-name="Internet_20_link" text:visited-style-name="Visited_20_Internet_20_Link">
Facebook</text:a>
With reference to the head of UNDP Ahim Steiner, Ukrinform reports.</text:p>
      <text:p text:style-name="P4">
Steiner made the relevant statement during his visit to Kiev. For his part, the premiere <text:a xlink:type="simple" xlink:href="https://www.ukrinform.ua/tag-proon" text:style-name="Internet_20_link" text:visited-style-name="Visited_20_Internet_20_Link">
UN Development Program</text:a>
for "this timely step".</text:p>
      <text:p text:style-name="P4">
During the meeting, Shmigal discussed the UNDP of Ukraine for the fast reconstruction and humanitarian mine, as well as the support of relocated enterprises and small and medium -sized entrepreneurs who lost their business during the time and want to start it from scratch.</text:p>
      <text:p text:style-name="P4">
According to Shmigal, UNDP is ready to help in these issues. In particular, the initiatives for training and retraining of entrepreneurs and the development of potential export industries are prepared.</text:p>
      <text:p text:style-name="P4">
UNDP will also support the restoration of energy infrastructure.</text:p>
      <text:p text:style-name="P4">
<text:span text:style-name="T4">
 Read also: </text:span>
 [Ukraine expects to attract <text:span text:style-name="T4">
 UNDP </text:span>
 to the organization of change(https://www.ukrinform.ua/rubric-society/3718749-ukraina-rozrahovue-zaluciti-proon-do-organizacii-rozminuvanna.html)"I am grateful to the UN development program for consistent assistance during full -scale and with the assistance of the government's urgent priorities in restoration," the Prime Minister stressed.</text:p>
      <text:p text:style-name="P4">
As reported by Ukrinform, the US government has announced the allocation of a new humanitarian support for Ukraine. The amount of this assistance will be $ 205.</text:p>
      <text:p text:style-name="P4">
News Source: <text:a xlink:type="simple" xlink:href="https://www.ukrinform.ua/rubric-vidbudova/3724258-proon-razom-iz-partnerami-nakopicue-1-milard-na-vidnovlenna-ukraini-smigal.html" text:style-name="Internet_20_link" text:visited-style-name="Visited_20_Internet_20_Link">
https://www.ukrinform.ua/rubric-vidbudova/3724258-proon-razom-iz-partnerami-nakopicue-1-milard-na-vidnovlenna-ukraini-smigal.html</text:a>
</text:p>
      <!--NEWS-->
      <text:h text:style-name="P10" text:outline-level="1">
<text:span text:style-name="T4">
Putin confirmed the abduction of children from Ukraine</text:span>
</text:h>
      <text:p text:style-name="P4">
Authors: Ukrinform (Person)</text:p>
      <text:p text:style-name="P4">
Publisher: Укринформ (Organization)</text:p>
      <text:p text:style-name="P4">
Published Time: 2023-06-17T18:52:00+03:00</text:p>
      <text:p text:style-name="P4">
Modified Time: 2023-06-17T22:52:00+03:00</text:p>
      <text:p text:style-name="P4">
Description: Russian President Vladimir Putin does not hide the abduction of children from Ukraine.</text:p>
      <text:p text:style-name="P4">
— Укрінформ.: </text:p>
      <text:p text:style-name="P4">
Images: ['<text:a xlink:type="simple" xlink:href="https://static.ukrinform.com/photos/2023_06/thumb_files/630_360_1686674529-812.jpg" text:style-name="Internet_20_link" text:visited-style-name="Visited_20_Internet_20_Link">
630_360_16866...</text:a>
']</text:p>
      <text:p text:style-name="P4">
Tags: ['Діти', 'Путін', 'Викрадення людей', 'Війна з Росією']</text:p>
      <text:p text:style-name="P4">
Type: Article</text:p>
      <!--METADATA-->
      <text:p text:style-name="P4">
<draw:frame draw:style-name="fr1" draw:name="Image195" text:anchor-type="as-char" svg:width="6.9236in" svg:height="3.956343in" draw:z-index="0">
<draw:image xlink:href="../Images/yкринформ/2023-06-17T18-52-00-03-00/630_360_1686674529-812.jpg" xlink:type="simple" xlink:show="embed" xlink:actuate="onLoad" draw:mime-type="image/jpeg"/>
</draw:frame>
Vladimir Putin does not hide the abduction of children from Ukraine.</text:p>
      <text:p text:style-name="P4">
As Ukrinform reports, he <text:a xlink:type="simple" xlink:href="https://t.me/riamelitopol/93710" text:style-name="Internet_20_link" text:visited-style-name="Visited_20_Internet_20_Link">
stated</text:a>
While meeting with African leaders.</text:p>
      <text:p text:style-name="P4">
"About <text:a xlink:type="simple" xlink:href="https://www.ukrinform.ua/tag-diti" text:style-name="Internet_20_link" text:visited-style-name="Visited_20_Internet_20_Link">
children</text:a>
. Children are holy business. We took them out of the conflict zone, saving their lives and health. Here's something. No one was going to divorce any children with families. Exported children, "Putin said.</text:p>
      <text:p text:style-name="P4">
The leader of the terrorist state believes that the export of Ukrainian children by the Russian scent was "legally".</text:p>
      <text:p text:style-name="P4">
<text:span text:style-name="T4">
 Read also: </text:span>
 <text:a xlink:type="simple" xlink:href="https://www.ukrinform.ua/rubric-regions/3724265-rosiani-vivozat-u-cuvasiu-blizko-300-ditej-iz-zaporizkoi-oblasti-fedorov.html" text:style-name="Internet_20_link" text:visited-style-name="Visited_20_Internet_20_Link">
Russians take about 300 <text:span text:style-name="T4">
 children </text:span>
 from Zaporizhzhya region - Fedorov</text:a>
As reported <text:a xlink:type="simple" xlink:href="https://www.ukrinform.ua/rubric-world/3683849-miznarodnij-kriminalnij-sud-vidav-order-na-arest-putina.html" text:style-name="Internet_20_link" text:visited-style-name="Visited_20_Internet_20_Link">
Ukrinform</text:a>
, judges of the International Criminal Court(MKS)They issued warrants for the arrest of Presidential Vladimir Putin and the Russian Children's Ombudsmenka Maria Lviv-Belova.</text:p>
      <text:p text:style-name="P4">
News Source: <text:a xlink:type="simple" xlink:href="https://www.ukrinform.ua/rubric-ato/3724310-putin-pidtverdiv-vikradenna-ditej-z-ukraini.html" text:style-name="Internet_20_link" text:visited-style-name="Visited_20_Internet_20_Link">
https://www.ukrinform.ua/rubric-ato/3724310-putin-pidtverdiv-vikradenna-ditej-z-ukraini.html</text:a>
</text:p>
      <!--NEWS-->
      <text:h text:style-name="P10" text:outline-level="1">
<text:span text:style-name="T4">
The plot of the French TV channel from the standpoint of Russian troops "Pierced a new bottom" of journalism - the Foreign Ministry</text:span>
</text:h>
      <text:p text:style-name="P4">
Authors: Ukrinform (Person)</text:p>
      <text:p text:style-name="P4">
Publisher: Укринформ (Organization)</text:p>
      <text:p text:style-name="P4">
Published Time: 2023-06-17T18:54:33+03:00</text:p>
      <text:p text:style-name="P4">
Modified Time: 2023-06-17T18:54:33+03:00</text:p>
      <text:p text:style-name="P4">
Description: The Ministry of Foreign Affairs responded to the report of the French TV TV channel from the standpoint of Russian occupation troops in the temporarily seized territory of Ukraine. - Ukrinform.</text:p>
      <text:p text:style-name="P4">
Images: ['<text:a xlink:type="simple" xlink:href="https://static.ukrinform.com/photos/2020_09/thumb_files/630_360_1599543131-239.jpg" text:style-name="Internet_20_link" text:visited-style-name="Visited_20_Internet_20_Link">
630_360_15995...</text:a>
']</text:p>
      <text:p text:style-name="P4">
Tags: ['Франція', 'МЗС', 'Пропаганда', 'Телебачення', 'Війна з Росією']</text:p>
      <text:p text:style-name="P4">
Type: Article</text:p>
      <!--METADATA-->
      <text:p text:style-name="P4">
<draw:frame draw:style-name="fr1" draw:name="Image196" text:anchor-type="as-char" svg:width="6.9236in" svg:height="3.956343in" draw:z-index="0">
<draw:image xlink:href="../Images/yкринформ/2023-06-17T18-54-33-03-00/630_360_1599543131-239.jpg" xlink:type="simple" xlink:show="embed" xlink:actuate="onLoad" draw:mime-type="image/jpeg"/>
</draw:frame>
The Ministry of Foreign Affairs responded to the reporting of the French TF1 TF1 from the standpoint of Russian occupation troops to the temporarily captured territory of Ukraine.</text:p>
      <text:p text:style-name="P4">
About it in <text:a xlink:type="simple" xlink:href="https://twitter.com/OlegNikolenko_/status/1670061225529548802" text:style-name="Internet_20_link" text:visited-style-name="Visited_20_Internet_20_Link">
Twitter</text:a>
The writer of the Ukrainian Foreign Ministry Oleg Nikolenko, reports Ukrinform.</text:p>
      <text:p text:style-name="P4">
"TF1info reporting that Russian troops are planning to destroy even more cities in the occupied territories of Ukraine, punches a new bottom of journalism. They advertise the so -called power violating the laws of Ukraine, "Nikolenko wrote.</text:p>
      <text:p text:style-name="P4">
As reported in <text:a xlink:type="simple" xlink:href="https://www.eurointegration.com.ua/news/2023/06/17/7163885/" text:style-name="Internet_20_link" text:visited-style-name="Visited_20_Internet_20_Link">
media</text:a>
, June 15, TF1 on the TF1 channel posted a report from the positions of the Russian military in the temporarily occupied territory of Ukraine, without any mention of the extensive context of the Russian Federation against Ukraine.</text:p>
      <text:p text:style-name="P4">
*!(https://www.ukrinform.ua/rubric-society/3723780-u-varsavi-kerivniki-evropejskih-informagentstv-obgovorili-protidiu-rosijskim-fejkam.html)In the ordering, they have never mentioned who is the aggressor in the war, and they were not aware of any facts from the broader context, except that the Russian military lashes of the Armed Forces and have long prepared for it.</text:p>
      <text:p text:style-name="P4">
In the video, you can see how French journalists remove not only the positions of the buyers, but also their technique. In particular, the French showed how Russian opens fire from the RSLS in Ukrainian positions.</text:p>
      <text:p text:style-name="P4">
News Source: <text:a xlink:type="simple" xlink:href="https://www.ukrinform.ua/rubric-polytics/3724259-suzet-francuzkogo-telekanalu-z-pozicij-vijsk-rf-probiv-nove-dno-zurnalistiki-mzs.html" text:style-name="Internet_20_link" text:visited-style-name="Visited_20_Internet_20_Link">
https://www.ukrinform.ua/rubric-polytics/3724259-suzet-francuzkogo-telekanalu-z-pozicij-vijsk-rf-probiv-nove-dno-zurnalistiki-mzs.html</text:a>
</text:p>
      <!--NEWS-->
      <text:h text:style-name="P10" text:outline-level="1">
<text:span text:style-name="T4">
Ukrainian Marusyak won the Orlen Cup in Poland</text:span>
</text:h>
      <text:p text:style-name="P4">
Authors: Ukrinform (Person)</text:p>
      <text:p text:style-name="P4">
Publisher: Укринформ (Organization)</text:p>
      <text:p text:style-name="P4">
Published Time: 2023-06-17T18:58:22+03:00</text:p>
      <text:p text:style-name="P4">
Modified Time: 2023-06-17T18:58:22+03:00</text:p>
      <text:p text:style-name="P4">
Description: The Ukrainian jump from the springboard Yevgeny Marusyak completed the speeches on Orlen Cup. - Ukrinform.</text:p>
      <text:p text:style-name="P4">
Images: ['<text:a xlink:type="simple" xlink:href="https://static.ukrinform.com/photos/2023_06/thumb_files/630_360_1687017437-882.jpg" text:style-name="Internet_20_link" text:visited-style-name="Visited_20_Internet_20_Link">
630_360_16870...</text:a>
']</text:p>
      <text:p text:style-name="P4">
Tags: ['стрибки з трампліну']</text:p>
      <text:p text:style-name="P4">
Type: Article</text:p>
      <!--METADATA-->
      <text:p text:style-name="P4">
<draw:frame draw:style-name="fr1" draw:name="Image197" text:anchor-type="as-char" svg:width="6.9236in" svg:height="3.956343in" draw:z-index="0">
<draw:image xlink:href="../Images/yкринформ/2023-06-17T18-58-22-03-00/630_360_1687017437-882.jpg" xlink:type="simple" xlink:show="embed" xlink:actuate="onLoad" draw:mime-type="image/jpeg"/>
</draw:frame>
The Ukrainian jump from the springboard Yevgeny Marusyak completed the speeches on Orlen Cup.</text:p>
      <text:p text:style-name="P4">
This was reported <text:a xlink:type="simple" xlink:href="https://ua.tribuna.com/uk/skiing/1000000074978-marusyak-zavoeval-zoloto-na-orlen-cup-v-polshe/" text:style-name="Internet_20_link" text:visited-style-name="Visited_20_Internet_20_Link">
tribuna.com</text:a>
, reports Ukrinform.</text:p>
      <text:p text:style-name="P4">
The competition was held in the Polish city of Shchirk.</text:p>
      <text:p text:style-name="P4">
<text:span text:style-name="T4">
 Read also: </text:span>
 <text:a xlink:type="simple" xlink:href="https://www.ukrinform.ua/rubric-sports/3690968-marusak-pokazav-najkrasij-rezultat-v-istorii-ukraini-v-pidsumkovomu-zaliku-kubka-svitu-zi-stribkiv-z-tramplina.html" text:style-name="Internet_20_link" text:visited-style-name="Visited_20_Internet_20_Link">
<text:span text:style-name="T4">
 Marusyak </text:span>
 showed the best result in the history of Ukraine in the final credit of the World Cup on jumps from</text:a>
The Ukrainian managed to take the first place within the Orlen Cup. Marusyak became the only Ukrainian athletes who were included in the TOP-10 in the competition. All other places took the Poles.</text:p>
      <text:p text:style-name="P4">
Photo: Getty Images</text:p>
      <text:p text:style-name="P4">
News Source: <text:a xlink:type="simple" xlink:href="https://www.ukrinform.ua/rubric-sports/3724260-ukrainec-marusak-peremig-na-orlen-cup-u-polsi.html" text:style-name="Internet_20_link" text:visited-style-name="Visited_20_Internet_20_Link">
https://www.ukrinform.ua/rubric-sports/3724260-ukrainec-marusak-peremig-na-orlen-cup-u-polsi.html</text:a>
</text:p>
      <!--NEWS-->
      <text:h text:style-name="P10" text:outline-level="1">
<text:span text:style-name="T4">
Biden stated that it would not simplify the requirements for Ukraine for NATO accession</text:span>
</text:h>
      <text:p text:style-name="P4">
Authors: Ukrinform (Person)</text:p>
      <text:p text:style-name="P4">
Publisher: Укринформ (Organization)</text:p>
      <text:p text:style-name="P4">
Published Time: 2023-06-17T19:08:00+03:00</text:p>
      <text:p text:style-name="P4">
Modified Time: 2023-06-17T19:08:00+03:00</text:p>
      <text:p text:style-name="P4">
Description: US President Joe Biden said he was against the simplification of requirements for Ukraine on the way to NATO membership.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НАТО', 'США', 'Україна']</text:p>
      <text:p text:style-name="P4">
Type: Article</text:p>
      <!--METADATA-->
      <text:p text:style-name="P4">
<draw:frame draw:style-name="fr1" draw:name="Image198" text:anchor-type="as-char" svg:width="6.9236in" svg:height="3.956343in" draw:z-index="0">
<draw:image xlink:href="../Images/yкринформ/2023-06-17T19-08-00-03-00/630_360_1684671641-107.jpeg" xlink:type="simple" xlink:show="embed" xlink:actuate="onLoad" draw:mime-type="image/jpeg"/>
</draw:frame>
Presidential Joe Biden stated that he was against the simplification of requirements for Ukraine on the way to NATO.</text:p>
      <text:p text:style-name="P4">
He told reporters before departure to Philadelphia, reports Ukrinform with reference to <text:a xlink:type="simple" xlink:href="https://edition.cnn.com/europe/live-news/russia-ukraine-war-news-06-17-23/h_f196098dbad599d4b970568333575907" text:style-name="Internet_20_link" text:visited-style-name="Visited_20_Internet_20_Link">
CNN</text:a>
.</text:p>
      <text:p text:style-name="P4">
When asked if he will simplify Ukraine's accession in <text:a xlink:type="simple" xlink:href="https://www.ukrinform.ua/tag-nato" text:style-name="Internet_20_link" text:visited-style-name="Visited_20_Internet_20_Link">
NATO</text:a>
, the White House Head replied: "No. Therefore, they have to meet single standards. Therefore, I'm not going to relieve."</text:p>
      <text:p text:style-name="P4">
At the same time, Biden acknowledged that the Ukrainian army is now in compliance with the standards of the country, but was in doubt whether the Ukrainian safety system meets the standards as a whole and whether it is corrupt.</text:p>
      <text:p text:style-name="P4">
“I think they have done everything to demonstrate the ability to military coordination, but there is a whole problem: is their system safe? Isn't it corrupt? Does it meet all the standards that every NATO country meets? Be kidou that will be(answer). Я думаю, що можна це зробити. Але це не будеавтоматично", - додав президент США.</text:p>
      <text:p text:style-name="P4">
Як повідомлялося, видання <text:a xlink:type="simple" xlink:href="https://www.ukrinform.ua/rubric-polytics/3723701-bajden-vidkritij-do-idei-sprosenogo-vstupu-ukraini-v-nato-pisla-vijni-zmi.html" text:style-name="Internet_20_link" text:visited-style-name="Visited_20_Internet_20_Link">
 Politico </text:a>
The reference to US officials that US President Joe Biden "Open" to the idea of a simplified accession of Ukraine in Natopis ending the war with Russia.</text:p>
      <text:p text:style-name="P4">
On September 30, 2022, President Volodymyr Zelensky, Verkhovna Radirirlan Stefanchuk, and Prime Minister Denis Shmigal signed a statement of Ukraine's bid for NATO in an accelerated manner.</text:p>
      <text:p text:style-name="P4">
<text:span text:style-name="T4">
 Read also: </text:span>
 <text:a xlink:type="simple" xlink:href="https://www.ukrinform.ua/rubric-polytics/3723969-ukraina-rozrahovue-so-nato-zmoze-dopomogti-vibuduvati-prozoru-sistemu-zakupivel-reznikov.html" text:style-name="Internet_20_link" text:visited-style-name="Visited_20_Internet_20_Link">
Ukraine expects that <text:span text:style-name="T4">
 NATO </text:span>
 will help to build a transparent procurement system - Reznikov</text:a>
On April 10, the Verkhovna Rada appealed to NATO member states and NATO Parliamentary Abstine to accelerate Ukraine's accession in the Alliance.</text:p>
      <text:p text:style-name="P4">
Foreign Minister <text:a xlink:type="simple" xlink:href="https://www.ukrinform.ua/rubric-polytics/3723626-kuleba-stoltenbergu-vazlivo-zrobiti-u-vilnusi-krok-do-clenstva-ukraini-v-nato-usunuvsi-pdc.html" text:style-name="Internet_20_link" text:visited-style-name="Visited_20_Internet_20_Link">
Dmytro Kuleba</text:a>
During a telephone conversation by the NATO Secretary of NATO Stoltenberg, he urged to make NATO membership of Ukraine in Vilneber, eliminating a plan for membership.<text:span text:style-name="T5">
Foto: op</text:span>
</text:p>
      <text:p text:style-name="P4">
News Source: <text:a xlink:type="simple" xlink:href="https://www.ukrinform.ua/rubric-polytics/3724263-bajden-zaaviv-so-ne-sprosuvatime-vimogi-dla-ukraini-sodo-vstupu-v-nato.html" text:style-name="Internet_20_link" text:visited-style-name="Visited_20_Internet_20_Link">
https://www.ukrinform.ua/rubric-polytics/3724263-bajden-zaaviv-so-ne-sprosuvatime-vimogi-dla-ukraini-sodo-vstupu-v-nato.html</text:a>
</text:p>
      <!--NEWS-->
      <text:h text:style-name="P10" text:outline-level="1">
<text:span text:style-name="T4">
The Russians take about 300 children from Zaporizhzhya region - Fedorov into Chuvashia</text:span>
</text:h>
      <text:p text:style-name="P4">
Authors: Ukrinform (Person)</text:p>
      <text:p text:style-name="P4">
Publisher: Укринформ (Organization)</text:p>
      <text:p text:style-name="P4">
Published Time: 2023-06-17T19:13:00+03:00</text:p>
      <text:p text:style-name="P4">
Modified Time: 2023-06-17T19:13:00+03:00</text:p>
      <text:p text:style-name="P4">
Description: The invaders export children from the temporarily occupied territory of Zaporizhzhya region to Chuvashia. - Ukrinform.</text:p>
      <text:p text:style-name="P4">
Images: ['<text:a xlink:type="simple" xlink:href="https://static.ukrinform.com/photos/2023_06/thumb_files/630_360_1686333767-399.jpg" text:style-name="Internet_20_link" text:visited-style-name="Visited_20_Internet_20_Link">
630_360_16863...</text:a>
']</text:p>
      <text:p text:style-name="P4">
Tags: ['Діти', 'Федоров', 'Запоріжжя', 'Війна з Росією']</text:p>
      <text:p text:style-name="P4">
Type: Article</text:p>
      <!--METADATA-->
      <text:p text:style-name="P4">
<draw:frame draw:style-name="fr1" draw:name="Image199" text:anchor-type="as-char" svg:width="6.9236in" svg:height="3.956343in" draw:z-index="0">
<draw:image xlink:href="../Images/yкринформ/2023-06-17T19-13-00-03-00/630_360_1686333767-399.jpg" xlink:type="simple" xlink:show="embed" xlink:actuate="onLoad" draw:mime-type="image/jpeg"/>
</draw:frame>
The invaders carry children from the temporarily occupied territory of Zaporizhzhya region in Chuvashia.</text:p>
      <text:p text:style-name="P4">
About it in <text:a xlink:type="simple" xlink:href="https://t.me/ivan_fedorov_melitopol/2296" text:style-name="Internet_20_link" text:visited-style-name="Visited_20_Internet_20_Link">
telegram</text:a>
Melitopol Ivan Fedorov, reported by Melitopol, Ukrinform reports.</text:p>
      <text:p text:style-name="P4">
"The invaders take out nearly 300 <text:a xlink:type="simple" xlink:href="https://www.ukrinform.ua/tag-diti" text:style-name="Internet_20_link" text:visited-style-name="Visited_20_Internet_20_Link">
children</text:a>
The Zapodansk district to the "solar" Chuvashia. In Roszma, 48 children were sent, others are going to take out several changes, "Fedorov wrote.</text:p>
      <text:p text:style-name="P4">
In his opinion, the invaders take children "1600 km from home" to be able toanize the situation in the Berdyansk direction and keep them as hostages.</text:p>
      <text:p text:style-name="P4">
<text:span text:style-name="T4">
 Read also: </text:span>
 <text:a xlink:type="simple" xlink:href="https://www.ukrinform.ua/rubric-society/3723293-u-28-mistah-evropi-vidbulisa-mitingi-z-vimogou-povernuti-ukrainskih-ditej-deportovanih-rf.html" text:style-name="Internet_20_link" text:visited-style-name="Visited_20_Internet_20_Link">
in 28 cities of Europe there were rallies demanding to return Ukrainian <text:span text:style-name="T4">
 children </text:span>
 deported by the Russian Federation</text:a>
As <text:a xlink:type="simple" xlink:href="https://www.ukrinform.ua/rubric-regions/3723339-zagarbniki-u-cervni-vivezli-z-lugansini-u-rf-pivtori-sotni-ditej-centr-nacsprotivu.html" text:style-name="Internet_20_link" text:visited-style-name="Visited_20_Internet_20_Link">
reported</text:a>
, the invaders in June took one and a half hundred from the Starobilsky district of Lugansk region to the Prkubansky district Karachayevo-Cherkes Republic of the Russian Federation.</text:p>
      <text:p text:style-name="P4">
News Source: <text:a xlink:type="simple" xlink:href="https://www.ukrinform.ua/rubric-regions/3724265-rosiani-vivozat-u-cuvasiu-blizko-300-ditej-iz-zaporizkoi-oblasti-fedorov.html" text:style-name="Internet_20_link" text:visited-style-name="Visited_20_Internet_20_Link">
https://www.ukrinform.ua/rubric-regions/3724265-rosiani-vivozat-u-cuvasiu-blizko-300-ditej-iz-zaporizkoi-oblasti-fedorov.html</text:a>
</text:p>
      <!--NEWS-->
      <text:h text:style-name="P10" text:outline-level="1">
<text:span text:style-name="T4">
The enemy focuses effort in four directions - a day of 22 collisions</text:span>
</text:h>
      <text:p text:style-name="P4">
Authors: Ukrinform (Person)</text:p>
      <text:p text:style-name="P4">
Publisher: Укринформ (Organization)</text:p>
      <text:p text:style-name="P4">
Published Time: 2023-06-17T19:24:00+03:00</text:p>
      <text:p text:style-name="P4">
Modified Time: 2023-06-17T19:24:00+03:00</text:p>
      <text:p text:style-name="P4">
Description: The main efforts of the enemy continue to focus on the Liman, Bakhmut, Avdiiv and Mariin directions, where heavy fights continue. There were 22 combat clashes during the day. - Ukrinform.</text:p>
      <text:p text:style-name="P4">
Images: ['<text:a xlink:type="simple" xlink:href="https://static.ukrinform.com/photos/2023_06/thumb_files/630_360_1686368008-969.jpg" text:style-name="Internet_20_link" text:visited-style-name="Visited_20_Internet_20_Link">
630_360_16863...</text:a>
']</text:p>
      <text:p text:style-name="P4">
Tags: ['Генштаб', 'ЗСУ', 'Війна з Росією', '#stoprussia']</text:p>
      <text:p text:style-name="P4">
Type: Article</text:p>
      <!--METADATA-->
      <text:p text:style-name="P4">
<draw:frame draw:style-name="fr1" draw:name="Image200" text:anchor-type="as-char" svg:width="6.9236in" svg:height="3.956343in" draw:z-index="0">
<draw:image xlink:href="../Images/yкринформ/2023-06-17T19-24-00-03-00/630_360_1686368008-969.jpg" xlink:type="simple" xlink:show="embed" xlink:actuate="onLoad" draw:mime-type="image/jpeg"/>
</draw:frame>
The main halls of the enemy continue to focus on the Liman, Bakhmut, Avdi Tamarin directions, where heavy fights continue. During the day there were 22 fighting.</text:p>
      <text:p text:style-name="P4">
According to Ukrinform, the General Staff of the Armed Forces of Ukraine reported on <text:a xlink:type="simple" xlink:href="https://www.facebook.com/GeneralStaff.ua/posts/pfbid031DWUcLJgZPAcsjmqBR9YjjQ1gqpfgA6vJ29F9aB2GEimmCRRe7LzYani2xwjRaqWl" text:style-name="Internet_20_link" text:visited-style-name="Visited_20_Internet_20_Link">
Facebook</text:a>
Having published operational information as of 18:00 Saturday, June 17.</text:p>
      <text:p text:style-name="P4">
"The main effort, according to the General Staff, the enemy continues to focus on <text:span text:style-name="T4">
 Liman </text:span>
, <text:span text:style-name="T4">
 Bakhmutsky </text:span>
, <text:span text:style-name="T4">
 Avdiivsky </text:span>
 and <text:span text:style-name="T4">
 Marinsky </text:span>
 Directions. In the mentioned areas of the front, heavy fights continue 22 combat clashes, " - the message reads.</text:p>
      <text:p text:style-name="P4">
In total, during the day, Russian troops carried out 37 aviation strikes and 19 units of rocket launchers.</text:p>
      <text:p text:style-name="P4">
The General Staff emphasizes that the likelihood of rocket and aviation strikers throughout Russia remains high.</text:p>
      <text:p text:style-name="P4">
In general, Ukrainian aviation has struck nine strokes in the areas of the invaders. Units of missile troops of the Armed Forces of the Armed Forces, for their part, were struck by two enemy management points, two warehouses and one artillery unit at a firing position.</text:p>
      <text:p text:style-name="P4">
<text:span text:style-name="T4">
 Read also: </text:span>
 <text:a xlink:type="simple" xlink:href="https://www.ukrinform.ua/rubric-ato/3724080-ukraina-perehoplue-iniciativu-na-poli-bou-ale-potribna-zbroa-dalnistu-do-200-km-minoboroni.html" text:style-name="Internet_20_link" text:visited-style-name="Visited_20_Internet_20_Link">
Ukraine is taking the initiative on the battlefield, but needed with a range up to 200 km - Ministry of Defense</text:a>
Also <text:a xlink:type="simple" xlink:href="https://www.ukrinform.ua/tag-zsu" text:style-name="Internet_20_link" text:visited-style-name="Visited_20_Internet_20_Link">
forces of defense</text:a>
The regular-auto-missile complex of Russians was destroyed.</text:p>
      <text:p text:style-name="P4">
On <text:span text:style-name="T4">
 Volynskyi </text:span>
 and <text:span text:style-name="T4">
 Polissya </text:span>
 the operational situation did not have significantly changed. Signs of formation of offensive groups have not been identified. Medical training activities are underway to combat training and coordination of units of the Armed Forces of the Russian Federation before sending them to the area of hostilities in the territory of Ukraine.</text:p>
      <text:p text:style-name="P4">
On <text:span text:style-name="T4">
 Siverskyi </text:span>
 and <text:span text:style-name="T4">
 Slobozhansky </text:span>
 the directions of Russia retain military adventure in border areas with Ukraine. On the Janzhulivka Chernihiv region, the enemy struck.<text:span text:style-name="T4">
 Read also: </text:span>
 <text:a xlink:type="simple" xlink:href="https://www.ukrinform.ua/rubric-ato/3724238-dania-gotova-peredati-vinisuvaci-f16-ukraini-ministr-oboroni.html" text:style-name="Internet_20_link" text:visited-style-name="Visited_20_Internet_20_Link">
<text:span text:style-name="T4">
 Denmark </text:span>
 Ready to transfer F -16 Ukraine -16 Defense Minister</text:a>
The strokes of enemy mortars and artillery also came to Guriev Kozachok, Uda, Red Star, Kozacha Lopan, Sagittarius, Staritsa, Ogirtseve, Pletenivka, Vovchansky Farms, Posklyana, Okhrimivka, Krugl, Budarki, Zhlashka, Loshakiv, Loshakovo.</text:p>
      <text:p text:style-name="P4">
On <text:span text:style-name="T4">
 Kupyansky </text:span>
 the direction of the Russian troops carried out offensive actions in the direction of Berestov Kharkiv region and Novoselselovsk Luhansk region, however. From artillery and mortars, invaders fired at Fygolovka, two -year, Western, Kamianka and Kislivka, Kharkiv region, as well asnovoselivskoye.</text:p>
      <text:p text:style-name="P4">
On <text:span text:style-name="T4">
 Lymansky </text:span>
 the Russian army conducted offensive actions of the Luhansk region of Bigorivka, but was not successful. The enemy struck the artillery of the mansions on Stelmakhivka, Nevsky and Bigorivka of the Lugansk region, Torsky, Verkhnamyansky, Razdolivka, disputed and serebryantzidnetsky region.</text:p>
      <text:p text:style-name="P4">
On <text:span text:style-name="T4">
 Bakhmutsky </text:span>
 the direction from the strikes of Russian artillery was affected by the Orykhovo-Vasylivka, Bogdanivka, Chromovo, Temporal Yar, Ivanovsky, Pazarivka, White Mountain, Konstantinovka and South Donetsk region.</text:p>
      <text:p text:style-name="P4">
<text:span text:style-name="T4">
 Read also: </text:span>
 [Belgium will transmit LOOPARD Tanks to Ukraine M113 Tanks(https://www.ukrinform.ua/rubric-ato/3724026-belgia-peredast-ukraini-tanki-leopard-ta-bronetransporteri-m113.html)On <text:span text:style-name="T4">
 Avdiivsky </text:span>
 the Russian direction was unsuccessful offensive actions in the steppe and Avdiivka areas. In the areas of Avdiivka and dry beam, the enemy beat from aviation, fired from the artillery from the artillery, Tonenke, Pervomaisk, Avdiivka, Vesely Takarlovka of Donetsk region.</text:p>
      <text:p text:style-name="P4">
In the <text:span text:style-name="T4">
 Marinsky direction </text:span>
 Defense forces repelled all the attacks of the invaders of Marinka's Udar. At the same time, artillery shellings from the Russians were Visnohnorovka, St. George, Marinka, Venta, Maximilyanivka and Konstantinovkadon region. Near Krasnogorivka the enemy also hit the aviation.</text:p>
      <text:p text:style-name="P4">
On <text:span text:style-name="T4">
 Shakhtarsky </text:span>
 the direction of the Russian troops carried out offensive actions in the direction of Nonovomikhailivka and Vodyany Donetsk region, but did not have success.</text:p>
      <text:p text:style-name="P4">
The invaders struck the aviation strikes in the areas of the Golden Niva and the Blessed, fired at Shakhtarskaya, Prychistivka, Novomykhailivka, Kalledar, Storozhevo, Novosilka and Novopilka of Donetsk region.On <text:span text:style-name="T4">
 Zaporizhzhia </text:span>
 and <text:span text:style-name="T4">
 Kherson </text:span>
 the Russian army continues defensive actions. In the areas of the Little Tokmachka of Zaporizhzhya region and the Cossack Chherson region the enemy beat from aviation.</text:p>
      <text:p text:style-name="P4">
Olgivske, Gulyaypole, Railway, Gulyaypil, Novodarivka, Levadne, Malynivka, Chervone, Novoandriivka, Stepovo, Pubkovo, Stepnogorsk, Kamianske Zaporizhzhya region and Nikopoldnipropetrovsk region were affected by Russian artillery.</text:p>
      <text:p text:style-name="P4">
Artillery shellings from the Russians were also suffered by Mikhailivka, Novodmitrovka, the worming lighthouse, the road, Berislav, Merry, Cossack, Mykolaivka, Burguna, Olgivka, Tyaginka, Novotyaginka, Poniatovka, Sadovy, Molodizhka, Anthonovka, Kherson, Chernobka, Chernobaevka, Chernobaevka, Kherson. , Kizomis, Sofiyivka of Kherson region and Ochakov of the Nikolaev area.</text:p>
      <text:p text:style-name="P4">
As reported by Ukrinform, the commander of the operational-strategic group "Tavriya" General Alexander Tarnavsky declared <text:a xlink:type="simple" xlink:href="https://www.ukrinform.ua/rubric-ato/3724144-zsu-maut-uspihi-u-prosuvanni-na-tavrijskomu-napramku-tarnavskij.html" text:style-name="Internet_20_link" text:visited-style-name="Visited_20_Internet_20_Link">
</text:a>
<text:a xlink:type="simple" xlink:href="https://www.ukrinform.ua/rubric-ato/3724144-zsu-maut-uspihi-u-prosuvanni-na-tavrijskomu-napramku-tarnavskij.html" text:style-name="Internet_20_link" text:visited-style-name="Visited_20_Internet_20_Link">
the successes of the Armed Forces</text:a>
 <text:a xlink:type="simple" xlink:href="https://www.ukrinform.ua/rubric-ato/3724144-zsu-maut-uspihi-u-prosuvanni-na-tavrijskomu-napramku-tarnavskij.html" text:style-name="Internet_20_link" text:visited-style-name="Visited_20_Internet_20_Link">
 </text:a>
in promotion in the Tavriya direction.</text:p>
      <text:p text:style-name="P4">
News Source: <text:a xlink:type="simple" xlink:href="https://www.ukrinform.ua/rubric-ato/3724266-rosiani-zoseredzuut-zusilla-na-cotiroh-napramkah-za-dobu-22-bojovi-zitknenna.html" text:style-name="Internet_20_link" text:visited-style-name="Visited_20_Internet_20_Link">
https://www.ukrinform.ua/rubric-ato/3724266-rosiani-zoseredzuut-zusilla-na-cotiroh-napramkah-za-dobu-22-bojovi-zitknenna.html</text:a>
</text:p>
      <!--NEWS-->
      <text:h text:style-name="P10" text:outline-level="1">
<text:span text:style-name="T4">
Metzola met with a "bird" with "Azovstal"</text:span>
</text:h>
      <text:p text:style-name="P4">
Authors: Ukrinform (Person)</text:p>
      <text:p text:style-name="P4">
Publisher: Укринформ (Organization)</text:p>
      <text:p text:style-name="P4">
Published Time: 2023-06-17T19:33:00+03:00</text:p>
      <text:p text:style-name="P4">
Modified Time: 2023-06-17T19:33:00+03:00</text:p>
      <text:p text:style-name="P4">
Description: The President of the European Parliament Robert Metzol met with the Ukrainian paramedic with Azovstal Kateryna Polishchuk (call sign - "Bird"). - Ukrinform.</text:p>
      <text:p text:style-name="P4">
Images: ['<text:a xlink:type="simple" xlink:href="https://static.ukrinform.com/photos/2023_06/thumb_files/630_360_1687019424-516.jpg" text:style-name="Internet_20_link" text:visited-style-name="Visited_20_Internet_20_Link">
630_360_16870...</text:a>
']</text:p>
      <text:p text:style-name="P4">
Tags: ['Азовсталь', 'Європарламент', 'Маріуполь', 'Мецола']</text:p>
      <text:p text:style-name="P4">
Type: Article</text:p>
      <!--METADATA-->
      <text:p text:style-name="P4">
<draw:frame draw:style-name="fr1" draw:name="Image201" text:anchor-type="as-char" svg:width="6.9236in" svg:height="3.956343in" draw:z-index="0">
<draw:image xlink:href="../Images/yкринформ/2023-06-17T19-33-00-03-00/630_360_1687019424-516.jpg" xlink:type="simple" xlink:show="embed" xlink:actuate="onLoad" draw:mime-type="image/jpeg"/>
</draw:frame>
Robert Mezola Presidential Parliament met with Ukrainian paramedic with Azovstal Kateryna Polishchuk(call sign - "bird").</text:p>
      <text:p text:style-name="P4">
Як передає Укрінформ, про це Мецола написала у <text:a xlink:type="simple" xlink:href="https://twitter.com/EP_President/status/1670094677431709698" text:style-name="Internet_20_link" text:visited-style-name="Visited_20_Internet_20_Link">
 Твіттері</text:a>
.</text:p>
      <text:p text:style-name="P4">
"Така зворушлива мить зустрічі з Катериною Поліщук – співочою ПташкоюМаріуполя.</text:p>
      <text:p text:style-name="P4">
Її пісні під час жахливої облоги <text:a xlink:type="simple" xlink:href="https://www.ukrinform.ua/tag-mariupol" text:style-name="Internet_20_link" text:visited-style-name="Visited_20_Internet_20_Link">
 Маріуполя </text:a>
They represented Ukraine's stability.</text:p>
      <text:p text:style-name="P4">
This young woman refused to give up and challenged horror. Her history is her country: unbreakable, "the post reads.</text:p>
      <text:p text:style-name="P4">
As reported by Ukrinform, the Ukrainian military kept the Defense Mariupol for more than 80 days. On May 16, the evacuation of defenders with blocked by Russian invaders of the Azovstal plant, which lasted for several days.</text:p>
      <text:p text:style-name="P4">
<text:span text:style-name="T4">
 Read also: </text:span>
 <text:a xlink:type="simple" xlink:href="https://www.ukrinform.ua/rubric-polytics/3719026-prezidentka-evroparlamentu-nazvala-pidriv-kahovskoi-ges-zlocinom-proti-ludanosti.html" text:style-name="Internet_20_link" text:visited-style-name="Visited_20_Internet_20_Link">
President of the European Parliament called Kakhovskaya Heszlochin against Humanity</text:a>
On September 21, more than 200 Ukrainian defenders, as well as ten foreigners who fought at the Boc, Ukraine, managed to return from the Russian captivity. In particular, from captivity returned the defenders of Mariupol, the middle of the commander of the Azov regiment Denis Prokopenko(Redis), his deputy Svyatoslav Palamar(«Kalina»), commander of the 36th Marine Corps of Sergivolynsky(«Volina»), Senior Sergeant of the 36th Brigade Mikhail Dianov, Azov Presserpolik Dmitry Kozatsky(Orest), Patrol police chair("Birdie")and other.</text:p>
      <text:p text:style-name="P4">
<text:span text:style-name="T5">
Foto: Robert Metzol / Twitter</text:span>
</text:p>
      <text:p text:style-name="P4">
News Source: <text:a xlink:type="simple" xlink:href="https://www.ukrinform.ua/rubric-society/3724269-mecola-zustrilasa-iz-ptaskou-z-azovstali.html" text:style-name="Internet_20_link" text:visited-style-name="Visited_20_Internet_20_Link">
https://www.ukrinform.ua/rubric-society/3724269-mecola-zustrilasa-iz-ptaskou-z-azovstali.html</text:a>
</text:p>
      <!--NEWS-->
      <text:h text:style-name="P10" text:outline-level="1">
<text:span text:style-name="T4">
In Kherson the Dnieper level fell below meter</text:span>
</text:h>
      <text:p text:style-name="P4">
Authors: Ukrinform (Person)</text:p>
      <text:p text:style-name="P4">
Publisher: Укринформ (Organization)</text:p>
      <text:p text:style-name="P4">
Published Time: 2023-06-17T19:40:00+03:00</text:p>
      <text:p text:style-name="P4">
Modified Time: 2023-06-17T19:40:00+03:00</text:p>
      <text:p text:style-name="P4">
Description: The water level in the Dnieper River in the post of Kherson post as of June 17 reaches 0.94 meters. - Ukrinform.</text:p>
      <text:p text:style-name="P4">
Images: ['<text:a xlink:type="simple" xlink:href="https://static.ukrinform.com/photos/2023_06/thumb_files/630_360_1686579448-436.jpg" text:style-name="Internet_20_link" text:visited-style-name="Visited_20_Internet_20_Link">
630_360_16865...</text:a>
']</text:p>
      <text:p text:style-name="P4">
Tags: ['Дніпро', 'Херсон', 'Вода', 'Каховська ГЕС']</text:p>
      <text:p text:style-name="P4">
Type: Article</text:p>
      <!--METADATA-->
      <text:p text:style-name="P4">
<draw:frame draw:style-name="fr1" draw:name="Image202" text:anchor-type="as-char" svg:width="6.9236in" svg:height="3.956343in" draw:z-index="0">
<draw:image xlink:href="../Images/yкринформ/2023-06-17T19-40-00-03-00/630_360_1686579448-436.jpg" xlink:type="simple" xlink:show="embed" xlink:actuate="onLoad" draw:mime-type="image/jpeg"/>
</draw:frame>
The level in the Dnieper River in the creation of the Kherson post as of June 17 is 0,94 meters.</text:p>
      <text:p text:style-name="P4">
According to Ukrinform, the State Emergency Service was reported in <text:a xlink:type="simple" xlink:href="https://t.me/dsns_telegram/17813" text:style-name="Internet_20_link" text:visited-style-name="Visited_20_Internet_20_Link">
telegram</text:a>
.</text:p>
      <text:p text:style-name="P4">
"On the Dnieper River, a gradual decrease in the level [water] is observed in the post of Kherson post.(https://www.ukrinform.ua/tag-voda)and is at the level of 0.94 m "," is in the message.</text:p>
      <text:p text:style-name="P4">
According to the SES, as of this time, 1 thousand 274 houses in six settlements remain under the Kherson region on the right bank of the Kherson region. Timely captured by the Russians of the Left Bank of the region is flooded 17 inhabited punks.</text:p>
      <text:p text:style-name="P4">
It is reported that more than 24 thousand tons of water from 82 buildings and cellars have been pumped. Since the beginning of the work, more than 107 thousand tons of water with 413 buildings and cellars have been pumped, 68 motor pumps are involved.</text:p>
      <text:p text:style-name="P4">
Citizens in total were delivered 401 tons of water and more than 36 thousand 597 kilograms of food and essential.</text:p>
      <text:p text:style-name="P4">
<text:span text:style-name="T4">
 Read also: </text:span>
 <text:a xlink:type="simple" xlink:href="https://www.ukrinform.ua/rubric-regions/3723809-naslidki-pidrivu-kahovskoi-grebli-golova-zaporizkoi-ova-rozpoviv-pro-riven-vodi-v-oblasti.html" text:style-name="Internet_20_link" text:visited-style-name="Visited_20_Internet_20_Link">
the consequences of Kakhovskaya dams: the head of Zaporizhzhia told about <text:span text:style-name="T4">
 level </text:span>
 <text:span text:style-name="T4">
 </text:span>
 water ** in the region</text:a>
As reported <text:a xlink:type="simple" xlink:href="https://www.ukrinform.ua/rubric-other_news/3718791-pidriv-rosianami-kahovskoi-ges-vsi-novini.html" text:style-name="Internet_20_link" text:visited-style-name="Visited_20_Internet_20_Link">
Ukrinform</text:a>
, at night, on June 6, the Russian army blown up the Dam of the Kakhovka Hydroelectric Power Plant, causing scale. A number of settlements of Kherson region were underwater. Also, the territory of the Mykolaiv region was injured from the flood.</text:p>
      <text:p text:style-name="P4">
The Kakhovka hydroelectric power station itself almost completely underwater before dinner on June 6. The station is not subject to renewal.</text:p>
      <text:p text:style-name="P4">
News Source: <text:a xlink:type="simple" xlink:href="https://www.ukrinform.ua/rubric-regions/3724271-u-hersoni-riven-dnipra-sagnuv-nizce-za-metr.html" text:style-name="Internet_20_link" text:visited-style-name="Visited_20_Internet_20_Link">
https://www.ukrinform.ua/rubric-regions/3724271-u-hersoni-riven-dnipra-sagnuv-nizce-za-metr.html</text:a>
</text:p>
      <!--NEWS-->
      <text:h text:style-name="P10" text:outline-level="1">
<text:span text:style-name="T4">
In the west of Berlin, a new pastoral of the UGCC was opened</text:span>
</text:h>
      <text:p text:style-name="P4">
Authors: Ukrinform (Person)</text:p>
      <text:p text:style-name="P4">
Publisher: Укринформ (Organization)</text:p>
      <text:p text:style-name="P4">
Published Time: 2023-06-17T19:42:00+03:00</text:p>
      <text:p text:style-name="P4">
Modified Time: 2023-06-17T19:42:00+03:00</text:p>
      <text:p text:style-name="P4">
Description: In the church of the Annunciation, the church of the former pink sisters monastery in the western district of Berlin Westand, local Catholics will now serve the Divine Liturgy at 9:00 at 9:00. - Ukrinform.</text:p>
      <text:p text:style-name="P4">
Images: ['<text:a xlink:type="simple" xlink:href="https://static.ukrinform.com/photos/2023_06/thumb_files/630_360_1687020089-571.jpeg" text:style-name="Internet_20_link" text:visited-style-name="Visited_20_Internet_20_Link">
630_360_16870...</text:a>
']</text:p>
      <text:p text:style-name="P4">
Tags: ['Берлін', 'Церква', 'Діаспора', 'Німеччина', 'УГКЦ']</text:p>
      <text:p text:style-name="P4">
Type: Article</text:p>
      <!--METADATA-->
      <text:p text:style-name="P4">
<draw:frame draw:style-name="fr1" draw:name="Image203" text:anchor-type="as-char" svg:width="6.9236in" svg:height="3.956343in" draw:z-index="0">
<draw:image xlink:href="../Images/yкринформ/2023-06-17T19-42-00-03-00/630_360_1687020089-571.jpeg" xlink:type="simple" xlink:show="embed" xlink:actuate="onLoad" draw:mime-type="image/jpeg"/>
</draw:frame>
At the church of the former pink sisters monastery in the western district, the local Catholics will now serve as a dreamed liturgy every Sunday.</text:p>
      <text:p text:style-name="P4">
According to Ukrinform, about it on <text:a xlink:type="simple" xlink:href="https://ukrainische-kirche.eu/news/vidkryttya-novogo-ukraynskogo-greko-katolytskogo-dushpastyrstva-u-zahidnomu-berlini-380/" text:style-name="Internet_20_link" text:visited-style-name="Visited_20_Internet_20_Link">
Facebook</text:a>
The Apostolic Exarchate of the Ukrainian Greek Catholic Church in Germany and Scandinavia.</text:p>
      <text:p text:style-name="P4">
In the Apostolic Exarchate, it was said that until recently this Catholic monk of the sisters of the Saint the Holy Spirit was active in Berlin, but in January 2022, the nuns were forced to lock and leave their otimation after 86 years of 2022. Advoration of the Holy Eucharist in this temple.</text:p>
      <text:p text:style-name="P4">
The premises of the monastery after its closure were handed over to the Vatican of a successful lease to a private school, which will be carried out in the third generation of von Shele(Schele school).</text:p>
      <text:p text:style-name="P4">
Нові власники після 24 лютого 2022 року прийняли під свою опіку і дали дах надголовою понад 60-тьом нашим жінкам з дітьми, котрі втекли від війни в Україніі ще дотепер мешкають у приміщенні монастиря. Двері приватної школи, котраневдовзі прийме нових учнів є відчиненими також і для багатьох українськихдітей.</text:p>
      <text:p text:style-name="P4">
“New tenants want to preserve the sacred character of the temple as a place of prayer, the giving of the Holy Mysteries and the presence of God. At their invitation and with the permission power, regular everyday services of the God -Ukrainian language in the Byzantine rite will take place here, ”the message reads.</text:p>
      <text:p text:style-name="P4">
The Apostolic Exarchate invites everyone to a joint Sunday prayer in this place and ask the Holy Spirit to help everyone find the path of the temple, to meet Christ here and to unite with Him.</text:p>
      <text:p text:style-name="P4">
Temple address: Bayernallee 31, 14052 Berlin.</text:p>
      <text:p text:style-name="P4">
As reported by Ukrinform, in Hungary <text:a xlink:type="simple" xlink:href="https://www.ukrinform.ua/rubric-diaspora/3714421-v-ugorsini-stvorili-novu-gromadu-ukrainskoi-grekokatolickoi-cerkvi.html" text:style-name="Internet_20_link" text:visited-style-name="Visited_20_Internet_20_Link">
created</text:a>
New community of the Ukrainian Greek Catholic Church.</text:p>
      <text:p text:style-name="P4">
<text:span text:style-name="T5">
Foto: Apostolic Exarchate of the Ukrainian Greek Catholic Church in Germany of Scandinavia / Facebook</text:span>
</text:p>
      <text:p text:style-name="P4">
News Source: <text:a xlink:type="simple" xlink:href="https://www.ukrinform.ua/rubric-diaspora/3724272-na-zahodi-berlina-vidkrili-nove-duspastirstvo-ugkc.html" text:style-name="Internet_20_link" text:visited-style-name="Visited_20_Internet_20_Link">
https://www.ukrinform.ua/rubric-diaspora/3724272-na-zahodi-berlina-vidkrili-nove-duspastirstvo-ugkc.html</text:a>
</text:p>
      <!--NEWS-->
      <text:h text:style-name="P10" text:outline-level="1">
<text:span text:style-name="T4">
The invaders fired at two districts of Dnipropetrovsk region</text:span>
</text:h>
      <text:p text:style-name="P4">
Authors: Ukrinform (Person)</text:p>
      <text:p text:style-name="P4">
Publisher: Укринформ (Organization)</text:p>
      <text:p text:style-name="P4">
Published Time: 2023-06-17T19:45:00+03:00</text:p>
      <text:p text:style-name="P4">
Modified Time: 2023-06-17T19:45:00+03:00</text:p>
      <text:p text:style-name="P4">
Description: The Russian army fired at the Sinelnikov and Nikopol districts of Dnipropetrovsk region in the afternoon.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Дніпропетровщина', 'Обстріл', 'Війна з Росією']</text:p>
      <text:p text:style-name="P4">
Type: Article</text:p>
      <!--METADATA-->
      <text:p text:style-name="P4">
<draw:frame draw:style-name="fr1" draw:name="Image207" text:anchor-type="as-char" svg:width="6.9236in" svg:height="3.956343in" draw:z-index="0">
<draw:image xlink:href="../Images/yкринформ/2023-06-17T19-45-00-03-00/630_360_1667124180-530.jpg" xlink:type="simple" xlink:show="embed" xlink:actuate="onLoad" draw:mime-type="image/jpeg"/>
</draw:frame>
The Russian army fired at the Sinelnikov and Nikopol district in the afternoon.</text:p>
      <text:p text:style-name="P4">
About it in <text:a xlink:type="simple" xlink:href="https://t.me/mykola_lukashuk/5133" text:style-name="Internet_20_link" text:visited-style-name="Visited_20_Internet_20_Link">
telegram</text:a>
Mykola Lukashuk, the Chief Properepetrovsk Regional Council, reported, Ukrinform reports.</text:p>
      <text:p text:style-name="P4">
"Today the enemy has made two attacks on the communities of the region. In the morning the Bishortyilers <text:a xlink:type="simple" xlink:href="https://www.ukrinform.ua/tag-obstril" text:style-name="Internet_20_link" text:visited-style-name="Visited_20_Internet_20_Link">
shelling</text:a>
Sinelnikov district. They hit the territory of the Greater Mikhail community. The second attack was directed in the Nikopol district, the Mirovsky community, " -goes in the post.</text:p>
      <text:p text:style-name="P4">
According to Lukashuk, no casualties were recorded as a result of shelling.</text:p>
      <text:p text:style-name="P4">
<text:span text:style-name="T4">
 Read also: </text:span>
 <text:a xlink:type="simple" xlink:href="https://www.ukrinform.ua/rubric-ato/3724220-vorog-skinuv-bombi-na-selise-kozacke-u-hersonskij-oblasti.html" text:style-name="Internet_20_link" text:visited-style-name="Visited_20_Internet_20_Link">
the enemy dropped the bombs into the village of Cossack in the Kherson region</text:a>
As reported <text:a xlink:type="simple" xlink:href="https://www.ukrinform.ua/rubric-regions/3724050-vnoci-vorog-atakuvav-nikopol-poskodzeni-budinki-ta-linia-elektroperedaci.html" text:style-name="Internet_20_link" text:visited-style-name="Visited_20_Internet_20_Link">
Ukrinform</text:a>
, at night, the Russian army fired at the artillery of the Nikopoldpropetrovsk region.</text:p>
      <text:p text:style-name="P4">
News Source: <text:a xlink:type="simple" xlink:href="https://www.ukrinform.ua/rubric-ato/3724273-zagarbniki-obstrilali-dva-rajoni-dnipropetrovsini.html" text:style-name="Internet_20_link" text:visited-style-name="Visited_20_Internet_20_Link">
https://www.ukrinform.ua/rubric-ato/3724273-zagarbniki-obstrilali-dva-rajoni-dnipropetrovsini.html</text:a>
</text:p>
      <!--NEWS-->
      <text:h text:style-name="P10" text:outline-level="1">
<text:span text:style-name="T4">
Kirilenko: part of the shelling of Donetsk region is the result of traitors' work</text:span>
</text:h>
      <text:p text:style-name="P4">
Authors: Ukrinform (Person)</text:p>
      <text:p text:style-name="P4">
Publisher: Укринформ (Organization)</text:p>
      <text:p text:style-name="P4">
Published Time: 2023-06-17T19:49:13+03:00</text:p>
      <text:p text:style-name="P4">
Modified Time: 2023-06-17T19:49:13+03:00</text:p>
      <text:p text:style-name="P4">
Description: In the Donetsk region, collaborators are constantly revealed, and some shelling occurring in the territory of the region is the result of the work of traitors. - Ukrinform.</text:p>
      <text:p text:style-name="P4">
Images: ['<text:a xlink:type="simple" xlink:href="https://static.ukrinform.com/photos/2023_06/thumb_files/630_360_1687000179-632.jpg" text:style-name="Internet_20_link" text:visited-style-name="Visited_20_Internet_20_Link">
630_360_16870...</text:a>
']</text:p>
      <text:p text:style-name="P4">
Tags: ['Донеччина', 'Кириленко', 'Обстріл', 'Держзрада', 'Колаборант', 'Війна з Росією']</text:p>
      <text:p text:style-name="P4">
Type: Article</text:p>
      <!--METADATA-->
      <text:p text:style-name="P4">
<draw:frame draw:style-name="fr1" draw:name="Image208" text:anchor-type="as-char" svg:width="6.9236in" svg:height="3.956343in" draw:z-index="0">
<draw:image xlink:href="../Images/yкринформ/2023-06-17T19-49-13-03-00/630_360_1687000179-632.jpg" xlink:type="simple" xlink:show="embed" xlink:actuate="onLoad" draw:mime-type="image/jpeg"/>
</draw:frame>
Collaborators are constantly revealed, and some of the shelling that is giving in the territory of the region is the result of the work of the traitors.</text:p>
      <text:p text:style-name="P4">
Pavel Kirilenko, the head of the Donetsk Regional Military Administration, in <text:a xlink:type="simple" xlink:href="https://www.ukrinform.ua/rubric-regions/3724163-pavlo-kirilenko-kerivnik-doneckoi-oblasnoi-vijskovoi-administracii.html" text:style-name="Internet_20_link" text:visited-style-name="Visited_20_Internet_20_Link">
interview Ukrinform</text:a>
.</text:p>
      <text:p text:style-name="P4">
“We have to look the truth in the eye and say it. Collaborators are found constantly. The number of such people is in criminal proceedings, it can only announce investigators. Collaborators are and continue to act, and some of those <text:a xlink:type="simple" xlink:href="https://www.ukrinform.ua/tag-obstril" text:style-name="Internet_20_link" text:visited-style-name="Visited_20_Internet_20_Link">
shelling</text:a>
, which occur to the gerrium of the Donetsk region, the hit on the facilities of infrastructure, it is a poor megabolt of special services of Russia, and the result of the work of traitors, ” - said.</text:p>
      <text:p text:style-name="P4">
He added that, unfortunately, the enemy in one way or another still has in the region "their eyes of Ivukh", which Ukrainian law enforcement officers try to quickly identify. "This is a robotarel, it is carried out on a monthly basis, depending on the number of shelling, their character," the head of the Ova stated.</text:p>
      <text:p text:style-name="P4">
<text:span text:style-name="T4">
 Read also: </text:span>
 <text:a xlink:type="simple" xlink:href="https://www.ukrinform.ua/rubric-regions/3724138-policia-pokazala-obstrilani-naseleni-punkti-doneccini.html" text:style-name="Internet_20_link" text:visited-style-name="Visited_20_Internet_20_Link">
police showed fired settlements <text:span text:style-name="T4">
 Donetsk region </text:span>
</text:a>
Concerning collaborators in the authorities, he said, in the structural bodies of the state administration, such manifestations and facts were established.</text:p>
      <text:p text:style-name="P4">
"But there are temporarily occupied territories of the Mariupol district - the Mangush Takalchytska Territorial Communities, where the heads were mainly from the Uzhezubroned Party of PPZ, or their associates, who were collaborative and betrayed by our country," Kirilenko reminded. According to him, the traitors were informed in absentia of suspicion, the pre -trial investigation is ongoing.</text:p>
      <text:p text:style-name="P4">
<text:span text:style-name="T4">
 Read also: </text:span>
 <text:a xlink:type="simple" xlink:href="https://www.ukrinform.ua/rubric-economy/3722325-pidtverdzeni-zbitki-agrariiv-doneccini-vid-vtorgnenna-rf-sagaut-3-milardi-ova.html" text:style-name="Internet_20_link" text:visited-style-name="Visited_20_Internet_20_Link">
confirmed losses of agrarians <text:span text:style-name="T4">
 Donetsk region </text:span>
 from the invasion ofrf reach ₴ 3 billion - ova</text:a>
</text:p>
      <text:p text:style-name="P4">
It was reported that the Donetsk region is under constant gunshot troops, daily the enemy kills and injures civilians and destroys infrastructure objects of the region.</text:p>
      <text:p text:style-name="P4">
News Source: <text:a xlink:type="simple" xlink:href="https://www.ukrinform.ua/rubric-ato/3724274-kirilenko-castina-obstriliv-doneccini-rezultat-roboti-zradnikiv.html" text:style-name="Internet_20_link" text:visited-style-name="Visited_20_Internet_20_Link">
https://www.ukrinform.ua/rubric-ato/3724274-kirilenko-castina-obstriliv-doneccini-rezultat-roboti-zradnikiv.html</text:a>
</text:p>
      <!--NEWS-->
      <text:h text:style-name="P10" text:outline-level="1">
<text:span text:style-name="T4">
A balloon broke out in Switzerland - seven passengers were injured</text:span>
</text:h>
      <text:p text:style-name="P4">
Authors: Ukrinform (Person)</text:p>
      <text:p text:style-name="P4">
Publisher: Укринформ (Organization)</text:p>
      <text:p text:style-name="P4">
Published Time: 2023-06-17T19:51:00+03:00</text:p>
      <text:p text:style-name="P4">
Modified Time: 2023-06-17T19:51:00+03:00</text:p>
      <text:p text:style-name="P4">
Description: Seven people were taken to the hospital after the balloon crashed and broke out in Switzerland. - Ukrinform.</text:p>
      <text:p text:style-name="P4">
Images: ['<text:a xlink:type="simple" xlink:href="https://static.ukrinform.com/photos/2023_06/thumb_files/630_360_1687020685-149.jpg" text:style-name="Internet_20_link" text:visited-style-name="Visited_20_Internet_20_Link">
630_360_16870...</text:a>
']</text:p>
      <text:p text:style-name="P4">
Tags: ['Аварія', 'Швейцарія', 'Повітряна куля']</text:p>
      <text:p text:style-name="P4">
Type: Article</text:p>
      <!--METADATA-->
      <text:p text:style-name="P4">
<draw:frame draw:style-name="fr1" draw:name="Image209" text:anchor-type="as-char" svg:width="6.9236in" svg:height="3.956343in" draw:z-index="0">
<draw:image xlink:href="../Images/yкринформ/2023-06-17T19-51-00-03-00/630_360_1687020685-149.jpg" xlink:type="simple" xlink:show="embed" xlink:actuate="onLoad" draw:mime-type="image/jpeg"/>
</draw:frame>
The seven people were taken to the hospital after the balloon crashed in Switzerland.</text:p>
      <text:p text:style-name="P4">
As Ukrinform reports, it reports <text:a xlink:type="simple" xlink:href="https://www.mirror.co.uk/news/world-news/hot-air-balloon-bursts-flames-30257864" text:style-name="Internet_20_link" text:visited-style-name="Visited_20_Internet_20_Link">
Mirror</text:a>
.</text:p>
      <text:p text:style-name="P4">
The incident occurred in the Mattenboen area in Hunenberg.</text:p>
      <text:p text:style-name="P4">
It is reported that the balloon <text:a xlink:type="simple" xlink:href="https://www.ukrinform.ua/tag-pozeza" text:style-name="Internet_20_link" text:visited-style-name="Visited_20_Internet_20_Link">
caught up</text:a>
Shortly after take -off and fell to the ground on Saturday in the morning.</text:p>
      <text:p text:style-name="P4">
According to police, four women and three men aged 28 to 64 years were in the police.</text:p>
      <text:p text:style-name="P4">
All seven passengers were taken to the hospital, with two women and one -man were seriously injured, and the other four people were injured.</text:p>
      <text:p text:style-name="P4">
<text:span text:style-name="T4">
 Read also: </text:span>
 <text:a xlink:type="simple" xlink:href="https://www.ukrinform.ua/rubric-world/3595652-u-kappadokii-nevdalo-prizemlilas-povitrana-kula-zaginuli-dvoe-turistiv.html" text:style-name="Internet_20_link" text:visited-style-name="Visited_20_Internet_20_Link">
in <text:span text:style-name="T4">
 Cappadocia </text:span>
 <text:span text:style-name="T4">
 Failed </text:span>
 <text:span text:style-name="T4">
 </text:span>
 landed <text:span text:style-name="T4">
<text:span text:style-name="T5">
* Air </text:span>
* </text:span>
 <text:span text:style-name="T4">
 ball </text:span>
 - <text:span text:style-name="T4">
 killed </text:span>
 <text:span text:style-name="T4">
 </text:span>
 two <text:span text:style-name="T4">
 </text:span>
 <text:span text:style-name="T4">
 tourists </text:span>
 </text:a>
As it was reported, a balloon was engaged in Mexico, as a result of the incident alive two people.</text:p>
      <text:p text:style-name="P4">
<text:span text:style-name="T5">
Foto: kapo zg</text:span>
</text:p>
      <text:p text:style-name="P4">
News Source: <text:a xlink:type="simple" xlink:href="https://www.ukrinform.ua/rubric-world/3724275-u-svejcarii-spalahnula-povitrana-kula-postrazdali-semero-pasaziriv.html" text:style-name="Internet_20_link" text:visited-style-name="Visited_20_Internet_20_Link">
https://www.ukrinform.ua/rubric-world/3724275-u-svejcarii-spalahnula-povitrana-kula-postrazdali-semero-pasaziriv.html</text:a>
</text:p>
      <!--NEWS-->
      <text:h text:style-name="P10" text:outline-level="1">
<text:span text:style-name="T4">
In Kyiv region Cherry entered a tree - the driver was killed, four children were injured</text:span>
</text:h>
      <text:p text:style-name="P4">
Authors: Ukrinform (Person)</text:p>
      <text:p text:style-name="P4">
Publisher: Укринформ (Organization)</text:p>
      <text:p text:style-name="P4">
Published Time: 2023-06-17T19:58:00+03:00</text:p>
      <text:p text:style-name="P4">
Modified Time: 2023-06-17T19:58:00+03:00</text:p>
      <text:p text:style-name="P4">
Description: A woman was killed in the Brovarsky district of Kyiv region as a result of a road accident, four children were injured and hospitalized. - Ukrinform.</text:p>
      <text:p text:style-name="P4">
Images: ['<text:a xlink:type="simple" xlink:href="https://static.ukrinform.com/photos/2023_06/thumb_files/630_360_1687021058-380.jpg" text:style-name="Internet_20_link" text:visited-style-name="Visited_20_Internet_20_Link">
630_360_16870...</text:a>
']</text:p>
      <text:p text:style-name="P4">
Tags: ['Діти', 'ДТП', 'Загибель', 'Київщина']</text:p>
      <text:p text:style-name="P4">
Type: Article</text:p>
      <!--METADATA-->
      <text:p text:style-name="P4">
<draw:frame draw:style-name="fr1" draw:name="Image211" text:anchor-type="as-char" svg:width="6.9236in" svg:height="3.956343in" draw:z-index="0">
<draw:image xlink:href="../Images/yкринформ/2023-06-17T19-58-00-03-00/630_360_1687021058-380.jpg" xlink:type="simple" xlink:show="embed" xlink:actuate="onLoad" draw:mime-type="image/jpeg"/>
</draw:frame>
As a result of a road accident, a woman was injured and had been injured and were abused as a result of a road accident as a result of a road accident.</text:p>
      <text:p text:style-name="P4">
According to Ukrinform, Andriyenbitov, the head of the Kiev region, announced this in <text:a xlink:type="simple" xlink:href="https://t.me/andrii_nebytov/1436" text:style-name="Internet_20_link" text:visited-style-name="Visited_20_Internet_20_Link">
telegram</text:a>
.</text:p>
      <text:p text:style-name="P4">
"Today, near the village of Veselynivka, 34-year-old Cherry driver left Narozbichchya and collided with a tree. The consequences of the tragic-a woman <text:a xlink:type="simple" xlink:href="https://www.ukrinform.ua/tag-zagibel" text:style-name="Internet_20_link" text:visited-style-name="Visited_20_Internet_20_Link">
died</text:a>
, four passengers aged 5, 11, 14 and 15 years old were hospitalized at the medical institution, "he said.</text:p>
      <text:p text:style-name="P4">
<text:span text:style-name="T4">
 Read also: </text:span>
 <text:a xlink:type="simple" xlink:href="https://www.ukrinform.ua/rubric-regions/3721730-na-prikarpatti-stalasa-dtp-patero-zaginublih.html" text:style-name="Internet_20_link" text:visited-style-name="Visited_20_Internet_20_Link">
in the Carpathian region there was <text:span text:style-name="T4">
 accident </text:span>
, five dead</text:a>
As reported <text:a xlink:type="simple" xlink:href="https://www.ukrinform.ua/rubric-regions/3723833-na-lvivsini-zitknulisa-pat-avtomobiliv-e-zertvi.html" text:style-name="Internet_20_link" text:visited-style-name="Visited_20_Internet_20_Link">
Ukrinform</text:a>
, On June 16, five cars were on the Kiev - Chop highway near the village of Lviv region. The accident is victims.</text:p>
      <text:p text:style-name="P4">
News Source: <text:a xlink:type="simple" xlink:href="https://www.ukrinform.ua/rubric-regions/3724278-na-kiivsini-cherry-vihala-u-derevo-vodijka-zaginula-cetvero-ditej-travmovani.html" text:style-name="Internet_20_link" text:visited-style-name="Visited_20_Internet_20_Link">
https://www.ukrinform.ua/rubric-regions/3724278-na-kiivsini-cherry-vihala-u-derevo-vodijka-zaginula-cetvero-ditej-travmovani.html</text:a>
</text:p>
      <!--NEWS-->
      <text:h text:style-name="P10" text:outline-level="1">
<text:span text:style-name="T4">
Erdogan and von der Liaan discussed the prospects of Turkish membership in the EU</text:span>
</text:h>
      <text:p text:style-name="P4">
Authors: Ukrinform (Person)</text:p>
      <text:p text:style-name="P4">
Publisher: Укринформ (Organization)</text:p>
      <text:p text:style-name="P4">
Published Time: 2023-06-17T1:38:00+03:00</text:p>
      <text:p text:style-name="P4">
Modified Time: 2023-06-17T20:38:00+03:00</text:p>
      <text:p text:style-name="P4">
Description: Supporting the prospects for Turkey's full membership in the EU will facilitate the opening of new horizons in relations between Ankara and Brussels. - Ukrinform.</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Євросоюз', 'Туреччина', 'Фон дер Ляєн']</text:p>
      <text:p text:style-name="P4">
Type: Article</text:p>
      <!--METADATA-->
      <text:p text:style-name="P4">
<draw:frame draw:style-name="fr1" draw:name="Image212" text:anchor-type="as-char" svg:width="6.9236in" svg:height="3.956343in" draw:z-index="0">
<draw:image xlink:href="../Images/yкринформ/2023-06-17T1-38-00-03-00/630_360_1660844699-886.jpg" xlink:type="simple" xlink:show="embed" xlink:actuate="onLoad" draw:mime-type="image/jpeg"/>
</draw:frame>
Supporting the EU's full -fledged membership in the EU will facilitate the discovery of new horizons in relations between Ankara and Brussels.</text:p>
      <text:p text:style-name="P4">
This was stated by Turkish President Recep Tayyip Erdogan in a telephone conversation by the Ursula Der Lyen Ursula, Ukrinform reports with a reference to the Directorate for Communications of the Presidential Administration.</text:p>
      <text:p text:style-name="P4">
The interlocutors discussed the issues of relations between <text:a xlink:type="simple" xlink:href="https://www.ukrinform.ua/tag-tureccina" text:style-name="Internet_20_link" text:visited-style-name="Visited_20_Internet_20_Link">
Turkey</text:a>
and EU. Background der Liaien is greeted with re -election to the president.</text:p>
      <text:p text:style-name="P4">
"The way to successfully combat the challenges that arise at the regional level is to strengthen the cooperation between the European Union and Turkey," the Turkish leader said.</text:p>
      <text:p text:style-name="P4">
According to him, a fair attitude to Turkey and support for the prospects of full membership will contribute to the opening of new horizons in relations.</text:p>
      <text:p text:style-name="P4">
<text:span text:style-name="T4">
 Read also: </text:span>
 <text:a xlink:type="simple" xlink:href="https://www.ukrinform.ua/rubric-world/3723453-posla-svejcarii-v-ankari-viklikali-do-mzs-cerez-antitureckij-protestu-u-curihu.html" text:style-name="Internet_20_link" text:visited-style-name="Visited_20_Internet_20_Link">
Ambassador Switzerland in Ankara called to the Foreign Ministry through the Antitury protest in Zurich</text:a>
Turkey has been reported to be a candidate for joining the EU since 1999. The intervals that began in 2005 were stopped in 2016 because of political differences and criticism by Brussels on violations in human Turkey and the principles of democracy.</text:p>
      <text:p text:style-name="P4">
The tension in Turkey's relations with the European Union has intensified as a result of a prolonged dispute around Cyprus, as well as the distribution of shelf and territorial waters around Cyprus and Greece.</text:p>
      <text:p text:style-name="P4">
News Source: <text:a xlink:type="simple" xlink:href="https://www.ukrinform.ua/rubric-world/3724287-erdogan-i-fon-der-laen-obgovorili-perspektivi-clenstva-tureccini-v-es.html" text:style-name="Internet_20_link" text:visited-style-name="Visited_20_Internet_20_Link">
https://www.ukrinform.ua/rubric-world/3724287-erdogan-i-fon-der-laen-obgovorili-perspektivi-clenstva-tureccini-v-es.html</text:a>
</text:p>
      <!--NEWS-->
      <text:h text:style-name="P10" text:outline-level="1">
<text:span text:style-name="T4">
The Ukrainian Song Festival takes place in Lviv</text:span>
</text:h>
      <text:p text:style-name="P4">
Authors: Ukrinform (Person)</text:p>
      <text:p text:style-name="P4">
Publisher: Укринформ (Organization)</text:p>
      <text:p text:style-name="P4">
Published Time: 2023-06-17T20:10:00+03:00</text:p>
      <text:p text:style-name="P4">
Modified Time: 2023-06-17T20:10:00+03:00</text:p>
      <text:p text:style-name="P4">
Description: The National Festival "Ukrainian Song" is held in Lviv with the participation of young and already famous musicians. - Ukrinform.</text:p>
      <text:p text:style-name="P4">
Images: ['<text:a xlink:type="simple" xlink:href="https://static.ukrinform.com/photos/2023_06/thumb_files/630_360_1687021825-848.jpeg" text:style-name="Internet_20_link" text:visited-style-name="Visited_20_Internet_20_Link">
630_360_16870...</text:a>
']</text:p>
      <text:p text:style-name="P4">
Tags: ['Фестиваль', 'Концерт', 'Львів', 'Музика', 'Пісня']</text:p>
      <text:p text:style-name="P4">
Type: Article</text:p>
      <!--METADATA-->
      <text:p text:style-name="P4">
<draw:frame draw:style-name="fr1" draw:name="Image213" text:anchor-type="as-char" svg:width="6.9236in" svg:height="3.956343in" draw:z-index="0">
<draw:image xlink:href="../Images/yкринформ/2023-06-17T20-10-00-03-00/630_360_1687021825-848.jpeg" xlink:type="simple" xlink:show="embed" xlink:actuate="onLoad" draw:mime-type="image/jpeg"/>
</draw:frame>
The National Festival "Ukrainian Song" with the participation of young and already known musicians is in Lviv.</text:p>
      <text:p text:style-name="P4">
This was reported by Ukrinform correspondent.</text:p>
      <text:p text:style-name="P4">
The highlighter will be the TVORCHI band, which this year represented Ukraine with a non -producing.</text:p>
      <text:p text:style-name="P4">
The concert will also be attended by NK, KAZKA, Jerry Heil, Zlata Ognevich, Sowa, Tayanna, Anna Butkevich, Marietta, Alekseev, Arsen Mirzoyan.</text:p>
      <text:p text:style-name="P4">
The presenters of the evening - singer Olya Tsybulska and the constant commentator of Eurovision Timur Miroshnichenko.</text:p>
      <text:p text:style-name="P4">
<text:span text:style-name="T4">
 Read also: </text:span>
 <text:a xlink:type="simple" xlink:href="https://www.ukrinform.ua/rubric-culture/3723462-pianist-grinuk-dav-blagodijnij-koncert-u-tokio-j-zaklikav-pidtrimuvati-ukrainu.html" text:style-name="Internet_20_link" text:visited-style-name="Visited_20_Internet_20_Link">
pianist Hryniuk gave a charity <text:span text:style-name="T4">
 concert </text:span>
 in Tokyo and shouted to support Ukraine</text:a>
Last year <text:a xlink:type="simple" xlink:href="https://www.ukrinform.ua/tag-festival" text:style-name="Internet_20_link" text:visited-style-name="Visited_20_Internet_20_Link">
festival</text:a>
"Ukrainian Song" was held in Polish Gdansk, but this year the organizers decided to hold a music event in Lviv, on the territory of Festrepublic.</text:p>
      <text:p text:style-name="P4">
<text:span text:style-name="T5">
Foto: Concert Agency</text:span>
</text:p>
      <text:p text:style-name="P4">
News Source: <text:a xlink:type="simple" xlink:href="https://www.ukrinform.ua/rubric-culture/3724282-festival-ukrainska-pisna-prohodit-u-lvovi.html" text:style-name="Internet_20_link" text:visited-style-name="Visited_20_Internet_20_Link">
https://www.ukrinform.ua/rubric-culture/3724282-festival-ukrainska-pisna-prohodit-u-lvovi.html</text:a>
</text:p>
      <!--NEWS-->
      <text:h text:style-name="P10" text:outline-level="1">
<text:span text:style-name="T4">
Vereshchuk about the beating of a volunteer in Kherson: the state should show that stronger than abominations</text:span>
</text:h>
      <text:p text:style-name="P4">
Authors: Ukrinform (Person)</text:p>
      <text:p text:style-name="P4">
Publisher: Укринформ (Organization)</text:p>
      <text:p text:style-name="P4">
Published Time: 2023-06-17T20:11:00+03:00</text:p>
      <text:p text:style-name="P4">
Modified Time: 2023-06-17T23:11:00+03:00</text:p>
      <text:p text:style-name="P4">
Description: Viceremier-Minister-Minister for Reintegration of Temporarily Occupied Territories Irina Vereshchuk, after beating the Kherson volunteer, called on local law enforcement agencies to carry out explanatory work with opponents of free evacuation. - Ukrinform.</text:p>
      <text:p text:style-name="P4">
Images: ['<text:a xlink:type="simple" xlink:href="https://static.ukrinform.com/photos/2023_05/thumb_files/630_360_1683807598-471.jpg" text:style-name="Internet_20_link" text:visited-style-name="Visited_20_Internet_20_Link">
630_360_16838...</text:a>
']</text:p>
      <text:p text:style-name="P4">
Tags: ['Евакуація', 'Херсонщина', 'МВС', 'Побиття', 'Верещук']</text:p>
      <text:p text:style-name="P4">
Type: Article</text:p>
      <!--METADATA-->
      <text:p text:style-name="P4">
<draw:frame draw:style-name="fr1" draw:name="Image214" text:anchor-type="as-char" svg:width="6.9236in" svg:height="3.956343in" draw:z-index="0">
<draw:image xlink:href="../Images/yкринформ/2023-06-17T20-11-00-03-00/630_360_1683807598-471.jpg" xlink:type="simple" xlink:show="embed" xlink:actuate="onLoad" draw:mime-type="image/jpeg"/>
</draw:frame>
Viceremier-Minister-Minister for Reintegration of the Temporarily Occupied Terminory Irina Vereshchuk, after beating Kherson volunterazokol, to conduct local power structures with opponents of free evacuation.</text:p>
      <text:p text:style-name="P4">
As Ukrinform reports, Vereshchuk wrote in <text:a xlink:type="simple" xlink:href="https://t.me/vereshchuk_iryna/1942" text:style-name="Internet_20_link" text:visited-style-name="Visited_20_Internet_20_Link">
telegram</text:a>
.</text:p>
      <text:p text:style-name="P4">
The head of the Ministry of Reintegration emphasized that to make money on trouble and attack people who help people to leave dangerous areas for free, abnormally.</text:p>
      <text:p text:style-name="P4">
"The state should show that it is stronger than those two abominations. I turn to the Dyerson force bloc. I know that you are able to quickly put up.(https://www.ukrinform.ua/tag-evakuacia)** It is free for people, so it is free. If someone does not agree there, then explain to them so that they are understood, "she said.</text:p>
      <text:p text:style-name="P4">
<text:span text:style-name="T4">
 Read also: </text:span>
 <text:span text:style-name="T4">
 <text:a xlink:type="simple" xlink:href="https://www.ukrinform.ua/rubric-regions/3724198-u-hersoni-pobili-volontera-akij-bezkostovno-perevoziv-ludej-iz-pidtoplenih-teritorij.html" text:style-name="Internet_20_link" text:visited-style-name="Visited_20_Internet_20_Link">
in Kherson beat a volunteer who is free of charge from flooded territories</text:a>
</text:span>
</text:p>
      <text:p text:style-name="P4">
According to Vereshchuk, people need to see that power is power.</text:p>
      <text:p text:style-name="P4">
As reported by Ukrinform, in Kherson two carriers _ <text:span text:style-name="T4">
 <text:a xlink:type="simple" xlink:href="https://www.ukrinform.ua/rubric-regions/3724198-u-hersoni-pobili-volontera-akij-bezkostovno-perevoziv-ludej-iz-pidtoplenih-teritorij.html" text:style-name="Internet_20_link" text:visited-style-name="Visited_20_Internet_20_Link">
beat the famous volunteer</text:a>
</text:span>
 _, who transported people from flooded territories for free. Persons are set.</text:p>
      <text:p text:style-name="P4">
News Source: <text:a xlink:type="simple" xlink:href="https://www.ukrinform.ua/rubric-ato/3724311-veresuk-pro-pobitta-volontera-v-hersoni-derzava-mae-pokazati-so-silnisa-za-merzotnikiv.html" text:style-name="Internet_20_link" text:visited-style-name="Visited_20_Internet_20_Link">
https://www.ukrinform.ua/rubric-ato/3724311-veresuk-pro-pobitta-volontera-v-hersoni-derzava-mae-pokazati-so-silnisa-za-merzotnikiv.html</text:a>
</text:p>
      <!--NEWS-->
      <text:h text:style-name="P10" text:outline-level="1">
<text:span text:style-name="T4">
Air Force in Telegram does not detail where the rockets of the Russian Federation fly, only indicate the direction - Ignati</text:span>
</text:h>
      <text:p text:style-name="P4">
Authors: Ukrinform (Person)</text:p>
      <text:p text:style-name="P4">
Publisher: Укринформ (Organization)</text:p>
      <text:p text:style-name="P4">
Published Time: 2023-06-17T20:22:00+03:00</text:p>
      <text:p text:style-name="P4">
Modified Time: 2023-06-17T20:22:00+03:00</text:p>
      <text:p text:style-name="P4">
Description: The Air Force telegram provides information from where Russian missiles flew, how many air defense of Ukraine destroyed them, but without details-where exactly the missiles fly: only the direction is called. - Ukrinform.</text:p>
      <text:p text:style-name="P4">
Images: ['<text:a xlink:type="simple" xlink:href="https://static.ukrinform.com/photos/2023_04/thumb_files/630_360_1681053650-211.jpg" text:style-name="Internet_20_link" text:visited-style-name="Visited_20_Internet_20_Link">
630_360_16810...</text:a>
']</text:p>
      <text:p text:style-name="P4">
Tags: ['Повітряні сили ЗСУ', 'Війна з Росією', 'Повітряна тривога', 'ППО', 'Ігнат']</text:p>
      <text:p text:style-name="P4">
Type: Article</text:p>
      <!--METADATA-->
      <text:p text:style-name="P4">
<draw:frame draw:style-name="fr1" draw:name="Image215" text:anchor-type="as-char" svg:width="6.9236in" svg:height="3.956343in" draw:z-index="0">
<draw:image xlink:href="../Images/yкринформ/2023-06-17T20-22-00-03-00/630_360_1681053650-211.jpg" xlink:type="simple" xlink:show="embed" xlink:actuate="onLoad" draw:mime-type="image/jpeg"/>
</draw:frame>
The Utegram-channel of the Air Force provides information from where the Russian-guns flew, how many air defense of Ukraine destroyed them, but without details-where it is flying: only the direction is called.</text:p>
      <text:p text:style-name="P4">
This was reported in a comment <text:a xlink:type="simple" xlink:href="https://ukr.radio/news.html" text:style-name="Internet_20_link" text:visited-style-name="Visited_20_Internet_20_Link">
Ukrainian Radio</text:a>
The spokesman of the Air Force Command Yuri Ignat, Ukrinform reports.</text:p>
      <text:p text:style-name="P4">
According to him, the Air Force Telegram-Channel will inform the population of the main rocket attacks: "It is clear that all <text:a xlink:type="simple" xlink:href="https://www.ukrinform.ua/tag-povitrana-trivoga" text:style-name="Internet_20_link" text:visited-style-name="Visited_20_Internet_20_Link">
air anxiety</text:a>
It is hardly advisable to give, because we have an application "Air Anxiety", there are state institutions that are officially reported. We publish our official speeches there, the result of booe work per night. Yesterday(June 16 - Ed.)For example, 6 "daggers", 6 winged "Caliber" rockets, drones were destroyed. And we publish information - where we flew, how much we destroyed, which air brigade did.</text:p>
      <text:p text:style-name="P4">
However, where the missiles fly, he said, in the air forces will not - will only indicate the direction. "There will be notifications that TU-95 flew, for example, that they are moving to the Caspian area and there will be there They report to the population that there are likely launches. The air forces will do it from a proven source, and a verified telegram canal with a blue tick will be reported. A present link is not anonymous channels, in media representatives in particular, but an official source, "-said a spokesman for air forces Armed Forces. He urged to not use the anonymous TG channels in finding information about air attacks.</text:p>
      <text:p text:style-name="P4">
<text:span text:style-name="T4">
 Read also: </text:span>
 <text:a xlink:type="simple" xlink:href="https://www.ukrinform.ua/rubric-ato/3724006-reznikov-sprognozuvav-koli-ukraina-zmoze-postaviti-na-ozbroenna-f16.html" text:style-name="Internet_20_link" text:visited-style-name="Visited_20_Internet_20_Link">
Reznikov predicted when Ukraine will be able to put the F-16 innovation</text:a>
He added that there will be information about the launches, the entry of missiles into the territory of Ukraine, and where they are heading, and the heads of the regions will be able to strengthen this information somewhere: "They will be able to inform that the air defense will work in the region, so" we ask everyone to go into shelter. "According to him, ordinary users of social networks are forbidden to publish a video of the air defense photos - this is one aspect. "The other is the direction of movement of rockets in real time, as well as to identify them with our system and non -detection - it is a key thing that is uncomfortable to speak." Ignati gave examples of unacceptable messages. "They came in and disappeared from radars, appeared in another area" - this information can be the most. "About the ban on showing fragments and the operation of air defense, apparently everyone knows. Fixing with mobile phones, devices, how our pppogeroically worked when several points of the city are removed from the same rocket, allows to model on the map lines that cross from the location. launch. It can give the enemy a clear picture from where the air defense launch was from. There are other sources that the enemy uses, "Ignat summed up.</text:p>
      <text:p text:style-name="P4">
<text:span text:style-name="T4">
 Read also: </text:span>
 <text:a xlink:type="simple" xlink:href="https://www.ukrinform.ua/rubric-ato/3723768-rosia-moze-popovnuvati-kilkist-kalibriv-gumenuk.html" text:style-name="Internet_20_link" text:visited-style-name="Visited_20_Internet_20_Link">
Russia can replenish the number of "calibers" - Humeniuk</text:a>
The air forces of the Armed Forces were reported on its official telegram channel <text:a xlink:type="simple" xlink:href="https://www.ukrinform.ua/rubric-ato/3723680-povitrani-sili-povidomlatimut-pro-zagrozi-v-rezimi-onlajn-u-telegrami.html" text:style-name="Internet_20_link" text:visited-style-name="Visited_20_Internet_20_Link">
began to inform the population</text:a>
About the threats of rocket strokes and attacks Droam-Kamikadze <text:a xlink:type="simple" xlink:href="https://www.ukrinform.ua/rubric-ato/3723680-povitrani-sili-povidomlatimut-pro-zagrozi-v-rezimi-onlajn-u-telegrami.html" text:style-name="Internet_20_link" text:visited-style-name="Visited_20_Internet_20_Link">
</text:a>
type shahd. Currently, the channel197.7 thousand subscribers.</text:p>
      <text:p text:style-name="P4">
News Source: <text:a xlink:type="simple" xlink:href="https://www.ukrinform.ua/rubric-ato/3724280-povitrani-sili-u-telegrami-ne-detalizuut-kudi-letat-raketi-rf-lise-vkazuut-napram-ignat.html" text:style-name="Internet_20_link" text:visited-style-name="Visited_20_Internet_20_Link">
https://www.ukrinform.ua/rubric-ato/3724280-povitrani-sili-u-telegrami-ne-detalizuut-kudi-letat-raketi-rf-lise-vkazuut-napram-ignat.html</text:a>
</text:p>
      <!--NEWS-->
      <text:h text:style-name="P10" text:outline-level="1">
<text:span text:style-name="T4">
Erdogan and von der Liaan discussed the prospects of Turkish membership in the EU</text:span>
</text:h>
      <text:p text:style-name="P4">
Authors: Ukrinform (Person)</text:p>
      <text:p text:style-name="P4">
Publisher: Укринформ (Organization)</text:p>
      <text:p text:style-name="P4">
Published Time: 2023-06-17T20:38:00+03:00</text:p>
      <text:p text:style-name="P4">
Modified Time: 2023-06-17T20:38:00+03:00</text:p>
      <text:p text:style-name="P4">
Description: Supporting the prospects for Turkey's full membership in the EU will facilitate the opening of new horizons in relations between Ankara and Brussels. - Ukrinform.</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Євросоюз', 'Туреччина', 'Фон дер Ляєн']</text:p>
      <text:p text:style-name="P4">
Type: Article</text:p>
      <!--METADATA-->
      <text:p text:style-name="P4">
<draw:frame draw:style-name="fr1" draw:name="Image216" text:anchor-type="as-char" svg:width="6.9236in" svg:height="3.956343in" draw:z-index="0">
<draw:image xlink:href="../Images/yкринформ/2023-06-17T20-38-00-03-00/630_360_1660844699-886.jpg" xlink:type="simple" xlink:show="embed" xlink:actuate="onLoad" draw:mime-type="image/jpeg"/>
</draw:frame>
Supporting the EU's full -fledged membership in the EU will facilitate the discovery of new horizons in relations between Ankara and Brussels.</text:p>
      <text:p text:style-name="P4">
This was stated by Turkish President Recep Tayyip Erdogan in a telephone conversation by the Ursula Der Lyen Ursula, Ukrinform reports with a reference to the Directorate for Communications of the Presidential Administration.</text:p>
      <text:p text:style-name="P4">
The interlocutors discussed the issues of relations between <text:a xlink:type="simple" xlink:href="https://www.ukrinform.ua/tag-tureccina" text:style-name="Internet_20_link" text:visited-style-name="Visited_20_Internet_20_Link">
Turkey</text:a>
and EU. Background der Liaien is greeted with re -election to the president.</text:p>
      <text:p text:style-name="P4">
"The way to successfully combat the challenges that arise at the regional level is to strengthen the cooperation between the European Union and Turkey," the Turkish leader said.</text:p>
      <text:p text:style-name="P4">
According to him, a fair attitude to Turkey and support for the prospects of full membership will contribute to the opening of new horizons in relations.</text:p>
      <text:p text:style-name="P4">
<text:span text:style-name="T4">
 Read also: </text:span>
 <text:a xlink:type="simple" xlink:href="https://www.ukrinform.ua/rubric-world/3723453-posla-svejcarii-v-ankari-viklikali-do-mzs-cerez-antitureckij-protestu-u-curihu.html" text:style-name="Internet_20_link" text:visited-style-name="Visited_20_Internet_20_Link">
Ambassador Switzerland in Ankara called to the Foreign Ministry through the Antitury protest in Zurich</text:a>
Turkey has been reported to be a candidate for joining the EU since 1999. The intervals that began in 2005 were stopped in 2016 because of political differences and criticism by Brussels on violations in human Turkey and the principles of democracy.</text:p>
      <text:p text:style-name="P4">
The tension in Turkey's relations with the European Union has intensified as a result of a prolonged dispute around Cyprus, as well as the distribution of shelf and territorial waters around Cyprus and Greece.</text:p>
      <text:p text:style-name="P4">
News Source: <text:a xlink:type="simple" xlink:href="https://www.ukrinform.ua/rubric-world/3724287-erdogan-i-fon-der-laen-obgovorili-perspektivi-clenstva-tureccini-v-es.html" text:style-name="Internet_20_link" text:visited-style-name="Visited_20_Internet_20_Link">
https://www.ukrinform.ua/rubric-world/3724287-erdogan-i-fon-der-laen-obgovorili-perspektivi-clenstva-tureccini-v-es.html</text:a>
</text:p>
      <!--NEWS-->
      <text:h text:style-name="P10" text:outline-level="1">
<text:span text:style-name="T4">
Air defense has destroyed two Russian drones in Kherson region</text:span>
</text:h>
      <text:p text:style-name="P4">
Authors: Ukrinform (Person)</text:p>
      <text:p text:style-name="P4">
Publisher: Укринформ (Organization)</text:p>
      <text:p text:style-name="P4">
Published Time: 2023-06-17T20:42:00+03:00</text:p>
      <text:p text:style-name="P4">
Modified Time: 2023-06-17T20:42:00+03:00</text:p>
      <text:p text:style-name="P4">
Description: In the Kherson region, on June 17, air defense forces were destroyed by two Russian drones - a shock "Lancet" and a reconnaissance "Orlan". - Ukrinform.</text:p>
      <text:p text:style-name="P4">
Images: ['<text:a xlink:type="simple" xlink:href="https://static.ukrinform.com/photos/2023_06/thumb_files/630_360_1687023688-218.jpg" text:style-name="Internet_20_link" text:visited-style-name="Visited_20_Internet_20_Link">
630_360_16870...</text:a>
']</text:p>
      <text:p text:style-name="P4">
Tags: ['Безпілотник', 'Херсонщина', 'ППО']</text:p>
      <text:p text:style-name="P4">
Type: Article</text:p>
      <!--METADATA-->
      <text:p text:style-name="P4">
<draw:frame draw:style-name="fr1" draw:name="Image217" text:anchor-type="as-char" svg:width="6.9236in" svg:height="3.956343in" draw:z-index="0">
<draw:image xlink:href="../Images/yкринформ/2023-06-17T20-42-00-03-00/630_360_1687023688-218.jpg" xlink:type="simple" xlink:show="embed" xlink:actuate="onLoad" draw:mime-type="image/jpeg"/>
</draw:frame>
On June 17, the Uherson region of the Air Defense forces was destroyed by two -Russian drones - a shock "Lancet" and a reconnaissance "Orlan".</text:p>
      <text:p text:style-name="P4">
According to Ukrinform, the South Air Command reported on <text:a xlink:type="simple" xlink:href="https://www.facebook.com/PvKPivden/posts/pfbid02DcL9hWsSXCWuMxAFdZgBMCARefbKWkx2y86dzMdo5ysZkoqsLGaSWrv8JzNRgRVWl" text:style-name="Internet_20_link" text:visited-style-name="Visited_20_Internet_20_Link">
Facebook</text:a>
.</text:p>
      <text:p text:style-name="P4">
"17 червня 2023 року, на Херсонщині, силами та засобами протиповітряноїоборони повітряного командування "Південь" знищено розвідувальний <text:a xlink:type="simple" xlink:href="https://www.ukrinform.ua/tag-bezpilotnik" text:style-name="Internet_20_link" text:visited-style-name="Visited_20_Internet_20_Link">
 БпЛА</text:a>
Orlan-10 "and Lancet" UAVs,-the message reads.</text:p>
      <text:p text:style-name="P4">
<text:span text:style-name="T4">
 Read also: </text:span>
 [Under the Svatov Defense Force destroyed the "airfield" of Russian <text:span text:style-name="T4">
 drone </text:span>
 s]](https://www.ukrinform.ua/rubric-ato/3722690-pid-svatovim-sili-oboroni-znisili-aerodrom-rosijskih-bezpilotnikiv.html)As reported <text:a xlink:type="simple" xlink:href="https://www.ukrinform.ua/rubric-ato/3724054-sili-oboroni-znisili-vze-219-170-rosian.html" text:style-name="Internet_20_link" text:visited-style-name="Visited_20_Internet_20_Link">
Ukrinform</text:a>
, as of June 17, in the resolved passage of Ukraine, the full -scale war has already lost 3977 of its tanks, 7706 fight armored vehicles and thousands of units of other equipment.</text:p>
      <text:p text:style-name="P4">
<text:span text:style-name="T5">
Foto: South Air Command _ </text:span>
</text:p>
      <text:p text:style-name="P4">
News Source: <text:a xlink:type="simple" xlink:href="https://www.ukrinform.ua/rubric-ato/3724288-ppo-znisila-dva-rosijski-bezpilotniki-na-hersonsini.html" text:style-name="Internet_20_link" text:visited-style-name="Visited_20_Internet_20_Link">
https://www.ukrinform.ua/rubric-ato/3724288-ppo-znisila-dva-rosijski-bezpilotniki-na-hersonsini.html</text:a>
</text:p>
      <!--NEWS-->
      <text:h text:style-name="P10" text:outline-level="1">
<text:span text:style-name="T4">
Mkip confirmed the flooding of the Museum of Polina Rayko in Kherson region</text:span>
</text:h>
      <text:p text:style-name="P4">
Authors: Ukrinform (Person)</text:p>
      <text:p text:style-name="P4">
Publisher: Укринформ (Organization)</text:p>
      <text:p text:style-name="P4">
Published Time: 2023-06-17T20:44:00+03:00</text:p>
      <text:p text:style-name="P4">
Modified Time: 2023-06-17T20:44:00+03:00</text:p>
      <text:p text:style-name="P4">
Description: Information about the destruction in the temporarily captured Oleshki of the Kherson region of the house-museum of Ukrainian artist Polina Rayko, who flooded as a result of blasting by Russian troops of the Kakhovka hydroelectric power station. - Ukrinform.</text:p>
      <text:p text:style-name="P4">
Images: ['<text:a xlink:type="simple" xlink:href="https://static.ukrinform.com/photos/2023_06/thumb_files/630_360_1687023405-617.jpg" text:style-name="Internet_20_link" text:visited-style-name="Visited_20_Internet_20_Link">
630_360_16870...</text:a>
']</text:p>
      <text:p text:style-name="P4">
Tags: ['Херсонщина', 'Музей', 'Каховська ГЕС', 'МКІП ', 'Художниця', 'Підтоплення']</text:p>
      <text:p text:style-name="P4">
Type: Article</text:p>
      <!--METADATA-->
      <text:p text:style-name="P4">
<draw:frame draw:style-name="fr1" draw:name="Image218" text:anchor-type="as-char" svg:width="6.9236in" svg:height="3.956343in" draw:z-index="0">
<draw:image xlink:href="../Images/yкринформ/2023-06-17T20-44-00-03-00/630_360_1687023405-617.jpg" xlink:type="simple" xlink:show="embed" xlink:actuate="onLoad" draw:mime-type="image/jpeg"/>
</draw:frame>
Information about the destruction in the temporarily captured Oleshkhkhinson region of the house-museum of Ukrainian artist Polina Ricoko, who died as a result of the blasting of the Russian troops of the Kakhovka hydroelectric power station.</text:p>
      <text:p text:style-name="P4">
The Ministry of Culture and Information Policy of Ukraine reported this in <text:a xlink:type="simple" xlink:href="https://t.me/mkipu/6500" text:style-name="Internet_20_link" text:visited-style-name="Visited_20_Internet_20_Link">
telegram</text:a>
, reports Ukrinform.</text:p>
      <text:p text:style-name="P4">
As noted in the MKIP, earlier information about the probable flooding of the house has already been made by the network. At that time, it was not possible to confirm its possibilities, since the artist's homes were located on a temporarily captured enemy.</text:p>
      <text:p text:style-name="P4">
"Unfortunately, information about the destruction of the house- <text:a xlink:type="simple" xlink:href="https://www.ukrinform.ua/tag-muzej" text:style-name="Internet_20_link" text:visited-style-name="Visited_20_Internet_20_Link">
museum</text:a>
Rayko's Polina has been confirmed and the first photo of the consequences of destroying a terrorist country of one of the striking examples of Ukrainian art, which had a history, "said in the department.</text:p>
      <text:p text:style-name="P4">
<text:span text:style-name="T4">
 Read also: </text:span>
 <text:a xlink:type="simple" xlink:href="https://www.ukrinform.ua/rubric-culture/3724164-mozut-buti-desatki-miljoniv-tkacenko-pro-zbitki-kulturnoi-spadsini-vid-pidrivu-kahovskoi-ges.html" text:style-name="Internet_20_link" text:visited-style-name="Visited_20_Internet_20_Link">
can be tens of millions: <text:span text:style-name="T4">
 Tkachenko </text:span>
 About the loss of cultural heritage from the blast of Kakhovka hydroelectric power station</text:a>
The ministry reminded that on the walls of Rayko's house she reproduced her own biography, depicting portraits of the family, as well as favorite symbolism and birds of different shapes, colors and species.</text:p>
      <text:p text:style-name="P4">
"The importance of such unique places is another demonstration of how Russia is to destroy Ukrainian culture and history," the MKIP emphasized.</text:p>
      <text:p text:style-name="P4">
As reported by Ukrinform, due to the undermining of the Russians of the Dams of the Kakhovka hydroelectric power station Ucheron and Mykolaiv regions <text:a xlink:type="simple" xlink:href="https://www.ukrinform.ua/rubric-culture/3723879-tkacenko-cerez-pidriv-kahovskoi-ges-u-zoni-riziku-147-zakladiv-kulturi-ta-misteckoi-osviti.html" text:style-name="Internet_20_link" text:visited-style-name="Visited_20_Internet_20_Link">
before</text:a>
 <text:a xlink:type="simple" xlink:href="https://www.ukrinform.ua/rubric-culture/3723879-tkacenko-cerez-pidriv-kahovskoi-ges-u-zoni-riziku-147-zakladiv-kulturi-ta-misteckoi-osviti.html" text:style-name="Internet_20_link" text:visited-style-name="Visited_20_Internet_20_Link">
</text:a>
<text:a xlink:type="simple" xlink:href="https://www.ukrinform.ua/rubric-culture/3723879-tkacenko-cerez-pidriv-kahovskoi-ges-u-zoni-riziku-147-zakladiv-kulturi-ta-misteckoi-osviti.html" text:style-name="Internet_20_link" text:visited-style-name="Visited_20_Internet_20_Link">
147 cultural institutions have gotten in risk</text:a>
and art education.  Photo: MKIP, Facebook</text:p>
      <text:p text:style-name="P4">
News Source: <text:a xlink:type="simple" xlink:href="https://www.ukrinform.ua/rubric-culture/3724289-mkip-pidtverdilo-zatoplenna-muzeu-polini-rajko-na-hersonsini.html" text:style-name="Internet_20_link" text:visited-style-name="Visited_20_Internet_20_Link">
https://www.ukrinform.ua/rubric-culture/3724289-mkip-pidtverdilo-zatoplenna-muzeu-polini-rajko-na-hersonsini.html</text:a>
</text:p>
      <!--NEWS-->
      <text:h text:style-name="P10" text:outline-level="1">
<text:span text:style-name="T4">
The National Bank reminded you not to be a victim of fraudsters</text:span>
</text:h>
      <text:p text:style-name="P4">
Authors: Ukrinform (Person)</text:p>
      <text:p text:style-name="P4">
Publisher: Укринформ (Organization)</text:p>
      <text:p text:style-name="P4">
Published Time: 2023-06-17T20:48:00+03:00</text:p>
      <text:p text:style-name="P4">
Modified Time: 2023-06-17T20:48:00+03:00</text:p>
      <text:p text:style-name="P4">
Description: The National Bank was reminded that it was necessary to do not come across the financial schemes of fraudster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Нацбанк', 'Шахрайство', 'Україна']</text:p>
      <text:p text:style-name="P4">
Type: Article</text:p>
      <!--METADATA-->
      <text:p text:style-name="P4">
<draw:frame draw:style-name="fr1" draw:name="Image219" text:anchor-type="as-char" svg:width="6.9236in" svg:height="3.956343in" draw:z-index="0">
<draw:image xlink:href="../Images/yкринформ/2023-06-17T20-48-00-03-00/630_360_1679320501-539.png" xlink:type="simple" xlink:show="embed" xlink:actuate="onLoad" draw:mime-type="image/png"/>
</draw:frame>
The Union Bank was reminded that it was necessary to do not come across the financial schemes of fraudsters.</text:p>
      <text:p text:style-name="P4">
According to Ukrinform, the NBU press service reports on <text:a xlink:type="simple" xlink:href="https://www.facebook.com/NationalBankOfUkraine/posts/pfbid0fULEZ9R1GZCyw1oo6f9sF83oyPw89nqYSPuBwyGmuq1nQPu5t6DGs3Kk96dEVuG7l" text:style-name="Internet_20_link" text:visited-style-name="Visited_20_Internet_20_Link">
Facebook</text:a>
.</text:p>
      <text:p text:style-name="P4">
" <text:a xlink:type="simple" xlink:href="https://www.ukrinform.ua/tag-sahrajstvo" text:style-name="Internet_20_link" text:visited-style-name="Visited_20_Internet_20_Link">
 Шахраї </text:a>
They know well what kind of skeleton points to "click" to get the information you need. The most legend of scammers is the alarming situation and intimidation. An example of such a legend is when fraudsters call on behalf of a bank security worker and report that they are trying to withdraw funds from your account, ”the message will be in the message.</text:p>
      <text:p text:style-name="P4">
The National Bank reminds the main indicators of a fraudulence within the campaign. It is necessary to stop talking with a fraudulence when you hear the following: they ask the card, the three-digit number on the back of the card, passwords, bank codes and mobile operators, PIN code to the card, control your telephone.(are asked to make a transaction, remove cash, set a program on your device, etc.), ask for photographing and send a photo payment card, frightened by the fact that your card is blocked, and criminals are broken, or they are asked to go to the link and indicate all the personal data of the payment card details.</text:p>
      <text:p text:style-name="P4">
The National Bank emphasizes that it does not matter what the situation has occurred, the employees of the bank, the NBU, law enforcement agencies or any other institution will not ask for such actions.</text:p>
      <text:p text:style-name="P4">
*!(https://www.ukrinform.ua/rubric-society/3702800-u-merezi-aktivizuvalisa-sahrai-aki-proponuut-ukraincam-dopomogu-vid-miznarodnih-organizacij.html)If you have informed the fraudsters of the card, the bank code from the SMS, it is necessary to block the card immediately in the application or phone call VKontakte Center of the Bank or change the password to the Internet banking. If the fraudsters have told the password for Internet banking, then in this case it is necessary to capture cards, accounts and access to Internet banking, calling the Dobank at the number indicated on the back of the card.</text:p>
      <text:p text:style-name="P4">
News Source: <text:a xlink:type="simple" xlink:href="https://www.ukrinform.ua/rubric-society/3724290-u-nacbanku-nagadali-ak-ne-stati-zertvou-sahraiv.html" text:style-name="Internet_20_link" text:visited-style-name="Visited_20_Internet_20_Link">
https://www.ukrinform.ua/rubric-society/3724290-u-nacbanku-nagadali-ak-ne-stati-zertvou-sahraiv.html</text:a>
</text:p>
      <!--NEWS-->
      <text:h text:style-name="P10" text:outline-level="1">
<text:span text:style-name="T4">
In Japan to 16 years old, they have increased the age of consent to sex</text:span>
</text:h>
      <text:p text:style-name="P4">
Authors: Ukrinform (Person)</text:p>
      <text:p text:style-name="P4">
Publisher: Укринформ (Organization)</text:p>
      <text:p text:style-name="P4">
Published Time: 2023-06-17T21:10:00+03:00</text:p>
      <text:p text:style-name="P4">
Modified Time: 2023-06-17T21:10:00+03:00</text:p>
      <text:p text:style-name="P4">
Description: The Japanese Parliament has increased the age of consent to sex, one of the lowest in the world, from 13 to 16 years. - Ukrinform.</text:p>
      <text:p text:style-name="P4">
Images: ['<text:a xlink:type="simple" xlink:href="https://static.ukrinform.com/photos/2020_09/thumb_files/630_360_1600767017-779.jpeg" text:style-name="Internet_20_link" text:visited-style-name="Visited_20_Internet_20_Link">
630_360_16007...</text:a>
']</text:p>
      <text:p text:style-name="P4">
Tags: ['Японія', 'Парламент', 'Закон', 'Секс']</text:p>
      <text:p text:style-name="P4">
Type: Article</text:p>
      <!--METADATA-->
      <text:p text:style-name="P4">
<draw:frame draw:style-name="fr1" draw:name="Image220" text:anchor-type="as-char" svg:width="6.9236in" svg:height="3.956343in" draw:z-index="0">
<draw:image xlink:href="../Images/yкринформ/2023-06-17T21-10-00-03-00/630_360_1600767017-779.jpeg" xlink:type="simple" xlink:show="embed" xlink:actuate="onLoad" draw:mime-type="image/jpeg"/>
</draw:frame>
The Japanese Parliament has increased the age of consent to sex, one of the lowest in the world, from 13 to 16 years.</text:p>
      <text:p text:style-name="P4">
About it reports <text:a xlink:type="simple" xlink:href="https://www.news18.com/world/japan-raises-consent-age-from-13-to-16-in-reforms-to-sex-crime-legislation-8098183.html" text:style-name="Internet_20_link" text:visited-style-name="Visited_20_Internet_20_Link">
afp</text:a>
, reports Ukrinform.</text:p>
      <text:p text:style-name="P4">
The age of which sexual acts are considered rape is 16 years old in France, 15 years in France, and 14 years in Germany and China. In <text:a xlink:type="simple" xlink:href="https://www.ukrinform.ua/tag-aponia" text:style-name="Internet_20_link" text:visited-style-name="Visited_20_Internet_20_Link">
Japan</text:a>
It has been unchanged since 1907, children aged 13 were considered capable to give such a good.</text:p>
      <text:p text:style-name="P4">
According to the new law, adolescent couples with a difference of no more than five years will be released from court prosecution if the age of both partners is more than 13 years.</text:p>
      <text:p text:style-name="P4">
In addition, Japan has reviewed sexual crimes. New laws expand the definition of rape and focus on the concept of consignments.</text:p>
      <text:p text:style-name="P4">
<text:span text:style-name="T4">
 Read also: </text:span>
 <text:a xlink:type="simple" xlink:href="https://www.ukrinform.ua/rubric-world/3723556-parlament-aponii-shvaliv-stvorenna-specfondu-dla-pokritta-pidvisenih-vitrat-na-oboronu.html" text:style-name="Internet_20_link" text:visited-style-name="Visited_20_Internet_20_Link">
Parliament of Japan approved the creation of a special fund to cover the extent costs of defense</text:a>
Activists greeted the reforms, and the Tokyo Group Human Rights Now called them "a big step forward." Her statement said that raising the age of consent to sex "will give society a signal that sexual abuse by adulthood is unacceptable."</text:p>
      <text:p text:style-name="P4">
News Source: <text:a xlink:type="simple" xlink:href="https://www.ukrinform.ua/rubric-world/3724295-u-aponii-do-16-rokiv-pidvisili-vik-zgodi-na-seks.html" text:style-name="Internet_20_link" text:visited-style-name="Visited_20_Internet_20_Link">
https://www.ukrinform.ua/rubric-world/3724295-u-aponii-do-16-rokiv-pidvisili-vik-zgodi-na-seks.html</text:a>
</text:p>
      <!--NEWS-->
      <text:h text:style-name="P10" text:outline-level="1">
<text:span text:style-name="T4">
In Moldova farmers announced new protests</text:span>
</text:h>
      <text:p text:style-name="P4">
Authors: Ukrinform (Person)</text:p>
      <text:p text:style-name="P4">
Publisher: Укринформ (Organization)</text:p>
      <text:p text:style-name="P4">
Published Time: 2023-06-17T21:24:00+03:00</text:p>
      <text:p text:style-name="P4">
Modified Time: 2023-06-17T23:24:00+03:00</text:p>
      <text:p text:style-name="P4">
Description: From June 19, local farmers have announced mass protests in Moldova. - Ukrinform.</text:p>
      <text:p text:style-name="P4">
Images: ['<text:a xlink:type="simple" xlink:href="https://static.ukrinform.com/photos/2023_06/thumb_files/630_360_1687034413-980.jpg" text:style-name="Internet_20_link" text:visited-style-name="Visited_20_Internet_20_Link">
630_360_16870...</text:a>
']</text:p>
      <text:p text:style-name="P4">
Tags: ['Молдова', 'Протест', 'Фермер']</text:p>
      <text:p text:style-name="P4">
Type: Article</text:p>
      <!--METADATA-->
      <text:p text:style-name="P4">
<draw:frame draw:style-name="fr1" draw:name="Image221" text:anchor-type="as-char" svg:width="6.9236in" svg:height="3.956343in" draw:z-index="0">
<draw:image xlink:href="../Images/yкринформ/2023-06-17T21-24-00-03-00/630_360_1687034413-980.jpg" xlink:type="simple" xlink:show="embed" xlink:actuate="onLoad" draw:mime-type="image/jpeg"/>
</draw:frame>
From June 19, local farmers have announced mass protests in Moldova.</text:p>
      <text:p text:style-name="P4">
As Ukrinform reports, it reports <text:a xlink:type="simple" xlink:href="https://newsmaker.md/rus/novosti/fermery-obyavili-o-protestah-v-tsentre-kishineva-ozhidayutsya-probki/" text:style-name="Internet_20_link" text:visited-style-name="Visited_20_Internet_20_Link">
Newsmaker</text:a>
.</text:p>
      <text:p text:style-name="P4">
Since June 19, farmers will start mass protests in <text:span text:style-name="T4">
 <text:a xlink:type="simple" xlink:href="https://www.ukrinform.ua/tag-moldova" text:style-name="Internet_20_link" text:visited-style-name="Visited_20_Internet_20_Link">
Moldova</text:a>
</text:span>
. Some of the farmers will come to Chisinau - to strike near the buildings of the government, parliament and the Ministry of Agriculture. The rest will be protesting the Nancial Routes, the Farmers' Power Association said.</text:p>
      <text:p text:style-name="P4">
“Negotiations on the method and size of the compensation promised by the government did not take place, despite the fact that our organization was ready for discussions and published the sum of farmers' assembly on crops of the first group. In this regard, the association has made it possible to resume mass protests, ”the Association said.</text:p>
      <text:p text:style-name="P4">
<text:span text:style-name="T4">
 Read also: </text:span>
 <text:span text:style-name="T4">
 <text:a xlink:type="simple" xlink:href="https://www.ukrinform.ua/rubric-economy/3723319-solskij-obgovoriv-z-agrarnim-ministrom-moldovi-umovi-tranzitu-ukrainskoi-agroprodukcii.html" text:style-name="Internet_20_link" text:visited-style-name="Visited_20_Internet_20_Link">
Solsky discussed with the agrarian minister of Moldova of the concentration of Ukrainian agricultural products</text:a>
</text:span>
</text:p>
      <text:p text:style-name="P4">
Thus, some farmers will go to the capital on their tractors. They will be protested near the buildings of the Government, Parliament and the Ministry of Agriculture. The peasants from other areas will be released this day at national car.</text:p>
      <text:p text:style-name="P4">
"We apologize to the citizens for the possible inconveniences in motion, the alfermers whom the authorities abandoned and deceived during the year, are extremely outraged by the Tatwerto defend their right to economic survival," the statement said.</text:p>
      <text:p text:style-name="P4">
<text:span text:style-name="T4">
 Read also: </text:span>
 <text:span text:style-name="T4">
 <text:a xlink:type="simple" xlink:href="https://www.ukrinform.ua/rubric-society/3721871-moldova-nadala-ukraini-gumanitarnu-dopomogu.html" text:style-name="Internet_20_link" text:visited-style-name="Visited_20_Internet_20_Link">
Moldova provided to Ukraine humanitarian aid</text:a>
</text:span>
</text:p>
      <text:p text:style-name="P4">
It is worth noting that in the protest document, the Association of Fitrmers stated that on June 20, to 150 tractors will be traveled to the central square by the streets of Benulesk-Bodona, Bukurash, and others and will return the area to the Government building.</text:p>
      <text:p text:style-name="P4">
News Source: <text:a xlink:type="simple" xlink:href="https://www.ukrinform.ua/rubric-world/3724312-u-moldovi-fermeri-ogolosili-pro-novi-protesti.html" text:style-name="Internet_20_link" text:visited-style-name="Visited_20_Internet_20_Link">
https://www.ukrinform.ua/rubric-world/3724312-u-moldovi-fermeri-ogolosili-pro-novi-protesti.html</text:a>
</text:p>
      <!--NEWS-->
      <text:h text:style-name="P10" text:outline-level="1">
<text:span text:style-name="T4">
The Ukrainian Krumkh went to the final of the qualification in Ilkli</text:span>
</text:h>
      <text:p text:style-name="P4">
Authors: Ukrinform (Person)</text:p>
      <text:p text:style-name="P4">
Publisher: Укринформ (Organization)</text:p>
      <text:p text:style-name="P4">
Published Time: 2023-06-17T21:26:15+03:00</text:p>
      <text:p text:style-name="P4">
Modified Time: 2023-06-17T21:26:15+03:00</text:p>
      <text:p text:style-name="P4">
Description: He first played on the herbal cover. - Ukrinform.</text:p>
      <text:p text:style-name="P4">
Images: ['<text:a xlink:type="simple" xlink:href="https://static.ukrinform.com/photos/2023_06/thumb_files/630_360_1687026318-880.jpg" text:style-name="Internet_20_link" text:visited-style-name="Visited_20_Internet_20_Link">
630_360_16870...</text:a>
']</text:p>
      <text:p text:style-name="P4">
Tags: ['Теніс']</text:p>
      <text:p text:style-name="P4">
Type: Article</text:p>
      <!--METADATA-->
      <text:p text:style-name="P4">
<draw:frame draw:style-name="fr1" draw:name="Image222" text:anchor-type="as-char" svg:width="6.9236in" svg:height="3.956343in" draw:z-index="0">
<draw:image xlink:href="../Images/yкринформ/2023-06-17T21-26-15-03-00/630_360_1687026318-880.jpg" xlink:type="simple" xlink:show="embed" xlink:actuate="onLoad" draw:mime-type="image/jpeg"/>
</draw:frame>
He first played on the grass.</text:p>
      <text:p text:style-name="P4">
Ukrainian tennis player Alexei Krutykh reached the finale of the qualification of the grassy -chellenger in Ilcli, Ukrinform reports.</text:p>
      <text:p text:style-name="P4">
Alexei raided Japan Rio Nogucha in three sets. The first seven was the victory of the Ukrainian - 6: 4, in the second party, the Japanese athlete was played, the party account is 6: 3. In the third set, he defeated the legs - 6: 4.</text:p>
      <text:p text:style-name="P4">
Athletes spent one hour and 50 minutes at the court. For tennis players, this was the first personal meeting.</text:p>
      <text:p text:style-name="P4">
<text:span text:style-name="T4">
 Read also: </text:span>
 <text:a xlink:type="simple" xlink:href="https://www.ukrinform.ua/rubric-sports/3723952-astremska-ta-curenko-provedut-ocnij-matc-na-turniri-v-birmingemi.html" text:style-name="Internet_20_link" text:visited-style-name="Visited_20_Internet_20_Link">
Yastremskaya and Tsurenko will hold an eye match at the Wirming Tournament</text:a>
In the finale of the qualification, Alexei will meet with Chinese Shan Junchen, which was played by Stuart Parker.</text:p>
      <text:p text:style-name="P4">
Photo: FTU</text:p>
      <text:p text:style-name="P4">
News Source: <text:a xlink:type="simple" xlink:href="https://www.ukrinform.ua/rubric-sports/3724296-ukrainec-krutih-vijsov-u-final-kvalifikacii-v-ilkli.html" text:style-name="Internet_20_link" text:visited-style-name="Visited_20_Internet_20_Link">
https://www.ukrinform.ua/rubric-sports/3724296-ukrainec-krutih-vijsov-u-final-kvalifikacii-v-ilkli.html</text:a>
</text:p>
      <!--NEWS-->
      <text:h text:style-name="P10" text:outline-level="1">
<text:span text:style-name="T4">
Portugal will give Ukraine drones - media</text:span>
</text:h>
      <text:p text:style-name="P4">
Authors: Ukrinform (Person)</text:p>
      <text:p text:style-name="P4">
Publisher: Укринформ (Organization)</text:p>
      <text:p text:style-name="P4">
Published Time: 2023-06-17T21:38:00+03:00</text:p>
      <text:p text:style-name="P4">
Modified Time: 2023-06-17T21:38:00+03:00</text:p>
      <text:p text:style-name="P4">
Description: The Portuguese Tekever drone manufacturer is ready to provide Ukraine with some of its long flight duration systems to support land and maritime operations. - Ukrinform.</text:p>
      <text:p text:style-name="P4">
Images: ['<text:a xlink:type="simple" xlink:href="https://static.ukrinform.com/photos/2023_06/thumb_files/630_360_1687027085-385.jpg" text:style-name="Internet_20_link" text:visited-style-name="Visited_20_Internet_20_Link">
630_360_16870...</text:a>
']</text:p>
      <text:p text:style-name="P4">
Tags: ['Безпілотник', 'БПЛА', 'Британія', 'Португалія', 'Україна', 'ЗСУ', 'Війна з Росією']</text:p>
      <text:p text:style-name="P4">
Type: Article</text:p>
      <!--METADATA-->
      <text:p text:style-name="P4">
<draw:frame draw:style-name="fr1" draw:name="Image223" text:anchor-type="as-char" svg:width="6.9236in" svg:height="3.956343in" draw:z-index="0">
<draw:image xlink:href="../Images/yкринформ/2023-06-17T21-38-00-03-00/630_360_1687027085-385.jpg" xlink:type="simple" xlink:show="embed" xlink:actuate="onLoad" draw:mime-type="image/jpeg"/>
</draw:frame>
The Portuguese Tekever drone manufacturer is ready to provide Ukraine with some scattered systems for long flight duration to support land and marine operations.</text:p>
      <text:p text:style-name="P4">
According to Ukrinform, it reports <text:a xlink:type="simple" xlink:href="https://www.defensenews.com/unmanned/2023/06/16/portuguese-firm-to-provide-drones-to-ukraine-through-british-led-fund/" text:style-name="Internet_20_link" text:visited-style-name="Visited_20_Internet_20_Link">
Defense News.</text:a>
As it is noted, this step will be funded by the International Fund for Ukraine.</text:p>
      <text:p text:style-name="P4">
Earlier this month, the UK Ministry of Defense posted a video showing the military equipment provided to Ukraine.</text:p>
      <text:p text:style-name="P4">
<text:span text:style-name="T4">
 Read also: </text:span>
 <text:span text:style-name="T4">
 <text:a xlink:type="simple" xlink:href="https://www.ukrinform.ua/rubric-polytics/3717228-zelenskij-zustrivsa-z-premerom-portugalii-govorili-pro-navcanna-pilotiv-i-samit-nato.html" text:style-name="Internet_20_link" text:visited-style-name="Visited_20_Internet_20_Link">
Zelensky met with Prime Minister Portugal: Talking Pilots and NATO Summit</text:a>
</text:span>
</text:p>
      <text:p text:style-name="P4">
Deliveries within this fund are funded by the United Kingdom, Denmark, Iceland, Norway, Lithuania, Sweden and Iceland. This equipment will start coming in July.</text:p>
      <text:p text:style-name="P4">
According to this video, Ukraine will receive large quadcopters of Malloy T150 production of the British company Malloy Aeronautics, aircraft drone with the possibility of vertical takeoff and landing Deltaquad Pro vtol production of Delta's Deltaquada and Deltaquani.</text:p>
      <text:p text:style-name="P4">
<text:span text:style-name="T4">
 Read also: </text:span>
 <text:span text:style-name="T4">
 <text:a xlink:type="simple" xlink:href="https://www.ukrinform.ua/rubric-ato/3714211-glava-pentagonu-nazvav-kraini-aki-zabezpecuvatimut-trenuvanna-ukrainciv-na-f16.html" text:style-name="Internet_20_link" text:visited-style-name="Visited_20_Internet_20_Link">
Pentagon Head named countries that will participate in the F-16 F-16</text:a>
</text:span>
</text:p>
      <text:p text:style-name="P4">
The UK Ministry of Defense refused to name specific names for video, which was posted on social networks. Protedefense News was able to confirm that one of two unrecognized <text:span text:style-name="T4">
 <text:a xlink:type="simple" xlink:href="https://www.ukrinform.ua/tag-bezpilotnik" text:style-name="Internet_20_link" text:visited-style-name="Visited_20_Internet_20_Link">
drones</text:a>
</text:span>
 is a system of vertical lane and landing Tekever AR3, made by the Lisbon firm Tekever.</text:p>
      <text:p text:style-name="P4">
The General Director and Founder of Tekever Ricardo Mendes stated that the company "is very proud of Ukraine's support and grateful to the Ministry of Defense of Britain and IFU for the opportunity to contribute to one of the more familiar cases in life."</text:p>
      <text:p text:style-name="P4">
<text:span text:style-name="T4">
 Read also: </text:span>
 <text:span text:style-name="T4">
 <text:a xlink:type="simple" xlink:href="https://www.ukrinform.ua/rubric-diaspora/3723803-u-portugalii-proveli-konferenciu-sodo-socialnopsihologicnoi-dopomogi-bizencam-z-ukraini.html" text:style-name="Internet_20_link" text:visited-style-name="Visited_20_Internet_20_Link">
in Portugal held a conference on social and psychological assistance to Ukrainians</text:a>
 </text:span>
</text:p>
      <text:p text:style-name="P4">
News Source: <text:a xlink:type="simple" xlink:href="https://www.ukrinform.ua/rubric-ato/3724298-portugalia-nadast-ukraini-bezpilotniki-zmi.html" text:style-name="Internet_20_link" text:visited-style-name="Visited_20_Internet_20_Link">
https://www.ukrinform.ua/rubric-ato/3724298-portugalia-nadast-ukraini-bezpilotniki-zmi.html</text:a>
</text:p>
      <!--NEWS-->
      <text:h text:style-name="P10" text:outline-level="1">
<text:span text:style-name="T4">
As a result of Kakhovskaya hydroelectric power station - 16 dead, 31 people disappeared</text:span>
</text:h>
      <text:p text:style-name="P4">
Authors: Ukrinform (Person)</text:p>
      <text:p text:style-name="P4">
Publisher: Укринформ (Organization)</text:p>
      <text:p text:style-name="P4">
Published Time: 2023-06-17T21:49:00+03:00</text:p>
      <text:p text:style-name="P4">
Modified Time: 2023-06-17T21:49:00+03:00</text:p>
      <text:p text:style-name="P4">
Description: As a result of the blasting of the Kakhovskaya hydroelectric power station, 16 dead are known today, 31 people are considered missing. - Ukrinform.</text:p>
      <text:p text:style-name="P4">
Images: ['<text:a xlink:type="simple" xlink:href="https://static.ukrinform.com/photos/2023_06/thumb_files/630_360_1687027678-546.jpg" text:style-name="Internet_20_link" text:visited-style-name="Visited_20_Internet_20_Link">
630_360_16870...</text:a>
']</text:p>
      <text:p text:style-name="P4">
Tags: ['Загибель', 'Зниклі безвісти', 'Каховська ГЕС', 'Війна з Росією']</text:p>
      <text:p text:style-name="P4">
Type: Article</text:p>
      <!--METADATA-->
      <text:p text:style-name="P4">
<draw:frame draw:style-name="fr1" draw:name="Image224" text:anchor-type="as-char" svg:width="6.9236in" svg:height="3.956343in" draw:z-index="0">
<draw:image xlink:href="../Images/yкринформ/2023-06-17T21-49-00-03-00/630_360_1687027678-546.jpg" xlink:type="simple" xlink:show="embed" xlink:actuate="onLoad" draw:mime-type="image/jpeg"/>
</draw:frame>
As a result of the healing of the Kakhovka hydroelectric power station, 16 dead are known today, 31 persons are considered missing.</text:p>
      <text:p text:style-name="P4">
This was reported in the telegram <text:a xlink:type="simple" xlink:href="https://t.me/mvs_ukraine/26517" text:style-name="Internet_20_link" text:visited-style-name="Visited_20_Internet_20_Link">
press service of the Ministry of Internal Affairs</text:a>
, reports Ukrinform.</text:p>
      <text:p text:style-name="P4">
"Results of the 12th day of elimination of the consequences of the exploration(https://www.ukrinform.ua/tag-zagibel)16 people: 14 - in Kherson region 2 - in Mykolaiv region. The missing person is considered to be 31, " - the testimony reads.</text:p>
      <text:p text:style-name="P4">
According to the Ministry of Internal Affairs, 1300 houses remain flooded, including 1274 scentricia of the Kherson region and 26 in Mykolaiv.</text:p>
      <text:p text:style-name="P4">
3614 people were evacuated from the flooded territories, of whom 474 children and 80 small mobile citizens were evacuated.</text:p>
      <text:p text:style-name="P4">
Police have accepted more than 4,800 applications for damage to property. Checked 13.5 thousand apartments and houses.</text:p>
      <text:p text:style-name="P4">
Catastrophe elimination work is ongoing.</text:p>
      <text:p text:style-name="P4">
<text:span text:style-name="T4">
 Read also: </text:span>
 <text:a xlink:type="simple" xlink:href="https://www.ukrinform.ua/rubric-ato/3724222-na-kahovskij-ges-mogli-pidirvati-pidvodnij-prohid-rozsliduvanna-nyt.html" text:style-name="Internet_20_link" text:visited-style-name="Visited_20_Internet_20_Link">
on Kakhovskaya HPP could undermine underwater passage -investigation NYT</text:a>
As reported <text:a xlink:type="simple" xlink:href="https://www.ukrinform.ua/rubric-other_news/3723441-pidriv-rosianami-kahovskoi-ges-usi-novini.html" text:style-name="Internet_20_link" text:visited-style-name="Visited_20_Internet_20_Link">
Ukrinform</text:a>
, at night, on June 6, the Russian army blown up the Dam of the Kakhovka Hydroelectric Power Plant, causing scale. A number of settlements of Kherson region were underwater. Also, the territory of the Mykolaiv region was injured from the flood.</text:p>
      <text:p text:style-name="P4">
As of June 12, 42 people were considered to be missing as a result of the blasting of the Kakhovka Hydroelectro -Belt Direction, among them seven children, 10 people were known for the death of 10 people.</text:p>
      <text:p text:style-name="P4">
<text:span text:style-name="T5">
Foto: Ministry of Internal Affairs of Ukraine</text:span>
</text:p>
      <text:p text:style-name="P4">
News Source: <text:a xlink:type="simple" xlink:href="https://www.ukrinform.ua/rubric-regions/3724299-unaslidok-pidrivu-kahovskoi-ges-16-zagiblih-31-osoba-znikla-bezvisti.html" text:style-name="Internet_20_link" text:visited-style-name="Visited_20_Internet_20_Link">
https://www.ukrinform.ua/rubric-regions/3724299-unaslidok-pidrivu-kahovskoi-ges-16-zagiblih-31-osoba-znikla-bezvisti.html</text:a>
</text:p>
      <!--NEWS-->
      <text:h text:style-name="P10" text:outline-level="1">
<text:span text:style-name="T4">
The Foreign Ministry was predicted when the UN International Court of Ukraine will make a decision in the case of Ukraine against the Russian Federation</text:span>
</text:h>
      <text:p text:style-name="P4">
Authors: Ukrinform (Person)</text:p>
      <text:p text:style-name="P4">
Publisher: Укринформ (Organization)</text:p>
      <text:p text:style-name="P4">
Published Time: 2023-06-17T21:52:00+03:00</text:p>
      <text:p text:style-name="P4">
Modified Time: 2023-06-17T21:52:00+03:00</text:p>
      <text:p text:style-name="P4">
Description: The decision of the UN International Court of Justice may be the first in a number of resolutions that will recognize Russia's violations of international law, and can go approximately half a year or a little more. - Ukrinform.</text:p>
      <text:p text:style-name="P4">
Images: ['<text:a xlink:type="simple" xlink:href="https://static.ukrinform.com/photos/2023_06/thumb_files/630_360_1686771638-454.jpg" text:style-name="Internet_20_link" text:visited-style-name="Visited_20_Internet_20_Link">
630_360_16867...</text:a>
']</text:p>
      <text:p text:style-name="P4">
Tags: ['МЗС', 'Україна', 'Міжнародний суд ООН', 'Росія', 'Україна проти Росії']</text:p>
      <text:p text:style-name="P4">
Type: Article</text:p>
      <!--METADATA-->
      <text:p text:style-name="P4">
<draw:frame draw:style-name="fr1" draw:name="Image225" text:anchor-type="as-char" svg:width="6.9236in" svg:height="3.956343in" draw:z-index="0">
<draw:image xlink:href="../Images/yкринформ/2023-06-17T21-52-00-03-00/630_360_1686771638-454.jpg" xlink:type="simple" xlink:show="embed" xlink:actuate="onLoad" draw:mime-type="image/jpeg"/>
</draw:frame>
The UN International Court of Ukraine may be the first in a number of resolutions that will recognize Russia's violations of international law, and can take more than a year or a year more.</text:p>
      <text:p text:style-name="P4">
According to Ukrinform, the ambassador from special orders of ministries of the ministries of Ukraine Anton Korinevich reported, reports <text:a xlink:type="simple" xlink:href="https://ukr.radio/news.html" text:style-name="Internet_20_link" text:visited-style-name="Visited_20_Internet_20_Link">
Ukrainian radio.</text:a>
"This is the first case" Ukraine against Russia "in international judicial institutions, which is essentially", noted to Ukrainian radio Ambassador on special jobs of Ukraine, agent of Ukraine in the UN Court Anton Korinevich, commenting on the completion of public hearings in the International Court of Ukraine , -goes in the message.</text:p>
      <text:p text:style-name="P4">
<text:span text:style-name="T4">
 Read also: </text:span>
 <text:span text:style-name="T4">
 <text:a xlink:type="simple" xlink:href="https://www.ukrinform.ua/rubric-polytics/3723008-rosia-u-gaazi-zaklikala-miznarodnij-sud-oon-vidhiliti-vimogi-ukraini.html" text:style-name="Internet_20_link" text:visited-style-name="Visited_20_Internet_20_Link">
Russia in the Hague called the UN International Court of Deviations of Ukraine</text:a>
</text:span>
</text:p>
      <text:p text:style-name="P4">
According to Korinevich, the decision of the International Court of Justice of the United Nations can be the first surviving of a number of resolutions that will recognize Russia's violation of international law. The UN International Court is accused of the Russian Federation for violation of two conventions - for proof of terrorism financing and the elimination of all forms of racial existence. Traditionally, from the date of completion of oral hearings, essentially to the day the decision is approximately half a year or a little more.</text:p>
      <text:p text:style-name="P4">
"I think we can count somewhere in such a time," Korinevich said.</text:p>
      <text:p text:style-name="P4">
<text:span text:style-name="T4">
 Read also: </text:span>
 <text:span text:style-name="T4">
 <text:a xlink:type="simple" xlink:href="https://www.ukrinform.ua/rubric-polytics/3722018-ukraina-ocikue-so-risenna-miznarodnogo-sudu-oon-viavit-porusenna-rf-dvoh-konvencij-korinevic.html" text:style-name="Internet_20_link" text:visited-style-name="Visited_20_Internet_20_Link">
Ukraine expects the decision of the International Court of Court of Ukraine will violate the violation of the Russian Federation of two conventions</text:a>
</text:span>
</text:p>
      <text:p text:style-name="P4">
As reported by Ukrinform, in June, the UN International Court of Justice conducted publicity in the case of Russia's violation of conventions on combating terrorism and prohibiting all forms of racial discrimination. Dwarbs of the parties took place: on June 6 and 12, the legal team of Ukraine, on June 8, on June 14 - Russia.</text:p>
      <text:p text:style-name="P4">
On January 16, 2017, Ukraine filed a lawsuit against the International Court of Justice against Russia's violation of the Convention on the Prohibition of Financing Terrorism and the Convention of Racial Discrimination.<text:span text:style-name="T4">
 Read also: </text:span>
 <text:span text:style-name="T4">
 [Case of Ukraine v.(https://www.ukrinform.ua/rubric-polytics/3722866-sprava-ukraina-proti-rosii-u-miznarodnomu-sudi-oon-cetvertij-den-publicnih-sluhan.html)</text:span>
</text:p>
      <text:p text:style-name="P4">
The accusations put forward by Russia include: providing weapons and other assistance from the non -assistance; the crashing of the Malaysian Airlines by ReismH-17; shelling of residential areas of Mariupol and Kramatorsk; destruction of a busy passenger bus near Volnovakha; explosion during peacekeepers in Kharkiv; discrimination against Ukrainian and Crimean Tatar communities; prohibition of the activities of the Majlis of the Crimean Tatar people; waves of disappearance, murder, unauthorized searches, detentions; Restrictions on teaching Ukrainian Ican Tatar languages.</text:p>
      <text:p text:style-name="P4">
News Source: <text:a xlink:type="simple" xlink:href="https://www.ukrinform.ua/rubric-polytics/3724300-v-mzs-sprognozuvali-koli-miznarodnij-sud-oon-uhvalit-risenna-u-spravi-ukraina-proti-rf.html" text:style-name="Internet_20_link" text:visited-style-name="Visited_20_Internet_20_Link">
https://www.ukrinform.ua/rubric-polytics/3724300-v-mzs-sprognozuvali-koli-miznarodnij-sud-oon-uhvalit-risenna-u-spravi-ukraina-proti-rf.html</text:a>
</text:p>
      <!--NEWS-->
      <text:h text:style-name="P10" text:outline-level="1">
<text:span text:style-name="T4">
Zelensky thanked the partners who took new steps in support of Ukraine this week</text:span>
</text:h>
      <text:p text:style-name="P4">
Authors: Ukrinform (Person)</text:p>
      <text:p text:style-name="P4">
Publisher: Укринформ (Organization)</text:p>
      <text:p text:style-name="P4">
Published Time: 2023-06-17T21:57:00+03:00</text:p>
      <text:p text:style-name="P4">
Modified Time: 2023-06-17T21:57:00+03:00</text:p>
      <text:p text:style-name="P4">
Description: President of Ukraine Volodymyr Zelensky expressed gratitude to partners who really help and who have taken new steps in support of our country this week. - Ukrinform.</text:p>
      <text:p text:style-name="P4">
Images: ['<text:a xlink:type="simple" xlink:href="https://static.ukrinform.com/photos/2022_09/thumb_files/630_360_1663930852-539.jpeg" text:style-name="Internet_20_link" text:visited-style-name="Visited_20_Internet_20_Link">
630_360_16639...</text:a>
']</text:p>
      <text:p text:style-name="P4">
Tags: ['Україна', 'допомога', 'Зеленський', 'Війна з Росією']</text:p>
      <text:p text:style-name="P4">
Type: Article</text:p>
      <!--METADATA-->
      <text:p text:style-name="P4">
<draw:frame draw:style-name="fr1" draw:name="Image226" text:anchor-type="as-char" svg:width="6.9236in" svg:height="3.956343in" draw:z-index="0">
<draw:image xlink:href="../Images/yкринформ/2023-06-17T21-57-00-03-00/630_360_1663930852-539.jpeg" xlink:type="simple" xlink:show="embed" xlink:actuate="onLoad" draw:mime-type="image/jpeg"/>
</draw:frame>
President of Ukraine Volodymyr Zelensky expressed gratitude to the partners who realize and who took new steps in support of our country this week.</text:p>
      <text:p text:style-name="P4">
According to Ukrinform, he reported it in his <text:a xlink:type="simple" xlink:href="https://t.me/V_Zelenskiy_official/6616" text:style-name="Internet_20_link" text:visited-style-name="Visited_20_Internet_20_Link">
video message</text:a>
.</text:p>
      <text:p text:style-name="P4">
"We want to thank today. Thank all our partners who realize and who have taken new steps in support of our country, our people in this week. Thank you - the United States, the Netherlands, Germany, Italy, Denmark, Norway, Sweden, the United Kingdom, Canada, Canada, Canada Poland, Luxembourg. Thank you to all the participating "Ramstin" - the next meeting took place this week. Thankme unchanged constructiveness, "Zelensky said.</text:p>
      <text:p text:style-name="P4">
<text:span text:style-name="T5">
Viso: <text:a xlink:type="simple" xlink:href="https://t.me/V_Zelenskiy_official/6616" text:style-name="Internet_20_link" text:visited-style-name="Visited_20_Internet_20_Link">
op</text:a>
</text:span>
</text:p>
      <text:p text:style-name="P4">
The President expressed gratitude to all those who train our warriors, who teaching the heroes of his experience and who study from Ukrainians. “Studies <text:a xlink:type="simple" xlink:href="https://www.ukrinform.ua/tag-ukraina" text:style-name="Internet_20_link" text:visited-style-name="Visited_20_Internet_20_Link">
Ukrainian</text:a>
The stability, courage, the unbreakable desire to choose life for your country and Ukrainian children. It will be necessary - we will choose!We will win, "Zelensky emphasized.</text:p>
      <text:p text:style-name="P4">
*!(https://www.ukrinform.ua/rubric-vidbudova/3724258-proon-razom-iz-partnerami-nakopicue-1-milard-na-vidnovlenna-ukraini-smigal.html)It was reported that on Friday Ukraine was visited by the President of the Allied Islands Azali Asumani, President of the South African Republicyril Ramafos, President of the Republic of Senegal Maci Sall, President of the Republican Republica of Khakachilem, Prime Minister public Congo Floran of the Republic of Uganda Rukhakan Rugunda.</text:p>
      <text:p text:style-name="P4">
News Source: <text:a xlink:type="simple" xlink:href="https://www.ukrinform.ua/rubric-polytics/3724301-zelenskij-podakuvav-partneram-aki-za-cej-tizden-zrobili-novi-kroki-u-pidtrimci-ukraini.html" text:style-name="Internet_20_link" text:visited-style-name="Visited_20_Internet_20_Link">
https://www.ukrinform.ua/rubric-polytics/3724301-zelenskij-podakuvav-partneram-aki-za-cej-tizden-zrobili-novi-kroki-u-pidtrimci-ukraini.html</text:a>
</text:p>
      <!--NEWS-->
      <text:h text:style-name="P10" text:outline-level="1">
<text:span text:style-name="T4">
The exact number of those killed in the deocal territories will be called after full demining - Kirilenko</text:span>
</text:h>
      <text:p text:style-name="P4">
Authors: Ukrinform (Person)</text:p>
      <text:p text:style-name="P4">
Publisher: Укринформ (Organization)</text:p>
      <text:p text:style-name="P4">
Published Time: 2023-06-17T22:08:00+03:00</text:p>
      <text:p text:style-name="P4">
Modified Time: 2023-06-17T22:08:00+03:00</text:p>
      <text:p text:style-name="P4">
Description: In the Donetsk region, the final figure of the dead during the Russian occupation can be named after the entire dear territory was deminated. - Ukrinform.</text:p>
      <text:p text:style-name="P4">
Images: ['<text:a xlink:type="simple" xlink:href="https://static.ukrinform.com/photos/2023_06/thumb_files/630_360_1685971957-245.jpg" text:style-name="Internet_20_link" text:visited-style-name="Visited_20_Internet_20_Link">
630_360_16859...</text:a>
']</text:p>
      <text:p text:style-name="P4">
Tags: ['Донеччина', 'Кириленко', 'Розмінування', 'Загибель', 'Війна з Росією']</text:p>
      <text:p text:style-name="P4">
Type: Article</text:p>
      <!--METADATA-->
      <text:p text:style-name="P4">
<draw:frame draw:style-name="fr1" draw:name="Image227" text:anchor-type="as-char" svg:width="6.9236in" svg:height="3.956343in" draw:z-index="0">
<draw:image xlink:href="../Images/yкринформ/2023-06-17T22-08-00-03-00/630_360_1685971957-245.jpg" xlink:type="simple" xlink:show="embed" xlink:actuate="onLoad" draw:mime-type="image/jpeg"/>
</draw:frame>
The final figure of the victims during the Russian occupation can be weed after the demining of the entire deocal territory.</text:p>
      <text:p text:style-name="P4">
Pavel Kirilenko, the head of the Donetsk Regional Military Administration, in <text:a xlink:type="simple" xlink:href="https://www.ukrinform.ua/rubric-regions/3724163-pavlo-kirilenko-kerivnik-doneckoi-oblasnoi-vijskovoi-administracii.html" text:style-name="Internet_20_link" text:visited-style-name="Visited_20_Internet_20_Link">
interview Ukrinform. </text:a>
Speaking of the estuary deocal in 2022, he said that there were no separate burials of civilian or military - "torn the trenches of the notch cemetery, in some areas, they got bodies or fragments of bodies and civilians and civilians."</text:p>
      <text:p text:style-name="P4">
“At the time of exhumation, more than 136 bodies of the dead in the Lyman communities were published and identified, but this figure is growing. I believe that the final digit will be able to call the investigator after the mine process has passed and the entire community territory will be verified. Because the demining process of the Donetsk region was not yet comprehensive, ”Kirilenko explained, and he said that the name was named(136)Includes both civilian and military.</text:p>
      <text:p text:style-name="P4">
<text:span text:style-name="T4">
 Read also: </text:span>
 <text:span text:style-name="T4">
 <text:a xlink:type="simple" xlink:href="https://www.ukrinform.ua/rubric-ato/3724274-kirilenko-castina-obstriliv-doneccini-rezultat-roboti-zradnikiv.html" text:style-name="Internet_20_link" text:visited-style-name="Visited_20_Internet_20_Link">
Kirilenko: part of the shelling of Donetsk region - the result of traitors</text:a>
</text:span>
</text:p>
      <text:p text:style-name="P4">
He stated that they are currently exchanging in the region as they are those areas that are infrastructure that are being renewed or additional defense lines are being built.</text:p>
      <text:p text:style-name="P4">
“This process is ongoing. It is not completed because point burials are detected periodically. But the mass burials that were found, there was a process of exhumation- all bodies were transferred to the morgues and to expert institutions for gaining. The figures in this regard are the authority of investigators that make a pre -trial investigation, but it is extremely important because it is some of the sedimentary evidence of the atrocities committed by the military. "</text:p>
      <text:p text:style-name="P4">
<text:span text:style-name="T4">
 Read also: </text:span>
 <text:span text:style-name="T4">
 <text:a xlink:type="simple" xlink:href="https://www.ukrinform.ua/rubric-regions/3724186-tocnu-kilkist-zagiblih-pid-cas-okupacii-nazovut-pisla-rozminuvanna-teritorij-kirilenko.html" text:style-name="Internet_20_link" text:visited-style-name="Visited_20_Internet_20_Link">
the exact quantity of the dead during the occupation is found after the demining of the territories - Kirilenko</text:a>
</text:span>
</text:p>
      <text:p text:style-name="P4">
As reported by Ukrinform, in October 2022, Limansk and Svyatogorsk communities were already deducted in the territory of Donetsk region.</text:p>
      <text:p text:style-name="P4">
And at the beginning of June 2023, the Ukrainian army liberated the village of Blessed, Storozhevo, Neskachny and Makarivka from the Russian invasions.</text:p>
      <text:p text:style-name="P4">
News Source: <text:a xlink:type="simple" xlink:href="https://www.ukrinform.ua/rubric-ato/3724303-tocnu-kilkist-zagiblih-na-deokupovanih-teritoriah-nazvut-pisla-povnogo-rozminuvanna-kirilenko.html" text:style-name="Internet_20_link" text:visited-style-name="Visited_20_Internet_20_Link">
https://www.ukrinform.ua/rubric-ato/3724303-tocnu-kilkist-zagiblih-na-deokupovanih-teritoriah-nazvut-pisla-povnogo-rozminuvanna-kirilenko.html</text:a>
</text:p>
      <!--NEWS-->
      <text:h text:style-name="P10" text:outline-level="1">
<text:span text:style-name="T4">
Russians fired at Sumy Region for a day more than 20 times - damaged TV tower</text:span>
</text:h>
      <text:p text:style-name="P4">
Authors: Ukrinform (Person)</text:p>
      <text:p text:style-name="P4">
Publisher: Укринформ (Organization)</text:p>
      <text:p text:style-name="P4">
Published Time: 2023-06-17T22:09:00+03:00</text:p>
      <text:p text:style-name="P4">
Modified Time: 2023-06-17T22:09:00+03:00</text:p>
      <text:p text:style-name="P4">
Description: During the day, the Russian army fired at the border territories of Sumy region during the day, damaging, in particular, the TV to the TV to the TV to the television tower, the elevator and the transmission line.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Телевежа', 'Війна з Росією']</text:p>
      <text:p text:style-name="P4">
Type: Article</text:p>
      <!--METADATA-->
      <text:p text:style-name="P4">
<draw:frame draw:style-name="fr1" draw:name="Image228" text:anchor-type="as-char" svg:width="6.9236in" svg:height="3.956343in" draw:z-index="0">
<draw:image xlink:href="../Images/yкринформ/2023-06-17T22-09-00-03-00/630_360_1669987737-966.jpg" xlink:type="simple" xlink:show="embed" xlink:actuate="onLoad" draw:mime-type="image/jpeg"/>
</draw:frame>
The Russian army fired at the border territories of the Sumy region during the day, damaging, in particular, the TV to the TV to the TV to the TV to the television tower, the elevator and the transmission line.</text:p>
      <text:p text:style-name="P4">
According to Ukrinform, the Sumy Regional Military Administration reported in <text:a xlink:type="simple" xlink:href="https://t.me/Sumy_news_ODA/17062" text:style-name="Internet_20_link" text:visited-style-name="Visited_20_Internet_20_Link">
telegram</text:a>
.</text:p>
      <text:p text:style-name="P4">
Yes, 119 explosions were recorded in the border region a day. 19 of them were entered in the Essman community: three - from the barrel artillery, 16 - changes.</text:p>
      <text:p text:style-name="P4">
The Belopolsky community was also attacked by the invaders with the use of imminometry artillery - seven and 17 explosions took place, respectively. The TV tower was damaged as a result of the enemy diarrhea.</text:p>
      <text:p text:style-name="P4">
From artillery and mortars Russians <text:a xlink:type="simple" xlink:href="https://www.ukrinform.ua/tag-obstril" text:style-name="Internet_20_link" text:visited-style-name="Visited_20_Internet_20_Link">
fired</text:a>
And the Miropil community, causing seven and six explosions. The artillery fire damaged private homeownership, two shops, lines, the premises of the village council and Pasik.</text:p>
      <text:p text:style-name="P4">
Six mines dropped the invaders at the Velikopysariv community.</text:p>
      <text:p text:style-name="P4">
Mortar strikes from the Russian troops were also suffered by Druzhbivskaya, Khotinskaya, Seredi-Budsk and Krasnopil communities. In the last hostile fire, elevator and equipment are damaged.</text:p>
      <text:p text:style-name="P4">
In the Friendship Community, four explosions occurred as a result of Russian shelling, two in Khotinsk, and five in the middle-and-Budsk, and ten in Krasnopil.</text:p>
      <text:p text:style-name="P4">
<text:span text:style-name="T4">
 Read also: </text:span>
 <text:a xlink:type="simple" xlink:href="https://www.ukrinform.ua/rubric-ato/3724273-zagarbniki-obstrilali-dva-rajoni-dnipropetrovsini.html" text:style-name="Internet_20_link" text:visited-style-name="Visited_20_Internet_20_Link">
invaders <text:span text:style-name="T4">
 shelling </text:span>
 fir two districts of Dnipropetrovsk region</text:a>
Znob-Novgorod community attacked the invaders from mortars and easel granateratomatomes(Ths)Causing ten and twenty explosions respectively.</text:p>
      <text:p text:style-name="P4">
The enemy fired at the Shalyginsky community from artillery, damaging administrative buildings. Ten explosions were recorded.</text:p>
      <text:p text:style-name="P4">
As reported by Ukrinform, on June 16, 13 -border communities of Sumy region were struck by Russian troops. In the Schaligyn hostile fire, a private house, power line, civilian cars were damaged.</text:p>
      <text:p text:style-name="P4">
News Source: <text:a xlink:type="simple" xlink:href="https://www.ukrinform.ua/rubric-ato/3724302-rosiani-za-den-obstrilali-prikordonna-sumsini-ponad-20-raziv-poskodzena-televeza.html" text:style-name="Internet_20_link" text:visited-style-name="Visited_20_Internet_20_Link">
https://www.ukrinform.ua/rubric-ato/3724302-rosiani-za-den-obstrilali-prikordonna-sumsini-ponad-20-raziv-poskodzena-televeza.html</text:a>
</text:p>
      <!--NEWS-->
      <text:h text:style-name="P10" text:outline-level="1">
<text:span text:style-name="T4">
Air Force, Artillery and NATO Entrance Support: President told about this week</text:span>
</text:h>
      <text:p text:style-name="P4">
Authors: Ukrinform (Person)</text:p>
      <text:p text:style-name="P4">
Publisher: Укринформ (Organization)</text:p>
      <text:p text:style-name="P4">
Published Time: 2023-06-17T22:14:00+03:00</text:p>
      <text:p text:style-name="P4">
Modified Time: 2023-06-17T22:14:00+03:00</text:p>
      <text:p text:style-name="P4">
Description: Volodymyr Zelensky spoke about new steps in support of Ukraine by foreign partners. - Ukrinform.</text:p>
      <text:p text:style-name="P4">
Images: ['<text:a xlink:type="simple" xlink:href="https://static.ukrinform.com/photos/2023_06/thumb_files/630_360_1687029405-919.jpeg" text:style-name="Internet_20_link" text:visited-style-name="Visited_20_Internet_20_Link">
630_360_16870...</text:a>
']</text:p>
      <text:p text:style-name="P4">
Tags: ['Звернення', 'Зеленський', 'Війна з Росією']</text:p>
      <text:p text:style-name="P4">
Type: Article</text:p>
      <!--METADATA-->
      <text:p text:style-name="P4">
<draw:frame draw:style-name="fr1" draw:name="Image229" text:anchor-type="as-char" svg:width="6.9236in" svg:height="3.956343in" draw:z-index="0">
<draw:image xlink:href="../Images/yкринформ/2023-06-17T22-14-00-03-00/630_360_1687029405-919.jpeg" xlink:type="simple" xlink:show="embed" xlink:actuate="onLoad" draw:mime-type="image/jpeg"/>
</draw:frame>
Volodymyrzelensky spoke about new steps in support of Ukraine by foreign partners.</text:p>
      <text:p text:style-name="P4">
The head of the Ukrainian state said this in his <text:a xlink:type="simple" xlink:href="https://www.youtube.com/watch" text:style-name="Internet_20_link" text:visited-style-name="Visited_20_Internet_20_Link">
appeal</text:a>
At the end of the 479th day of the war, Ukrinform reports.</text:p>
      <text:p text:style-name="P4">
<text:span text:style-name="T4">
 _ I wish health, dear Ukrainians!_ </text:span>
</text:p>
      <text:p text:style-name="P4">
I want to thank today. To thank all our partners who realize and who have taken new steps in support of our country, our people.</text:p>
      <text:p text:style-name="P4">
<text:span text:style-name="T4">
 The United States </text:span>
 - I want to thank you for the next significant assistance package. Air defense, artillery and shells for Himars, anti -tank weapons, armored vehicles, and other tools for the protection of freedom. Thank you!</text:p>
      <text:p text:style-name="P4">
<text:span text:style-name="T4">
 The Netherlands </text:span>
 - Thank you for the new defense package that will strengthen our aerial board.</text:p>
      <text:p text:style-name="P4">
Co -work - both the Netherlands, America, Denmark, and the United Kingdom - for the procurement of air defense missiles. This is what will save thousands of our people.</text:p>
      <text:p text:style-name="P4">
*!Thank you to give us missiles for Petriots!</text:p>
      <text:p text:style-name="P4">
<text:span text:style-name="T4">
 Italy </text:span>
 - Thank you for the implementation of our defense arrangements!</text:p>
      <text:p text:style-name="P4">
Thank you, <text:span text:style-name="T4">
 Denmark </text:span>
, for your willingness to work promptly so that our coalition fighters have actually closer to the end of this war with our victory. Thank you again!</text:p>
      <text:p text:style-name="P4">
<text:span text:style-name="T4">
 Denmark and Norway </text:span>
 - I want to thank you for your joint work of strengthening our artillery. Russia has brought such a war to Europe, the cradle of artillery depends on whether freedom is moving forward. Thank you for the passenger soldiers!</text:p>
      <text:p text:style-name="P4">
<text:span text:style-name="T4">
 Sweden </text:span>
 is a twelfth packet of defense aid and a real willingness to develop the preparation of our pilots on modern fighters. Thank you!</text:p>
      <text:p text:style-name="P4">
<text:span text:style-name="T4">
 Great Britain </text:span>
 - Thank you for the constant leadership in expanding our defensiveness and for each we have given a long -range rocket - they all work in a percentage. This week there is a decision on additional support. Thank you again!</text:p>
      <text:p text:style-name="P4">
*<text:span text:style-name="T5">
 Canada </text:span>
!Artillery, air defense ...</text:p>
      <text:p text:style-name="P4">
Thank you <text:span text:style-name="T4">
 to all participating countries Ramstin </text:span>
-the next meeting took place. Thank you for your constant constructiveness!<text:span text:style-name="T4">
 Poland </text:span>
 - Thank you for the resolution to support Ukraine's membership of Ukraine. Proper signals at the right time - when we prepare a meaningful filling for the summit in Vilnius.</text:p>
      <text:p text:style-name="P4">
<text:span text:style-name="T4">
 Luxembourg </text:span>
-I want to thank you for the decision of the Parliament, which is recognized by the historical truth, the truth about the Holodomor-the genocide of the Ukrainian people. Luxembourg became the 26th state that officially recognized the Holodomor with genocide. We work ideally - for global recognition of the truth.</text:p>
      <text:p text:style-name="P4">
And, of course, a great gratitude to all those who train our warriors ... who are teaching the heroes of their experience and who learns from Ukrainians. Studies to Ukrainian stability, courage, an unbreakable desire to choose life for their country and Ukrainian children. It will definitely be - we will choose!Let's win.</text:p>
      <text:p text:style-name="P4">
Tavriya has fallen - by the way, I want to thank you for the movement forward, warriors!Well done!All our warriors in the east, strong warriors - I thank you for the sustainability and accuracy!</text:p>
      <text:p text:style-name="P4">
<text:span text:style-name="T4">
<text:span text:style-name="T5">
Glory to Ukraine!</text:span>
 </text:span>
</text:p>
      <text:p text:style-name="P4">
News Source: <text:a xlink:type="simple" xlink:href="https://www.ukrinform.ua/rubric-ato/3724306-ppo-artileria-ta-pidtrimka-vstupu-v-nato-prezident-rozpoviv-pro-cej-tizden.html" text:style-name="Internet_20_link" text:visited-style-name="Visited_20_Internet_20_Link">
https://www.ukrinform.ua/rubric-ato/3724306-ppo-artileria-ta-pidtrimka-vstupu-v-nato-prezident-rozpoviv-pro-cej-tizden.html</text:a>
</text:p>
      <!--NEWS-->
      <text:h text:style-name="P10" text:outline-level="1">
<text:span text:style-name="T4">
Tottenham bought Kulushevsky from Juventus</text:span>
</text:h>
      <text:p text:style-name="P4">
Authors: Ukrinform (Person)</text:p>
      <text:p text:style-name="P4">
Publisher: Укринформ (Organization)</text:p>
      <text:p text:style-name="P4">
Published Time: 2023-06-17T22:29:21+03:00</text:p>
      <text:p text:style-name="P4">
Modified Time: 2023-06-17T22:29:21+03:00</text:p>
      <text:p text:style-name="P4">
Description: Tottenham officially announced a full -fledged ransom of Winger, a Juventus, Juventus. - Ukrinform.</text:p>
      <text:p text:style-name="P4">
Images: ['<text:a xlink:type="simple" xlink:href="https://static.ukrinform.com/photos/2023_06/thumb_files/630_360_1687030085-228.jpg" text:style-name="Internet_20_link" text:visited-style-name="Visited_20_Internet_20_Link">
630_360_16870...</text:a>
']</text:p>
      <text:p text:style-name="P4">
Tags: ['Футбол', 'Тоттенхем']</text:p>
      <text:p text:style-name="P4">
Type: Article</text:p>
      <!--METADATA-->
      <text:p text:style-name="P4">
<draw:frame draw:style-name="fr1" draw:name="Image230" text:anchor-type="as-char" svg:width="6.9236in" svg:height="3.956343in" draw:z-index="0">
<draw:image xlink:href="../Images/yкринформ/2023-06-17T22-29-21-03-00/630_360_1687030085-228.jpg" xlink:type="simple" xlink:show="embed" xlink:actuate="onLoad" draw:mime-type="image/jpeg"/>
</draw:frame>
Tottenham officially announced the full ransom of Winger Deiakulushevsky in Juventus.</text:p>
      <text:p text:style-name="P4">
This was reported <text:a xlink:type="simple" xlink:href="https://www.tottenhamhotspur.com/news/2023/june/permanent-deal-for-dejan/" text:style-name="Internet_20_link" text:visited-style-name="Visited_20_Internet_20_Link">
press service</text:a>
"Spurs", reports Ukrinform.</text:p>
      <text:p text:style-name="P4">
The Swede signed a contract by 2028. The club transfer amount is not called, but Fabrizio Romano's insider reported that it was 30 million euros.</text:p>
      <text:p text:style-name="P4">
The 23-year-old football player acted for Tottenham for a year and a half on lease rights. He spent 57 matches, scoring 7 goals.</text:p>
      <text:p text:style-name="P4">
<text:span text:style-name="T4">
 Read also: </text:span>
 <text:a xlink:type="simple" xlink:href="https://www.ukrinform.ua/rubric-sports/3723999-dinamo-rozrobilo-specialnu-formu-dla-ea-sports.html" text:style-name="Internet_20_link" text:visited-style-name="Visited_20_Internet_20_Link">
Dynamo developed a special form for EA Sports</text:a>
It was reported that Tottenham finished at the eighth step in the APL.</text:p>
      <text:p text:style-name="P4">
Photo: Getty Images</text:p>
      <text:p text:style-name="P4">
News Source: <text:a xlink:type="simple" xlink:href="https://www.ukrinform.ua/rubric-sports/3724307-tottengem-vikupiv-kulusevskogo-z-uventusa.html" text:style-name="Internet_20_link" text:visited-style-name="Visited_20_Internet_20_Link">
https://www.ukrinform.ua/rubric-sports/3724307-tottengem-vikupiv-kulusevskogo-z-uventusa.html</text:a>
</text:p>
      <!--NEWS-->
      <text:h text:style-name="P10" text:outline-level="1">
<text:span text:style-name="T4">
In Ukraine on Sunday, heat is forecast to +30 °, in some places - thunderstorms</text:span>
</text:h>
      <text:p text:style-name="P4">
Authors: Ukrinform (Person)</text:p>
      <text:p text:style-name="P4">
Publisher: Укринформ (Organization)</text:p>
      <text:p text:style-name="P4">
Published Time: 2023-06-17T22:34:00+03:00</text:p>
      <text:p text:style-name="P4">
Modified Time: 2023-06-17T22:34:00+03:00</text:p>
      <text:p text:style-name="P4">
Description: On Sunday, June 18, in the western part of Ukraine it will be cloudy with clearings: rains, in the Carpathian region there are significant places, sometimes thunderstorms; wind mainly northwest, 7-12 m/s; The temperature at night is 10-15 °, in the afternoon 16-21 °. - Ukrinform.</text:p>
      <text:p text:style-name="P4">
Images: ['<text:a xlink:type="simple" xlink:href="https://static.ukrinform.com/photos/2018_07/thumb_files/630_360_1531400686-5129.jpg" text:style-name="Internet_20_link" text:visited-style-name="Visited_20_Internet_20_Link">
630_360_15314...</text:a>
']</text:p>
      <text:p text:style-name="P4">
Tags: ['Гроза', 'Погода', 'Спека', 'Прогноз', 'Літо']</text:p>
      <text:p text:style-name="P4">
Type: Article</text:p>
      <!--METADATA-->
      <text:p text:style-name="P4">
<draw:frame draw:style-name="fr1" draw:name="Image231" text:anchor-type="as-char" svg:width="6.9236in" svg:height="3.956343in" draw:z-index="0">
<draw:image xlink:href="../Images/yкринформ/2023-06-17T22-34-00-03-00/630_360_1531400686-5129.jpg" xlink:type="simple" xlink:show="embed" xlink:actuate="onLoad" draw:mime-type="image/jpeg"/>
</draw:frame>
Undilya, June 18, in the western part of Ukraine will be cloudy with clearings: rains, in the Carpathian region there are significant places, sometimes thunderstorms; the wind is predominant-west, 7-12 m/s; The temperature at night is 10-15 °, in the afternoon 16-21 °.</text:p>
      <text:p text:style-name="P4">
As reported by Ukrinform at the Ukrainian Hydrometeorological Center, in the rest of the country of Ukraine is a variable cloudiness, without precipitation, only in the southern part in the daytime a short -term rain, thunderstorm; East wind, northeast, 7-12 m/s; temperature at night 15-20 °, on the coast of the seas-up to 23 °, in the afternoon 25-30 °.</text:p>
      <text:p text:style-name="P4">
In the capital region on June 18, changing cloudiness, without precipitation. East wind, 7-12 m/s. The temperature in Kiev at night is 17-19 °, in the afternoon 28-30 °; on the area at night15-20 °, in the afternoon 25-30 °.</text:p>
      <text:p text:style-name="P4">
On June 19-20, forecasters predict changing cloudiness. On the Right Bank and in places, in the afternoon of June 20, in Ukraine, except the Eastern and South-East, short-term <text:a xlink:type="simple" xlink:href="https://www.ukrinform.ua/tag-dos" text:style-name="Internet_20_link" text:visited-style-name="Visited_20_Internet_20_Link">
rain</text:a>
, thunderstorms. Wind of variable directions, 3-8 m/s. Temperature at night 14-19 °, the seashore-up to 21 °(In the eastern and western regions 11-16 °); Day25-30 °, in the western, June 20 and in the northern regions-21-26 °.</text:p>
      <text:p text:style-name="P4">
In Kiev and in the region on June 19 without precipitation; June 20 is short -term rain, thunderstorm. Wind of variable directions, 3-8 m/s. Temperature in Kiev: at night 17-19 °; in the afternoon June 19 27-29 °, June 20 24-26 °. In the region: at night 14-19 °; In the afternoon June 19, 25-30 °, June 20, 21-26 °.</text:p>
      <text:p text:style-name="P4">
<text:span text:style-name="T4">
 Read also: </text:span>
 <text:a xlink:type="simple" xlink:href="https://www.ukrinform.ua/rubric-world/3724139-v-indii-cerez-silnu-speku-zaginuli-ponad-30-ludej.html" text:style-name="Internet_20_link" text:visited-style-name="Visited_20_Internet_20_Link">
in India due to severe <text:span text:style-name="T4">
 heat </text:span>
 killed over 30 people</text:a>
According to forecasters, June 21 in Ukraine - moderate rains, thunderstorms in places(Small and northern regions small rains). 22 червня усхідних, вдень і в північних областях та в Карпатському регіоні – невеликийкороткочасний дощ, гроза; на решті території без опадів. Температура вночі12-18°, на півдні до 20°; вдень 20-26°, на Закарпатті та Одещині – до 28°, усхідних, 21 червня і в північно-східних областях 15-21°.</text:p>
      <text:p text:style-name="P4">
У столичному регіоні 21-22 червня невеликий короткочасний дощ, місцями гроза(On the night of June 22 without precipitation). Температура по Києву вночі 14-16°, вдень 23-25°;по області вночі 12-17°, вдень 21-26°.</text:p>
      <text:p text:style-name="P4">
News Source: <text:a xlink:type="simple" xlink:href="https://www.ukrinform.ua/rubric-regions/3724189-v-ukraini-u-nedilu-prognozuut-speku-do-30-podekudi-grozi.html" text:style-name="Internet_20_link" text:visited-style-name="Visited_20_Internet_20_Link">
https://www.ukrinform.ua/rubric-regions/3724189-v-ukraini-u-nedilu-prognozuut-speku-do-30-podekudi-grozi.html</text:a>
</text:p>
      <!--NEWS-->
      <text:h text:style-name="P10" text:outline-level="1">
<text:span text:style-name="T4">
In the Air Force responded to Putin's statements about the "destruction"</text:span>
</text:h>
      <text:p text:style-name="P4">
Authors: Ukrinform (Person)</text:p>
      <text:p text:style-name="P4">
Publisher: Укринформ (Organization)</text:p>
      <text:p text:style-name="P4">
Published Time: 2023-06-17T22:37:00+03:00</text:p>
      <text:p text:style-name="P4">
Modified Time: 2023-06-17T23:37:00+03:00</text:p>
      <text:p text:style-name="P4">
Description: The head of Russia Vladimir Putin on June 16 at the St. Petersburg Economic Forum declared that his troops "destroyed" 5 complexes of Patriot in Ukraine, suggested that in the Russian Federation they did not know what Patriot is and what it consists of.</text:p>
      <text:p text:style-name="P4">
— Укрінформ.: </text:p>
      <text:p text:style-name="P4">
Images: ['<text:a xlink:type="simple" xlink:href="https://static.ukrinform.com/photos/2017_03/thumb_files/630_360_1490957505-5736.jpg" text:style-name="Internet_20_link" text:visited-style-name="Visited_20_Internet_20_Link">
630_360_14909...</text:a>
']</text:p>
      <text:p text:style-name="P4">
Tags: ['Путін', 'Війна з Росією', 'Patriot ', 'ППО', 'Єдині новини']</text:p>
      <text:p text:style-name="P4">
Type: Article</text:p>
      <!--METADATA-->
      <text:p text:style-name="P4">
<draw:frame draw:style-name="fr1" draw:name="Image232" text:anchor-type="as-char" svg:width="6.9236in" svg:height="3.949857in" draw:z-index="0">
<draw:image xlink:href="../Images/yкринформ/2023-06-17T22-37-00-03-00/630_360_1490957505-5736.jpg" xlink:type="simple" xlink:show="embed" xlink:actuate="onLoad" draw:mime-type="image/jpeg"/>
</draw:frame>
On June 16, the head of Vladimir Putin, at the St. Petersburg Economic Forum, declared that his troops "destroyed" 5 complexes of Patriot in Ukraine, suggested that the Russian Federation did not know what Patriot is and what it was.</text:p>
      <text:p text:style-name="P4">
Air Force spokesman Yuri Ignat on the air of Televarachone explained how many such Air Defense system Ukraine actually has in service and what they consist of, Ukrinform reports.</text:p>
      <text:p text:style-name="P4">
"Well we talk about divisions - they(Allies, ed.)Divyvizhins were transferred, which the Air Force commander showed, even selfies. Division consists of a command center, a radar station, a tobotradar, which provides information about air purposes, and up to eight launches can be in Patriot, "Ignat said.</text:p>
      <text:p text:style-name="P4">
<text:span text:style-name="T4">
 Read also: </text:span>
 <text:span text:style-name="T4">
 <text:a xlink:type="simple" xlink:href="https://www.ukrinform.ua/rubric-ato/3723698-nimeccina-peredae-ukraini-64-raketi-dla-patriot.html" text:style-name="Internet_20_link" text:visited-style-name="Visited_20_Internet_20_Link">
Germany transmits Ukraine 64 missiles for Patriot</text:a>
</text:span>
</text:p>
      <text:p text:style-name="P4">
He suggested that Putin may have been referring to launchers, speaking "destroyed".</text:p>
      <text:p text:style-name="P4">
"They may not know what Patriot is and what it consists of.</text:p>
      <text:p text:style-name="P4">
He also assured that the results of Patriot Ukrainians can see, in particular, _ <text:span text:style-name="T4">
 <text:a xlink:type="simple" xlink:href="https://www.ukrinform.ua/rubric-ato/3723682-poperedno-zniseni-6-kindzaliv-6-kalibriv-ta-2-bpla-povitrani-sili.html" text:style-name="Internet_20_link" text:visited-style-name="Visited_20_Internet_20_Link">
Destruction of 6 Ballistic Missiles "Dagger" on June 16.</text:a>
</text:span>
 _ Ignatza has been awaiting more such systems.</text:p>
      <text:p text:style-name="P4">
<text:span text:style-name="T5">
!(https://www.ukrinform.ua/rubric-ato/3718711-prezident-obgovoriv-koaliciu-patriot-z-glavou-mzs-britanii.html)</text:span>
*</text:p>
      <text:p text:style-name="P4">
As reported by Ukrinform, last month the United States announced the allocation of an appendix of a defense assistance package to Ukraine, which included, including the number(https://www.ukrinform.ua/tag-patriot)**, as well as other air defense.</text:p>
      <text:p text:style-name="P4">
News Source: <text:a xlink:type="simple" xlink:href="https://www.ukrinform.ua/rubric-ato/3724313-u-povitranih-silah-vidpovili-na-zaavi-putina-pro-znisenna-pati-zrk-patriot.html" text:style-name="Internet_20_link" text:visited-style-name="Visited_20_Internet_20_Link">
https://www.ukrinform.ua/rubric-ato/3724313-u-povitranih-silah-vidpovili-na-zaavi-putina-pro-znisenna-pati-zrk-patriot.html</text:a>
</text:p>
      <!--NEWS-->
      <text:h text:style-name="P10" text:outline-level="1">
<text:span text:style-name="T4">
Putin confirmed the abduction of children from Ukraine</text:span>
</text:h>
      <text:p text:style-name="P4">
Authors: Ukrinform (Person)</text:p>
      <text:p text:style-name="P4">
Publisher: Укринформ (Organization)</text:p>
      <text:p text:style-name="P4">
Published Time: 2023-06-17T22:52:00+03:00</text:p>
      <text:p text:style-name="P4">
Modified Time: 2023-06-17T22:52:00+03:00</text:p>
      <text:p text:style-name="P4">
Description: Russian President Vladimir Putin does not hide the abduction of children from Ukraine.</text:p>
      <text:p text:style-name="P4">
— Укрінформ.: </text:p>
      <text:p text:style-name="P4">
Images: ['<text:a xlink:type="simple" xlink:href="https://static.ukrinform.com/photos/2023_06/thumb_files/630_360_1686674529-812.jpg" text:style-name="Internet_20_link" text:visited-style-name="Visited_20_Internet_20_Link">
630_360_16866...</text:a>
']</text:p>
      <text:p text:style-name="P4">
Tags: ['Діти', 'Путін', 'Викрадення людей', 'Війна з Росією']</text:p>
      <text:p text:style-name="P4">
Type: Article</text:p>
      <!--METADATA-->
      <text:p text:style-name="P4">
<draw:frame draw:style-name="fr1" draw:name="Image233" text:anchor-type="as-char" svg:width="6.9236in" svg:height="3.956343in" draw:z-index="0">
<draw:image xlink:href="../Images/yкринформ/2023-06-17T22-52-00-03-00/630_360_1686674529-812.jpg" xlink:type="simple" xlink:show="embed" xlink:actuate="onLoad" draw:mime-type="image/jpeg"/>
</draw:frame>
Vladimir Putin does not hide the abduction of children from Ukraine.</text:p>
      <text:p text:style-name="P4">
As Ukrinform reports, he <text:a xlink:type="simple" xlink:href="https://t.me/riamelitopol/93710" text:style-name="Internet_20_link" text:visited-style-name="Visited_20_Internet_20_Link">
stated</text:a>
While meeting with African leaders.</text:p>
      <text:p text:style-name="P4">
"About <text:a xlink:type="simple" xlink:href="https://www.ukrinform.ua/tag-diti" text:style-name="Internet_20_link" text:visited-style-name="Visited_20_Internet_20_Link">
children</text:a>
. Children are holy business. We took them out of the conflict zone, saving their lives and health. Here's something. No one was going to divorce any children with families. Exported children, "Putin said.</text:p>
      <text:p text:style-name="P4">
The leader of the terrorist state believes that the export of Ukrainian children by the Russian scent was "legally".</text:p>
      <text:p text:style-name="P4">
<text:span text:style-name="T4">
 Read also: </text:span>
 <text:a xlink:type="simple" xlink:href="https://www.ukrinform.ua/rubric-regions/3724265-rosiani-vivozat-u-cuvasiu-blizko-300-ditej-iz-zaporizkoi-oblasti-fedorov.html" text:style-name="Internet_20_link" text:visited-style-name="Visited_20_Internet_20_Link">
Russians take about 300 <text:span text:style-name="T4">
 children </text:span>
 from Zaporizhzhya region - Fedorov</text:a>
As reported <text:a xlink:type="simple" xlink:href="https://www.ukrinform.ua/rubric-world/3683849-miznarodnij-kriminalnij-sud-vidav-order-na-arest-putina.html" text:style-name="Internet_20_link" text:visited-style-name="Visited_20_Internet_20_Link">
Ukrinform</text:a>
, judges of the International Criminal Court(MKS)They issued warrants for the arrest of Presidential Vladimir Putin and the Russian Children's Ombudsmenka Maria Lviv-Belova.</text:p>
      <text:p text:style-name="P4">
News Source: <text:a xlink:type="simple" xlink:href="https://www.ukrinform.ua/rubric-ato/3724310-putin-pidtverdiv-vikradenna-ditej-z-ukraini.html" text:style-name="Internet_20_link" text:visited-style-name="Visited_20_Internet_20_Link">
https://www.ukrinform.ua/rubric-ato/3724310-putin-pidtverdiv-vikradenna-ditej-z-ukraini.html</text:a>
</text:p>
      <!--NEWS-->
      <text:h text:style-name="P10" text:outline-level="1">
<text:span text:style-name="T4">
Vereshchuk about the beating of a volunteer in Kherson: the state should show that stronger than abominations</text:span>
</text:h>
      <text:p text:style-name="P4">
Authors: Ukrinform (Person)</text:p>
      <text:p text:style-name="P4">
Publisher: Укринформ (Organization)</text:p>
      <text:p text:style-name="P4">
Published Time: 2023-06-17T23:11:00+03:00</text:p>
      <text:p text:style-name="P4">
Modified Time: 2023-06-17T23:11:00+03:00</text:p>
      <text:p text:style-name="P4">
Description: Viceremier-Minister-Minister for Reintegration of Temporarily Occupied Territories Irina Vereshchuk, after beating the Kherson volunteer, called on local law enforcement agencies to carry out explanatory work with opponents of free evacuation. - Ukrinform.</text:p>
      <text:p text:style-name="P4">
Images: ['<text:a xlink:type="simple" xlink:href="https://static.ukrinform.com/photos/2023_05/thumb_files/630_360_1683807598-471.jpg" text:style-name="Internet_20_link" text:visited-style-name="Visited_20_Internet_20_Link">
630_360_16838...</text:a>
']</text:p>
      <text:p text:style-name="P4">
Tags: ['Евакуація', 'Херсонщина', 'МВС', 'Побиття', 'Верещук']</text:p>
      <text:p text:style-name="P4">
Type: Article</text:p>
      <!--METADATA-->
      <text:p text:style-name="P4">
<draw:frame draw:style-name="fr1" draw:name="Image234" text:anchor-type="as-char" svg:width="6.9236in" svg:height="3.956343in" draw:z-index="0">
<draw:image xlink:href="../Images/yкринформ/2023-06-17T23-11-00-03-00/630_360_1683807598-471.jpg" xlink:type="simple" xlink:show="embed" xlink:actuate="onLoad" draw:mime-type="image/jpeg"/>
</draw:frame>
Viceremier-Minister-Minister for Reintegration of the Temporarily Occupied Terminory Irina Vereshchuk, after beating Kherson volunterazokol, to conduct local power structures with opponents of free evacuation.</text:p>
      <text:p text:style-name="P4">
As Ukrinform reports, Vereshchuk wrote in <text:a xlink:type="simple" xlink:href="https://t.me/vereshchuk_iryna/1942" text:style-name="Internet_20_link" text:visited-style-name="Visited_20_Internet_20_Link">
telegram</text:a>
.</text:p>
      <text:p text:style-name="P4">
The head of the Ministry of Reintegration emphasized that to make money on trouble and attack people who help people to leave dangerous areas for free, abnormally.</text:p>
      <text:p text:style-name="P4">
"The state should show that it is stronger than those two abominations. I turn to the Dyerson force bloc. I know that you are able to quickly put up.(https://www.ukrinform.ua/tag-evakuacia)** It is free for people, so it is free. If someone does not agree there, then explain to them so that they are understood, "she said.</text:p>
      <text:p text:style-name="P4">
<text:span text:style-name="T4">
 Read also: </text:span>
 <text:span text:style-name="T4">
 <text:a xlink:type="simple" xlink:href="https://www.ukrinform.ua/rubric-regions/3724198-u-hersoni-pobili-volontera-akij-bezkostovno-perevoziv-ludej-iz-pidtoplenih-teritorij.html" text:style-name="Internet_20_link" text:visited-style-name="Visited_20_Internet_20_Link">
in Kherson beat a volunteer who is free of charge from flooded territories</text:a>
</text:span>
</text:p>
      <text:p text:style-name="P4">
According to Vereshchuk, people need to see that power is power.</text:p>
      <text:p text:style-name="P4">
As reported by Ukrinform, in Kherson two carriers _ <text:span text:style-name="T4">
 <text:a xlink:type="simple" xlink:href="https://www.ukrinform.ua/rubric-regions/3724198-u-hersoni-pobili-volontera-akij-bezkostovno-perevoziv-ludej-iz-pidtoplenih-teritorij.html" text:style-name="Internet_20_link" text:visited-style-name="Visited_20_Internet_20_Link">
beat the famous volunteer</text:a>
</text:span>
 _, who transported people from flooded territories for free. Persons are set.</text:p>
      <text:p text:style-name="P4">
News Source: <text:a xlink:type="simple" xlink:href="https://www.ukrinform.ua/rubric-ato/3724311-veresuk-pro-pobitta-volontera-v-hersoni-derzava-mae-pokazati-so-silnisa-za-merzotnikiv.html" text:style-name="Internet_20_link" text:visited-style-name="Visited_20_Internet_20_Link">
https://www.ukrinform.ua/rubric-ato/3724311-veresuk-pro-pobitta-volontera-v-hersoni-derzava-mae-pokazati-so-silnisa-za-merzotnikiv.html</text:a>
</text:p>
      <!--NEWS-->
      <text:h text:style-name="P10" text:outline-level="1">
<text:span text:style-name="T4">
In Moldova farmers announced new protests</text:span>
</text:h>
      <text:p text:style-name="P4">
Authors: Ukrinform (Person)</text:p>
      <text:p text:style-name="P4">
Publisher: Укринформ (Organization)</text:p>
      <text:p text:style-name="P4">
Published Time: 2023-06-17T23:24:00+03:00</text:p>
      <text:p text:style-name="P4">
Modified Time: 2023-06-17T23:24:00+03:00</text:p>
      <text:p text:style-name="P4">
Description: From June 19, local farmers have announced mass protests in Moldova. - Ukrinform.</text:p>
      <text:p text:style-name="P4">
Images: ['<text:a xlink:type="simple" xlink:href="https://static.ukrinform.com/photos/2023_06/thumb_files/630_360_1687034413-980.jpg" text:style-name="Internet_20_link" text:visited-style-name="Visited_20_Internet_20_Link">
630_360_16870...</text:a>
']</text:p>
      <text:p text:style-name="P4">
Tags: ['Молдова', 'Протест', 'Фермер']</text:p>
      <text:p text:style-name="P4">
Type: Article</text:p>
      <!--METADATA-->
      <text:p text:style-name="P4">
<draw:frame draw:style-name="fr1" draw:name="Image235" text:anchor-type="as-char" svg:width="6.9236in" svg:height="3.956343in" draw:z-index="0">
<draw:image xlink:href="../Images/yкринформ/2023-06-17T23-24-00-03-00/630_360_1687034413-980.jpg" xlink:type="simple" xlink:show="embed" xlink:actuate="onLoad" draw:mime-type="image/jpeg"/>
</draw:frame>
From June 19, local farmers have announced mass protests in Moldova.</text:p>
      <text:p text:style-name="P4">
As Ukrinform reports, it reports <text:a xlink:type="simple" xlink:href="https://newsmaker.md/rus/novosti/fermery-obyavili-o-protestah-v-tsentre-kishineva-ozhidayutsya-probki/" text:style-name="Internet_20_link" text:visited-style-name="Visited_20_Internet_20_Link">
Newsmaker</text:a>
.</text:p>
      <text:p text:style-name="P4">
Since June 19, farmers will start mass protests in <text:span text:style-name="T4">
 <text:a xlink:type="simple" xlink:href="https://www.ukrinform.ua/tag-moldova" text:style-name="Internet_20_link" text:visited-style-name="Visited_20_Internet_20_Link">
Moldova</text:a>
</text:span>
. Some of the farmers will come to Chisinau - to strike near the buildings of the government, parliament and the Ministry of Agriculture. The rest will be protesting the Nancial Routes, the Farmers' Power Association said.</text:p>
      <text:p text:style-name="P4">
“Negotiations on the method and size of the compensation promised by the government did not take place, despite the fact that our organization was ready for discussions and published the sum of farmers' assembly on crops of the first group. In this regard, the association has made it possible to resume mass protests, ”the Association said.</text:p>
      <text:p text:style-name="P4">
<text:span text:style-name="T4">
 Read also: </text:span>
 <text:span text:style-name="T4">
 <text:a xlink:type="simple" xlink:href="https://www.ukrinform.ua/rubric-economy/3723319-solskij-obgovoriv-z-agrarnim-ministrom-moldovi-umovi-tranzitu-ukrainskoi-agroprodukcii.html" text:style-name="Internet_20_link" text:visited-style-name="Visited_20_Internet_20_Link">
Solsky discussed with the agrarian minister of Moldova of the concentration of Ukrainian agricultural products</text:a>
</text:span>
</text:p>
      <text:p text:style-name="P4">
Thus, some farmers will go to the capital on their tractors. They will be protested near the buildings of the Government, Parliament and the Ministry of Agriculture. The peasants from other areas will be released this day at national car.</text:p>
      <text:p text:style-name="P4">
"We apologize to the citizens for the possible inconveniences in motion, the alfermers whom the authorities abandoned and deceived during the year, are extremely outraged by the Tatwerto defend their right to economic survival," the statement said.</text:p>
      <text:p text:style-name="P4">
<text:span text:style-name="T4">
 Read also: </text:span>
 <text:span text:style-name="T4">
 <text:a xlink:type="simple" xlink:href="https://www.ukrinform.ua/rubric-society/3721871-moldova-nadala-ukraini-gumanitarnu-dopomogu.html" text:style-name="Internet_20_link" text:visited-style-name="Visited_20_Internet_20_Link">
Moldova provided to Ukraine humanitarian aid</text:a>
</text:span>
</text:p>
      <text:p text:style-name="P4">
It is worth noting that in the protest document, the Association of Fitrmers stated that on June 20, to 150 tractors will be traveled to the central square by the streets of Benulesk-Bodona, Bukurash, and others and will return the area to the Government building.</text:p>
      <text:p text:style-name="P4">
News Source: <text:a xlink:type="simple" xlink:href="https://www.ukrinform.ua/rubric-world/3724312-u-moldovi-fermeri-ogolosili-pro-novi-protesti.html" text:style-name="Internet_20_link" text:visited-style-name="Visited_20_Internet_20_Link">
https://www.ukrinform.ua/rubric-world/3724312-u-moldovi-fermeri-ogolosili-pro-novi-protesti.html</text:a>
</text:p>
      <!--NEWS-->
      <text:h text:style-name="P10" text:outline-level="1">
<text:span text:style-name="T4">
In the Air Force responded to Putin's statements about the "destruction"</text:span>
</text:h>
      <text:p text:style-name="P4">
Authors: Ukrinform (Person)</text:p>
      <text:p text:style-name="P4">
Publisher: Укринформ (Organization)</text:p>
      <text:p text:style-name="P4">
Published Time: 2023-06-17T23:37:00+03:00</text:p>
      <text:p text:style-name="P4">
Modified Time: 2023-06-17T23:37:00+03:00</text:p>
      <text:p text:style-name="P4">
Description: The head of Russia Vladimir Putin on June 16 at the St. Petersburg Economic Forum declared that his troops "destroyed" 5 complexes of Patriot in Ukraine, suggested that in the Russian Federation they did not know what Patriot is and what it consists of.</text:p>
      <text:p text:style-name="P4">
— Укрінформ.: </text:p>
      <text:p text:style-name="P4">
Images: ['<text:a xlink:type="simple" xlink:href="https://static.ukrinform.com/photos/2017_03/thumb_files/630_360_1490957505-5736.jpg" text:style-name="Internet_20_link" text:visited-style-name="Visited_20_Internet_20_Link">
630_360_14909...</text:a>
']</text:p>
      <text:p text:style-name="P4">
Tags: ['Путін', 'Війна з Росією', 'Patriot ', 'ППО', 'Єдині новини']</text:p>
      <text:p text:style-name="P4">
Type: Article</text:p>
      <!--METADATA-->
      <text:p text:style-name="P4">
<draw:frame draw:style-name="fr1" draw:name="Image236" text:anchor-type="as-char" svg:width="6.9236in" svg:height="3.949857in" draw:z-index="0">
<draw:image xlink:href="../Images/yкринформ/2023-06-17T23-37-00-03-00/630_360_1490957505-5736.jpg" xlink:type="simple" xlink:show="embed" xlink:actuate="onLoad" draw:mime-type="image/jpeg"/>
</draw:frame>
On June 16, the head of Vladimir Putin, at the St. Petersburg Economic Forum, declared that his troops "destroyed" 5 complexes of Patriot in Ukraine, suggested that the Russian Federation did not know what Patriot is and what it was.</text:p>
      <text:p text:style-name="P4">
Air Force spokesman Yuri Ignat on the air of Televarachone explained how many such Air Defense system Ukraine actually has in service and what they consist of, Ukrinform reports.</text:p>
      <text:p text:style-name="P4">
"Well we talk about divisions - they(Allies, ed.)Divyvizhins were transferred, which the Air Force commander showed, even selfies. Division consists of a command center, a radar station, a tobotradar, which provides information about air purposes, and up to eight launches can be in Patriot, "Ignat said.</text:p>
      <text:p text:style-name="P4">
<text:span text:style-name="T4">
 Read also: </text:span>
 <text:span text:style-name="T4">
 <text:a xlink:type="simple" xlink:href="https://www.ukrinform.ua/rubric-ato/3723698-nimeccina-peredae-ukraini-64-raketi-dla-patriot.html" text:style-name="Internet_20_link" text:visited-style-name="Visited_20_Internet_20_Link">
Germany transmits Ukraine 64 missiles for Patriot</text:a>
</text:span>
</text:p>
      <text:p text:style-name="P4">
He suggested that Putin may have been referring to launchers, speaking "destroyed".</text:p>
      <text:p text:style-name="P4">
"They may not know what Patriot is and what it consists of.</text:p>
      <text:p text:style-name="P4">
He also assured that the results of Patriot Ukrainians can see, in particular, _ <text:span text:style-name="T4">
 <text:a xlink:type="simple" xlink:href="https://www.ukrinform.ua/rubric-ato/3723682-poperedno-zniseni-6-kindzaliv-6-kalibriv-ta-2-bpla-povitrani-sili.html" text:style-name="Internet_20_link" text:visited-style-name="Visited_20_Internet_20_Link">
Destruction of 6 Ballistic Missiles "Dagger" on June 16.</text:a>
</text:span>
 _ Ignatza has been awaiting more such systems.</text:p>
      <text:p text:style-name="P4">
<text:span text:style-name="T5">
!(https://www.ukrinform.ua/rubric-ato/3718711-prezident-obgovoriv-koaliciu-patriot-z-glavou-mzs-britanii.html)</text:span>
*</text:p>
      <text:p text:style-name="P4">
As reported by Ukrinform, last month the United States announced the allocation of an appendix of a defense assistance package to Ukraine, which included, including the number(https://www.ukrinform.ua/tag-patriot)**, as well as other air defense.</text:p>
      <text:p text:style-name="P4">
News Source: <text:a xlink:type="simple" xlink:href="https://www.ukrinform.ua/rubric-ato/3724313-u-povitranih-silah-vidpovili-na-zaavi-putina-pro-znisenna-pati-zrk-patriot.html" text:style-name="Internet_20_link" text:visited-style-name="Visited_20_Internet_20_Link">
https://www.ukrinform.ua/rubric-ato/3724313-u-povitranih-silah-vidpovili-na-zaavi-putina-pro-znisenna-pati-zrk-patriot.html</text:a>
</text:p>
      <!--NEWS-->
      <text:h text:style-name="P10" text:outline-level="1">
<text:span text:style-name="T4">
Kirilenko: We hope to repair from Russia, these are trillions of dollars</text:span>
</text:h>
      <text:p text:style-name="P4">
Authors: Ukrinform (Person)</text:p>
      <text:p text:style-name="P4">
Publisher: Укринформ (Organization)</text:p>
      <text:p text:style-name="P4">
Published Time: 2023-06-17T23:55:00+03:00</text:p>
      <text:p text:style-name="P4">
Modified Time: 2023-06-17T23:55:00+03:00</text:p>
      <text:p text:style-name="P4">
Description: The head of the Donetsk Regional Military Administration Pavel Kirilenko declares the expectations for reparations from Russia, which will be trillions of dollars. - Ukrinform.</text:p>
      <text:p text:style-name="P4">
Images: ['<text:a xlink:type="simple" xlink:href="https://static.ukrinform.com/photos/2023_06/thumb_files/630_360_1687016290-475.jpg" text:style-name="Internet_20_link" text:visited-style-name="Visited_20_Internet_20_Link">
630_360_16870...</text:a>
']</text:p>
      <text:p text:style-name="P4">
Tags: ['Донеччина', 'Кириленко', 'Репарації', 'Війна з Росією']</text:p>
      <text:p text:style-name="P4">
Type: Article</text:p>
      <!--METADATA-->
      <text:p text:style-name="P4">
<draw:frame draw:style-name="fr1" draw:name="Image237" text:anchor-type="as-char" svg:width="6.9236in" svg:height="3.956343in" draw:z-index="0">
<draw:image xlink:href="../Images/yкринформ/2023-06-17T23-55-00-03-00/630_360_1687016290-475.jpg" xlink:type="simple" xlink:show="embed" xlink:actuate="onLoad" draw:mime-type="image/jpeg"/>
</draw:frame>
Pavel Kirilenko, the head of the Donetsk Regional Military Administration, declares the repair from Russia, which will be trillions of dollars.</text:p>
      <text:p text:style-name="P4">
He stated this in <text:a xlink:type="simple" xlink:href="https://www.ukrinform.ua/rubric-regions/3724163-pavlo-kirilenko-kerivnik-doneckoi-oblasnoi-vijskovoi-administracii.html" text:style-name="Internet_20_link" text:visited-style-name="Visited_20_Internet_20_Link">
interview Ukrinform</text:a>
When answering the question of whether he hopes Russia's border, and whether it is possible to say something in numbers.</text:p>
      <text:p text:style-name="P4">
“We hope and do everything for it. There is no general figure. But, of course, these are trillions of dollars, and for each area they will be separate. The state reparations will be confirmed after the completion of the entire complex investigation, it takes a long time, ”said the head of the region.</text:p>
      <text:p text:style-name="P4">
<text:span text:style-name="T4">
 Read also: </text:span>
 <text:span text:style-name="T4">
 <text:a xlink:type="simple" xlink:href="https://www.ukrinform.ua/rubric-polytics/3722018-ukraina-ocikue-so-risenna-miznarodnogo-sudu-oon-viavit-porusenna-rf-dvoh-konvencij-korinevic.html" text:style-name="Internet_20_link" text:visited-style-name="Visited_20_Internet_20_Link">
Ukraine expects the decision of the International Court of Court of Ukraine will violate the violation of the Russian Federation of two conventions</text:a>
</text:span>
</text:p>
      <text:p text:style-name="P4">
He explained that this decision would be in the International Criminal Court(MKS), and on the confirmation of this evidence, it is the judges of the ISS that will continue to file this claim, but also the recovery of funds in Russia.</text:p>
      <text:p text:style-name="P4">
"And the penalty will not only be voluntary ... But a legitimate and clear procedure for the amount of losses must be observed," Kirilenko said.</text:p>
      <text:p text:style-name="P4">
<text:span text:style-name="T4">
 Read also: </text:span>
 <text:span text:style-name="T4">
 <text:a xlink:type="simple" xlink:href="https://www.ukrinform.ua/rubric-ato/3720192-majbutni-reparacii-rosii-maut-vidskoduvati-zbitki-cerez-kahovskij-ekocid-ukraina-v-obse.html" text:style-name="Internet_20_link" text:visited-style-name="Visited_20_Internet_20_Link">
future reparations of Russia should compensate for the loss of "Kakhovsky" ecocide - Ukraine in the OSCE</text:a>
</text:span>
</text:p>
      <text:p text:style-name="P4">
He added that we will not demand from the enemy that we had been unfinished before the <text:span text:style-name="T4">
 <text:a xlink:type="simple" xlink:href="https://www.ukrinform.ua/tag-vijna-z-rosieu" text:style-name="Internet_20_link" text:visited-style-name="Visited_20_Internet_20_Link">
killed in Ukraine</text:a>
</text:span>
, and we require funds to restore only what the enemy has destroyed.</text:p>
      <text:p text:style-name="P4">
“Yes, it will be a long process. In general, God forbid that our age is enough for any children to live in a revived Ukraine, ”the head of the Ova stated.</text:p>
      <text:p text:style-name="P4">
<text:span text:style-name="T4">
 Read also: </text:span>
 <text:span text:style-name="T4">
 <text:a xlink:type="simple" xlink:href="https://www.ukrinform.ua/rubric-regions/3724163-pavlo-kirilenko-kerivnik-doneckoi-oblasnoi-vijskovoi-administracii.html" text:style-name="Internet_20_link" text:visited-style-name="Visited_20_Internet_20_Link">
Pavel Kirilenko, Head of Donetsk Regional Military Administration</text:a>
 </text:span>
</text:p>
      <text:p text:style-name="P4">
News Source: <text:a xlink:type="simple" xlink:href="https://www.ukrinform.ua/rubric-ato/3724314-kirilenko-mi-spodivaemos-na-reparacii-vid-rosii-ce-triljoni-dolariv.html" text:style-name="Internet_20_link" text:visited-style-name="Visited_20_Internet_20_Link">
https://www.ukrinform.ua/rubric-ato/3724314-kirilenko-mi-spodivaemos-na-reparacii-vid-rosii-ce-triljoni-dolariv.html</text:a>
</text:p>
      <!--NEWS-->
      <text:h text:style-name="P10" text:outline-level="1">
<text:span text:style-name="T4">
Air defense has destroyed two Russian drones in Kherson region</text:span>
</text:h>
      <text:p text:style-name="P4">
Authors: Ukrinform (Person)</text:p>
      <text:p text:style-name="P4">
Publisher: Укринформ (Organization)</text:p>
      <text:p text:style-name="P4">
Published Time: 2023-06-17T2:42:00+03:00</text:p>
      <text:p text:style-name="P4">
Modified Time: 2023-06-17T20:42:00+03:00</text:p>
      <text:p text:style-name="P4">
Description: In the Kherson region, on June 17, air defense forces were destroyed by two Russian drones - a shock "Lancet" and a reconnaissance "Orlan". - Ukrinform.</text:p>
      <text:p text:style-name="P4">
Images: ['<text:a xlink:type="simple" xlink:href="https://static.ukrinform.com/photos/2023_06/thumb_files/630_360_1687023688-218.jpg" text:style-name="Internet_20_link" text:visited-style-name="Visited_20_Internet_20_Link">
630_360_16870...</text:a>
']</text:p>
      <text:p text:style-name="P4">
Tags: ['Безпілотник', 'Херсонщина', 'ППО']</text:p>
      <text:p text:style-name="P4">
Type: Article</text:p>
      <!--METADATA-->
      <text:p text:style-name="P4">
<draw:frame draw:style-name="fr1" draw:name="Image238" text:anchor-type="as-char" svg:width="6.9236in" svg:height="3.956343in" draw:z-index="0">
<draw:image xlink:href="../Images/yкринформ/2023-06-17T2-42-00-03-00/630_360_1687023688-218.jpg" xlink:type="simple" xlink:show="embed" xlink:actuate="onLoad" draw:mime-type="image/jpeg"/>
</draw:frame>
On June 17, the Uherson region of the Air Defense forces was destroyed by two -Russian drones - a shock "Lancet" and a reconnaissance "Orlan".</text:p>
      <text:p text:style-name="P4">
According to Ukrinform, the South Air Command reported on <text:a xlink:type="simple" xlink:href="https://www.facebook.com/PvKPivden/posts/pfbid02DcL9hWsSXCWuMxAFdZgBMCARefbKWkx2y86dzMdo5ysZkoqsLGaSWrv8JzNRgRVWl" text:style-name="Internet_20_link" text:visited-style-name="Visited_20_Internet_20_Link">
Facebook</text:a>
.</text:p>
      <text:p text:style-name="P4">
"17 червня 2023 року, на Херсонщині, силами та засобами протиповітряноїоборони повітряного командування "Південь" знищено розвідувальний <text:a xlink:type="simple" xlink:href="https://www.ukrinform.ua/tag-bezpilotnik" text:style-name="Internet_20_link" text:visited-style-name="Visited_20_Internet_20_Link">
 БпЛА</text:a>
Orlan-10 "and Lancet" UAVs,-the message reads.</text:p>
      <text:p text:style-name="P4">
<text:span text:style-name="T4">
 Read also: </text:span>
 [Under the Svatov Defense Force destroyed the "airfield" of Russian <text:span text:style-name="T4">
 drone </text:span>
 s]](https://www.ukrinform.ua/rubric-ato/3722690-pid-svatovim-sili-oboroni-znisili-aerodrom-rosijskih-bezpilotnikiv.html)As reported <text:a xlink:type="simple" xlink:href="https://www.ukrinform.ua/rubric-ato/3724054-sili-oboroni-znisili-vze-219-170-rosian.html" text:style-name="Internet_20_link" text:visited-style-name="Visited_20_Internet_20_Link">
Ukrinform</text:a>
, as of June 17, in the resolved passage of Ukraine, the full -scale war has already lost 3977 of its tanks, 7706 fight armored vehicles and thousands of units of other equipment.</text:p>
      <text:p text:style-name="P4">
<text:span text:style-name="T5">
Foto: South Air Command _ </text:span>
</text:p>
      <text:p text:style-name="P4">
News Source: <text:a xlink:type="simple" xlink:href="https://www.ukrinform.ua/rubric-ato/3724288-ppo-znisila-dva-rosijski-bezpilotniki-na-hersonsini.html" text:style-name="Internet_20_link" text:visited-style-name="Visited_20_Internet_20_Link">
https://www.ukrinform.ua/rubric-ato/3724288-ppo-znisila-dva-rosijski-bezpilotniki-na-hersonsini.html</text:a>
</text:p>
      <!--NEWS-->
      <text:h text:style-name="P10" text:outline-level="1">
<text:span text:style-name="T4">
In Ukraine, a single register of weapons - the Ministry of Internal Affairs will soon work</text:span>
</text:h>
      <text:p text:style-name="P4">
Author: ['АРМІЯINFORM']</text:p>
      <text:p text:style-name="P4">
Time: 2023-06-17T38:00:00-04:00</text:p>
      <text:p text:style-name="P4">
Description: Once on 23 worms in Ukrainian Robot, Robster Roister Zbro (єrz), Yaki Dupozhe ... War with Ukraine 2022, War with Ukraine Latest News today, News War with Ukraine 2022 Last for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01001lea-9cb0_1280x720.jpeg" text:style-name="Internet_20_link" text:visited-style-name="Visited_20_Internet_20_Link">
01001lea-9cb0_1280x720.jpeg</text:a>
']</text:p>
      <text:p text:style-name="P4">
Tags: ['МВС УКРАЇНИ', 'РЕЄСТР ЗБРОЇ']</text:p>
      <text:p text:style-name="P4">
Category: News</text:p>
      <!--METADATA-->
      <text:p text:style-name="P4">
<draw:frame draw:style-name="fr1" draw:name="Image239" text:anchor-type="as-char" svg:width="6.9236in" svg:height="4.349906in" draw:z-index="0">
<draw:image xlink:href="../Images/AРМІЯINFORM/2023-06-17T38-00-00-04-00/01001lea-9cb0_1280x720.jpeg" xlink:type="simple" xlink:show="embed" xlink:actuate="onLoad" draw:mime-type="image/jpeg"/>
</draw:frame>
Already on June 23 in Ukraine will start the work of a single register of weapons(Outlock), which can automate weapons accounting and make the process of obtaining permits and accessible to citizens.</text:p>
      <text:p text:style-name="P4">
About it <text:a xlink:type="simple" xlink:href="https://mvs.gov.ua/uk/news/z-23-cervnia-v-ukrayini-zapraciuje-jedinii-rejestr-zbroyi" text:style-name="Internet_20_link" text:visited-style-name="Visited_20_Internet_20_Link">
reports</text:a>
Ministry of Internal Affairs of Ukraine.</text:p>
      <text:p text:style-name="P4">
“The main advantages of implementing the Register are that citizens will be able to easily support information about their registered weapons. In addition, thanks to the dilation of weapons services, the procedure of obtaining permits is aware of the permits, ”the Ministry of Internal Affairs emphasized.</text:p>
      <text:p text:style-name="P4">
The single register of weapons involves the creation of e -offices.</text:p>
      <text:p text:style-name="P4">
That is, Ukrainians will be able to receive a service without leaving home, through the submission of the “single window of the citizen” or in the weapon sales store.</text:p>
      <text:p text:style-name="P4">
<text:span text:style-name="T4">
 To submit documents through a "single window of the citizen" is required: </text:span>
</text:p>
      <ul>
        <li>
Go to the "Single Window of the Citizen", * Authorize, * make an application, * Attach a package of required documents, * Add scancopy, * to certify copies with electronic signature, * Send an application.</li>
      </ul>
      <text:p text:style-name="P4">
<text:span text:style-name="T4">
 To apply for weapons in the store you need: </text:span>
</text:p>
      <ul>
        <li>
Personal access to the store, * providing the package of the necessary documents, * Elaboration of the application, * The seller of the store will send an application to the police.</li>
      </ul>
      <text:p text:style-name="P4">
News Source: <text:a xlink:type="simple" xlink:href="https://armyinform.com.ua/2023/06/17/v-ukrayini-nezabarom-zapraczyuye-yedynyj-reyestr-zbroyi-mvs/" text:style-name="Internet_20_link" text:visited-style-name="Visited_20_Internet_20_Link">
https://armyinform.com.ua/2023/06/17/v-ukrayini-nezabarom-zapraczyuye-yedynyj-reyestr-zbroyi-mvs/</text:a>
</text:p>
      <!--NEWS-->
      <text:h text:style-name="P10" text:outline-level="1">
<text:span text:style-name="T4">
Mkip confirmed the flooding of the Museum of Polina Rayko in Kherson region</text:span>
</text:h>
      <text:p text:style-name="P4">
Authors: Ukrinform (Person)</text:p>
      <text:p text:style-name="P4">
Publisher: Укринформ (Organization)</text:p>
      <text:p text:style-name="P4">
Published Time: 2023-06-17T3:44:00+03:00</text:p>
      <text:p text:style-name="P4">
Modified Time: 2023-06-17T20:44:00+03:00</text:p>
      <text:p text:style-name="P4">
Description: Information about the destruction in the temporarily captured Oleshki of the Kherson region of the house-museum of Ukrainian artist Polina Rayko, who flooded as a result of blasting by Russian troops of the Kakhovka hydroelectric power station. - Ukrinform.</text:p>
      <text:p text:style-name="P4">
Images: ['<text:a xlink:type="simple" xlink:href="https://static.ukrinform.com/photos/2023_06/thumb_files/630_360_1687023405-617.jpg" text:style-name="Internet_20_link" text:visited-style-name="Visited_20_Internet_20_Link">
630_360_16870...</text:a>
']</text:p>
      <text:p text:style-name="P4">
Tags: ['Херсонщина', 'Музей', 'Каховська ГЕС', 'МКІП ', 'Художниця', 'Підтоплення']</text:p>
      <text:p text:style-name="P4">
Type: Article</text:p>
      <!--METADATA-->
      <text:p text:style-name="P4">
<draw:frame draw:style-name="fr1" draw:name="Image240" text:anchor-type="as-char" svg:width="6.9236in" svg:height="3.956343in" draw:z-index="0">
<draw:image xlink:href="../Images/yкринформ/2023-06-17T3-44-00-03-00/630_360_1687023405-617.jpg" xlink:type="simple" xlink:show="embed" xlink:actuate="onLoad" draw:mime-type="image/jpeg"/>
</draw:frame>
Information about the destruction in the temporarily captured Oleshkhkhinson region of the house-museum of Ukrainian artist Polina Ricoko, who died as a result of the blasting of the Russian troops of the Kakhovka hydroelectric power station.</text:p>
      <text:p text:style-name="P4">
The Ministry of Culture and Information Policy of Ukraine reported this in <text:a xlink:type="simple" xlink:href="https://t.me/mkipu/6500" text:style-name="Internet_20_link" text:visited-style-name="Visited_20_Internet_20_Link">
telegram</text:a>
, reports Ukrinform.</text:p>
      <text:p text:style-name="P4">
As noted in the MKIP, earlier information about the probable flooding of the house has already been made by the network. At that time, it was not possible to confirm its possibilities, since the artist's homes were located on a temporarily captured enemy.</text:p>
      <text:p text:style-name="P4">
"Unfortunately, information about the destruction of the house- <text:a xlink:type="simple" xlink:href="https://www.ukrinform.ua/tag-muzej" text:style-name="Internet_20_link" text:visited-style-name="Visited_20_Internet_20_Link">
museum</text:a>
Rayko's Polina has been confirmed and the first photo of the consequences of destroying a terrorist country of one of the striking examples of Ukrainian art, which had a history, "said in the department.</text:p>
      <text:p text:style-name="P4">
<text:span text:style-name="T4">
 Read also: </text:span>
 <text:a xlink:type="simple" xlink:href="https://www.ukrinform.ua/rubric-culture/3724164-mozut-buti-desatki-miljoniv-tkacenko-pro-zbitki-kulturnoi-spadsini-vid-pidrivu-kahovskoi-ges.html" text:style-name="Internet_20_link" text:visited-style-name="Visited_20_Internet_20_Link">
can be tens of millions: <text:span text:style-name="T4">
 Tkachenko </text:span>
 About the loss of cultural heritage from the blast of Kakhovka hydroelectric power station</text:a>
The ministry reminded that on the walls of Rayko's house she reproduced her own biography, depicting portraits of the family, as well as favorite symbolism and birds of different shapes, colors and species.</text:p>
      <text:p text:style-name="P4">
"The importance of such unique places is another demonstration of how Russia is to destroy Ukrainian culture and history," the MKIP emphasized.</text:p>
      <text:p text:style-name="P4">
As reported by Ukrinform, due to the undermining of the Russians of the Dams of the Kakhovka hydroelectric power station Ucheron and Mykolaiv regions <text:a xlink:type="simple" xlink:href="https://www.ukrinform.ua/rubric-culture/3723879-tkacenko-cerez-pidriv-kahovskoi-ges-u-zoni-riziku-147-zakladiv-kulturi-ta-misteckoi-osviti.html" text:style-name="Internet_20_link" text:visited-style-name="Visited_20_Internet_20_Link">
before</text:a>
 <text:a xlink:type="simple" xlink:href="https://www.ukrinform.ua/rubric-culture/3723879-tkacenko-cerez-pidriv-kahovskoi-ges-u-zoni-riziku-147-zakladiv-kulturi-ta-misteckoi-osviti.html" text:style-name="Internet_20_link" text:visited-style-name="Visited_20_Internet_20_Link">
</text:a>
<text:a xlink:type="simple" xlink:href="https://www.ukrinform.ua/rubric-culture/3723879-tkacenko-cerez-pidriv-kahovskoi-ges-u-zoni-riziku-147-zakladiv-kulturi-ta-misteckoi-osviti.html" text:style-name="Internet_20_link" text:visited-style-name="Visited_20_Internet_20_Link">
147 cultural institutions have gotten in risk</text:a>
and art education.  Photo: MKIP, Facebook</text:p>
      <text:p text:style-name="P4">
News Source: <text:a xlink:type="simple" xlink:href="https://www.ukrinform.ua/rubric-culture/3724289-mkip-pidtverdilo-zatoplenna-muzeu-polini-rajko-na-hersonsini.html" text:style-name="Internet_20_link" text:visited-style-name="Visited_20_Internet_20_Link">
https://www.ukrinform.ua/rubric-culture/3724289-mkip-pidtverdilo-zatoplenna-muzeu-polini-rajko-na-hersonsini.html</text:a>
</text:p>
      <!--NEWS-->
      <text:h text:style-name="P10" text:outline-level="1">
<text:span text:style-name="T4">
Mark "Russian Military Ship, I I ...!" recognized the best in the world</text:span>
</text:h>
      <text:p text:style-name="P4">
Author: ['АРМІЯINFORM']</text:p>
      <text:p text:style-name="P4">
Time: 2023-06-17T40:00:00-04:00</text:p>
      <text:p text:style-name="P4">
Description: The ACTSIONERNENENA of the Ukrposhta Plosa was rewound in the premium “World Post &amp; amp; PARCEL Awards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2/7c0295f-marka.jpg" text:style-name="Internet_20_link" text:visited-style-name="Visited_20_Internet_20_Link">
7c0295f-marka.jpg</text:a>
']</text:p>
      <text:p text:style-name="P4">
Tags: ['МАРКА', 'НАГОРОДА', 'РУССКІЙ ВОЄННИЙ КОРАБЛЬ', 'УКРПОШТА']</text:p>
      <text:p text:style-name="P4">
Category: News</text:p>
      <!--METADATA-->
      <text:p text:style-name="P4">
<draw:frame draw:style-name="fr1" draw:name="Image241" text:anchor-type="as-char" svg:width="6.9236in" svg:height="4.615733in" draw:z-index="0">
<draw:image xlink:href="../Images/AРМІЯINFORM/2023-06-17T40-00-00-04-00/7c0295f-marka.jpg" xlink:type="simple" xlink:show="embed" xlink:actuate="onLoad" draw:mime-type="image/jpeg"/>
</draw:frame>
UkrPoshta Joint Stock Company has won the World Post &amp; Parcelands 2023. Mark "Russian Military Ship, Idi ...!" It was recognized as the best Army in 2022.</text:p>
      <text:p text:style-name="P4">
As reports <text:a xlink:type="simple" xlink:href="https://www.ukrposhta.ua/ua/news/57932-ukrposhta-otrimala-tri-pochesni-vidznaki-prestizhnoi-premii-world-post-parcel-awards-2023%C2%A0" text:style-name="Internet_20_link" text:visited-style-name="Visited_20_Internet_20_Link">
press</text:a>
C(https://www.ukrposhta.ua/ua/news/57932-ukrposhta-otrimala-tri-pochesni-vidznaki-prestizhnoi-premii-world-post-parcel-awards-2023%C2%A0), UkrPoshta was awarded with awards in the field of postal TEXPRESS TACKS “World Post &amp; Parcel Awards 2023” in three categories: “Philatelic campaign of the year”, “Postal operator” and in the special nomination “industry leader”. The solemn awarding of the winners was held on June 14 in Capituestonia, Tallinn.</text:p>
      <text:p text:style-name="P4">
It is noted that in the nomination "Postal Operator", in which "UkrPoshta" won the victory were also declared by Kataru mail(Qatar Post)Brazil's joke(Post Office - Brazil Post).</text:p>
      <text:p text:style-name="P4">
«Поштова марка „русскій воєнний корабль, іді…“ представлена в експозиціїСмітсонівського поштового музею у Вашингтоні. Екземпляри поштових марокУкраїни воєнного часу є в колекціях лідерів держав і глав міжнароднихорганізацій, які відвідували Україну впродовж 2022 року. Тиражі поштових марокзросли до мільйонів. Так, лише тираж поштового випуску „русскій воєннийкорабль… ВСЬО!“ склав 5 млн примірників», — йдеться в повідомленні.</text:p>
      <text:p text:style-name="P4">
Разом з «Укрпоштою» фіналістами в цій номінації були Пошти Сінгапуру(Singapore Post)and Brazil(Post Office - Brazil Post).</text:p>
      <text:p text:style-name="P4">
News Source: <text:a xlink:type="simple" xlink:href="https://armyinform.com.ua/2023/06/17/marku-russkij-voyennyj-korabl-idi-vyznaly-najkrashhoyu-v-sviti/" text:style-name="Internet_20_link" text:visited-style-name="Visited_20_Internet_20_Link">
https://armyinform.com.ua/2023/06/17/marku-russkij-voyennyj-korabl-idi-vyznaly-najkrashhoyu-v-sviti/</text:a>
</text:p>
      <!--NEWS-->
      <text:h text:style-name="P10" text:outline-level="1">
<text:span text:style-name="T4">
The SBU reported suspicion to two inhabitants of Odessa, who were serving Rostob fakes about mobilization and Kiev-Pechersk Lavra</text:span>
</text:h>
      <text:p text:style-name="P4">
Author: ['АРМІЯINFORM']</text:p>
      <text:p text:style-name="P4">
Time: 2023-06-17T42:00:00-04:00</text:p>
      <text:p text:style-name="P4">
Description: Service of the nonsense Zibrazov Docasova Base for the Cangles of the Disaders Pseudo -Professor, Yaki Robil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717a0f2677e109056b2e44bdc96b12b9.jpeg" text:style-name="Internet_20_link" text:visited-style-name="Visited_20_Internet_20_Link">
717a0f2677e109056b2e44bdc96b12b9.jpeg</text:a>
', '<text:a xlink:type="simple" xlink:href="https://armyinform.com.ua/wp-content/uploads/2023/06/9574414455ece020ba351f56949d7d7b.jpeg" text:style-name="Internet_20_link" text:visited-style-name="Visited_20_Internet_20_Link">
9574414455ece020ba351f56949d7d7b.jpeg</text:a>
', '<text:a xlink:type="simple" xlink:href="https://armyinform.com.ua/wp-content/uploads/2023/06/70dfc989999f5771c41ef614d42d94b5-150x150.jpeg" text:style-name="Internet_20_link" text:visited-style-name="Visited_20_Internet_20_Link">
70dfc989999f5771c41ef614d42d94b5-150x150.jpeg</text:a>
', '<text:a xlink:type="simple" xlink:href="https://armyinform.com.ua/wp-content/uploads/2023/06/f1c2cd1b9010d92e4ddfa9f6dffddfc6-150x150.jpeg" text:style-name="Internet_20_link" text:visited-style-name="Visited_20_Internet_20_Link">
f1c2cd1b9010d92e4ddfa9f6dffddfc6-150x150.jpeg</text:a>
']</text:p>
      <text:p text:style-name="P4">
Tags: ['МОБІЛІЗАЦІЯ', 'ПОВІДОМИЛИ ПРО ПІДОЗРУ', 'СБУ', 'ФЕЙКИ']</text:p>
      <text:p text:style-name="P4">
Category: News</text:p>
      <!--METADATA-->
      <text:p text:style-name="P4">
<draw:frame draw:style-name="fr1" draw:name="Image242" text:anchor-type="as-char" svg:width="6.9236in" svg:height="4.615733in" draw:z-index="0">
<draw:image xlink:href="../Images/AРМІЯINFORM/2023-06-17T42-00-00-04-00/717a0f2677e109056b2e44bdc96b12b9.jpeg" xlink:type="simple" xlink:show="embed" xlink:actuate="onLoad" draw:mime-type="image/jpeg"/>
</draw:frame>
The Security Service has collected a evidence base for two Odessa pseudo -journalists, which made staging videos at the request of Russian TV channels. About it <text:a xlink:type="simple" xlink:href="https://ssu.gov.ua/novyny/sbu-povidomyla-pro-pidozru-dvom-odesytam-yaki-na-zamovlennia-rostb-znimaly-feiky-pro-mobilizatsiiu-ta-kyievopechersku-lavru" text:style-name="Internet_20_link" text:visited-style-name="Visited_20_Internet_20_Link">
reports</text:a>
Security Service of Ukraine.</text:p>
      <text:p text:style-name="P4">
One of the suspects is the former operator of Odessa State Television, who, after a full-scale invasion, began to cooperate with the Russian TV channel-TV.</text:p>
      <text:p text:style-name="P4">
According to the investigation, the attacker agreed to the order of the propagandists. For 8 thousand hryvnias, he was familiar with his acquaintance for the role of the "military" of the local center of acquisition.</text:p>
      <text:p text:style-name="P4">
<draw:frame draw:style-name="fr1" draw:name="Image243" text:anchor-type="as-char" svg:width="6.9236in" svg:height="4.615733in" draw:z-index="0">
<draw:image xlink:href="../Images/AРМІЯINFORM/2023-06-17T42-00-00-04-00/9574414455ece020ba351f56949d7d7b.jpeg" xlink:type="simple" xlink:show="embed" xlink:actuate="onLoad" draw:mime-type="image/jpeg"/>
</draw:frame>
The two of them shot a video where the military told how to hunt the Zlovlovs of the conscript age to avoid mobilization.</text:p>
      <text:p text:style-name="P4">
This fake was aired by Russian Ren-TV, from where he was picked up by more than 20 propaganda information resources, including the largest federal tests.</text:p>
      <text:p text:style-name="P4">
SBU initiated psychological and linguistic examinations of this video confirmed the facts of criminal acts of the persons involved.</text:p>
      <text:p text:style-name="P4">
The involvement of the operator in the shooting of a number of custom scenes and events related to the Kiev-Pechersk Lavra is also checked.</text:p>
      <text:p text:style-name="P4">
The investigation found that, having released from state television, the husband worked in the Odessa branch of the "Independent Bureau of Journalistic Investigation".</text:p>
      <text:p text:style-name="P4">
After a full -scale invasion of the Russian Federation, he actively called for the support of the collectors and justified their military crimes on his social networks. Thus, he got into the field of view of the Kremlin propagandists and entered with them VKontakte.</text:p>
      <text:p text:style-name="P4">
In the course of searches conducted by the defendants, the SBU operatives found and seized:</text:p>
      <ul>
        <li>
mobile phones, computers, professional video equipment and electronic media with evidence of illegal activity; * draft records; * Acting requisite: military uniforms and grilling means.</li>
      </ul>
      <text:p text:style-name="P4">
<text:a xlink:type="simple" xlink:href="https://armyinform.com.ua/wp-content/uploads/2023/06/70dfc989999f5771c41ef614d42d94b5.jpeg" text:style-name="Internet_20_link" text:visited-style-name="Visited_20_Internet_20_Link">
!(Images/AРМІЯINFORM/2023-06-17T42-00-00-04-00/70dfc989999f5771c41ef614d42d94b5-150x150.jpeg)</text:a>
</text:p>
      <text:p text:style-name="P4">
Both intruders were informed of suspicion under Part 6 of Art. 111-1 of the Criminal Code of Ukraine(Organization and conduct of political measures, information activities in cooperation with the aggressor state aimed at its support and/or to avoid liability of gaping aggression against Ukraine).</text:p>
      <text:p text:style-name="P4">
Їм загрожує покарання до дванадцяти років позбавлення волі з конфіскацієюмайна.</text:p>
      <text:p text:style-name="P4">
Суд обрав міру запобіжного заходу у вигляді тримання під вартою.</text:p>
      <text:p text:style-name="P4">
Триває слідство для з’ясування всіх обставин та притягнення винних довідповідальності.</text:p>
      <text:p text:style-name="P4">
Заходи із викриття правопорушення проводили співробітники СБУ в Одеськійобласті за координації Департаменту захисту національної державності СБУ тапроцесуального керівництва обласної прокуратури.</text:p>
      <text:p text:style-name="P4">
News Source: <text:a xlink:type="simple" xlink:href="https://armyinform.com.ua/2023/06/17/sbu-povidomyla-pro-pidozru-dvom-odesytam-yaki-na-zamovlennya-rostb-znimaly-fejky-pro-mobilizacziyu-ta-kyyevo-pechersku-lavru/" text:style-name="Internet_20_link" text:visited-style-name="Visited_20_Internet_20_Link">
https://armyinform.com.ua/2023/06/17/sbu-povidomyla-pro-pidozru-dvom-odesytam-yaki-na-zamovlennya-rostb-znimaly-fejky-pro-mobilizacziyu-ta-kyyevo-pechersku-lavru/</text:a>
</text:p>
      <!--NEWS-->
      <text:h text:style-name="P10" text:outline-level="1">
<text:span text:style-name="T4">
The prosecutor's office through the court returned to the Ministry of Defense the land worth almost 10 million UAH</text:span>
</text:h>
      <text:p text:style-name="P4">
Author: ['АРМІЯINFORM']</text:p>
      <text:p text:style-name="P4">
Time: 2023-06-17T44:00:00-04:00</text:p>
      <text:p text:style-name="P4">
Description: The prosecutor’s office was specialized at the sphere of defense of the Zakhid region at the court of the Skasuvannya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04/sud.-zemlya.jpg" text:style-name="Internet_20_link" text:visited-style-name="Visited_20_Internet_20_Link">
sud.-zemlya.jpg</text:a>
']</text:p>
      <text:p text:style-name="P4">
Tags: ['ЛУЦЬК', 'ОФІС ГЕНЕРАЛЬНОГО ПРОКУРОРА']</text:p>
      <text:p text:style-name="P4">
Category: News</text:p>
      <!--METADATA-->
      <text:p text:style-name="P4">
<draw:frame draw:style-name="fr1" draw:name="Image244" text:anchor-type="as-char" svg:width="6.9236in" svg:height="5.181161in" draw:z-index="0">
<draw:image xlink:href="../Images/AРМІЯINFORM/2023-06-17T44-00-00-04-00/sud.-zemlya.jpg" xlink:type="simple" xlink:show="embed" xlink:actuate="onLoad" draw:mime-type="image/jpeg"/>
</draw:frame>
Specialized prosecutor's office in the field of defense of the Western region in court, the settlement of state registration of real rights for 1.4 hectares of land, which is owned by the Ministry of Defense of Ukraine.</text:p>
      <text:p text:style-name="P4">
It is established that in this territory in Lutsk there is a military forestry, which is a local government body without the consent of the defense department of ownership of itself.</text:p>
      <text:p text:style-name="P4">
Thus, this plot cost almost UAH 10 million from the ownership of the mine defense and moved to Lutsk city council.</text:p>
      <text:p text:style-name="P4">
This became the basis for the representation of the prosecutors of the interests of the state in court.</text:p>
      <text:p text:style-name="P4">
The Commercial Court of Volyn Oblast agreed with the prosecutor's arguments, satisfied the claim and renewed the violated rights of the defense department.</text:p>
      <text:p text:style-name="P4">
<text:span text:style-name="T4">
 Source: </text:span>
 <text:a xlink:type="simple" xlink:href="https://www.gp.gov.ua/ua/posts/prokuratura-cerez-sud-povernula-u-vlasnist-minoboroni-zemlyu-vartistyu-maize-10-mln-grn/" text:style-name="Internet_20_link" text:visited-style-name="Visited_20_Internet_20_Link">
Office of Prosecutor General Ukraine</text:a>
</text:p>
      <text:p text:style-name="P4">
News Source: <text:a xlink:type="simple" xlink:href="https://armyinform.com.ua/2023/06/17/prokuratura-cherez-sud-povernula-u-vlasnist-minoborony-zemlyu-vartistyu-majzhe-10-mln-grn/" text:style-name="Internet_20_link" text:visited-style-name="Visited_20_Internet_20_Link">
https://armyinform.com.ua/2023/06/17/prokuratura-cherez-sud-povernula-u-vlasnist-minoborony-zemlyu-vartistyu-majzhe-10-mln-grn/</text:a>
</text:p>
      <!--NEWS-->
      <text:h text:style-name="P10" text:outline-level="1">
<text:span text:style-name="T4">
The Estonia Parliament supported the creation of a special offense on the crime of Russian aggression</text:span>
</text:h>
      <text:p text:style-name="P4">
Author: ['АРМІЯINFORM']</text:p>
      <text:p text:style-name="P4">
Time: 2023-06-17T46:00:00-04:00</text:p>
      <text:p text:style-name="P4">
Description: Parliament of Etoni, dumping the application, picked by the wims to attract to Vidpovіdalosti Osіb,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4/8-28.jpg" text:style-name="Internet_20_link" text:visited-style-name="Visited_20_Internet_20_Link">
8-28.jpg</text:a>
']</text:p>
      <text:p text:style-name="P4">
Tags: ['ЕСТОНІЯ', 'ЗЛОЧИНИ РФ', 'СПЕЦТРИБУНАЛ']</text:p>
      <text:p text:style-name="P4">
Category: News</text:p>
      <!--METADATA-->
      <text:p text:style-name="P4">
<draw:frame draw:style-name="fr1" draw:name="Image245" text:anchor-type="as-char" svg:width="6.9236in" svg:height="3.914497in" draw:z-index="0">
<draw:image xlink:href="../Images/AРМІЯINFORM/2023-06-17T46-00-00-04-00/8-28.jpg" xlink:type="simple" xlink:show="embed" xlink:actuate="onLoad" draw:mime-type="image/jpeg"/>
</draw:frame>
The Parliament of Estonia has approved a statement that requires the reference of persons who planned and committed a crime of aggression against Ukraine. And also called for the creation of an international special tribunal by the UN. About it <text:a xlink:type="simple" xlink:href="https://minre.gov.ua/2023/06/16/parlament-estoniyi-pidtrymav-stvorennya-specztrybunalu-shhodo-zlochynu-agresiyi-rf/" text:style-name="Internet_20_link" text:visited-style-name="Visited_20_Internet_20_Link">
reports</text:a>
Ministry of Reintegration of Temporarily Occupied Territories of Ukraine.</text:p>
      <text:p text:style-name="P4">
In a statement, parliamentary deputies emphasize that the aggressive war of Russian Federation against Ukraine is the most severe act of aggression in Europe since the Second World War, which requires adequate legal reaction.</text:p>
      <text:p text:style-name="P4">
According to the statement, the creation and ensuring the beginning of the work of the International Special Tribunal for Russia's crimes in Ukraine becomes an Estonia priority policy.</text:p>
      <text:p text:style-name="P4">
Deputies also urged governments and parliaments of other countries around the world actively involved in the creation of a tribunal under the auspices of the UN General Assembly.</text:p>
      <text:p text:style-name="P4">
News Source: <text:a xlink:type="simple" xlink:href="https://armyinform.com.ua/2023/06/17/parlament-estoniyi-pidtrymav-stvorennya-specztrybunalu-shhodo-zlochynu-agresiyi-rf/" text:style-name="Internet_20_link" text:visited-style-name="Visited_20_Internet_20_Link">
https://armyinform.com.ua/2023/06/17/parlament-estoniyi-pidtrymav-stvorennya-specztrybunalu-shhodo-zlochynu-agresiyi-rf/</text:a>
</text:p>
      <!--NEWS-->
      <text:h text:style-name="P10" text:outline-level="1">
<text:span text:style-name="T4">
The Armed Forces Aircraft per day struck 17 beats on the places of focus of the occupiers</text:span>
</text:h>
      <text:p text:style-name="P4">
Author: ['АРМІЯINFORM']</text:p>
      <text:p text:style-name="P4">
Time: 2023-06-17T48: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347610379_607246721588410_1538905679956816752_n.jpg" text:style-name="Internet_20_link" text:visited-style-name="Visited_20_Internet_20_Link">
347610379_607246721588410_1538905679956816752_n.jpg</text:a>
']</text:p>
      <text:p text:style-name="P4">
Tags: ['STOPRUSSIA', 'АВІАЦІЯ ЗСУ', 'АГРЕСІЯ РФ', 'ВТОРГНЕННЯ РФ', 'ГШ ЗСУ', 'ЗВЕДЕННЯ ГШ ЗСУ']</text:p>
      <text:p text:style-name="P4">
Category: News</text:p>
      <!--METADATA-->
      <text:p text:style-name="P4">
<draw:frame draw:style-name="fr1" draw:name="Image246" text:anchor-type="as-char" svg:width="6.9236in" svg:height="3.894525in" draw:z-index="0">
<draw:image xlink:href="../Images/AРМІЯINFORM/2023-06-17T48-00-00-04-00/347610379_607246721588410_1538905679956816752_n.jpg" xlink:type="simple" xlink:show="embed" xlink:actuate="onLoad" draw:mime-type="image/jpeg"/>
</draw:frame>
<text:span text:style-name="T4">
 🔥 Situation on Russian invas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Aviation of defense forces per day made 17 beats in the areas of concentration of the personal composition of the enemy. Our warriors also destroyed the enemy shock helicopter-52 and 7 operative-tactical UAVs.</text:p>
      <text:p text:style-name="P4">
The missile troops and artillery units were struck by the management point, 3 areas of the enemy's personnel, 5 artillery units at fire positions, 4 stations of electronic warfare and 2 more important objects of the enemy, ”the message reads.</text:p>
      <text:p text:style-name="P4">
News Source: <text:a xlink:type="simple" xlink:href="https://armyinform.com.ua/2023/06/17/aviacziya-zsu-za-dobu-zavdala-17-udariv-po-misczyah-zoseredzhennya-okupantiv/" text:style-name="Internet_20_link" text:visited-style-name="Visited_20_Internet_20_Link">
https://armyinform.com.ua/2023/06/17/aviacziya-zsu-za-dobu-zavdala-17-udariv-po-misczyah-zoseredzhennya-okupantiv/</text:a>
</text:p>
      <!--NEWS-->
      <text:h text:style-name="P10" text:outline-level="1">
<text:span text:style-name="T4">
The National Bank reminded you not to be a victim of fraudsters</text:span>
</text:h>
      <text:p text:style-name="P4">
Authors: Ukrinform (Person)</text:p>
      <text:p text:style-name="P4">
Publisher: Укринформ (Organization)</text:p>
      <text:p text:style-name="P4">
Published Time: 2023-06-17T4:48:00+03:00</text:p>
      <text:p text:style-name="P4">
Modified Time: 2023-06-17T20:48:00+03:00</text:p>
      <text:p text:style-name="P4">
Description: The National Bank was reminded that it was necessary to do not come across the financial schemes of fraudster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Нацбанк', 'Шахрайство', 'Україна']</text:p>
      <text:p text:style-name="P4">
Type: Article</text:p>
      <!--METADATA-->
      <text:p text:style-name="P4">
<draw:frame draw:style-name="fr1" draw:name="Image247" text:anchor-type="as-char" svg:width="6.9236in" svg:height="3.956343in" draw:z-index="0">
<draw:image xlink:href="../Images/yкринформ/2023-06-17T4-48-00-03-00/630_360_1679320501-539.png" xlink:type="simple" xlink:show="embed" xlink:actuate="onLoad" draw:mime-type="image/png"/>
</draw:frame>
The Union Bank was reminded that it was necessary to do not come across the financial schemes of fraudsters.</text:p>
      <text:p text:style-name="P4">
According to Ukrinform, the NBU press service reports on <text:a xlink:type="simple" xlink:href="https://www.facebook.com/NationalBankOfUkraine/posts/pfbid0fULEZ9R1GZCyw1oo6f9sF83oyPw89nqYSPuBwyGmuq1nQPu5t6DGs3Kk96dEVuG7l" text:style-name="Internet_20_link" text:visited-style-name="Visited_20_Internet_20_Link">
Facebook</text:a>
.</text:p>
      <text:p text:style-name="P4">
" <text:a xlink:type="simple" xlink:href="https://www.ukrinform.ua/tag-sahrajstvo" text:style-name="Internet_20_link" text:visited-style-name="Visited_20_Internet_20_Link">
 Шахраї </text:a>
They know well what kind of skeleton points to "click" to get the information you need. The most legend of scammers is the alarming situation and intimidation. An example of such a legend is when fraudsters call on behalf of a bank security worker and report that they are trying to withdraw funds from your account, ”the message will be in the message.</text:p>
      <text:p text:style-name="P4">
The National Bank reminds the main indicators of a fraudulence within the campaign. It is necessary to stop talking with a fraudulence when you hear the following: they ask the card, the three-digit number on the back of the card, passwords, bank codes and mobile operators, PIN code to the card, control your telephone.(are asked to make a transaction, remove cash, set a program on your device, etc.), ask for photographing and send a photo payment card, frightened by the fact that your card is blocked, and criminals are broken, or they are asked to go to the link and indicate all the personal data of the payment card details.</text:p>
      <text:p text:style-name="P4">
The National Bank emphasizes that it does not matter what the situation has occurred, the employees of the bank, the NBU, law enforcement agencies or any other institution will not ask for such actions.</text:p>
      <text:p text:style-name="P4">
*!(https://www.ukrinform.ua/rubric-society/3702800-u-merezi-aktivizuvalisa-sahrai-aki-proponuut-ukraincam-dopomogu-vid-miznarodnih-organizacij.html)If you have informed the fraudsters of the card, the bank code from the SMS, it is necessary to block the card immediately in the application or phone call VKontakte Center of the Bank or change the password to the Internet banking. If the fraudsters have told the password for Internet banking, then in this case it is necessary to capture cards, accounts and access to Internet banking, calling the Dobank at the number indicated on the back of the card.</text:p>
      <text:p text:style-name="P4">
News Source: <text:a xlink:type="simple" xlink:href="https://www.ukrinform.ua/rubric-society/3724290-u-nacbanku-nagadali-ak-ne-stati-zertvou-sahraiv.html" text:style-name="Internet_20_link" text:visited-style-name="Visited_20_Internet_20_Link">
https://www.ukrinform.ua/rubric-society/3724290-u-nacbanku-nagadali-ak-ne-stati-zertvou-sahraiv.html</text:a>
</text:p>
      <!--NEWS-->
      <text:h text:style-name="P10" text:outline-level="1">
<text:span text:style-name="T4">
All 12 missiles launched last day by the Russians in the Kyiv region - destroyed by defense forces</text:span>
</text:h>
      <text:p text:style-name="P4">
Author: ['АРМІЯINFORM']</text:p>
      <text:p text:style-name="P4">
Time: 2023-06-17T50:00:00-04:00</text:p>
      <text:p text:style-name="P4">
Description: About the General Headquarters of the ZS Ukrainian. “The CHOTIRAST RIMETY RAMS ... The war with Ukraine 2022, the war with Ukraine is the latest news today, the news war with Ukraine 2022 The last for today, will there be a war between Ukraine and Russia, and when, there will be a war with Ukraine in 2022, will it be or not, whether it will be, will it be The war with Ukraine in the near future says, the war with Ukraine, Ukrainian news today, Ukrainian news in Ukrainian media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ТОРГНЕННЯ РФ', 'ГШ ЗСУ']</text:p>
      <text:p text:style-name="P4">
Category: News</text:p>
      <!--METADATA-->
      <text:p text:style-name="P4">
<draw:frame draw:style-name="fr1" draw:name="Image248" text:anchor-type="as-char" svg:width="6.9236in" svg:height="3.893007in" draw:z-index="0">
<draw:image xlink:href="../Images/AРМІЯINFORM/2023-06-17T50-00-00-04-00/2022-10-31-raketnyj-udar-po-harkivshhyni.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Four hundred and seventy -nine a large -scale armed aggression of the Russian Federation against our country has begun.</text:p>
      <text:p text:style-name="P4">
Over the past day, the enemy struck the next missile strike in the Kyiv region-he gave 6 aerobalist missiles X-47 "dagger" and 6 winged "Caliber" missiles.</text:p>
      <text:p text:style-name="P4">
In addition, during the day, the enemy struck 33 aircraft strikes and made 59 tunes from rocket launchers. Unfortunately, in addition to the creation of the infrastructure, peaceful people were injured.</text:p>
      <text:p text:style-name="P4">
The likelihood of missile and aviation strikes throughout Ukraine is very high, ”the message reads.</text:p>
      <text:p text:style-name="P4">
News Source: <text:a xlink:type="simple" xlink:href="https://armyinform.com.ua/2023/06/17/usi-12-raket-zapushhenyh-mynuloyi-doby-rosiyanamy-po-kyyivshhyni-znyshheno-sylamy-oborony/" text:style-name="Internet_20_link" text:visited-style-name="Visited_20_Internet_20_Link">
https://armyinform.com.ua/2023/06/17/usi-12-raket-zapushhenyh-mynuloyi-doby-rosiyanamy-po-kyyivshhyni-znyshheno-sylamy-oborony/</text:a>
</text:p>
      <!--NEWS-->
      <text:h text:style-name="P10" text:outline-level="1">
<text:span text:style-name="T4">
To hide significant losses on the front, Russians evacuate for treatment with only officers</text:span>
</text:h>
      <text:p text:style-name="P4">
Author: ['АРМІЯINFORM']</text:p>
      <text:p text:style-name="P4">
Time: 2023-06-17T52:00:00-04:00</text:p>
      <text:p text:style-name="P4">
Description: About the General Headquarters of the ZS Ukrainian. “The opponent is to blame ... the war with Ukraine 2022, the war with Ukraine is the latest news today, the news of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1/233770_ocupant636_reuters-1.png" text:style-name="Internet_20_link" text:visited-style-name="Visited_20_Internet_20_Link">
233770_ocupant636_reuters-1.png</text:a>
']</text:p>
      <text:p text:style-name="P4">
Tags: ['STOPRUSSIA', 'АГРЕСІЯ РФ', 'ВТОРГНЕННЯ РФ', 'ГШ ЗСУ', 'МЕДИЧНА ЕВАКУАЦІЯ ДО РФ']</text:p>
      <text:p text:style-name="P4">
Category: News</text:p>
      <!--METADATA-->
      <text:p text:style-name="P4">
<draw:frame draw:style-name="fr1" draw:name="Image249" text:anchor-type="as-char" svg:width="6.9236in" svg:height="3.606042in" draw:z-index="0">
<draw:image xlink:href="../Images/AРМІЯINFORM/2023-06-17T52-00-00-04-00/233770_ocupant636_reuters-1.png" xlink:type="simple" xlink:show="embed" xlink:actuate="onLoad" draw:mime-type="image/png"/>
</draw:frame>
Illustrative Photo <text:span text:style-name="T4">
 🔥Set on Russian invas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The enemy continues to suffer heavy losses that in all ways trying to get.</text:p>
      <text:p text:style-name="P4">
In particular, the command of the invaders has established a new procedure for the treatment of wounded Russian servicemen, according to which the evacuation to the Russian Federation is subject to departing officers.</text:p>
      <text:p text:style-name="P4">
The sergeant and ordinary composition, regardless of the severity and complexity of the injury, is subject to treatment in the temporarily captured territories of Ukraine.</text:p>
      <text:p text:style-name="P4">
In order to ensure this decision, the invaders increase the number of shelves in places used by them as military hospitals, ”the message goes.</text:p>
      <text:p text:style-name="P4">
News Source: <text:a xlink:type="simple" xlink:href="https://armyinform.com.ua/2023/06/17/shhob-pryhovaty-znachni-vtraty-na-fronti-rosiyany-evakuyuyu-na-likuvannya-do-rf-lyshe-oficzeriv/" text:style-name="Internet_20_link" text:visited-style-name="Visited_20_Internet_20_Link">
https://armyinform.com.ua/2023/06/17/shhob-pryhovaty-znachni-vtraty-na-fronti-rosiyany-evakuyuyu-na-likuvannya-do-rf-lyshe-oficzeriv/</text:a>
</text:p>
      <!--NEWS-->
      <text:h text:style-name="P10" text:outline-level="1">
<text:span text:style-name="T4">
The Ambassador of Ukraine to Estonia visited the School of Freedom, where 600 Ukrainian students study</text:span>
</text:h>
      <text:p text:style-name="P4">
Author: ['АРМІЯINFORM']</text:p>
      <text:p text:style-name="P4">
Time: 2023-06-17T54:00:00-04:00</text:p>
      <text:p text:style-name="P4">
Description: The Ambassador of Ukraine Mar'yan Beza Vidvіdil with Tallinni “Svorodi School”, de Nini from grades 7-12 ... War with Ukraine 2022, War with Ukraine Latest News Today, News War with Ukraine 2022 Last for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630_360_1686913387-721.jpg" text:style-name="Internet_20_link" text:visited-style-name="Visited_20_Internet_20_Link">
630_360_1686913387-721.jpg</text:a>
', '<text:a xlink:type="simple" xlink:href="https://armyinform.com.ua/wp-content/uploads/2023/06/1686913386-438-150x150.jpg" text:style-name="Internet_20_link" text:visited-style-name="Visited_20_Internet_20_Link">
1686913386-438-150x150.jpg</text:a>
', '<text:a xlink:type="simple" xlink:href="https://armyinform.com.ua/wp-content/uploads/2023/06/1686913386-130-150x150.jpg" text:style-name="Internet_20_link" text:visited-style-name="Visited_20_Internet_20_Link">
1686913386-130-150x150.jpg</text:a>
']</text:p>
      <text:p text:style-name="P4">
Tags: ['ЕСТОНІЯ', 'ЕСТОНСЬКА РЕСПУБЛІКА', 'МАР’ЯНА БЕЦА', 'ПОСОЛ УКРАЇНИ В ЕСТОНІЇ', 'ТАЛЛІНН', 'УКРАЇНСЬКІ ПЕРЕСЕЛЕНЦІ В ЕСТОНІЇ', 'ШКОЛА СВОБОДИ']</text:p>
      <text:p text:style-name="P4">
Category: News</text:p>
      <!--METADATA-->
      <text:p text:style-name="P4">
<draw:frame draw:style-name="fr1" draw:name="Image250" text:anchor-type="as-char" svg:width="6.9236in" svg:height="3.956343in" draw:z-index="0">
<draw:image xlink:href="../Images/AРМІЯINFORM/2023-06-17T54-00-00-04-00/630_360_1686913387-721.jpg" xlink:type="simple" xlink:show="embed" xlink:actuate="onLoad" draw:mime-type="image/jpeg"/>
</draw:frame>
The Ambassador of Ukraine Maryana Betz visited Tallinn's "School of Freedom", where about 600 Ukrainian students are currently studying in 7-12 grades, who found Veston's shelter, escaping from Russia. This on Facebook <text:a xlink:type="simple" xlink:href="https://www.facebook.com/permalink.php" text:style-name="Internet_20_link" text:visited-style-name="Visited_20_Internet_20_Link">
reported</text:a>
The Embassy of Ukraine in the Estonian Republic.</text:p>
      <text:p text:style-name="P4">
An important event has occurred in the life of the school - the graduation of students. Acting before the 8th grade line, Marian Betz thanked the Government of the Estonian Republic for the incredible support of Ukrainian children and providing access to Ukrainian education.</text:p>
      <text:p text:style-name="P4">
<text:a xlink:type="simple" xlink:href="https://armyinform.com.ua/wp-content/uploads/2023/06/1686913386-438.jpg" text:style-name="Internet_20_link" text:visited-style-name="Visited_20_Internet_20_Link">
!(Images/AРМІЯINFORM/2023-06-17T54-00-00-04-00/1686913386-438-150x150.jpg)</text:a>
</text:p>
      <text:p text:style-name="P4">
<text:a xlink:type="simple" xlink:href="https://armyinform.com.ua/wp-content/uploads/2023/06/1686913386-130.jpg" text:style-name="Internet_20_link" text:visited-style-name="Visited_20_Internet_20_Link">
<draw:frame draw:style-name="fr1" draw:name="Image251" text:anchor-type="as-char" svg:width="6.9236in" svg:height="6.9236in" draw:z-index="0">
<draw:image xlink:href="../Images/AРМІЯINFORM/2023-06-17T54-00-00-04-00/1686913386-130-150x150.jpg" xlink:type="simple" xlink:show="embed" xlink:actuate="onLoad" draw:mime-type="image/jpeg"/>
</draw:frame>
</text:a>
The ambassador especially emphasized that the School of Freedom is the first official Ukrainian school that was opened abroad specially for children of temporarily misconduct from Ukraine.</text:p>
      <text:p text:style-name="P4">
The Embassy expressed its sincere gratitude to the pedagogical staff of the School of Freedom, Taii, director Olga Seshishcheva for his high professionalism and responsive attitude of the Ukrainian children, and wished the children of a peaceful sky, the health of the sobby vacations.</text:p>
      <text:p text:style-name="P4">
It should be noted that the "School of Freedom" for Ukrainian children, whom Estonia has sheltered, rescuing from Russia, was created at the Tallinnaya Naviayaeya State Gymnasium. The official opening of the school took place on September 12023. Before that, the Ambassador Marian Betz met with the leadership of the Ivstratist staff "School of Freedom".</text:p>
      <text:p text:style-name="P4">
<text:span text:style-name="T5">
Foto: Embassy of Ukraine in the Estonian Republic</text:span>
</text:p>
      <text:p text:style-name="P4">
News Source: <text:a xlink:type="simple" xlink:href="https://armyinform.com.ua/2023/06/17/posol-ukrayiny-v-estoniyi-vidvidala-shkolu-svobody-de-navchayutsya-600-ukrayinskyh-uchniv/" text:style-name="Internet_20_link" text:visited-style-name="Visited_20_Internet_20_Link">
https://armyinform.com.ua/2023/06/17/posol-ukrayiny-v-estoniyi-vidvidala-shkolu-svobody-de-navchayutsya-600-ukrayinskyh-uchniv/</text:a>
</text:p>
      <!--NEWS-->
      <text:h text:style-name="P10" text:outline-level="1">
<text:span text:style-name="T4">
Details of destruction of Russian "alligator"</text:span>
</text:h>
      <text:p text:style-name="P4">
Author: ['Яна Задубінна']</text:p>
      <text:p text:style-name="P4">
Time: 2023-06-17T56:00:00-04:00</text:p>
      <text:p text:style-name="P4">
Description: Yak in the same time, wounded, our wits were briefly tanned by one sprinkle at the shock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7_07-57-23.jpg" text:style-name="Internet_20_link" text:visited-style-name="Visited_20_Internet_20_Link">
photo_2023-06-17_07-57-23.jpg</text:a>
']</text:p>
      <text:p text:style-name="P4">
Tags: ['ВТРАТИ ВОЄННОЇ ТЕХНІКИ ЗС РФ', 'ВТРАТИ ВОРОГА', 'ОБОРОНА УКРАЇНИ', 'ХРОНІКА ОБОРОНИ', 'ХРОНІКА ОБОРОНИ УКРАЇНИ']</text:p>
      <text:p text:style-name="P4">
Category: News</text:p>
      <!--METADATA-->
      <text:p text:style-name="P4">
<draw:frame draw:style-name="fr1" draw:name="Image252" text:anchor-type="as-char" svg:width="6.9236in" svg:height="4.454183in" draw:z-index="0">
<draw:image xlink:href="../Images/AРМІЯINFORM/2023-06-17T56-00-00-04-00/photo_2023-06-17_07-57-23.jpg" xlink:type="simple" xlink:show="embed" xlink:actuate="onLoad" draw:mime-type="image/jpeg"/>
</draw:frame>
As previously reported, our warriors destroyed another precious hostile helicopter KA-52, known as the "alligator". With the assistance of the United Tavriya defense forces, the Armyonform became known to be famous for how the analogue "alligator" followed the Russian military ship.</text:p>
      <text:p text:style-name="P4">
The pilot of the Russian helicopter quietly controlled the combat car. It was very confident that it was moving above the temporarily occupied territory of thawing below twenty meters, and the distance to Ukrainian positions was overwhelming. Performing the maneuvers at such a distance, the "Putin -screenwriting" felt almost invulnerable.</text:p>
      <text:p text:style-name="P4">
The Ukrainian Marines, near the positions of which, had a Russian helicopter, were otherwise thought. The sub-air defense of a separate Marine Corps named after the counter-Admiralhail of Bilinsky performed the task of covering during counter-offensive. Marpich with a call sign "Summer" visually determined the target that was identified as a "Russian shock helicopter KA-52".</text:p>
      <ul>
        <li>
And then everything they taught: I saw, hit, destroyed, - says Summer.</li>
      </ul>
      <text:p text:style-name="P4">
The missile, launched from Igla MSrk, hit the tail of the helicopter. Further, "summer", along with the brothers, watched a picturesque picture: praised "alligator", leaving behind the fatty thick smoke, began to lose its height sharply and disappeared from the field of view for a few seconds.</text:p>
      <text:p text:style-name="P4">
Subsequently, the observers who were in the infantry units of the brigade received confirmation of the affected target. The Alligator has fallen in a territory that is still under the control of the occupiers. So, another praised Russian "alligator" has turned into scrap, which spoils the amazing landscapes of the Ukrainian nature. "But this is a temporary phenomenon," our Marines say.</text:p>
      <text:p text:style-name="P4">
News Source: <text:a xlink:type="simple" xlink:href="https://armyinform.com.ua/2023/06/17/podrobyczi-znyshhennya-rosijskogo-aligatora/" text:style-name="Internet_20_link" text:visited-style-name="Visited_20_Internet_20_Link">
https://armyinform.com.ua/2023/06/17/podrobyczi-znyshhennya-rosijskogo-aligatora/</text:a>
</text:p>
      <!--NEWS-->
      <text:h text:style-name="P10" text:outline-level="1">
<text:span text:style-name="T4">
In the Nikolaev area, Kherson and Dnipropetrovsk, infectious hubs have been launched</text:span>
</text:h>
      <text:p text:style-name="P4">
Author: ['АРМІЯINFORM']</text:p>
      <text:p text:style-name="P4">
Time: 2023-06-17T58:00:00-04:00</text:p>
      <text:p text:style-name="P4">
Description: The detachment of Finannuvannya Likarin, yaki is dadavatimo, I will pre -post from the Outsical Situation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med-haby.jpeg" text:style-name="Internet_20_link" text:visited-style-name="Visited_20_Internet_20_Link">
med-haby.jpeg</text:a>
']</text:p>
      <text:p text:style-name="P4">
Tags: ['STOPRUSSIA', 'АГРЕСІЯ РФ', 'КАХОВСЬКА ГЕС', 'КАХОВСЬКА ГЕС/ШТАБ INFO']</text:p>
      <text:p text:style-name="P4">
Category: News</text:p>
      <!--METADATA-->
      <text:p text:style-name="P4">
<draw:frame draw:style-name="fr1" draw:name="Image253" text:anchor-type="as-char" svg:width="6.9236in" svg:height="4.32725in" draw:z-index="0">
<draw:image xlink:href="../Images/AРМІЯINFORM/2023-06-17T58-00-00-04-00/med-haby.jpeg" xlink:type="simple" xlink:show="embed" xlink:actuate="onLoad" draw:mime-type="image/jpeg"/>
</draw:frame>
Illustrative photo. Photo: EPA/UPG</text:p>
      <text:p text:style-name="P4">
The government has intensified funding for hospitals that will assist in extraordinary sites in the territories affected by flooding.</text:p>
      <text:p text:style-name="P4">
The Department of Communications of the Secretariat of the Cabinet of Ministers of Ukraine <text:a xlink:type="simple" xlink:href="https://www.kmu.gov.ua/news/16-chervnia-sytuatsiia-v-sotsialnii-sferi" text:style-name="Internet_20_link" text:visited-style-name="Visited_20_Internet_20_Link">
reports</text:a>
On a single web portal of executive authorities</text:p>
      <text:p text:style-name="P4">
The Cabinet of Ministers of Ukraine approved <text:a xlink:type="simple" xlink:href="https://www.kmu.gov.ua/npas/pro-vnesennia-zminy-do-poriadku-realizatsii-prohramy-derzhavnykh-harantii-medychnoho-obsluhovuvannia-naselennia-u-2023-rotsi-i130623-594" text:style-name="Internet_20_link" text:visited-style-name="Visited_20_Internet_20_Link">
resolution</text:a>
, which twice as much as the cost of the "readiness of the health care facility for providing memedic care in emergency situations". The decision applies to part of the departments in the territory of Kherson, Mykolaiv and Dnipropetrovsk region. This will allow hospitals to form a greater supply of "medical basket" needed to respond to potential outbreaks of infectious diseases of drinking areas.</text:p>
      <text:p text:style-name="P4">
In addition, the report states that in these areas, deployment hubs will be taken where patients with acute intestinal and other infectious diseases will be taken.</text:p>
      <text:p text:style-name="P4">
Extra infectious beds have already been deployed in hospitals. Hospitals of Kherson region of Tamikolaev region are provided with the necessary drugs, including sets for diagnosis and treatment of cholera. These are fast tests for primary diagnosis of taspecial sets of medicines and medical products for treatment.</text:p>
      <text:p text:style-name="P4">
Currently, the epidemiological situation is predicted and managed, - said government officials.</text:p>
      <text:p text:style-name="P4">
News Source: <text:a xlink:type="simple" xlink:href="https://armyinform.com.ua/2023/06/17/na-mykolayivshhyni-hersonshhyni-ta-dnipropetrovshhyni-rozgornuto-infekczijni-haby/" text:style-name="Internet_20_link" text:visited-style-name="Visited_20_Internet_20_Link">
https://armyinform.com.ua/2023/06/17/na-mykolayivshhyni-hersonshhyni-ta-dnipropetrovshhyni-rozgornuto-infekczijni-haby/</text:a>
</text:p>
      <!--NEWS-->
      <text:h text:style-name="P10" text:outline-level="1">
<text:span text:style-name="T4">
In the Black Sea seven enemy ships, in Azov - one</text:span>
</text:h>
      <text:p text:style-name="P4">
Author: ['АРМІЯINFORM']</text:p>
      <text:p text:style-name="P4">
Time: 2023-06-17T60:00:00-04:00</text:p>
      <text:p text:style-name="P4">
Description: About those, the rocket of rocket groats Znova, becoming a leap manner, the vicinity of the commanding of the command ... War with Ukraine 2022, the war with Ukraine Latest news today, News War with Ukraine 2022 The last ones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korabl-rf.jpg" text:style-name="Internet_20_link" text:visited-style-name="Visited_20_Internet_20_Link">
korabl-rf.jpg</text:a>
']</text:p>
      <text:p text:style-name="P4">
Tags: ['STOPRUSSIA', 'АГРЕСІЯ РФ', 'ВІЙНА', 'ВТОРГНЕННЯ РФ', 'КОРАБЕЛЬНЕ УГРУПОВАННЯ ОКУПАНТІВ', 'ОК ПІВЕНЬ']</text:p>
      <text:p text:style-name="P4">
Category: News</text:p>
      <!--METADATA-->
      <text:p text:style-name="P4">
<draw:frame draw:style-name="fr1" draw:name="Image254" text:anchor-type="as-char" svg:width="6.9236in" svg:height="4.610303in" draw:z-index="0">
<draw:image xlink:href="../Images/AРМІЯINFORM/2023-06-17T60-00-00-04-00/korabl-rf.jpg" xlink:type="simple" xlink:show="embed" xlink:actuate="onLoad" draw:mime-type="image/jpeg"/>
</draw:frame>
The fact that the level of rocket threat has become high again, <text:a xlink:type="simple" xlink:href="https://www.facebook.com/OperationalCommandSouth/posts/pfbid0NYkZuZrf5noVgFtaaGvTNRmQEx2fhEQ2ZPgP5PWeJBinyv9qcHakyvbzsdDVg29bl" text:style-name="Internet_20_link" text:visited-style-name="Visited_20_Internet_20_Link">
reports</text:a>
Operational Command "South".</text:p>
      <text:p text:style-name="P4">
“The ship grouping of the enemy is reformatted: part of the ship composition is used to the points of base, while two surface rocket launchers have been in the black sea duty in black. The total volley of "calibers" can reach 1️6. In the Black Sea, only seven enemy ships, in Azovsky - one, ” - says the presentation.</text:p>
      <text:p text:style-name="P4">
OK South calls not to neglect its own safety and not to ignore signal alarm.</text:p>
      <text:p text:style-name="P4">
News Source: <text:a xlink:type="simple" xlink:href="https://armyinform.com.ua/2023/06/17/u-chornomu-mori-sim-vorozhyh-korabliv-v-azovskomu-odyn/" text:style-name="Internet_20_link" text:visited-style-name="Visited_20_Internet_20_Link">
https://armyinform.com.ua/2023/06/17/u-chornomu-mori-sim-vorozhyh-korabliv-v-azovskomu-odyn/</text:a>
</text:p>
      <!--NEWS-->
      <text:h text:style-name="P10" text:outline-level="1">
<text:span text:style-name="T4">
The enemy continues the terror of the civilian population and uses inflammatory shells in the Kherson direction - Natalia Humeniuk</text:span>
</text:h>
      <text:p text:style-name="P4">
Author: ["Владислав Дем'яненко"]</text:p>
      <text:p text:style-name="P4">
Time: 2023-06-17T62:00:00-04:00</text:p>
      <text:p text:style-name="P4">
Description: For a lot of Doba at the Kherson's expenditure of the Vonya, the defense forces were called the three Great -Kaliberni ... The war with Ukraine 2022, the war with Ukraine is the latest news today, the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2-11-16_13-45-44.jpg" text:style-name="Internet_20_link" text:visited-style-name="Visited_20_Internet_20_Link">
photo_2022-11-16_13-45-44.jpg</text:a>
']</text:p>
      <text:p text:style-name="P4">
Tags: ['АГРЕСІЯ РФ']</text:p>
      <text:p text:style-name="P4">
Category: News</text:p>
      <!--METADATA-->
      <text:p text:style-name="P4">
<draw:frame draw:style-name="fr1" draw:name="Image255" text:anchor-type="as-char" svg:width="6.9236in" svg:height="4.61393in" draw:z-index="0">
<draw:image xlink:href="../Images/AРМІЯINFORM/2023-06-17T62-00-00-04-00/photo_2022-11-16_13-45-44.jpg" xlink:type="simple" xlink:show="embed" xlink:actuate="onLoad" draw:mime-type="image/jpeg"/>
</draw:frame>
In the previous day, the warriors of the defense forces were destroyed by three -caliber guns, 17 units of armored vehicles, as well as two shock -free letseta, which the Russian army tries to attack the opposite shore. About it on the air of the Teleterna "Unified News" the reporter of the united coordination press center of defense forces of the south of the first -rank Ukrainian Natalia Humeniuk.</text:p>
      <text:p text:style-name="P4">
According to her, the invaders cannot fully use the artillery, the flood they have caused, so they try to attack the air. However, the enemy does not leave attempts to return to the previously left positions, and continues to be tied by Kherson and the surrounding settlements.</text:p>
      <ul>
        <li>
The use of inflammatory shells in the direction of Kherson Jantonivka is again recorded. All of these facts are carefully documented and are added to those already large evidence that will undoubtedly underlie the international tribunal. Summing up the last day, we can say that the enemy gradually displaces the power of shelling, gradually returning to his positions, continues pressure. Having undergone certain oppression in the Zaporizhzhya direction, he tries to compensate and create artificial victories in the Dnieper direction in the Bishopson region, continuing to terrorize the civilian population, - said the Chief Celebrated Coordination Press Center of Defense forces of South of Ukraine.</li>
      </ul>
      <text:p text:style-name="P4">
Humeniuk also reported that at this time the ship grouping of the enemy consists of six ships. However, all Russian rocket -proofs were invited to the base points.</text:p>
      <text:p text:style-name="P4">
News Source: <text:a xlink:type="simple" xlink:href="https://armyinform.com.ua/2023/06/17/vorog-prodovzhuye-teror-myrnogo-naselennya-ta-zastosovuye-zapalni-snaryady-na-hersonskomu-napryamku-nataliya-gumenyuk/" text:style-name="Internet_20_link" text:visited-style-name="Visited_20_Internet_20_Link">
https://armyinform.com.ua/2023/06/17/vorog-prodovzhuye-teror-myrnogo-naselennya-ta-zastosovuye-zapalni-snaryady-na-hersonskomu-napryamku-nataliya-gumenyuk/</text:a>
</text:p>
      <!--NEWS-->
      <text:h text:style-name="P10" text:outline-level="1">
<text:span text:style-name="T4">
GUR posted a video about the consequences of Kakhovskaya Hydrod</text:span>
</text:h>
      <text:p text:style-name="P4">
Author: ['АРМІЯINFORM']</text:p>
      <text:p text:style-name="P4">
Time: 2023-06-17T64:00:00-04:00</text:p>
      <text:p text:style-name="P4">
Description: In NICH, 6 wormworms of the Rosiyski Terorini Pіdіrili rowing the Kakhovo Ges. Real scal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dsns.jpg" text:style-name="Internet_20_link" text:visited-style-name="Visited_20_Internet_20_Link">
dsns.jpg</text:a>
']</text:p>
      <text:p text:style-name="P4">
Tags: ['STOPRUSSIA', 'АГРЕСІЯ РФ', 'ВІЙНА', 'ВТОРГНЕННЯ РФ', 'ГУР МО УКРАЇНИ', 'ДЕРЖАВА ТЕРОРИСТ', 'КАХОВСЬКА ГЕС']</text:p>
      <text:p text:style-name="P4">
Category: News</text:p>
      <!--METADATA-->
      <text:p text:style-name="P4">
<draw:frame draw:style-name="fr1" draw:name="Image256" text:anchor-type="as-char" svg:width="6.9236in" svg:height="4.615733in" draw:z-index="0">
<draw:image xlink:href="../Images/AРМІЯINFORM/2023-06-17T64-00-00-04-00/dsns.jpg" xlink:type="simple" xlink:show="embed" xlink:actuate="onLoad" draw:mime-type="image/jpeg"/>
</draw:frame>
Photo of SES</text:p>
      <text:p text:style-name="P4">
On the night of June 6, Russian terrorists blew the dam of Kakhovka hydroelectric power plants.</text:p>
      <text:p text:style-name="P4">
The real scale and consequences of the catastrophe can only be evaluated by the post -step release of the occupied territories, and it is already known that about 80 settlements on both sides of the Dnieper have been affected by the flood.</text:p>
      <text:p text:style-name="P4">
The emotional video that tells about this next terrorist actus occupiers posted on its pages on social networks the main management of intelligence of the Ministry of Defense of Ukraine.</text:p>
      <text:p text:style-name="P4">
Military intelligence officers say that the Rushists were preparing for the terrorist attack in advance.</text:p>
      <text:p text:style-name="P4">
“The obvious military crime, the act of ecocid and the continuation of the policy of genocide of the anti -Ukrainian people. This is the case, according to a crazy dictator, it looks like "decommunization" in Russian in the Kherson region,-said in the video. - Employees of the Main Directorate of Intelligence of the Ministry of Defense of Ukraine together with representatives of other security and defense forces of the state, undergoes to assist the victims of the Russian terrorist attack on Kakhovskaya HEP. "</text:p>
      <text:p text:style-name="P4">
GUR assured that the punishment for this and all other military crimes of the Russians was inevitable.</text:p>
      <text:p text:style-name="P4">
News Source: <text:a xlink:type="simple" xlink:href="https://armyinform.com.ua/2023/06/17/gur-rozmistylo-video-pro-naslidky-pidryvu-kahovskoyi-ges/" text:style-name="Internet_20_link" text:visited-style-name="Visited_20_Internet_20_Link">
https://armyinform.com.ua/2023/06/17/gur-rozmistylo-video-pro-naslidky-pidryvu-kahovskoyi-ges/</text:a>
</text:p>
      <!--NEWS-->
      <text:h text:style-name="P10" text:outline-level="1">
<text:span text:style-name="T4">
Kherson region: prompt information on elimination of the consequences</text:span>
</text:h>
      <text:p text:style-name="P4">
Author: ['АРМІЯINFORM']</text:p>
      <text:p text:style-name="P4">
Time: 2023-06-17T66:00:00-04:00</text:p>
      <text:p text:style-name="P4">
Description: At RICHTSI DNIPRO, at the Kherson post, he would have a post -tutes of the Zniznnya Rivnya Derl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17541686274673127_y.jpg" text:style-name="Internet_20_link" text:visited-style-name="Visited_20_Internet_20_Link">
photo_5217541686274673127_y.jpg</text:a>
', '<text:a xlink:type="simple" xlink:href="https://armyinform.com.ua/wp-content/uploads/2023/06/photo_5217541686274673126_y.jpg" text:style-name="Internet_20_link" text:visited-style-name="Visited_20_Internet_20_Link">
photo_5217541686274673126_y.jpg</text:a>
']</text:p>
      <text:p text:style-name="P4">
Tags: ['STOPRUSSIA', 'АГРЕСІЯ РФ', 'ВТОРГНЕННЯ РФ', 'ДСНС УКРАЇНИ', 'КАХОВСЬКА ГЕС', 'КАХОВСЬКА ГЕС/ШТАБ INFO', 'ПОВІНЬ', 'ШТАБ ЛІКВІДАЦІЇ НАСЛІДКІВ ПІДРИВУ']</text:p>
      <text:p text:style-name="P4">
Category: News</text:p>
      <!--METADATA-->
      <text:p text:style-name="P4">
<draw:frame draw:style-name="fr1" draw:name="Image257" text:anchor-type="as-char" svg:width="6.9236in" svg:height="4.61393in" draw:z-index="0">
<draw:image xlink:href="../Images/AРМІЯINFORM/2023-06-17T66-00-00-04-00/photo_5217541686274673127_y.jpg" xlink:type="simple" xlink:show="embed" xlink:actuate="onLoad" draw:mime-type="image/jpeg"/>
</draw:frame>
Photo of SES</text:p>
      <text:p text:style-name="P4">
On the Dnieper River, there is a gradual reduction of water level in the post of Kherson post and is at the level of 1.09 m.(1 thousand 509 houses)On the right bank of the Dnieper River and 17 painted points in the temporarily occupied territory.</text:p>
      <text:p text:style-name="P4">
About it in your Telegram <text:a xlink:type="simple" xlink:href="https://t.me/shtab_kakhovska_hes/882" text:style-name="Internet_20_link" text:visited-style-name="Visited_20_Internet_20_Link">
reports</text:a>
The official information channel of the headquarters of the elimination of the consequences of Kakhovskaya HEES by Russian terrorists.</text:p>
      <ul>
        <li>
SES rescuers evacuated up to three thousand Kherson. * 716 people have been rescued(including 30 children and 40 low -mobility persons). Надано психологічну допомогу — 401 особі.  * Розгорнуто роботу 14 евакуаційних пунктів.  * Відкачано більше ніж 22 тис. тонн води з 88 будинків та підвалів (Since the beginning of the work, more than 59 thousand tons of 245 houses and cellars have been pumped out), 68 motor pumps were involved. * Delivered 49 tons of water(36 tonnes of drinking)and 4 thousand 495 kg of food and first need. <draw:frame draw:style-name="fr1" draw:name="Image258" text:anchor-type="as-char" svg:width="6.9236in" svg:height="4.61393in" draw:z-index="0">
<draw:image xlink:href="../Images/AРМІЯINFORM/2023-06-17T66-00-00-04-00/photo_5217541686274673126_y.jpg" xlink:type="simple" xlink:show="embed" xlink:actuate="onLoad" draw:mime-type="image/jpeg"/>
</draw:frame>
</li>
      </ul>
      <text:p text:style-name="P4">
News Source: <text:a xlink:type="simple" xlink:href="https://armyinform.com.ua/2023/06/17/hersonska-oblast-operatyvna-informacziya-shhodo-likvidacziyi-naslidkiv-pidryvu-kahovskoyi-ges/" text:style-name="Internet_20_link" text:visited-style-name="Visited_20_Internet_20_Link">
https://armyinform.com.ua/2023/06/17/hersonska-oblast-operatyvna-informacziya-shhodo-likvidacziyi-naslidkiv-pidryvu-kahovskoyi-ges/</text:a>
</text:p>
      <!--NEWS-->
      <text:h text:style-name="P10" text:outline-level="1">
<text:span text:style-name="T4">
In Novoyavorivsk representatives of the coordination headquarters met with families of prisoners</text:span>
</text:h>
      <text:p text:style-name="P4">
Author: ['АРМІЯINFORM']</text:p>
      <text:p text:style-name="P4">
Time: 2023-06-17T68:00:00-04:00</text:p>
      <text:p text:style-name="P4">
Description: Zakhidniy Region Center of the Coordinatial Headquarters of the Poleni Z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5217540470798929055_y.jpg" text:style-name="Internet_20_link" text:visited-style-name="Visited_20_Internet_20_Link">
photo_5217540470798929055_y.jpg</text:a>
', '<text:a xlink:type="simple" xlink:href="https://armyinform.com.ua/wp-content/uploads/2023/06/80716b8a-d23b-44c4-8093-afe94ba2db5b-150x150.jpg" text:style-name="Internet_20_link" text:visited-style-name="Visited_20_Internet_20_Link">
80716b8a-d23b-44c4-8093-afe94ba2db5b-150x150.jpg</text:a>
', '<text:a xlink:type="simple" xlink:href="https://armyinform.com.ua/wp-content/uploads/2023/06/photo_5217540470798929056_y-150x150.jpg" text:style-name="Internet_20_link" text:visited-style-name="Visited_20_Internet_20_Link">
photo_5217540470798929056_y-150x150.jpg</text:a>
']</text:p>
      <text:p text:style-name="P4">
Tags: ['STOPRUSSIA', 'АГРЕСІЯ РФ', 'ВІЙНА', 'ВТОРГНЕННЯ РФ', 'КООРДИНАЦІЙНИЙ ШТАБ З ПИТАНЬ ПОВОДЖЕННЯ З ВІЙСЬКОВОПОЛОНЕНИМИ', 'РОДИНИ ВІЙСЬКОВОСЛУЖБОВЦІВ']</text:p>
      <text:p text:style-name="P4">
Category: News</text:p>
      <!--METADATA-->
      <text:p text:style-name="P4">
<draw:frame draw:style-name="fr1" draw:name="Image259" text:anchor-type="as-char" svg:width="6.9236in" svg:height="5.1927in" draw:z-index="0">
<draw:image xlink:href="../Images/AРМІЯINFORM/2023-06-17T68-00-00-04-00/photo_5217540470798929055_y.jpg" xlink:type="simple" xlink:show="embed" xlink:actuate="onLoad" draw:mime-type="image/jpeg"/>
</draw:frame>
The Western Regional Center for the Coordination Staff on the behavior of the Warm -Headed County meeting with the families of prisoners and the missing persons of military personnel in Novoyavorivsk.</text:p>
      <text:p text:style-name="P4">
This is stated in <text:a xlink:type="simple" xlink:href="https://t.me/Koord_shtab_zahid/100" text:style-name="Internet_20_link" text:visited-style-name="Visited_20_Internet_20_Link">
message</text:a>
a depiction Telegram-channel of the coordination headquarters.</text:p>
      <text:p text:style-name="P4">
Representatives of the coordination headquarters, military parts, the National Police of Ukraine and the Office of the Commissioner of the Verkhovna Rada on Human Rights answered the questions.</text:p>
      <text:p text:style-name="P4">
Families of defenders were interested in the topic of official investigations and communications in the world.</text:p>
      <text:p text:style-name="P4">
A military unit spokesman reported that it was possible to establish a connection with the Western part through the territorial centers of staffing and social support, which are the former military enlistment offices. In order to obtain an investigation excerpts, you need to contact the RTC and JV and submit an appropriate request. However, it is possible that some materials that have limited access will not be provided by the military unit.</text:p>
      <text:p text:style-name="P4">
One of the topics discussed at the meeting concerned captivity and accounting books in the Register of the National Information Bureau. The representative of the staff was clear that only Russia, through the International Committee of the Red Cross, could be fired. All other testimonies that indicate a possible pollbore are registered and taken into account for further work with its release.</text:p>
      <text:p text:style-name="P4">
The coordination staff representative noted that everything is being done to allow the return of our defenders and defenders.</text:p>
      <text:p text:style-name="P4">
<text:a xlink:type="simple" xlink:href="https://armyinform.com.ua/wp-content/uploads/2023/06/80716b8a-d23b-44c4-8093-afe94ba2db5b.jpg" text:style-name="Internet_20_link" text:visited-style-name="Visited_20_Internet_20_Link">
!(Images/AРМІЯINFORM/2023-06-17T68-00-00-04-00/80716b8a-d23b-44c4-8093-afe94ba2db5b-150x150.jpg)</text:a>
</text:p>
      <text:p text:style-name="P4">
<text:a xlink:type="simple" xlink:href="https://armyinform.com.ua/wp-content/uploads/2023/06/photo_5217540470798929056_y.jpg" text:style-name="Internet_20_link" text:visited-style-name="Visited_20_Internet_20_Link">
<draw:frame draw:style-name="fr1" draw:name="Image260" text:anchor-type="as-char" svg:width="6.9236in" svg:height="6.9236in" draw:z-index="0">
<draw:image xlink:href="../Images/AРМІЯINFORM/2023-06-17T68-00-00-04-00/photo_5217540470798929056_y-150x150.jpg" xlink:type="simple" xlink:show="embed" xlink:actuate="onLoad" draw:mime-type="image/jpeg"/>
</draw:frame>
</text:a>
</text:p>
      <text:p text:style-name="P4">
News Source: <text:a xlink:type="simple" xlink:href="https://armyinform.com.ua/2023/06/17/u-novoyavorivsku-predstavnyky-koordynaczijnogo-shtabu-zustrilysya-z-rodynamy-polonenyh/" text:style-name="Internet_20_link" text:visited-style-name="Visited_20_Internet_20_Link">
https://armyinform.com.ua/2023/06/17/u-novoyavorivsku-predstavnyky-koordynaczijnogo-shtabu-zustrilysya-z-rodynamy-polonenyh/</text:a>
</text:p>
      <!--NEWS-->
      <text:h text:style-name="P10" text:outline-level="1">
<text:span text:style-name="T4">
A serviceman of the Russian Federation on significant losses of personnel of the Russian army - intercepting GUR</text:span>
</text:h>
      <text:p text:style-name="P4">
Author: ['АРМІЯINFORM']</text:p>
      <text:p text:style-name="P4">
Time: 2023-06-17T69:00:00-04:00</text:p>
      <text:p text:style-name="P4">
Description: https://www.youtube.com/watch?v=ewhioci1DBY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ГУР МОУ', 'ПЕРЕХОПЛЕННЯ']</text:p>
      <text:p text:style-name="P4">
Category: News</text:p>
      <!--METADATA-->
      <text:p text:style-name="P4">
News Source: <text:a xlink:type="simple" xlink:href="https://armyinform.com.ua/2023/06/17/vijskovosluzhbovecz-rf-pro-znachni-vtraty-osobovogo-skladu-rosijskoyi-armiyi-perehoplennya-gur/" text:style-name="Internet_20_link" text:visited-style-name="Visited_20_Internet_20_Link">
https://armyinform.com.ua/2023/06/17/vijskovosluzhbovecz-rf-pro-znachni-vtraty-osobovogo-skladu-rosijskoyi-armiyi-perehoplennya-gur/</text:a>
</text:p>
      <!--NEWS-->
      <text:h text:style-name="P10" text:outline-level="1">
<text:span text:style-name="T4">
In Japan to 16 years old, they have increased the age of consent to sex</text:span>
</text:h>
      <text:p text:style-name="P4">
Authors: Ukrinform (Person)</text:p>
      <text:p text:style-name="P4">
Publisher: Укринформ (Organization)</text:p>
      <text:p text:style-name="P4">
Published Time: 2023-06-17T6:10:00+03:00</text:p>
      <text:p text:style-name="P4">
Modified Time: 2023-06-17T21:10:00+03:00</text:p>
      <text:p text:style-name="P4">
Description: The Japanese Parliament has increased the age of consent to sex, one of the lowest in the world, from 13 to 16 years. - Ukrinform.</text:p>
      <text:p text:style-name="P4">
Images: ['<text:a xlink:type="simple" xlink:href="https://static.ukrinform.com/photos/2020_09/thumb_files/630_360_1600767017-779.jpeg" text:style-name="Internet_20_link" text:visited-style-name="Visited_20_Internet_20_Link">
630_360_16007...</text:a>
']</text:p>
      <text:p text:style-name="P4">
Tags: ['Японія', 'Парламент', 'Закон', 'Секс']</text:p>
      <text:p text:style-name="P4">
Type: Article</text:p>
      <!--METADATA-->
      <text:p text:style-name="P4">
<draw:frame draw:style-name="fr1" draw:name="Image261" text:anchor-type="as-char" svg:width="6.9236in" svg:height="3.956343in" draw:z-index="0">
<draw:image xlink:href="../Images/yкринформ/2023-06-17T6-10-00-03-00/630_360_1600767017-779.jpeg" xlink:type="simple" xlink:show="embed" xlink:actuate="onLoad" draw:mime-type="image/jpeg"/>
</draw:frame>
The Japanese Parliament has increased the age of consent to sex, one of the lowest in the world, from 13 to 16 years.</text:p>
      <text:p text:style-name="P4">
About it reports <text:a xlink:type="simple" xlink:href="https://www.news18.com/world/japan-raises-consent-age-from-13-to-16-in-reforms-to-sex-crime-legislation-8098183.html" text:style-name="Internet_20_link" text:visited-style-name="Visited_20_Internet_20_Link">
afp</text:a>
, reports Ukrinform.</text:p>
      <text:p text:style-name="P4">
The age of which sexual acts are considered rape is 16 years old in France, 15 years in France, and 14 years in Germany and China. In <text:a xlink:type="simple" xlink:href="https://www.ukrinform.ua/tag-aponia" text:style-name="Internet_20_link" text:visited-style-name="Visited_20_Internet_20_Link">
Japan</text:a>
It has been unchanged since 1907, children aged 13 were considered capable to give such a good.</text:p>
      <text:p text:style-name="P4">
According to the new law, adolescent couples with a difference of no more than five years will be released from court prosecution if the age of both partners is more than 13 years.</text:p>
      <text:p text:style-name="P4">
In addition, Japan has reviewed sexual crimes. New laws expand the definition of rape and focus on the concept of consignments.</text:p>
      <text:p text:style-name="P4">
<text:span text:style-name="T4">
 Read also: </text:span>
 <text:a xlink:type="simple" xlink:href="https://www.ukrinform.ua/rubric-world/3723556-parlament-aponii-shvaliv-stvorenna-specfondu-dla-pokritta-pidvisenih-vitrat-na-oboronu.html" text:style-name="Internet_20_link" text:visited-style-name="Visited_20_Internet_20_Link">
Parliament of Japan approved the creation of a special fund to cover the extent costs of defense</text:a>
Activists greeted the reforms, and the Tokyo Group Human Rights Now called them "a big step forward." Her statement said that raising the age of consent to sex "will give society a signal that sexual abuse by adulthood is unacceptable."</text:p>
      <text:p text:style-name="P4">
News Source: <text:a xlink:type="simple" xlink:href="https://www.ukrinform.ua/rubric-world/3724295-u-aponii-do-16-rokiv-pidvisili-vik-zgodi-na-seks.html" text:style-name="Internet_20_link" text:visited-style-name="Visited_20_Internet_20_Link">
https://www.ukrinform.ua/rubric-world/3724295-u-aponii-do-16-rokiv-pidvisili-vik-zgodi-na-seks.html</text:a>
</text:p>
      <!--NEWS-->
      <text:h text:style-name="P10" text:outline-level="1">
<text:span text:style-name="T4">
The consequences of Russian shelling over the past day</text:span>
</text:h>
      <text:p text:style-name="P4">
Author: ['АРМІЯINFORM']</text:p>
      <text:p text:style-name="P4">
Time: 2023-06-17T70:00:00-04:00</text:p>
      <text:p text:style-name="P4">
Description: Behind the sculpture of the Mini -Casting Center of the Defense of Ukraine, INformation, Rosіyskі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219888185822267968_y.jpg" text:style-name="Internet_20_link" text:visited-style-name="Visited_20_Internet_20_Link">
photo_5219888185822267968_y.jpg</text:a>
']</text:p>
      <text:p text:style-name="P4">
Tags: ['MILITARY MEDIA CENTER', 'STOPRUSSIA', 'АГРЕСІЯ РФ', 'ВІЙНА', 'ВОРОЖІ ОБСТРІЛИ', 'ВТОРГНЕННЯ РФ', 'ММЦ']</text:p>
      <text:p text:style-name="P4">
Category: News</text:p>
      <!--METADATA-->
      <text:p text:style-name="P4">
<draw:frame draw:style-name="fr1" draw:name="Image262" text:anchor-type="as-char" svg:width="6.9236in" svg:height="4.813419in" draw:z-index="0">
<draw:image xlink:href="../Images/AРМІЯINFORM/2023-06-17T70-00-00-04-00/photo_5219888185822267968_y.jpg" xlink:type="simple" xlink:show="embed" xlink:actuate="onLoad" draw:mime-type="image/jpeg"/>
</draw:frame>
According to the situational center of the Ministry of Defense of Ukraine information, Russian troops fired the territory of 11 regions of Ukraine.</text:p>
      <text:p text:style-name="P4">
About this <text:a xlink:type="simple" xlink:href="https://armyinform.com.ua/C:/Users/polvl/Desktop/%D0%90%D1%80%D0%BC%D1%96%D1%8FInform/2023/06%20%D1%87%D0%B5%D1%80%D0%B2%D0%B5%D0%BD%D1%8C/17_06%20%D1%87%D0%B5%D1%80%D0%B3%D1%83%D0%B2%D0%B0%D0%BD%D0%BD%D1%8F/08%20%D0%9C%D0%9C%D0%A6/%D0%9D%D0%B0%D1%81%D0%BB%D1%96%D0%B4%D0%BA%D0%B8%20%D1%80%D0%BE%D1%81%D1%96%D0%B9%D1%81%D1%8C%D0%BA%D0%B8%D1%85%20%D0%BE%D0%B1%D1%81%D1%82%D1%80%D1%96%D0%BB%D1%96%D0%B2%20%D0%B7%D0%B0%20%D0%BC%D0%B8%D0%BD%D1%83%D0%BB%D1%83%20%D0%B4%D0%BE%D0%B1%D1%83" text:style-name="Internet_20_link" text:visited-style-name="Visited_20_Internet_20_Link">
it is referred</text:a>
On the Military Media Center Telegram channel.</text:p>
      <text:p text:style-name="P4">
From different types of weapons - mortars, artillery, RSZV, SPR, UAV, tactical tastregical aviation - 156 settlements and 140 objects of infrastructure were attacked.</text:p>
      <text:p text:style-name="P4">
There are killed and injured among civilians, the number of victims is clarified.</text:p>
      <text:p text:style-name="P4">
News Source: <text:a xlink:type="simple" xlink:href="https://armyinform.com.ua/2023/06/17/naslidky-rosijskyh-obstriliv-za-mynulu-dobu/" text:style-name="Internet_20_link" text:visited-style-name="Visited_20_Internet_20_Link">
https://armyinform.com.ua/2023/06/17/naslidky-rosijskyh-obstriliv-za-mynulu-dobu/</text:a>
</text:p>
      <!--NEWS-->
      <text:h text:style-name="P10" text:outline-level="1">
<text:span text:style-name="T4">
A meeting with families of servicemen took place at the coordination headquarters</text:span>
</text:h>
      <text:p text:style-name="P4">
Author: ['АРМІЯINFORM']</text:p>
      <text:p text:style-name="P4">
Time: 2023-06-17T71:00:00-04:00</text:p>
      <text:p text:style-name="P4">
Description: At the coordinating headquarters, Zustinich Zustinch was nyskovo service National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a12d67fb-6c01-4553-89fe-6dbb9b6c8cac.jpg" text:style-name="Internet_20_link" text:visited-style-name="Visited_20_Internet_20_Link">
a12d67fb-6c01-4553-89fe-6dbb9b6c8cac.jpg</text:a>
']</text:p>
      <text:p text:style-name="P4">
Tags: ['КООРДИНАЦІЙНИЙ ШТАБ З ПИТАНЬ ПОВОДЖЕННЯ З ВІЙСЬКОВОПОЛОНЕНИМИ']</text:p>
      <text:p text:style-name="P4">
Category: News</text:p>
      <!--METADATA-->
      <text:p text:style-name="P4">
<draw:frame draw:style-name="fr1" draw:name="Image263" text:anchor-type="as-char" svg:width="6.9236in" svg:height="3.894525in" draw:z-index="0">
<draw:image xlink:href="../Images/AРМІЯINFORM/2023-06-17T71-00-00-04-00/a12d67fb-6c01-4553-89fe-6dbb9b6c8cac.jpg" xlink:type="simple" xlink:show="embed" xlink:actuate="onLoad" draw:mime-type="image/jpeg"/>
</draw:frame>
The coordination headquarters met with families of the Military State Guard. About it <text:a xlink:type="simple" xlink:href="https://t.me/Koord_shtab/1251" text:style-name="Internet_20_link" text:visited-style-name="Visited_20_Internet_20_Link">
reports</text:a>
The headquarters service in the telegram.</text:p>
      <text:p text:style-name="P4">
The members of the loved ones were answered by representatives of the coordination headquarters, the National Police, the NSU and the International Committee of the Red Cross.</text:p>
      <text:p text:style-name="P4">
The relatives were interested in whether there were legitimate reasons to involve the military servicemen in the fighting.</text:p>
      <text:p text:style-name="P4">
“On February 24, last year, Russia made a large -scale invasion of Ukraine, and the martial law was introduced. From that moment, there are no restrictions on the assessment of the dignity, - said the NSU representative. - No one was on the place of the country and no one knows what the situation was. It is known that many of the stitching were exported from hostilities, but they wrote refusals, wanted to protect their country and families. "</text:p>
      <text:p text:style-name="P4">
The relatives also reported that the frequency of submission of the general registry for exchange is 7-10 days. That is, the general list is updated and transmitted to the aggressor country with such frequency. Personally, for each serviceman, they are not conducted, only in certain categories: for example, difficult to get well.</text:p>
      <text:p text:style-name="P4">
As for the search for dead heroes, they noted that two weeks after the release of the Parcel of Defense, the team of the Office of the Ombudsman of the Ombudsman, missing persons in special circumstances, comes there, and searches for a masked identification of bodies, then take a sample DNA. Negotiations with the enemy also carried out the office of the Commissioner.</text:p>
      <text:p text:style-name="P4">
Representative of the International Committee of the Red Cross informed:</text:p>
      <text:p text:style-name="P4">
"If relatives receive information about the enslavement of defenders from the Internet of or other open sources, they may notify the ICRC to send us the request of the Russian side to officially confirm the captivity."</text:p>
      <text:p text:style-name="P4">
News Source: <text:a xlink:type="simple" xlink:href="https://armyinform.com.ua/2023/06/17/u-koordynaczijnomu-shtabi-vidbulasya-zustrich-z-rodynamy-vijskovosluzhbovcziv/" text:style-name="Internet_20_link" text:visited-style-name="Visited_20_Internet_20_Link">
https://armyinform.com.ua/2023/06/17/u-koordynaczijnomu-shtabi-vidbulasya-zustrich-z-rodynamy-vijskovosluzhbovcziv/</text:a>
</text:p>
      <!--NEWS-->
      <text:h text:style-name="P10" text:outline-level="1">
<text:span text:style-name="T4">
Navy units of last day destroyed 54 invaders, two tanks and other enemy equipment</text:span>
</text:h>
      <text:p text:style-name="P4">
Author: ['АРМІЯINFORM']</text:p>
      <text:p text:style-name="P4">
Time: 2023-06-17T72:00:00-04:00</text:p>
      <text:p text:style-name="P4">
Description: VIISOVOVOVOSKOVSISKY PARON TO PIDRODILIV VIISKOVO-MORD forces of the ZBROMI forc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4241267_646852477482338_6870263858564734255_n.jpg" text:style-name="Internet_20_link" text:visited-style-name="Visited_20_Internet_20_Link">
354241267_646852477482338_6870263858564734255_n.jpg</text:a>
']</text:p>
      <text:p text:style-name="P4">
Tags: ['STOPRUSSIA', 'АГРЕСІЯ РФ', 'ВІЙНА', 'ВМС ЗСУ', 'ВОРОЖА ТЕХНІКА', 'ВТОРГНЕННЯ РФ']</text:p>
      <text:p text:style-name="P4">
Category: News</text:p>
      <!--METADATA-->
      <text:p text:style-name="P4">
<draw:frame draw:style-name="fr1" draw:name="Image264" text:anchor-type="as-char" svg:width="6.9236in" svg:height="9.354662in" draw:z-index="0">
<draw:image xlink:href="../Images/AРМІЯINFORM/2023-06-17T72-00-00-04-00/354241267_646852477482338_6870263858564734255_n.jpg" xlink:type="simple" xlink:show="embed" xlink:actuate="onLoad" draw:mime-type="image/jpeg"/>
</draw:frame>
Servicemen of military units and units of the Navy of Ukraine, which are part of the groups, continued to perform the operation of the release of full-scale armed aggression of the Russian Federation.</text:p>
      <text:p text:style-name="P4">
The number of personnel and equipment of the enemy destroyed by them last day is referred to in <text:a xlink:type="simple" xlink:href="https://www.facebook.com/navy.mil.gov.ua/posts/pfbid0aFGsGk2R3appnBNecVkJUT4j64wYz3GUF2oy2xLuQk4QAGppwrdqSxCKhVcff1enl" text:style-name="Internet_20_link" text:visited-style-name="Visited_20_Internet_20_Link">
message</text:a>
on the official page of the Navy of the Armed Forces on Facebook.</text:p>
      <text:p text:style-name="P4">
Military sailors destroyed 54 invaders, five infantry fighting vehicles, single car equipment, two tanks, a gun, mortar and ammunition storage.</text:p>
      <text:p text:style-name="P4">
The final losses of the enemy are clarified.</text:p>
      <text:p text:style-name="P4">
News Source: <text:a xlink:type="simple" xlink:href="https://armyinform.com.ua/2023/06/17/pidrozdily-vms-mynuloyi-doby-znyshhyly-54-okupantiv-dva-tanky-ta-inshu-tehniku-voroga/" text:style-name="Internet_20_link" text:visited-style-name="Visited_20_Internet_20_Link">
https://armyinform.com.ua/2023/06/17/pidrozdily-vms-mynuloyi-doby-znyshhyly-54-okupantiv-dva-tanky-ta-inshu-tehniku-voroga/</text:a>
</text:p>
      <!--NEWS-->
      <text:h text:style-name="P10" text:outline-level="1">
<text:span text:style-name="T4">
The main narrative that promote the Russian media</text:span>
</text:h>
      <text:p text:style-name="P4">
Author: ['АРМІЯINFORM']</text:p>
      <text:p text:style-name="P4">
Time: 2023-06-17T73:00:00-04:00</text:p>
      <text:p text:style-name="P4">
Description: The Center for Wizin -Format at the RNBO of Ukraine: the basics of the introduction, VSO to dry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4254990_274530488429357_660677383021165556_n.jpg" text:style-name="Internet_20_link" text:visited-style-name="Visited_20_Internet_20_Link">
354254990_274530488429357_660677383021165556_n.jpg</text:a>
']</text:p>
      <text:p text:style-name="P4">
Tags: ['STOPRUSSIA', 'АГРЕСІЯ РФ', 'НАРАТИВИ РФ', 'ПРОПАГАНДА РФ', 'РОСІЙСЬКА ПРОПАГАНДА', 'ЦЕНТР ПРОТИДІЇ ДЕЗІНФОРМАЦІЇ ПРИ РНБО УКРАЇНИ']</text:p>
      <text:p text:style-name="P4">
Category: News</text:p>
      <!--METADATA-->
      <text:p text:style-name="P4">
<draw:frame draw:style-name="fr1" draw:name="Image265" text:anchor-type="as-char" svg:width="6.9236in" svg:height="6.9236in" draw:z-index="0">
<draw:image xlink:href="../Images/AРМІЯINFORM/2023-06-17T73-00-00-04-00/354254990_274530488429357_660677383021165556_n.jpg" xlink:type="simple" xlink:show="embed" xlink:actuate="onLoad" draw:mime-type="image/jpeg"/>
</draw:frame>
Center for Combating Misinformation at NSDC Ukraine <text:a xlink:type="simple" xlink:href="https://www.facebook.com/hashtag/%D1%86%D0%BF%D0%B4_%D1%96%D0%BD%D1%84%D0%BE%D1%80%D0%BC%D1%83%D1%94" text:style-name="Internet_20_link" text:visited-style-name="Visited_20_Internet_20_Link">
informs</text:a>
: The main narrative that promotes the Russian media, in particular, states the Donetsk colander Pushilin that "the Ukrainian regime is not ready for normal regulation of the situation."</text:p>
      <text:p text:style-name="P4">
The collaborator also stated that the Kyiv regime is not the subject of other decisions.</text:p>
      <text:p text:style-name="P4">
The Kremlin puppet continues to repeat the rhetoric of its owners from Moscow, as if all the decisions are made by Ukraine instead of Ukraine.</text:p>
      <text:p text:style-name="P4">
Talking about the "normal settlement of the conflict", the Kremlin and its departure are to leave the occupied territories of Ukraine under their control, which is interrupted by the interests of our country.</text:p>
      <text:p text:style-name="P4">
News Source: <text:a xlink:type="simple" xlink:href="https://armyinform.com.ua/2023/06/17/osnovnyj-naratyv-shho-prosuvayut-rosijski-zmi-3/" text:style-name="Internet_20_link" text:visited-style-name="Visited_20_Internet_20_Link">
https://armyinform.com.ua/2023/06/17/osnovnyj-naratyv-shho-prosuvayut-rosijski-zmi-3/</text:a>
</text:p>
      <!--NEWS-->
      <text:h text:style-name="P10" text:outline-level="1">
<text:span text:style-name="T4">
Taurian direction: success and promotion of our strength</text:span>
</text:h>
      <text:p text:style-name="P4">
Author: ['АРМІЯINFORM']</text:p>
      <text:p text:style-name="P4">
Time: 2023-06-17T74:00:00-04:00</text:p>
      <text:p text:style-name="P4">
Description: Pydrodili rocket bibs of this arterial reached the Viconali 1794 Vognevikh Zavdanny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351248713_1442197453199279_3205518532400099507_n.png" text:style-name="Internet_20_link" text:visited-style-name="Visited_20_Internet_20_Link">
351248713_1442197453199279_3205518532400099507_n.png</text:a>
']</text:p>
      <text:p text:style-name="P4">
Tags: ['STOPRUSSIA', 'АГРЕСІЯ РФ', 'ВІЙНА', 'ВТОРГНЕННЯ РФ', 'ВТРАТИ ВОРОГА', 'ОЛЕКСАНДР ТАРНАВСЬКИЙ', 'ОСУВ «ТАВРІЯ»']</text:p>
      <text:p text:style-name="P4">
Category: News</text:p>
      <!--METADATA-->
      <text:p text:style-name="P4">
<draw:frame draw:style-name="fr1" draw:name="Image266" text:anchor-type="as-char" svg:width="6.9236in" svg:height="3.378837in" draw:z-index="0">
<draw:image xlink:href="../Images/AРМІЯINFORM/2023-06-17T74-00-00-04-00/351248713_1442197453199279_3205518532400099507_n.png" xlink:type="simple" xlink:show="embed" xlink:actuate="onLoad" draw:mime-type="image/png"/>
</draw:frame>
Units of missile troops and artillery per day performed 1794 fire.</text:p>
      <text:p text:style-name="P4">
About it on your Telegram channel <text:a xlink:type="simple" xlink:href="https://t.me/otarnavskiy/123" text:style-name="Internet_20_link" text:visited-style-name="Visited_20_Internet_20_Link">
reported</text:a>
Commander of the operational-strategic group of Tavriya troops Bragadniegner Alexander Tarnavsky.</text:p>
      <text:p text:style-name="P4">
In the last day, the loss of the enemy killed and wounded was more than five.</text:p>
      <text:p text:style-name="P4">
88 enemy military equipment was destroyed and damaged.</text:p>
      <text:p text:style-name="P4">
In particular, KA-52 helicopter, 11 tanks, 20 units of BMP, two APCs, three howitzers 2A65 "MSTU-S", howitzer 2A65 "MSTA-B", UAV "Zala", UAV "Shahd-136", UAV "Orlan-10 ", BM-21" Grad "," resident ", four AKACAC, CAR" Carnation ", system of volley fire" Solnpics ".</text:p>
      <text:p text:style-name="P4">
News Source: <text:a xlink:type="simple" xlink:href="https://armyinform.com.ua/2023/06/17/tavrijskyj-napryamok-uspihy-ta-prosuvannya-nashyh-syl/" text:style-name="Internet_20_link" text:visited-style-name="Visited_20_Internet_20_Link">
https://armyinform.com.ua/2023/06/17/tavrijskyj-napryamok-uspihy-ta-prosuvannya-nashyh-syl/</text:a>
</text:p>
      <!--NEWS-->
      <text:h text:style-name="P10" text:outline-level="1">
<text:span text:style-name="T4">
Last day Ukrainian defenders repelled 36 enemy attacks</text:span>
</text:h>
      <text:p text:style-name="P4">
Author: ['АРМІЯINFORM']</text:p>
      <text:p text:style-name="P4">
Time: 2023-06-17T75:00:00-04:00</text:p>
      <text:p text:style-name="P4">
Description: About the General Headquarters of the ZS Ukrainian. “The opponent of ZoServzhu is basic ... The war with Ukraine 2022, the war with Ukraine is the latest news today,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ТОРГНЕННЯ РФ', 'ГШ ЗСУ']</text:p>
      <text:p text:style-name="P4">
Category: News</text:p>
      <!--METADATA-->
      <text:p text:style-name="P4">
<draw:frame draw:style-name="fr1" draw:name="Image267" text:anchor-type="as-char" svg:width="6.9236in" svg:height="4.608521in" draw:z-index="0">
<draw:image xlink:href="../Images/AРМІЯINFORM/2023-06-17T75-00-00-04-00/ataky-vorog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The enemy concentrates major efforts in Liman, Bakhmut, Avdiiv and Mariinsky directions - 36 combat jams took place last day.</text:p>
      <text:p text:style-name="P4">
<text:span text:style-name="T4">
 In Volyn and Polissya directions </text:span>
 Operational situation without significant changes.</text:p>
      <text:p text:style-name="P4">
<text:span text:style-name="T4">
 In the Siversky and Slobozhansky directions </text:span>
 the enemy during the day of inflicting strokes on the settlements of the Mohrita of Sumy region and the Budarka of the Nakarkivshchyna. Carried out mortar and artillery shelling of settlements, Kostobor and Gremyach of Chernihiv region; Znob-Trubchevskaya, Chuikivka, Sosnovka, Old Board, Boyar-Landing, Old Virki, Basivka, Stepok, Krasnopillya, Great Pisarivka of Sumy Region, as well as Uda, Red Star, Deep, Lipka, Green, Ternova, Ogirtsevo, Vovchansk, Vovchansk Bochkovo and small lupus in Kharkiv region.</text:p>
      <text:p text:style-name="P4">
<text:span text:style-name="T4">
 In the Kupyansk direction </text:span>
 artillery and mortar shelling enemy, Kamianka, Krasne first, Figolivka, Novomlinsk, two -year, Western, Kharkiv region and Novoselivske in Luhansk region.</text:p>
      <text:p text:style-name="P4">
<text:span text:style-name="T4">
 On Liman </text:span>
 the enemy struck the enemy in the area of dispute. The artillery shellings were suffered by Stelmakhivka, Nevsko and Bigorivka region and Tornske, Verkhnyamyansk, controversial and Serebryanka - Donetsk.</text:p>
      <text:p text:style-name="P4">
<text:span text:style-name="T4">
 In the Bakhmut direction </text:span>
 the enemy struck air strikes in the areas of the white mountain of New York of Donetsk region. Vasyukivka, Orikhovo-Vasylivka, Bogdanivka, Chrome, Yar, Ivanovskaya, Pazarivka, White Gora, Konstantinovka and Southern, were distracted by enemy artillery.</text:p>
      <text:p text:style-name="P4">
<text:span text:style-name="T4">
 In the Avdeevsky direction </text:span>
 the enemy conducted unsuccessful offensive actions in the steppe and Avdiivka. At the latter, he struck the Avdiivka Air Force. Also, he made artillery shelling of Vesely and Karlovka of Donetsk region.<text:span text:style-name="T4">
 In the mineral direction </text:span>
 the enemy performed offensive actions in the direction of Nonovomikhailivka and Vodyany Donetsk region, there was no success. He has caused aviation hazards in the Prykistivka, Golden Niva and Blessed areas. He fired the sedarial points of Kalledar, Uremivka, Storozhevo, Novosilka and Novopildonetsk region.</text:p>
      <text:p text:style-name="P4">
<text:span text:style-name="T4">
 In Zaporizhzhya and Kherson directions </text:span>
 the enemy defended. Olgivske, Poltava, Gulyaypole, Railway, Gulyaypil, Magic, Belogorya, Novodanylivka, Novoandriivka, Mali Shcherbaki, Kamyanskoye Zaporizhzhya region; Zmiivka, Payakhove, Berislav, Cossack, engineering, Zelenivka, Sadovo, Antonovka, Belozerka, Dniprovske, Kizomis of Kherson region and citysherson ”, - the message reads.</text:p>
      <text:p text:style-name="P4">
News Source: <text:a xlink:type="simple" xlink:href="https://armyinform.com.ua/2023/06/17/mynuloyi-doby-ukrayinski-zahysnyky-vidbyly-36-vorozhyh-atak/" text:style-name="Internet_20_link" text:visited-style-name="Visited_20_Internet_20_Link">
https://armyinform.com.ua/2023/06/17/mynuloyi-doby-ukrayinski-zahysnyky-vidbyly-36-vorozhyh-atak/</text:a>
</text:p>
      <!--NEWS-->
      <text:h text:style-name="P10" text:outline-level="1">
<text:span text:style-name="T4">
Energy Restores Power Supplies in the Environmental Catastrophe Area</text:span>
</text:h>
      <text:p text:style-name="P4">
Author: ['АРМІЯINFORM']</text:p>
      <text:p text:style-name="P4">
Time: 2023-06-17T76:00:00-04:00</text:p>
      <text:p text:style-name="P4">
Description: Triva Fіxasyya that likvidatsіy naslidkiv, Yak Viknikla through Pіdriv Damb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mg-20230617-wa0000.jpg" text:style-name="Internet_20_link" text:visited-style-name="Visited_20_Internet_20_Link">
img-20230617-wa0000.jpg</text:a>
']</text:p>
      <text:p text:style-name="P4">
Tags: ['STOPRUSSIA', 'АГРЕСІЯ РФ', 'ЕКОЦИД', 'КАХОВСЬКА ГЕС', 'КАХОВСЬКА ГЕС/ШТАБ INFO', 'МІНІСТЕРСТВО ЕНЕРГЕТИКИ УКРАЇНИ']</text:p>
      <text:p text:style-name="P4">
Category: News</text:p>
      <!--METADATA-->
      <text:p text:style-name="P4">
<draw:frame draw:style-name="fr1" draw:name="Image268" text:anchor-type="as-char" svg:width="6.9236in" svg:height="6.9236in" draw:z-index="0">
<draw:image xlink:href="../Images/AРМІЯINFORM/2023-06-17T76-00-00-04-00/img-20230617-wa0000.jpg" xlink:type="simple" xlink:show="embed" xlink:actuate="onLoad" draw:mime-type="image/jpeg"/>
</draw:frame>
The fixation and elimination of the consequences of the flood that occurred through the undermining. Energy are working to restore power supply for consumers. In addition, there is a cleaning of equipment and a test of the transmission line, which was completely flooded and from which the main canalization station of the city is powered.</text:p>
      <text:p text:style-name="P4">
About it in your Telegram <text:a xlink:type="simple" xlink:href="https://t.me/shtab_kakhovska_hes/897" text:style-name="Internet_20_link" text:visited-style-name="Visited_20_Internet_20_Link">
reports</text:a>
The official information channel of the headquarters of the elimination of the consequences of Kakhovskaya HEES by Russian terrorists.</text:p>
      <ul>
        <li>
Almost 180 consumers managed to connect in Kherson. There were 2 settlements that were disconnected after flooding in the region. At the same time, more than 14,000 consumers remain in the regional center. The vast majority of them are in the island neighborhood. * Healing works are slowed through the shelling of the city and significant flooding of electricity equipment, including cable lines. * In the Nikolaev area, seven settlements remain partially deprived.</li>
      </ul>
      <text:p text:style-name="P4">
News Source: <text:a xlink:type="simple" xlink:href="https://armyinform.com.ua/2023/06/17/energetyky-vidnovlyuyut-elektropostachannya-v-zoni-ekologichnoyi-katastrofy/" text:style-name="Internet_20_link" text:visited-style-name="Visited_20_Internet_20_Link">
https://armyinform.com.ua/2023/06/17/energetyky-vidnovlyuyut-elektropostachannya-v-zoni-ekologichnoyi-katastrofy/</text:a>
</text:p>
      <!--NEWS-->
      <text:h text:style-name="P10" text:outline-level="1">
<text:span text:style-name="T4">
Enemy Loss per day: 670 occupiers have been eliminated, 12 tanks and 22 artsystem were destroyed</text:span>
</text:h>
      <text:p text:style-name="P4">
Author: ['АРМІЯINFORM']</text:p>
      <text:p text:style-name="P4">
Time: 2023-06-17T77:00:00-04:00</text:p>
      <text:p text:style-name="P4">
Description: Zagalni Boyov, Find the enemy on 02/24/22 to 06/17/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17.06.23-scaled.jpg" text:style-name="Internet_20_link" text:visited-style-name="Visited_20_Internet_20_Link">
vtraty-17.06.23-scaled.jpg</text:a>
']</text:p>
      <text:p text:style-name="P4">
Tags: ['АГРЕСІЯ РФ', 'ВТОРГНЕННЯ РФ', 'ВТРАТИ ВОРОГА', 'ГШ ЗСУ']</text:p>
      <text:p text:style-name="P4">
Category: News</text:p>
      <!--METADATA-->
      <text:p text:style-name="P4">
<draw:frame draw:style-name="fr1" draw:name="Image269" text:anchor-type="as-char" svg:width="6.9236in" svg:height="6.969757in" draw:z-index="0">
<draw:image xlink:href="../Images/AРМІЯINFORM/2023-06-17T77-00-00-04-00/vtraty-17.06.23-scaled.jpg" xlink:type="simple" xlink:show="embed" xlink:actuate="onLoad" draw:mime-type="image/jpeg"/>
</draw:frame>
The total fighting loss of the enemy from 24.02.22 to 17.06.23 will be orientated:</text:p>
      <text:p text:style-name="P4">
<text:span text:style-name="T4">
<text:span text:style-name="T5">
 Personnel - </text:span>
* 219170(+670)persons eliminated</text:span>
<text:span text:style-name="T5">
 tanks - </text:span>
<text:span text:style-name="T5">
 3977(+12)</text:span>
<text:span text:style-name="T4">
 combat armored vehicles - </text:span>
 7706(+23)<text:span text:style-name="T4">
<text:span text:style-name="T5">
 Artillery Systems - </text:span>
<text:span text:style-name="T5">
 3812(+19)</text:span>
 </text:span>
 RSZV - <text:span text:style-name="T4">
 609(+3)</text:span>
<text:span text:style-name="T5">
 air defense - </text:span>
<text:span text:style-name="T5">
 364(0)</text:span>
<text:span text:style-name="T4">
 aircraft - </text:span>
 314(0)<text:span text:style-name="T4">
<text:span text:style-name="T5">
 helicopters - </text:span>
* 302(+1)</text:span>
<text:span text:style-name="T5">
 UAV Operative Tactical Level-</text:span>
<text:span text:style-name="T5">
 3364(+7)</text:span>
<text:span text:style-name="T4">
 Winged missiles - </text:span>
 1211(+12)<text:span text:style-name="T4">
<text:span text:style-name="T5">
 ships / boats - </text:span>
* 18(0)</text:span>
<text:span text:style-name="T5">
 Automobile equipment and tanks - </text:span>
<text:span text:style-name="T5">
 6557(+38)</text:span>
<text:span text:style-name="T4">
 Special equipment - </text:span>
 520(+1)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July 17, 23.</text:p>
      <text:p text:style-name="P4">
News Source: <text:a xlink:type="simple" xlink:href="https://armyinform.com.ua/2023/06/17/vtraty-voroga-za-dobu-670-okupantiv-likvidovano-znyshheno-12-tankiv-i-22-artsystemy/" text:style-name="Internet_20_link" text:visited-style-name="Visited_20_Internet_20_Link">
https://armyinform.com.ua/2023/06/17/vtraty-voroga-za-dobu-670-okupantiv-likvidovano-znyshheno-12-tankiv-i-22-artsystemy/</text:a>
</text:p>
      <!--NEWS-->
      <text:h text:style-name="P10" text:outline-level="1">
<text:span text:style-name="T4">
Volodymyr Zelenskyy thanked everyone who defends Ukraine</text:span>
</text:h>
      <text:p text:style-name="P4">
Author: ['АРМІЯINFORM']</text:p>
      <text:p text:style-name="P4">
Time: 2023-06-17T78:00:00-04:00</text:p>
      <text:p text:style-name="P4">
Description: Kozhna Vidbita in the Persupens of Positions, Kozhna is bored with our leaps in the Testament - the war of Ukraine 2022, the war with Ukraine is the latest news today, the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5219702802148870850_y.jpg" text:style-name="Internet_20_link" text:visited-style-name="Visited_20_Internet_20_Link">
photo_5219702802148870850_y.jpg</text:a>
', '<text:a xlink:type="simple" xlink:href="https://armyinform.com.ua/wp-content/uploads/2023/06/photo_5219702802148870849_y-150x150.jpg" text:style-name="Internet_20_link" text:visited-style-name="Visited_20_Internet_20_Link">
photo_5219702802148870849_y-150x150.jpg</text:a>
', '<text:a xlink:type="simple" xlink:href="https://armyinform.com.ua/wp-content/uploads/2023/06/photo_5219702802148870851_y-150x150.jpg" text:style-name="Internet_20_link" text:visited-style-name="Visited_20_Internet_20_Link">
photo_5219702802148870851_y-150x150.jpg</text:a>
', '<text:a xlink:type="simple" xlink:href="https://armyinform.com.ua/wp-content/uploads/2023/06/photo_5219702802148870852_y-150x150.jpg" text:style-name="Internet_20_link" text:visited-style-name="Visited_20_Internet_20_Link">
photo_5219702802148870852_y-150x150.jpg</text:a>
', '<text:a xlink:type="simple" xlink:href="https://armyinform.com.ua/wp-content/uploads/2023/06/photo_5219702802148870853_y-150x150.jpg" text:style-name="Internet_20_link" text:visited-style-name="Visited_20_Internet_20_Link">
photo_5219702802148870853_y-150x150.jpg</text:a>
', '<text:a xlink:type="simple" xlink:href="https://armyinform.com.ua/wp-content/uploads/2023/06/photo_5219702802148870854_y-150x150.jpg" text:style-name="Internet_20_link" text:visited-style-name="Visited_20_Internet_20_Link">
photo_5219702802148870854_y-150x150.jpg</text:a>
', '<text:a xlink:type="simple" xlink:href="https://armyinform.com.ua/wp-content/uploads/2023/06/photo_5219702802148870855_y-150x150.jpg" text:style-name="Internet_20_link" text:visited-style-name="Visited_20_Internet_20_Link">
photo_5219702802148870855_y-150x150.jpg</text:a>
', '<text:a xlink:type="simple" xlink:href="https://armyinform.com.ua/wp-content/uploads/2023/06/photo_5219702802148870856_y-150x150.jpg" text:style-name="Internet_20_link" text:visited-style-name="Visited_20_Internet_20_Link">
photo_5219702802148870856_y-150x150.jpg</text:a>
', '<text:a xlink:type="simple" xlink:href="https://armyinform.com.ua/wp-content/uploads/2023/06/photo_5219702802148870857_y-1-150x150.jpg" text:style-name="Internet_20_link" text:visited-style-name="Visited_20_Internet_20_Link">
photo_5219702802148870857_y-1-150x150.jpg</text:a>
']</text:p>
      <text:p text:style-name="P4">
Tags: ['STOPRUSSIA', 'АГРЕСІЯ РФ', 'ВІЙНА', 'ВОЛОДИМИР ЗЕЛЕНСЬКИЙ', 'ВТОРГНЕННЯ РФ']</text:p>
      <text:p text:style-name="P4">
Category: News</text:p>
      <!--METADATA-->
      <text:p text:style-name="P4">
<draw:frame draw:style-name="fr1" draw:name="Image270" text:anchor-type="as-char" svg:width="6.9236in" svg:height="4.619339in" draw:z-index="0">
<draw:image xlink:href="../Images/AРМІЯINFORM/2023-06-17T78-00-00-04-00/photo_5219702802148870850_y.jpg" xlink:type="simple" xlink:show="embed" xlink:actuate="onLoad" draw:mime-type="image/jpeg"/>
</draw:frame>
Each is a position reflected in the occupiers, every one occupied by our forces - the height - Tsen and new arguments for the world that Ukraine can win.</text:p>
      <text:p text:style-name="P4">
About it <text:a xlink:type="simple" xlink:href="https://t.me/V_Zelenskiy_official/6615" text:style-name="Internet_20_link" text:visited-style-name="Visited_20_Internet_20_Link">
wrote</text:a>
President of Ukraine Volodymyr Zelensky is in his officialtelegram-channel.</text:p>
      <text:p text:style-name="P4">
“Thank you every warrior!Everyone who fights with the enemy, who saves our bullies after the wounds, who trains our warriors and who supplies everything they need for the Ukrainian defense!”, - said the head of state and placed under his robbery of photos that cover the war in Ukraine.</text:p>
      <text:p text:style-name="P4">
<text:a xlink:type="simple" xlink:href="https://armyinform.com.ua/wp-content/uploads/2023/06/photo_5219702802148870849_y.jpg" text:style-name="Internet_20_link" text:visited-style-name="Visited_20_Internet_20_Link">
!(Images/AРМІЯINFORM/2023-06-17T78-00-00-04-00/photo_5219702802148870849_y-150x150.jpg)</text:a>
</text:p>
      <text:p text:style-name="P4">
<text:a xlink:type="simple" xlink:href="https://armyinform.com.ua/wp-content/uploads/2023/06/photo_5219702802148870851_y.jpg" text:style-name="Internet_20_link" text:visited-style-name="Visited_20_Internet_20_Link">
<draw:frame draw:style-name="fr1" draw:name="Image271" text:anchor-type="as-char" svg:width="6.9236in" svg:height="6.9236in" draw:z-index="0">
<draw:image xlink:href="../Images/AРМІЯINFORM/2023-06-17T78-00-00-04-00/photo_5219702802148870851_y-150x150.jpg" xlink:type="simple" xlink:show="embed" xlink:actuate="onLoad" draw:mime-type="image/jpeg"/>
</draw:frame>
</text:a>
</text:p>
      <text:p text:style-name="P4">
<text:a xlink:type="simple" xlink:href="https://armyinform.com.ua/wp-content/uploads/2023/06/photo_5219702802148870852_y.jpg" text:style-name="Internet_20_link" text:visited-style-name="Visited_20_Internet_20_Link">
<draw:frame draw:style-name="fr1" draw:name="Image272" text:anchor-type="as-char" svg:width="6.9236in" svg:height="6.9236in" draw:z-index="0">
<draw:image xlink:href="../Images/AРМІЯINFORM/2023-06-17T78-00-00-04-00/photo_5219702802148870852_y-150x150.jpg" xlink:type="simple" xlink:show="embed" xlink:actuate="onLoad" draw:mime-type="image/jpeg"/>
</draw:frame>
</text:a>
</text:p>
      <text:p text:style-name="P4">
<text:a xlink:type="simple" xlink:href="https://armyinform.com.ua/wp-content/uploads/2023/06/photo_5219702802148870853_y.jpg" text:style-name="Internet_20_link" text:visited-style-name="Visited_20_Internet_20_Link">
<draw:frame draw:style-name="fr1" draw:name="Image273" text:anchor-type="as-char" svg:width="6.9236in" svg:height="6.9236in" draw:z-index="0">
<draw:image xlink:href="../Images/AРМІЯINFORM/2023-06-17T78-00-00-04-00/photo_5219702802148870853_y-150x150.jpg" xlink:type="simple" xlink:show="embed" xlink:actuate="onLoad" draw:mime-type="image/jpeg"/>
</draw:frame>
</text:a>
</text:p>
      <text:p text:style-name="P4">
<text:a xlink:type="simple" xlink:href="https://armyinform.com.ua/wp-content/uploads/2023/06/photo_5219702802148870854_y.jpg" text:style-name="Internet_20_link" text:visited-style-name="Visited_20_Internet_20_Link">
<draw:frame draw:style-name="fr1" draw:name="Image274" text:anchor-type="as-char" svg:width="6.9236in" svg:height="6.9236in" draw:z-index="0">
<draw:image xlink:href="../Images/AРМІЯINFORM/2023-06-17T78-00-00-04-00/photo_5219702802148870854_y-150x150.jpg" xlink:type="simple" xlink:show="embed" xlink:actuate="onLoad" draw:mime-type="image/jpeg"/>
</draw:frame>
</text:a>
</text:p>
      <text:p text:style-name="P4">
<text:a xlink:type="simple" xlink:href="https://armyinform.com.ua/wp-content/uploads/2023/06/photo_5219702802148870855_y.jpg" text:style-name="Internet_20_link" text:visited-style-name="Visited_20_Internet_20_Link">
<draw:frame draw:style-name="fr1" draw:name="Image275" text:anchor-type="as-char" svg:width="6.9236in" svg:height="6.9236in" draw:z-index="0">
<draw:image xlink:href="../Images/AРМІЯINFORM/2023-06-17T78-00-00-04-00/photo_5219702802148870855_y-150x150.jpg" xlink:type="simple" xlink:show="embed" xlink:actuate="onLoad" draw:mime-type="image/jpeg"/>
</draw:frame>
</text:a>
</text:p>
      <text:p text:style-name="P4">
<text:a xlink:type="simple" xlink:href="https://armyinform.com.ua/wp-content/uploads/2023/06/photo_5219702802148870856_y.jpg" text:style-name="Internet_20_link" text:visited-style-name="Visited_20_Internet_20_Link">
<draw:frame draw:style-name="fr1" draw:name="Image276" text:anchor-type="as-char" svg:width="6.9236in" svg:height="6.9236in" draw:z-index="0">
<draw:image xlink:href="../Images/AРМІЯINFORM/2023-06-17T78-00-00-04-00/photo_5219702802148870856_y-150x150.jpg" xlink:type="simple" xlink:show="embed" xlink:actuate="onLoad" draw:mime-type="image/jpeg"/>
</draw:frame>
</text:a>
</text:p>
      <text:p text:style-name="P4">
<text:a xlink:type="simple" xlink:href="https://armyinform.com.ua/wp-content/uploads/2023/06/photo_5219702802148870857_y-1.jpg" text:style-name="Internet_20_link" text:visited-style-name="Visited_20_Internet_20_Link">
<draw:frame draw:style-name="fr1" draw:name="Image277" text:anchor-type="as-char" svg:width="6.9236in" svg:height="6.9236in" draw:z-index="0">
<draw:image xlink:href="../Images/AРМІЯINFORM/2023-06-17T78-00-00-04-00/photo_5219702802148870857_y-1-150x150.jpg" xlink:type="simple" xlink:show="embed" xlink:actuate="onLoad" draw:mime-type="image/jpeg"/>
</draw:frame>
</text:a>
_Foto: Philip Dziuba, Konstantin Liberov and Vlad Liebrov, Pavel Petrov(SESU of Ukraine), Donetsk Separate Brigade of Territorial Defense, Oleg Palchik, Yevgenzavgorod.</text:p>
      <text:p text:style-name="P4">
News Source: <text:a xlink:type="simple" xlink:href="https://armyinform.com.ua/2023/06/17/volodymyr-zelenskyj-podyakuvav-kozhnomu-hto-boronyt-ukrayinu/" text:style-name="Internet_20_link" text:visited-style-name="Visited_20_Internet_20_Link">
https://armyinform.com.ua/2023/06/17/volodymyr-zelenskyj-podyakuvav-kozhnomu-hto-boronyt-ukrayinu/</text:a>
</text:p>
      <!--NEWS-->
      <text:h text:style-name="P10" text:outline-level="1">
<text:span text:style-name="T4">
In Ukraine a moment of silence</text:span>
</text:h>
      <text:p text:style-name="P4">
Author: ['АРМІЯINFORM']</text:p>
      <text:p text:style-name="P4">
Time: 2023-06-17T7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78" text:anchor-type="as-char" svg:width="6.9236in" svg:height="3.895992in" draw:z-index="0">
<draw:image xlink:href="../Images/AРМІЯINFORM/2023-06-17T7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7/v-ukrayini-hvylyna-movchannya/" text:style-name="Internet_20_link" text:visited-style-name="Visited_20_Internet_20_Link">
https://armyinform.com.ua/2023/06/17/v-ukrayini-hvylyna-movchannya/</text:a>
</text:p>
      <!--NEWS-->
      <text:h text:style-name="P10" text:outline-level="1">
<text:span text:style-name="T4">
The Ukrainian Krumkh went to the final of the qualification in Ilkli</text:span>
</text:h>
      <text:p text:style-name="P4">
Authors: Ukrinform (Person)</text:p>
      <text:p text:style-name="P4">
Publisher: Укринформ (Organization)</text:p>
      <text:p text:style-name="P4">
Published Time: 2023-06-17T7:26:15+03:00</text:p>
      <text:p text:style-name="P4">
Modified Time: 2023-06-17T21:26:15+03:00</text:p>
      <text:p text:style-name="P4">
Description: He first played on the herbal cover. - Ukrinform.</text:p>
      <text:p text:style-name="P4">
Images: ['<text:a xlink:type="simple" xlink:href="https://static.ukrinform.com/photos/2023_06/thumb_files/630_360_1687026318-880.jpg" text:style-name="Internet_20_link" text:visited-style-name="Visited_20_Internet_20_Link">
630_360_16870...</text:a>
']</text:p>
      <text:p text:style-name="P4">
Tags: ['Теніс']</text:p>
      <text:p text:style-name="P4">
Type: Article</text:p>
      <!--METADATA-->
      <text:p text:style-name="P4">
<draw:frame draw:style-name="fr1" draw:name="Image279" text:anchor-type="as-char" svg:width="6.9236in" svg:height="3.956343in" draw:z-index="0">
<draw:image xlink:href="../Images/yкринформ/2023-06-17T7-26-15-03-00/630_360_1687026318-880.jpg" xlink:type="simple" xlink:show="embed" xlink:actuate="onLoad" draw:mime-type="image/jpeg"/>
</draw:frame>
He first played on the grass.</text:p>
      <text:p text:style-name="P4">
Ukrainian tennis player Alexei Krutykh reached the finale of the qualification of the grassy -chellenger in Ilcli, Ukrinform reports.</text:p>
      <text:p text:style-name="P4">
Alexei raided Japan Rio Nogucha in three sets. The first seven was the victory of the Ukrainian - 6: 4, in the second party, the Japanese athlete was played, the party account is 6: 3. In the third set, he defeated the legs - 6: 4.</text:p>
      <text:p text:style-name="P4">
Athletes spent one hour and 50 minutes at the court. For tennis players, this was the first personal meeting.</text:p>
      <text:p text:style-name="P4">
<text:span text:style-name="T4">
 Read also: </text:span>
 <text:a xlink:type="simple" xlink:href="https://www.ukrinform.ua/rubric-sports/3723952-astremska-ta-curenko-provedut-ocnij-matc-na-turniri-v-birmingemi.html" text:style-name="Internet_20_link" text:visited-style-name="Visited_20_Internet_20_Link">
Yastremskaya and Tsurenko will hold an eye match at the Wirming Tournament</text:a>
In the finale of the qualification, Alexei will meet with Chinese Shan Junchen, which was played by Stuart Parker.</text:p>
      <text:p text:style-name="P4">
Photo: FTU</text:p>
      <text:p text:style-name="P4">
News Source: <text:a xlink:type="simple" xlink:href="https://www.ukrinform.ua/rubric-sports/3724296-ukrainec-krutih-vijsov-u-final-kvalifikacii-v-ilkli.html" text:style-name="Internet_20_link" text:visited-style-name="Visited_20_Internet_20_Link">
https://www.ukrinform.ua/rubric-sports/3724296-ukrainec-krutih-vijsov-u-final-kvalifikacii-v-ilkli.html</text:a>
</text:p>
      <!--NEWS-->
      <text:h text:style-name="P10" text:outline-level="1">
<text:span text:style-name="T4">
The Polish Sejm supported Ukraine's membership in NATO</text:span>
</text:h>
      <text:p text:style-name="P4">
Author: ['АРМІЯINFORM']</text:p>
      <text:p text:style-name="P4">
Time: 2023-06-17T80:00:00-04:00</text:p>
      <text:p text:style-name="P4">
Description: The Sejm Polshi Praise Resolution, Yak Pіddrima, the Ukrainians entered to the pyvnik -Atlantic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sejm-polshhi.png" text:style-name="Internet_20_link" text:visited-style-name="Visited_20_Internet_20_Link">
sejm-polshhi.png</text:a>
']</text:p>
      <text:p text:style-name="P4">
Tags: ['STOPRUSSIA', 'АГРЕСІЯ РФ', 'ВІЙНА', 'ВТОРГНЕННЯ РФ', 'НАТО', 'СЕЙМ ПОЛЬЩІ', 'УКРАЇНА – НАТО']</text:p>
      <text:p text:style-name="P4">
Category: News</text:p>
      <!--METADATA-->
      <text:p text:style-name="P4">
<draw:frame draw:style-name="fr1" draw:name="Image280" text:anchor-type="as-char" svg:width="6.9236in" svg:height="4.552959in" draw:z-index="0">
<draw:image xlink:href="../Images/AРМІЯINFORM/2023-06-17T80-00-00-04-00/sejm-polshhi.png" xlink:type="simple" xlink:show="embed" xlink:actuate="onLoad" draw:mime-type="image/png"/>
</draw:frame>
Photo: PAP/PIOTR NOWAK</text:p>
      <text:p text:style-name="P4">
The Seimas of Poland adopted a resolution that supports Ukraine's accession of the Dop -Atlantic Alliance. 443 deputies voted in favor of the resolution, seven maintained and only two were against it.</text:p>
      <text:p text:style-name="P4">
Video of the 77th session of the Seimas, where Ukraine's membership in NATO was supported <text:a xlink:type="simple" xlink:href="https://www.sejm.gov.pl/Sejm9.nsf/transmisja.xsp" text:style-name="Internet_20_link" text:visited-style-name="Visited_20_Internet_20_Link">
placed</text:a>
on the official website of the lower house of the Polish Parliament.</text:p>
      <text:p text:style-name="P4">
The document emphasizes that Ukraine now protects not only its statehood, but common values - democracy and order based on international law.</text:p>
      <text:p text:style-name="P4">
“Given the dedication of the Ukrainian people and its sovereign law, the elected path of development, the Seimas of the Republic of Poland fully supports the European Euro -Atlantic aspirations of Ukraine. Her troops are becoming more and more compatible by NATO and gaining strength. From a military point of view, Ukraine's accession to the NATOTOTA will also be useful for the Alliance, ”the resolution reads.</text:p>
      <text:p text:style-name="P4">
The Seimas of Poland also stated that it would seek to strengthen political and practical work between NATO and Ukraine to build consensus on Ukraine's accession.</text:p>
      <text:p text:style-name="P4">
News Source: <text:a xlink:type="simple" xlink:href="https://armyinform.com.ua/2023/06/17/polskyj-sejm-pidtrymav-chlenstvo-ukrayiny-v-nato/" text:style-name="Internet_20_link" text:visited-style-name="Visited_20_Internet_20_Link">
https://armyinform.com.ua/2023/06/17/polskyj-sejm-pidtrymav-chlenstvo-ukrayiny-v-nato/</text:a>
</text:p>
      <!--NEWS-->
      <text:h text:style-name="P10" text:outline-level="1">
<text:span text:style-name="T4">
Businessmen handed DESS four all-life "Bohun-2"</text:span>
</text:h>
      <text:p text:style-name="P4">
Author: ['АРМІЯINFORM']</text:p>
      <text:p text:style-name="P4">
Time: 2023-06-17T81:00:00-04:00</text:p>
      <text:p text:style-name="P4">
Description: United24 TA INSHIS, at once I have been handed over to the Business representatives to the Kherson region Chotiri ...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7_09-06-12.jpg" text:style-name="Internet_20_link" text:visited-style-name="Visited_20_Internet_20_Link">
photo_2023-06-17_09-06-12.jpg</text:a>
', '<text:a xlink:type="simple" xlink:href="https://armyinform.com.ua/wp-content/uploads/2023/06/photo_2023-06-17_09-06-10-150x150.jpg" text:style-name="Internet_20_link" text:visited-style-name="Visited_20_Internet_20_Link">
photo_2023-06-17_09-06-10-150x150.jpg</text:a>
', '<text:a xlink:type="simple" xlink:href="https://armyinform.com.ua/wp-content/uploads/2023/06/photo_2023-06-17_09-47-40-150x150.jpg" text:style-name="Internet_20_link" text:visited-style-name="Visited_20_Internet_20_Link">
photo_2023-06-17_09-47-40-150x150.jpg</text:a>
']</text:p>
      <text:p text:style-name="P4">
Tags: ['ВСЮДИХІД «БОГУН»', 'ДСНС УКРАЇНИ', 'КАХОВСЬКА ГЕС', 'КАХОВСЬКА ГЕС/ШТАБ INFO']</text:p>
      <text:p text:style-name="P4">
Category: News</text:p>
      <!--METADATA-->
      <text:p text:style-name="P4">
<draw:frame draw:style-name="fr1" draw:name="Image281" text:anchor-type="as-char" svg:width="6.9236in" svg:height="4.61393in" draw:z-index="0">
<draw:image xlink:href="../Images/AРМІЯINFORM/2023-06-17T81-00-00-04-00/photo_2023-06-17_09-06-12.jpg" xlink:type="simple" xlink:show="embed" xlink:actuate="onLoad" draw:mime-type="image/jpeg"/>
</draw:frame>
United24 and other companies, together with business representatives, handed over four Drapson Bohun-2 for the SES. They also transferred heavy techniques to disassemble the rubble.</text:p>
      <text:p text:style-name="P4">
About it in your Telegram <text:a xlink:type="simple" xlink:href="https://t.me/shtab_kakhovska_hes/878" text:style-name="Internet_20_link" text:visited-style-name="Visited_20_Internet_20_Link">
reports</text:a>
The official information channel of the headquarters of the elimination of the consequences of Kakhovskaya HEES by Russian terrorists.</text:p>
      <text:p text:style-name="P4">
The collection of funds from United24 has accumulated over UAH 200 million. These funds have allowed to get and deliver boats, motor pumps and other rescue equipment to eliminate the Russian terrorist attack at the Kakhovka hydroelectric power station to the Kherson region.</text:p>
      <text:p text:style-name="P4">
<text:a xlink:type="simple" xlink:href="https://armyinform.com.ua/wp-content/uploads/2023/06/photo_2023-06-17_09-06-10.jpg" text:style-name="Internet_20_link" text:visited-style-name="Visited_20_Internet_20_Link">
!(Images/AРМІЯINFORM/2023-06-17T81-00-00-04-00/photo_2023-06-17_09-06-10-150x150.jpg)</text:a>
</text:p>
      <text:p text:style-name="P4">
<text:a xlink:type="simple" xlink:href="https://armyinform.com.ua/wp-content/uploads/2023/06/photo_2023-06-17_09-47-40.jpg" text:style-name="Internet_20_link" text:visited-style-name="Visited_20_Internet_20_Link">
<draw:frame draw:style-name="fr1" draw:name="Image282" text:anchor-type="as-char" svg:width="6.9236in" svg:height="6.9236in" draw:z-index="0">
<draw:image xlink:href="../Images/AРМІЯINFORM/2023-06-17T81-00-00-04-00/photo_2023-06-17_09-47-40-150x150.jpg" xlink:type="simple" xlink:show="embed" xlink:actuate="onLoad" draw:mime-type="image/jpeg"/>
</draw:frame>
</text:a>
<text:span text:style-name="T4">
 Background: </text:span>
 Bohun snowblood - Ukrainian rescue vehicles with a 4 × 4 wheel formula. It can be used to treat emergencies and save people in snow drifts, moundy soils and water obstacles. It is actively used in Ukrainian for rescue, logistics and evacuation work.</text:p>
      <text:p text:style-name="P4">
News Source: <text:a xlink:type="simple" xlink:href="https://armyinform.com.ua/2023/06/17/biznesmeny-peredaly-dsns-chotyry-vsyudyhody-bogun-2/" text:style-name="Internet_20_link" text:visited-style-name="Visited_20_Internet_20_Link">
https://armyinform.com.ua/2023/06/17/biznesmeny-peredaly-dsns-chotyry-vsyudyhody-bogun-2/</text:a>
</text:p>
      <!--NEWS-->
      <text:h text:style-name="P10" text:outline-level="1">
<text:span text:style-name="T4">
SBS SBO SBUs evacuated the Kherson from temporarily occupied and flooded territories</text:span>
</text:h>
      <text:p text:style-name="P4">
Author: ['АРМІЯINFORM']</text:p>
      <text:p text:style-name="P4">
Time: 2023-06-17T82:00:00-04:00</text:p>
      <text:p text:style-name="P4">
Description: Our vina did not leave the forking of the Tikh, hto -up by the Rosiysky terrorist attack on ... War with Ukraine 2022, the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sbu.jpg" text:style-name="Internet_20_link" text:visited-style-name="Visited_20_Internet_20_Link">
sbu.jpg</text:a>
']</text:p>
      <text:p text:style-name="P4">
Tags: ['STOPRUSSIA', 'АГРЕСІЯ РФ', 'ВІЙНА', 'ВТОРГНЕННЯ РФ', 'ЕКОЦИД', 'РЯТУВАННЯ ЛЮДЕЙ', 'СБУ']</text:p>
      <text:p text:style-name="P4">
Category: News</text:p>
      <!--METADATA-->
      <text:p text:style-name="P4">
<draw:frame draw:style-name="fr1" draw:name="Image283" text:anchor-type="as-char" svg:width="6.9236in" svg:height="4.32725in" draw:z-index="0">
<draw:image xlink:href="../Images/AРМІЯINFORM/2023-06-17T82-00-00-04-00/sbu.jpg" xlink:type="simple" xlink:show="embed" xlink:actuate="onLoad" draw:mime-type="image/jpeg"/>
</draw:frame>
Our warriors did not abandon those who suffered from the Russian thermal hydroelectric power station.</text:p>
      <text:p text:style-name="P4">
From the first days of the tragedy, employees of the Center for Special Operations "A" together with colleagues of the Armed Forces, SES, SSO and other security and defense forces were exported by people who were trapped on the left bank of the Dnieper. Separately - they delivered products and medicines with drones.</text:p>
      <text:p text:style-name="P4">
About this <text:a xlink:type="simple" xlink:href="https://www.facebook.com/SecurSerUkraine/videos/1003760894309659/" text:style-name="Internet_20_link" text:visited-style-name="Visited_20_Internet_20_Link">
it is referred</text:a>
In a message on the official page of the Security Service of Ukraine on Facebook.</text:p>
      <text:p text:style-name="P4">
The invaders fired at one of the groups of special forces who evacuated civilians. But their position, equipped on the roof of an apartment building, was immediately destroyed by an artillery.</text:p>
      <text:p text:style-name="P4">
“We go forward every day for those who are waiting for release!And we do our best to get the yellow-blue flag of victory again again with every Ukrainian city,-the SBU special forces write.</text:p>
      <text:p text:style-name="P4">
News Source: <text:a xlink:type="simple" xlink:href="https://armyinform.com.ua/2023/06/17/speczpryznachenczi-czso-a-sbu-evakuyuvaly-hersoncziv-iz-tymchasovo-okupovanyh-i-zatoplenyh-terytorij/" text:style-name="Internet_20_link" text:visited-style-name="Visited_20_Internet_20_Link">
https://armyinform.com.ua/2023/06/17/speczpryznachenczi-czso-a-sbu-evakuyuvaly-hersoncziv-iz-tymchasovo-okupovanyh-i-zatoplenyh-terytorij/</text:a>
</text:p>
      <!--NEWS-->
      <text:h text:style-name="P10" text:outline-level="1">
<text:span text:style-name="T4">
Since May, the Defense of Ukraine has shot down 13 aerobalist missiles "Dagel" - Yuri Ignat</text:span>
</text:h>
      <text:p text:style-name="P4">
Author: ['Вячеслав Діордієв']</text:p>
      <text:p text:style-name="P4">
Time: 2023-06-17T83:00:00-04:00</text:p>
      <text:p text:style-name="P4">
Description: Behind the words of the Rechik command of the Knights of the ZS Ukrainian Yuriya izhnata, Ukrainian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yurij-ignat-1.jpg" text:style-name="Internet_20_link" text:visited-style-name="Visited_20_Internet_20_Link">
yurij-ignat-1.jpg</text:a>
']</text:p>
      <text:p text:style-name="P4">
Tags: ['ЮРІЙ ІГНАТ']</text:p>
      <text:p text:style-name="P4">
Category: News</text:p>
      <!--METADATA-->
      <text:p text:style-name="P4">
<draw:frame draw:style-name="fr1" draw:name="Image284" text:anchor-type="as-char" svg:width="6.9236in" svg:height="4.361868in" draw:z-index="0">
<draw:image xlink:href="../Images/AРМІЯINFORM/2023-06-17T83-00-00-04-00/yurij-ignat-1.jpg" xlink:type="simple" xlink:show="embed" xlink:actuate="onLoad" draw:mime-type="image/jpeg"/>
</draw:frame>
According to the spokesman of the Air Force Command of Ukraine Yuriy Ignat, Ukrainian defenders of the sky work very effectively using Western weapons. He reported this in the Etheri <text:a xlink:type="simple" xlink:href="https://www.youtube.com/watch" text:style-name="Internet_20_link" text:visited-style-name="Visited_20_Internet_20_Link">
TV Marathon</text:a>
The only news.</text:p>
      <text:p text:style-name="P4">
Answering the presenter's questions about the calculation of the downed Russian missiles, the officer noted that since May, 13 aerobalist missiles "dagger" and about 20 ballistic missiles had already been shot down.</text:p>
      <text:p text:style-name="P4">
-Such successful actions have become possible due to the admission to our weapons of the Patriot, which, in fact, working in an automatic mode, is able to destroy missiles flying in the ballistic trajectory and at great speed,-said the Air Force Command.</text:p>
      <text:p text:style-name="P4">
He also informed that Russia is not capable of producing such high-tech arms as ballistic missiles, without the help of other countries that supply the aggressor of the corresponding semiconductors, chips and processors that are goods as the military and civilian industry. And the deprivation of this opportunity would be the refusal of the invaders to their aggressive actions.</text:p>
      <text:p text:style-name="P4">
News Source: <text:a xlink:type="simple" xlink:href="https://armyinform.com.ua/2023/06/17/z-travnya-syly-oborony-ukrayiny-zbyly-13-aerobalistychnyh-raket-kyndzhal-yurij-ignat/" text:style-name="Internet_20_link" text:visited-style-name="Visited_20_Internet_20_Link">
https://armyinform.com.ua/2023/06/17/z-travnya-syly-oborony-ukrayiny-zbyly-13-aerobalistychnyh-raket-kyndzhal-yurij-ignat/</text:a>
</text:p>
      <!--NEWS-->
      <text:h text:style-name="P10" text:outline-level="1">
<text:span text:style-name="T4">
Defense forces struck management points, warehouses with ammunition, SPR and artevision of the enemy</text:span>
</text:h>
      <text:p text:style-name="P4">
Author: ['АРМІЯINFORM']</text:p>
      <text:p text:style-name="P4">
Time: 2023-06-17T84:00:00-04:00</text:p>
      <text:p text:style-name="P4">
Description: Avіaatsіya defense forces for Dob was headed by the virgin strokes in the areas of Zserdzhennya of the Especially ... War with Ukraine 2022, the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ostril.jpg" text:style-name="Internet_20_link" text:visited-style-name="Visited_20_Internet_20_Link">
postril.jpg</text:a>
']</text:p>
      <text:p text:style-name="P4">
Tags: ['STOPRUSSIA', 'АГРЕСІЯ РФ', 'ВЕЧІРНЄ ЗВЕДЕННЯ', 'ВІЙНА', 'ВТОРГНЕННЯ РФ', 'ГЕНЕРАЛЬНИЙ ШТАБ ЗС УКРАЇНИ', 'СИЛИ ОБОРОНИ УКРАЇНИ']</text:p>
      <text:p text:style-name="P4">
Category: News</text:p>
      <!--METADATA-->
      <text:p text:style-name="P4">
<draw:frame draw:style-name="fr1" draw:name="Image285" text:anchor-type="as-char" svg:width="6.9236in" svg:height="4.620011in" draw:z-index="0">
<draw:image xlink:href="../Images/AРМІЯINFORM/2023-06-17T84-00-00-04-00/postril.jpg" xlink:type="simple" xlink:show="embed" xlink:actuate="onLoad" draw:mime-type="image/jpeg"/>
</draw:frame>
<text:span text:style-name="T4">
 🔥 Situation on Russian invasion </text:span>
</text:p>
      <text:p text:style-name="P4">
Aviation of defense forces per day has struck nine strokes in the areas of concentration of the personal staff of the enemy. Our defenders also destroyed the enemy anti-aircraft missile complex.</text:p>
      <text:p text:style-name="P4">
About it in your evening summary <text:a xlink:type="simple" xlink:href="https://www.facebook.com/GeneralStaff.ua/posts/pfbid031DWUcLJgZPAcsjmqBR9YjjQ1gqpfgA6vJ29F9aB2GEimmCRRe7LzYani2xwjRaqWl" text:style-name="Internet_20_link" text:visited-style-name="Visited_20_Internet_20_Link">
reports</text:a>
General Staff of the Armed Forces of Ukraine.</text:p>
      <text:p text:style-name="P4">
Units of missile troops and artillery were struck by two items, two ammunition depots and an artillery unit at a fire service.</text:p>
      <text:p text:style-name="P4">
News Source: <text:a xlink:type="simple" xlink:href="https://armyinform.com.ua/2023/06/17/syly-oborony-urazyly-punkty-upravlinnya-sklady-z-boyeprypasamy-zrk-ta-artpidrozdil-voroga/" text:style-name="Internet_20_link" text:visited-style-name="Visited_20_Internet_20_Link">
https://armyinform.com.ua/2023/06/17/syly-oborony-urazyly-punkty-upravlinnya-sklady-z-boyeprypasamy-zrk-ta-artpidrozdil-voroga/</text:a>
</text:p>
      <!--NEWS-->
      <text:h text:style-name="P10" text:outline-level="1">
<text:span text:style-name="T4">
The SBU detained the FSB informant in Sumy region</text:span>
</text:h>
      <text:p text:style-name="P4">
Author: ['АРМІЯINFORM']</text:p>
      <text:p text:style-name="P4">
Time: 2023-06-17T85:00:00-04:00</text:p>
      <text:p text:style-name="P4">
Description: PID Hour of the counter -persons Vyshopini Sumshpeki service Vikril Shchel one of the Vorozh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ez-nazvanyya.jpg" text:style-name="Internet_20_link" text:visited-style-name="Visited_20_Internet_20_Link">
bez-nazvanyya.jpg</text:a>
']</text:p>
      <text:p text:style-name="P4">
Tags: ['STOPRUSSIA', 'АГРЕСІЯ РФ', 'ВІЙНА', 'ВТОРГНЕННЯ РФ', 'ЗРАДНИКИ УКРАЇНИ', 'ІНФОРМАТОРИ ФСБ', 'СБУ']</text:p>
      <text:p text:style-name="P4">
Category: News</text:p>
      <!--METADATA-->
      <text:p text:style-name="P4">
<draw:frame draw:style-name="fr1" draw:name="Image286" text:anchor-type="as-char" svg:width="6.9236in" svg:height="4.615733in" draw:z-index="0">
<draw:image xlink:href="../Images/AРМІЯINFORM/2023-06-17T85-00-00-04-00/bez-nazvanyya.jpg" xlink:type="simple" xlink:show="embed" xlink:actuate="onLoad" draw:mime-type="image/jpeg"/>
</draw:frame>
Photo of the SBU</text:p>
      <text:p text:style-name="P4">
During the counter -prisoner measures in Sumy region, the Security Service exposed a single informant.</text:p>
      <text:p text:style-name="P4">
A resident of the border city of Glukhiv was the involvement. It transferred the DOFSB location, an indicative number and the armament of the Armed Forces units, which were ashamed to the defense of the Northern Border of Ukraine.</text:p>
      <text:p text:style-name="P4">
This is stated in a message on the official website of the Security Service of Ukraine.</text:p>
      <text:p text:style-name="P4">
The detained citizen "poured" information about the consequences of Russian shelling, especially the coordinates of the destroyed buildings of local infrastructure.</text:p>
      <text:p text:style-name="P4">
Such information was needed by invaders to prepare new and adjust repetitive enemy attacks with the use of artillery, mortars and drones-Kamikadze.</text:p>
      <text:p text:style-name="P4">
The SBU counterintelligence officers detained the malefactor on an attempt to transfer the intelligence of the Russian special service.</text:p>
      <text:p text:style-name="P4">
According to the investigation, the defendant supported communication with the occupiers through a relative - a citizen of the Russian Federation who lives in Russia and has been working with the FSB for a long time.</text:p>
      <text:p text:style-name="P4">
During the search of the detained place of residence, computer technique was found immobile phones, which she used to photograph Ukrainian -shaped entities and transfer this information to the Russian Federation.</text:p>
      <text:p text:style-name="P4">
Investigators have currently reported the person's suspicion.</text:p>
      <text:p text:style-name="P4">
The court chose her a pre -trial detention measure. The malefactors threaten 8 years in prison.</text:p>
      <text:p text:style-name="P4">
The complex measures were carried out by the SBU staff in the Sumy region of the preservation leadership of the regional prosecutor's office.</text:p>
      <text:p text:style-name="P4">
News Source: <text:a xlink:type="simple" xlink:href="https://armyinform.com.ua/2023/06/17/sbu-zatrymala-na-sumshhyni-informatorku-fsb/" text:style-name="Internet_20_link" text:visited-style-name="Visited_20_Internet_20_Link">
https://armyinform.com.ua/2023/06/17/sbu-zatrymala-na-sumshhyni-informatorku-fsb/</text:a>
</text:p>
      <!--NEWS-->
      <text:h text:style-name="P10" text:outline-level="1">
<text:span text:style-name="T4">
The enemy tried to step in several directions - our defenders repelled all the attacks</text:span>
</text:h>
      <text:p text:style-name="P4">
Author: ['АРМІЯINFORM']</text:p>
      <text:p text:style-name="P4">
Time: 2023-06-17T86:00:00-04:00</text:p>
      <text:p text:style-name="P4">
Description: Opponent I did ZoServilu Zuill at the Limansky, Bakhmuts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ostril-2.jpg" text:style-name="Internet_20_link" text:visited-style-name="Visited_20_Internet_20_Link">
postril-2.jpg</text:a>
']</text:p>
      <text:p text:style-name="P4">
Tags: ['STOPRUSSIA', 'АГРЕСІЯ РФ', 'ВЕЧІРНЄ ЗВЕДЕННЯ', 'ВІЙНА', 'ВТОРГНЕННЯ РФ', 'ГЕНЕРАЛЬНИЙ ШТАБ ЗС УКРАЇНИ']</text:p>
      <text:p text:style-name="P4">
Category: News</text:p>
      <!--METADATA-->
      <text:p text:style-name="P4">
<draw:frame draw:style-name="fr1" draw:name="Image287" text:anchor-type="as-char" svg:width="6.9236in" svg:height="4.596501in" draw:z-index="0">
<draw:image xlink:href="../Images/AРМІЯINFORM/2023-06-17T86-00-00-04-00/postril-2.jpg" xlink:type="simple" xlink:show="embed" xlink:actuate="onLoad" draw:mime-type="image/jpeg"/>
</draw:frame>
<text:span text:style-name="T4">
 🔥 Situation on Russian invasion </text:span>
</text:p>
      <text:p text:style-name="P4">
The enemy continues to focus on the Bakhmut, Avdeev and Marinsky directions in the Liman, Bakhmut, Avdiiv, and Mariinsky directions. There were 22 combat clashes during the acquisition.</text:p>
      <text:p text:style-name="P4">
About it in the evening summary <text:a xlink:type="simple" xlink:href="https://www.facebook.com/GeneralStaff.ua/posts/pfbid031DWUcLJgZPAcsjmqBR9YjjQ1gqpfgA6vJ29F9aB2GEimmCRRe7LzYani2xwjRaqWl" text:style-name="Internet_20_link" text:visited-style-name="Visited_20_Internet_20_Link">
reports</text:a>
General Staff of the Armed Forces of Ukraine.</text:p>
      <text:p text:style-name="P4">
The enemy performed offensive actions in Kupyansk, Lyman, and Shakhtarsky Taudyevsky directions, but had no success. In the Mariinsky direction, our organizations also reflected all attacks in the city of Marinka.</text:p>
      <text:p text:style-name="P4">
In the Bakhmut direction from the enemy artillery shelling of the settlements of Orikhovo-Vasylivka, Bogdanivka, Chrome, Yar, Ivanivske, Ozarivka, Bila Gora, Konstantinovka, South Donetsk region were injured.</text:p>
      <text:p text:style-name="P4">
In total, during the day, the enemy struck 37 aviation strikes, made 19 units of rocket launchers.</text:p>
      <text:p text:style-name="P4">
The likelihood of missile and aviation strikes throughout Ukraine is high, - warned in the General Staff of the Armed Forces.</text:p>
      <text:p text:style-name="P4">
News Source: <text:a xlink:type="simple" xlink:href="https://armyinform.com.ua/2023/06/17/vorog-namagavsya-nastupaty-na-kilkoh-napryamkah-nashi-zahysnyky-vidbyly-vsi-ataky/" text:style-name="Internet_20_link" text:visited-style-name="Visited_20_Internet_20_Link">
https://armyinform.com.ua/2023/06/17/vorog-namagavsya-nastupaty-na-kilkoh-napryamkah-nashi-zahysnyky-vidbyly-vsi-ataky/</text:a>
</text:p>
      <!--NEWS-->
      <text:h text:style-name="P10" text:outline-level="1">
<text:span text:style-name="T4">
Due to Russia's terrorist act on the Kakhovskaya hydroelectric power station, the Big Meadow and Kamianskaya Sich are transformed into a desert</text:span>
</text:h>
      <text:p text:style-name="P4">
Author: ['АРМІЯINFORM']</text:p>
      <text:p text:style-name="P4">
Time: 2023-06-17T87:00:00-04:00</text:p>
      <text:p text:style-name="P4">
Description: The Derzheko -inspectorate, on the same ended orientes for the Teritarian Teritarian I, steli Kolosalnі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ryrodnyj-park-kamyanska-sich-2.jpg" text:style-name="Internet_20_link" text:visited-style-name="Visited_20_Internet_20_Link">
pryrodnyj-park-kamyanska-sich-2.jpg</text:a>
', '<text:a xlink:type="simple" xlink:href="https://armyinform.com.ua/wp-content/uploads/2023/06/8062475d-3bdc-4e57-a97f-47e0d89244d9-1-150x150.jpg" text:style-name="Internet_20_link" text:visited-style-name="Visited_20_Internet_20_Link">
8062475d-3bdc-4e57-a97f-47e0d89244d9-1-150x150.jpg</text:a>
', '<text:a xlink:type="simple" xlink:href="https://armyinform.com.ua/wp-content/uploads/2023/06/pryrodnyj-park-kamyanska-sich-1-150x150.jpg" text:style-name="Internet_20_link" text:visited-style-name="Visited_20_Internet_20_Link">
pryrodnyj-park-kamyanska-sich-1-150x150.jpg</text:a>
']</text:p>
      <text:p text:style-name="P4">
Tags: ['STOPRUSSIA', 'АГРЕСІЯ РФ', 'ВІЙНА', 'ВТОРГНЕННЯ РФ', 'ЕКОЦИД', 'КАХОВСЬКА ГЕС', 'МІНІСТЕРСТВО ЗАХИСТУ ДОВКІЛЛЯ', 'НАЦІОНАЛЬНИЙ ПАРК „КАМ’ЯНСЬКА СІЧ“', 'НАЦІОНАЛЬНИЙ ПАРК «ВЕЛИКИЙ ЛУГ»']</text:p>
      <text:p text:style-name="P4">
Category: News</text:p>
      <!--METADATA-->
      <text:p text:style-name="P4">
<draw:frame draw:style-name="fr1" draw:name="Image288" text:anchor-type="as-char" svg:width="6.9236in" svg:height="5.1927in" draw:z-index="0">
<draw:image xlink:href="../Images/AРМІЯINFORM/2023-06-17T87-00-00-04-00/pryrodnyj-park-kamyanska-sich-2.jpg" xlink:type="simple" xlink:show="embed" xlink:actuate="onLoad" draw:mime-type="image/jpeg"/>
</draw:frame>
Kamianskaya Sich Nature Park</text:p>
      <text:p text:style-name="P4">
The State Inspectorate has already calculated indicative losses for these territories and they are colossal. More than UAH 15 billion, Kamianskaya Sich, for the Great Lug National Park - over UAH 73 billion.</text:p>
      <text:p text:style-name="P4">
This is stated in <text:a xlink:type="simple" xlink:href="https://mepr.gov.ua/ruslan-strilets-cherez-terorystychnyj-akt-rosiyi-na-kahovskij-ges-taki-natsparky-yak-velykyj-lug-ta-kam-yanska-sich-postupovo-peretvoryuyutsya-na-pustelyu/" text:style-name="Internet_20_link" text:visited-style-name="Visited_20_Internet_20_Link">
material</text:a>
at the official website of the environment and natural resources of Ukraine.</text:p>
      <text:p text:style-name="P4">
“It is projected that the area of land in these parks will increase by thousands ofgigectors, almost twice. The National Park "Great Meadow" - for more than 7 thousand hectares, "Kamianskaya Sich" - for 5.5 thousand hectares ", - quotes the website of the Minister of Environmental Protection and Natural Resources of Ukraine Ruslan Stilts.</text:p>
      <text:p text:style-name="P4">
According to him, at a time when today the whole civilized world notes the fight against desertification and droughts and directs efforts against this problem, we are talking about the consequences of Russian terror on Ukrainian land. The world has no right to forgive this environmental terror of the aggressor country. Armed agression of Russians is not only losses here and now. These are global challenges for future generations.</text:p>
      <text:p text:style-name="P4">
"Recently flowering areas and fertile soils can turn into a desert. This will lead to a rise in temperatures and deepen the climatic crisis. Increase drought and extreme weather phenomena. The world must understand that such actions of the country-terrorist destroys not only Ukraine. The consequences will feel everyone. The aggressor is hungry whole continents. After all, our supply depends on the life of people in the Middle East and Asia. And this is about 400 million people, ”Ruslan shook.</text:p>
      <text:p text:style-name="P4">
“In order to restore these territories to the natural state, the animal tassel will be recreated for decades. Mindovil's experts already work over development of such programs and events. Everyone in its place does what Ukraine has to victory, ”the ministry said.</text:p>
      <text:p text:style-name="P4">
<text:a xlink:type="simple" xlink:href="https://armyinform.com.ua/wp-content/uploads/2023/06/8062475d-3bdc-4e57-a97f-47e0d89244d9-1.jpg" text:style-name="Internet_20_link" text:visited-style-name="Visited_20_Internet_20_Link">
!(Images/AРМІЯINFORM/2023-06-17T87-00-00-04-00/8062475d-3bdc-4e57-a97f-47e0d89244d9-1-150x150.jpg)</text:a>
</text:p>
      <text:p text:style-name="P4">
<text:a xlink:type="simple" xlink:href="https://armyinform.com.ua/wp-content/uploads/2023/06/pryrodnyj-park-kamyanska-sich-1.jpg" text:style-name="Internet_20_link" text:visited-style-name="Visited_20_Internet_20_Link">
<draw:frame draw:style-name="fr1" draw:name="Image289" text:anchor-type="as-char" svg:width="6.9236in" svg:height="6.9236in" draw:z-index="0">
<draw:image xlink:href="../Images/AРМІЯINFORM/2023-06-17T87-00-00-04-00/pryrodnyj-park-kamyanska-sich-1-150x150.jpg" xlink:type="simple" xlink:show="embed" xlink:actuate="onLoad" draw:mime-type="image/jpeg"/>
</draw:frame>
</text:a>
</text:p>
      <text:p text:style-name="P4">
News Source: <text:a xlink:type="simple" xlink:href="https://armyinform.com.ua/2023/06/17/cherez-terorystychnyj-akt-rosiyi-na-kahovskij-ges-naczparky-velykyj-lug-ta-kamyanska-sich-peretvoryuyutsya-na-pustelyu/" text:style-name="Internet_20_link" text:visited-style-name="Visited_20_Internet_20_Link">
https://armyinform.com.ua/2023/06/17/cherez-terorystychnyj-akt-rosiyi-na-kahovskij-ges-naczparky-velykyj-lug-ta-kamyanska-sich-peretvoryuyutsya-na-pustelyu/</text:a>
</text:p>
      <!--NEWS-->
      <text:h text:style-name="P10" text:outline-level="1">
<text:span text:style-name="T4">
The largest scientific conference in Ukraine Inscience Conference 2023 has started in Kiev</text:span>
</text:h>
      <text:p text:style-name="P4">
Author: ['Ольга Мосьондз']</text:p>
      <text:p text:style-name="P4">
Time: 2023-06-17T88:00:00-04:00</text:p>
      <text:p text:style-name="P4">
Description: To be in the minds of puppy fights of Masovani missile attacks, it is important not to forget abou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golovna-24-1-scaled.jpg" text:style-name="Internet_20_link" text:visited-style-name="Visited_20_Internet_20_Link">
golovna-24-1-scaled.jpg</text:a>
', '<text:a xlink:type="simple" xlink:href="https://armyinform.com.ua/wp-content/uploads/2023/06/foto-1-4-1.jpg" text:style-name="Internet_20_link" text:visited-style-name="Visited_20_Internet_20_Link">
foto-1-4-1.jpg</text:a>
', '<text:a xlink:type="simple" xlink:href="https://armyinform.com.ua/wp-content/uploads/2023/06/foto-2-5-1-150x150.jpg" text:style-name="Internet_20_link" text:visited-style-name="Visited_20_Internet_20_Link">
foto-2-5-1-150x150.jpg</text:a>
', '<text:a xlink:type="simple" xlink:href="https://armyinform.com.ua/wp-content/uploads/2023/06/foto-3-1-3-150x150.jpg" text:style-name="Internet_20_link" text:visited-style-name="Visited_20_Internet_20_Link">
foto-3-1-3-150x150.jpg</text:a>
', '<text:a xlink:type="simple" xlink:href="https://armyinform.com.ua/wp-content/uploads/2023/06/foto-4-2-1-150x150.jpg" text:style-name="Internet_20_link" text:visited-style-name="Visited_20_Internet_20_Link">
foto-4-2-1-150x150.jpg</text:a>
', '<text:a xlink:type="simple" xlink:href="https://armyinform.com.ua/wp-content/uploads/2023/06/foto-5-3-1.jpg" text:style-name="Internet_20_link" text:visited-style-name="Visited_20_Internet_20_Link">
foto-5-3-1.jpg</text:a>
', '<text:a xlink:type="simple" xlink:href="https://armyinform.com.ua/wp-content/uploads/2023/06/foto-6-7-150x150.jpg" text:style-name="Internet_20_link" text:visited-style-name="Visited_20_Internet_20_Link">
foto-6-7-150x150.jpg</text:a>
', '<text:a xlink:type="simple" xlink:href="https://armyinform.com.ua/wp-content/uploads/2023/06/foto-7-2-1-150x150.jpg" text:style-name="Internet_20_link" text:visited-style-name="Visited_20_Internet_20_Link">
foto-7-2-1-150x150.jpg</text:a>
', '<text:a xlink:type="simple" xlink:href="https://armyinform.com.ua/wp-content/uploads/2023/06/foto-8-7-150x150.jpg" text:style-name="Internet_20_link" text:visited-style-name="Visited_20_Internet_20_Link">
foto-8-7-150x150.jpg</text:a>
', '<text:a xlink:type="simple" xlink:href="https://armyinform.com.ua/wp-content/uploads/2023/06/foto-9-1-1-scaled.jpg" text:style-name="Internet_20_link" text:visited-style-name="Visited_20_Internet_20_Link">
foto-9-1-1-scaled.jpg</text:a>
', '<text:a xlink:type="simple" xlink:href="https://armyinform.com.ua/wp-content/uploads/2022/06/olga-mosondz.jpg" text:style-name="Internet_20_link" text:visited-style-name="Visited_20_Internet_20_Link">
olga-mosondz.jpg</text:a>
']</text:p>
      <text:p text:style-name="P4">
Tags: ['PUNISHER', 'АРМІЯ ДРОНІВ', 'ДРОН PUNISHER', 'МАКСИМ МУЗИКА', 'РОБЕРТ ЗУБРІН']</text:p>
      <text:p text:style-name="P4">
Category: News</text:p>
      <!--METADATA-->
      <text:p text:style-name="P4">
<draw:frame draw:style-name="fr1" draw:name="Image290" text:anchor-type="as-char" svg:width="6.9236in" svg:height="4.615733in" draw:z-index="0">
<draw:image xlink:href="../Images/AРМІЯINFORM/2023-06-17T88-00-00-04-00/golovna-24-1-scaled.jpg" xlink:type="simple" xlink:show="embed" xlink:actuate="onLoad" draw:mime-type="image/jpeg"/>
</draw:frame>
Even in daily fighting and massive missile attacks, it is important to not be aware of science - with such a message, the largest scientific conference of Ukraine <text:span text:style-name="T4">
 Inscience Conference 2023 </text:span>
 has started.</text:p>
      <text:p text:style-name="P4">
It is here for two days that 39 speakers, 16 of which came from the US, Estonia, South Korea, Lithuania, Germany and France, will talk about the reconstruction of Ukraine and will present important scientific developments that will contribute to its development.</text:p>
      <text:p text:style-name="P4">
<text:span text:style-name="T4">
 Science to Rebuild Ukraine </text:span>
 is the topic of the largest popular science conference in Ukraine InsCIENCE CONFENCE 2023.</text:p>
      <text:p text:style-name="P4">
During the conference, you can learn about technologies and medicine, current research and new discoveries. Understand how Naukada is able to cope with the consequences of war. Personally get acquainted with incredible learned and innovators that change the world for the better.</text:p>
      <text:p text:style-name="P4">
<draw:frame draw:style-name="fr1" draw:name="Image291" text:anchor-type="as-char" svg:width="6.9236in" svg:height="4.615733in" draw:z-index="0">
<draw:image xlink:href="../Images/AРМІЯINFORM/2023-06-17T88-00-00-04-00/foto-1-4-1.jpg" xlink:type="simple" xlink:show="embed" xlink:actuate="onLoad" draw:mime-type="image/jpeg"/>
</draw:frame>
During the first day of the conference, it was possible to see with your own eyes <text:span text:style-name="T4">
 Ukrainian shock drone Punisher </text:span>
 and communicate with the team <text:span text:style-name="T4">
 uadynamics </text:span>
, which created it almost unusual for radars.</text:p>
      <ul>
        <li>
What is the advantage of this drone? It is small in size, low -level noise engines, zero thermal signature, the possibility of a controlled decrease in radio signal and radio translucent materials. All this makes it almost not noticeable for radars. Punisher flies up to 45 kilometers and needs 15 minutes. After 5 minutes of recharging is ready for the next task. In addition to direct action, this drone is used for reconnaissance, searching for a pilgrim, it can carry a container with medicines discharged. It is a high -precision alternative trucker artillery abortion to defeat targets at 25-45 km, - said UA Dynamics, who developed a drone Punisher, <text:span text:style-name="T4">
 Maxim Music </text:span>
.</li>
      </ul>
      <text:p text:style-name="P4">
Maxim Music is the director of UA Dynamics, who developed a drone Punisher.The veteran of the Russian-Ukrainian war. In 2014, he was a defender of Donetsk Aeroport, and in 2015-2016 he performed the task as commander of the group 73-Group Center of the SCO named after Otaman Antin Golovaty. He graduated from Igor Sikorsky Kyiv Polytechnic University.</text:p>
      <text:p text:style-name="P4">
Read more about Punisher drones and their use in the area of performing a fighting task in our following materials.</text:p>
      <text:p text:style-name="P4">
<text:a xlink:type="simple" xlink:href="https://armyinform.com.ua/wp-content/uploads/2023/06/foto-3-1-3.jpg" text:style-name="Internet_20_link" text:visited-style-name="Visited_20_Internet_20_Link">
<draw:frame draw:style-name="fr1" draw:name="Image292" text:anchor-type="as-char" svg:width="6.9236in" svg:height="6.9236in" draw:z-index="0">
<draw:image xlink:href="../Images/AРМІЯINFORM/2023-06-17T88-00-00-04-00/foto-3-1-3-150x150.jpg" xlink:type="simple" xlink:show="embed" xlink:actuate="onLoad" draw:mime-type="image/jpeg"/>
</draw:frame>
</text:a>
</text:p>
      <text:p text:style-name="P4">
<text:a xlink:type="simple" xlink:href="https://armyinform.com.ua/wp-content/uploads/2023/06/foto-4-2-1.jpg" text:style-name="Internet_20_link" text:visited-style-name="Visited_20_Internet_20_Link">
<draw:frame draw:style-name="fr1" draw:name="Image293" text:anchor-type="as-char" svg:width="6.9236in" svg:height="6.9236in" draw:z-index="0">
<draw:image xlink:href="../Images/AРМІЯINFORM/2023-06-17T88-00-00-04-00/foto-4-2-1-150x150.jpg" xlink:type="simple" xlink:show="embed" xlink:actuate="onLoad" draw:mime-type="image/jpeg"/>
</draw:frame>
</text:a>
During the first day of the event, correspondents of the Armyinform also talked by a residual engineer, writer and founder <text:span text:style-name="T4">
 Mars Society Robertozubrin </text:span>
, which engaged in aerospace research and development.</text:p>
      <text:p text:style-name="P4">
Since 1996, Robert Zubrin has been Pioneer Astronautics president more than 70 successful technology development projects for NASA, Armed Forces, the Ministry of Energy and Private Customers. He personally managed the construction of the experimental station for the study of Mars in the Canadian Arctic. Robert Zubrin is the current President of the Martian Society.</text:p>
      <ul>
        <li>
War in Ukraine can be called the first cosmic war in some way. Considering that people die on earth, Ukraine is able to fight Russia with the help of technologies that are supported by space. That is, it is an espionage with the use of storage technologies, communication through the use of space technologies, a weapon with a guidance that uses space technologies, - said Robert Zubrin.</li>
      </ul>
      <text:p text:style-name="P4">
<draw:frame draw:style-name="fr1" draw:name="Image294" text:anchor-type="as-char" svg:width="6.9236in" svg:height="4.615733in" draw:z-index="0">
<draw:image xlink:href="../Images/AРМІЯINFORM/2023-06-17T88-00-00-04-00/foto-5-3-1.jpg" xlink:type="simple" xlink:show="embed" xlink:actuate="onLoad" draw:mime-type="image/jpeg"/>
</draw:frame>
He also thoroughly spoke about the space sphere, shared his thoughts on the Soviet past, stressed the need to create new space programs and spoke about the state of the space state of Russia.</text:p>
      <text:p text:style-name="P4">
Read about the space and the development of the space sphere in Ukraine in our interview with Robert Zubrin.</text:p>
      <text:p text:style-name="P4">
Also, during the first day of the scientific conference, the ArmyForm correspondents may be able to observe the work <text:span text:style-name="T4">
 "Cooper of Bukovina" </text:span>
-a work complex for a humanitarian demining, which consists of a ground robotsaper and a drone-sapper.</text:p>
      <text:p text:style-name="P4">
<text:a xlink:type="simple" xlink:href="https://armyinform.com.ua/wp-content/uploads/2023/06/foto-6-7-scaled.jpg" text:style-name="Internet_20_link" text:visited-style-name="Visited_20_Internet_20_Link">
!(Images/AРМІЯINFORM/2023-06-17T88-00-00-04-00/foto-6-7-150x150.jpg)</text:a>
</text:p>
      <text:p text:style-name="P4">
<text:a xlink:type="simple" xlink:href="https://armyinform.com.ua/wp-content/uploads/2023/06/foto-7-2-1-scaled.jpg" text:style-name="Internet_20_link" text:visited-style-name="Visited_20_Internet_20_Link">
<draw:frame draw:style-name="fr1" draw:name="Image295" text:anchor-type="as-char" svg:width="6.9236in" svg:height="6.9236in" draw:z-index="0">
<draw:image xlink:href="../Images/AРМІЯINFORM/2023-06-17T88-00-00-04-00/foto-7-2-1-150x150.jpg" xlink:type="simple" xlink:show="embed" xlink:actuate="onLoad" draw:mime-type="image/jpeg"/>
</draw:frame>
</text:a>
</text:p>
      <text:p text:style-name="P4">
<text:a xlink:type="simple" xlink:href="https://armyinform.com.ua/wp-content/uploads/2023/06/foto-8-7-scaled.jpg" text:style-name="Internet_20_link" text:visited-style-name="Visited_20_Internet_20_Link">
<draw:frame draw:style-name="fr1" draw:name="Image296" text:anchor-type="as-char" svg:width="6.9236in" svg:height="6.9236in" draw:z-index="0">
<draw:image xlink:href="../Images/AРМІЯINFORM/2023-06-17T88-00-00-04-00/foto-8-7-150x150.jpg" xlink:type="simple" xlink:show="embed" xlink:actuate="onLoad" draw:mime-type="image/jpeg"/>
</draw:frame>
</text:a>
</text:p>
      <text:p text:style-name="P4">
<draw:frame draw:style-name="fr1" draw:name="Image297" text:anchor-type="as-char" svg:width="6.9236in" svg:height="4.615733in" draw:z-index="0">
<draw:image xlink:href="../Images/AРМІЯINFORM/2023-06-17T88-00-00-04-00/foto-9-1-1-scaled.jpg" xlink:type="simple" xlink:show="embed" xlink:actuate="onLoad" draw:mime-type="image/jpeg"/>
</draw:frame>
The scientific conference will continue another day during which guests will be able to union with the speakers with <text:span text:style-name="T4">
 NASA, Skeleton Technologies, Punisher </text:span>
, National Antarctic Scientific Center and others.</text:p>
      <text:p text:style-name="P4">
Each event ticket is a donat for affordable science for children. The organizers of the event transfer the organizers of the event to the scientific lecture <text:span text:style-name="T4">
 Science4kids </text:span>
 so that children can receive free Ukrainian -language content from scientists.</text:p>
      <text:p text:style-name="P4">
<draw:frame draw:style-name="fr1" draw:name="Image298" text:anchor-type="as-char" svg:width="6.9236in" svg:height="6.9236in" draw:z-index="0">
<draw:image xlink:href="../Images/AРМІЯINFORM/2023-06-17T88-00-00-04-00/olga-mosondz.jpg" xlink:type="simple" xlink:show="embed" xlink:actuate="onLoad" draw:mime-type="image/jpeg"/>
</draw:frame>
<text:a xlink:type="simple" xlink:href="https://armyinform.com.ua/army-authors/olga-mosondz/" text:style-name="Internet_20_link" text:visited-style-name="Visited_20_Internet_20_Link">
Olga Mosundz</text:a>
Armyinform correspondent</text:p>
      <text:p text:style-name="P4">
News Source: <text:a xlink:type="simple" xlink:href="https://armyinform.com.ua/2023/06/17/u-kyyevi-startuvala-najbilsha-naukova-konferencziya-v-ukrayini-inscience-conference-2023/" text:style-name="Internet_20_link" text:visited-style-name="Visited_20_Internet_20_Link">
https://armyinform.com.ua/2023/06/17/u-kyyevi-startuvala-najbilsha-naukova-konferencziya-v-ukrayini-inscience-conference-2023/</text:a>
</text:p>
      <!--NEWS-->
      <text:h text:style-name="P10" text:outline-level="1">
<text:span text:style-name="T4">
The Ministry of Defense collects requests from the enterprises of the defense-industrial complex on the accelerator website</text:span>
</text:h>
      <text:p text:style-name="P4">
Author: ['Володимир Скоростецький']</text:p>
      <text:p text:style-name="P4">
Time: 2023-06-17T89:00:00-04:00</text:p>
      <text:p text:style-name="P4">
Description: The start of the Roboti site site of the Accelerator of the Innovatsky Rosvika MO Ukrainian Vlagodzhenny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17_16-28-32.jpg" text:style-name="Internet_20_link" text:visited-style-name="Visited_20_Internet_20_Link">
photo_2023-06-17_16-28-32.jpg</text:a>
']</text:p>
      <text:p text:style-name="P4">
Tags: ['АКСЕЛЕРАТОР', 'МІНІСТЕРСТВО ОБОРОНИ УКРАЇНИ', 'МОУ']</text:p>
      <text:p text:style-name="P4">
Category: News</text:p>
      <!--METADATA-->
      <text:p text:style-name="P4">
<draw:frame draw:style-name="fr1" draw:name="Image299" text:anchor-type="as-char" svg:width="6.9236in" svg:height="3.363716in" draw:z-index="0">
<draw:image xlink:href="../Images/AРМІЯINFORM/2023-06-17T89-00-00-04-00/photo_2023-06-17_16-28-32.jpg" xlink:type="simple" xlink:show="embed" xlink:actuate="onLoad" draw:mime-type="image/jpeg"/>
</draw:frame>
Starting of the site <text:a xlink:type="simple" xlink:href="https://www.mil.gov.ua/news/2023/06/09/najkrashhe-ozbroennya-dlya-najkrashhoi-armii-u-sviti-u-minoboroni-rozpochinae-diyati-akselerator-innovaczijnogo-rozvitku/" text:style-name="Internet_20_link" text:visited-style-name="Visited_20_Internet_20_Link">
accelerator</text:a>
Innovative development of the Ministry of Internal Affairs of Ukraine provides for an effective feedback between the domestic Taminobon defense sector.</text:p>
      <text:p text:style-name="P4">
This was preceded by a survey of the partner companies and the closed zosting under the chairmanship of the Deputy Minister of Defense of Ukraine Volodymyrgavrilov to discuss the results and prioritize the issues of the Issues between the OPK and MO sector. Among the key problems was the lack of effective communication.</text:p>
      <text:p text:style-name="P4">
Test version(https://mil-tech.gov.ua/), starting a few days after meeting, performs three functions:</text:p>
      <ol>
        <li>
          <text:p text:style-name="P4">
<text:span text:style-name="T4">
 Informs about the Services </text:span>
 for the OVT developers, the OPK sector, which is now a focused accelerator, and its first achievement is a radical reduction in the process of processing new OWT samples that correspond to a high level of technological maturity, up to 45 days. 2. Introduces <text:span text:style-name="T4">
 Single Window to process </text:span>
 <text:span text:style-name="T4">
 </text:span>
 requests <text:span text:style-name="T4">
 from the defense industry enterprises that are already cooperating with the MO. A specially organized team will respond promptly to questions that will be registered <text:a xlink:type="simple" xlink:href="https://docs.google.com/forms/d/e/1FAIpQLSetACF9zk1Q0UY5LMRCZS70NgMdneFMBvGp2CXcpfrNhTKkrQ/viewform" text:style-name="Internet_20_link" text:visited-style-name="Visited_20_Internet_20_Link">
in the form on the site</text:a>
. Одночасно це можливість подати пропозицію щодо необхідних змін, які позитивно вплинуть на розвиток ОПК, ОВТ, ВТС, спроможностей Сил оборони.  3. Відкриває </text:span>
можливість**<text:a xlink:type="simple" xlink:href="https://docs.google.com/forms/d/e/1FAIpQLSdFTzbrshyVF7sd07X8vDmwrs-K-_r0NZBDVvVzhn5wtsOi_g/viewform" text:style-name="Internet_20_link" text:visited-style-name="Visited_20_Internet_20_Link">
подати свою кандидатуру</text:a>
, to join the team of the project of the accelerator. You can leave your own resume and specify a promising direction of activity.</text:p>
        </li>
        <li>
          <text:p text:style-name="P4">
Reality requires accelerated implementation of defense innovations to overcome the technological superiority over the enemy. Given the challenges of today, the Ministry of Defense has decided to launch an accelerator such as those acting in the Ministries of Defense of the Union countries,-said Deputy Minister of Defense Volodymyr Gavrilov.</text:p>
        </li>
      </ol>
      <text:p text:style-name="P4">
You can find out in detail about the work of an innovative development accelerator of the IUU innovative development <text:a xlink:type="simple" xlink:href="https://armyinform.com.ua/2023/06/11/gavrylov-rozpoviv-shho-take-akselerator-minoborony/" text:style-name="Internet_20_link" text:visited-style-name="Visited_20_Internet_20_Link">
interview</text:a>
Deputy Minister of Defense Volodymyr Gavrilov.</text:p>
      <text:p text:style-name="P4">
News Source: <text:a xlink:type="simple" xlink:href="https://armyinform.com.ua/2023/06/17/minoborony-zbyraye-zapyty-vid-pidpryyemstv-oboronno-promyslovogo-kompleksu-na-sajti-akseleratora/" text:style-name="Internet_20_link" text:visited-style-name="Visited_20_Internet_20_Link">
https://armyinform.com.ua/2023/06/17/minoborony-zbyraye-zapyty-vid-pidpryyemstv-oboronno-promyslovogo-kompleksu-na-sajti-akseleratora/</text:a>
</text:p>
      <!--NEWS-->
      <text:h text:style-name="P10" text:outline-level="1">
<text:span text:style-name="T4">
Portugal will give Ukraine drones - media</text:span>
</text:h>
      <text:p text:style-name="P4">
Authors: Ukrinform (Person)</text:p>
      <text:p text:style-name="P4">
Publisher: Укринформ (Organization)</text:p>
      <text:p text:style-name="P4">
Published Time: 2023-06-17T8:38:00+03:00</text:p>
      <text:p text:style-name="P4">
Modified Time: 2023-06-17T21:38:00+03:00</text:p>
      <text:p text:style-name="P4">
Description: The Portuguese Tekever drone manufacturer is ready to provide Ukraine with some of its long flight duration systems to support land and maritime operations. - Ukrinform.</text:p>
      <text:p text:style-name="P4">
Images: ['<text:a xlink:type="simple" xlink:href="https://static.ukrinform.com/photos/2023_06/thumb_files/630_360_1687027085-385.jpg" text:style-name="Internet_20_link" text:visited-style-name="Visited_20_Internet_20_Link">
630_360_16870...</text:a>
']</text:p>
      <text:p text:style-name="P4">
Tags: ['Безпілотник', 'БПЛА', 'Британія', 'Португалія', 'Україна', 'ЗСУ', 'Війна з Росією']</text:p>
      <text:p text:style-name="P4">
Type: Article</text:p>
      <!--METADATA-->
      <text:p text:style-name="P4">
<draw:frame draw:style-name="fr1" draw:name="Image300" text:anchor-type="as-char" svg:width="6.9236in" svg:height="3.956343in" draw:z-index="0">
<draw:image xlink:href="../Images/yкринформ/2023-06-17T8-38-00-03-00/630_360_1687027085-385.jpg" xlink:type="simple" xlink:show="embed" xlink:actuate="onLoad" draw:mime-type="image/jpeg"/>
</draw:frame>
The Portuguese Tekever drone manufacturer is ready to provide Ukraine with some scattered systems for long flight duration to support land and marine operations.</text:p>
      <text:p text:style-name="P4">
According to Ukrinform, it reports <text:a xlink:type="simple" xlink:href="https://www.defensenews.com/unmanned/2023/06/16/portuguese-firm-to-provide-drones-to-ukraine-through-british-led-fund/" text:style-name="Internet_20_link" text:visited-style-name="Visited_20_Internet_20_Link">
Defense News.</text:a>
As it is noted, this step will be funded by the International Fund for Ukraine.</text:p>
      <text:p text:style-name="P4">
Earlier this month, the UK Ministry of Defense posted a video showing the military equipment provided to Ukraine.</text:p>
      <text:p text:style-name="P4">
<text:span text:style-name="T4">
 Read also: </text:span>
 <text:span text:style-name="T4">
 <text:a xlink:type="simple" xlink:href="https://www.ukrinform.ua/rubric-polytics/3717228-zelenskij-zustrivsa-z-premerom-portugalii-govorili-pro-navcanna-pilotiv-i-samit-nato.html" text:style-name="Internet_20_link" text:visited-style-name="Visited_20_Internet_20_Link">
Zelensky met with Prime Minister Portugal: Talking Pilots and NATO Summit</text:a>
</text:span>
</text:p>
      <text:p text:style-name="P4">
Deliveries within this fund are funded by the United Kingdom, Denmark, Iceland, Norway, Lithuania, Sweden and Iceland. This equipment will start coming in July.</text:p>
      <text:p text:style-name="P4">
According to this video, Ukraine will receive large quadcopters of Malloy T150 production of the British company Malloy Aeronautics, aircraft drone with the possibility of vertical takeoff and landing Deltaquad Pro vtol production of Delta's Deltaquada and Deltaquani.</text:p>
      <text:p text:style-name="P4">
<text:span text:style-name="T4">
 Read also: </text:span>
 <text:span text:style-name="T4">
 <text:a xlink:type="simple" xlink:href="https://www.ukrinform.ua/rubric-ato/3714211-glava-pentagonu-nazvav-kraini-aki-zabezpecuvatimut-trenuvanna-ukrainciv-na-f16.html" text:style-name="Internet_20_link" text:visited-style-name="Visited_20_Internet_20_Link">
Pentagon Head named countries that will participate in the F-16 F-16</text:a>
</text:span>
</text:p>
      <text:p text:style-name="P4">
The UK Ministry of Defense refused to name specific names for video, which was posted on social networks. Protedefense News was able to confirm that one of two unrecognized <text:span text:style-name="T4">
 <text:a xlink:type="simple" xlink:href="https://www.ukrinform.ua/tag-bezpilotnik" text:style-name="Internet_20_link" text:visited-style-name="Visited_20_Internet_20_Link">
drones</text:a>
</text:span>
 is a system of vertical lane and landing Tekever AR3, made by the Lisbon firm Tekever.</text:p>
      <text:p text:style-name="P4">
The General Director and Founder of Tekever Ricardo Mendes stated that the company "is very proud of Ukraine's support and grateful to the Ministry of Defense of Britain and IFU for the opportunity to contribute to one of the more familiar cases in life."</text:p>
      <text:p text:style-name="P4">
<text:span text:style-name="T4">
 Read also: </text:span>
 <text:span text:style-name="T4">
 <text:a xlink:type="simple" xlink:href="https://www.ukrinform.ua/rubric-diaspora/3723803-u-portugalii-proveli-konferenciu-sodo-socialnopsihologicnoi-dopomogi-bizencam-z-ukraini.html" text:style-name="Internet_20_link" text:visited-style-name="Visited_20_Internet_20_Link">
in Portugal held a conference on social and psychological assistance to Ukrainians</text:a>
 </text:span>
</text:p>
      <text:p text:style-name="P4">
News Source: <text:a xlink:type="simple" xlink:href="https://www.ukrinform.ua/rubric-ato/3724298-portugalia-nadast-ukraini-bezpilotniki-zmi.html" text:style-name="Internet_20_link" text:visited-style-name="Visited_20_Internet_20_Link">
https://www.ukrinform.ua/rubric-ato/3724298-portugalia-nadast-ukraini-bezpilotniki-zmi.html</text:a>
</text:p>
      <!--NEWS-->
      <text:h text:style-name="P10" text:outline-level="1">
<text:span text:style-name="T4">
The racists hit the anti -tank managed rocket on a car with civilians - the proceedings were started</text:span>
</text:h>
      <text:p text:style-name="P4">
Author: ['АРМІЯINFORM']</text:p>
      <text:p text:style-name="P4">
Time: 2023-06-17T90:00:00-04:00</text:p>
      <text:p text:style-name="P4">
Description: For the proprietary Kerivnitva of the Bogodukhovsky prosecutors of the Kharkivsovo region ... War with Ukraine 2022, war with Ukraine Latest news today, News War with Ukraine 2022 The last ones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347429736_655450079951162_1579918228085826518_n.jpg" text:style-name="Internet_20_link" text:visited-style-name="Visited_20_Internet_20_Link">
347429736_655450079951162_1579918228085826518_n.jpg</text:a>
']</text:p>
      <text:p text:style-name="P4">
Tags: ['STOPRUSSIA', 'АГРЕСІЯ РФ', 'ВОЄННІ ЗЛОЧИНИ РФ', 'ВТОРГНЕННЯ РФ', 'ОФІС ГЕНЕРАЛЬНОГО ПРОКУРОРА', 'ХАРКІВСЬКА ОБЛАСТЬ']</text:p>
      <text:p text:style-name="P4">
Category: News</text:p>
      <!--METADATA-->
      <text:p text:style-name="P4">
<draw:frame draw:style-name="fr1" draw:name="Image301" text:anchor-type="as-char" svg:width="6.9236in" svg:height="4.396486in" draw:z-index="0">
<draw:image xlink:href="../Images/AРМІЯINFORM/2023-06-17T90-00-00-04-00/347429736_655450079951162_1579918228085826518_n.jpg" xlink:type="simple" xlink:show="embed" xlink:actuate="onLoad" draw:mime-type="image/jpeg"/>
</draw:frame>
Under the procedural guidance of the Bohodukhiv District Prosecutor's Office of the Kharkiv region, a pre -trial investigation was launched on violation of the laws of the puzzle of war, combined with premeditated murder(Part 2 of Art. 438 of the Criminal Code of Ukraine).</text:p>
      <text:p text:style-name="P4">
Про це<text:a xlink:type="simple" xlink:href="https://www.facebook.com/pgo.gov.ua/posts/pfbid0g4jXaDo7YfwDK1VmmDJJpQx4ZoUScJ4vj6VwctwYjvFxAq1pHrsaa86YkMXsvukCl" text:style-name="Internet_20_link" text:visited-style-name="Visited_20_Internet_20_Link">
повідомляє</text:a>
The Prosecutor General's Office on his Facebook official page.</text:p>
      <text:p text:style-name="P4">
According to the investigation, on June 17 at about 10:00 on the highway near the village of Gurivkozachok of the Bohodukhiv district, the Russian anti -tank managed rocket Vlchilav car. It is now known that a 53-year-old woman and a 41-year-old man who were volunteers were killed. They transported food to the local residents.</text:p>
      <text:p text:style-name="P4">
The exact number of dead is set.</text:p>
      <text:p text:style-name="P4">
The pre -trial investigation is conducted by investigators of the VP # 2 of the Bohodukhiv District Police Department of the Main Directorate of the National Police of Ukraine to the Varkiv region.</text:p>
      <text:p text:style-name="P4">
News Source: <text:a xlink:type="simple" xlink:href="https://armyinform.com.ua/2023/06/17/rashysty-vdaryly-protytankovoyu-kerovanoyu-raketoyu-po-avto-z-czyvilnymy-rozpochato-provadzhennya/" text:style-name="Internet_20_link" text:visited-style-name="Visited_20_Internet_20_Link">
https://armyinform.com.ua/2023/06/17/rashysty-vdaryly-protytankovoyu-kerovanoyu-raketoyu-po-avto-z-czyvilnymy-rozpochato-provadzhennya/</text:a>
</text:p>
      <!--NEWS-->
      <text:h text:style-name="P10" text:outline-level="1">
<text:span text:style-name="T4">
The European Union condemns Russia's plans to hold another pseudo -election in the occupied territories</text:span>
</text:h>
      <text:p text:style-name="P4">
Author: ['АРМІЯINFORM']</text:p>
      <text:p text:style-name="P4">
Time: 2023-06-17T91:00:00-04:00</text:p>
      <text:p text:style-name="P4">
Description: Tzheogo Tizhnya Central Vyborch Komіsіya Virichil to hold Virgo “Vibor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2/yevropejskyj-soyuz.jpg" text:style-name="Internet_20_link" text:visited-style-name="Visited_20_Internet_20_Link">
yevropejskyj-soyuz.jpg</text:a>
']</text:p>
      <text:p text:style-name="P4">
Tags: ['АГРЕСІЯ РФ', 'ВІЙНА', 'ВТОРГНЕННЯ РФ', 'ЄС - УКРАЇНА', 'ПСЕВДОРЕФЕРЕНДУМИ', 'РЕЧНИК ЄС']</text:p>
      <text:p text:style-name="P4">
Category: News</text:p>
      <!--METADATA-->
      <text:p text:style-name="P4">
<draw:frame draw:style-name="fr1" draw:name="Image302" text:anchor-type="as-char" svg:width="6.9236in" svg:height="4.471492in" draw:z-index="0">
<draw:image xlink:href="../Images/AРМІЯINFORM/2023-06-17T91-00-00-04-00/yevropejskyj-soyuz.jpg" xlink:type="simple" xlink:show="embed" xlink:actuate="onLoad" draw:mime-type="image/jpeg"/>
</draw:frame>
This week, the Central Election Commission of the Russian Academy of Sciences decided to hold in September "elections" in the territories of Ukraine temporarily occupied by Russia, which is an apartment of international law.</text:p>
      <text:p text:style-name="P4">
This is stated in <text:a xlink:type="simple" xlink:href="https://www.eeas.europa.eu/eeas/russia-statement-spokesperson-intentions-hold-%E2%80%9Celections%E2%80%9D-occupied-territories-ukraine_en" text:style-name="Internet_20_link" text:visited-style-name="Visited_20_Internet_20_Link">
statement</text:a>
Leading foreign affairs spokesman and security policy of the European Union, published on the EU's official website.</text:p>
      <text:p text:style-name="P4">
This is another vain attempt to make a legitimization of its illegal control and annexation attempts to annexation of Donetsk, Lugansk, Zaporizhzhya Tacherson regions of Ukraine, the Autonomous Republic of Crimea and the city of Sevastopol.</text:p>
      <text:p text:style-name="P4">
The statement emphasizes that such a decision seriously violates the UN Statute, Independence, Sovereignty and Territorial Integrity of Ukraine. In Russia, there are no legal grounds for any such actions in Ukraine.</text:p>
      <text:p text:style-name="P4">
“Russia, its political leadership and all those involved in the organization of such such elections will have the consequences of their illegal actions. The European Union is adamant in its support of Ukraine. Russia must immediately withdraw all its troops and military equipment from all over its territory within its internationally recognized borders, ”the document states.</text:p>
      <text:p text:style-name="P4">
News Source: <text:a xlink:type="simple" xlink:href="https://armyinform.com.ua/2023/06/17/yevropejskyj-soyuz-zasudzhuye-plany-rosiyi-provesty-chergovi-psevdovybory-na-okupovanyh-terytoriyah/" text:style-name="Internet_20_link" text:visited-style-name="Visited_20_Internet_20_Link">
https://armyinform.com.ua/2023/06/17/yevropejskyj-soyuz-zasudzhuye-plany-rosiyi-provesty-chergovi-psevdovybory-na-okupovanyh-terytoriyah/</text:a>
</text:p>
      <!--NEWS-->
      <text:h text:style-name="P10" text:outline-level="1">
<text:span text:style-name="T4">
Two Russian drones were destroyed in Kherson region</text:span>
</text:h>
      <text:p text:style-name="P4">
Author: ['АРМІЯINFORM']</text:p>
      <text:p text:style-name="P4">
Time: 2023-06-17T92:00:00-04:00</text:p>
      <text:p text:style-name="P4">
Description: 17 Chervnya 2023 Rock on the Khersonshchini forces by the bunches of the reelest defense of the Divat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bytyj-bpla.jpg" text:style-name="Internet_20_link" text:visited-style-name="Visited_20_Internet_20_Link">
zbytyj-bpla.jpg</text:a>
']</text:p>
      <text:p text:style-name="P4">
Tags: ['STOPRUSSIA', 'АГРЕСІЯ РФ', 'БПЛА', 'ВТОРГНЕННЯ РФ', 'ПОВІТРЯНЕ КОМАНДУВАННЯ «ПІВДЕНЬ»']</text:p>
      <text:p text:style-name="P4">
Category: News</text:p>
      <!--METADATA-->
      <text:p text:style-name="P4">
<draw:frame draw:style-name="fr1" draw:name="Image303" text:anchor-type="as-char" svg:width="6.9236in" svg:height="5.1927in" draw:z-index="0">
<draw:image xlink:href="../Images/AРМІЯINFORM/2023-06-17T92-00-00-04-00/zbytyj-bpla.jpg" xlink:type="simple" xlink:show="embed" xlink:actuate="onLoad" draw:mime-type="image/jpeg"/>
</draw:frame>
On June 17, 2023, in the Kherson region, the Orlan-10 reconnaissance UAVs of Lacet was destroyed by the forces and air defense command "South".</text:p>
      <text:p text:style-name="P4">
About it <text:a xlink:type="simple" xlink:href="https://www.facebook.com/PvKPivden/posts/pfbid02DcL9hWsSXCWuMxAFdZgBMCARefbKWkx2y86dzMdo5ysZkoqsLGaSWrv8JzNRgRVWl" text:style-name="Internet_20_link" text:visited-style-name="Visited_20_Internet_20_Link">
reported</text:a>
South Air Force Command Service.</text:p>
      <text:p text:style-name="P4">
News Source: <text:a xlink:type="simple" xlink:href="https://armyinform.com.ua/2023/06/17/na-hersonshhyni-znyshheno-dva-rosijski-bezpilotnyky/" text:style-name="Internet_20_link" text:visited-style-name="Visited_20_Internet_20_Link">
https://armyinform.com.ua/2023/06/17/na-hersonshhyni-znyshheno-dva-rosijski-bezpilotnyky/</text:a>
</text:p>
      <!--NEWS-->
      <text:h text:style-name="P10" text:outline-level="1">
<text:span text:style-name="T4">
In Ukraine, a single register of weapons will be started</text:span>
</text:h>
      <text:p text:style-name="P4">
Author: ['АРМІЯINFORM']</text:p>
      <text:p text:style-name="P4">
Time: 2023-06-17T93:00:00-04:00</text:p>
      <text:p text:style-name="P4">
Description: Z 23 worms in Ukrainian, єdini Roister Zbro (єrz), Yaki Gereloma Automation ... War with Ukraine 2022, War with Ukraine Latest News today, News War with Ukraine 2022 The last ones for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infografika-reyestr-zbroyi.jpg" text:style-name="Internet_20_link" text:visited-style-name="Visited_20_Internet_20_Link">
infografika-reyestr-zbroyi.jpg</text:a>
']</text:p>
      <text:p text:style-name="P4">
Tags: []</text:p>
      <text:p text:style-name="P4">
Category: News</text:p>
      <!--METADATA-->
      <text:p text:style-name="P4">
<draw:frame draw:style-name="fr1" draw:name="Image304" text:anchor-type="as-char" svg:width="6.9236in" svg:height="9.117498in" draw:z-index="0">
<draw:image xlink:href="../Images/AРМІЯINFORM/2023-06-17T93-00-00-04-00/infografika-reyestr-zbroyi.jpg" xlink:type="simple" xlink:show="embed" xlink:actuate="onLoad" draw:mime-type="image/jpeg"/>
</draw:frame>
Since June 23, Ukraine will work in Ukraine(Outlock), which will help to automatize weapons and make the process of obtaining permits convenient for citizens.</text:p>
      <text:p text:style-name="P4">
About it in your Telegram channel <text:a xlink:type="simple" xlink:href="https://t.me/militarymediacenter/2277" text:style-name="Internet_20_link" text:visited-style-name="Visited_20_Internet_20_Link">
reports</text:a>
Military Media Center.</text:p>
      <text:p text:style-name="P4">
He called the following benefits of the ERZ:</text:p>
      <ul>
        <li>
simplified procedure for obtaining permits; * ease of receiving information about your registered weapon; * no need to visit the National Police to receive a service.</li>
      </ul>
      <text:p text:style-name="P4">
What will change:</text:p>
      <ul>
        <li>
transmission of permits to electronic format; * the ability to submit documents in the electronic office through a single window for citizens; * In the future, the information about weapons and permits will be displayed in the future; * Instead of paper forms, extracts with ERZ with QR codes will be formed.</li>
      </ul>
      <text:p text:style-name="P4">
Steps when submitting documents for a weapon permit through a "unique citizen":</text:p>
      <text:p text:style-name="P4">
1️. Go to the Citizen's One Window Portal.</text:p>
      <text:p text:style-name="P4">
2️. To authorize.</text:p>
      <text:p text:style-name="P4">
3️. To apply.</text:p>
      <text:p text:style-name="P4">
4️. Attach a package of required documents.</text:p>
      <text:p text:style-name="P4">
5️. Add scancopy.</text:p>
      <text:p text:style-name="P4">
6️. To certify copies with electronic signature</text:p>
      <text:p text:style-name="P4">
7️. Send the application.</text:p>
      <text:p text:style-name="P4">
News Source: <text:a xlink:type="simple" xlink:href="https://armyinform.com.ua/2023/06/17/v-ukrayini-rozpochne-robotu-yedynyj-reyestr-zbroyi-military-media-center/" text:style-name="Internet_20_link" text:visited-style-name="Visited_20_Internet_20_Link">
https://armyinform.com.ua/2023/06/17/v-ukrayini-rozpochne-robotu-yedynyj-reyestr-zbroyi-military-media-center/</text:a>
</text:p>
      <!--NEWS-->
      <text:h text:style-name="P10" text:outline-level="1">
<text:span text:style-name="T4">
The President of Ukraine thanked the partners for the support of our country and people</text:span>
</text:h>
      <text:p text:style-name="P4">
Author: ['АРМІЯINFORM']</text:p>
      <text:p text:style-name="P4">
Time: 2023-06-17T94:00:00-04:00</text:p>
      <text:p text:style-name="P4">
Description: I am healthy, Shanovni Ukrainian!I want a podoyakuvati. Podoyakuvati all our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zelenskyj-1.jpeg" text:style-name="Internet_20_link" text:visited-style-name="Visited_20_Internet_20_Link">
zelenskyj-1.jpeg</text:a>
']</text:p>
      <text:p text:style-name="P4">
Tags: ['STOPRUSSIA', 'АГРЕСІЯ РФ', 'ВІДЕОЗВЕРНЕННЯ ПРЕЗИДЕНТА УКРАЇНИ', 'ВІЙНА', 'ВОЛОДИМИР ЗЕЛЕНСЬКИЙ', 'ВТОРГНЕННЯ РФ', 'СВІТ ПІДТРИМУЄ УКРАЇНУ']</text:p>
      <text:p text:style-name="P4">
Category: News</text:p>
      <!--METADATA-->
      <text:p text:style-name="P4">
<draw:frame draw:style-name="fr1" draw:name="Image305" text:anchor-type="as-char" svg:width="6.9236in" svg:height="3.894525in" draw:z-index="0">
<draw:image xlink:href="../Images/AРМІЯINFORM/2023-06-17T94-00-00-04-00/zelenskyj-1.jpeg" xlink:type="simple" xlink:show="embed" xlink:actuate="onLoad" draw:mime-type="image/jpeg"/>
</draw:frame>
I wish health, dear Ukrainians!</text:p>
      <text:p text:style-name="P4">
I want to thank today. To thank all our partners who realize and who have taken new steps in support of our country, our people.</text:p>
      <text:p text:style-name="P4">
President of Ukraine Volodymyr Zelenskyy said this in his <text:a xlink:type="simple" xlink:href="https://www.president.gov.ua/news/hochetsya-podyakuvati-vsim-partneram-yaki-za-cej-tizhden-zro-83661" text:style-name="Internet_20_link" text:visited-style-name="Visited_20_Internet_20_Link">
appeal</text:a>
.</text:p>
      <text:p text:style-name="P4">
Сполучені Штати — я хочу вам подякувати за черговий вагомий пакет допомогизброєю. ППО, артилерія і снаряди для «Хаймарсів», протитанкова зброя,бронетехніка, інші інструменти захисту свободи. Дякую!</text:p>
      <text:p text:style-name="P4">
Нідерланди — дякую за новий оборонний пакет, який посилить наш повітряний щит.</text:p>
      <text:p text:style-name="P4">
Спільна робота — і Нідерландів, і Америки, і Данії, і Великої Британії — длязакупівлі ракет ППО. Це те, що врятує тисячі наших людей.</text:p>
      <text:p text:style-name="P4">
Німеччина — дякую за доставлену цього тижня техніку, за незмінну потужність узахисті життя від російського ракетного терору. Дякую за готовність надаватинам ракети для «Петріотів»!</text:p>
      <text:p text:style-name="P4">
Італія — дякую за реалізацію наших оборонних домовленостей!</text:p>
      <text:p text:style-name="P4">
Дякую, Данія за готовність оперативно працювати, щоб наша коаліція сучаснихвинищувачів реально наблизила завершення цієї війни нашою перемогою. Спільноюперемогою!Ще раз дякую!</text:p>
      <text:p text:style-name="P4">
Данія і Норвегія — окремо хочу вам подякувати за вашу за спільну роботу зарадипосилення нашої артилерії. Росія принесла в Європу таку війну, коли саме відартилерії залежить, чи рухається свобода вперед. Дякую за передані нашимвоїнам снаряди!</text:p>
      <text:p text:style-name="P4">
Швеція — дванадцятий пакет оборонної допомоги і реальна готовність розпочатипідготовку наших пілотів на сучасних винищувачах. Дякую!</text:p>
      <text:p text:style-name="P4">
Велика Британія — дякую за незмінне лідерство в розширенні наших обороннихможливостей та за кожну надану нам далекобійну ракету — всі вони працюють насто відсотків. Цього тижня є рішення про додаткову підтримку. Ще раз дякую!</text:p>
      <text:p text:style-name="P4">
Канада — дякую за незмінну допомогу та за нові опрацьовані нами кроки, якізараз — реалізуються. Артилерія, ППО…</text:p>
      <text:p text:style-name="P4">
Дякую всім країнам-учасницям «Рамштайну» — чергове засідання відбулось цьоготижня. Дякую за незмінну конструктивність!</text:p>
      <text:p text:style-name="P4">
Окремо хочу подякувати кожній країні, кожному лідеру, усім містам і громадам українах-партнерах, усім міжнародним організаціям, які допомагають нам долатинаслідки російського теракту на Каховській ГЕС. Ми ще раз доведемнездоланність нашої спільної сили, коли повернемо нормальне життя усім людям ігромадам, які постраждали від цього російського зла екоциду.</text:p>
      <text:p text:style-name="P4">
Luxembourg-I want to thank you for the decision of the parliament, which is recognized as historical truth, the truth about the Holodomor-the genocide of the Ukrainian people. Luxembourg became the 26th state that officially recognized the Holodomor with genocide. We work - for global recognition of the truth.</text:p>
      <text:p text:style-name="P4">
And, of course, a great gratitude to all those who train our warriors ... Who teaches our heroes to their experience and who learns from Ukrainians. Studies to Ukrainian resistance, courage, an unbreakable desire to choose life for their country of Ukrainian children. It will definitely be - let's choose!Let's win.</text:p>
      <text:p text:style-name="P4">
Tavriya has fallen - by the way, I want to thank you for the movement forward, warriors!Well done!All our warriors in the east, strong warriors - I thank you for the sustainability and accuracy!</text:p>
      <text:p text:style-name="P4">
Glory to Ukraine!</text:p>
      <text:p text:style-name="P4">
News Source: <text:a xlink:type="simple" xlink:href="https://armyinform.com.ua/2023/06/17/prezydent-ukrayiny-podyakuvav-partneram-shho-pidtrymuyut-nashu-derzhavu-i-lyudej/" text:style-name="Internet_20_link" text:visited-style-name="Visited_20_Internet_20_Link">
https://armyinform.com.ua/2023/06/17/prezydent-ukrayiny-podyakuvav-partneram-shho-pidtrymuyut-nashu-derzhavu-i-lyudej/</text:a>
</text:p>
      <!--NEWS-->
      <text:h text:style-name="P10" text:outline-level="1">
<text:span text:style-name="T4">
The redeployment of the coastal complex to the Bryansk region poses a threat of strikes in the territory of Ukraine - Yuri Ignat</text:span>
</text:h>
      <text:p text:style-name="P4">
Author: ['Вячеслав Діордієв']</text:p>
      <text:p text:style-name="P4">
Time: 2023-06-17T95:00:00-04:00</text:p>
      <text:p text:style-name="P4">
Description: The yak was pushed into the Yeter TV Marathon “єini Novini” Rechnik commandannya of the reinforcement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x35a.jpg" text:style-name="Internet_20_link" text:visited-style-name="Visited_20_Internet_20_Link">
x35a.jpg</text:a>
']</text:p>
      <text:p text:style-name="P4">
Tags: ['ЮРІЙ ІГНАТ']</text:p>
      <text:p text:style-name="P4">
Category: News</text:p>
      <!--METADATA-->
      <text:p text:style-name="P4">
<draw:frame draw:style-name="fr1" draw:name="Image306" text:anchor-type="as-char" svg:width="6.9236in" svg:height="3.630833in" draw:z-index="0">
<draw:image xlink:href="../Images/AРМІЯINFORM/2023-06-17T95-00-00-04-00/x35a.jpg" xlink:type="simple" xlink:show="embed" xlink:actuate="onLoad" draw:mime-type="image/jpeg"/>
</draw:frame>
As the Evil [TV Marathon] emphasized(https://www.youtube.com/watch?v=WY8sDvZdWEA)The "only news" of the Air Force Air Force of Ukraine Yuriy Ignat, redeployment in the Bryansk region of the Russian Federation of one of the divisions of the Russian coastal complex, from which the launch of the anti-the-ship X-35 is launched, carries out a certain threat to the tasks of strikes in the territory of Ukraine from a distance of about 260 kilometers.</text:p>
      <text:p text:style-name="P4">
According to the officer, in general, these missiles are designed to destroy surfaces, but at the same time can also be used from Tagelycopter aircraft.</text:p>
      <text:p text:style-name="P4">
-The peculiarity of the X-35 missile is that it is very difficult to notice because it flies quite low above the water surface. But in its own characteristics, it is actually no different from the same "caliber" of the TSIRILITY RODER X-101. However, the battle part of her three times is smaller, - Yuri Ignat said.</text:p>
      <text:p text:style-name="P4">
News Source: <text:a xlink:type="simple" xlink:href="https://armyinform.com.ua/2023/06/17/peredyslokacziya-u-bryansku-oblast-beregovogo-korabelnogo-kompleksu-nese-zagrozu-shhodo-zavdannya-udariv-po-terytoriyi-ukrayiny-yurij-ignat/" text:style-name="Internet_20_link" text:visited-style-name="Visited_20_Internet_20_Link">
https://armyinform.com.ua/2023/06/17/peredyslokacziya-u-bryansku-oblast-beregovogo-korabelnogo-kompleksu-nese-zagrozu-shhodo-zavdannya-udariv-po-terytoriyi-ukrayiny-yurij-ignat/</text:a>
</text:p>
      <!--NEWS-->
      <text:h text:style-name="P10" text:outline-level="1">
<text:span text:style-name="T4">
Officers were released at the National Academy of Land Forces</text:span>
</text:h>
      <text:p text:style-name="P4">
Author: ['АРМІЯINFORM']</text:p>
      <text:p text:style-name="P4">
Time: 2023-06-17T96:00:00-04:00</text:p>
      <text:p text:style-name="P4">
Description: At the tracticity of the ritual vivusk, Abi Provitati vchorashnih cadets with the Assumptions ...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vipusk_bak_018.jpg" text:style-name="Internet_20_link" text:visited-style-name="Visited_20_Internet_20_Link">
vipusk_bak_018.jpg</text:a>
', '<text:a xlink:type="simple" xlink:href="https://armyinform.com.ua/wp-content/uploads/2023/06/vipusk_bak_001-150x150.jpg" text:style-name="Internet_20_link" text:visited-style-name="Visited_20_Internet_20_Link">
vipusk_bak_001-150x150.jpg</text:a>
', '<text:a xlink:type="simple" xlink:href="https://armyinform.com.ua/wp-content/uploads/2023/06/vipusk_bak_002-150x150.jpg" text:style-name="Internet_20_link" text:visited-style-name="Visited_20_Internet_20_Link">
vipusk_bak_002-150x150.jpg</text:a>
', '<text:a xlink:type="simple" xlink:href="https://armyinform.com.ua/wp-content/uploads/2023/06/vipusk_bak_014-150x150.jpg" text:style-name="Internet_20_link" text:visited-style-name="Visited_20_Internet_20_Link">
vipusk_bak_014-150x150.jpg</text:a>
', '<text:a xlink:type="simple" xlink:href="https://armyinform.com.ua/wp-content/uploads/2023/06/vipusk_bak_016-150x150.jpg" text:style-name="Internet_20_link" text:visited-style-name="Visited_20_Internet_20_Link">
vipusk_bak_016-150x150.jpg</text:a>
', '<text:a xlink:type="simple" xlink:href="https://armyinform.com.ua/wp-content/uploads/2023/06/vipusk_bak_020-150x150.jpg" text:style-name="Internet_20_link" text:visited-style-name="Visited_20_Internet_20_Link">
vipusk_bak_020-150x150.jpg</text:a>
', '<text:a xlink:type="simple" xlink:href="https://armyinform.com.ua/wp-content/uploads/2023/06/vipusk_bak_021-150x150.jpg" text:style-name="Internet_20_link" text:visited-style-name="Visited_20_Internet_20_Link">
vipusk_bak_021-150x150.jpg</text:a>
', '<text:a xlink:type="simple" xlink:href="https://armyinform.com.ua/wp-content/uploads/2023/06/vipusk_bak_022-150x150.jpg" text:style-name="Internet_20_link" text:visited-style-name="Visited_20_Internet_20_Link">
vipusk_bak_022-150x150.jpg</text:a>
', '<text:a xlink:type="simple" xlink:href="https://armyinform.com.ua/wp-content/uploads/2023/06/vipusk_bak_024-150x150.jpg" text:style-name="Internet_20_link" text:visited-style-name="Visited_20_Internet_20_Link">
vipusk_bak_024-150x150.jpg</text:a>
', '<text:a xlink:type="simple" xlink:href="https://armyinform.com.ua/wp-content/uploads/2023/06/vipusk_bak_025-150x150.jpg" text:style-name="Internet_20_link" text:visited-style-name="Visited_20_Internet_20_Link">
vipusk_bak_025-150x150.jpg</text:a>
', '<text:a xlink:type="simple" xlink:href="https://armyinform.com.ua/wp-content/uploads/2023/06/vipusk_bak_030-150x150.jpg" text:style-name="Internet_20_link" text:visited-style-name="Visited_20_Internet_20_Link">
vipusk_bak_030-150x150.jpg</text:a>
']</text:p>
      <text:p text:style-name="P4">
Tags: ['ВИПУСК ОФІЦЕРІВ', 'ЛЬВІВ', 'НАЦІОНАЛЬНА АКАДЕМІЯ СУХОПУТНИХ ВІЙСЬК ІМЕНІ ГЕТЬМАНА ПЕТРА САГАЙДАЧНОГО', 'ПРИСЯГА']</text:p>
      <text:p text:style-name="P4">
Category: News</text:p>
      <!--METADATA-->
      <text:p text:style-name="P4">
<draw:frame draw:style-name="fr1" draw:name="Image307" text:anchor-type="as-char" svg:width="6.9236in" svg:height="4.615733in" draw:z-index="0">
<draw:image xlink:href="../Images/AРМІЯINFORM/2023-06-17T96-00-00-04-00/vipusk_bak_018.jpg" xlink:type="simple" xlink:show="embed" xlink:actuate="onLoad" draw:mime-type="image/jpeg"/>
</draw:frame>
Photo of the Press Service of the National Academy of JI</text:p>
      <text:p text:style-name="P4">
On the solemn ritual of graduation, to congratulate yesterday's cadets with a successful preservation of training, they visited management, scientific and pedagogical staff of the Academy's such and pedagogical staff.</text:p>
      <text:p text:style-name="P4">
About this <text:a xlink:type="simple" xlink:href="https://www.asv.mil.gov.ua/" text:style-name="Internet_20_link" text:visited-style-name="Visited_20_Internet_20_Link">
it is referred</text:a>
Untilined on the Academy's website.</text:p>
      <text:p text:style-name="P4">
In his welcoming speech, the head of the National Academy of Land Lieutenant-Lieutenant Pavel Tkachuk stressed that the war made adjustments to the career plans of these boys and girls.</text:p>
      <ul>
        <li>
But graduates of the National Academy of Land Forces remain forever construction of its history, pride and carriers of the glorious traditions of our educational institution, - he emphasized. - Your alma mater's door is always open for you, dear friends!</li>
      </ul>
      <text:p text:style-name="P4">
After the graduates of the symbolic oath for a good officer's doluyik, Father Andrey Khomyshyn blessed the Military Chaplain of the National Academy of the National Academy. And after the traditional performance of the Gymnovists of the National Academy of Land Forces, a musical gift for Lieutenants made musicians of the university military orchestra.</text:p>
      <text:p text:style-name="P4">
<text:a xlink:type="simple" xlink:href="https://armyinform.com.ua/wp-content/uploads/2023/06/vipusk_bak_001.jpg" text:style-name="Internet_20_link" text:visited-style-name="Visited_20_Internet_20_Link">
!(Images/AРМІЯINFORM/2023-06-17T96-00-00-04-00/vipusk_bak_001-150x150.jpg)</text:a>
</text:p>
      <text:p text:style-name="P4">
<text:a xlink:type="simple" xlink:href="https://armyinform.com.ua/wp-content/uploads/2023/06/vipusk_bak_002.jpg" text:style-name="Internet_20_link" text:visited-style-name="Visited_20_Internet_20_Link">
<draw:frame draw:style-name="fr1" draw:name="Image308" text:anchor-type="as-char" svg:width="6.9236in" svg:height="6.9236in" draw:z-index="0">
<draw:image xlink:href="../Images/AРМІЯINFORM/2023-06-17T96-00-00-04-00/vipusk_bak_002-150x150.jpg" xlink:type="simple" xlink:show="embed" xlink:actuate="onLoad" draw:mime-type="image/jpeg"/>
</draw:frame>
</text:a>
</text:p>
      <text:p text:style-name="P4">
<text:a xlink:type="simple" xlink:href="https://armyinform.com.ua/wp-content/uploads/2023/06/vipusk_bak_014.jpg" text:style-name="Internet_20_link" text:visited-style-name="Visited_20_Internet_20_Link">
<draw:frame draw:style-name="fr1" draw:name="Image309" text:anchor-type="as-char" svg:width="6.9236in" svg:height="6.9236in" draw:z-index="0">
<draw:image xlink:href="../Images/AРМІЯINFORM/2023-06-17T96-00-00-04-00/vipusk_bak_014-150x150.jpg" xlink:type="simple" xlink:show="embed" xlink:actuate="onLoad" draw:mime-type="image/jpeg"/>
</draw:frame>
</text:a>
</text:p>
      <text:p text:style-name="P4">
<text:a xlink:type="simple" xlink:href="https://armyinform.com.ua/wp-content/uploads/2023/06/vipusk_bak_016.jpg" text:style-name="Internet_20_link" text:visited-style-name="Visited_20_Internet_20_Link">
<draw:frame draw:style-name="fr1" draw:name="Image310" text:anchor-type="as-char" svg:width="6.9236in" svg:height="6.9236in" draw:z-index="0">
<draw:image xlink:href="../Images/AРМІЯINFORM/2023-06-17T96-00-00-04-00/vipusk_bak_016-150x150.jpg" xlink:type="simple" xlink:show="embed" xlink:actuate="onLoad" draw:mime-type="image/jpeg"/>
</draw:frame>
</text:a>
</text:p>
      <text:p text:style-name="P4">
<text:a xlink:type="simple" xlink:href="https://armyinform.com.ua/wp-content/uploads/2023/06/vipusk_bak_020.jpg" text:style-name="Internet_20_link" text:visited-style-name="Visited_20_Internet_20_Link">
<draw:frame draw:style-name="fr1" draw:name="Image311" text:anchor-type="as-char" svg:width="6.9236in" svg:height="6.9236in" draw:z-index="0">
<draw:image xlink:href="../Images/AРМІЯINFORM/2023-06-17T96-00-00-04-00/vipusk_bak_020-150x150.jpg" xlink:type="simple" xlink:show="embed" xlink:actuate="onLoad" draw:mime-type="image/jpeg"/>
</draw:frame>
</text:a>
</text:p>
      <text:p text:style-name="P4">
<text:a xlink:type="simple" xlink:href="https://armyinform.com.ua/wp-content/uploads/2023/06/vipusk_bak_021.jpg" text:style-name="Internet_20_link" text:visited-style-name="Visited_20_Internet_20_Link">
<draw:frame draw:style-name="fr1" draw:name="Image312" text:anchor-type="as-char" svg:width="6.9236in" svg:height="6.9236in" draw:z-index="0">
<draw:image xlink:href="../Images/AРМІЯINFORM/2023-06-17T96-00-00-04-00/vipusk_bak_021-150x150.jpg" xlink:type="simple" xlink:show="embed" xlink:actuate="onLoad" draw:mime-type="image/jpeg"/>
</draw:frame>
</text:a>
</text:p>
      <text:p text:style-name="P4">
<text:a xlink:type="simple" xlink:href="https://armyinform.com.ua/wp-content/uploads/2023/06/vipusk_bak_022.jpg" text:style-name="Internet_20_link" text:visited-style-name="Visited_20_Internet_20_Link">
<draw:frame draw:style-name="fr1" draw:name="Image313" text:anchor-type="as-char" svg:width="6.9236in" svg:height="6.9236in" draw:z-index="0">
<draw:image xlink:href="../Images/AРМІЯINFORM/2023-06-17T96-00-00-04-00/vipusk_bak_022-150x150.jpg" xlink:type="simple" xlink:show="embed" xlink:actuate="onLoad" draw:mime-type="image/jpeg"/>
</draw:frame>
</text:a>
</text:p>
      <text:p text:style-name="P4">
<text:a xlink:type="simple" xlink:href="https://armyinform.com.ua/wp-content/uploads/2023/06/vipusk_bak_024.jpg" text:style-name="Internet_20_link" text:visited-style-name="Visited_20_Internet_20_Link">
<draw:frame draw:style-name="fr1" draw:name="Image314" text:anchor-type="as-char" svg:width="6.9236in" svg:height="6.9236in" draw:z-index="0">
<draw:image xlink:href="../Images/AРМІЯINFORM/2023-06-17T96-00-00-04-00/vipusk_bak_024-150x150.jpg" xlink:type="simple" xlink:show="embed" xlink:actuate="onLoad" draw:mime-type="image/jpeg"/>
</draw:frame>
</text:a>
</text:p>
      <text:p text:style-name="P4">
<text:a xlink:type="simple" xlink:href="https://armyinform.com.ua/wp-content/uploads/2023/06/vipusk_bak_030.jpg" text:style-name="Internet_20_link" text:visited-style-name="Visited_20_Internet_20_Link">
<draw:frame draw:style-name="fr1" draw:name="Image315" text:anchor-type="as-char" svg:width="6.9236in" svg:height="6.9236in" draw:z-index="0">
<draw:image xlink:href="../Images/AРМІЯINFORM/2023-06-17T96-00-00-04-00/vipusk_bak_030-150x150.jpg" xlink:type="simple" xlink:show="embed" xlink:actuate="onLoad" draw:mime-type="image/jpeg"/>
</draw:frame>
</text:a>
_Poto press service of the National Academy</text:p>
      <text:p text:style-name="P4">
News Source: <text:a xlink:type="simple" xlink:href="https://armyinform.com.ua/2023/06/17/u-naczionalnij-akademiyi-suhoputnyh-vijsk-vidbuvsya-vypusk-oficzeriv-2/" text:style-name="Internet_20_link" text:visited-style-name="Visited_20_Internet_20_Link">
https://armyinform.com.ua/2023/06/17/u-naczionalnij-akademiyi-suhoputnyh-vijsk-vidbuvsya-vypusk-oficzeriv-2/</text:a>
</text:p>
      <!--NEWS-->
      <text:h text:style-name="P10" text:outline-level="1">
<text:span text:style-name="T4">
The water level in the Dnieper near Kherson continues to decline, now it is at 0.94 m</text:span>
</text:h>
      <text:p text:style-name="P4">
Author: ['АРМІЯINFORM']</text:p>
      <text:p text:style-name="P4">
Time: 2023-06-17T97:00:00-04:00</text:p>
      <text:p text:style-name="P4">
Description: Pydtopolleniy is stuck in the population of the population (1 Ts. 274 Budinki) on the right -bank ... War with Ukraine 2022, war with Ukraine Latest news today, News War with Ukraine 2022 Last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riven-vody-herson.jpg" text:style-name="Internet_20_link" text:visited-style-name="Visited_20_Internet_20_Link">
riven-vody-herson.jpg</text:a>
']</text:p>
      <text:p text:style-name="P4">
Tags: ['ЕКОЦИД', 'КАХОВСЬКА ГЕС', 'КАХОВСЬКА ГЕС/ШТАБ INFO', 'РІВЕНЬ ВОДИ', 'ХЕРСОН']</text:p>
      <text:p text:style-name="P4">
Category: News</text:p>
      <!--METADATA-->
      <text:p text:style-name="P4">
<draw:frame draw:style-name="fr1" draw:name="Image316" text:anchor-type="as-char" svg:width="6.9236in" svg:height="3.898635in" draw:z-index="0">
<draw:image xlink:href="../Images/AРМІЯINFORM/2023-06-17T97-00-00-04-00/riven-vody-herson.jpg" xlink:type="simple" xlink:show="embed" xlink:actuate="onLoad" draw:mime-type="image/jpeg"/>
</draw:frame>
Photo from Glavnoe.in.ua</text:p>
      <text:p text:style-name="P4">
Six settlements remain flooded(1 thousand 274 houses)The right bank of the Dnieper and 17 settlements located in the temporary and -employed territory of the Left Bank.</text:p>
      <text:p text:style-name="P4">
About it in your Telegram <text:a xlink:type="simple" xlink:href="https://t.me/shtab_kakhovska_hes/913" text:style-name="Internet_20_link" text:visited-style-name="Visited_20_Internet_20_Link">
reports</text:a>
The official information channel of the headquarters of the elimination of the consequences of Kakhovskaya HEES by Russian terrorists.</text:p>
      <text:p text:style-name="P4">
Since the beginning of work on the elimination of the consequences of flooding by SESS Rescuing Nakherson region, more than 107 thousand tons of 413 houses and basements have been pumped out; 401 tons of water and more than 36 thousand 597 kg were citizens. Food of essentials.</text:p>
      <text:p text:style-name="P4">
News Source: <text:a xlink:type="simple" xlink:href="https://armyinform.com.ua/2023/06/17/riven-vody-u-dnipri-bilya-hersona-prodovzhuye-znyzhuvatysya-narazi-vin-znahodytsya-na-poznachczi-094-m/" text:style-name="Internet_20_link" text:visited-style-name="Visited_20_Internet_20_Link">
https://armyinform.com.ua/2023/06/17/riven-vody-u-dnipri-bilya-hersona-prodovzhuye-znyzhuvatysya-narazi-vin-znahodytsya-na-poznachczi-094-m/</text:a>
</text:p>
      <!--NEWS-->
      <text:h text:style-name="P10" text:outline-level="1">
<text:span text:style-name="T4">
The occupiers have inflicted an air strike in the Kherson region, there is a dead and injured</text:span>
</text:h>
      <text:p text:style-name="P4">
Author: ['АРМІЯINFORM']</text:p>
      <text:p text:style-name="P4">
Time: 2023-06-17T98:00:00-04:00</text:p>
      <text:p text:style-name="P4">
Description: For the proprietary Kerivnitvva of the Kherson -Oblast Prosecutor's Office, Rozdovo ... War with Ukraine 2022, War with Ukraine Latest news today, News War with Ukraine 2022 Last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6/zrujnovanyj-budynok.jpg" text:style-name="Internet_20_link" text:visited-style-name="Visited_20_Internet_20_Link">
zrujnovanyj-budynok.jpg</text:a>
']</text:p>
      <text:p text:style-name="P4">
Tags: ['STOPRUSSIA', 'АВІАУДАРИ РФ', 'АГРЕСІЯ РФ', 'ВІЙНА', 'ВОЄННІ ЗЛОЧИНИ РФ', 'ВТОРГНЕННЯ РФ', 'ОФІС ГЕНЕРАЛЬНОГО ПРОКУРОРА']</text:p>
      <text:p text:style-name="P4">
Category: News</text:p>
      <!--METADATA-->
      <text:p text:style-name="P4">
<draw:frame draw:style-name="fr1" draw:name="Image317" text:anchor-type="as-char" svg:width="6.9236in" svg:height="5.696011in" draw:z-index="0">
<draw:image xlink:href="../Images/AРМІЯINFORM/2023-06-17T98-00-00-04-00/zrujnovanyj-budynok.jpg" xlink:type="simple" xlink:show="embed" xlink:actuate="onLoad" draw:mime-type="image/jpeg"/>
</draw:frame>
With the procedural leadership of the Kherson Regional Prosecutor's Office, a subsequent investigation into the violation of the laws and customs of war.(Part 2 of Article 438 of the Criminal Code of Ukraine).</text:p>
      <text:p text:style-name="P4">
За даними слідства, російські військові обстріляли село у Каховському районі.</text:p>
      <text:p text:style-name="P4">
Про йдеться у<text:a xlink:type="simple" xlink:href="https://www.facebook.com/pgo.gov.ua/posts/pfbid02JdNjSPbinSWSeGmNpE8jJXUcTJPEVgbKSxGi1mXiE3NGDeuspeb9JqQHN9N7LLLRl" text:style-name="Internet_20_link" text:visited-style-name="Visited_20_Internet_20_Link">
повідомленні</text:a>
on the official prosecutor General's Office page on Facebook.</text:p>
      <text:p text:style-name="P4">
Due to sighting blows, a local resident got incompatible with the life of injury.</text:p>
      <text:p text:style-name="P4">
Three people were also injured, including a 17-year-old teenager.</text:p>
      <text:p text:style-name="P4">
According to preliminary data, the Russian military attacked the populated by chipped airplanes.</text:p>
      <text:p text:style-name="P4">
Priority measures are being taken to record the crime committed by the Army of the Ukraine-aggressor.</text:p>
      <text:p text:style-name="P4">
News Source: <text:a xlink:type="simple" xlink:href="https://armyinform.com.ua/2023/06/17/okupanty-zavdaly-aviaudar-po-hersonshhyni-ye-zagyblyj-i-travmovani/" text:style-name="Internet_20_link" text:visited-style-name="Visited_20_Internet_20_Link">
https://armyinform.com.ua/2023/06/17/okupanty-zavdaly-aviaudar-po-hersonshhyni-ye-zagyblyj-i-travmovani/</text:a>
</text:p>
      <!--NEWS-->
      <text:h text:style-name="P10" text:outline-level="1">
<text:span text:style-name="T4">
Short. War. Day 479</text:span>
</text:h>
      <text:p text:style-name="P4">
Author: ['АРМІЯINFORM']</text:p>
      <text:p text:style-name="P4">
Time: 2023-06-17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ІЙНА', 'ВТОРГНЕННЯ РФ', 'ГШ ЗСУ']</text:p>
      <text:p text:style-name="P4">
Category: News</text:p>
      <!--METADATA-->
      <text:p text:style-name="P4">
News Source: <text:a xlink:type="simple" xlink:href="https://armyinform.com.ua/2023/06/17/korotko-vijna-den-479/" text:style-name="Internet_20_link" text:visited-style-name="Visited_20_Internet_20_Link">
https://armyinform.com.ua/2023/06/17/korotko-vijna-den-479/</text:a>
</text:p>
      <!--NEWS-->
      <text:h text:style-name="P10" text:outline-level="1">
<text:span text:style-name="T4">
As a result of Kakhovskaya hydroelectric power station - 16 dead, 31 people disappeared</text:span>
</text:h>
      <text:p text:style-name="P4">
Authors: Ukrinform (Person)</text:p>
      <text:p text:style-name="P4">
Publisher: Укринформ (Organization)</text:p>
      <text:p text:style-name="P4">
Published Time: 2023-06-17T9:49:00+03:00</text:p>
      <text:p text:style-name="P4">
Modified Time: 2023-06-17T21:49:00+03:00</text:p>
      <text:p text:style-name="P4">
Description: As a result of the blasting of the Kakhovskaya hydroelectric power station, 16 dead are known today, 31 people are considered missing. - Ukrinform.</text:p>
      <text:p text:style-name="P4">
Images: ['<text:a xlink:type="simple" xlink:href="https://static.ukrinform.com/photos/2023_06/thumb_files/630_360_1687027678-546.jpg" text:style-name="Internet_20_link" text:visited-style-name="Visited_20_Internet_20_Link">
630_360_16870...</text:a>
']</text:p>
      <text:p text:style-name="P4">
Tags: ['Загибель', 'Зниклі безвісти', 'Каховська ГЕС', 'Війна з Росією']</text:p>
      <text:p text:style-name="P4">
Type: Article</text:p>
      <!--METADATA-->
      <text:p text:style-name="P4">
<draw:frame draw:style-name="fr1" draw:name="Image318" text:anchor-type="as-char" svg:width="6.9236in" svg:height="3.956343in" draw:z-index="0">
<draw:image xlink:href="../Images/yкринформ/2023-06-17T9-49-00-03-00/630_360_1687027678-546.jpg" xlink:type="simple" xlink:show="embed" xlink:actuate="onLoad" draw:mime-type="image/jpeg"/>
</draw:frame>
As a result of the healing of the Kakhovka hydroelectric power station, 16 dead are known today, 31 persons are considered missing.</text:p>
      <text:p text:style-name="P4">
This was reported in the telegram <text:a xlink:type="simple" xlink:href="https://t.me/mvs_ukraine/26517" text:style-name="Internet_20_link" text:visited-style-name="Visited_20_Internet_20_Link">
press service of the Ministry of Internal Affairs</text:a>
, reports Ukrinform.</text:p>
      <text:p text:style-name="P4">
"Results of the 12th day of elimination of the consequences of the exploration(https://www.ukrinform.ua/tag-zagibel)16 people: 14 - in Kherson region 2 - in Mykolaiv region. The missing person is considered to be 31, " - the testimony reads.</text:p>
      <text:p text:style-name="P4">
According to the Ministry of Internal Affairs, 1300 houses remain flooded, including 1274 scentricia of the Kherson region and 26 in Mykolaiv.</text:p>
      <text:p text:style-name="P4">
3614 people were evacuated from the flooded territories, of whom 474 children and 80 small mobile citizens were evacuated.</text:p>
      <text:p text:style-name="P4">
Police have accepted more than 4,800 applications for damage to property. Checked 13.5 thousand apartments and houses.</text:p>
      <text:p text:style-name="P4">
Catastrophe elimination work is ongoing.</text:p>
      <text:p text:style-name="P4">
<text:span text:style-name="T4">
 Read also: </text:span>
 <text:a xlink:type="simple" xlink:href="https://www.ukrinform.ua/rubric-ato/3724222-na-kahovskij-ges-mogli-pidirvati-pidvodnij-prohid-rozsliduvanna-nyt.html" text:style-name="Internet_20_link" text:visited-style-name="Visited_20_Internet_20_Link">
on Kakhovskaya HPP could undermine underwater passage -investigation NYT</text:a>
As reported <text:a xlink:type="simple" xlink:href="https://www.ukrinform.ua/rubric-other_news/3723441-pidriv-rosianami-kahovskoi-ges-usi-novini.html" text:style-name="Internet_20_link" text:visited-style-name="Visited_20_Internet_20_Link">
Ukrinform</text:a>
, at night, on June 6, the Russian army blown up the Dam of the Kakhovka Hydroelectric Power Plant, causing scale. A number of settlements of Kherson region were underwater. Also, the territory of the Mykolaiv region was injured from the flood.</text:p>
      <text:p text:style-name="P4">
As of June 12, 42 people were considered to be missing as a result of the blasting of the Kakhovka Hydroelectro -Belt Direction, among them seven children, 10 people were known for the death of 10 people.</text:p>
      <text:p text:style-name="P4">
<text:span text:style-name="T5">
Foto: Ministry of Internal Affairs of Ukraine</text:span>
</text:p>
      <text:p text:style-name="P4">
News Source: <text:a xlink:type="simple" xlink:href="https://www.ukrinform.ua/rubric-regions/3724299-unaslidok-pidrivu-kahovskoi-ges-16-zagiblih-31-osoba-znikla-bezvisti.html" text:style-name="Internet_20_link" text:visited-style-name="Visited_20_Internet_20_Link">
https://www.ukrinform.ua/rubric-regions/3724299-unaslidok-pidrivu-kahovskoi-ges-16-zagiblih-31-osoba-znikla-bezvisti.html</text:a>
</text:p>
      <!--NEWS-->
      <text:h text:style-name="P10" text:outline-level="1">
<text:span text:style-name="T4">
Earthquake in the west of France: damaged houses, schools and churches</text:span>
</text:h>
      <text:p text:style-name="P4">
Authors: Ukrinform (Person)</text:p>
      <text:p text:style-name="P4">
Publisher: Укринформ (Organization)</text:p>
      <text:p text:style-name="P4">
Published Time: 2023-06-18T00:17:00+03:00</text:p>
      <text:p text:style-name="P4">
Modified Time: 2023-06-18T00:17:00+03:00</text:p>
      <text:p text:style-name="P4">
Description: In the west of France, on June 17, an earthquake of magnitude from 5.2 to 5.8 occurred. As a result, houses were injured, there are wounded people. - Ukrinform.</text:p>
      <text:p text:style-name="P4">
Images: ['<text:a xlink:type="simple" xlink:href="https://static.ukrinform.com/photos/2023_02/thumb_files/630_360_1675857416-430.jpg" text:style-name="Internet_20_link" text:visited-style-name="Visited_20_Internet_20_Link">
630_360_16758...</text:a>
']</text:p>
      <text:p text:style-name="P4">
Tags: None</text:p>
      <text:p text:style-name="P4">
Type: Article</text:p>
      <!--METADATA-->
      <text:p text:style-name="P4">
<draw:frame draw:style-name="fr1" draw:name="Image319" text:anchor-type="as-char" svg:width="6.9236in" svg:height="3.949857in" draw:z-index="0">
<draw:image xlink:href="../Images/yкринформ/2023-06-18T00-17-00-03-00/630_360_1675857416-430.jpg" xlink:type="simple" xlink:show="embed" xlink:actuate="onLoad" draw:mime-type="image/jpeg"/>
</draw:frame>
In the west, on June 17, a magnitude earthquake occurred from 5.2 to 5.8. As a result, the houses have become, wounded.</text:p>
      <text:p text:style-name="P4">
This is reported by Ukrinform with reference to <text:a xlink:type="simple" xlink:href="https://www.bbc.com/news/world-europe-65940654" text:style-name="Internet_20_link" text:visited-style-name="Visited_20_Internet_20_Link">
BBC</text:a>
.</text:p>
      <text:p text:style-name="P4">
The shocks were felt from the city of Renn in the northwest to the Bordeaux west.</text:p>
      <text:p text:style-name="P4">
As a result of the earthquake, houses, schools and churches were damaged, and hundreds were declared unsuitable for living. It is also known about two wounded people in the city of De-Sevre.</text:p>
      <text:p text:style-name="P4">
<text:span text:style-name="T4">
 Read also: </text:span>
 <text:span text:style-name="T4">
 <text:a xlink:type="simple" xlink:href="https://www.ukrinform.ua/rubric-world/3724070-u-francii-vperse-za-cotiri-roki-stavsa-potuznij-zemletrus.html" text:style-name="Internet_20_link" text:visited-style-name="Visited_20_Internet_20_Link">
in France for the first time in four years there was a powerful landman</text:a>
</text:span>
</text:p>
      <text:p text:style-name="P4">
Particularly injured the region of the Primorsky Charranti north of Bordeaux. About 170 people were evacuated by the libracy. The local official said that most of the homes were injured in the city center.</text:p>
      <text:p text:style-name="Quotations">

<text:p text:style-name="P4">
There Was an Earthquake with A Magnitude of 5.8 in France, Many Buildings&gt;
 Were Damaged in Deux-Sevres Charente-Maritime Regions, 1 Person Was Slightly&gt;
 Injure, The Power ATED AS A&gt;
 PRECAUTION, Earthquake Also Felt Cities of Rennes, Bordeaux <text:a xlink:type="simple" xlink:href="https://t.co/tjUWTgAWcK" text:style-name="Internet_20_link" text:visited-style-name="Visited_20_Internet_20_Link">
&gt;
 pic.twitter.com/tjuwtgawck</text:a>
&gt;
&gt;
 — Nico(@Nico00503)<text:a xlink:type="simple" xlink:href="https://twitter.com/Nico00503/status/1670143361896833028" text:style-name="Internet_20_link" text:visited-style-name="Visited_20_Internet_20_Link">
 June 17, 2023&gt;
 </text:a>
<text:span text:style-name="T4">
 Read also: </text:span>
 <text:span text:style-name="T4">
 <text:a xlink:type="simple" xlink:href="https://www.ukrinform.ua/rubric-world/3724207-na-zahodi-francii-vidculi-silnij-postovh-pisla-zemletrusu.html" text:style-name="Internet_20_link" text:visited-style-name="Visited_20_Internet_20_Link">
in the west of France felt a strong impulse of post -land</text:a>
</text:span>
</text:p>

</text:p>
      <text:p text:style-name="P4">
French Prime Minister Elizabeth Bourne called the earthquake "unusual" and was solidarity with those to whom he brought the disaster. Internal District Minister Gerald Darmanin has stated that the government would launch an accelerated procedure, to value structural damage to buildings.</text:p>
      <text:p text:style-name="P4">
As _ <text:span text:style-name="T4">
 <text:a xlink:type="simple" xlink:href="https://www.ukrinform.ua/rubric-world/3724070-u-francii-vperse-za-cotiri-roki-stavsa-potuznij-zemletrus.html" text:style-name="Internet_20_link" text:visited-style-name="Visited_20_Internet_20_Link">
reported</text:a>
</text:span>
 _, on the evening of June 16 at the majority of France, as well as in the Matelytsyzhzh, an earthquake occurred. Its strength reached 5.3 points on the Richter scale. A person was injured as a result of the earthquake.</text:p>
      <text:p text:style-name="P4">
It is also reported to damage the buildings in the area to the southwest of the Department of the De-Sevre.</text:p>
      <text:p text:style-name="P4">
<text:span text:style-name="T4">
 <text:a xlink:type="simple" xlink:href="https://www.ukrinform.ua/tag-zemletrus" text:style-name="Internet_20_link" text:visited-style-name="Visited_20_Internet_20_Link">
earthquakes</text:a>
</text:span>
 The magnitude is a rarity in France, the latter was recorded in the Southeastern Droma Report in 2019.</text:p>
      <text:p text:style-name="P4">
News Source: <text:a xlink:type="simple" xlink:href="https://www.ukrinform.ua/rubric-world/3724315-zemletrus-na-zahodi-francii-poskodzeni-budinki-skoli-ta-cerkvi.html" text:style-name="Internet_20_link" text:visited-style-name="Visited_20_Internet_20_Link">
https://www.ukrinform.ua/rubric-world/3724315-zemletrus-na-zahodi-francii-poskodzeni-budinki-skoli-ta-cerkvi.html</text:a>
</text:p>
      <!--NEWS-->
      <text:h text:style-name="P10" text:outline-level="1">
<text:span text:style-name="T4">
The German edition of Stern denied the propaganda fake of the Russian Federation on the wound of Budanov</text:span>
</text:h>
      <text:p text:style-name="P4">
Authors: Ukrinform (Person)</text:p>
      <text:p text:style-name="P4">
Publisher: Укринформ (Organization)</text:p>
      <text:p text:style-name="P4">
Published Time: 2023-06-18T00:35:00+03:00</text:p>
      <text:p text:style-name="P4">
Modified Time: 2023-06-18T00:35:00+03:00</text:p>
      <text:p text:style-name="P4">
Description: The German edition of Stern dispelled another Russian propaganda fiction, which was presented as a message from a respected media. - Ukrinform.</text:p>
      <text:p text:style-name="P4">
Images: ['<text:a xlink:type="simple" xlink:href="https://static.ukrinform.com/photos/2022_12/thumb_files/630_360_1672044684-132.png" text:style-name="Internet_20_link" text:visited-style-name="Visited_20_Internet_20_Link">
630_360_16720...</text:a>
']</text:p>
      <text:p text:style-name="P4">
Tags: ['Фейк', 'Німеччина', 'Пропаганда', 'ЗМІ', 'Дезінформація', 'Буданов', 'Війна з Росією']</text:p>
      <text:p text:style-name="P4">
Type: Article</text:p>
      <!--METADATA-->
      <text:p text:style-name="P4">
<draw:frame draw:style-name="fr1" draw:name="Image320" text:anchor-type="as-char" svg:width="6.9236in" svg:height="3.956343in" draw:z-index="0">
<draw:image xlink:href="../Images/yкринформ/2023-06-18T00-35-00-03-00/630_360_1672044684-132.png" xlink:type="simple" xlink:show="embed" xlink:actuate="onLoad" draw:mime-type="image/png"/>
</draw:frame>
Stern's German edition dispelled another Russian propaganda fiction, which was presented as a message from a respectable media.</text:p>
      <text:p text:style-name="P4">
Refut <text:a xlink:type="simple" xlink:href="https://www.stern.de/politik/ausland/russische-propaganda-erfindet-stern-meldung-ueber-verletzten-ukrainischen-geheimdienstchef-33568256.html" text:style-name="Internet_20_link" text:visited-style-name="Visited_20_Internet_20_Link">
placed the magazine himself</text:a>
, reports Ukrinform.</text:p>
      <text:p text:style-name="P4">
“Russian propagandists with reference to Stern claim that the head of the Ukrainian special service is in a coma at a hospital of Berlin. But notified, ”the article reads.</text:p>
      <text:p text:style-name="P4">
It states that 1.3 million readers of the Telegram channel Volodymyraslovyov, the most notable propagandist Putin, may have been a happy Saturday morning, reading the following post: "Budanov in a coma-according to the German journalist".</text:p>
      <text:p text:style-name="P4">
<text:span text:style-name="T4">
 Read also: </text:span>
 <text:span text:style-name="T4">
 <text:a xlink:type="simple" xlink:href="https://www.ukrinform.ua/rubric-factcheck/3720503-rosfejk-u-kievi-vid-raketnogo-udaru-zaginuv-agent-cru.html" text:style-name="Internet_20_link" text:visited-style-name="Visited_20_Internet_20_Link">
Rosfeyk: In Kiev from the missile stroke "died" agent</text:a>
</text:span>
</text:p>
      <text:p text:style-name="P4">
Solovyov claims that Stern reporters, they say, were anonymously talked by the clinic-hospitals where Budanov was hospitalized, and they said that the head of Ukrainian special service was traumatic brain injury, prognosis for the healthy health.</text:p>
      <text:p text:style-name="P4">
"Stern has not published any such message," the magazine says.</text:p>
      <text:p text:style-name="P4">
<text:span text:style-name="T4">
 Read also: </text:span>
 <text:span text:style-name="T4">
 <text:a xlink:type="simple" xlink:href="https://www.ukrinform.ua/rubric-factcheck/3722404-rosfejk-gur-aktivno-sukae-formu-rosijskogo-zrazka-dla-provokacij-na-belgorodsini.html" text:style-name="Internet_20_link" text:visited-style-name="Visited_20_Internet_20_Link">
Rosfeyk: Gur is actively looking for the form of Russian sample for provocations in Belgorod region</text:a>
</text:span>
</text:p>
      <text:p text:style-name="P4">
References to the German edition could also be found in Saturday other popular Russian Telegram channels and even some foreign languages-three languages, even in German, as in the Italian fake information agency "Nova News", which is obviously used by Russia for the spread.</text:p>
      <text:p text:style-name="P4">
The last article about the head of intelligence Budanov, which was published by a magazine dated this year.</text:p>
      <text:p text:style-name="P4">
"So history is nothing more than a fake, another hoax, which is developed by Russian propagandists ... This is another proof of what primitive method of Russia in combination with information agencies, powerful propagandists on the social network Telegram and fictional reports of Western. The scheme is worked and repeated on the day of the war, ”the newspaper says.Obviously, the calculation was that the reader is unlikely to check the primary source. It is clear that the refutations of the Russians do not know.</text:p>
      <text:p text:style-name="P4">
Obviously, fake news is part of the Great Russian <text:span text:style-name="T4">
 <text:a xlink:type="simple" xlink:href="https://www.ukrinform.ua/tag-dezinformacia" text:style-name="Internet_20_link" text:visited-style-name="Visited_20_Internet_20_Link">
misinformation</text:a>
</text:span>
 Campactions aimed at Budanova: the State Information Agency of RIA News reported that it was seriously injured during the Russian missile shelling of Kyiv on the 29th day and delivered to Berlin, according to the article in the German magazine.</text:p>
      <text:p text:style-name="P4">
<text:span text:style-name="T4">
 Read also: </text:span>
 <text:span text:style-name="T4">
 <text:a xlink:type="simple" xlink:href="https://www.ukrinform.ua/rubric-world/3722524-u-francii-vikrili-masstabnu-fejkkampaniu-rosii-v-interneti.html" text:style-name="Internet_20_link" text:visited-style-name="Visited_20_Internet_20_Link">
in France exposed a large-scale fake campaign of Russia Winternette</text:a>
</text:span>
</text:p>
      <text:p text:style-name="P4">
Earlier, RIA also reported a likely serious injury to the Ukrainian story commander -in -chief Valery Zaluzhny.</text:p>
      <text:p text:style-name="P4">
The Ukrainian side refutes this information. President Volodymyr Zelensky had a speech on Friday that both Zaluzhny and Budanov were adjourned at a meeting of military leadership.</text:p>
      <text:p text:style-name="P4">
News Source: <text:a xlink:type="simple" xlink:href="https://www.ukrinform.ua/rubric-ato/3724316-nimecke-vidanna-stern-sprostuvalo-propagandistskij-fejk-rf-sodo-poranenna-budanova.html" text:style-name="Internet_20_link" text:visited-style-name="Visited_20_Internet_20_Link">
https://www.ukrinform.ua/rubric-ato/3724316-nimecke-vidanna-stern-sprostuvalo-propagandistskij-fejk-rf-sodo-poranenna-budanova.html</text:a>
</text:p>
      <!--NEWS-->
      <text:h text:style-name="P10" text:outline-level="1">
<text:span text:style-name="T4">
In the Tavriysk direction, the defenders captured four BMP-2, armored personnel carrier and Rom enemy-Valery Shershen</text:span>
</text:h>
      <text:p text:style-name="P4">
Author: ['АРМІЯINFORM']</text:p>
      <text:p text:style-name="P4">
Time: 2023-06-18T98:00:00-04:00</text:p>
      <text:p text:style-name="P4">
Description: Behind the words of the recruiter of the Tavrishi defense forces of the Tavriysky defense of Valer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valerij-shershen-1.jpg" text:style-name="Internet_20_link" text:visited-style-name="Visited_20_Internet_20_Link">
valerij-shershen-1.jpg</text:a>
']</text:p>
      <text:p text:style-name="P4">
Tags: ['ТАВРІЙСЬКИЙ НАПРЯМОК']</text:p>
      <text:p text:style-name="P4">
Category: News</text:p>
      <!--METADATA-->
      <text:p text:style-name="P4">
<draw:frame draw:style-name="fr1" draw:name="Image321" text:anchor-type="as-char" svg:width="6.9236in" svg:height="4.61393in" draw:z-index="0">
<draw:image xlink:href="../Images/AРМІЯINFORM/2023-06-18T98-00-00-04-00/valerij-shershen-1.jpg" xlink:type="simple" xlink:show="embed" xlink:actuate="onLoad" draw:mime-type="image/jpeg"/>
</draw:frame>
Valery Shershn</text:p>
      <text:p text:style-name="P4">
According to the spokesman of the united Press Center of Defense forces of Tavriysky, the directories of the Shershne, the hottest point in confrontation with the Russian reaches in the Tauridian direction remains the Marinka district, there is a lot of combat clashes. He reported this in the Ether <text:a xlink:type="simple" xlink:href="https://www.youtube.com/watch" text:style-name="Internet_20_link" text:visited-style-name="Visited_20_Internet_20_Link">
television marathon</text:a>
"Unin".</text:p>
      <text:p text:style-name="P4">
Assessing the situation on the front in the area of responsibility, the officer stressed that the eighge continues to strike and carries out artillery shelling of settlements, as well as conducted unsuccessful offensive actions in district Avdiivka.</text:p>
      <ul>
        <li>
In general, our soldiers have a lot of work in the Tavriya direction. UiRon of Melitopol, Berdyansk and Mariupol the enemy's actions are marked by an active defense. In addition, conducting counter-attacking actions, the Ukrainian defenders were able to capture four units of enemy BMP-2, armored personnel carrier and repair and evacuation machine,-said Valery Shershen.</li>
      </ul>
      <text:p text:style-name="P4">
News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